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87464234" calcext:value-type="float">
            <text:p>0.008746423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74836653" calcext:value-type="float">
            <text:p>0.017483665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62116935" calcext:value-type="float">
            <text:p>0.026211693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349305188" calcext:value-type="float">
            <text:p>0.034930518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436402003" calcext:value-type="float">
            <text:p>0.043640200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523408481" calcext:value-type="float">
            <text:p>0.052340848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61032621" calcext:value-type="float">
            <text:p>0.06103262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697157272" calcext:value-type="float">
            <text:p>0.069715727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0783904261" calcext:value-type="float">
            <text:p>0.078390426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870570269" calcext:value-type="float">
            <text:p>0.087057026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0957158884" calcext:value-type="float">
            <text:p>0.095715888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1043674167" calcext:value-type="float">
            <text:p>0.104367416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1130120645" calcext:value-type="float">
            <text:p>0.113012064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1216503306" calcext:value-type="float">
            <text:p>0.121650330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1302827527" calcext:value-type="float">
            <text:p>0.130282752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1389099113" calcext:value-type="float">
            <text:p>0.138909911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1475324207" calcext:value-type="float">
            <text:p>0.147532420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1561509288" calcext:value-type="float">
            <text:p>0.156150928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1647661129" calcext:value-type="float">
            <text:p>0.164766112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1733786774" calcext:value-type="float">
            <text:p>0.173378677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1819893468" calcext:value-type="float">
            <text:p>0.181989346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1905988629" calcext:value-type="float">
            <text:p>0.190598862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1992079798" calcext:value-type="float">
            <text:p>0.199207979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2078174624" calcext:value-type="float">
            <text:p>0.20781746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216428078" calcext:value-type="float">
            <text:p>0.216428078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2250405927" calcext:value-type="float">
            <text:p>0.225040592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2336557688" calcext:value-type="float">
            <text:p>0.233655768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2422743589" calcext:value-type="float">
            <text:p>0.242274358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2508970995" calcext:value-type="float">
            <text:p>0.250897099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259524711" calcext:value-type="float">
            <text:p>0.25952471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2681578911" calcext:value-type="float">
            <text:p>0.268157891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2767973091" calcext:value-type="float">
            <text:p>0.276797309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2854436048" calcext:value-type="float">
            <text:p>0.2854436048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2940973831" calcext:value-type="float">
            <text:p>0.294097383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3027592097" calcext:value-type="float">
            <text:p>0.302759209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3114296102" calcext:value-type="float">
            <text:p>0.3114296102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3201090645" calcext:value-type="float">
            <text:p>0.320109064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328798004" calcext:value-type="float">
            <text:p>0.328798004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3374968091" calcext:value-type="float">
            <text:p>0.3374968091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3462058091" calcext:value-type="float">
            <text:p>0.346205809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3549252728" calcext:value-type="float">
            <text:p>0.3549252728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363655414" calcext:value-type="float">
            <text:p>0.363655414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3723963831" calcext:value-type="float">
            <text:p>0.372396383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3811482688" calcext:value-type="float">
            <text:p>0.3811482688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3899110941" calcext:value-type="float">
            <text:p>0.389911094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3986848159" calcext:value-type="float">
            <text:p>0.3986848159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4074693199" calcext:value-type="float">
            <text:p>0.4074693199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4162644234" calcext:value-type="float">
            <text:p>0.4162644234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4250698696" calcext:value-type="float">
            <text:p>0.4250698696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433885328" calcext:value-type="float">
            <text:p>0.433885328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0.4427103938" calcext:value-type="float">
            <text:p>0.4427103938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0.4515445833" calcext:value-type="float">
            <text:p>0.4515445833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0.4603873347" calcext:value-type="float">
            <text:p>0.4603873347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0.469238004" calcext:value-type="float">
            <text:p>0.469238004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0.4780958642" calcext:value-type="float">
            <text:p>0.4780958642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0.4869601048" calcext:value-type="float">
            <text:p>0.4869601048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0.495829828" calcext:value-type="float">
            <text:p>0.495829828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0.5047040457" calcext:value-type="float">
            <text:p>0.5047040457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0.5135816788" calcext:value-type="float">
            <text:p>0.5135816788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5224615511" calcext:value-type="float">
            <text:p>0.522461551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0.5313423898" calcext:value-type="float">
            <text:p>0.5313423898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0.5402228172" calcext:value-type="float">
            <text:p>0.540222817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0.5491013481" calcext:value-type="float">
            <text:p>0.549101348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5579763817" calcext:value-type="float">
            <text:p>0.5579763817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5668461989" calcext:value-type="float">
            <text:p>0.5668461989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5757089476" calcext:value-type="float">
            <text:p>0.5757089476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0.5845626371" calcext:value-type="float">
            <text:p>0.584562637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0.593405121" calcext:value-type="float">
            <text:p>0.593405121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0.602234086" calcext:value-type="float">
            <text:p>0.602234086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6110470255" calcext:value-type="float">
            <text:p>0.6110470255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6198412218" calcext:value-type="float">
            <text:p>0.6198412218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628613707" calcext:value-type="float">
            <text:p>0.628613707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0.6373612285" calcext:value-type="float">
            <text:p>0.6373612285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0.6460801949" calcext:value-type="float">
            <text:p>0.646080194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6547666089" calcext:value-type="float">
            <text:p>0.6547666089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0.6634159825" calcext:value-type="float">
            <text:p>0.6634159825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0.6720232191" calcext:value-type="float">
            <text:p>0.6720232191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0.6805824583" calcext:value-type="float">
            <text:p>0.6805824583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0.6890868669" calcext:value-type="float">
            <text:p>0.6890868669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0.6975283414" calcext:value-type="float">
            <text:p>0.6975283414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0.7058970927" calcext:value-type="float">
            <text:p>0.7058970927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0.7141810376" calcext:value-type="float">
            <text:p>0.7141810376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0.7223648831" calcext:value-type="float">
            <text:p>0.7223648831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0.7304287056" calcext:value-type="float">
            <text:p>0.730428705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0.7383456371" calcext:value-type="float">
            <text:p>0.7383456371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0.7460778911" calcext:value-type="float">
            <text:p>0.7460778911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0.7535694476" calcext:value-type="float">
            <text:p>0.7535694476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0.7607312675" calcext:value-type="float">
            <text:p>0.7607312675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0.7674071935" calcext:value-type="float">
            <text:p>0.7674071935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773277086" calcext:value-type="float">
            <text:p>0.773277086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0.777434621" calcext:value-type="float">
            <text:p>0.77743462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0.7815921559" calcext:value-type="float">
            <text:p>0.7815921559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0.7857496909" calcext:value-type="float">
            <text:p>0.7857496909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0.813948121" calcext:value-type="float">
            <text:p>0.81394812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0.8287216008" calcext:value-type="float">
            <text:p>0.8287216008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0.841190496" calcext:value-type="float">
            <text:p>0.841190496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0.8526416344" calcext:value-type="float">
            <text:p>0.8526416344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0.8635062016" calcext:value-type="float">
            <text:p>0.8635062016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0.8739829919" calcext:value-type="float">
            <text:p>0.873982991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8841804812" calcext:value-type="float">
            <text:p>0.884180481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0.8941645282" calcext:value-type="float">
            <text:p>0.8941645282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0.9039782285" calcext:value-type="float">
            <text:p>0.9039782285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0.9136514086" calcext:value-type="float">
            <text:p>0.9136514086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0.9232056478" calcext:value-type="float">
            <text:p>0.9232056478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0.9326571425" calcext:value-type="float">
            <text:p>0.9326571425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0.9420184315" calcext:value-type="float">
            <text:p>0.9420184315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0.9512994933" calcext:value-type="float">
            <text:p>0.9512994933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0.9605084637" calcext:value-type="float">
            <text:p>0.9605084637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0.969652129" calcext:value-type="float">
            <text:p>0.969652129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0.9787362661" calcext:value-type="float">
            <text:p>0.9787362661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0.9877658844" calcext:value-type="float">
            <text:p>0.9877658844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0.9967454059" calcext:value-type="float">
            <text:p>0.9967454059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.0056787944" calcext:value-type="float">
            <text:p>1.0056787944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.0145696519" calcext:value-type="float">
            <text:p>1.0145696519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.0234212944" calcext:value-type="float">
            <text:p>1.0234212944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.0322368078" calcext:value-type="float">
            <text:p>1.0322368078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.0410190901" calcext:value-type="float">
            <text:p>1.0410190901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.0497708817" calcext:value-type="float">
            <text:p>1.0497708817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.0584947944" calcext:value-type="float">
            <text:p>1.0584947944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.0671933266" calcext:value-type="float">
            <text:p>1.0671933266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.0758688763" calcext:value-type="float">
            <text:p>1.0758688763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.0845237554" calcext:value-type="float">
            <text:p>1.0845237554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.0931601922" calcext:value-type="float">
            <text:p>1.0931601922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.1017803401" calcext:value-type="float">
            <text:p>1.1017803401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.1103862755" calcext:value-type="float">
            <text:p>1.1103862755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.1189800054" calcext:value-type="float">
            <text:p>1.1189800054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.127563461" calcext:value-type="float">
            <text:p>1.12756346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.1361385013" calcext:value-type="float">
            <text:p>1.1361385013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.1447069113" calcext:value-type="float">
            <text:p>1.1447069113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.1532703992" calcext:value-type="float">
            <text:p>1.153270399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.1618305954" calcext:value-type="float">
            <text:p>1.1618305954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.1703890484" calcext:value-type="float">
            <text:p>1.1703890484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.1789472258" calcext:value-type="float">
            <text:p>1.1789472258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.1875065081" calcext:value-type="float">
            <text:p>1.1875065081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.1960681922" calcext:value-type="float">
            <text:p>1.1960681922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.2046334825" calcext:value-type="float">
            <text:p>1.2046334825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.2132034973" calcext:value-type="float">
            <text:p>1.2132034973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.2217792621" calcext:value-type="float">
            <text:p>1.2217792621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.2303617097" calcext:value-type="float">
            <text:p>1.2303617097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.2389516828" calcext:value-type="float">
            <text:p>1.2389516828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.2475499315" calcext:value-type="float">
            <text:p>1.2475499315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.2561571129" calcext:value-type="float">
            <text:p>1.2561571129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.2647737957" calcext:value-type="float">
            <text:p>1.2647737957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.2734004597" calcext:value-type="float">
            <text:p>1.2734004597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.2820374946" calcext:value-type="float">
            <text:p>1.2820374946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.2906852083" calcext:value-type="float">
            <text:p>1.2906852083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.2993438226" calcext:value-type="float">
            <text:p>1.2993438226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.3080134825" calcext:value-type="float">
            <text:p>1.3080134825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.3166942567" calcext:value-type="float">
            <text:p>1.3166942567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.3253861384" calcext:value-type="float">
            <text:p>1.325386138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.3340890551" calcext:value-type="float">
            <text:p>1.3340890551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.3428028683" calcext:value-type="float">
            <text:p>1.3428028683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.351527379" calcext:value-type="float">
            <text:p>1.351527379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.3602623347" calcext:value-type="float">
            <text:p>1.3602623347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.3690074315" calcext:value-type="float">
            <text:p>1.3690074315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.3777623185" calcext:value-type="float">
            <text:p>1.3777623185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.3865266062" calcext:value-type="float">
            <text:p>1.386526606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.3952998683" calcext:value-type="float">
            <text:p>1.3952998683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.4040816492" calcext:value-type="float">
            <text:p>1.4040816492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.4128714691" calcext:value-type="float">
            <text:p>1.4128714691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.421668828" calcext:value-type="float">
            <text:p>1.421668828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.430473211" calcext:value-type="float">
            <text:p>1.430473211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1.4392840941" calcext:value-type="float">
            <text:p>1.4392840941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.4481009503" calcext:value-type="float">
            <text:p>1.4481009503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.4569232527" calcext:value-type="float">
            <text:p>1.4569232527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.4657504798" calcext:value-type="float">
            <text:p>1.4657504798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.4745821196" calcext:value-type="float">
            <text:p>1.4745821196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.4834176747" calcext:value-type="float">
            <text:p>1.4834176747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.4922566667" calcext:value-type="float">
            <text:p>1.4922566667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.5010986384" calcext:value-type="float">
            <text:p>1.5010986384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.5099431586" calcext:value-type="float">
            <text:p>1.5099431586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.5187898253" calcext:value-type="float">
            <text:p>1.5187898253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1.5276382688" calcext:value-type="float">
            <text:p>1.5276382688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.5364881546" calcext:value-type="float">
            <text:p>1.5364881546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.5453391841" calcext:value-type="float">
            <text:p>1.5453391841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.5541910968" calcext:value-type="float">
            <text:p>1.5541910968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1.563043672" calcext:value-type="float">
            <text:p>1.563043672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.5718967325" calcext:value-type="float">
            <text:p>1.5718967325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.5807501411" calcext:value-type="float">
            <text:p>1.5807501411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.5896038038" calcext:value-type="float">
            <text:p>1.5896038038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1.5984576667" calcext:value-type="float">
            <text:p>1.5984576667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.6073117191" calcext:value-type="float">
            <text:p>1.6073117191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1.6161659919" calcext:value-type="float">
            <text:p>1.6161659919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.6250205538" calcext:value-type="float">
            <text:p>1.6250205538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.6338755108" calcext:value-type="float">
            <text:p>1.6338755108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.6427310067" calcext:value-type="float">
            <text:p>1.6427310067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.6515872177" calcext:value-type="float">
            <text:p>1.6515872177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.6604443522" calcext:value-type="float">
            <text:p>1.6604443522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1.6693026452" calcext:value-type="float">
            <text:p>1.6693026452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.6781623562" calcext:value-type="float">
            <text:p>1.6781623562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.6870237688" calcext:value-type="float">
            <text:p>1.6870237688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.6958871828" calcext:value-type="float">
            <text:p>1.6958871828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.704752914" calcext:value-type="float">
            <text:p>1.704752914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.713621289" calcext:value-type="float">
            <text:p>1.713621289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.7224926411" calcext:value-type="float">
            <text:p>1.7224926411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.7313673065" calcext:value-type="float">
            <text:p>1.7313673065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1.740245621" calcext:value-type="float">
            <text:p>1.740245621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.7491279167" calcext:value-type="float">
            <text:p>1.7491279167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1.7580145161" calcext:value-type="float">
            <text:p>1.7580145161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.7669057339" calcext:value-type="float">
            <text:p>1.7669057339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1.7758018656" calcext:value-type="float">
            <text:p>1.7758018656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1.7847031922" calcext:value-type="float">
            <text:p>1.7847031922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.7936099718" calcext:value-type="float">
            <text:p>1.7936099718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1.8025224395" calcext:value-type="float">
            <text:p>1.8025224395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.8114408038" calcext:value-type="float">
            <text:p>1.8114408038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1.820365246" calcext:value-type="float">
            <text:p>1.820365246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1.8292959167" calcext:value-type="float">
            <text:p>1.8292959167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1.8382329355" calcext:value-type="float">
            <text:p>1.8382329355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1.8471763911" calcext:value-type="float">
            <text:p>1.8471763911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1.856126336" calcext:value-type="float">
            <text:p>1.856126336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1.8650827903" calcext:value-type="float">
            <text:p>1.8650827903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1.8740457419" calcext:value-type="float">
            <text:p>1.8740457419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1.8830151425" calcext:value-type="float">
            <text:p>1.8830151425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1.8919909126" calcext:value-type="float">
            <text:p>1.8919909126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1.9009729409" calcext:value-type="float">
            <text:p>1.9009729409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1.9099610833" calcext:value-type="float">
            <text:p>1.9099610833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1.9189551694" calcext:value-type="float">
            <text:p>1.9189551694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1.9279549987" calcext:value-type="float">
            <text:p>1.9279549987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1.9369603481" calcext:value-type="float">
            <text:p>1.9369603481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.9459709677" calcext:value-type="float">
            <text:p>1.9459709677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1.9549865887" calcext:value-type="float">
            <text:p>1.9549865887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1.9640069234" calcext:value-type="float">
            <text:p>1.9640069234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1.9730316694" calcext:value-type="float">
            <text:p>1.9730316694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1.9820605094" calcext:value-type="float">
            <text:p>1.9820605094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1.9910931196" calcext:value-type="float">
            <text:p>1.9910931196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2.0001291653" calcext:value-type="float">
            <text:p>2.0001291653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.0091683105" calcext:value-type="float">
            <text:p>2.0091683105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2.0182102177" calcext:value-type="float">
            <text:p>2.0182102177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2.0272545497" calcext:value-type="float">
            <text:p>2.0272545497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2.0363009758" calcext:value-type="float">
            <text:p>2.0363009758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2.0453491734" calcext:value-type="float">
            <text:p>2.0453491734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2.054398828" calcext:value-type="float">
            <text:p>2.054398828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.0634496398" calcext:value-type="float">
            <text:p>2.0634496398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2.0725013239" calcext:value-type="float">
            <text:p>2.0725013239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.0815536129" calcext:value-type="float">
            <text:p>2.0815536129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2.0906062581" calcext:value-type="float">
            <text:p>2.0906062581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.0996590349" calcext:value-type="float">
            <text:p>2.0996590349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.1087117392" calcext:value-type="float">
            <text:p>2.1087117392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.1177641935" calcext:value-type="float">
            <text:p>2.1177641935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.126816246" calcext:value-type="float">
            <text:p>2.126816246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.1358677715" calcext:value-type="float">
            <text:p>2.1358677715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.1449186734" calcext:value-type="float">
            <text:p>2.1449186734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.1539688844" calcext:value-type="float">
            <text:p>2.1539688844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2.1630183656" calcext:value-type="float">
            <text:p>2.1630183656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2.1720671062" calcext:value-type="float">
            <text:p>2.1720671062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2.181115125" calcext:value-type="float">
            <text:p>2.181115125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.1901624704" calcext:value-type="float">
            <text:p>2.1901624704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2.1992092177" calcext:value-type="float">
            <text:p>2.1992092177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2.2082554704" calcext:value-type="float">
            <text:p>2.2082554704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.2173013575" calcext:value-type="float">
            <text:p>2.2173013575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2.2263470336" calcext:value-type="float">
            <text:p>2.2263470336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.2353926774" calcext:value-type="float">
            <text:p>2.2353926774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.2444384906" calcext:value-type="float">
            <text:p>2.2444384906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.2534846935" calcext:value-type="float">
            <text:p>2.2534846935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.2625315269" calcext:value-type="float">
            <text:p>2.2625315269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.2715792487" calcext:value-type="float">
            <text:p>2.2715792487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2.2806281317" calcext:value-type="float">
            <text:p>2.2806281317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2.2896784597" calcext:value-type="float">
            <text:p>2.2896784597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2.2987305282" calcext:value-type="float">
            <text:p>2.2987305282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2.3077846411" calcext:value-type="float">
            <text:p>2.3077846411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2.3168411075" calcext:value-type="float">
            <text:p>2.3168411075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2.3259002406" calcext:value-type="float">
            <text:p>2.3259002406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2.3349623535" calcext:value-type="float">
            <text:p>2.3349623535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2.3440277581" calcext:value-type="float">
            <text:p>2.3440277581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2.3530967621" calcext:value-type="float">
            <text:p>2.3530967621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2.3621696667" calcext:value-type="float">
            <text:p>2.3621696667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2.3712467661" calcext:value-type="float">
            <text:p>2.3712467661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2.3803283427" calcext:value-type="float">
            <text:p>2.3803283427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2.389414664" calcext:value-type="float">
            <text:p>2.389414664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2.3985059852" calcext:value-type="float">
            <text:p>2.3985059852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2.407602543" calcext:value-type="float">
            <text:p>2.407602543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2.4167045551" calcext:value-type="float">
            <text:p>2.4167045551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2.4258122177" calcext:value-type="float">
            <text:p>2.4258122177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2.4349257056" calcext:value-type="float">
            <text:p>2.4349257056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2.4440451707" calcext:value-type="float">
            <text:p>2.4440451707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2.4531707366" calcext:value-type="float">
            <text:p>2.4531707366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.462302504" calcext:value-type="float">
            <text:p>2.462302504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2.4714405444" calcext:value-type="float">
            <text:p>2.4714405444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2.4805849032" calcext:value-type="float">
            <text:p>2.4805849032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2.4897355954" calcext:value-type="float">
            <text:p>2.4897355954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2.4988926089" calcext:value-type="float">
            <text:p>2.4988926089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2.5080559019" calcext:value-type="float">
            <text:p>2.5080559019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2.5172254046" calcext:value-type="float">
            <text:p>2.5172254046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2.5264010175" calcext:value-type="float">
            <text:p>2.5264010175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2.5355826142" calcext:value-type="float">
            <text:p>2.5355826142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2.5447700403" calcext:value-type="float">
            <text:p>2.5447700403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2.5539631156" calcext:value-type="float">
            <text:p>2.5539631156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2.5631616331" calcext:value-type="float">
            <text:p>2.5631616331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.5723653629" calcext:value-type="float">
            <text:p>2.5723653629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2.5815740524" calcext:value-type="float">
            <text:p>2.5815740524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.5907874261" calcext:value-type="float">
            <text:p>2.5907874261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2.6000051922" calcext:value-type="float">
            <text:p>2.6000051922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2.609227039" calcext:value-type="float">
            <text:p>2.609227039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2.6184526398" calcext:value-type="float">
            <text:p>2.6184526398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.6276816546" calcext:value-type="float">
            <text:p>2.6276816546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2.6369137312" calcext:value-type="float">
            <text:p>2.6369137312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2.6461485108" calcext:value-type="float">
            <text:p>2.6461485108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2.6553856263" calcext:value-type="float">
            <text:p>2.6553856263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2.6646247083" calcext:value-type="float">
            <text:p>2.6646247083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.6738653831" calcext:value-type="float">
            <text:p>2.6738653831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2.6831072796" calcext:value-type="float">
            <text:p>2.6831072796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2.6923500296" calcext:value-type="float">
            <text:p>2.6923500296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2.7015932702" calcext:value-type="float">
            <text:p>2.7015932702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2.7108366478" calcext:value-type="float">
            <text:p>2.7108366478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2.7200798185" calcext:value-type="float">
            <text:p>2.7200798185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2.7293224503" calcext:value-type="float">
            <text:p>2.7293224503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2.7385642258" calcext:value-type="float">
            <text:p>2.7385642258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2.7478048454" calcext:value-type="float">
            <text:p>2.7478048454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2.7570440269" calcext:value-type="float">
            <text:p>2.7570440269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2.7662815081" calcext:value-type="float">
            <text:p>2.7662815081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2.7755170497" calcext:value-type="float">
            <text:p>2.7755170497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2.7847504355" calcext:value-type="float">
            <text:p>2.7847504355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2.7939814704" calcext:value-type="float">
            <text:p>2.7939814704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2.8032099892" calcext:value-type="float">
            <text:p>2.8032099892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.8124358495" calcext:value-type="float">
            <text:p>2.8124358495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2.8216589355" calcext:value-type="float">
            <text:p>2.8216589355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2.8308791586" calcext:value-type="float">
            <text:p>2.8308791586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2.840096457" calcext:value-type="float">
            <text:p>2.840096457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2.849310797" calcext:value-type="float">
            <text:p>2.849310797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2.8585221694" calcext:value-type="float">
            <text:p>2.8585221694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2.8677305927" calcext:value-type="float">
            <text:p>2.8677305927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2.8769361089" calcext:value-type="float">
            <text:p>2.8769361089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2.8861387849" calcext:value-type="float">
            <text:p>2.8861387849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2.895338711" calcext:value-type="float">
            <text:p>2.895338711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2.904536" calcext:value-type="float">
            <text:p>2.904536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2.9137307836" calcext:value-type="float">
            <text:p>2.9137307836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2.9229232137" calcext:value-type="float">
            <text:p>2.9229232137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2.9321134583" calcext:value-type="float">
            <text:p>2.9321134583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2.9413017016" calcext:value-type="float">
            <text:p>2.9413017016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2.9504881398" calcext:value-type="float">
            <text:p>2.9504881398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2.9596729812" calcext:value-type="float">
            <text:p>2.9596729812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2.9688564422" calcext:value-type="float">
            <text:p>2.9688564422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2.9780387473" calcext:value-type="float">
            <text:p>2.9780387473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2.987220125" calcext:value-type="float">
            <text:p>2.987220125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2.9964008065" calcext:value-type="float">
            <text:p>2.9964008065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3.0055810215" calcext:value-type="float">
            <text:p>3.0055810215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3.014761" calcext:value-type="float">
            <text:p>3.014761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3.0239409677" calcext:value-type="float">
            <text:p>3.0239409677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3.0331211425" calcext:value-type="float">
            <text:p>3.0331211425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3.0423017352" calcext:value-type="float">
            <text:p>3.0423017352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3.0514829449" calcext:value-type="float">
            <text:p>3.0514829449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3.0606649597" calcext:value-type="float">
            <text:p>3.0606649597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3.069847953" calcext:value-type="float">
            <text:p>3.069847953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3.079032082" calcext:value-type="float">
            <text:p>3.079032082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3.0882174879" calcext:value-type="float">
            <text:p>3.0882174879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3.0974042917" calcext:value-type="float">
            <text:p>3.0974042917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3.1065925968" calcext:value-type="float">
            <text:p>3.1065925968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3.1157824825" calcext:value-type="float">
            <text:p>3.1157824825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3.1249740081" calcext:value-type="float">
            <text:p>3.1249740081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3.1341672083" calcext:value-type="float">
            <text:p>3.1341672083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3.1433620968" calcext:value-type="float">
            <text:p>3.1433620968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3.1525586599" calcext:value-type="float">
            <text:p>3.1525586599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3.1617568629" calcext:value-type="float">
            <text:p>3.1617568629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3.1709566452" calcext:value-type="float">
            <text:p>3.1709566452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3.180157922" calcext:value-type="float">
            <text:p>3.180157922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3.1893605833" calcext:value-type="float">
            <text:p>3.1893605833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3.198564496" calcext:value-type="float">
            <text:p>3.198564496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3.2077695054" calcext:value-type="float">
            <text:p>3.2077695054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3.2169754315" calcext:value-type="float">
            <text:p>3.2169754315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3.2261820739" calcext:value-type="float">
            <text:p>3.2261820739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3.2353892124" calcext:value-type="float">
            <text:p>3.2353892124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3.2445966048" calcext:value-type="float">
            <text:p>3.2445966048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3.2538039933" calcext:value-type="float">
            <text:p>3.2538039933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3.2630111035" calcext:value-type="float">
            <text:p>3.2630111035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3.2722176438" calcext:value-type="float">
            <text:p>3.2722176438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3.2814233105" calcext:value-type="float">
            <text:p>3.2814233105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3.2906277876" calcext:value-type="float">
            <text:p>3.2906277876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3.29983075" calcext:value-type="float">
            <text:p>3.29983075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3.3090318656" calcext:value-type="float">
            <text:p>3.3090318656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3.3182307957" calcext:value-type="float">
            <text:p>3.3182307957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3.3274271989" calcext:value-type="float">
            <text:p>3.3274271989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3.3366207312" calcext:value-type="float">
            <text:p>3.3366207312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3.3458110497" calcext:value-type="float">
            <text:p>3.3458110497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3.3549978159" calcext:value-type="float">
            <text:p>3.3549978159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3.3641806949" calcext:value-type="float">
            <text:p>3.3641806949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3.3733593602" calcext:value-type="float">
            <text:p>3.3733593602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3.382533496" calcext:value-type="float">
            <text:p>3.382533496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3.391702797" calcext:value-type="float">
            <text:p>3.391702797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3.4008669718" calcext:value-type="float">
            <text:p>3.4008669718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3.4100257446" calcext:value-type="float">
            <text:p>3.4100257446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3.4191788589" calcext:value-type="float">
            <text:p>3.4191788589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3.4283260766" calcext:value-type="float">
            <text:p>3.4283260766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3.4374671815" calcext:value-type="float">
            <text:p>3.4374671815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3.4466019785" calcext:value-type="float">
            <text:p>3.4466019785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3.4557302997" calcext:value-type="float">
            <text:p>3.4557302997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3.4648520013" calcext:value-type="float">
            <text:p>3.4648520013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3.4739669651" calcext:value-type="float">
            <text:p>3.4739669651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3.4830751022" calcext:value-type="float">
            <text:p>3.4830751022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3.4921763495" calcext:value-type="float">
            <text:p>3.4921763495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3.5012706761" calcext:value-type="float">
            <text:p>3.5012706761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3.5103580766" calcext:value-type="float">
            <text:p>3.5103580766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float" office:value="3.5194385766" calcext:value-type="float">
            <text:p>3.5194385766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3.5285122298" calcext:value-type="float">
            <text:p>3.5285122298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3.5375791196" calcext:value-type="float">
            <text:p>3.5375791196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3.5466393562" calcext:value-type="float">
            <text:p>3.5466393562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3.5556930793" calcext:value-type="float">
            <text:p>3.5556930793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3.5647404543" calcext:value-type="float">
            <text:p>3.5647404543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3.5737816707" calcext:value-type="float">
            <text:p>3.5737816707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3.5828169449" calcext:value-type="float">
            <text:p>3.5828169449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3.5918465148" calcext:value-type="float">
            <text:p>3.5918465148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3.6008706384" calcext:value-type="float">
            <text:p>3.6008706384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3.6098895941" calcext:value-type="float">
            <text:p>3.6098895941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3.6189036788" calcext:value-type="float">
            <text:p>3.6189036788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3.627913203" calcext:value-type="float">
            <text:p>3.627913203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3.6369184906" calcext:value-type="float">
            <text:p>3.6369184906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3.645919879" calcext:value-type="float">
            <text:p>3.645919879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3.654917711" calcext:value-type="float">
            <text:p>3.654917711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office:value-type="float" office:value="3.6639123374" calcext:value-type="float">
            <text:p>3.6639123374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3.6729041116" calcext:value-type="float">
            <text:p>3.6729041116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3.6818933898" calcext:value-type="float">
            <text:p>3.6818933898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3.6908805269" calcext:value-type="float">
            <text:p>3.6908805269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3.6998658737" calcext:value-type="float">
            <text:p>3.6998658737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3.7088497742" calcext:value-type="float">
            <text:p>3.7088497742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3.7178325659" calcext:value-type="float">
            <text:p>3.7178325659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float" office:value="3.7268145739" calcext:value-type="float">
            <text:p>3.7268145739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3.7357961102" calcext:value-type="float">
            <text:p>3.7357961102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3.7447774718" calcext:value-type="float">
            <text:p>3.7447774718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3.7537589382" calcext:value-type="float">
            <text:p>3.7537589382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3.7627407702" calcext:value-type="float">
            <text:p>3.7627407702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3.771723207" calcext:value-type="float">
            <text:p>3.771723207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3.7807064651" calcext:value-type="float">
            <text:p>3.7807064651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3.7896907366" calcext:value-type="float">
            <text:p>3.7896907366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3.7986761882" calcext:value-type="float">
            <text:p>3.7986761882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3.8076629583" calcext:value-type="float">
            <text:p>3.8076629583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3.8166511586" calcext:value-type="float">
            <text:p>3.8166511586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3.825640871" calcext:value-type="float">
            <text:p>3.825640871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office:value-type="float" office:value="3.8346321478" calcext:value-type="float">
            <text:p>3.8346321478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3.8436250121" calcext:value-type="float">
            <text:p>3.8436250121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3.852619457" calcext:value-type="float">
            <text:p>3.852619457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3.8616154422" calcext:value-type="float">
            <text:p>3.8616154422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float" office:value="3.8706129005" calcext:value-type="float">
            <text:p>3.8706129005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3.8796117325" calcext:value-type="float">
            <text:p>3.8796117325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office:value-type="float" office:value="3.8886118091" calcext:value-type="float">
            <text:p>3.8886118091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3.8976129731" calcext:value-type="float">
            <text:p>3.8976129731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3.9066150376" calcext:value-type="float">
            <text:p>3.9066150376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3.915617789" calcext:value-type="float">
            <text:p>3.915617789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3.9246209866" calcext:value-type="float">
            <text:p>3.9246209866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3.9336243642" calcext:value-type="float">
            <text:p>3.9336243642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3.9426276331" calcext:value-type="float">
            <text:p>3.9426276331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3.9516304798" calcext:value-type="float">
            <text:p>3.9516304798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float" office:value="3.9606325739" calcext:value-type="float">
            <text:p>3.9606325739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3.9696335618" calcext:value-type="float">
            <text:p>3.9696335618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3.9786330753" calcext:value-type="float">
            <text:p>3.9786330753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3.9876307312" calcext:value-type="float">
            <text:p>3.9876307312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3.9966261304" calcext:value-type="float">
            <text:p>3.9966261304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4.0056188656" calcext:value-type="float">
            <text:p>4.0056188656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4.0146085188" calcext:value-type="float">
            <text:p>4.0146085188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4.023594664" calcext:value-type="float">
            <text:p>4.023594664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4.0325768737" calcext:value-type="float">
            <text:p>4.0325768737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4.0415547151" calcext:value-type="float">
            <text:p>4.0415547151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4.0505277567" calcext:value-type="float">
            <text:p>4.0505277567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4.0594955685" calcext:value-type="float">
            <text:p>4.0594955685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.0684577258" calcext:value-type="float">
            <text:p>4.0684577258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4.0774138078" calcext:value-type="float">
            <text:p>4.0774138078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4.0863634059" calcext:value-type="float">
            <text:p>4.0863634059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4.095306121" calcext:value-type="float">
            <text:p>4.095306121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4.1042415685" calcext:value-type="float">
            <text:p>4.1042415685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4.1131693763" calcext:value-type="float">
            <text:p>4.1131693763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4.1220891922" calcext:value-type="float">
            <text:p>4.1220891922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4.1310006828" calcext:value-type="float">
            <text:p>4.1310006828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4.1399035363" calcext:value-type="float">
            <text:p>4.1399035363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4.1487974637" calcext:value-type="float">
            <text:p>4.1487974637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4.1576822003" calcext:value-type="float">
            <text:p>4.1576822003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4.1665575081" calcext:value-type="float">
            <text:p>4.1665575081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4.1754231788" calcext:value-type="float">
            <text:p>4.1754231788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4.1842790336" calcext:value-type="float">
            <text:p>4.1842790336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4.193124922" calcext:value-type="float">
            <text:p>4.193124922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4.2019607285" calcext:value-type="float">
            <text:p>4.2019607285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.2107863696" calcext:value-type="float">
            <text:p>4.2107863696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4.2196017944" calcext:value-type="float">
            <text:p>4.2196017944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4.2284069892" calcext:value-type="float">
            <text:p>4.2284069892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4.2372019758" calcext:value-type="float">
            <text:p>4.2372019758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4.2459868091" calcext:value-type="float">
            <text:p>4.2459868091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4.254761582" calcext:value-type="float">
            <text:p>4.254761582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4.2635264234" calcext:value-type="float">
            <text:p>4.2635264234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4.2722814987" calcext:value-type="float">
            <text:p>4.2722814987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4.2810270081" calcext:value-type="float">
            <text:p>4.2810270081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4.2897631868" calcext:value-type="float">
            <text:p>4.2897631868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4.2984903051" calcext:value-type="float">
            <text:p>4.2984903051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4.3072086667" calcext:value-type="float">
            <text:p>4.3072086667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4.3159186089" calcext:value-type="float">
            <text:p>4.3159186089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4.3246204987" calcext:value-type="float">
            <text:p>4.3246204987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4.3333147325" calcext:value-type="float">
            <text:p>4.3333147325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float" office:value="4.3420017352" calcext:value-type="float">
            <text:p>4.3420017352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4.3506819583" calcext:value-type="float">
            <text:p>4.3506819583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4.359355875" calcext:value-type="float">
            <text:p>4.359355875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float" office:value="4.3680239825" calcext:value-type="float">
            <text:p>4.3680239825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4.3766867944" calcext:value-type="float">
            <text:p>4.3766867944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4.3853448414" calcext:value-type="float">
            <text:p>4.3853448414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4.393998668" calcext:value-type="float">
            <text:p>4.393998668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4.4026488293" calcext:value-type="float">
            <text:p>4.4026488293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4.4112958844" calcext:value-type="float">
            <text:p>4.4112958844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4.4199404005" calcext:value-type="float">
            <text:p>4.4199404005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4.4285829422" calcext:value-type="float">
            <text:p>4.4285829422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4.4372240712" calcext:value-type="float">
            <text:p>4.4372240712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4.4458643441" calcext:value-type="float">
            <text:p>4.4458643441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office:value-type="float" office:value="4.4545043065" calcext:value-type="float">
            <text:p>4.4545043065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4.4631444892" calcext:value-type="float">
            <text:p>4.4631444892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4.4717854086" calcext:value-type="float">
            <text:p>4.4717854086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.4804275578" calcext:value-type="float">
            <text:p>4.4804275578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4.4890714059" calcext:value-type="float">
            <text:p>4.4890714059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4.4977173952" calcext:value-type="float">
            <text:p>4.4977173952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4.5063659355" calcext:value-type="float">
            <text:p>4.5063659355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4.5150174059" calcext:value-type="float">
            <text:p>4.5150174059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4.5236721452" calcext:value-type="float">
            <text:p>4.5236721452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.5323304543" calcext:value-type="float">
            <text:p>4.5323304543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office:value-type="float" office:value="4.5409925927" calcext:value-type="float">
            <text:p>4.5409925927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office:value-type="float" office:value="4.5496587755" calcext:value-type="float">
            <text:p>4.5496587755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4.5583291694" calcext:value-type="float">
            <text:p>4.5583291694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4.5670038938" calcext:value-type="float">
            <text:p>4.5670038938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4.5756830202" calcext:value-type="float">
            <text:p>4.5756830202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4.5843665685" calcext:value-type="float">
            <text:p>4.5843665685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office:value-type="float" office:value="4.5930545081" calcext:value-type="float">
            <text:p>4.5930545081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office:value-type="float" office:value="4.6017467554" calcext:value-type="float">
            <text:p>4.6017467554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4.6104431747" calcext:value-type="float">
            <text:p>4.6104431747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4.6191435793" calcext:value-type="float">
            <text:p>4.6191435793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office:value-type="float" office:value="4.6278477339" calcext:value-type="float">
            <text:p>4.6278477339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4.6365553495" calcext:value-type="float">
            <text:p>4.6365553495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float" office:value="4.6452660914" calcext:value-type="float">
            <text:p>4.6452660914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4.6539795766" calcext:value-type="float">
            <text:p>4.6539795766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office:value-type="float" office:value="4.662695379" calcext:value-type="float">
            <text:p>4.662695379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4.6714130309" calcext:value-type="float">
            <text:p>4.6714130309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4.6801320228" calcext:value-type="float">
            <text:p>4.6801320228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float" office:value="4.6888518105" calcext:value-type="float">
            <text:p>4.6888518105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4.6975718185" calcext:value-type="float">
            <text:p>4.6975718185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4.7062914409" calcext:value-type="float">
            <text:p>4.7062914409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office:value-type="float" office:value="4.715010047" calcext:value-type="float">
            <text:p>4.715010047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4.7237269866" calcext:value-type="float">
            <text:p>4.7237269866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4.7324415941" calcext:value-type="float">
            <text:p>4.7324415941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4.7411531935" calcext:value-type="float">
            <text:p>4.7411531935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office:value-type="float" office:value="4.7498611022" calcext:value-type="float">
            <text:p>4.7498611022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4.7585646358" calcext:value-type="float">
            <text:p>4.7585646358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4.7672631169" calcext:value-type="float">
            <text:p>4.7672631169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float" office:value="4.7759558777" calcext:value-type="float">
            <text:p>4.7759558777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4.7846422675" calcext:value-type="float">
            <text:p>4.7846422675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float" office:value="4.7933216559" calcext:value-type="float">
            <text:p>4.7933216559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4.8019934422" calcext:value-type="float">
            <text:p>4.8019934422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float" office:value="4.8106570578" calcext:value-type="float">
            <text:p>4.8106570578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4.8193119745" calcext:value-type="float">
            <text:p>4.8193119745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4.8279577097" calcext:value-type="float">
            <text:p>4.8279577097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float" office:value="4.836593832" calcext:value-type="float">
            <text:p>4.836593832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4.8452199691" calcext:value-type="float">
            <text:p>4.8452199691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4.8538358132" calcext:value-type="float">
            <text:p>4.8538358132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office:value-type="float" office:value="4.8624411277" calcext:value-type="float">
            <text:p>4.8624411277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float" office:value="4.8710357554" calcext:value-type="float">
            <text:p>4.8710357554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office:value-type="float" office:value="4.8796196263" calcext:value-type="float">
            <text:p>4.8796196263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office:value-type="float" office:value="4.8881927675" calcext:value-type="float">
            <text:p>4.8881927675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office:value-type="float" office:value="4.8967553159" calcext:value-type="float">
            <text:p>4.8967553159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4.905307539" calcext:value-type="float">
            <text:p>4.905307539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4.9138498535" calcext:value-type="float">
            <text:p>4.9138498535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office:value-type="float" office:value="4.922382871" calcext:value-type="float">
            <text:p>4.922382871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4.930907457" calcext:value-type="float">
            <text:p>4.930907457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4.9394248508" calcext:value-type="float">
            <text:p>4.9394248508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4.9479368925" calcext:value-type="float">
            <text:p>4.9479368925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4.9564465255" calcext:value-type="float">
            <text:p>4.9564465255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4.9649590927" calcext:value-type="float">
            <text:p>4.9649590927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office:value-type="float" office:value="4.9734866465" calcext:value-type="float">
            <text:p>4.9734866465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4.9820708185" calcext:value-type="float">
            <text:p>4.9820708185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office:value-type="float" office:value="4.9915213495" calcext:value-type="float">
            <text:p>4.9915213495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4.9997588884" calcext:value-type="float">
            <text:p>4.9997588884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5.0080958858" calcext:value-type="float">
            <text:p>5.0080958858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5.0164592957" calcext:value-type="float">
            <text:p>5.0164592957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5.0248339274" calcext:value-type="float">
            <text:p>5.0248339274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5.0332146532" calcext:value-type="float">
            <text:p>5.0332146532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float" office:value="5.0415995363" calcext:value-type="float">
            <text:p>5.0415995363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5.0499879731" calcext:value-type="float">
            <text:p>5.0499879731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5.0583800215" calcext:value-type="float">
            <text:p>5.0583800215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5.0667760995" calcext:value-type="float">
            <text:p>5.0667760995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5.0751768374" calcext:value-type="float">
            <text:p>5.0751768374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office:value-type="float" office:value="5.0835829906" calcext:value-type="float">
            <text:p>5.0835829906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office:value-type="float" office:value="5.0919953884" calcext:value-type="float">
            <text:p>5.0919953884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office:value-type="float" office:value="5.1004148992" calcext:value-type="float">
            <text:p>5.1004148992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office:value-type="float" office:value="5.1088424046" calcext:value-type="float">
            <text:p>5.1088424046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office:value-type="float" office:value="5.1172787849" calcext:value-type="float">
            <text:p>5.1172787849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5.1257248978" calcext:value-type="float">
            <text:p>5.1257248978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5.1341815712" calcext:value-type="float">
            <text:p>5.1341815712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office:value-type="float" office:value="5.1426495901" calcext:value-type="float">
            <text:p>5.1426495901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office:value-type="float" office:value="5.1511296882" calcext:value-type="float">
            <text:p>5.1511296882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5.1596225417" calcext:value-type="float">
            <text:p>5.1596225417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float" office:value="5.1681287621" calcext:value-type="float">
            <text:p>5.1681287621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office:value-type="float" office:value="5.1766488911" calcext:value-type="float">
            <text:p>5.1766488911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float" office:value="5.1851833938" calcext:value-type="float">
            <text:p>5.1851833938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5.1937326586" calcext:value-type="float">
            <text:p>5.1937326586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5.2022969906" calcext:value-type="float">
            <text:p>5.2022969906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office:value-type="float" office:value="5.2108766116" calcext:value-type="float">
            <text:p>5.2108766116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office:value-type="float" office:value="5.2194716599" calcext:value-type="float">
            <text:p>5.2194716599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office:value-type="float" office:value="5.2280821855" calcext:value-type="float">
            <text:p>5.2280821855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5.2367081546" calcext:value-type="float">
            <text:p>5.2367081546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5.2453494462" calcext:value-type="float">
            <text:p>5.2453494462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5.2540058602" calcext:value-type="float">
            <text:p>5.2540058602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5.2626771102" calcext:value-type="float">
            <text:p>5.2626771102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5.271362836" calcext:value-type="float">
            <text:p>5.271362836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5.2800625995" calcext:value-type="float">
            <text:p>5.2800625995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5.2887758911" calcext:value-type="float">
            <text:p>5.2887758911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office:value-type="float" office:value="5.2975021371" calcext:value-type="float">
            <text:p>5.2975021371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5.3062406989" calcext:value-type="float">
            <text:p>5.3062406989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office:value-type="float" office:value="5.3149908831" calcext:value-type="float">
            <text:p>5.3149908831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float" office:value="5.3237519462" calcext:value-type="float">
            <text:p>5.3237519462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float" office:value="5.3325230968" calcext:value-type="float">
            <text:p>5.3325230968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.3413035067" calcext:value-type="float">
            <text:p>5.3413035067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office:value-type="float" office:value="5.3500923145" calcext:value-type="float">
            <text:p>5.3500923145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5.3588886358" calcext:value-type="float">
            <text:p>5.3588886358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5.3676915632" calcext:value-type="float">
            <text:p>5.3676915632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5.3765001815" calcext:value-type="float">
            <text:p>5.3765001815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office:value-type="float" office:value="5.3853135672" calcext:value-type="float">
            <text:p>5.3853135672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5.3941308011" calcext:value-type="float">
            <text:p>5.3941308011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5.4029509704" calcext:value-type="float">
            <text:p>5.4029509704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float" office:value="5.4117731774" calcext:value-type="float">
            <text:p>5.4117731774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float" office:value="5.4205965484" calcext:value-type="float">
            <text:p>5.4205965484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office:value-type="float" office:value="5.4294202339" calcext:value-type="float">
            <text:p>5.4294202339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office:value-type="float" office:value="5.4382434207" calcext:value-type="float">
            <text:p>5.4382434207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5.447065332" calcext:value-type="float">
            <text:p>5.447065332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office:value-type="float" office:value="5.4558852366" calcext:value-type="float">
            <text:p>5.4558852366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5.464702453" calcext:value-type="float">
            <text:p>5.464702453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5.4735163508" calcext:value-type="float">
            <text:p>5.4735163508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office:value-type="float" office:value="5.4823263562" calcext:value-type="float">
            <text:p>5.4823263562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float" office:value="5.4911319583" calcext:value-type="float">
            <text:p>5.4911319583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5.499932707" calcext:value-type="float">
            <text:p>5.499932707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  <table:table-cell office:value-type="float" office:value="5.5087282164" calcext:value-type="float">
            <text:p>5.5087282164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float" office:value="5.5175181694" calcext:value-type="float">
            <text:p>5.5175181694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5.5263023145" calcext:value-type="float">
            <text:p>5.5263023145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office:value-type="float" office:value="5.5350804691" calcext:value-type="float">
            <text:p>5.5350804691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  <table:table-cell office:value-type="float" office:value="5.5438525188" calcext:value-type="float">
            <text:p>5.5438525188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5.5526184153" calcext:value-type="float">
            <text:p>5.5526184153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5.5613781761" calcext:value-type="float">
            <text:p>5.5613781761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float" office:value="5.5701318831" calcext:value-type="float">
            <text:p>5.5701318831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float" office:value="5.5788796801" calcext:value-type="float">
            <text:p>5.5788796801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office:value-type="float" office:value="5.5876217675" calcext:value-type="float">
            <text:p>5.5876217675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5.5963584046" calcext:value-type="float">
            <text:p>5.5963584046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5.6050898978" calcext:value-type="float">
            <text:p>5.6050898978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office:value-type="float" office:value="5.6138166062" calcext:value-type="float">
            <text:p>5.6138166062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5.6225389274" calcext:value-type="float">
            <text:p>5.6225389274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5.6312573011" calcext:value-type="float">
            <text:p>5.6312573011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5.6399722003" calcext:value-type="float">
            <text:p>5.6399722003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5.648684125" calcext:value-type="float">
            <text:p>5.648684125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office:value-type="float" office:value="5.6573936008" calcext:value-type="float">
            <text:p>5.6573936008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5.666101172" calcext:value-type="float">
            <text:p>5.666101172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5.6748073965" calcext:value-type="float">
            <text:p>5.6748073965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5.6835128414" calcext:value-type="float">
            <text:p>5.6835128414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5.6922180766" calcext:value-type="float">
            <text:p>5.6922180766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5.7009236734" calcext:value-type="float">
            <text:p>5.7009236734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office:value-type="float" office:value="5.7096301962" calcext:value-type="float">
            <text:p>5.7096301962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office:value-type="float" office:value="5.7183382016" calcext:value-type="float">
            <text:p>5.7183382016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office:value-type="float" office:value="5.7270482339" calcext:value-type="float">
            <text:p>5.7270482339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office:value-type="float" office:value="5.7357608185" calcext:value-type="float">
            <text:p>5.7357608185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office:value-type="float" office:value="5.7444764637" calcext:value-type="float">
            <text:p>5.7444764637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office:value-type="float" office:value="5.7531956546" calcext:value-type="float">
            <text:p>5.7531956546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office:value-type="float" office:value="5.7619188508" calcext:value-type="float">
            <text:p>5.7619188508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5.7706464852" calcext:value-type="float">
            <text:p>5.7706464852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5.7793789624" calcext:value-type="float">
            <text:p>5.7793789624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5.7881166559" calcext:value-type="float">
            <text:p>5.7881166559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office:value-type="float" office:value="5.7968599099" calcext:value-type="float">
            <text:p>5.7968599099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5.8056090363" calcext:value-type="float">
            <text:p>5.8056090363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office:value-type="float" office:value="5.8143643159" calcext:value-type="float">
            <text:p>5.8143643159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5.8231259973" calcext:value-type="float">
            <text:p>5.8231259973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5.8318942984" calcext:value-type="float">
            <text:p>5.8318942984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5.8406694046" calcext:value-type="float">
            <text:p>5.8406694046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5.8494514745" calcext:value-type="float">
            <text:p>5.8494514745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5.8582406358" calcext:value-type="float">
            <text:p>5.8582406358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5.8670369892" calcext:value-type="float">
            <text:p>5.8670369892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office:value-type="float" office:value="5.8758406089" calcext:value-type="float">
            <text:p>5.8758406089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5.8846515457" calcext:value-type="float">
            <text:p>5.8846515457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5.8934698266" calcext:value-type="float">
            <text:p>5.8934698266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5.902295457" calcext:value-type="float">
            <text:p>5.902295457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office:value-type="float" office:value="5.9111284234" calcext:value-type="float">
            <text:p>5.9111284234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5.9199686935" calcext:value-type="float">
            <text:p>5.9199686935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5.9288162204" calcext:value-type="float">
            <text:p>5.9288162204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5.9376709409" calcext:value-type="float">
            <text:p>5.9376709409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office:value-type="float" office:value="5.9465327796" calcext:value-type="float">
            <text:p>5.9465327796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office:value-type="float" office:value="5.9554016505" calcext:value-type="float">
            <text:p>5.9554016505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office:value-type="float" office:value="5.964277457" calcext:value-type="float">
            <text:p>5.964277457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5.9731600941" calcext:value-type="float">
            <text:p>5.9731600941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5.9820494503" calcext:value-type="float">
            <text:p>5.9820494503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office:value-type="float" office:value="5.9909454073" calcext:value-type="float">
            <text:p>5.9909454073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5.9998478441" calcext:value-type="float">
            <text:p>5.9998478441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office:value-type="float" office:value="6.0087566344" calcext:value-type="float">
            <text:p>6.0087566344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6.0176716492" calcext:value-type="float">
            <text:p>6.0176716492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float" office:value="6.0265927594" calcext:value-type="float">
            <text:p>6.0265927594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office:value-type="float" office:value="6.0355198333" calcext:value-type="float">
            <text:p>6.0355198333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office:value-type="float" office:value="6.0444527392" calcext:value-type="float">
            <text:p>6.0444527392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float" office:value="6.0533913454" calcext:value-type="float">
            <text:p>6.0533913454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6.0623355202" calcext:value-type="float">
            <text:p>6.0623355202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6.0712851331" calcext:value-type="float">
            <text:p>6.0712851331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6.0802400551" calcext:value-type="float">
            <text:p>6.0802400551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6.0892001599" calcext:value-type="float">
            <text:p>6.0892001599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office:value-type="float" office:value="6.0981653212" calcext:value-type="float">
            <text:p>6.0981653212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6.1071354153" calcext:value-type="float">
            <text:p>6.1071354153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float" office:value="6.1161103199" calcext:value-type="float">
            <text:p>6.1161103199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6.1250899153" calcext:value-type="float">
            <text:p>6.1250899153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office:value-type="float" office:value="6.1340740847" calcext:value-type="float">
            <text:p>6.1340740847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office:value-type="float" office:value="6.1430627137" calcext:value-type="float">
            <text:p>6.1430627137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6.1520556882" calcext:value-type="float">
            <text:p>6.1520556882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office:value-type="float" office:value="6.1610528978" calcext:value-type="float">
            <text:p>6.1610528978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6.1700542339" calcext:value-type="float">
            <text:p>6.1700542339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6.1790595901" calcext:value-type="float">
            <text:p>6.1790595901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6.1880688642" calcext:value-type="float">
            <text:p>6.1880688642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6.1970819543" calcext:value-type="float">
            <text:p>6.1970819543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office:value-type="float" office:value="6.2060987621" calcext:value-type="float">
            <text:p>6.2060987621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6.2151191909" calcext:value-type="float">
            <text:p>6.2151191909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6.2241431478" calcext:value-type="float">
            <text:p>6.2241431478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  <table:table-cell office:value-type="float" office:value="6.2331705417" calcext:value-type="float">
            <text:p>6.2331705417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6.2422012849" calcext:value-type="float">
            <text:p>6.2422012849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6.2512352917" calcext:value-type="float">
            <text:p>6.2512352917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office:value-type="float" office:value="6.2602724785" calcext:value-type="float">
            <text:p>6.2602724785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6.2693127675" calcext:value-type="float">
            <text:p>6.2693127675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office:value-type="float" office:value="6.278356082" calcext:value-type="float">
            <text:p>6.278356082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  <table:table-cell office:value-type="float" office:value="6.2874023481" calcext:value-type="float">
            <text:p>6.2874023481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office:value-type="float" office:value="6.296451496" calcext:value-type="float">
            <text:p>6.296451496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  <table:table-cell office:value-type="float" office:value="6.3055034597" calcext:value-type="float">
            <text:p>6.3055034597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office:value-type="float" office:value="6.3145581747" calcext:value-type="float">
            <text:p>6.3145581747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  <table:table-cell office:value-type="float" office:value="6.3236155833" calcext:value-type="float">
            <text:p>6.3236155833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6.3326756304" calcext:value-type="float">
            <text:p>6.3326756304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office:value-type="float" office:value="6.3417382621" calcext:value-type="float">
            <text:p>6.3417382621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6.3508034315" calcext:value-type="float">
            <text:p>6.3508034315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6.3598710954" calcext:value-type="float">
            <text:p>6.3598710954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office:value-type="float" office:value="6.3689412124" calcext:value-type="float">
            <text:p>6.3689412124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office:value-type="float" office:value="6.3780137473" calcext:value-type="float">
            <text:p>6.3780137473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6.387088668" calcext:value-type="float">
            <text:p>6.387088668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float" office:value="6.3961659462" calcext:value-type="float">
            <text:p>6.3961659462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6.4052455591" calcext:value-type="float">
            <text:p>6.4052455591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  <table:table-cell office:value-type="float" office:value="6.4143274852" calcext:value-type="float">
            <text:p>6.4143274852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office:value-type="float" office:value="6.4234117097" calcext:value-type="float">
            <text:p>6.4234117097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office:value-type="float" office:value="6.4324982204" calcext:value-type="float">
            <text:p>6.4324982204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office:value-type="float" office:value="6.4415870081" calcext:value-type="float">
            <text:p>6.4415870081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office:value-type="float" office:value="6.4506780685" calcext:value-type="float">
            <text:p>6.4506780685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6.4597713992" calcext:value-type="float">
            <text:p>6.4597713992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  <table:table-cell office:value-type="float" office:value="6.4688670027" calcext:value-type="float">
            <text:p>6.4688670027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office:value-type="float" office:value="6.4779648844" calcext:value-type="float">
            <text:p>6.4779648844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office:value-type="float" office:value="6.4870650511" calcext:value-type="float">
            <text:p>6.4870650511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6.4961675121" calcext:value-type="float">
            <text:p>6.4961675121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" calcext:value-type="float">
            <text:p>0</text:p>
          </table:table-cell>
          <table:table-cell office:value-type="float" office:value="6.5052722809" calcext:value-type="float">
            <text:p>6.5052722809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float" office:value="6.5143793696" calcext:value-type="float">
            <text:p>6.5143793696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float" office:value="6.5234887944" calcext:value-type="float">
            <text:p>6.5234887944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office:value-type="float" office:value="6.5326005726" calcext:value-type="float">
            <text:p>6.5326005726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6.5417147204" calcext:value-type="float">
            <text:p>6.5417147204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float" office:value="6.5508312554" calcext:value-type="float">
            <text:p>6.5508312554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office:value-type="float" office:value="6.5599501935" calcext:value-type="float">
            <text:p>6.5599501935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office:value-type="float" office:value="6.5690715524" calcext:value-type="float">
            <text:p>6.5690715524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float" office:value="6.5781953468" calcext:value-type="float">
            <text:p>6.5781953468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float" office:value="6.5873215901" calcext:value-type="float">
            <text:p>6.5873215901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office:value-type="float" office:value="6.5964502944" calcext:value-type="float">
            <text:p>6.5964502944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office:value-type="float" office:value="6.6055814664" calcext:value-type="float">
            <text:p>6.6055814664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6.6147151129" calcext:value-type="float">
            <text:p>6.6147151129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507339" calcext:value-type="float">
            <text:p>6.507339</text:p>
          </table:table-cell>
          <table:table-cell office:value-type="float" office:value="6.6238512366" calcext:value-type="float">
            <text:p>6.6238512366</text:p>
          </table:table-cell>
          <table:table-cell table:formula="of:=POWER([.C745]-6.75;2)" office:value-type="float" office:value="0.0159135105073491" calcext:value-type="float">
            <text:p>0.0159135105</text:p>
          </table:table-cell>
          <table:table-cell table:formula="of:=SQRT(SUM([.D745:.D844])/100)" office:value-type="float" office:value="0.10307088437413" calcext:value-type="float">
            <text:p>0.103070884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500508" calcext:value-type="float">
            <text:p>6.500508</text:p>
          </table:table-cell>
          <table:table-cell office:value-type="float" office:value="6.6242434113" calcext:value-type="float">
            <text:p>6.6242434113</text:p>
          </table:table-cell>
          <table:table-cell table:formula="of:=POWER([.C746]-6.75;2)" office:value-type="float" office:value="0.0158147196014609" calcext:value-type="float">
            <text:p>0.0158147196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493653" calcext:value-type="float">
            <text:p>6.493653</text:p>
          </table:table-cell>
          <table:table-cell office:value-type="float" office:value="6.6246472339" calcext:value-type="float">
            <text:p>6.6246472339</text:p>
          </table:table-cell>
          <table:table-cell table:formula="of:=POWER([.C747]-6.75;2)" office:value-type="float" office:value="0.0157133159689213" calcext:value-type="float">
            <text:p>0.015713316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486806" calcext:value-type="float">
            <text:p>6.486806</text:p>
          </table:table-cell>
          <table:table-cell office:value-type="float" office:value="6.6250627258" calcext:value-type="float">
            <text:p>6.6250627258</text:p>
          </table:table-cell>
          <table:table-cell table:formula="of:=POWER([.C748]-6.75;2)" office:value-type="float" office:value="0.0156093224845259" calcext:value-type="float">
            <text:p>0.0156093225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480003" calcext:value-type="float">
            <text:p>6.480003</text:p>
          </table:table-cell>
          <table:table-cell office:value-type="float" office:value="6.6254898589" calcext:value-type="float">
            <text:p>6.6254898589</text:p>
          </table:table-cell>
          <table:table-cell table:formula="of:=POWER([.C749]-6.75;2)" office:value-type="float" office:value="0.0155027752367419" calcext:value-type="float">
            <text:p>0.0155027752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473282" calcext:value-type="float">
            <text:p>6.473282</text:p>
          </table:table-cell>
          <table:table-cell office:value-type="float" office:value="6.6259285524" calcext:value-type="float">
            <text:p>6.6259285524</text:p>
          </table:table-cell>
          <table:table-cell table:formula="of:=POWER([.C750]-6.75;2)" office:value-type="float" office:value="0.0153937241095597" calcext:value-type="float">
            <text:p>0.0153937241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466679" calcext:value-type="float">
            <text:p>6.466679</text:p>
          </table:table-cell>
          <table:table-cell office:value-type="float" office:value="6.6263786667" calcext:value-type="float">
            <text:p>6.6263786667</text:p>
          </table:table-cell>
          <table:table-cell table:formula="of:=POWER([.C751]-6.75;2)" office:value-type="float" office:value="0.0152822340468697" calcext:value-type="float">
            <text:p>0.015282234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.460231" calcext:value-type="float">
            <text:p>6.460231</text:p>
          </table:table-cell>
          <table:table-cell office:value-type="float" office:value="6.6268400067" calcext:value-type="float">
            <text:p>6.6268400067</text:p>
          </table:table-cell>
          <table:table-cell table:formula="of:=POWER([.C752]-6.75;2)" office:value-type="float" office:value="0.015168383949656" calcext:value-type="float">
            <text:p>0.0151683839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.453976" calcext:value-type="float">
            <text:p>6.453976</text:p>
          </table:table-cell>
          <table:table-cell office:value-type="float" office:value="6.6273123239" calcext:value-type="float">
            <text:p>6.6273123239</text:p>
          </table:table-cell>
          <table:table-cell table:formula="of:=POWER([.C753]-6.75;2)" office:value-type="float" office:value="0.0150522658668185" calcext:value-type="float">
            <text:p>0.0150522659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447951" calcext:value-type="float">
            <text:p>6.447951</text:p>
          </table:table-cell>
          <table:table-cell office:value-type="float" office:value="6.6277953105" calcext:value-type="float">
            <text:p>6.6277953105</text:p>
          </table:table-cell>
          <table:table-cell table:formula="of:=POWER([.C754]-6.75;2)" office:value-type="float" office:value="0.0149339861357915" calcext:value-type="float">
            <text:p>0.0149339861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442193" calcext:value-type="float">
            <text:p>6.442193</text:p>
          </table:table-cell>
          <table:table-cell office:value-type="float" office:value="6.6282886035" calcext:value-type="float">
            <text:p>6.6282886035</text:p>
          </table:table-cell>
          <table:table-cell table:formula="of:=POWER([.C755]-6.75;2)" office:value-type="float" office:value="0.0148136640379803" calcext:value-type="float">
            <text:p>0.014813664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436737" calcext:value-type="float">
            <text:p>6.436737</text:p>
          </table:table-cell>
          <table:table-cell office:value-type="float" office:value="6.6287917823" calcext:value-type="float">
            <text:p>6.6287917823</text:p>
          </table:table-cell>
          <table:table-cell table:formula="of:=POWER([.C756]-6.75;2)" office:value-type="float" office:value="0.0146914320380105" calcext:value-type="float">
            <text:p>0.014691432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.431618" calcext:value-type="float">
            <text:p>6.431618</text:p>
          </table:table-cell>
          <table:table-cell office:value-type="float" office:value="6.6293043723" calcext:value-type="float">
            <text:p>6.6293043723</text:p>
          </table:table-cell>
          <table:table-cell table:formula="of:=POWER([.C757]-6.75;2)" office:value-type="float" office:value="0.014567434545897" calcext:value-type="float">
            <text:p>0.0145674345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42687" calcext:value-type="float">
            <text:p>6.42687</text:p>
          </table:table-cell>
          <table:table-cell office:value-type="float" office:value="6.6298258468" calcext:value-type="float">
            <text:p>6.6298258468</text:p>
          </table:table-cell>
          <table:table-cell table:formula="of:=POWER([.C758]-6.75;2)" office:value-type="float" office:value="0.014441827097337" calcext:value-type="float">
            <text:p>0.0144418271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422522" calcext:value-type="float">
            <text:p>6.422522</text:p>
          </table:table-cell>
          <table:table-cell office:value-type="float" office:value="6.6303556263" calcext:value-type="float">
            <text:p>6.6303556263</text:p>
          </table:table-cell>
          <table:table-cell table:formula="of:=POWER([.C759]-6.75;2)" office:value-type="float" office:value="0.0143147761580652" calcext:value-type="float">
            <text:p>0.0143147762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418606" calcext:value-type="float">
            <text:p>6.418606</text:p>
          </table:table-cell>
          <table:table-cell office:value-type="float" office:value="6.6308930874" calcext:value-type="float">
            <text:p>6.6308930874</text:p>
          </table:table-cell>
          <table:table-cell table:formula="of:=POWER([.C760]-6.75;2)" office:value-type="float" office:value="0.0141864566291039" calcext:value-type="float">
            <text:p>0.0141864566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415147" calcext:value-type="float">
            <text:p>6.415147</text:p>
          </table:table-cell>
          <table:table-cell office:value-type="float" office:value="6.6314375565" calcext:value-type="float">
            <text:p>6.6314375565</text:p>
          </table:table-cell>
          <table:table-cell table:formula="of:=POWER([.C761]-6.75;2)" office:value-type="float" office:value="0.0140570530086907" calcext:value-type="float">
            <text:p>0.014057053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41217" calcext:value-type="float">
            <text:p>6.41217</text:p>
          </table:table-cell>
          <table:table-cell office:value-type="float" office:value="6.6319883226" calcext:value-type="float">
            <text:p>6.6319883226</text:p>
          </table:table-cell>
          <table:table-cell table:formula="of:=POWER([.C762]-6.75;2)" office:value-type="float" office:value="0.0139267560027617" calcext:value-type="float">
            <text:p>0.013926756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409697" calcext:value-type="float">
            <text:p>6.409697</text:p>
          </table:table-cell>
          <table:table-cell office:value-type="float" office:value="6.6325446358" calcext:value-type="float">
            <text:p>6.6325446358</text:p>
          </table:table-cell>
          <table:table-cell table:formula="of:=POWER([.C763]-6.75;2)" office:value-type="float" office:value="0.0137957625793545" calcext:value-type="float">
            <text:p>0.0137957626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.407748" calcext:value-type="float">
            <text:p>6.407748</text:p>
          </table:table-cell>
          <table:table-cell office:value-type="float" office:value="6.6331057137" calcext:value-type="float">
            <text:p>6.6331057137</text:p>
          </table:table-cell>
          <table:table-cell table:formula="of:=POWER([.C764]-6.75;2)" office:value-type="float" office:value="0.0136642741695864" calcext:value-type="float">
            <text:p>0.0136642742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406338" calcext:value-type="float">
            <text:p>6.406338</text:p>
          </table:table-cell>
          <table:table-cell office:value-type="float" office:value="6.6336707433" calcext:value-type="float">
            <text:p>6.6336707433</text:p>
          </table:table-cell>
          <table:table-cell table:formula="of:=POWER([.C765]-6.75;2)" office:value-type="float" office:value="0.0135324959643746" calcext:value-type="float">
            <text:p>0.013532496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40548" calcext:value-type="float">
            <text:p>6.40548</text:p>
          </table:table-cell>
          <table:table-cell office:value-type="float" office:value="6.6342388871" calcext:value-type="float">
            <text:p>6.6342388871</text:p>
          </table:table-cell>
          <table:table-cell table:formula="of:=POWER([.C766]-6.75;2)" office:value-type="float" office:value="0.0134006352598464" calcext:value-type="float">
            <text:p>0.0134006353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.405183" calcext:value-type="float">
            <text:p>6.405183</text:p>
          </table:table-cell>
          <table:table-cell office:value-type="float" office:value="6.6348092917" calcext:value-type="float">
            <text:p>6.6348092917</text:p>
          </table:table-cell>
          <table:table-cell table:formula="of:=POWER([.C767]-6.75;2)" office:value-type="float" office:value="0.0132688992786557" calcext:value-type="float">
            <text:p>0.0132688993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405455" calcext:value-type="float">
            <text:p>6.405455</text:p>
          </table:table-cell>
          <table:table-cell office:value-type="float" office:value="6.6353810874" calcext:value-type="float">
            <text:p>6.6353810874</text:p>
          </table:table-cell>
          <table:table-cell table:formula="of:=POWER([.C768]-6.75;2)" office:value-type="float" office:value="0.0131374951256065" calcext:value-type="float">
            <text:p>0.0131374951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406298" calcext:value-type="float">
            <text:p>6.406298</text:p>
          </table:table-cell>
          <table:table-cell office:value-type="float" office:value="6.6359533938" calcext:value-type="float">
            <text:p>6.6359533938</text:p>
          </table:table-cell>
          <table:table-cell table:formula="of:=POWER([.C769]-6.75;2)" office:value-type="float" office:value="0.0130066283857378" calcext:value-type="float">
            <text:p>0.0130066284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407711" calcext:value-type="float">
            <text:p>6.407711</text:p>
          </table:table-cell>
          <table:table-cell office:value-type="float" office:value="6.6365253306" calcext:value-type="float">
            <text:p>6.6365253306</text:p>
          </table:table-cell>
          <table:table-cell table:formula="of:=POWER([.C770]-6.75;2)" office:value-type="float" office:value="0.0128765005954394" calcext:value-type="float">
            <text:p>0.0128765006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409691" calcext:value-type="float">
            <text:p>6.409691</text:p>
          </table:table-cell>
          <table:table-cell office:value-type="float" office:value="6.6370960188" calcext:value-type="float">
            <text:p>6.6370960188</text:p>
          </table:table-cell>
          <table:table-cell table:formula="of:=POWER([.C771]-6.75;2)" office:value-type="float" office:value="0.0127473089708099" calcext:value-type="float">
            <text:p>0.012747309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412231" calcext:value-type="float">
            <text:p>6.412231</text:p>
          </table:table-cell>
          <table:table-cell office:value-type="float" office:value="6.6376645874" calcext:value-type="float">
            <text:p>6.6376645874</text:p>
          </table:table-cell>
          <table:table-cell table:formula="of:=POWER([.C772]-6.75;2)" office:value-type="float" office:value="0.0126192449240123" calcext:value-type="float">
            <text:p>0.0126192449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415319" calcext:value-type="float">
            <text:p>6.415319</text:p>
          </table:table-cell>
          <table:table-cell office:value-type="float" office:value="6.6382301761" calcext:value-type="float">
            <text:p>6.6382301761</text:p>
          </table:table-cell>
          <table:table-cell table:formula="of:=POWER([.C773]-6.75;2)" office:value-type="float" office:value="0.0124924935346369" calcext:value-type="float">
            <text:p>0.0124924935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418943" calcext:value-type="float">
            <text:p>6.418943</text:p>
          </table:table-cell>
          <table:table-cell office:value-type="float" office:value="6.6387919476" calcext:value-type="float">
            <text:p>6.6387919476</text:p>
          </table:table-cell>
          <table:table-cell table:formula="of:=POWER([.C774]-6.75;2)" office:value-type="float" office:value="0.0123672309186012" calcext:value-type="float">
            <text:p>0.0123672309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423086" calcext:value-type="float">
            <text:p>6.423086</text:p>
          </table:table-cell>
          <table:table-cell office:value-type="float" office:value="6.6393490833" calcext:value-type="float">
            <text:p>6.6393490833</text:p>
          </table:table-cell>
          <table:table-cell table:formula="of:=POWER([.C775]-6.75;2)" office:value-type="float" office:value="0.0122436253665503" calcext:value-type="float">
            <text:p>0.0122436254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427727" calcext:value-type="float">
            <text:p>6.427727</text:p>
          </table:table-cell>
          <table:table-cell office:value-type="float" office:value="6.6399007944" calcext:value-type="float">
            <text:p>6.6399007944</text:p>
          </table:table-cell>
          <table:table-cell table:formula="of:=POWER([.C776]-6.75;2)" office:value-type="float" office:value="0.0121218350737511" calcext:value-type="float">
            <text:p>0.0121218351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432844" calcext:value-type="float">
            <text:p>6.432844</text:p>
          </table:table-cell>
          <table:table-cell office:value-type="float" office:value="6.640446328" calcext:value-type="float">
            <text:p>6.640446328</text:p>
          </table:table-cell>
          <table:table-cell table:formula="of:=POWER([.C777]-6.75;2)" office:value-type="float" office:value="0.0120020070486835" calcext:value-type="float">
            <text:p>0.012002007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438411" calcext:value-type="float">
            <text:p>6.438411</text:p>
          </table:table-cell>
          <table:table-cell office:value-type="float" office:value="6.6409849677" calcext:value-type="float">
            <text:p>6.6409849677</text:p>
          </table:table-cell>
          <table:table-cell table:formula="of:=POWER([.C778]-6.75;2)" office:value-type="float" office:value="0.0118842772673701" calcext:value-type="float">
            <text:p>0.0118842773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444399" calcext:value-type="float">
            <text:p>6.444399</text:p>
          </table:table-cell>
          <table:table-cell office:value-type="float" office:value="6.641516039" calcext:value-type="float">
            <text:p>6.641516039</text:p>
          </table:table-cell>
          <table:table-cell table:formula="of:=POWER([.C779]-6.75;2)" office:value-type="float" office:value="0.0117687697942495" calcext:value-type="float">
            <text:p>0.0117687698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450778" calcext:value-type="float">
            <text:p>6.450778</text:p>
          </table:table-cell>
          <table:table-cell office:value-type="float" office:value="6.642038918" calcext:value-type="float">
            <text:p>6.642038918</text:p>
          </table:table-cell>
          <table:table-cell table:formula="of:=POWER([.C780]-6.75;2)" office:value-type="float" office:value="0.0116555952266107" calcext:value-type="float">
            <text:p>0.0116555952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457514" calcext:value-type="float">
            <text:p>6.457514</text:p>
          </table:table-cell>
          <table:table-cell office:value-type="float" office:value="6.6425530282" calcext:value-type="float">
            <text:p>6.6425530282</text:p>
          </table:table-cell>
          <table:table-cell table:formula="of:=POWER([.C781]-6.75;2)" office:value-type="float" office:value="0.01154485174899" calcext:value-type="float">
            <text:p>0.0115448517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464571" calcext:value-type="float">
            <text:p>6.464571</text:p>
          </table:table-cell>
          <table:table-cell office:value-type="float" office:value="6.6430578481" calcext:value-type="float">
            <text:p>6.6430578481</text:p>
          </table:table-cell>
          <table:table-cell table:formula="of:=POWER([.C782]-6.75;2)" office:value-type="float" office:value="0.0114366238530027" calcext:value-type="float">
            <text:p>0.0114366239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471911" calcext:value-type="float">
            <text:p>6.471911</text:p>
          </table:table-cell>
          <table:table-cell office:value-type="float" office:value="6.6435529153" calcext:value-type="float">
            <text:p>6.6435529153</text:p>
          </table:table-cell>
          <table:table-cell table:formula="of:=POWER([.C783]-6.75;2)" office:value-type="float" office:value="0.011330981841129" calcext:value-type="float">
            <text:p>0.0113309818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479496" calcext:value-type="float">
            <text:p>6.479496</text:p>
          </table:table-cell>
          <table:table-cell office:value-type="float" office:value="6.6440378293" calcext:value-type="float">
            <text:p>6.6440378293</text:p>
          </table:table-cell>
          <table:table-cell table:formula="of:=POWER([.C784]-6.75;2)" office:value-type="float" office:value="0.0112279816194559" calcext:value-type="float">
            <text:p>0.0112279816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487281" calcext:value-type="float">
            <text:p>6.487281</text:p>
          </table:table-cell>
          <table:table-cell office:value-type="float" office:value="6.64451225" calcext:value-type="float">
            <text:p>6.64451225</text:p>
          </table:table-cell>
          <table:table-cell table:formula="of:=POWER([.C785]-6.75;2)" office:value-type="float" office:value="0.0111276654000625" calcext:value-type="float">
            <text:p>0.0111276654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495225" calcext:value-type="float">
            <text:p>6.495225</text:p>
          </table:table-cell>
          <table:table-cell office:value-type="float" office:value="6.6449759073" calcext:value-type="float">
            <text:p>6.6449759073</text:p>
          </table:table-cell>
          <table:table-cell table:formula="of:=POWER([.C786]-6.75;2)" office:value-type="float" office:value="0.0110300600474582" calcext:value-type="float">
            <text:p>0.01103006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503281" calcext:value-type="float">
            <text:p>6.503281</text:p>
          </table:table-cell>
          <table:table-cell office:value-type="float" office:value="6.6454285968" calcext:value-type="float">
            <text:p>6.6454285968</text:p>
          </table:table-cell>
          <table:table-cell table:formula="of:=POWER([.C787]-6.75;2)" office:value-type="float" office:value="0.0109351783672169" calcext:value-type="float">
            <text:p>0.0109351784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511403" calcext:value-type="float">
            <text:p>6.511403</text:p>
          </table:table-cell>
          <table:table-cell office:value-type="float" office:value="6.6458701882" calcext:value-type="float">
            <text:p>6.6458701882</text:p>
          </table:table-cell>
          <table:table-cell table:formula="of:=POWER([.C788]-6.75;2)" office:value-type="float" office:value="0.0108430177055034" calcext:value-type="float">
            <text:p>0.0108430177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519542" calcext:value-type="float">
            <text:p>6.519542</text:p>
          </table:table-cell>
          <table:table-cell office:value-type="float" office:value="6.6463006196" calcext:value-type="float">
            <text:p>6.6463006196</text:p>
          </table:table-cell>
          <table:table-cell table:formula="of:=POWER([.C789]-6.75;2)" office:value-type="float" office:value="0.0107535614953439" calcext:value-type="float">
            <text:p>0.0107535615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527649" calcext:value-type="float">
            <text:p>6.527649</text:p>
          </table:table-cell>
          <table:table-cell office:value-type="float" office:value="6.6467199059" calcext:value-type="float">
            <text:p>6.6467199059</text:p>
          </table:table-cell>
          <table:table-cell table:formula="of:=POWER([.C790]-6.75;2)" office:value-type="float" office:value="0.0106667778373048" calcext:value-type="float">
            <text:p>0.0106667778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535671" calcext:value-type="float">
            <text:p>6.535671</text:p>
          </table:table-cell>
          <table:table-cell office:value-type="float" office:value="6.6471281331" calcext:value-type="float">
            <text:p>6.6471281331</text:p>
          </table:table-cell>
          <table:table-cell table:formula="of:=POWER([.C791]-6.75;2)" office:value-type="float" office:value="0.0105826209994914" calcext:value-type="float">
            <text:p>0.010582621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543557" calcext:value-type="float">
            <text:p>6.543557</text:p>
          </table:table-cell>
          <table:table-cell office:value-type="float" office:value="6.6475254691" calcext:value-type="float">
            <text:p>6.6475254691</text:p>
          </table:table-cell>
          <table:table-cell table:formula="of:=POWER([.C792]-6.75;2)" office:value-type="float" office:value="0.0105010294831751" calcext:value-type="float">
            <text:p>0.0105010295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551252" calcext:value-type="float">
            <text:p>6.551252</text:p>
          </table:table-cell>
          <table:table-cell office:value-type="float" office:value="6.6479121546" calcext:value-type="float">
            <text:p>6.6479121546</text:p>
          </table:table-cell>
          <table:table-cell table:formula="of:=POWER([.C793]-6.75;2)" office:value-type="float" office:value="0.0104219281784143" calcext:value-type="float">
            <text:p>0.0104219282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558701" calcext:value-type="float">
            <text:p>6.558701</text:p>
          </table:table-cell>
          <table:table-cell office:value-type="float" office:value="6.6482885094" calcext:value-type="float">
            <text:p>6.6482885094</text:p>
          </table:table-cell>
          <table:table-cell table:formula="of:=POWER([.C794]-6.75;2)" office:value-type="float" office:value="0.0103452273200738" calcext:value-type="float">
            <text:p>0.0103452273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565849" calcext:value-type="float">
            <text:p>6.565849</text:p>
          </table:table-cell>
          <table:table-cell office:value-type="float" office:value="6.6486549328" calcext:value-type="float">
            <text:p>6.6486549328</text:p>
          </table:table-cell>
          <table:table-cell table:formula="of:=POWER([.C795]-6.75;2)" office:value-type="float" office:value="0.0102708226457726" calcext:value-type="float">
            <text:p>0.0102708226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572637" calcext:value-type="float">
            <text:p>6.572637</text:p>
          </table:table-cell>
          <table:table-cell office:value-type="float" office:value="6.6490119005" calcext:value-type="float">
            <text:p>6.6490119005</text:p>
          </table:table-cell>
          <table:table-cell table:formula="of:=POWER([.C796]-6.75;2)" office:value-type="float" office:value="0.010198596240622" calcext:value-type="float">
            <text:p>0.0101985962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579007" calcext:value-type="float">
            <text:p>6.579007</text:p>
          </table:table-cell>
          <table:table-cell office:value-type="float" office:value="6.6493599704" calcext:value-type="float">
            <text:p>6.6493599704</text:p>
          </table:table-cell>
          <table:table-cell table:formula="of:=POWER([.C797]-6.75;2)" office:value-type="float" office:value="0.0101284155578889" calcext:value-type="float">
            <text:p>0.0101284156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584898" calcext:value-type="float">
            <text:p>6.584898</text:p>
          </table:table-cell>
          <table:table-cell office:value-type="float" office:value="6.6496997782" calcext:value-type="float">
            <text:p>6.6496997782</text:p>
          </table:table-cell>
          <table:table-cell table:formula="of:=POWER([.C798]-6.75;2)" office:value-type="float" office:value="0.0100601344931291" calcext:value-type="float">
            <text:p>0.0100601345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590248" calcext:value-type="float">
            <text:p>6.590248</text:p>
          </table:table-cell>
          <table:table-cell office:value-type="float" office:value="6.6500320417" calcext:value-type="float">
            <text:p>6.6500320417</text:p>
          </table:table-cell>
          <table:table-cell table:formula="of:=POWER([.C799]-6.75;2)" office:value-type="float" office:value="0.00999359268667048" calcext:value-type="float">
            <text:p>0.0099935927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594995" calcext:value-type="float">
            <text:p>6.594995</text:p>
          </table:table-cell>
          <table:table-cell office:value-type="float" office:value="6.6503575605" calcext:value-type="float">
            <text:p>6.6503575605</text:p>
          </table:table-cell>
          <table:table-cell table:formula="of:=POWER([.C800]-6.75;2)" office:value-type="float" office:value="0.0099286157495112" calcext:value-type="float">
            <text:p>0.0099286157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599074" calcext:value-type="float">
            <text:p>6.599074</text:p>
          </table:table-cell>
          <table:table-cell office:value-type="float" office:value="6.6506772151" calcext:value-type="float">
            <text:p>6.6506772151</text:p>
          </table:table-cell>
          <table:table-cell table:formula="of:=POWER([.C801]-6.75;2)" office:value-type="float" office:value="0.00986501560029167" calcext:value-type="float">
            <text:p>0.0098650156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602418" calcext:value-type="float">
            <text:p>6.602418</text:p>
          </table:table-cell>
          <table:table-cell office:value-type="float" office:value="6.6509919677" calcext:value-type="float">
            <text:p>6.6509919677</text:p>
          </table:table-cell>
          <table:table-cell table:formula="of:=POWER([.C802]-6.75;2)" office:value-type="float" office:value="0.00980259045991793" calcext:value-type="float">
            <text:p>0.0098025905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604959" calcext:value-type="float">
            <text:p>6.604959</text:p>
          </table:table-cell>
          <table:table-cell office:value-type="float" office:value="6.6513028669" calcext:value-type="float">
            <text:p>6.6513028669</text:p>
          </table:table-cell>
          <table:table-cell table:formula="of:=POWER([.C803]-6.75;2)" office:value-type="float" office:value="0.0097411240821591" calcext:value-type="float">
            <text:p>0.0097411241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606625" calcext:value-type="float">
            <text:p>6.606625</text:p>
          </table:table-cell>
          <table:table-cell office:value-type="float" office:value="6.6516110457" calcext:value-type="float">
            <text:p>6.6516110457</text:p>
          </table:table-cell>
          <table:table-cell table:formula="of:=POWER([.C804]-6.75;2)" office:value-type="float" office:value="0.00968038632824745" calcext:value-type="float">
            <text:p>0.0096803863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607344" calcext:value-type="float">
            <text:p>6.607344</text:p>
          </table:table-cell>
          <table:table-cell office:value-type="float" office:value="6.6519177258" calcext:value-type="float">
            <text:p>6.6519177258</text:p>
          </table:table-cell>
          <table:table-cell table:formula="of:=POWER([.C805]-6.75;2)" office:value-type="float" office:value="0.00962013251224404" calcext:value-type="float">
            <text:p>0.0096201325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607038" calcext:value-type="float">
            <text:p>6.607038</text:p>
          </table:table-cell>
          <table:table-cell office:value-type="float" office:value="6.6522242177" calcext:value-type="float">
            <text:p>6.6522242177</text:p>
          </table:table-cell>
          <table:table-cell table:formula="of:=POWER([.C806]-6.75;2)" office:value-type="float" office:value="0.00956010360437705" calcext:value-type="float">
            <text:p>0.0095601036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605627" calcext:value-type="float">
            <text:p>6.605627</text:p>
          </table:table-cell>
          <table:table-cell office:value-type="float" office:value="6.6525319274" calcext:value-type="float">
            <text:p>6.6525319274</text:p>
          </table:table-cell>
          <table:table-cell table:formula="of:=POWER([.C807]-6.75;2)" office:value-type="float" office:value="0.00950002517635885" calcext:value-type="float">
            <text:p>0.0095000252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603025" calcext:value-type="float">
            <text:p>6.603025</text:p>
          </table:table-cell>
          <table:table-cell office:value-type="float" office:value="6.6528423562" calcext:value-type="float">
            <text:p>6.6528423562</text:p>
          </table:table-cell>
          <table:table-cell table:formula="of:=POWER([.C808]-6.75;2)" office:value-type="float" office:value="0.0094396077487677" calcext:value-type="float">
            <text:p>0.0094396077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599144" calcext:value-type="float">
            <text:p>6.599144</text:p>
          </table:table-cell>
          <table:table-cell office:value-type="float" office:value="6.6531571102" calcext:value-type="float">
            <text:p>6.6531571102</text:p>
          </table:table-cell>
          <table:table-cell table:formula="of:=POWER([.C809]-6.75;2)" office:value-type="float" office:value="0.00937854530481486" calcext:value-type="float">
            <text:p>0.0093785453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593885" calcext:value-type="float">
            <text:p>6.593885</text:p>
          </table:table-cell>
          <table:table-cell office:value-type="float" office:value="6.6534779032" calcext:value-type="float">
            <text:p>6.6534779032</text:p>
          </table:table-cell>
          <table:table-cell table:formula="of:=POWER([.C810]-6.75;2)" office:value-type="float" office:value="0.00931651517066862" calcext:value-type="float">
            <text:p>0.0093165152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587145" calcext:value-type="float">
            <text:p>6.587145</text:p>
          </table:table-cell>
          <table:table-cell office:value-type="float" office:value="6.6538065685" calcext:value-type="float">
            <text:p>6.6538065685</text:p>
          </table:table-cell>
          <table:table-cell table:formula="of:=POWER([.C811]-6.75;2)" office:value-type="float" office:value="0.00925317626374514" calcext:value-type="float">
            <text:p>0.0092531763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578808" calcext:value-type="float">
            <text:p>6.578808</text:p>
          </table:table-cell>
          <table:table-cell office:value-type="float" office:value="6.6541450659" calcext:value-type="float">
            <text:p>6.6541450659</text:p>
          </table:table-cell>
          <table:table-cell table:formula="of:=POWER([.C812]-6.75;2)" office:value-type="float" office:value="0.00918816839131537" calcext:value-type="float">
            <text:p>0.0091881684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56875" calcext:value-type="float">
            <text:p>6.56875</text:p>
          </table:table-cell>
          <table:table-cell office:value-type="float" office:value="6.6544954973" calcext:value-type="float">
            <text:p>6.6544954973</text:p>
          </table:table-cell>
          <table:table-cell table:formula="of:=POWER([.C813]-6.75;2)" office:value-type="float" office:value="0.00912111003597429" calcext:value-type="float">
            <text:p>0.00912111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556827" calcext:value-type="float">
            <text:p>6.556827</text:p>
          </table:table-cell>
          <table:table-cell office:value-type="float" office:value="6.6548601169" calcext:value-type="float">
            <text:p>6.6548601169</text:p>
          </table:table-cell>
          <table:table-cell table:formula="of:=POWER([.C814]-6.75;2)" office:value-type="float" office:value="0.00905159735628164" calcext:value-type="float">
            <text:p>0.0090515974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542882" calcext:value-type="float">
            <text:p>6.542882</text:p>
          </table:table-cell>
          <table:table-cell office:value-type="float" office:value="6.6552413602" calcext:value-type="float">
            <text:p>6.6552413602</text:p>
          </table:table-cell>
          <table:table-cell table:formula="of:=POWER([.C815]-6.75;2)" office:value-type="float" office:value="0.00897919981674619" calcext:value-type="float">
            <text:p>0.0089791998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526729" calcext:value-type="float">
            <text:p>6.526729</text:p>
          </table:table-cell>
          <table:table-cell office:value-type="float" office:value="6.6556418602" calcext:value-type="float">
            <text:p>6.6556418602</text:p>
          </table:table-cell>
          <table:table-cell table:formula="of:=POWER([.C816]-6.75;2)" office:value-type="float" office:value="0.0089034585465163" calcext:value-type="float">
            <text:p>0.0089034585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508156" calcext:value-type="float">
            <text:p>6.508156</text:p>
          </table:table-cell>
          <table:table-cell office:value-type="float" office:value="6.6560644866" calcext:value-type="float">
            <text:p>6.6560644866</text:p>
          </table:table-cell>
          <table:table-cell table:formula="of:=POWER([.C817]-6.75;2)" office:value-type="float" office:value="0.00882388067772157" calcext:value-type="float">
            <text:p>0.0088238807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486911" calcext:value-type="float">
            <text:p>6.486911</text:p>
          </table:table-cell>
          <table:table-cell office:value-type="float" office:value="6.6565123817" calcext:value-type="float">
            <text:p>6.6565123817</text:p>
          </table:table-cell>
          <table:table-cell table:formula="of:=POWER([.C818]-6.75;2)" office:value-type="float" office:value="0.00873993477540653" calcext:value-type="float">
            <text:p>0.0087399348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462692" calcext:value-type="float">
            <text:p>6.462692</text:p>
          </table:table-cell>
          <table:table-cell office:value-type="float" office:value="6.6569890134" calcext:value-type="float">
            <text:p>6.6569890134</text:p>
          </table:table-cell>
          <table:table-cell table:formula="of:=POWER([.C819]-6.75;2)" office:value-type="float" office:value="0.00865104362830529" calcext:value-type="float">
            <text:p>0.0086510436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435134" calcext:value-type="float">
            <text:p>6.435134</text:p>
          </table:table-cell>
          <table:table-cell office:value-type="float" office:value="6.657498246" calcext:value-type="float">
            <text:p>6.657498246</text:p>
          </table:table-cell>
          <table:table-cell table:formula="of:=POWER([.C820]-6.75;2)" office:value-type="float" office:value="0.00855657449307646" calcext:value-type="float">
            <text:p>0.0085565745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403784" calcext:value-type="float">
            <text:p>6.403784</text:p>
          </table:table-cell>
          <table:table-cell office:value-type="float" office:value="6.6580444207" calcext:value-type="float">
            <text:p>6.6580444207</text:p>
          </table:table-cell>
          <table:table-cell table:formula="of:=POWER([.C821]-6.75;2)" office:value-type="float" office:value="0.00845582856439867" calcext:value-type="float">
            <text:p>0.0084558286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368074" calcext:value-type="float">
            <text:p>6.368074</text:p>
          </table:table-cell>
          <table:table-cell office:value-type="float" office:value="6.6586324785" calcext:value-type="float">
            <text:p>6.6586324785</text:p>
          </table:table-cell>
          <table:table-cell table:formula="of:=POWER([.C822]-6.75;2)" office:value-type="float" office:value="0.00834802398505289" calcext:value-type="float">
            <text:p>0.008348024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32728" calcext:value-type="float">
            <text:p>6.32728</text:p>
          </table:table-cell>
          <table:table-cell office:value-type="float" office:value="6.6592681156" calcext:value-type="float">
            <text:p>6.6592681156</text:p>
          </table:table-cell>
          <table:table-cell table:formula="of:=POWER([.C823]-6.75;2)" office:value-type="float" office:value="0.00823227484677501" calcext:value-type="float">
            <text:p>0.0082322748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280457" calcext:value-type="float">
            <text:p>6.280457</text:p>
          </table:table-cell>
          <table:table-cell office:value-type="float" office:value="6.6599579919" calcext:value-type="float">
            <text:p>6.6599579919</text:p>
          </table:table-cell>
          <table:table-cell table:formula="of:=POWER([.C824]-6.75;2)" office:value-type="float" office:value="0.0081075632226805" calcext:value-type="float">
            <text:p>0.0081075632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226351" calcext:value-type="float">
            <text:p>6.226351</text:p>
          </table:table-cell>
          <table:table-cell office:value-type="float" office:value="6.6607100309" calcext:value-type="float">
            <text:p>6.6607100309</text:p>
          </table:table-cell>
          <table:table-cell table:formula="of:=POWER([.C825]-6.75;2)" office:value-type="float" office:value="0.00797269858187899" calcext:value-type="float">
            <text:p>0.0079726986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163255" calcext:value-type="float">
            <text:p>6.163255</text:p>
          </table:table-cell>
          <table:table-cell office:value-type="float" office:value="6.6615338333" calcext:value-type="float">
            <text:p>6.6615338333</text:p>
          </table:table-cell>
          <table:table-cell table:formula="of:=POWER([.C826]-6.75;2)" office:value-type="float" office:value="0.00782626265059218" calcext:value-type="float">
            <text:p>0.0078262627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088781" calcext:value-type="float">
            <text:p>6.088781</text:p>
          </table:table-cell>
          <table:table-cell office:value-type="float" office:value="6.6624412917" calcext:value-type="float">
            <text:p>6.6624412917</text:p>
          </table:table-cell>
          <table:table-cell table:formula="of:=POWER([.C827]-6.75;2)" office:value-type="float" office:value="0.00766652739916441" calcext:value-type="float">
            <text:p>0.0076665274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5.999484" calcext:value-type="float">
            <text:p>5.999484</text:p>
          </table:table-cell>
          <table:table-cell office:value-type="float" office:value="6.6634475027" calcext:value-type="float">
            <text:p>6.6634475027</text:p>
          </table:table-cell>
          <table:table-cell table:formula="of:=POWER([.C828]-6.75;2)" office:value-type="float" office:value="0.00749133478886644" calcext:value-type="float">
            <text:p>0.0074913348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5.890197" calcext:value-type="float">
            <text:p>5.890197</text:p>
          </table:table-cell>
          <table:table-cell office:value-type="float" office:value="6.6645721922" calcext:value-type="float">
            <text:p>6.6645721922</text:p>
          </table:table-cell>
          <table:table-cell table:formula="of:=POWER([.C829]-6.75;2)" office:value-type="float" office:value="0.0072979103455138" calcext:value-type="float">
            <text:p>0.0072979103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5.752797" calcext:value-type="float">
            <text:p>5.752797</text:p>
          </table:table-cell>
          <table:table-cell office:value-type="float" office:value="6.6658420282" calcext:value-type="float">
            <text:p>6.6658420282</text:p>
          </table:table-cell>
          <table:table-cell table:formula="of:=POWER([.C830]-6.75;2)" office:value-type="float" office:value="0.00708256421748957" calcext:value-type="float">
            <text:p>0.0070825642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5.573718" calcext:value-type="float">
            <text:p>5.573718</text:p>
          </table:table-cell>
          <table:table-cell office:value-type="float" office:value="6.6672945968" calcext:value-type="float">
            <text:p>6.6672945968</text:p>
          </table:table-cell>
          <table:table-cell table:formula="of:=POWER([.C831]-6.75;2)" office:value-type="float" office:value="0.00684018371847462" calcext:value-type="float">
            <text:p>0.0068401837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5.328394" calcext:value-type="float">
            <text:p>5.328394</text:p>
          </table:table-cell>
          <table:table-cell office:value-type="float" office:value="6.6689857177" calcext:value-type="float">
            <text:p>6.6689857177</text:p>
          </table:table-cell>
          <table:table-cell table:formula="of:=POWER([.C832]-6.75;2)" office:value-type="float" office:value="0.00656331393658409" calcext:value-type="float">
            <text:p>0.0065633139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4.966889" calcext:value-type="float">
            <text:p>4.966889</text:p>
          </table:table-cell>
          <table:table-cell office:value-type="float" office:value="6.6710042352" calcext:value-type="float">
            <text:p>6.6710042352</text:p>
          </table:table-cell>
          <table:table-cell table:formula="of:=POWER([.C833]-6.75;2)" office:value-type="float" office:value="0.00624033085633694" calcext:value-type="float">
            <text:p>0.0062403309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4.3672" calcext:value-type="float">
            <text:p>4.3672</text:p>
          </table:table-cell>
          <table:table-cell office:value-type="float" office:value="6.6735061116" calcext:value-type="float">
            <text:p>6.6735061116</text:p>
          </table:table-cell>
          <table:table-cell table:formula="of:=POWER([.C834]-6.75;2)" office:value-type="float" office:value="0.00585131496255164" calcext:value-type="float">
            <text:p>0.005851315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3.093206" calcext:value-type="float">
            <text:p>3.093206</text:p>
          </table:table-cell>
          <table:table-cell office:value-type="float" office:value="6.676811297" calcext:value-type="float">
            <text:p>6.676811297</text:p>
          </table:table-cell>
          <table:table-cell table:formula="of:=POWER([.C835]-6.75;2)" office:value-type="float" office:value="0.00535658624682215" calcext:value-type="float">
            <text:p>0.0053565862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3.093206" calcext:value-type="float">
            <text:p>3.093206</text:p>
          </table:table-cell>
          <table:table-cell office:value-type="float" office:value="6.6818259328" calcext:value-type="float">
            <text:p>6.6818259328</text:p>
          </table:table-cell>
          <table:table-cell table:formula="of:=POWER([.C836]-6.75;2)" office:value-type="float" office:value="0.00464770343859014" calcext:value-type="float">
            <text:p>0.0046477034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3.093206" calcext:value-type="float">
            <text:p>3.093206</text:p>
          </table:table-cell>
          <table:table-cell office:value-type="float" office:value="6.6868374825" calcext:value-type="float">
            <text:p>6.6868374825</text:p>
          </table:table-cell>
          <table:table-cell table:formula="of:=POWER([.C837]-6.75;2)" office:value-type="float" office:value="0.00398950361693785" calcext:value-type="float">
            <text:p>0.0039895036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0.979632" calcext:value-type="float">
            <text:p>20.979632</text:p>
          </table:table-cell>
          <table:table-cell office:value-type="float" office:value="6.6918457782" calcext:value-type="float">
            <text:p>6.6918457782</text:p>
          </table:table-cell>
          <table:table-cell table:formula="of:=POWER([.C838]-6.75;2)" office:value-type="float" office:value="0.00338191351316356" calcext:value-type="float">
            <text:p>0.0033819135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0.991469" calcext:value-type="float">
            <text:p>10.991469</text:p>
          </table:table-cell>
          <table:table-cell office:value-type="float" office:value="6.6728097621" calcext:value-type="float">
            <text:p>6.6728097621</text:p>
          </table:table-cell>
          <table:table-cell table:formula="of:=POWER([.C839]-6.75;2)" office:value-type="float" office:value="0.0059583328270586" calcext:value-type="float">
            <text:p>0.0059583328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9.276858" calcext:value-type="float">
            <text:p>9.276858</text:p>
          </table:table-cell>
          <table:table-cell office:value-type="float" office:value="6.667195129" calcext:value-type="float">
            <text:p>6.667195129</text:p>
          </table:table-cell>
          <table:table-cell table:formula="of:=POWER([.C840]-6.75;2)" office:value-type="float" office:value="0.00685664666132672" calcext:value-type="float">
            <text:p>0.0068566467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8.519647" calcext:value-type="float">
            <text:p>8.519647</text:p>
          </table:table-cell>
          <table:table-cell office:value-type="float" office:value="6.6638813696" calcext:value-type="float">
            <text:p>6.6638813696</text:p>
          </table:table-cell>
          <table:table-cell table:formula="of:=POWER([.C841]-6.75;2)" office:value-type="float" office:value="0.00741641850197175" calcext:value-type="float">
            <text:p>0.0074164185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8.083238" calcext:value-type="float">
            <text:p>8.083238</text:p>
          </table:table-cell>
          <table:table-cell office:value-type="float" office:value="6.6615815255" calcext:value-type="float">
            <text:p>6.6615815255</text:p>
          </table:table-cell>
          <table:table-cell table:formula="of:=POWER([.C842]-6.75;2)" office:value-type="float" office:value="0.00781782663290716" calcext:value-type="float">
            <text:p>0.0078178266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7.794732" calcext:value-type="float">
            <text:p>7.794732</text:p>
          </table:table-cell>
          <table:table-cell office:value-type="float" office:value="6.6598642917" calcext:value-type="float">
            <text:p>6.6598642917</text:p>
          </table:table-cell>
          <table:table-cell table:formula="of:=POWER([.C843]-6.75;2)" office:value-type="float" office:value="0.0081244459107427" calcext:value-type="float">
            <text:p>0.0081244459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7.586932" calcext:value-type="float">
            <text:p>7.586932</text:p>
          </table:table-cell>
          <table:table-cell office:value-type="float" office:value="6.6585307648" calcext:value-type="float">
            <text:p>6.6585307648</text:p>
          </table:table-cell>
          <table:table-cell table:formula="of:=POWER([.C844]-6.75;2)" office:value-type="float" office:value="0.00836662098807291" calcext:value-type="float">
            <text:p>0.008366621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7.428131" calcext:value-type="float">
            <text:p>7.428131</text:p>
          </table:table-cell>
          <table:table-cell office:value-type="float" office:value="6.6574723723" calcext:value-type="float">
            <text:p>6.6574723723</text:p>
          </table:table-cell>
          <table:table-cell table:formula="of:=POWER([.C845]-6.75;2)" office:value-type="float" office:value="0.00856136188778981" calcext:value-type="float">
            <text:p>0.0085613619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7.301393" calcext:value-type="float">
            <text:p>7.301393</text:p>
          </table:table-cell>
          <table:table-cell office:value-type="float" office:value="6.656623172" calcext:value-type="float">
            <text:p>6.656623172</text:p>
          </table:table-cell>
          <table:table-cell table:formula="of:=POWER([.C846]-6.75;2)" office:value-type="float" office:value="0.00871923200734163" calcext:value-type="float">
            <text:p>0.008719232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7.196846" calcext:value-type="float">
            <text:p>7.196846</text:p>
          </table:table-cell>
          <table:table-cell office:value-type="float" office:value="6.655939996" calcext:value-type="float">
            <text:p>6.655939996</text:p>
          </table:table-cell>
          <table:table-cell table:formula="of:=POWER([.C847]-6.75;2)" office:value-type="float" office:value="0.00884728435248004" calcext:value-type="float">
            <text:p>0.0088472844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7.108354" calcext:value-type="float">
            <text:p>7.108354</text:p>
          </table:table-cell>
          <table:table-cell office:value-type="float" office:value="6.6553929597" calcext:value-type="float">
            <text:p>6.6553929597</text:p>
          </table:table-cell>
          <table:table-cell table:formula="of:=POWER([.C848]-6.75;2)" office:value-type="float" office:value="0.00895049207432576" calcext:value-type="float">
            <text:p>0.0089504921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7.031912" calcext:value-type="float">
            <text:p>7.031912</text:p>
          </table:table-cell>
          <table:table-cell office:value-type="float" office:value="6.6549604382" calcext:value-type="float">
            <text:p>6.6549604382</text:p>
          </table:table-cell>
          <table:table-cell table:formula="of:=POWER([.C849]-6.75;2)" office:value-type="float" office:value="0.00903251830713605" calcext:value-type="float">
            <text:p>0.0090325183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964799" calcext:value-type="float">
            <text:p>6.964799</text:p>
          </table:table-cell>
          <table:table-cell office:value-type="float" office:value="6.6546262003" calcext:value-type="float">
            <text:p>6.6546262003</text:p>
          </table:table-cell>
          <table:table-cell table:formula="of:=POWER([.C850]-6.75;2)" office:value-type="float" office:value="0.00909616166921571" calcext:value-type="float">
            <text:p>0.0090961617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90511" calcext:value-type="float">
            <text:p>6.90511</text:p>
          </table:table-cell>
          <table:table-cell office:value-type="float" office:value="6.6543776868" calcext:value-type="float">
            <text:p>6.6543776868</text:p>
          </table:table-cell>
          <table:table-cell table:formula="of:=POWER([.C851]-6.75;2)" office:value-type="float" office:value="0.00914362678171886" calcext:value-type="float">
            <text:p>0.0091436268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851474" calcext:value-type="float">
            <text:p>6.851474</text:p>
          </table:table-cell>
          <table:table-cell office:value-type="float" office:value="6.6542049113" calcext:value-type="float">
            <text:p>6.6542049113</text:p>
          </table:table-cell>
          <table:table-cell table:formula="of:=POWER([.C852]-6.75;2)" office:value-type="float" office:value="0.00917669901904088" calcext:value-type="float">
            <text:p>0.009176699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802887" calcext:value-type="float">
            <text:p>6.802887</text:p>
          </table:table-cell>
          <table:table-cell office:value-type="float" office:value="6.6540997392" calcext:value-type="float">
            <text:p>6.6540997392</text:p>
          </table:table-cell>
          <table:table-cell table:formula="of:=POWER([.C853]-6.75;2)" office:value-type="float" office:value="0.00919686002150796" calcext:value-type="float">
            <text:p>0.00919686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758598" calcext:value-type="float">
            <text:p>6.758598</text:p>
          </table:table-cell>
          <table:table-cell office:value-type="float" office:value="6.6540553992" calcext:value-type="float">
            <text:p>6.6540553992</text:p>
          </table:table-cell>
          <table:table-cell table:formula="of:=POWER([.C854]-6.75;2)" office:value-type="float" office:value="0.0092053664226714" calcext:value-type="float">
            <text:p>0.0092053664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718036" calcext:value-type="float">
            <text:p>6.718036</text:p>
          </table:table-cell>
          <table:table-cell office:value-type="float" office:value="6.6540661384" calcext:value-type="float">
            <text:p>6.6540661384</text:p>
          </table:table-cell>
          <table:table-cell table:formula="of:=POWER([.C855]-6.75;2)" office:value-type="float" office:value="0.00920330580148792" calcext:value-type="float">
            <text:p>0.0092033058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680764" calcext:value-type="float">
            <text:p>6.680764</text:p>
          </table:table-cell>
          <table:table-cell office:value-type="float" office:value="6.6541269825" calcext:value-type="float">
            <text:p>6.6541269825</text:p>
          </table:table-cell>
          <table:table-cell table:formula="of:=POWER([.C856]-6.75;2)" office:value-type="float" office:value="0.00919163548455526" calcext:value-type="float">
            <text:p>0.0091916355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646441" calcext:value-type="float">
            <text:p>6.646441</text:p>
          </table:table-cell>
          <table:table-cell office:value-type="float" office:value="6.6542335551" calcext:value-type="float">
            <text:p>6.6542335551</text:p>
          </table:table-cell>
          <table:table-cell table:formula="of:=POWER([.C857]-6.75;2)" office:value-type="float" office:value="0.00917121196878469" calcext:value-type="float">
            <text:p>0.009171212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614798" calcext:value-type="float">
            <text:p>6.614798</text:p>
          </table:table-cell>
          <table:table-cell office:value-type="float" office:value="6.6543819449" calcext:value-type="float">
            <text:p>6.6543819449</text:p>
          </table:table-cell>
          <table:table-cell table:formula="of:=POWER([.C858]-6.75;2)" office:value-type="float" office:value="0.00914281246110665" calcext:value-type="float">
            <text:p>0.0091428125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585622" calcext:value-type="float">
            <text:p>6.585622</text:p>
          </table:table-cell>
          <table:table-cell office:value-type="float" office:value="6.6545686102" calcext:value-type="float">
            <text:p>6.6545686102</text:p>
          </table:table-cell>
          <table:table-cell table:formula="of:=POWER([.C859]-6.75;2)" office:value-type="float" office:value="0.00910715015915952" calcext:value-type="float">
            <text:p>0.0091071502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558742" calcext:value-type="float">
            <text:p>6.558742</text:p>
          </table:table-cell>
          <table:table-cell office:value-type="float" office:value="6.6547903038" calcext:value-type="float">
            <text:p>6.6547903038</text:p>
          </table:table-cell>
          <table:table-cell table:formula="of:=POWER([.C860]-6.75;2)" office:value-type="float" office:value="0.0090648862504962" calcext:value-type="float">
            <text:p>0.0090648863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534018" calcext:value-type="float">
            <text:p>6.534018</text:p>
          </table:table-cell>
          <table:table-cell office:value-type="float" office:value="6.6550440148" calcext:value-type="float">
            <text:p>6.6550440148</text:p>
          </table:table-cell>
          <table:table-cell table:formula="of:=POWER([.C861]-6.75;2)" office:value-type="float" office:value="0.00901663912530269" calcext:value-type="float">
            <text:p>0.009016639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511333" calcext:value-type="float">
            <text:p>6.511333</text:p>
          </table:table-cell>
          <table:table-cell office:value-type="float" office:value="6.6553269261" calcext:value-type="float">
            <text:p>6.6553269261</text:p>
          </table:table-cell>
          <table:table-cell table:formula="of:=POWER([.C862]-6.75;2)" office:value-type="float" office:value="0.00896299092167488" calcext:value-type="float">
            <text:p>0.0089629909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490591" calcext:value-type="float">
            <text:p>6.490591</text:p>
          </table:table-cell>
          <table:table-cell office:value-type="float" office:value="6.6556363804" calcext:value-type="float">
            <text:p>6.6556363804</text:p>
          </table:table-cell>
          <table:table-cell table:formula="of:=POWER([.C863]-6.75;2)" office:value-type="float" office:value="0.00890449270401354" calcext:value-type="float">
            <text:p>0.0089044927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471708" calcext:value-type="float">
            <text:p>6.471708</text:p>
          </table:table-cell>
          <table:table-cell office:value-type="float" office:value="6.6559698535" calcext:value-type="float">
            <text:p>6.6559698535</text:p>
          </table:table-cell>
          <table:table-cell table:formula="of:=POWER([.C864]-6.75;2)" office:value-type="float" office:value="0.00884166845081142" calcext:value-type="float">
            <text:p>0.0088416685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454609" calcext:value-type="float">
            <text:p>6.454609</text:p>
          </table:table-cell>
          <table:table-cell office:value-type="float" office:value="6.6563249368" calcext:value-type="float">
            <text:p>6.6563249368</text:p>
          </table:table-cell>
          <table:table-cell table:formula="of:=POWER([.C865]-6.75;2)" office:value-type="float" office:value="0.00877501746552401" calcext:value-type="float">
            <text:p>0.0087750175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43923" calcext:value-type="float">
            <text:p>6.43923</text:p>
          </table:table-cell>
          <table:table-cell office:value-type="float" office:value="6.6566993239" calcext:value-type="float">
            <text:p>6.6566993239</text:p>
          </table:table-cell>
          <table:table-cell table:formula="of:=POWER([.C866]-6.75;2)" office:value-type="float" office:value="0.00870501616071714" calcext:value-type="float">
            <text:p>0.0087050162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425509" calcext:value-type="float">
            <text:p>6.425509</text:p>
          </table:table-cell>
          <table:table-cell office:value-type="float" office:value="6.6570907944" calcext:value-type="float">
            <text:p>6.6570907944</text:p>
          </table:table-cell>
          <table:table-cell table:formula="of:=POWER([.C867]-6.75;2)" office:value-type="float" office:value="0.00863212048522304" calcext:value-type="float">
            <text:p>0.0086321205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41339" calcext:value-type="float">
            <text:p>6.41339</text:p>
          </table:table-cell>
          <table:table-cell office:value-type="float" office:value="6.657497211" calcext:value-type="float">
            <text:p>6.657497211</text:p>
          </table:table-cell>
          <table:table-cell table:formula="of:=POWER([.C868]-6.75;2)" office:value-type="float" office:value="0.00855676597277854" calcext:value-type="float">
            <text:p>0.008556766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402816" calcext:value-type="float">
            <text:p>6.402816</text:p>
          </table:table-cell>
          <table:table-cell office:value-type="float" office:value="6.6579165108" calcext:value-type="float">
            <text:p>6.6579165108</text:p>
          </table:table-cell>
          <table:table-cell table:formula="of:=POWER([.C869]-6.75;2)" office:value-type="float" office:value="0.00847936898324655" calcext:value-type="float">
            <text:p>0.008479369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393735" calcext:value-type="float">
            <text:p>6.393735</text:p>
          </table:table-cell>
          <table:table-cell office:value-type="float" office:value="6.6583467043" calcext:value-type="float">
            <text:p>6.6583467043</text:p>
          </table:table-cell>
          <table:table-cell table:formula="of:=POWER([.C870]-6.75;2)" office:value-type="float" office:value="0.00840032661267172" calcext:value-type="float">
            <text:p>0.0084003266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386091" calcext:value-type="float">
            <text:p>6.386091</text:p>
          </table:table-cell>
          <table:table-cell office:value-type="float" office:value="6.6587858669" calcext:value-type="float">
            <text:p>6.6587858669</text:p>
          </table:table-cell>
          <table:table-cell table:formula="of:=POWER([.C871]-6.75;2)" office:value-type="float" office:value="0.00832001807718456" calcext:value-type="float">
            <text:p>0.0083200181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37983" calcext:value-type="float">
            <text:p>6.37983</text:p>
          </table:table-cell>
          <table:table-cell office:value-type="float" office:value="6.6592321478" calcext:value-type="float">
            <text:p>6.6592321478</text:p>
          </table:table-cell>
          <table:table-cell table:formula="of:=POWER([.C872]-6.75;2)" office:value-type="float" office:value="0.00823880299300103" calcext:value-type="float">
            <text:p>0.008238803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374897" calcext:value-type="float">
            <text:p>6.374897</text:p>
          </table:table-cell>
          <table:table-cell office:value-type="float" office:value="6.6596837621" calcext:value-type="float">
            <text:p>6.6596837621</text:p>
          </table:table-cell>
          <table:table-cell table:formula="of:=POWER([.C873]-6.75;2)" office:value-type="float" office:value="0.00815702282840935" calcext:value-type="float">
            <text:p>0.0081570228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371235" calcext:value-type="float">
            <text:p>6.371235</text:p>
          </table:table-cell>
          <table:table-cell office:value-type="float" office:value="6.6601389933" calcext:value-type="float">
            <text:p>6.6601389933</text:p>
          </table:table-cell>
          <table:table-cell table:formula="of:=POWER([.C874]-6.75;2)" office:value-type="float" office:value="0.00807500052513738" calcext:value-type="float">
            <text:p>0.0080750005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368786" calcext:value-type="float">
            <text:p>6.368786</text:p>
          </table:table-cell>
          <table:table-cell office:value-type="float" office:value="6.6605961949" calcext:value-type="float">
            <text:p>6.6605961949</text:p>
          </table:table-cell>
          <table:table-cell table:formula="of:=POWER([.C875]-6.75;2)" office:value-type="float" office:value="0.00799304036635877" calcext:value-type="float">
            <text:p>0.0079930404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367489" calcext:value-type="float">
            <text:p>6.367489</text:p>
          </table:table-cell>
          <table:table-cell office:value-type="float" office:value="6.6610537903" calcext:value-type="float">
            <text:p>6.6610537903</text:p>
          </table:table-cell>
          <table:table-cell table:formula="of:=POWER([.C876]-6.75;2)" office:value-type="float" office:value="0.0079114282199963" calcext:value-type="float">
            <text:p>0.0079114282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367284" calcext:value-type="float">
            <text:p>6.367284</text:p>
          </table:table-cell>
          <table:table-cell office:value-type="float" office:value="6.6615102796" calcext:value-type="float">
            <text:p>6.6615102796</text:p>
          </table:table-cell>
          <table:table-cell table:formula="of:=POWER([.C877]-6.75;2)" office:value-type="float" office:value="0.0078304306164702" calcext:value-type="float">
            <text:p>0.0078304306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368106" calcext:value-type="float">
            <text:p>6.368106</text:p>
          </table:table-cell>
          <table:table-cell office:value-type="float" office:value="6.6619642325" calcext:value-type="float">
            <text:p>6.6619642325</text:p>
          </table:table-cell>
          <table:table-cell table:formula="of:=POWER([.C878]-6.75;2)" office:value-type="float" office:value="0.00775029635931407" calcext:value-type="float">
            <text:p>0.0077502964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369893" calcext:value-type="float">
            <text:p>6.369893</text:p>
          </table:table-cell>
          <table:table-cell office:value-type="float" office:value="6.6624142997" calcext:value-type="float">
            <text:p>6.6624142997</text:p>
          </table:table-cell>
          <table:table-cell table:formula="of:=POWER([.C879]-6.75;2)" office:value-type="float" office:value="0.00767125489704142" calcext:value-type="float">
            <text:p>0.0076712549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372576" calcext:value-type="float">
            <text:p>6.372576</text:p>
          </table:table-cell>
          <table:table-cell office:value-type="float" office:value="6.6628592043" calcext:value-type="float">
            <text:p>6.6628592043</text:p>
          </table:table-cell>
          <table:table-cell table:formula="of:=POWER([.C880]-6.75;2)" office:value-type="float" office:value="0.00759351827522912" calcext:value-type="float">
            <text:p>0.0075935183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376091" calcext:value-type="float">
            <text:p>6.376091</text:p>
          </table:table-cell>
          <table:table-cell office:value-type="float" office:value="6.663297754" calcext:value-type="float">
            <text:p>6.663297754</text:p>
          </table:table-cell>
          <table:table-cell table:formula="of:=POWER([.C881]-6.75;2)" office:value-type="float" office:value="0.00751727946144448" calcext:value-type="float">
            <text:p>0.0075172795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380369" calcext:value-type="float">
            <text:p>6.380369</text:p>
          </table:table-cell>
          <table:table-cell office:value-type="float" office:value="6.663728832" calcext:value-type="float">
            <text:p>6.663728832</text:p>
          </table:table-cell>
          <table:table-cell table:formula="of:=POWER([.C882]-6.75;2)" office:value-type="float" office:value="0.00744271442808417" calcext:value-type="float">
            <text:p>0.0074427144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385341" calcext:value-type="float">
            <text:p>6.385341</text:p>
          </table:table-cell>
          <table:table-cell office:value-type="float" office:value="6.6641514059" calcext:value-type="float">
            <text:p>6.6641514059</text:p>
          </table:table-cell>
          <table:table-cell table:formula="of:=POWER([.C883]-6.75;2)" office:value-type="float" office:value="0.00736998110894652" calcext:value-type="float">
            <text:p>0.0073699811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39094" calcext:value-type="float">
            <text:p>6.39094</text:p>
          </table:table-cell>
          <table:table-cell office:value-type="float" office:value="6.6645645255" calcext:value-type="float">
            <text:p>6.6645645255</text:p>
          </table:table-cell>
          <table:table-cell table:formula="of:=POWER([.C884]-6.75;2)" office:value-type="float" office:value="0.00729922030304009" calcext:value-type="float">
            <text:p>0.0072992203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397097" calcext:value-type="float">
            <text:p>6.397097</text:p>
          </table:table-cell>
          <table:table-cell office:value-type="float" office:value="6.6649673226" calcext:value-type="float">
            <text:p>6.6649673226</text:p>
          </table:table-cell>
          <table:table-cell table:formula="of:=POWER([.C885]-6.75;2)" office:value-type="float" office:value="0.00723055622581249" calcext:value-type="float">
            <text:p>0.0072305562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403743" calcext:value-type="float">
            <text:p>6.403743</text:p>
          </table:table-cell>
          <table:table-cell office:value-type="float" office:value="6.6653590108" calcext:value-type="float">
            <text:p>6.6653590108</text:p>
          </table:table-cell>
          <table:table-cell table:formula="of:=POWER([.C886]-6.75;2)" office:value-type="float" office:value="0.00716409705275458" calcext:value-type="float">
            <text:p>0.0071640971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410812" calcext:value-type="float">
            <text:p>6.410812</text:p>
          </table:table-cell>
          <table:table-cell office:value-type="float" office:value="6.6657388884" calcext:value-type="float">
            <text:p>6.6657388884</text:p>
          </table:table-cell>
          <table:table-cell table:formula="of:=POWER([.C887]-6.75;2)" office:value-type="float" office:value="0.00709993492806766" calcext:value-type="float">
            <text:p>0.0070999349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418238" calcext:value-type="float">
            <text:p>6.418238</text:p>
          </table:table-cell>
          <table:table-cell office:value-type="float" office:value="6.666106332" calcext:value-type="float">
            <text:p>6.666106332</text:p>
          </table:table-cell>
          <table:table-cell table:formula="of:=POWER([.C888]-6.75;2)" office:value-type="float" office:value="0.00703814753049422" calcext:value-type="float">
            <text:p>0.0070381475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425954" calcext:value-type="float">
            <text:p>6.425954</text:p>
          </table:table-cell>
          <table:table-cell office:value-type="float" office:value="6.6664607997" calcext:value-type="float">
            <text:p>6.6664607997</text:p>
          </table:table-cell>
          <table:table-cell table:formula="of:=POWER([.C889]-6.75;2)" office:value-type="float" office:value="0.00697879798676347" calcext:value-type="float">
            <text:p>0.006978798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433899" calcext:value-type="float">
            <text:p>6.433899</text:p>
          </table:table-cell>
          <table:table-cell office:value-type="float" office:value="6.6668018306" calcext:value-type="float">
            <text:p>6.6668018306</text:p>
          </table:table-cell>
          <table:table-cell table:formula="of:=POWER([.C890]-6.75;2)" office:value-type="float" office:value="0.00692193539151112" calcext:value-type="float">
            <text:p>0.0069219354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442009" calcext:value-type="float">
            <text:p>6.442009</text:p>
          </table:table-cell>
          <table:table-cell office:value-type="float" office:value="6.6671290376" calcext:value-type="float">
            <text:p>6.6671290376</text:p>
          </table:table-cell>
          <table:table-cell table:formula="of:=POWER([.C891]-6.75;2)" office:value-type="float" office:value="0.00686759640910227" calcext:value-type="float">
            <text:p>0.0068675964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450227" calcext:value-type="float">
            <text:p>6.450227</text:p>
          </table:table-cell>
          <table:table-cell office:value-type="float" office:value="6.6674421142" calcext:value-type="float">
            <text:p>6.6674421142</text:p>
          </table:table-cell>
          <table:table-cell table:formula="of:=POWER([.C892]-6.75;2)" office:value-type="float" office:value="0.00681580450776584" calcext:value-type="float">
            <text:p>0.0068158045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458496" calcext:value-type="float">
            <text:p>6.458496</text:p>
          </table:table-cell>
          <table:table-cell office:value-type="float" office:value="6.6677408226" calcext:value-type="float">
            <text:p>6.6677408226</text:p>
          </table:table-cell>
          <table:table-cell table:formula="of:=POWER([.C893]-6.75;2)" office:value-type="float" office:value="0.00676657226652469" calcext:value-type="float">
            <text:p>0.0067665723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46676" calcext:value-type="float">
            <text:p>6.46676</text:p>
          </table:table-cell>
          <table:table-cell office:value-type="float" office:value="6.6680249946" calcext:value-type="float">
            <text:p>6.6680249946</text:p>
          </table:table-cell>
          <table:table-cell table:formula="of:=POWER([.C894]-6.75;2)" office:value-type="float" office:value="0.00671990151033009" calcext:value-type="float">
            <text:p>0.0067199015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47497" calcext:value-type="float">
            <text:p>6.47497</text:p>
          </table:table-cell>
          <table:table-cell office:value-type="float" office:value="6.6682945336" calcext:value-type="float">
            <text:p>6.6682945336</text:p>
          </table:table-cell>
          <table:table-cell table:formula="of:=POWER([.C895]-6.75;2)" office:value-type="float" office:value="0.00667578323964151" calcext:value-type="float">
            <text:p>0.0066757832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483077" calcext:value-type="float">
            <text:p>6.483077</text:p>
          </table:table-cell>
          <table:table-cell office:value-type="float" office:value="6.6685494032" calcext:value-type="float">
            <text:p>6.6685494032</text:p>
          </table:table-cell>
          <table:table-cell table:formula="of:=POWER([.C896]-6.75;2)" office:value-type="float" office:value="0.00663419971907615" calcext:value-type="float">
            <text:p>0.0066341997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491036" calcext:value-type="float">
            <text:p>6.491036</text:p>
          </table:table-cell>
          <table:table-cell office:value-type="float" office:value="6.6687896277" calcext:value-type="float">
            <text:p>6.6687896277</text:p>
          </table:table-cell>
          <table:table-cell table:formula="of:=POWER([.C897]-6.75;2)" office:value-type="float" office:value="0.00659512456910463" calcext:value-type="float">
            <text:p>0.0065951246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498807" calcext:value-type="float">
            <text:p>6.498807</text:p>
          </table:table-cell>
          <table:table-cell office:value-type="float" office:value="6.6690152903" calcext:value-type="float">
            <text:p>6.6690152903</text:p>
          </table:table-cell>
          <table:table-cell table:formula="of:=POWER([.C898]-6.75;2)" office:value-type="float" office:value="0.00655852320519328" calcext:value-type="float">
            <text:p>0.0065585232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506352" calcext:value-type="float">
            <text:p>6.506352</text:p>
          </table:table-cell>
          <table:table-cell office:value-type="float" office:value="6.6692265228" calcext:value-type="float">
            <text:p>6.6692265228</text:p>
          </table:table-cell>
          <table:table-cell table:formula="of:=POWER([.C899]-6.75;2)" office:value-type="float" office:value="0.00652435461897895" calcext:value-type="float">
            <text:p>0.0065243546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513636" calcext:value-type="float">
            <text:p>6.513636</text:p>
          </table:table-cell>
          <table:table-cell office:value-type="float" office:value="6.6694235081" calcext:value-type="float">
            <text:p>6.6694235081</text:p>
          </table:table-cell>
          <table:table-cell table:formula="of:=POWER([.C900]-6.75;2)" office:value-type="float" office:value="0.0064925710469107" calcext:value-type="float">
            <text:p>0.006492571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52063" calcext:value-type="float">
            <text:p>6.52063</text:p>
          </table:table-cell>
          <table:table-cell office:value-type="float" office:value="6.6696064745" calcext:value-type="float">
            <text:p>6.6696064745</text:p>
          </table:table-cell>
          <table:table-cell table:formula="of:=POWER([.C901]-6.75;2)" office:value-type="float" office:value="0.00646311894231913" calcext:value-type="float">
            <text:p>0.0064631189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527307" calcext:value-type="float">
            <text:p>6.527307</text:p>
          </table:table-cell>
          <table:table-cell office:value-type="float" office:value="6.6697756868" calcext:value-type="float">
            <text:p>6.6697756868</text:p>
          </table:table-cell>
          <table:table-cell table:formula="of:=POWER([.C902]-6.75;2)" office:value-type="float" office:value="0.00643594042841177" calcext:value-type="float">
            <text:p>0.0064359404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533645" calcext:value-type="float">
            <text:p>6.533645</text:p>
          </table:table-cell>
          <table:table-cell office:value-type="float" office:value="6.6699314489" calcext:value-type="float">
            <text:p>6.6699314489</text:p>
          </table:table-cell>
          <table:table-cell table:formula="of:=POWER([.C903]-6.75;2)" office:value-type="float" office:value="0.00641097287525333" calcext:value-type="float">
            <text:p>0.0064109729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539626" calcext:value-type="float">
            <text:p>6.539626</text:p>
          </table:table-cell>
          <table:table-cell office:value-type="float" office:value="6.6700740927" calcext:value-type="float">
            <text:p>6.6700740927</text:p>
          </table:table-cell>
          <table:table-cell table:formula="of:=POWER([.C904]-6.75;2)" office:value-type="float" office:value="0.00638815065772817" calcext:value-type="float">
            <text:p>0.0063881507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545235" calcext:value-type="float">
            <text:p>6.545235</text:p>
          </table:table-cell>
          <table:table-cell office:value-type="float" office:value="6.6702039772" calcext:value-type="float">
            <text:p>6.6702039772</text:p>
          </table:table-cell>
          <table:table-cell table:formula="of:=POWER([.C905]-6.75;2)" office:value-type="float" office:value="0.00636740525469813" calcext:value-type="float">
            <text:p>0.0063674053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550461" calcext:value-type="float">
            <text:p>6.550461</text:p>
          </table:table-cell>
          <table:table-cell office:value-type="float" office:value="6.6703214825" calcext:value-type="float">
            <text:p>6.6703214825</text:p>
          </table:table-cell>
          <table:table-cell table:formula="of:=POWER([.C906]-6.75;2)" office:value-type="float" office:value="0.00634866615099775" calcext:value-type="float">
            <text:p>0.0063486662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555297" calcext:value-type="float">
            <text:p>6.555297</text:p>
          </table:table-cell>
          <table:table-cell office:value-type="float" office:value="6.6704270081" calcext:value-type="float">
            <text:p>6.6704270081</text:p>
          </table:table-cell>
          <table:table-cell table:formula="of:=POWER([.C907]-6.75;2)" office:value-type="float" office:value="0.00633186103991748" calcext:value-type="float">
            <text:p>0.006331861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559741" calcext:value-type="float">
            <text:p>6.559741</text:p>
          </table:table-cell>
          <table:table-cell office:value-type="float" office:value="6.6705209664" calcext:value-type="float">
            <text:p>6.6705209664</text:p>
          </table:table-cell>
          <table:table-cell table:formula="of:=POWER([.C908]-6.75;2)" office:value-type="float" office:value="0.00631691678198996" calcext:value-type="float">
            <text:p>0.0063169168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563793" calcext:value-type="float">
            <text:p>6.563793</text:p>
          </table:table-cell>
          <table:table-cell office:value-type="float" office:value="6.6706037755" calcext:value-type="float">
            <text:p>6.6706037755</text:p>
          </table:table-cell>
          <table:table-cell table:formula="of:=POWER([.C909]-6.75;2)" office:value-type="float" office:value="0.00630376046485439" calcext:value-type="float">
            <text:p>0.0063037605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567457" calcext:value-type="float">
            <text:p>6.567457</text:p>
          </table:table-cell>
          <table:table-cell office:value-type="float" office:value="6.6706758589" calcext:value-type="float">
            <text:p>6.6706758589</text:p>
          </table:table-cell>
          <table:table-cell table:formula="of:=POWER([.C910]-6.75;2)" office:value-type="float" office:value="0.00629231936125269" calcext:value-type="float">
            <text:p>0.0062923194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57074" calcext:value-type="float">
            <text:p>6.57074</text:p>
          </table:table-cell>
          <table:table-cell office:value-type="float" office:value="6.6707376425" calcext:value-type="float">
            <text:p>6.6707376425</text:p>
          </table:table-cell>
          <table:table-cell table:formula="of:=POWER([.C911]-6.75;2)" office:value-type="float" office:value="0.00628252131645784" calcext:value-type="float">
            <text:p>0.0062825213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573653" calcext:value-type="float">
            <text:p>6.573653</text:p>
          </table:table-cell>
          <table:table-cell office:value-type="float" office:value="6.6707895457" calcext:value-type="float">
            <text:p>6.6707895457</text:p>
          </table:table-cell>
          <table:table-cell table:formula="of:=POWER([.C912]-6.75;2)" office:value-type="float" office:value="0.0062742960704124" calcext:value-type="float">
            <text:p>0.0062742961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57621" calcext:value-type="float">
            <text:p>6.57621</text:p>
          </table:table-cell>
          <table:table-cell office:value-type="float" office:value="6.6708319839" calcext:value-type="float">
            <text:p>6.6708319839</text:p>
          </table:table-cell>
          <table:table-cell table:formula="of:=POWER([.C913]-6.75;2)" office:value-type="float" office:value="0.00626757477320981" calcext:value-type="float">
            <text:p>0.0062675748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578427" calcext:value-type="float">
            <text:p>6.578427</text:p>
          </table:table-cell>
          <table:table-cell office:value-type="float" office:value="6.6708653589" calcext:value-type="float">
            <text:p>6.6708653589</text:p>
          </table:table-cell>
          <table:table-cell table:formula="of:=POWER([.C914]-6.75;2)" office:value-type="float" office:value="0.00626229142202574" calcext:value-type="float">
            <text:p>0.0062622914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580323" calcext:value-type="float">
            <text:p>6.580323</text:p>
          </table:table-cell>
          <table:table-cell office:value-type="float" office:value="6.6708900591" calcext:value-type="float">
            <text:p>6.6708900591</text:p>
          </table:table-cell>
          <table:table-cell table:formula="of:=POWER([.C915]-6.75;2)" office:value-type="float" office:value="0.00625838274920156" calcext:value-type="float">
            <text:p>0.0062583827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58192" calcext:value-type="float">
            <text:p>6.58192</text:p>
          </table:table-cell>
          <table:table-cell office:value-type="float" office:value="6.6709064597" calcext:value-type="float">
            <text:p>6.6709064597</text:p>
          </table:table-cell>
          <table:table-cell table:formula="of:=POWER([.C916]-6.75;2)" office:value-type="float" office:value="0.00625578811718768" calcext:value-type="float">
            <text:p>0.0062557881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583242" calcext:value-type="float">
            <text:p>6.583242</text:p>
          </table:table-cell>
          <table:table-cell office:value-type="float" office:value="6.6709149113" calcext:value-type="float">
            <text:p>6.6709149113</text:p>
          </table:table-cell>
          <table:table-cell table:formula="of:=POWER([.C917]-6.75;2)" office:value-type="float" office:value="0.00625445125468692" calcext:value-type="float">
            <text:p>0.0062544513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584315" calcext:value-type="float">
            <text:p>6.584315</text:p>
          </table:table-cell>
          <table:table-cell office:value-type="float" office:value="6.6709157473" calcext:value-type="float">
            <text:p>6.6709157473</text:p>
          </table:table-cell>
          <table:table-cell table:formula="of:=POWER([.C918]-6.75;2)" office:value-type="float" office:value="0.00625431902511738" calcext:value-type="float">
            <text:p>0.006254319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585166" calcext:value-type="float">
            <text:p>6.585166</text:p>
          </table:table-cell>
          <table:table-cell office:value-type="float" office:value="6.6709092728" calcext:value-type="float">
            <text:p>6.6709092728</text:p>
          </table:table-cell>
          <table:table-cell table:formula="of:=POWER([.C919]-6.75;2)" office:value-type="float" office:value="0.00625534312902477" calcext:value-type="float">
            <text:p>0.0062553431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585823" calcext:value-type="float">
            <text:p>6.585823</text:p>
          </table:table-cell>
          <table:table-cell office:value-type="float" office:value="6.6708957715" calcext:value-type="float">
            <text:p>6.6708957715</text:p>
          </table:table-cell>
          <table:table-cell table:formula="of:=POWER([.C920]-6.75;2)" office:value-type="float" office:value="0.00625747896658026" calcext:value-type="float">
            <text:p>0.006257479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586316" calcext:value-type="float">
            <text:p>6.586316</text:p>
          </table:table-cell>
          <table:table-cell office:value-type="float" office:value="6.6708755" calcext:value-type="float">
            <text:p>6.6708755</text:p>
          </table:table-cell>
          <table:table-cell table:formula="of:=POWER([.C921]-6.75;2)" office:value-type="float" office:value="0.00626068650024997" calcext:value-type="float">
            <text:p>0.0062606865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586677" calcext:value-type="float">
            <text:p>6.586677</text:p>
          </table:table-cell>
          <table:table-cell office:value-type="float" office:value="6.6708486868" calcext:value-type="float">
            <text:p>6.6708486868</text:p>
          </table:table-cell>
          <table:table-cell table:formula="of:=POWER([.C922]-6.75;2)" office:value-type="float" office:value="0.00626493038128444" calcext:value-type="float">
            <text:p>0.0062649304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586936" calcext:value-type="float">
            <text:p>6.586936</text:p>
          </table:table-cell>
          <table:table-cell office:value-type="float" office:value="6.6708155309" calcext:value-type="float">
            <text:p>6.6708155309</text:p>
          </table:table-cell>
          <table:table-cell table:formula="of:=POWER([.C923]-6.75;2)" office:value-type="float" office:value="0.00627018014664891" calcext:value-type="float">
            <text:p>0.0062701801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587125" calcext:value-type="float">
            <text:p>6.587125</text:p>
          </table:table-cell>
          <table:table-cell office:value-type="float" office:value="6.6707762056" calcext:value-type="float">
            <text:p>6.6707762056</text:p>
          </table:table-cell>
          <table:table-cell table:formula="of:=POWER([.C924]-6.75;2)" office:value-type="float" office:value="0.00627640959913344" calcext:value-type="float">
            <text:p>0.0062764096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587274" calcext:value-type="float">
            <text:p>6.587274</text:p>
          </table:table-cell>
          <table:table-cell office:value-type="float" office:value="6.6707308548" calcext:value-type="float">
            <text:p>6.6707308548</text:p>
          </table:table-cell>
          <table:table-cell table:formula="of:=POWER([.C925]-6.75;2)" office:value-type="float" office:value="0.00628359738073862" calcext:value-type="float">
            <text:p>0.0062835974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587415" calcext:value-type="float">
            <text:p>6.587415</text:p>
          </table:table-cell>
          <table:table-cell office:value-type="float" office:value="6.6706795954" calcext:value-type="float">
            <text:p>6.6706795954</text:p>
          </table:table-cell>
          <table:table-cell table:formula="of:=POWER([.C926]-6.75;2)" office:value-type="float" office:value="0.00629172658590767" calcext:value-type="float">
            <text:p>0.0062917266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587579" calcext:value-type="float">
            <text:p>6.587579</text:p>
          </table:table-cell>
          <table:table-cell office:value-type="float" office:value="6.6706225175" calcext:value-type="float">
            <text:p>6.6706225175</text:p>
          </table:table-cell>
          <table:table-cell table:formula="of:=POWER([.C927]-6.75;2)" office:value-type="float" office:value="0.0063007847280378" calcext:value-type="float">
            <text:p>0.0063007847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587794" calcext:value-type="float">
            <text:p>6.587794</text:p>
          </table:table-cell>
          <table:table-cell office:value-type="float" office:value="6.6705596841" calcext:value-type="float">
            <text:p>6.6705596841</text:p>
          </table:table-cell>
          <table:table-cell table:formula="of:=POWER([.C928]-6.75;2)" office:value-type="float" office:value="0.00631076379029185" calcext:value-type="float">
            <text:p>0.0063107638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588088" calcext:value-type="float">
            <text:p>6.588088</text:p>
          </table:table-cell>
          <table:table-cell office:value-type="float" office:value="6.6704911371" calcext:value-type="float">
            <text:p>6.6704911371</text:p>
          </table:table-cell>
          <table:table-cell table:formula="of:=POWER([.C929]-6.75;2)" office:value-type="float" office:value="0.006321659279651" calcext:value-type="float">
            <text:p>0.0063216593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588489" calcext:value-type="float">
            <text:p>6.588489</text:p>
          </table:table-cell>
          <table:table-cell office:value-type="float" office:value="6.6704168938" calcext:value-type="float">
            <text:p>6.6704168938</text:p>
          </table:table-cell>
          <table:table-cell table:formula="of:=POWER([.C930]-6.75;2)" office:value-type="float" office:value="0.00633347079244053" calcext:value-type="float">
            <text:p>0.0063334708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589021" calcext:value-type="float">
            <text:p>6.589021</text:p>
          </table:table-cell>
          <table:table-cell office:value-type="float" office:value="6.6703369516" calcext:value-type="float">
            <text:p>6.6703369516</text:p>
          </table:table-cell>
          <table:table-cell table:formula="of:=POWER([.C931]-6.75;2)" office:value-type="float" office:value="0.00634620128038068" calcext:value-type="float">
            <text:p>0.0063462013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589708" calcext:value-type="float">
            <text:p>6.589708</text:p>
          </table:table-cell>
          <table:table-cell office:value-type="float" office:value="6.670251289" calcext:value-type="float">
            <text:p>6.670251289</text:p>
          </table:table-cell>
          <table:table-cell table:formula="of:=POWER([.C932]-6.75;2)" office:value-type="float" office:value="0.00635985690616147" calcext:value-type="float">
            <text:p>0.0063598569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59057" calcext:value-type="float">
            <text:p>6.59057</text:p>
          </table:table-cell>
          <table:table-cell office:value-type="float" office:value="6.6701598696" calcext:value-type="float">
            <text:p>6.6701598696</text:p>
          </table:table-cell>
          <table:table-cell table:formula="of:=POWER([.C933]-6.75;2)" office:value-type="float" office:value="0.00637444642228901" calcext:value-type="float">
            <text:p>0.0063744464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591625" calcext:value-type="float">
            <text:p>6.591625</text:p>
          </table:table-cell>
          <table:table-cell office:value-type="float" office:value="6.6700626425" calcext:value-type="float">
            <text:p>6.6700626425</text:p>
          </table:table-cell>
          <table:table-cell table:formula="of:=POWER([.C934]-6.75;2)" office:value-type="float" office:value="0.00638998112408287" calcext:value-type="float">
            <text:p>0.0063899811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592891" calcext:value-type="float">
            <text:p>6.592891</text:p>
          </table:table-cell>
          <table:table-cell office:value-type="float" office:value="6.6699595497" calcext:value-type="float">
            <text:p>6.6699595497</text:p>
          </table:table-cell>
          <table:table-cell table:formula="of:=POWER([.C935]-6.75;2)" office:value-type="float" office:value="0.00640647368422682" calcext:value-type="float">
            <text:p>0.0064064737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59438" calcext:value-type="float">
            <text:p>6.59438</text:p>
          </table:table-cell>
          <table:table-cell office:value-type="float" office:value="6.6698505215" calcext:value-type="float">
            <text:p>6.6698505215</text:p>
          </table:table-cell>
          <table:table-cell table:formula="of:=POWER([.C936]-6.75;2)" office:value-type="float" office:value="0.00642393890382198" calcext:value-type="float">
            <text:p>0.0064239389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596104" calcext:value-type="float">
            <text:p>6.596104</text:p>
          </table:table-cell>
          <table:table-cell office:value-type="float" office:value="6.6697354839" calcext:value-type="float">
            <text:p>6.6697354839</text:p>
          </table:table-cell>
          <table:table-cell table:formula="of:=POWER([.C937]-6.75;2)" office:value-type="float" office:value="0.00644239254476712" calcext:value-type="float">
            <text:p>0.0064423925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598071" calcext:value-type="float">
            <text:p>6.598071</text:p>
          </table:table-cell>
          <table:table-cell office:value-type="float" office:value="6.6696143602" calcext:value-type="float">
            <text:p>6.6696143602</text:p>
          </table:table-cell>
          <table:table-cell table:formula="of:=POWER([.C938]-6.75;2)" office:value-type="float" office:value="0.00646185108605538" calcext:value-type="float">
            <text:p>0.0064618511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600286" calcext:value-type="float">
            <text:p>6.600286</text:p>
          </table:table-cell>
          <table:table-cell office:value-type="float" office:value="6.6694870753" calcext:value-type="float">
            <text:p>6.6694870753</text:p>
          </table:table-cell>
          <table:table-cell table:formula="of:=POWER([.C939]-6.75;2)" office:value-type="float" office:value="0.00648233104374784" calcext:value-type="float">
            <text:p>0.006482331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602751" calcext:value-type="float">
            <text:p>6.602751</text:p>
          </table:table-cell>
          <table:table-cell office:value-type="float" office:value="6.6693535551" calcext:value-type="float">
            <text:p>6.6693535551</text:p>
          </table:table-cell>
          <table:table-cell table:formula="of:=POWER([.C940]-6.75;2)" office:value-type="float" office:value="0.00650384907500876" calcext:value-type="float">
            <text:p>0.0065038491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605466" calcext:value-type="float">
            <text:p>6.605466</text:p>
          </table:table-cell>
          <table:table-cell office:value-type="float" office:value="6.6692137325" calcext:value-type="float">
            <text:p>6.6692137325</text:p>
          </table:table-cell>
          <table:table-cell table:formula="of:=POWER([.C941]-6.75;2)" office:value-type="float" office:value="0.00652642101658151" calcext:value-type="float">
            <text:p>0.006526421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608428" calcext:value-type="float">
            <text:p>6.608428</text:p>
          </table:table-cell>
          <table:table-cell office:value-type="float" office:value="6.669067547" calcext:value-type="float">
            <text:p>6.669067547</text:p>
          </table:table-cell>
          <table:table-cell table:formula="of:=POWER([.C942]-6.75;2)" office:value-type="float" office:value="0.0065500619485972" calcext:value-type="float">
            <text:p>0.0065500619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61163" calcext:value-type="float">
            <text:p>6.61163</text:p>
          </table:table-cell>
          <table:table-cell office:value-type="float" office:value="6.6689149489" calcext:value-type="float">
            <text:p>6.6689149489</text:p>
          </table:table-cell>
          <table:table-cell table:formula="of:=POWER([.C943]-6.75;2)" office:value-type="float" office:value="0.00657478551188955" calcext:value-type="float">
            <text:p>0.0065747855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615066" calcext:value-type="float">
            <text:p>6.615066</text:p>
          </table:table-cell>
          <table:table-cell office:value-type="float" office:value="6.6687559005" calcext:value-type="float">
            <text:p>6.6687559005</text:p>
          </table:table-cell>
          <table:table-cell table:formula="of:=POWER([.C944]-6.75;2)" office:value-type="float" office:value="0.00660060370356592" calcext:value-type="float">
            <text:p>0.0066006037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618722" calcext:value-type="float">
            <text:p>6.618722</text:p>
          </table:table-cell>
          <table:table-cell office:value-type="float" office:value="6.6685903737" calcext:value-type="float">
            <text:p>6.6685903737</text:p>
          </table:table-cell>
          <table:table-cell table:formula="of:=POWER([.C945]-6.75;2)" office:value-type="float" office:value="0.00662752725430568" calcext:value-type="float">
            <text:p>0.0066275273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622587" calcext:value-type="float">
            <text:p>6.622587</text:p>
          </table:table-cell>
          <table:table-cell office:value-type="float" office:value="6.6684183602" calcext:value-type="float">
            <text:p>6.6684183602</text:p>
          </table:table-cell>
          <table:table-cell table:formula="of:=POWER([.C946]-6.75;2)" office:value-type="float" office:value="0.00665556395245687" calcext:value-type="float">
            <text:p>0.006655564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626644" calcext:value-type="float">
            <text:p>6.626644</text:p>
          </table:table-cell>
          <table:table-cell office:value-type="float" office:value="6.6682398629" calcext:value-type="float">
            <text:p>6.6682398629</text:p>
          </table:table-cell>
          <table:table-cell table:formula="of:=POWER([.C947]-6.75;2)" office:value-type="float" office:value="0.00668472001861077" calcext:value-type="float">
            <text:p>0.00668472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630876" calcext:value-type="float">
            <text:p>6.630876</text:p>
          </table:table-cell>
          <table:table-cell office:value-type="float" office:value="6.6680549032" calcext:value-type="float">
            <text:p>6.6680549032</text:p>
          </table:table-cell>
          <table:table-cell table:formula="of:=POWER([.C948]-6.75;2)" office:value-type="float" office:value="0.0067149988895614" calcext:value-type="float">
            <text:p>0.0067149989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635263" calcext:value-type="float">
            <text:p>6.635263</text:p>
          </table:table-cell>
          <table:table-cell office:value-type="float" office:value="6.6678635202" calcext:value-type="float">
            <text:p>6.6678635202</text:p>
          </table:table-cell>
          <table:table-cell table:formula="of:=POWER([.C949]-6.75;2)" office:value-type="float" office:value="0.0067464013139358" calcext:value-type="float">
            <text:p>0.0067464013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639785" calcext:value-type="float">
            <text:p>6.639785</text:p>
          </table:table-cell>
          <table:table-cell office:value-type="float" office:value="6.6676657688" calcext:value-type="float">
            <text:p>6.6676657688</text:p>
          </table:table-cell>
          <table:table-cell table:formula="of:=POWER([.C950]-6.75;2)" office:value-type="float" office:value="0.00677892562729504" calcext:value-type="float">
            <text:p>0.0067789256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644419" calcext:value-type="float">
            <text:p>6.644419</text:p>
          </table:table-cell>
          <table:table-cell office:value-type="float" office:value="6.6674617191" calcext:value-type="float">
            <text:p>6.6674617191</text:p>
          </table:table-cell>
          <table:table-cell table:formula="of:=POWER([.C951]-6.75;2)" office:value-type="float" office:value="0.00681256781392726" calcext:value-type="float">
            <text:p>0.0068125678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649142" calcext:value-type="float">
            <text:p>6.649142</text:p>
          </table:table-cell>
          <table:table-cell office:value-type="float" office:value="6.6672514597" calcext:value-type="float">
            <text:p>6.6672514597</text:p>
          </table:table-cell>
          <table:table-cell table:formula="of:=POWER([.C952]-6.75;2)" office:value-type="float" office:value="0.00684732092178071" calcext:value-type="float">
            <text:p>0.0068473209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653931" calcext:value-type="float">
            <text:p>6.653931</text:p>
          </table:table-cell>
          <table:table-cell office:value-type="float" office:value="6.6670350941" calcext:value-type="float">
            <text:p>6.6670350941</text:p>
          </table:table-cell>
          <table:table-cell table:formula="of:=POWER([.C953]-6.75;2)" office:value-type="float" office:value="0.00688317561099584" calcext:value-type="float">
            <text:p>0.0068831756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658759" calcext:value-type="float">
            <text:p>6.658759</text:p>
          </table:table-cell>
          <table:table-cell office:value-type="float" office:value="6.6668127366" calcext:value-type="float">
            <text:p>6.6668127366</text:p>
          </table:table-cell>
          <table:table-cell table:formula="of:=POWER([.C954]-6.75;2)" office:value-type="float" office:value="0.00692012079198101" calcext:value-type="float">
            <text:p>0.0069201208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663602" calcext:value-type="float">
            <text:p>6.663602</text:p>
          </table:table-cell>
          <table:table-cell office:value-type="float" office:value="6.6665845202" calcext:value-type="float">
            <text:p>6.6665845202</text:p>
          </table:table-cell>
          <table:table-cell table:formula="of:=POWER([.C955]-6.75;2)" office:value-type="float" office:value="0.00695814227026424" calcext:value-type="float">
            <text:p>0.0069581423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668436" calcext:value-type="float">
            <text:p>6.668436</text:p>
          </table:table-cell>
          <table:table-cell office:value-type="float" office:value="6.6663505847" calcext:value-type="float">
            <text:p>6.6663505847</text:p>
          </table:table-cell>
          <table:table-cell table:formula="of:=POWER([.C956]-6.75;2)" office:value-type="float" office:value="0.00699722468003188" calcext:value-type="float">
            <text:p>0.0069972247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673234" calcext:value-type="float">
            <text:p>6.673234</text:p>
          </table:table-cell>
          <table:table-cell office:value-type="float" office:value="6.6661110793" calcext:value-type="float">
            <text:p>6.6661110793</text:p>
          </table:table-cell>
          <table:table-cell table:formula="of:=POWER([.C957]-6.75;2)" office:value-type="float" office:value="0.00703735101621085" calcext:value-type="float">
            <text:p>0.007037351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677973" calcext:value-type="float">
            <text:p>6.677973</text:p>
          </table:table-cell>
          <table:table-cell office:value-type="float" office:value="6.665866164" calcext:value-type="float">
            <text:p>6.665866164</text:p>
          </table:table-cell>
          <table:table-cell table:formula="of:=POWER([.C958]-6.75;2)" office:value-type="float" office:value="0.00707850236007481" calcext:value-type="float">
            <text:p>0.0070785024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682629" calcext:value-type="float">
            <text:p>6.682629</text:p>
          </table:table-cell>
          <table:table-cell office:value-type="float" office:value="6.6656160027" calcext:value-type="float">
            <text:p>6.6656160027</text:p>
          </table:table-cell>
          <table:table-cell table:formula="of:=POWER([.C959]-6.75;2)" office:value-type="float" office:value="0.00712065900032637" calcext:value-type="float">
            <text:p>0.007120659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687178" calcext:value-type="float">
            <text:p>6.687178</text:p>
          </table:table-cell>
          <table:table-cell office:value-type="float" office:value="6.6653607594" calcext:value-type="float">
            <text:p>6.6653607594</text:p>
          </table:table-cell>
          <table:table-cell table:formula="of:=POWER([.C960]-6.75;2)" office:value-type="float" office:value="0.00716380104934462" calcext:value-type="float">
            <text:p>0.007163801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6916" calcext:value-type="float">
            <text:p>6.6916</text:p>
          </table:table-cell>
          <table:table-cell office:value-type="float" office:value="6.6651006035" calcext:value-type="float">
            <text:p>6.6651006035</text:p>
          </table:table-cell>
          <table:table-cell table:formula="of:=POWER([.C961]-6.75;2)" office:value-type="float" office:value="0.00720790752606421" calcext:value-type="float">
            <text:p>0.0072079075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695873" calcext:value-type="float">
            <text:p>6.695873</text:p>
          </table:table-cell>
          <table:table-cell office:value-type="float" office:value="6.6648357003" calcext:value-type="float">
            <text:p>6.6648357003</text:p>
          </table:table-cell>
          <table:table-cell table:formula="of:=POWER([.C962]-6.75;2)" office:value-type="float" office:value="0.00725295794339137" calcext:value-type="float">
            <text:p>0.0072529579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69998" calcext:value-type="float">
            <text:p>6.69998</text:p>
          </table:table-cell>
          <table:table-cell office:value-type="float" office:value="6.664566211" calcext:value-type="float">
            <text:p>6.664566211</text:p>
          </table:table-cell>
          <table:table-cell table:formula="of:=POWER([.C963]-6.75;2)" office:value-type="float" office:value="0.00729893230289646" calcext:value-type="float">
            <text:p>0.0072989323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703901" calcext:value-type="float">
            <text:p>6.703901</text:p>
          </table:table-cell>
          <table:table-cell office:value-type="float" office:value="6.6642922917" calcext:value-type="float">
            <text:p>6.6642922917</text:p>
          </table:table-cell>
          <table:table-cell table:formula="of:=POWER([.C964]-6.75;2)" office:value-type="float" office:value="0.00734581126203792" calcext:value-type="float">
            <text:p>0.0073458113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707622" calcext:value-type="float">
            <text:p>6.707622</text:p>
          </table:table-cell>
          <table:table-cell office:value-type="float" office:value="6.6640140901" calcext:value-type="float">
            <text:p>6.6640140901</text:p>
          </table:table-cell>
          <table:table-cell table:formula="of:=POWER([.C965]-6.75;2)" office:value-type="float" office:value="0.00739357670133088" calcext:value-type="float">
            <text:p>0.0073935767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711129" calcext:value-type="float">
            <text:p>6.711129</text:p>
          </table:table-cell>
          <table:table-cell office:value-type="float" office:value="6.6637317446" calcext:value-type="float">
            <text:p>6.6637317446</text:p>
          </table:table-cell>
          <table:table-cell table:formula="of:=POWER([.C966]-6.75;2)" office:value-type="float" office:value="0.00744221188975968" calcext:value-type="float">
            <text:p>0.0074422119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714411" calcext:value-type="float">
            <text:p>6.714411</text:p>
          </table:table-cell>
          <table:table-cell office:value-type="float" office:value="6.663445379" calcext:value-type="float">
            <text:p>6.663445379</text:p>
          </table:table-cell>
          <table:table-cell table:formula="of:=POWER([.C967]-6.75;2)" office:value-type="float" office:value="0.0074917024164537" calcext:value-type="float">
            <text:p>0.0074917024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717457" calcext:value-type="float">
            <text:p>6.717457</text:p>
          </table:table-cell>
          <table:table-cell office:value-type="float" office:value="6.6631551048" calcext:value-type="float">
            <text:p>6.6631551048</text:p>
          </table:table-cell>
          <table:table-cell table:formula="of:=POWER([.C968]-6.75;2)" office:value-type="float" office:value="0.00754203582229891" calcext:value-type="float">
            <text:p>0.0075420358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720262" calcext:value-type="float">
            <text:p>6.720262</text:p>
          </table:table-cell>
          <table:table-cell office:value-type="float" office:value="6.6628610202" calcext:value-type="float">
            <text:p>6.6628610202</text:p>
          </table:table-cell>
          <table:table-cell table:formula="of:=POWER([.C969]-6.75;2)" office:value-type="float" office:value="0.00759320180058476" calcext:value-type="float">
            <text:p>0.0075932018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722818" calcext:value-type="float">
            <text:p>6.722818</text:p>
          </table:table-cell>
          <table:table-cell office:value-type="float" office:value="6.6625632003" calcext:value-type="float">
            <text:p>6.6625632003</text:p>
          </table:table-cell>
          <table:table-cell table:formula="of:=POWER([.C970]-6.75;2)" office:value-type="float" office:value="0.00764519394177789" calcext:value-type="float">
            <text:p>0.0076451939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725124" calcext:value-type="float">
            <text:p>6.725124</text:p>
          </table:table-cell>
          <table:table-cell office:value-type="float" office:value="6.6622617083" calcext:value-type="float">
            <text:p>6.6622617083</text:p>
          </table:table-cell>
          <table:table-cell table:formula="of:=POWER([.C971]-6.75;2)" office:value-type="float" office:value="0.00769800783043429" calcext:value-type="float">
            <text:p>0.0076980078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727179" calcext:value-type="float">
            <text:p>6.727179</text:p>
          </table:table-cell>
          <table:table-cell office:value-type="float" office:value="6.661956586" calcext:value-type="float">
            <text:p>6.661956586</text:p>
          </table:table-cell>
          <table:table-cell table:formula="of:=POWER([.C972]-6.75;2)" office:value-type="float" office:value="0.00775164274877531" calcext:value-type="float">
            <text:p>0.0077516427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728983" calcext:value-type="float">
            <text:p>6.728983</text:p>
          </table:table-cell>
          <table:table-cell office:value-type="float" office:value="6.6616478548" calcext:value-type="float">
            <text:p>6.6616478548</text:p>
          </table:table-cell>
          <table:table-cell table:formula="of:=POWER([.C973]-6.75;2)" office:value-type="float" office:value="0.00780610156144188" calcext:value-type="float">
            <text:p>0.0078061016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730541" calcext:value-type="float">
            <text:p>6.730541</text:p>
          </table:table-cell>
          <table:table-cell office:value-type="float" office:value="6.6613355188" calcext:value-type="float">
            <text:p>6.6613355188</text:p>
          </table:table-cell>
          <table:table-cell table:formula="of:=POWER([.C974]-6.75;2)" office:value-type="float" office:value="0.00786139022646522" calcext:value-type="float">
            <text:p>0.0078613902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.731859" calcext:value-type="float">
            <text:p>6.731859</text:p>
          </table:table-cell>
          <table:table-cell office:value-type="float" office:value="6.6610195605" calcext:value-type="float">
            <text:p>6.6610195605</text:p>
          </table:table-cell>
          <table:table-cell table:formula="of:=POWER([.C975]-6.75;2)" office:value-type="float" office:value="0.0079175186136132" calcext:value-type="float">
            <text:p>0.0079175186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732943" calcext:value-type="float">
            <text:p>6.732943</text:p>
          </table:table-cell>
          <table:table-cell office:value-type="float" office:value="6.6606999409" calcext:value-type="float">
            <text:p>6.6606999409</text:p>
          </table:table-cell>
          <table:table-cell table:formula="of:=POWER([.C976]-6.75;2)" office:value-type="float" office:value="0.00797450055526352" calcext:value-type="float">
            <text:p>0.0079745006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733804" calcext:value-type="float">
            <text:p>6.733804</text:p>
          </table:table-cell>
          <table:table-cell office:value-type="float" office:value="6.6603766035" calcext:value-type="float">
            <text:p>6.6603766035</text:p>
          </table:table-cell>
          <table:table-cell table:formula="of:=POWER([.C977]-6.75;2)" office:value-type="float" office:value="0.00803235320019628" calcext:value-type="float">
            <text:p>0.0080323532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734453" calcext:value-type="float">
            <text:p>6.734453</text:p>
          </table:table-cell>
          <table:table-cell office:value-type="float" office:value="6.6600494731" calcext:value-type="float">
            <text:p>6.6600494731</text:p>
          </table:table-cell>
          <table:table-cell table:formula="of:=POWER([.C978]-6.75;2)" office:value-type="float" office:value="0.00809109728958763" calcext:value-type="float">
            <text:p>0.0080910973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734903" calcext:value-type="float">
            <text:p>6.734903</text:p>
          </table:table-cell>
          <table:table-cell office:value-type="float" office:value="6.6597184556" calcext:value-type="float">
            <text:p>6.6597184556</text:p>
          </table:table-cell>
          <table:table-cell table:formula="of:=POWER([.C979]-6.75;2)" office:value-type="float" office:value="0.00815075725924914" calcext:value-type="float">
            <text:p>0.0081507573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735168" calcext:value-type="float">
            <text:p>6.735168</text:p>
          </table:table-cell>
          <table:table-cell office:value-type="float" office:value="6.6593834395" calcext:value-type="float">
            <text:p>6.6593834395</text:p>
          </table:table-cell>
          <table:table-cell table:formula="of:=POWER([.C980]-6.75;2)" office:value-type="float" office:value="0.00821136103685016" calcext:value-type="float">
            <text:p>0.008211361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.735266" calcext:value-type="float">
            <text:p>6.735266</text:p>
          </table:table-cell>
          <table:table-cell office:value-type="float" office:value="6.659044297" calcext:value-type="float">
            <text:p>6.659044297</text:p>
          </table:table-cell>
          <table:table-cell table:formula="of:=POWER([.C981]-6.75;2)" office:value-type="float" office:value="0.00827293990822415" calcext:value-type="float">
            <text:p>0.0082729399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735212" calcext:value-type="float">
            <text:p>6.735212</text:p>
          </table:table-cell>
          <table:table-cell office:value-type="float" office:value="6.6587008858" calcext:value-type="float">
            <text:p>6.6587008858</text:p>
          </table:table-cell>
          <table:table-cell table:formula="of:=POWER([.C982]-6.75;2)" office:value-type="float" office:value="0.00833552825370463" calcext:value-type="float">
            <text:p>0.0083355283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735026" calcext:value-type="float">
            <text:p>6.735026</text:p>
          </table:table-cell>
          <table:table-cell office:value-type="float" office:value="6.6583530524" calcext:value-type="float">
            <text:p>6.6583530524</text:p>
          </table:table-cell>
          <table:table-cell table:formula="of:=POWER([.C983]-6.75;2)" office:value-type="float" office:value="0.00839916300439717" calcext:value-type="float">
            <text:p>0.008399163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734727" calcext:value-type="float">
            <text:p>6.734727</text:p>
          </table:table-cell>
          <table:table-cell office:value-type="float" office:value="6.658000629" calcext:value-type="float">
            <text:p>6.658000629</text:p>
          </table:table-cell>
          <table:table-cell table:formula="of:=POWER([.C984]-6.75;2)" office:value-type="float" office:value="0.00846388426439564" calcext:value-type="float">
            <text:p>0.0084638843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734335" calcext:value-type="float">
            <text:p>6.734335</text:p>
          </table:table-cell>
          <table:table-cell office:value-type="float" office:value="6.6576434382" calcext:value-type="float">
            <text:p>6.6576434382</text:p>
          </table:table-cell>
          <table:table-cell table:formula="of:=POWER([.C985]-6.75;2)" office:value-type="float" office:value="0.00852973450751721" calcext:value-type="float">
            <text:p>0.0085297345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733871" calcext:value-type="float">
            <text:p>6.733871</text:p>
          </table:table-cell>
          <table:table-cell office:value-type="float" office:value="6.6572812944" calcext:value-type="float">
            <text:p>6.6572812944</text:p>
          </table:table-cell>
          <table:table-cell table:formula="of:=POWER([.C986]-6.75;2)" office:value-type="float" office:value="0.00859675836813952" calcext:value-type="float">
            <text:p>0.0085967584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733357" calcext:value-type="float">
            <text:p>6.733357</text:p>
          </table:table-cell>
          <table:table-cell office:value-type="float" office:value="6.6569140054" calcext:value-type="float">
            <text:p>6.6569140054</text:p>
          </table:table-cell>
          <table:table-cell table:formula="of:=POWER([.C987]-6.75;2)" office:value-type="float" office:value="0.00866500239067123" calcext:value-type="float">
            <text:p>0.0086650024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732814" calcext:value-type="float">
            <text:p>6.732814</text:p>
          </table:table-cell>
          <table:table-cell office:value-type="float" office:value="6.6565413723" calcext:value-type="float">
            <text:p>6.6565413723</text:p>
          </table:table-cell>
          <table:table-cell table:formula="of:=POWER([.C988]-6.75;2)" office:value-type="float" office:value="0.00873451509156729" calcext:value-type="float">
            <text:p>0.0087345151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732263" calcext:value-type="float">
            <text:p>6.732263</text:p>
          </table:table-cell>
          <table:table-cell office:value-type="float" office:value="6.6561631922" calcext:value-type="float">
            <text:p>6.6561631922</text:p>
          </table:table-cell>
          <table:table-cell table:formula="of:=POWER([.C989]-6.75;2)" office:value-type="float" office:value="0.00880534649809411" calcext:value-type="float">
            <text:p>0.0088053465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731726" calcext:value-type="float">
            <text:p>6.731726</text:p>
          </table:table-cell>
          <table:table-cell office:value-type="float" office:value="6.6557792634" calcext:value-type="float">
            <text:p>6.6557792634</text:p>
          </table:table-cell>
          <table:table-cell table:formula="of:=POWER([.C990]-6.75;2)" office:value-type="float" office:value="0.00887754720544651" calcext:value-type="float">
            <text:p>0.0088775472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731225" calcext:value-type="float">
            <text:p>6.731225</text:p>
          </table:table-cell>
          <table:table-cell office:value-type="float" office:value="6.6553893804" calcext:value-type="float">
            <text:p>6.6553893804</text:p>
          </table:table-cell>
          <table:table-cell table:formula="of:=POWER([.C991]-6.75;2)" office:value-type="float" office:value="0.00895116934109592" calcext:value-type="float">
            <text:p>0.0089511693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73078" calcext:value-type="float">
            <text:p>6.73078</text:p>
          </table:table-cell>
          <table:table-cell office:value-type="float" office:value="6.6549933374" calcext:value-type="float">
            <text:p>6.6549933374</text:p>
          </table:table-cell>
          <table:table-cell table:formula="of:=POWER([.C992]-6.75;2)" office:value-type="float" office:value="0.0090262659383903" calcext:value-type="float">
            <text:p>0.0090262659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730412" calcext:value-type="float">
            <text:p>6.730412</text:p>
          </table:table-cell>
          <table:table-cell office:value-type="float" office:value="6.6545909301" calcext:value-type="float">
            <text:p>6.6545909301</text:p>
          </table:table-cell>
          <table:table-cell table:formula="of:=POWER([.C993]-6.75;2)" office:value-type="float" office:value="0.00910289061918302" calcext:value-type="float">
            <text:p>0.0091028906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73014" calcext:value-type="float">
            <text:p>6.73014</text:p>
          </table:table-cell>
          <table:table-cell office:value-type="float" office:value="6.654181957" calcext:value-type="float">
            <text:p>6.654181957</text:p>
          </table:table-cell>
          <table:table-cell table:formula="of:=POWER([.C994]-6.75;2)" office:value-type="float" office:value="0.00918109736434976" calcext:value-type="float">
            <text:p>0.0091810974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729983" calcext:value-type="float">
            <text:p>6.729983</text:p>
          </table:table-cell>
          <table:table-cell office:value-type="float" office:value="6.6537662164" calcext:value-type="float">
            <text:p>6.6537662164</text:p>
          </table:table-cell>
          <table:table-cell table:formula="of:=POWER([.C995]-6.75;2)" office:value-type="float" office:value="0.00926094110597159" calcext:value-type="float">
            <text:p>0.0092609411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729959" calcext:value-type="float">
            <text:p>6.729959</text:p>
          </table:table-cell>
          <table:table-cell office:value-type="float" office:value="6.6533435121" calcext:value-type="float">
            <text:p>6.6533435121</text:p>
          </table:table-cell>
          <table:table-cell table:formula="of:=POWER([.C996]-6.75;2)" office:value-type="float" office:value="0.00934247665316281" calcext:value-type="float">
            <text:p>0.0093424767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730085" calcext:value-type="float">
            <text:p>6.730085</text:p>
          </table:table-cell>
          <table:table-cell office:value-type="float" office:value="6.6529136465" calcext:value-type="float">
            <text:p>6.6529136465</text:p>
          </table:table-cell>
          <table:table-cell table:formula="of:=POWER([.C997]-6.75;2)" office:value-type="float" office:value="0.00942576003592695" calcext:value-type="float">
            <text:p>0.00942576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730375" calcext:value-type="float">
            <text:p>6.730375</text:p>
          </table:table-cell>
          <table:table-cell office:value-type="float" office:value="6.6524764247" calcext:value-type="float">
            <text:p>6.6524764247</text:p>
          </table:table-cell>
          <table:table-cell table:formula="of:=POWER([.C998]-6.75;2)" office:value-type="float" office:value="0.00951084773929484" calcext:value-type="float">
            <text:p>0.0095108477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730844" calcext:value-type="float">
            <text:p>6.730844</text:p>
          </table:table-cell>
          <table:table-cell office:value-type="float" office:value="6.6520316532" calcext:value-type="float">
            <text:p>6.6520316532</text:p>
          </table:table-cell>
          <table:table-cell table:formula="of:=POWER([.C999]-6.75;2)" office:value-type="float" office:value="0.00959779697472509" calcext:value-type="float">
            <text:p>0.009597797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6.731505" calcext:value-type="float">
            <text:p>6.731505</text:p>
          </table:table-cell>
          <table:table-cell office:value-type="float" office:value="6.6515791371" calcext:value-type="float">
            <text:p>6.6515791371</text:p>
          </table:table-cell>
          <table:table-cell table:formula="of:=POWER([.C1000]-6.75;2)" office:value-type="float" office:value="0.00968666625398065" calcext:value-type="float">
            <text:p>0.009686666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.732369" calcext:value-type="float">
            <text:p>6.732369</text:p>
          </table:table-cell>
          <table:table-cell office:value-type="float" office:value="6.6511186761" calcext:value-type="float">
            <text:p>6.6511186761</text:p>
          </table:table-cell>
          <table:table-cell table:formula="of:=POWER([.C1001]-6.75;2)" office:value-type="float" office:value="0.00977751621621665" calcext:value-type="float">
            <text:p>0.0097775162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6.733444" calcext:value-type="float">
            <text:p>6.733444</text:p>
          </table:table-cell>
          <table:table-cell office:value-type="float" office:value="6.6506500632" calcext:value-type="float">
            <text:p>6.6506500632</text:p>
          </table:table-cell>
          <table:table-cell table:formula="of:=POWER([.C1002]-6.75;2)" office:value-type="float" office:value="0.00987040994216389" calcext:value-type="float">
            <text:p>0.0098704099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6.734739" calcext:value-type="float">
            <text:p>6.734739</text:p>
          </table:table-cell>
          <table:table-cell office:value-type="float" office:value="6.650173086" calcext:value-type="float">
            <text:p>6.650173086</text:p>
          </table:table-cell>
          <table:table-cell table:formula="of:=POWER([.C1003]-6.75;2)" office:value-type="float" office:value="0.00996541275876346" calcext:value-type="float">
            <text:p>0.0099654128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6.73626" calcext:value-type="float">
            <text:p>6.73626</text:p>
          </table:table-cell>
          <table:table-cell office:value-type="float" office:value="6.6496875148" calcext:value-type="float">
            <text:p>6.6496875148</text:p>
          </table:table-cell>
          <table:table-cell table:formula="of:=POWER([.C1004]-6.75;2)" office:value-type="float" office:value="0.0100625946870002" calcext:value-type="float">
            <text:p>0.0100625947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6.738011" calcext:value-type="float">
            <text:p>6.738011</text:p>
          </table:table-cell>
          <table:table-cell office:value-type="float" office:value="6.6491931008" calcext:value-type="float">
            <text:p>6.6491931008</text:p>
          </table:table-cell>
          <table:table-cell table:formula="of:=POWER([.C1005]-6.75;2)" office:value-type="float" office:value="0.010162030926319" calcext:value-type="float">
            <text:p>0.0101620309</text:p>
          </table:table-cell>
          <table:table-cell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6.739995" calcext:value-type="float">
            <text:p>6.739995</text:p>
          </table:table-cell>
          <table:table-cell office:value-type="float" office:value="6.6486895659" calcext:value-type="float">
            <text:p>6.6486895659</text:p>
          </table:table-cell>
          <table:table-cell table:formula="of:=POWER([.C1006]-6.75;2)" office:value-type="float" office:value="0.0102638040575305" calcext:value-type="float">
            <text:p>0.0102638041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6.742212" calcext:value-type="float">
            <text:p>6.742212</text:p>
          </table:table-cell>
          <table:table-cell office:value-type="float" office:value="6.6481765995" calcext:value-type="float">
            <text:p>6.6481765995</text:p>
          </table:table-cell>
          <table:table-cell table:formula="of:=POWER([.C1007]-6.75;2)" office:value-type="float" office:value="0.0103680048893834" calcext:value-type="float">
            <text:p>0.0103680049</text:p>
          </table:table-cell>
          <table:table-cell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6.744661" calcext:value-type="float">
            <text:p>6.744661</text:p>
          </table:table-cell>
          <table:table-cell office:value-type="float" office:value="6.6476538414" calcext:value-type="float">
            <text:p>6.6476538414</text:p>
          </table:table-cell>
          <table:table-cell table:formula="of:=POWER([.C1008]-6.75;2)" office:value-type="float" office:value="0.0104747361801763" calcext:value-type="float">
            <text:p>0.0104747362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6.747339" calcext:value-type="float">
            <text:p>6.747339</text:p>
          </table:table-cell>
          <table:table-cell office:value-type="float" office:value="6.6471208723" calcext:value-type="float">
            <text:p>6.6471208723</text:p>
          </table:table-cell>
          <table:table-cell table:formula="of:=POWER([.C1009]-6.75;2)" office:value-type="float" office:value="0.0105841149163128" calcext:value-type="float">
            <text:p>0.0105841149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6.750241" calcext:value-type="float">
            <text:p>6.750241</text:p>
          </table:table-cell>
          <table:table-cell office:value-type="float" office:value="6.6465771909" calcext:value-type="float">
            <text:p>6.6465771909</text:p>
          </table:table-cell>
          <table:table-cell table:formula="of:=POWER([.C1010]-6.75;2)" office:value-type="float" office:value="0.010696277442135" calcext:value-type="float">
            <text:p>0.0106962774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6.753362" calcext:value-type="float">
            <text:p>6.753362</text:p>
          </table:table-cell>
          <table:table-cell office:value-type="float" office:value="6.6460221935" calcext:value-type="float">
            <text:p>6.6460221935</text:p>
          </table:table-cell>
          <table:table-cell table:formula="of:=POWER([.C1011]-6.75;2)" office:value-type="float" office:value="0.0108113842445514" calcext:value-type="float">
            <text:p>0.0108113842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6.756693" calcext:value-type="float">
            <text:p>6.756693</text:p>
          </table:table-cell>
          <table:table-cell office:value-type="float" office:value="6.6454551398" calcext:value-type="float">
            <text:p>6.6454551398</text:p>
          </table:table-cell>
          <table:table-cell table:formula="of:=POWER([.C1012]-6.75;2)" office:value-type="float" office:value="0.0109296277942375" calcext:value-type="float">
            <text:p>0.0109296278</text:p>
          </table:table-cell>
          <table:table-cell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6.760223" calcext:value-type="float">
            <text:p>6.760223</text:p>
          </table:table-cell>
          <table:table-cell office:value-type="float" office:value="6.6448751075" calcext:value-type="float">
            <text:p>6.6448751075</text:p>
          </table:table-cell>
          <table:table-cell table:formula="of:=POWER([.C1013]-6.75;2)" office:value-type="float" office:value="0.0110512430231366" calcext:value-type="float">
            <text:p>0.011051243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6.763943" calcext:value-type="float">
            <text:p>6.763943</text:p>
          </table:table-cell>
          <table:table-cell office:value-type="float" office:value="6.6442809382" calcext:value-type="float">
            <text:p>6.6442809382</text:p>
          </table:table-cell>
          <table:table-cell table:formula="of:=POWER([.C1014]-6.75;2)" office:value-type="float" office:value="0.0111765200278723" calcext:value-type="float">
            <text:p>0.01117652</text:p>
          </table:table-cell>
          <table:table-cell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6.767839" calcext:value-type="float">
            <text:p>6.767839</text:p>
          </table:table-cell>
          <table:table-cell office:value-type="float" office:value="6.6436711411" calcext:value-type="float">
            <text:p>6.6436711411</text:p>
          </table:table-cell>
          <table:table-cell table:formula="of:=POWER([.C1015]-6.75;2)" office:value-type="float" office:value="0.011305826234976" calcext:value-type="float">
            <text:p>0.0113058262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6.771897" calcext:value-type="float">
            <text:p>6.771897</text:p>
          </table:table-cell>
          <table:table-cell office:value-type="float" office:value="6.6430437715" calcext:value-type="float">
            <text:p>6.6430437715</text:p>
          </table:table-cell>
          <table:table-cell table:formula="of:=POWER([.C1016]-6.75;2)" office:value-type="float" office:value="0.0114396348149441" calcext:value-type="float">
            <text:p>0.0114396348</text:p>
          </table:table-cell>
          <table:table-cell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6.776101" calcext:value-type="float">
            <text:p>6.776101</text:p>
          </table:table-cell>
          <table:table-cell office:value-type="float" office:value="6.6423962339" calcext:value-type="float">
            <text:p>6.6423962339</text:p>
          </table:table-cell>
          <table:table-cell table:formula="of:=POWER([.C1017]-6.75;2)" office:value-type="float" office:value="0.0115785704789036" calcext:value-type="float">
            <text:p>0.0115785705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6.780435" calcext:value-type="float">
            <text:p>6.780435</text:p>
          </table:table-cell>
          <table:table-cell office:value-type="float" office:value="6.6417249812" calcext:value-type="float">
            <text:p>6.6417249812</text:p>
          </table:table-cell>
          <table:table-cell table:formula="of:=POWER([.C1018]-6.75;2)" office:value-type="float" office:value="0.0117234796961403" calcext:value-type="float">
            <text:p>0.0117234797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6.784882" calcext:value-type="float">
            <text:p>6.784882</text:p>
          </table:table-cell>
          <table:table-cell office:value-type="float" office:value="6.641024996" calcext:value-type="float">
            <text:p>6.641024996</text:p>
          </table:table-cell>
          <table:table-cell table:formula="of:=POWER([.C1019]-6.75;2)" office:value-type="float" office:value="0.0118755514967999" calcext:value-type="float">
            <text:p>0.0118755515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6.789421" calcext:value-type="float">
            <text:p>6.789421</text:p>
          </table:table-cell>
          <table:table-cell office:value-type="float" office:value="6.6402889005" calcext:value-type="float">
            <text:p>6.6402889005</text:p>
          </table:table-cell>
          <table:table-cell table:formula="of:=POWER([.C1020]-6.75;2)" office:value-type="float" office:value="0.0120365253534989" calcext:value-type="float">
            <text:p>0.0120365254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6.794035" calcext:value-type="float">
            <text:p>6.794035</text:p>
          </table:table-cell>
          <table:table-cell office:value-type="float" office:value="6.6395052567" calcext:value-type="float">
            <text:p>6.6395052567</text:p>
          </table:table-cell>
          <table:table-cell table:formula="of:=POWER([.C1021]-6.75;2)" office:value-type="float" office:value="0.012209088296933" calcext:value-type="float">
            <text:p>0.0122090883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6.798702" calcext:value-type="float">
            <text:p>6.798702</text:p>
          </table:table-cell>
          <table:table-cell office:value-type="float" office:value="6.6386549906" calcext:value-type="float">
            <text:p>6.6386549906</text:p>
          </table:table-cell>
          <table:table-cell table:formula="of:=POWER([.C1022]-6.75;2)" office:value-type="float" office:value="0.0123977111182861" calcext:value-type="float">
            <text:p>0.0123977111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6.803403" calcext:value-type="float">
            <text:p>6.803403</text:p>
          </table:table-cell>
          <table:table-cell office:value-type="float" office:value="6.6377028185" calcext:value-type="float">
            <text:p>6.6377028185</text:p>
          </table:table-cell>
          <table:table-cell table:formula="of:=POWER([.C1023]-6.75;2)" office:value-type="float" office:value="0.0126106569728439" calcext:value-type="float">
            <text:p>0.012610657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6.808115" calcext:value-type="float">
            <text:p>6.808115</text:p>
          </table:table-cell>
          <table:table-cell office:value-type="float" office:value="6.6365718831" calcext:value-type="float">
            <text:p>6.6365718831</text:p>
          </table:table-cell>
          <table:table-cell table:formula="of:=POWER([.C1024]-6.75;2)" office:value-type="float" office:value="0.01286593770348" calcext:value-type="float">
            <text:p>0.0128659377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.812818" calcext:value-type="float">
            <text:p>6.812818</text:p>
          </table:table-cell>
          <table:table-cell office:value-type="float" office:value="6.6350366237" calcext:value-type="float">
            <text:p>6.6350366237</text:p>
          </table:table-cell>
          <table:table-cell table:formula="of:=POWER([.C1025]-6.75;2)" office:value-type="float" office:value="0.0132165778902955" calcext:value-type="float">
            <text:p>0.0132165779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6.81749" calcext:value-type="float">
            <text:p>6.81749</text:p>
          </table:table-cell>
          <table:table-cell office:value-type="float" office:value="6.6316060148" calcext:value-type="float">
            <text:p>6.6316060148</text:p>
          </table:table-cell>
          <table:table-cell table:formula="of:=POWER([.C1026]-6.75;2)" office:value-type="float" office:value="0.0140171357315378" calcext:value-type="float">
            <text:p>0.0140171357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6.82211" calcext:value-type="float">
            <text:p>6.82211</text:p>
          </table:table-cell>
          <table:table-cell office:value-type="float" office:value="6.634967793" calcext:value-type="float">
            <text:p>6.634967793</text:p>
          </table:table-cell>
          <table:table-cell table:formula="of:=POWER([.C1027]-6.75;2)" office:value-type="float" office:value="0.0132324086472908" calcext:value-type="float">
            <text:p>0.0132324086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6.826656" calcext:value-type="float">
            <text:p>6.826656</text:p>
          </table:table-cell>
          <table:table-cell office:value-type="float" office:value="6.6355784368" calcext:value-type="float">
            <text:p>6.6355784368</text:p>
          </table:table-cell>
          <table:table-cell table:formula="of:=POWER([.C1028]-6.75;2)" office:value-type="float" office:value="0.0130922941251315" calcext:value-type="float">
            <text:p>0.0130922941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6.831108" calcext:value-type="float">
            <text:p>6.831108</text:p>
          </table:table-cell>
          <table:table-cell office:value-type="float" office:value="6.6357220806" calcext:value-type="float">
            <text:p>6.6357220806</text:p>
          </table:table-cell>
          <table:table-cell table:formula="of:=POWER([.C1029]-6.75;2)" office:value-type="float" office:value="0.0130594428623929" calcext:value-type="float">
            <text:p>0.0130594429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6.835445" calcext:value-type="float">
            <text:p>6.835445</text:p>
          </table:table-cell>
          <table:table-cell office:value-type="float" office:value="6.6356707728" calcext:value-type="float">
            <text:p>6.6356707728</text:p>
          </table:table-cell>
          <table:table-cell table:formula="of:=POWER([.C1030]-6.75;2)" office:value-type="float" office:value="0.0130711721921492" calcext:value-type="float">
            <text:p>0.0130711722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6.839648" calcext:value-type="float">
            <text:p>6.839648</text:p>
          </table:table-cell>
          <table:table-cell office:value-type="float" office:value="6.6355119973" calcext:value-type="float">
            <text:p>6.6355119973</text:p>
          </table:table-cell>
          <table:table-cell table:formula="of:=POWER([.C1031]-6.75;2)" office:value-type="float" office:value="0.0131075027622352" calcext:value-type="float">
            <text:p>0.0131075028</text:p>
          </table:table-cell>
          <table:table-cell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6.843697" calcext:value-type="float">
            <text:p>6.843697</text:p>
          </table:table-cell>
          <table:table-cell office:value-type="float" office:value="6.6352849503" calcext:value-type="float">
            <text:p>6.6352849503</text:p>
          </table:table-cell>
          <table:table-cell table:formula="of:=POWER([.C1032]-6.75;2)" office:value-type="float" office:value="0.0131595426276735" calcext:value-type="float">
            <text:p>0.0131595426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6.847575" calcext:value-type="float">
            <text:p>6.847575</text:p>
          </table:table-cell>
          <table:table-cell office:value-type="float" office:value="6.635010629" calcext:value-type="float">
            <text:p>6.635010629</text:p>
          </table:table-cell>
          <table:table-cell table:formula="of:=POWER([.C1033]-6.75;2)" office:value-type="float" office:value="0.0132225554429757" calcext:value-type="float">
            <text:p>0.0132225554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6.851265" calcext:value-type="float">
            <text:p>6.851265</text:p>
          </table:table-cell>
          <table:table-cell office:value-type="float" office:value="6.6347016344" calcext:value-type="float">
            <text:p>6.6347016344</text:p>
          </table:table-cell>
          <table:table-cell table:formula="of:=POWER([.C1034]-6.75;2)" office:value-type="float" office:value="0.0132937131100313" calcext:value-type="float">
            <text:p>0.0132937131</text:p>
          </table:table-cell>
          <table:table-cell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6.85475" calcext:value-type="float">
            <text:p>6.85475</text:p>
          </table:table-cell>
          <table:table-cell office:value-type="float" office:value="6.6343661613" calcext:value-type="float">
            <text:p>6.6343661613</text:p>
          </table:table-cell>
          <table:table-cell table:formula="of:=POWER([.C1035]-6.75;2)" office:value-type="float" office:value="0.0133711846524976" calcext:value-type="float">
            <text:p>0.0133711847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6.858018" calcext:value-type="float">
            <text:p>6.858018</text:p>
          </table:table-cell>
          <table:table-cell office:value-type="float" office:value="6.6340098683" calcext:value-type="float">
            <text:p>6.6340098683</text:p>
          </table:table-cell>
          <table:table-cell table:formula="of:=POWER([.C1036]-6.75;2)" office:value-type="float" office:value="0.0134537106517834" calcext:value-type="float">
            <text:p>0.0134537107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6.861054" calcext:value-type="float">
            <text:p>6.861054</text:p>
          </table:table-cell>
          <table:table-cell office:value-type="float" office:value="6.6336368481" calcext:value-type="float">
            <text:p>6.6336368481</text:p>
          </table:table-cell>
          <table:table-cell table:formula="of:=POWER([.C1037]-6.75;2)" office:value-type="float" office:value="0.0135403831201025" calcext:value-type="float">
            <text:p>0.0135403831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6.863847" calcext:value-type="float">
            <text:p>6.863847</text:p>
          </table:table-cell>
          <table:table-cell office:value-type="float" office:value="6.6332501815" calcext:value-type="float">
            <text:p>6.6332501815</text:p>
          </table:table-cell>
          <table:table-cell table:formula="of:=POWER([.C1038]-6.75;2)" office:value-type="float" office:value="0.0136305201197829" calcext:value-type="float">
            <text:p>0.0136305201</text:p>
          </table:table-cell>
          <table:table-cell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6.866387" calcext:value-type="float">
            <text:p>6.866387</text:p>
          </table:table-cell>
          <table:table-cell office:value-type="float" office:value="6.6328522554" calcext:value-type="float">
            <text:p>6.6328522554</text:p>
          </table:table-cell>
          <table:table-cell table:formula="of:=POWER([.C1039]-6.75;2)" office:value-type="float" office:value="0.0137235940648669" calcext:value-type="float">
            <text:p>0.0137235941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6.868665" calcext:value-type="float">
            <text:p>6.868665</text:p>
          </table:table-cell>
          <table:table-cell office:value-type="float" office:value="6.6324449758" calcext:value-type="float">
            <text:p>6.6324449758</text:p>
          </table:table-cell>
          <table:table-cell table:formula="of:=POWER([.C1040]-6.75;2)" office:value-type="float" office:value="0.0138191837146625" calcext:value-type="float">
            <text:p>0.0138191837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6.870676" calcext:value-type="float">
            <text:p>6.870676</text:p>
          </table:table-cell>
          <table:table-cell office:value-type="float" office:value="6.6320298952" calcext:value-type="float">
            <text:p>6.6320298952</text:p>
          </table:table-cell>
          <table:table-cell table:formula="of:=POWER([.C1041]-6.75;2)" office:value-type="float" office:value="0.0139169456265231" calcext:value-type="float">
            <text:p>0.0139169456</text:p>
          </table:table-cell>
          <table:table-cell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6.872414" calcext:value-type="float">
            <text:p>6.872414</text:p>
          </table:table-cell>
          <table:table-cell office:value-type="float" office:value="6.6316083038" calcext:value-type="float">
            <text:p>6.6316083038</text:p>
          </table:table-cell>
          <table:table-cell table:formula="of:=POWER([.C1042]-6.75;2)" office:value-type="float" office:value="0.014016593729113" calcext:value-type="float">
            <text:p>0.0140165937</text:p>
          </table:table-cell>
          <table:table-cell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6.873877" calcext:value-type="float">
            <text:p>6.873877</text:p>
          </table:table-cell>
          <table:table-cell office:value-type="float" office:value="6.6311812917" calcext:value-type="float">
            <text:p>6.6311812917</text:p>
          </table:table-cell>
          <table:table-cell table:formula="of:=POWER([.C1043]-6.75;2)" office:value-type="float" office:value="0.0141178854420805" calcext:value-type="float">
            <text:p>0.0141178854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6.875062" calcext:value-type="float">
            <text:p>6.875062</text:p>
          </table:table-cell>
          <table:table-cell office:value-type="float" office:value="6.6307497944" calcext:value-type="float">
            <text:p>6.6307497944</text:p>
          </table:table-cell>
          <table:table-cell table:formula="of:=POWER([.C1044]-6.75;2)" office:value-type="float" office:value="0.0142206115356423" calcext:value-type="float">
            <text:p>0.0142206115</text:p>
          </table:table-cell>
          <table:table-cell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6.875971" calcext:value-type="float">
            <text:p>6.875971</text:p>
          </table:table-cell>
          <table:table-cell office:value-type="float" office:value="6.6303146223" calcext:value-type="float">
            <text:p>6.6303146223</text:p>
          </table:table-cell>
          <table:table-cell table:formula="of:=POWER([.C1045]-6.75;2)" office:value-type="float" office:value="0.0143245896351916" calcext:value-type="float">
            <text:p>0.0143245896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6.876606" calcext:value-type="float">
            <text:p>6.876606</text:p>
          </table:table-cell>
          <table:table-cell office:value-type="float" office:value="6.6298764852" calcext:value-type="float">
            <text:p>6.6298764852</text:p>
          </table:table-cell>
          <table:table-cell table:formula="of:=POWER([.C1046]-6.75;2)" office:value-type="float" office:value="0.0144296588079057" calcext:value-type="float">
            <text:p>0.0144296588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6.876971" calcext:value-type="float">
            <text:p>6.876971</text:p>
          </table:table-cell>
          <table:table-cell office:value-type="float" office:value="6.6294360067" calcext:value-type="float">
            <text:p>6.6294360067</text:p>
          </table:table-cell>
          <table:table-cell table:formula="of:=POWER([.C1047]-6.75;2)" office:value-type="float" office:value="0.0145356764804425" calcext:value-type="float">
            <text:p>0.0145356765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6.877073" calcext:value-type="float">
            <text:p>6.877073</text:p>
          </table:table-cell>
          <table:table-cell office:value-type="float" office:value="6.6289937419" calcext:value-type="float">
            <text:p>6.6289937419</text:p>
          </table:table-cell>
          <table:table-cell table:formula="of:=POWER([.C1048]-6.75;2)" office:value-type="float" office:value="0.0146425144993637" calcext:value-type="float">
            <text:p>0.0146425145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6.876919" calcext:value-type="float">
            <text:p>6.876919</text:p>
          </table:table-cell>
          <table:table-cell office:value-type="float" office:value="6.6285501828" calcext:value-type="float">
            <text:p>6.6285501828</text:p>
          </table:table-cell>
          <table:table-cell table:formula="of:=POWER([.C1049]-6.75;2)" office:value-type="float" office:value="0.0147500580979135" calcext:value-type="float">
            <text:p>0.0147500581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6.876518" calcext:value-type="float">
            <text:p>6.876518</text:p>
          </table:table-cell>
          <table:table-cell office:value-type="float" office:value="6.6281057661" calcext:value-type="float">
            <text:p>6.6281057661</text:p>
          </table:table-cell>
          <table:table-cell table:formula="of:=POWER([.C1050]-6.75;2)" office:value-type="float" office:value="0.0148582042580679" calcext:value-type="float">
            <text:p>0.0148582043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6.875881" calcext:value-type="float">
            <text:p>6.875881</text:p>
          </table:table-cell>
          <table:table-cell office:value-type="float" office:value="6.6276608817" calcext:value-type="float">
            <text:p>6.6276608817</text:p>
          </table:table-cell>
          <table:table-cell table:formula="of:=POWER([.C1051]-6.75;2)" office:value-type="float" office:value="0.0149668598664214" calcext:value-type="float">
            <text:p>0.0149668599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6.875021" calcext:value-type="float">
            <text:p>6.875021</text:p>
          </table:table-cell>
          <table:table-cell office:value-type="float" office:value="6.627215875" calcext:value-type="float">
            <text:p>6.627215875</text:p>
          </table:table-cell>
          <table:table-cell table:formula="of:=POWER([.C1052]-6.75;2)" office:value-type="float" office:value="0.0150759413520156" calcext:value-type="float">
            <text:p>0.0150759414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6.873951" calcext:value-type="float">
            <text:p>6.873951</text:p>
          </table:table-cell>
          <table:table-cell office:value-type="float" office:value="6.6267710484" calcext:value-type="float">
            <text:p>6.6267710484</text:p>
          </table:table-cell>
          <table:table-cell table:formula="of:=POWER([.C1053]-6.75;2)" office:value-type="float" office:value="0.0151853745124351" calcext:value-type="float">
            <text:p>0.0151853745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6.872686" calcext:value-type="float">
            <text:p>6.872686</text:p>
          </table:table-cell>
          <table:table-cell office:value-type="float" office:value="6.6263266694" calcext:value-type="float">
            <text:p>6.6263266694</text:p>
          </table:table-cell>
          <table:table-cell table:formula="of:=POWER([.C1054]-6.75;2)" office:value-type="float" office:value="0.0152950927016969" calcext:value-type="float">
            <text:p>0.0152950927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6.871243" calcext:value-type="float">
            <text:p>6.871243</text:p>
          </table:table-cell>
          <table:table-cell office:value-type="float" office:value="6.6258829677" calcext:value-type="float">
            <text:p>6.6258829677</text:p>
          </table:table-cell>
          <table:table-cell table:formula="of:=POWER([.C1055]-6.75;2)" office:value-type="float" office:value="0.0154050377069593" calcext:value-type="float">
            <text:p>0.0154050377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6.869639" calcext:value-type="float">
            <text:p>6.869639</text:p>
          </table:table-cell>
          <table:table-cell office:value-type="float" office:value="6.6254401384" calcext:value-type="float">
            <text:p>6.6254401384</text:p>
          </table:table-cell>
          <table:table-cell table:formula="of:=POWER([.C1056]-6.75;2)" office:value-type="float" office:value="0.0155151591218111" calcext:value-type="float">
            <text:p>0.0155151591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6.86789" calcext:value-type="float">
            <text:p>6.86789</text:p>
          </table:table-cell>
          <table:table-cell office:value-type="float" office:value="6.6249983441" calcext:value-type="float">
            <text:p>6.6249983441</text:p>
          </table:table-cell>
          <table:table-cell table:formula="of:=POWER([.C1057]-6.75;2)" office:value-type="float" office:value="0.0156254139777421" calcext:value-type="float">
            <text:p>0.015625414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6.866018" calcext:value-type="float">
            <text:p>6.866018</text:p>
          </table:table-cell>
          <table:table-cell office:value-type="float" office:value="6.6245577177" calcext:value-type="float">
            <text:p>6.6245577177</text:p>
          </table:table-cell>
          <table:table-cell table:formula="of:=POWER([.C1058]-6.75;2)" office:value-type="float" office:value="0.0157357661886329" calcext:value-type="float">
            <text:p>0.0157357662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6.86404" calcext:value-type="float">
            <text:p>6.86404</text:p>
          </table:table-cell>
          <table:table-cell office:value-type="float" office:value="6.6241183602" calcext:value-type="float">
            <text:p>6.6241183602</text:p>
          </table:table-cell>
          <table:table-cell table:formula="of:=POWER([.C1059]-6.75;2)" office:value-type="float" office:value="0.015846187238737" calcext:value-type="float">
            <text:p>0.0158461872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6.861976" calcext:value-type="float">
            <text:p>6.861976</text:p>
          </table:table-cell>
          <table:table-cell office:value-type="float" office:value="6.6236803454" calcext:value-type="float">
            <text:p>6.6236803454</text:p>
          </table:table-cell>
          <table:table-cell table:formula="of:=POWER([.C1060]-6.75;2)" office:value-type="float" office:value="0.0159566551382632" calcext:value-type="float">
            <text:p>0.0159566551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6.859846" calcext:value-type="float">
            <text:p>6.859846</text:p>
          </table:table-cell>
          <table:table-cell office:value-type="float" office:value="6.6232437177" calcext:value-type="float">
            <text:p>6.6232437177</text:p>
          </table:table-cell>
          <table:table-cell table:formula="of:=POWER([.C1061]-6.75;2)" office:value-type="float" office:value="0.0160671551025172" calcext:value-type="float">
            <text:p>0.0160671551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6.85767" calcext:value-type="float">
            <text:p>6.85767</text:p>
          </table:table-cell>
          <table:table-cell office:value-type="float" office:value="6.6228084987" calcext:value-type="float">
            <text:p>6.6228084987</text:p>
          </table:table-cell>
          <table:table-cell table:formula="of:=POWER([.C1062]-6.75;2)" office:value-type="float" office:value="0.016177678002948" calcext:value-type="float">
            <text:p>0.016177678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6.855469" calcext:value-type="float">
            <text:p>6.855469</text:p>
          </table:table-cell>
          <table:table-cell office:value-type="float" office:value="6.6223746828" calcext:value-type="float">
            <text:p>6.6223746828</text:p>
          </table:table-cell>
          <table:table-cell table:formula="of:=POWER([.C1063]-6.75;2)" office:value-type="float" office:value="0.0162882215904005" calcext:value-type="float">
            <text:p>0.0162882216</text:p>
          </table:table-cell>
          <table:table-cell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6.853261" calcext:value-type="float">
            <text:p>6.853261</text:p>
          </table:table-cell>
          <table:table-cell office:value-type="float" office:value="6.6219422406" calcext:value-type="float">
            <text:p>6.6219422406</text:p>
          </table:table-cell>
          <table:table-cell table:formula="of:=POWER([.C1064]-6.75;2)" office:value-type="float" office:value="0.0163987897425483" calcext:value-type="float">
            <text:p>0.0163987897</text:p>
          </table:table-cell>
          <table:table-cell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6.851067" calcext:value-type="float">
            <text:p>6.851067</text:p>
          </table:table-cell>
          <table:table-cell office:value-type="float" office:value="6.621511125" calcext:value-type="float">
            <text:p>6.621511125</text:p>
          </table:table-cell>
          <table:table-cell table:formula="of:=POWER([.C1065]-6.75;2)" office:value-type="float" office:value="0.0165093909987657" calcext:value-type="float">
            <text:p>0.016509391</text:p>
          </table:table-cell>
          <table:table-cell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6.848904" calcext:value-type="float">
            <text:p>6.848904</text:p>
          </table:table-cell>
          <table:table-cell office:value-type="float" office:value="6.6210812648" calcext:value-type="float">
            <text:p>6.6210812648</text:p>
          </table:table-cell>
          <table:table-cell table:formula="of:=POWER([.C1066]-6.75;2)" office:value-type="float" office:value="0.0166200402855677" calcext:value-type="float">
            <text:p>0.0166200403</text:p>
          </table:table-cell>
          <table:table-cell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6.846791" calcext:value-type="float">
            <text:p>6.846791</text:p>
          </table:table-cell>
          <table:table-cell office:value-type="float" office:value="6.6206525739" calcext:value-type="float">
            <text:p>6.6206525739</text:p>
          </table:table-cell>
          <table:table-cell table:formula="of:=POWER([.C1067]-6.75;2)" office:value-type="float" office:value="0.0167307566386949" calcext:value-type="float">
            <text:p>0.0167307566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6.844745" calcext:value-type="float">
            <text:p>6.844745</text:p>
          </table:table-cell>
          <table:table-cell office:value-type="float" office:value="6.6202249489" calcext:value-type="float">
            <text:p>6.6202249489</text:p>
          </table:table-cell>
          <table:table-cell table:formula="of:=POWER([.C1068]-6.75;2)" office:value-type="float" office:value="0.0168415638880077" calcext:value-type="float">
            <text:p>0.0168415639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6.842783" calcext:value-type="float">
            <text:p>6.842783</text:p>
          </table:table-cell>
          <table:table-cell office:value-type="float" office:value="6.6197982755" calcext:value-type="float">
            <text:p>6.6197982755</text:p>
          </table:table-cell>
          <table:table-cell table:formula="of:=POWER([.C1069]-6.75;2)" office:value-type="float" office:value="0.0169524890627739" calcext:value-type="float">
            <text:p>0.0169524891</text:p>
          </table:table-cell>
          <table:table-cell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6.840919" calcext:value-type="float">
            <text:p>6.840919</text:p>
          </table:table-cell>
          <table:table-cell office:value-type="float" office:value="6.6193724234" calcext:value-type="float">
            <text:p>6.6193724234</text:p>
          </table:table-cell>
          <table:table-cell table:formula="of:=POWER([.C1070]-6.75;2)" office:value-type="float" office:value="0.0170635637683889" calcext:value-type="float">
            <text:p>0.0170635638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6.839168" calcext:value-type="float">
            <text:p>6.839168</text:p>
          </table:table-cell>
          <table:table-cell office:value-type="float" office:value="6.6189472581" calcext:value-type="float">
            <text:p>6.6189472581</text:p>
          </table:table-cell>
          <table:table-cell table:formula="of:=POWER([.C1071]-6.75;2)" office:value-type="float" office:value="0.0171748211595079" calcext:value-type="float">
            <text:p>0.0171748212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6.837542" calcext:value-type="float">
            <text:p>6.837542</text:p>
          </table:table-cell>
          <table:table-cell office:value-type="float" office:value="6.6185226358" calcext:value-type="float">
            <text:p>6.6185226358</text:p>
          </table:table-cell>
          <table:table-cell table:formula="of:=POWER([.C1072]-6.75;2)" office:value-type="float" office:value="0.0172862972969795" calcext:value-type="float">
            <text:p>0.0172862973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6.836053" calcext:value-type="float">
            <text:p>6.836053</text:p>
          </table:table-cell>
          <table:table-cell office:value-type="float" office:value="6.6180984086" calcext:value-type="float">
            <text:p>6.6180984086</text:p>
          </table:table-cell>
          <table:table-cell table:formula="of:=POWER([.C1073]-6.75;2)" office:value-type="float" office:value="0.0173980298138526" calcext:value-type="float">
            <text:p>0.0173980298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6.83471" calcext:value-type="float">
            <text:p>6.83471</text:p>
          </table:table-cell>
          <table:table-cell office:value-type="float" office:value="6.6176744288" calcext:value-type="float">
            <text:p>6.6176744288</text:p>
          </table:table-cell>
          <table:table-cell table:formula="of:=POWER([.C1074]-6.75;2)" office:value-type="float" office:value="0.0175100567934063" calcext:value-type="float">
            <text:p>0.0175100568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6.833522" calcext:value-type="float">
            <text:p>6.833522</text:p>
          </table:table-cell>
          <table:table-cell office:value-type="float" office:value="6.6172505484" calcext:value-type="float">
            <text:p>6.6172505484</text:p>
          </table:table-cell>
          <table:table-cell table:formula="of:=POWER([.C1075]-6.75;2)" office:value-type="float" office:value="0.0176224169001006" calcext:value-type="float">
            <text:p>0.0176224169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6.832495" calcext:value-type="float">
            <text:p>6.832495</text:p>
          </table:table-cell>
          <table:table-cell office:value-type="float" office:value="6.6168266237" calcext:value-type="float">
            <text:p>6.6168266237</text:p>
          </table:table-cell>
          <table:table-cell table:formula="of:=POWER([.C1076]-6.75;2)" office:value-type="float" office:value="0.0177351481551415" calcext:value-type="float">
            <text:p>0.0177351482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6.831635" calcext:value-type="float">
            <text:p>6.831635</text:p>
          </table:table-cell>
          <table:table-cell office:value-type="float" office:value="6.6164025175" calcext:value-type="float">
            <text:p>6.6164025175</text:p>
          </table:table-cell>
          <table:table-cell table:formula="of:=POWER([.C1077]-6.75;2)" office:value-type="float" office:value="0.0178482873303378" calcext:value-type="float">
            <text:p>0.0178482873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6.830945" calcext:value-type="float">
            <text:p>6.830945</text:p>
          </table:table-cell>
          <table:table-cell office:value-type="float" office:value="6.6159781008" calcext:value-type="float">
            <text:p>6.6159781008</text:p>
          </table:table-cell>
          <table:table-cell table:formula="of:=POWER([.C1078]-6.75;2)" office:value-type="float" office:value="0.0179618694651751" calcext:value-type="float">
            <text:p>0.0179618695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6.830427" calcext:value-type="float">
            <text:p>6.830427</text:p>
          </table:table-cell>
          <table:table-cell office:value-type="float" office:value="6.6155532554" calcext:value-type="float">
            <text:p>6.6155532554</text:p>
          </table:table-cell>
          <table:table-cell table:formula="of:=POWER([.C1079]-6.75;2)" office:value-type="float" office:value="0.0180759271335376" calcext:value-type="float">
            <text:p>0.0180759271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6.83008" calcext:value-type="float">
            <text:p>6.83008</text:p>
          </table:table-cell>
          <table:table-cell office:value-type="float" office:value="6.6151278777" calcext:value-type="float">
            <text:p>6.6151278777</text:p>
          </table:table-cell>
          <table:table-cell table:formula="of:=POWER([.C1080]-6.75;2)" office:value-type="float" office:value="0.0181904893737062" calcext:value-type="float">
            <text:p>0.0181904894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6.829904" calcext:value-type="float">
            <text:p>6.829904</text:p>
          </table:table-cell>
          <table:table-cell office:value-type="float" office:value="6.614701879" calcext:value-type="float">
            <text:p>6.614701879</text:p>
          </table:table-cell>
          <table:table-cell table:formula="of:=POWER([.C1081]-6.75;2)" office:value-type="float" office:value="0.0183055815461306" calcext:value-type="float">
            <text:p>0.0183055815</text:p>
          </table:table-cell>
          <table:table-cell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6.829896" calcext:value-type="float">
            <text:p>6.829896</text:p>
          </table:table-cell>
          <table:table-cell office:value-type="float" office:value="6.6142751895" calcext:value-type="float">
            <text:p>6.6142751895</text:p>
          </table:table-cell>
          <table:table-cell table:formula="of:=POWER([.C1082]-6.75;2)" office:value-type="float" office:value="0.018421224185261" calcext:value-type="float">
            <text:p>0.0184212242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6.83005" calcext:value-type="float">
            <text:p>6.83005</text:p>
          </table:table-cell>
          <table:table-cell office:value-type="float" office:value="6.6138477554" calcext:value-type="float">
            <text:p>6.6138477554</text:p>
          </table:table-cell>
          <table:table-cell table:formula="of:=POWER([.C1083]-6.75;2)" office:value-type="float" office:value="0.0185374337096182" calcext:value-type="float">
            <text:p>0.0185374337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6.830361" calcext:value-type="float">
            <text:p>6.830361</text:p>
          </table:table-cell>
          <table:table-cell office:value-type="float" office:value="6.6134195497" calcext:value-type="float">
            <text:p>6.6134195497</text:p>
          </table:table-cell>
          <table:table-cell table:formula="of:=POWER([.C1084]-6.75;2)" office:value-type="float" office:value="0.0186542194041509" calcext:value-type="float">
            <text:p>0.0186542194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6.83082" calcext:value-type="float">
            <text:p>6.83082</text:p>
          </table:table-cell>
          <table:table-cell office:value-type="float" office:value="6.6129905645" calcext:value-type="float">
            <text:p>6.6129905645</text:p>
          </table:table-cell>
          <table:table-cell table:formula="of:=POWER([.C1085]-6.75;2)" office:value-type="float" office:value="0.0187715854160285" calcext:value-type="float">
            <text:p>0.0187715854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6.831419" calcext:value-type="float">
            <text:p>6.831419</text:p>
          </table:table-cell>
          <table:table-cell office:value-type="float" office:value="6.6125608172" calcext:value-type="float">
            <text:p>6.6125608172</text:p>
          </table:table-cell>
          <table:table-cell table:formula="of:=POWER([.C1086]-6.75;2)" office:value-type="float" office:value="0.0188895289687317" calcext:value-type="float">
            <text:p>0.018889529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6.832147" calcext:value-type="float">
            <text:p>6.832147</text:p>
          </table:table-cell>
          <table:table-cell office:value-type="float" office:value="6.6121303522" calcext:value-type="float">
            <text:p>6.6121303522</text:p>
          </table:table-cell>
          <table:table-cell table:formula="of:=POWER([.C1087]-6.75;2)" office:value-type="float" office:value="0.019008039784496" calcext:value-type="float">
            <text:p>0.0190080398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6.832992" calcext:value-type="float">
            <text:p>6.832992</text:p>
          </table:table-cell>
          <table:table-cell office:value-type="float" office:value="6.6116992379" calcext:value-type="float">
            <text:p>6.6116992379</text:p>
          </table:table-cell>
          <table:table-cell table:formula="of:=POWER([.C1088]-6.75;2)" office:value-type="float" office:value="0.0191271007974408" calcext:value-type="float">
            <text:p>0.0191271008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6.833942" calcext:value-type="float">
            <text:p>6.833942</text:p>
          </table:table-cell>
          <table:table-cell office:value-type="float" office:value="6.6112675712" calcext:value-type="float">
            <text:p>6.6112675712</text:p>
          </table:table-cell>
          <table:table-cell table:formula="of:=POWER([.C1089]-6.75;2)" office:value-type="float" office:value="0.0192466868007471" calcext:value-type="float">
            <text:p>0.0192466868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6.834982" calcext:value-type="float">
            <text:p>6.834982</text:p>
          </table:table-cell>
          <table:table-cell office:value-type="float" office:value="6.6108354745" calcext:value-type="float">
            <text:p>6.6108354745</text:p>
          </table:table-cell>
          <table:table-cell table:formula="of:=POWER([.C1090]-6.75;2)" office:value-type="float" office:value="0.0193667651576402" calcext:value-type="float">
            <text:p>0.0193667652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6.836099" calcext:value-type="float">
            <text:p>6.836099</text:p>
          </table:table-cell>
          <table:table-cell office:value-type="float" office:value="6.6104030995" calcext:value-type="float">
            <text:p>6.6104030995</text:p>
          </table:table-cell>
          <table:table-cell table:formula="of:=POWER([.C1091]-6.75;2)" office:value-type="float" office:value="0.0194872946292069" calcext:value-type="float">
            <text:p>0.0194872946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6.837275" calcext:value-type="float">
            <text:p>6.837275</text:p>
          </table:table-cell>
          <table:table-cell office:value-type="float" office:value="6.6099706223" calcext:value-type="float">
            <text:p>6.6099706223</text:p>
          </table:table-cell>
          <table:table-cell table:formula="of:=POWER([.C1092]-6.75;2)" office:value-type="float" office:value="0.0196082266190494" calcext:value-type="float">
            <text:p>0.0196082266</text:p>
          </table:table-cell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6.838495" calcext:value-type="float">
            <text:p>6.838495</text:p>
          </table:table-cell>
          <table:table-cell office:value-type="float" office:value="6.60953825" calcext:value-type="float">
            <text:p>6.60953825</text:p>
          </table:table-cell>
          <table:table-cell table:formula="of:=POWER([.C1093]-6.75;2)" office:value-type="float" office:value="0.0197295032130625" calcext:value-type="float">
            <text:p>0.0197295032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6.839741" calcext:value-type="float">
            <text:p>6.839741</text:p>
          </table:table-cell>
          <table:table-cell office:value-type="float" office:value="6.6091062124" calcext:value-type="float">
            <text:p>6.6091062124</text:p>
          </table:table-cell>
          <table:table-cell table:formula="of:=POWER([.C1094]-6.75;2)" office:value-type="float" office:value="0.0198510593842738" calcext:value-type="float">
            <text:p>0.0198510594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6.840997" calcext:value-type="float">
            <text:p>6.840997</text:p>
          </table:table-cell>
          <table:table-cell office:value-type="float" office:value="6.6086747661" calcext:value-type="float">
            <text:p>6.6086747661</text:p>
          </table:table-cell>
          <table:table-cell table:formula="of:=POWER([.C1095]-6.75;2)" office:value-type="float" office:value="0.0199728217368897" calcext:value-type="float">
            <text:p>0.0199728217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.842243" calcext:value-type="float">
            <text:p>6.842243</text:p>
          </table:table-cell>
          <table:table-cell office:value-type="float" office:value="6.6082441909" calcext:value-type="float">
            <text:p>6.6082441909</text:p>
          </table:table-cell>
          <table:table-cell table:formula="of:=POWER([.C1096]-6.75;2)" office:value-type="float" office:value="0.0200947094135957" calcext:value-type="float">
            <text:p>0.0200947094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6.843463" calcext:value-type="float">
            <text:p>6.843463</text:p>
          </table:table-cell>
          <table:table-cell office:value-type="float" office:value="6.6078147903" calcext:value-type="float">
            <text:p>6.6078147903</text:p>
          </table:table-cell>
          <table:table-cell table:formula="of:=POWER([.C1097]-6.75;2)" office:value-type="float" office:value="0.020216633857433" calcext:value-type="float">
            <text:p>0.0202166339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6.844638" calcext:value-type="float">
            <text:p>6.844638</text:p>
          </table:table-cell>
          <table:table-cell office:value-type="float" office:value="6.6073868884" calcext:value-type="float">
            <text:p>6.6073868884</text:p>
          </table:table-cell>
          <table:table-cell table:formula="of:=POWER([.C1098]-6.75;2)" office:value-type="float" office:value="0.0203384996002341" calcext:value-type="float">
            <text:p>0.0203384996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6.84575" calcext:value-type="float">
            <text:p>6.84575</text:p>
          </table:table-cell>
          <table:table-cell office:value-type="float" office:value="6.606960828" calcext:value-type="float">
            <text:p>6.606960828</text:p>
          </table:table-cell>
          <table:table-cell table:formula="of:=POWER([.C1099]-6.75;2)" office:value-type="float" office:value="0.0204602047264456" calcext:value-type="float">
            <text:p>0.0204602047</text:p>
          </table:table-cell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6.84678" calcext:value-type="float">
            <text:p>6.84678</text:p>
          </table:table-cell>
          <table:table-cell office:value-type="float" office:value="6.6065369704" calcext:value-type="float">
            <text:p>6.6065369704</text:p>
          </table:table-cell>
          <table:table-cell table:formula="of:=POWER([.C1100]-6.75;2)" office:value-type="float" office:value="0.0205816408620106" calcext:value-type="float">
            <text:p>0.0205816409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.847711" calcext:value-type="float">
            <text:p>6.847711</text:p>
          </table:table-cell>
          <table:table-cell office:value-type="float" office:value="6.6061156935" calcext:value-type="float">
            <text:p>6.6061156935</text:p>
          </table:table-cell>
          <table:table-cell table:formula="of:=POWER([.C1101]-6.75;2)" office:value-type="float" office:value="0.0207026936569861" calcext:value-type="float">
            <text:p>0.0207026937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6.848527" calcext:value-type="float">
            <text:p>6.848527</text:p>
          </table:table-cell>
          <table:table-cell office:value-type="float" office:value="6.6056973858" calcext:value-type="float">
            <text:p>6.6056973858</text:p>
          </table:table-cell>
          <table:table-cell table:formula="of:=POWER([.C1102]-6.75;2)" office:value-type="float" office:value="0.020823244464954" calcext:value-type="float">
            <text:p>0.0208232445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6.849209" calcext:value-type="float">
            <text:p>6.849209</text:p>
          </table:table-cell>
          <table:table-cell office:value-type="float" office:value="6.6052824462" calcext:value-type="float">
            <text:p>6.6052824462</text:p>
          </table:table-cell>
          <table:table-cell table:formula="of:=POWER([.C1103]-6.75;2)" office:value-type="float" office:value="0.0209431703778558" calcext:value-type="float">
            <text:p>0.0209431704</text:p>
          </table:table-cell>
          <table:table-cell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6.849742" calcext:value-type="float">
            <text:p>6.849742</text:p>
          </table:table-cell>
          <table:table-cell office:value-type="float" office:value="6.6048712836" calcext:value-type="float">
            <text:p>6.6048712836</text:p>
          </table:table-cell>
          <table:table-cell table:formula="of:=POWER([.C1104]-6.75;2)" office:value-type="float" office:value="0.0210623443239117" calcext:value-type="float">
            <text:p>0.0210623443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6.850111" calcext:value-type="float">
            <text:p>6.850111</text:p>
          </table:table-cell>
          <table:table-cell office:value-type="float" office:value="6.6044643132" calcext:value-type="float">
            <text:p>6.6044643132</text:p>
          </table:table-cell>
          <table:table-cell table:formula="of:=POWER([.C1105]-6.75;2)" office:value-type="float" office:value="0.0211806361323476" calcext:value-type="float">
            <text:p>0.0211806361</text:p>
          </table:table-cell>
          <table:table-cell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6.8503" calcext:value-type="float">
            <text:p>6.8503</text:p>
          </table:table-cell>
          <table:table-cell office:value-type="float" office:value="6.6040619503" calcext:value-type="float">
            <text:p>6.6040619503</text:p>
          </table:table-cell>
          <table:table-cell table:formula="of:=POWER([.C1106]-6.75;2)" office:value-type="float" office:value="0.0212979143502396" calcext:value-type="float">
            <text:p>0.0212979144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6.850297" calcext:value-type="float">
            <text:p>6.850297</text:p>
          </table:table-cell>
          <table:table-cell office:value-type="float" office:value="6.6036646156" calcext:value-type="float">
            <text:p>6.6036646156</text:p>
          </table:table-cell>
          <table:table-cell table:formula="of:=POWER([.C1107]-6.75;2)" office:value-type="float" office:value="0.0214140447274959" calcext:value-type="float">
            <text:p>0.0214140447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6.85009" calcext:value-type="float">
            <text:p>6.85009</text:p>
          </table:table-cell>
          <table:table-cell office:value-type="float" office:value="6.6032727218" calcext:value-type="float">
            <text:p>6.6032727218</text:p>
          </table:table-cell>
          <table:table-cell table:formula="of:=POWER([.C1108]-6.75;2)" office:value-type="float" office:value="0.0215288941679803" calcext:value-type="float">
            <text:p>0.0215288942</text:p>
          </table:table-cell>
          <table:table-cell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6.849666" calcext:value-type="float">
            <text:p>6.849666</text:p>
          </table:table-cell>
          <table:table-cell office:value-type="float" office:value="6.6028866801" calcext:value-type="float">
            <text:p>6.6028866801</text:p>
          </table:table-cell>
          <table:table-cell table:formula="of:=POWER([.C1109]-6.75;2)" office:value-type="float" office:value="0.0216423288919997" calcext:value-type="float">
            <text:p>0.0216423289</text:p>
          </table:table-cell>
          <table:table-cell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6.849016" calcext:value-type="float">
            <text:p>6.849016</text:p>
          </table:table-cell>
          <table:table-cell office:value-type="float" office:value="6.6025068938" calcext:value-type="float">
            <text:p>6.6025068938</text:p>
          </table:table-cell>
          <table:table-cell table:formula="of:=POWER([.C1110]-6.75;2)" office:value-type="float" office:value="0.0217542163765244" calcext:value-type="float">
            <text:p>0.0217542164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6.848131" calcext:value-type="float">
            <text:p>6.848131</text:p>
          </table:table-cell>
          <table:table-cell office:value-type="float" office:value="6.6021337567" calcext:value-type="float">
            <text:p>6.6021337567</text:p>
          </table:table-cell>
          <table:table-cell table:formula="of:=POWER([.C1111]-6.75;2)" office:value-type="float" office:value="0.0218644259076549" calcext:value-type="float">
            <text:p>0.0218644259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6.847004" calcext:value-type="float">
            <text:p>6.847004</text:p>
          </table:table-cell>
          <table:table-cell office:value-type="float" office:value="6.6017676505" calcext:value-type="float">
            <text:p>6.6017676505</text:p>
          </table:table-cell>
          <table:table-cell table:formula="of:=POWER([.C1112]-6.75;2)" office:value-type="float" office:value="0.0219728294382901" calcext:value-type="float">
            <text:p>0.0219728294</text:p>
          </table:table-cell>
          <table:table-cell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6.84563" calcext:value-type="float">
            <text:p>6.84563</text:p>
          </table:table-cell>
          <table:table-cell office:value-type="float" office:value="6.6014089409" calcext:value-type="float">
            <text:p>6.6014089409</text:p>
          </table:table-cell>
          <table:table-cell table:formula="of:=POWER([.C1113]-6.75;2)" office:value-type="float" office:value="0.0220793028444597" calcext:value-type="float">
            <text:p>0.0220793028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6.844004" calcext:value-type="float">
            <text:p>6.844004</text:p>
          </table:table-cell>
          <table:table-cell office:value-type="float" office:value="6.6010579758" calcext:value-type="float">
            <text:p>6.6010579758</text:p>
          </table:table-cell>
          <table:table-cell table:formula="of:=POWER([.C1114]-6.75;2)" office:value-type="float" office:value="0.0221837265727934" calcext:value-type="float">
            <text:p>0.0221837266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6.842124" calcext:value-type="float">
            <text:p>6.842124</text:p>
          </table:table-cell>
          <table:table-cell office:value-type="float" office:value="6.6007150847" calcext:value-type="float">
            <text:p>6.6007150847</text:p>
          </table:table-cell>
          <table:table-cell table:formula="of:=POWER([.C1115]-6.75;2)" office:value-type="float" office:value="0.0222859859361282" calcext:value-type="float">
            <text:p>0.0222859859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6.839988" calcext:value-type="float">
            <text:p>6.839988</text:p>
          </table:table-cell>
          <table:table-cell office:value-type="float" office:value="6.6003805766" calcext:value-type="float">
            <text:p>6.6003805766</text:p>
          </table:table-cell>
          <table:table-cell table:formula="of:=POWER([.C1116]-6.75;2)" office:value-type="float" office:value="0.0223859718585484" calcext:value-type="float">
            <text:p>0.0223859719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6.837597" calcext:value-type="float">
            <text:p>6.837597</text:p>
          </table:table-cell>
          <table:table-cell office:value-type="float" office:value="6.6000547366" calcext:value-type="float">
            <text:p>6.6000547366</text:p>
          </table:table-cell>
          <table:table-cell table:formula="of:=POWER([.C1117]-6.75;2)" office:value-type="float" office:value="0.0224835820160955" calcext:value-type="float">
            <text:p>0.022483582</text:p>
          </table:table-cell>
          <table:table-cell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6.834954" calcext:value-type="float">
            <text:p>6.834954</text:p>
          </table:table-cell>
          <table:table-cell office:value-type="float" office:value="6.5997378266" calcext:value-type="float">
            <text:p>6.5997378266</text:p>
          </table:table-cell>
          <table:table-cell table:formula="of:=POWER([.C1118]-6.75;2)" office:value-type="float" office:value="0.0225787207548916" calcext:value-type="float">
            <text:p>0.0225787208</text:p>
          </table:table-cell>
          <table:table-cell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6.832062" calcext:value-type="float">
            <text:p>6.832062</text:p>
          </table:table-cell>
          <table:table-cell office:value-type="float" office:value="6.5994300806" calcext:value-type="float">
            <text:p>6.5994300806</text:p>
          </table:table-cell>
          <table:table-cell table:formula="of:=POWER([.C1119]-6.75;2)" office:value-type="float" office:value="0.0226713006281224" calcext:value-type="float">
            <text:p>0.0226713006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6.828927" calcext:value-type="float">
            <text:p>6.828927</text:p>
          </table:table-cell>
          <table:table-cell office:value-type="float" office:value="6.599131707" calcext:value-type="float">
            <text:p>6.599131707</text:p>
          </table:table-cell>
          <table:table-cell table:formula="of:=POWER([.C1120]-6.75;2)" office:value-type="float" office:value="0.0227612418327339" calcext:value-type="float">
            <text:p>0.0227612418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6.825557" calcext:value-type="float">
            <text:p>6.825557</text:p>
          </table:table-cell>
          <table:table-cell office:value-type="float" office:value="6.5988428844" calcext:value-type="float">
            <text:p>6.5988428844</text:p>
          </table:table-cell>
          <table:table-cell table:formula="of:=POWER([.C1121]-6.75;2)" office:value-type="float" office:value="0.0228484735965118" calcext:value-type="float">
            <text:p>0.0228484736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6.82196" calcext:value-type="float">
            <text:p>6.82196</text:p>
          </table:table-cell>
          <table:table-cell office:value-type="float" office:value="6.5985637621" calcext:value-type="float">
            <text:p>6.5985637621</text:p>
          </table:table-cell>
          <table:table-cell table:formula="of:=POWER([.C1122]-6.75;2)" office:value-type="float" office:value="0.0229329341493053" calcext:value-type="float">
            <text:p>0.0229329341</text:p>
          </table:table-cell>
          <table:table-cell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6.818146" calcext:value-type="float">
            <text:p>6.818146</text:p>
          </table:table-cell>
          <table:table-cell office:value-type="float" office:value="6.5982944597" calcext:value-type="float">
            <text:p>6.5982944597</text:p>
          </table:table-cell>
          <table:table-cell table:formula="of:=POWER([.C1123]-6.75;2)" office:value-type="float" office:value="0.0230145709577149" calcext:value-type="float">
            <text:p>0.023014571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6.814127" calcext:value-type="float">
            <text:p>6.814127</text:p>
          </table:table-cell>
          <table:table-cell office:value-type="float" office:value="6.5980350659" calcext:value-type="float">
            <text:p>6.5980350659</text:p>
          </table:table-cell>
          <table:table-cell table:formula="of:=POWER([.C1124]-6.75;2)" office:value-type="float" office:value="0.0230933411960175" calcext:value-type="float">
            <text:p>0.0230933412</text:p>
          </table:table-cell>
          <table:table-cell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6.809917" calcext:value-type="float">
            <text:p>6.809917</text:p>
          </table:table-cell>
          <table:table-cell office:value-type="float" office:value="6.5977856411" calcext:value-type="float">
            <text:p>6.5977856411</text:p>
          </table:table-cell>
          <table:table-cell table:formula="of:=POWER([.C1125]-6.75;2)" office:value-type="float" office:value="0.0231692110553381" calcext:value-type="float">
            <text:p>0.0231692111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6.80553" calcext:value-type="float">
            <text:p>6.80553</text:p>
          </table:table-cell>
          <table:table-cell office:value-type="float" office:value="6.5975462124" calcext:value-type="float">
            <text:p>6.5975462124</text:p>
          </table:table-cell>
          <table:table-cell table:formula="of:=POWER([.C1126]-6.75;2)" office:value-type="float" office:value="0.0232421573535859" calcext:value-type="float">
            <text:p>0.0232421574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6.800982" calcext:value-type="float">
            <text:p>6.800982</text:p>
          </table:table-cell>
          <table:table-cell office:value-type="float" office:value="6.5973167782" calcext:value-type="float">
            <text:p>6.5973167782</text:p>
          </table:table-cell>
          <table:table-cell table:formula="of:=POWER([.C1127]-6.75;2)" office:value-type="float" office:value="0.0233121662192281" calcext:value-type="float">
            <text:p>0.0233121662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6.796289" calcext:value-type="float">
            <text:p>6.796289</text:p>
          </table:table-cell>
          <table:table-cell office:value-type="float" office:value="6.5970973051" calcext:value-type="float">
            <text:p>6.5970973051</text:p>
          </table:table-cell>
          <table:table-cell table:formula="of:=POWER([.C1128]-6.75;2)" office:value-type="float" office:value="0.0233792341076824" calcext:value-type="float">
            <text:p>0.0233792341</text:p>
          </table:table-cell>
          <table:table-cell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6.791471" calcext:value-type="float">
            <text:p>6.791471</text:p>
          </table:table-cell>
          <table:table-cell office:value-type="float" office:value="6.5968877339" calcext:value-type="float">
            <text:p>6.5968877339</text:p>
          </table:table-cell>
          <table:table-cell table:formula="of:=POWER([.C1129]-6.75;2)" office:value-type="float" office:value="0.0234433660302772" calcext:value-type="float">
            <text:p>0.023443366</text:p>
          </table:table-cell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6.786546" calcext:value-type="float">
            <text:p>6.786546</text:p>
          </table:table-cell>
          <table:table-cell office:value-type="float" office:value="6.5966879731" calcext:value-type="float">
            <text:p>6.5966879731</text:p>
          </table:table-cell>
          <table:table-cell table:formula="of:=POWER([.C1130]-6.75;2)" office:value-type="float" office:value="0.0235045775921864" calcext:value-type="float">
            <text:p>0.0235045776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6.781533" calcext:value-type="float">
            <text:p>6.781533</text:p>
          </table:table-cell>
          <table:table-cell office:value-type="float" office:value="6.5964979059" calcext:value-type="float">
            <text:p>6.5964979059</text:p>
          </table:table-cell>
          <table:table-cell table:formula="of:=POWER([.C1131]-6.75;2)" office:value-type="float" office:value="0.0235628928930853" calcext:value-type="float">
            <text:p>0.0235628929</text:p>
          </table:table-cell>
          <table:table-cell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6.776454" calcext:value-type="float">
            <text:p>6.776454</text:p>
          </table:table-cell>
          <table:table-cell office:value-type="float" office:value="6.5963173884" calcext:value-type="float">
            <text:p>6.5963173884</text:p>
          </table:table-cell>
          <table:table-cell table:formula="of:=POWER([.C1132]-6.75;2)" office:value-type="float" office:value="0.0236183451081964" calcext:value-type="float">
            <text:p>0.0236183451</text:p>
          </table:table-cell>
          <table:table-cell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6.771328" calcext:value-type="float">
            <text:p>6.771328</text:p>
          </table:table-cell>
          <table:table-cell office:value-type="float" office:value="6.59614625" calcext:value-type="float">
            <text:p>6.59614625</text:p>
          </table:table-cell>
          <table:table-cell table:formula="of:=POWER([.C1133]-6.75;2)" office:value-type="float" office:value="0.0236709763890624" calcext:value-type="float">
            <text:p>0.0236709764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6.766179" calcext:value-type="float">
            <text:p>6.766179</text:p>
          </table:table-cell>
          <table:table-cell office:value-type="float" office:value="6.5959843011" calcext:value-type="float">
            <text:p>6.5959843011</text:p>
          </table:table-cell>
          <table:table-cell table:formula="of:=POWER([.C1134]-6.75;2)" office:value-type="float" office:value="0.0237208355076556" calcext:value-type="float">
            <text:p>0.0237208355</text:p>
          </table:table-cell>
          <table:table-cell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6.761026" calcext:value-type="float">
            <text:p>6.761026</text:p>
          </table:table-cell>
          <table:table-cell office:value-type="float" office:value="6.5958313253" calcext:value-type="float">
            <text:p>6.5958313253</text:p>
          </table:table-cell>
          <table:table-cell table:formula="of:=POWER([.C1135]-6.75;2)" office:value-type="float" office:value="0.0237679802587545" calcext:value-type="float">
            <text:p>0.0237679803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6.755892" calcext:value-type="float">
            <text:p>6.755892</text:p>
          </table:table-cell>
          <table:table-cell office:value-type="float" office:value="6.5956870901" calcext:value-type="float">
            <text:p>6.5956870901</text:p>
          </table:table-cell>
          <table:table-cell table:formula="of:=POWER([.C1136]-6.75;2)" office:value-type="float" office:value="0.0238124741618055" calcext:value-type="float">
            <text:p>0.0238124742</text:p>
          </table:table-cell>
          <table:table-cell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6.750798" calcext:value-type="float">
            <text:p>6.750798</text:p>
          </table:table-cell>
          <table:table-cell office:value-type="float" office:value="6.5955513427" calcext:value-type="float">
            <text:p>6.5955513427</text:p>
          </table:table-cell>
          <table:table-cell table:formula="of:=POWER([.C1137]-6.75;2)" office:value-type="float" office:value="0.0238543877417727" calcext:value-type="float">
            <text:p>0.0238543877</text:p>
          </table:table-cell>
          <table:table-cell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6.745766" calcext:value-type="float">
            <text:p>6.745766</text:p>
          </table:table-cell>
          <table:table-cell office:value-type="float" office:value="6.5954238145" calcext:value-type="float">
            <text:p>6.5954238145</text:p>
          </table:table-cell>
          <table:table-cell table:formula="of:=POWER([.C1138]-6.75;2)" office:value-type="float" office:value="0.0238937971237304" calcext:value-type="float">
            <text:p>0.0238937971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6.740816" calcext:value-type="float">
            <text:p>6.740816</text:p>
          </table:table-cell>
          <table:table-cell office:value-type="float" office:value="6.5953042218" calcext:value-type="float">
            <text:p>6.5953042218</text:p>
          </table:table-cell>
          <table:table-cell table:formula="of:=POWER([.C1139]-6.75;2)" office:value-type="float" office:value="0.0239307837929035" calcext:value-type="float">
            <text:p>0.0239307838</text:p>
          </table:table-cell>
          <table:table-cell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6.73597" calcext:value-type="float">
            <text:p>6.73597</text:p>
          </table:table-cell>
          <table:table-cell office:value-type="float" office:value="6.5951922715" calcext:value-type="float">
            <text:p>6.5951922715</text:p>
          </table:table-cell>
          <table:table-cell table:formula="of:=POWER([.C1140]-6.75;2)" office:value-type="float" office:value="0.0239654328033297" calcext:value-type="float">
            <text:p>0.0239654328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6.731247" calcext:value-type="float">
            <text:p>6.731247</text:p>
          </table:table-cell>
          <table:table-cell office:value-type="float" office:value="6.5950876573" calcext:value-type="float">
            <text:p>6.5950876573</text:p>
          </table:table-cell>
          <table:table-cell table:formula="of:=POWER([.C1141]-6.75;2)" office:value-type="float" office:value="0.0239978339208023" calcext:value-type="float">
            <text:p>0.0239978339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6.726665" calcext:value-type="float">
            <text:p>6.726665</text:p>
          </table:table-cell>
          <table:table-cell office:value-type="float" office:value="6.5949900659" calcext:value-type="float">
            <text:p>6.5949900659</text:p>
          </table:table-cell>
          <table:table-cell table:formula="of:=POWER([.C1142]-6.75;2)" office:value-type="float" office:value="0.0240280796696863" calcext:value-type="float">
            <text:p>0.0240280797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6.722244" calcext:value-type="float">
            <text:p>6.722244</text:p>
          </table:table-cell>
          <table:table-cell office:value-type="float" office:value="6.5948991815" calcext:value-type="float">
            <text:p>6.5948991815</text:p>
          </table:table-cell>
          <table:table-cell table:formula="of:=POWER([.C1143]-6.75;2)" office:value-type="float" office:value="0.02405626389937" calcext:value-type="float">
            <text:p>0.0240562639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6.718" calcext:value-type="float">
            <text:p>6.718</text:p>
          </table:table-cell>
          <table:table-cell office:value-type="float" office:value="6.5948146815" calcext:value-type="float">
            <text:p>6.5948146815</text:p>
          </table:table-cell>
          <table:table-cell table:formula="of:=POWER([.C1144]-6.75;2)" office:value-type="float" office:value="0.0240824830779465" calcext:value-type="float">
            <text:p>0.0240824831</text:p>
          </table:table-cell>
          <table:table-cell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6.713948" calcext:value-type="float">
            <text:p>6.713948</text:p>
          </table:table-cell>
          <table:table-cell office:value-type="float" office:value="6.5947362419" calcext:value-type="float">
            <text:p>6.5947362419</text:p>
          </table:table-cell>
          <table:table-cell table:formula="of:=POWER([.C1145]-6.75;2)" office:value-type="float" office:value="0.0241068345793354" calcext:value-type="float">
            <text:p>0.0241068346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6.710103" calcext:value-type="float">
            <text:p>6.710103</text:p>
          </table:table-cell>
          <table:table-cell office:value-type="float" office:value="6.594663543" calcext:value-type="float">
            <text:p>6.594663543</text:p>
          </table:table-cell>
          <table:table-cell table:formula="of:=POWER([.C1146]-6.75;2)" office:value-type="float" office:value="0.0241294148733128" calcext:value-type="float">
            <text:p>0.0241294149</text:p>
          </table:table-cell>
          <table:table-cell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6.706479" calcext:value-type="float">
            <text:p>6.706479</text:p>
          </table:table-cell>
          <table:table-cell office:value-type="float" office:value="6.5945962675" calcext:value-type="float">
            <text:p>6.5945962675</text:p>
          </table:table-cell>
          <table:table-cell table:formula="of:=POWER([.C1147]-6.75;2)" office:value-type="float" office:value="0.0241503200749315" calcext:value-type="float">
            <text:p>0.0241503201</text:p>
          </table:table-cell>
          <table:table-cell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6.703086" calcext:value-type="float">
            <text:p>6.703086</text:p>
          </table:table-cell>
          <table:table-cell office:value-type="float" office:value="6.5945341008" calcext:value-type="float">
            <text:p>6.5945341008</text:p>
          </table:table-cell>
          <table:table-cell table:formula="of:=POWER([.C1148]-6.75;2)" office:value-type="float" office:value="0.0241696458140646" calcext:value-type="float">
            <text:p>0.0241696458</text:p>
          </table:table-cell>
          <table:table-cell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6.699934" calcext:value-type="float">
            <text:p>6.699934</text:p>
          </table:table-cell>
          <table:table-cell office:value-type="float" office:value="6.5944767379" calcext:value-type="float">
            <text:p>6.5944767379</text:p>
          </table:table-cell>
          <table:table-cell table:formula="of:=POWER([.C1149]-6.75;2)" office:value-type="float" office:value="0.0241874850542253" calcext:value-type="float">
            <text:p>0.0241874851</text:p>
          </table:table-cell>
          <table:table-cell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6.697033" calcext:value-type="float">
            <text:p>6.697033</text:p>
          </table:table-cell>
          <table:table-cell office:value-type="float" office:value="6.5944238817" calcext:value-type="float">
            <text:p>6.5944238817</text:p>
          </table:table-cell>
          <table:table-cell table:formula="of:=POWER([.C1150]-6.75;2)" office:value-type="float" office:value="0.0242039285852956" calcext:value-type="float">
            <text:p>0.0242039286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6.694387" calcext:value-type="float">
            <text:p>6.694387</text:p>
          </table:table-cell>
          <table:table-cell office:value-type="float" office:value="6.594375246" calcext:value-type="float">
            <text:p>6.594375246</text:p>
          </table:table-cell>
          <table:table-cell table:formula="of:=POWER([.C1151]-6.75;2)" office:value-type="float" office:value="0.0242190640575604" calcext:value-type="float">
            <text:p>0.0242190641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6.692002" calcext:value-type="float">
            <text:p>6.692002</text:p>
          </table:table-cell>
          <table:table-cell office:value-type="float" office:value="6.5943305605" calcext:value-type="float">
            <text:p>6.5943305605</text:p>
          </table:table-cell>
          <table:table-cell table:formula="of:=POWER([.C1152]-6.75;2)" office:value-type="float" office:value="0.0242329743942443" calcext:value-type="float">
            <text:p>0.0242329744</text:p>
          </table:table-cell>
          <table:table-cell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6.68988" calcext:value-type="float">
            <text:p>6.68988</text:p>
          </table:table-cell>
          <table:table-cell office:value-type="float" office:value="6.5942895645" calcext:value-type="float">
            <text:p>6.5942895645</text:p>
          </table:table-cell>
          <table:table-cell table:formula="of:=POWER([.C1153]-6.75;2)" office:value-type="float" office:value="0.0242457397235995" calcext:value-type="float">
            <text:p>0.0242457397</text:p>
          </table:table-cell>
          <table:table-cell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6.688023" calcext:value-type="float">
            <text:p>6.688023</text:p>
          </table:table-cell>
          <table:table-cell office:value-type="float" office:value="6.5942520175" calcext:value-type="float">
            <text:p>6.5942520175</text:p>
          </table:table-cell>
          <table:table-cell table:formula="of:=POWER([.C1154]-6.75;2)" office:value-type="float" office:value="0.0242574340528204" calcext:value-type="float">
            <text:p>0.0242574341</text:p>
          </table:table-cell>
          <table:table-cell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6.68643" calcext:value-type="float">
            <text:p>6.68643</text:p>
          </table:table-cell>
          <table:table-cell office:value-type="float" office:value="6.5942176922" calcext:value-type="float">
            <text:p>6.5942176922</text:p>
          </table:table-cell>
          <table:table-cell table:formula="of:=POWER([.C1155]-6.75;2)" office:value-type="float" office:value="0.0242681274234939" calcext:value-type="float">
            <text:p>0.0242681274</text:p>
          </table:table-cell>
          <table:table-cell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6.685098" calcext:value-type="float">
            <text:p>6.685098</text:p>
          </table:table-cell>
          <table:table-cell office:value-type="float" office:value="6.5941863831" calcext:value-type="float">
            <text:p>6.5941863831</text:p>
          </table:table-cell>
          <table:table-cell table:formula="of:=POWER([.C1156]-6.75;2)" office:value-type="float" office:value="0.0242778832114599" calcext:value-type="float">
            <text:p>0.0242778832</text:p>
          </table:table-cell>
          <table:table-cell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6.684022" calcext:value-type="float">
            <text:p>6.684022</text:p>
          </table:table-cell>
          <table:table-cell office:value-type="float" office:value="6.5941579019" calcext:value-type="float">
            <text:p>6.5941579019</text:p>
          </table:table-cell>
          <table:table-cell table:formula="of:=POWER([.C1157]-6.75;2)" office:value-type="float" office:value="0.02428675954021" calcext:value-type="float">
            <text:p>0.0242867595</text:p>
          </table:table-cell>
          <table:table-cell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6.683197" calcext:value-type="float">
            <text:p>6.683197</text:p>
          </table:table-cell>
          <table:table-cell office:value-type="float" office:value="6.5941320833" calcext:value-type="float">
            <text:p>6.5941320833</text:p>
          </table:table-cell>
          <table:table-cell table:formula="of:=POWER([.C1158]-6.75;2)" office:value-type="float" office:value="0.0242948074563982" calcext:value-type="float">
            <text:p>0.0242948075</text:p>
          </table:table-cell>
          <table:table-cell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6.682614" calcext:value-type="float">
            <text:p>6.682614</text:p>
          </table:table-cell>
          <table:table-cell office:value-type="float" office:value="6.5941087809" calcext:value-type="float">
            <text:p>6.5941087809</text:p>
          </table:table-cell>
          <table:table-cell table:formula="of:=POWER([.C1159]-6.75;2)" office:value-type="float" office:value="0.0243020721924842" calcext:value-type="float">
            <text:p>0.0243020722</text:p>
          </table:table-cell>
          <table:table-cell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6.682263" calcext:value-type="float">
            <text:p>6.682263</text:p>
          </table:table-cell>
          <table:table-cell office:value-type="float" office:value="6.594087871" calcext:value-type="float">
            <text:p>6.594087871</text:p>
          </table:table-cell>
          <table:table-cell table:formula="of:=POWER([.C1160]-6.75;2)" office:value-type="float" office:value="0.0243085919693126" calcext:value-type="float">
            <text:p>0.024308592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6.682133" calcext:value-type="float">
            <text:p>6.682133</text:p>
          </table:table-cell>
          <table:table-cell office:value-type="float" office:value="6.5940692554" calcext:value-type="float">
            <text:p>6.5940692554</text:p>
          </table:table-cell>
          <table:table-cell table:formula="of:=POWER([.C1161]-6.75;2)" office:value-type="float" office:value="0.0243143971115104" calcext:value-type="float">
            <text:p>0.0243143971</text:p>
          </table:table-cell>
          <table:table-cell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6.682211" calcext:value-type="float">
            <text:p>6.682211</text:p>
          </table:table-cell>
          <table:table-cell office:value-type="float" office:value="6.5940528562" calcext:value-type="float">
            <text:p>6.5940528562</text:p>
          </table:table-cell>
          <table:table-cell table:formula="of:=POWER([.C1162]-6.75;2)" office:value-type="float" office:value="0.0243195116593778" calcext:value-type="float">
            <text:p>0.0243195117</text:p>
          </table:table-cell>
          <table:table-cell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6.682483" calcext:value-type="float">
            <text:p>6.682483</text:p>
          </table:table-cell>
          <table:table-cell office:value-type="float" office:value="6.594038621" calcext:value-type="float">
            <text:p>6.594038621</text:p>
          </table:table-cell>
          <table:table-cell table:formula="of:=POWER([.C1163]-6.75;2)" office:value-type="float" office:value="0.0243239517395816" calcext:value-type="float">
            <text:p>0.0243239517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6.682933" calcext:value-type="float">
            <text:p>6.682933</text:p>
          </table:table-cell>
          <table:table-cell office:value-type="float" office:value="6.5940265188" calcext:value-type="float">
            <text:p>6.5940265188</text:p>
          </table:table-cell>
          <table:table-cell table:formula="of:=POWER([.C1164]-6.75;2)" office:value-type="float" office:value="0.0243277268376468" calcext:value-type="float">
            <text:p>0.0243277268</text:p>
          </table:table-cell>
          <table:table-cell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6.683544" calcext:value-type="float">
            <text:p>6.683544</text:p>
          </table:table-cell>
          <table:table-cell office:value-type="float" office:value="6.5940165457" calcext:value-type="float">
            <text:p>6.5940165457</text:p>
          </table:table-cell>
          <table:table-cell table:formula="of:=POWER([.C1165]-6.75;2)" office:value-type="float" office:value="0.0243308380153603" calcext:value-type="float">
            <text:p>0.024330838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6.684298" calcext:value-type="float">
            <text:p>6.684298</text:p>
          </table:table-cell>
          <table:table-cell office:value-type="float" office:value="6.5940087177" calcext:value-type="float">
            <text:p>6.5940087177</text:p>
          </table:table-cell>
          <table:table-cell table:formula="of:=POWER([.C1166]-6.75;2)" office:value-type="float" office:value="0.0243332801535984" calcext:value-type="float">
            <text:p>0.0243332802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6.685176" calcext:value-type="float">
            <text:p>6.685176</text:p>
          </table:table-cell>
          <table:table-cell office:value-type="float" office:value="6.594003078" calcext:value-type="float">
            <text:p>6.594003078</text:p>
          </table:table-cell>
          <table:table-cell table:formula="of:=POWER([.C1167]-6.75;2)" office:value-type="float" office:value="0.0243350396734741" calcext:value-type="float">
            <text:p>0.0243350397</text:p>
          </table:table-cell>
          <table:table-cell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6.686157" calcext:value-type="float">
            <text:p>6.686157</text:p>
          </table:table-cell>
          <table:table-cell office:value-type="float" office:value="6.5939996895" calcext:value-type="float">
            <text:p>6.5939996895</text:p>
          </table:table-cell>
          <table:table-cell table:formula="of:=POWER([.C1168]-6.75;2)" office:value-type="float" office:value="0.0243360968760963" calcext:value-type="float">
            <text:p>0.0243360969</text:p>
          </table:table-cell>
          <table:table-cell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6.687221" calcext:value-type="float">
            <text:p>6.687221</text:p>
          </table:table-cell>
          <table:table-cell office:value-type="float" office:value="6.5939986425" calcext:value-type="float">
            <text:p>6.5939986425</text:p>
          </table:table-cell>
          <table:table-cell table:formula="of:=POWER([.C1169]-6.75;2)" office:value-type="float" office:value="0.0243364235418428" calcext:value-type="float">
            <text:p>0.0243364235</text:p>
          </table:table-cell>
          <table:table-cell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6.688346" calcext:value-type="float">
            <text:p>6.688346</text:p>
          </table:table-cell>
          <table:table-cell office:value-type="float" office:value="6.594000047" calcext:value-type="float">
            <text:p>6.594000047</text:p>
          </table:table-cell>
          <table:table-cell table:formula="of:=POWER([.C1170]-6.75;2)" office:value-type="float" office:value="0.0243359853360023" calcext:value-type="float">
            <text:p>0.0243359853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6.68951" calcext:value-type="float">
            <text:p>6.68951</text:p>
          </table:table-cell>
          <table:table-cell office:value-type="float" office:value="6.5940040363" calcext:value-type="float">
            <text:p>6.5940040363</text:p>
          </table:table-cell>
          <table:table-cell table:formula="of:=POWER([.C1171]-6.75;2)" office:value-type="float" office:value="0.0243347406906916" calcext:value-type="float">
            <text:p>0.0243347407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6.690691" calcext:value-type="float">
            <text:p>6.690691</text:p>
          </table:table-cell>
          <table:table-cell office:value-type="float" office:value="6.5940107634" calcext:value-type="float">
            <text:p>6.5940107634</text:p>
          </table:table-cell>
          <table:table-cell table:formula="of:=POWER([.C1172]-6.75;2)" office:value-type="float" office:value="0.0243326419350508" calcext:value-type="float">
            <text:p>0.0243326419</text:p>
          </table:table-cell>
          <table:table-cell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6.691867" calcext:value-type="float">
            <text:p>6.691867</text:p>
          </table:table-cell>
          <table:table-cell office:value-type="float" office:value="6.5940204046" calcext:value-type="float">
            <text:p>6.5940204046</text:p>
          </table:table-cell>
          <table:table-cell table:formula="of:=POWER([.C1173]-6.75;2)" office:value-type="float" office:value="0.0243296341811476" calcext:value-type="float">
            <text:p>0.0243296342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6.693013" calcext:value-type="float">
            <text:p>6.693013</text:p>
          </table:table-cell>
          <table:table-cell office:value-type="float" office:value="6.5940331519" calcext:value-type="float">
            <text:p>6.5940331519</text:p>
          </table:table-cell>
          <table:table-cell table:formula="of:=POWER([.C1174]-6.75;2)" office:value-type="float" office:value="0.0243256577062486" calcext:value-type="float">
            <text:p>0.0243256577</text:p>
          </table:table-cell>
          <table:table-cell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6.694109" calcext:value-type="float">
            <text:p>6.694109</text:p>
          </table:table-cell>
          <table:table-cell office:value-type="float" office:value="6.5940492204" calcext:value-type="float">
            <text:p>6.5940492204</text:p>
          </table:table-cell>
          <table:table-cell table:formula="of:=POWER([.C1175]-6.75;2)" office:value-type="float" office:value="0.0243206456578479" calcext:value-type="float">
            <text:p>0.0243206457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6.695131" calcext:value-type="float">
            <text:p>6.695131</text:p>
          </table:table-cell>
          <table:table-cell office:value-type="float" office:value="6.5940688414" calcext:value-type="float">
            <text:p>6.5940688414</text:p>
          </table:table-cell>
          <table:table-cell table:formula="of:=POWER([.C1176]-6.75;2)" office:value-type="float" office:value="0.0243145262223382" calcext:value-type="float">
            <text:p>0.0243145262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6.696057" calcext:value-type="float">
            <text:p>6.696057</text:p>
          </table:table-cell>
          <table:table-cell office:value-type="float" office:value="6.5940922634" calcext:value-type="float">
            <text:p>6.5940922634</text:p>
          </table:table-cell>
          <table:table-cell table:formula="of:=POWER([.C1177]-6.75;2)" office:value-type="float" office:value="0.0243072223317349" calcext:value-type="float">
            <text:p>0.0243072223</text:p>
          </table:table-cell>
          <table:table-cell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6.696866" calcext:value-type="float">
            <text:p>6.696866</text:p>
          </table:table-cell>
          <table:table-cell office:value-type="float" office:value="6.5941197513" calcext:value-type="float">
            <text:p>6.5941197513</text:p>
          </table:table-cell>
          <table:table-cell table:formula="of:=POWER([.C1178]-6.75;2)" office:value-type="float" office:value="0.0242986519347738" calcext:value-type="float">
            <text:p>0.0242986519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6.697536" calcext:value-type="float">
            <text:p>6.697536</text:p>
          </table:table-cell>
          <table:table-cell office:value-type="float" office:value="6.5941515833" calcext:value-type="float">
            <text:p>6.5941515833</text:p>
          </table:table-cell>
          <table:table-cell table:formula="of:=POWER([.C1179]-6.75;2)" office:value-type="float" office:value="0.0242887289878967" calcext:value-type="float">
            <text:p>0.024288729</text:p>
          </table:table-cell>
          <table:table-cell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6.698047" calcext:value-type="float">
            <text:p>6.698047</text:p>
          </table:table-cell>
          <table:table-cell office:value-type="float" office:value="6.5941880524" calcext:value-type="float">
            <text:p>6.5941880524</text:p>
          </table:table-cell>
          <table:table-cell table:formula="of:=POWER([.C1180]-6.75;2)" office:value-type="float" office:value="0.0242773630149052" calcext:value-type="float">
            <text:p>0.024277363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6.698379" calcext:value-type="float">
            <text:p>6.698379</text:p>
          </table:table-cell>
          <table:table-cell office:value-type="float" office:value="6.5942294637" calcext:value-type="float">
            <text:p>6.5942294637</text:p>
          </table:table-cell>
          <table:table-cell table:formula="of:=POWER([.C1181]-6.75;2)" office:value-type="float" office:value="0.0242644599791897" calcext:value-type="float">
            <text:p>0.02426446</text:p>
          </table:table-cell>
          <table:table-cell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6.698513" calcext:value-type="float">
            <text:p>6.698513</text:p>
          </table:table-cell>
          <table:table-cell office:value-type="float" office:value="6.5942761331" calcext:value-type="float">
            <text:p>6.5942761331</text:p>
          </table:table-cell>
          <table:table-cell table:formula="of:=POWER([.C1182]-6.75;2)" office:value-type="float" office:value="0.0242499227222889" calcext:value-type="float">
            <text:p>0.0242499227</text:p>
          </table:table-cell>
          <table:table-cell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6.698432" calcext:value-type="float">
            <text:p>6.698432</text:p>
          </table:table-cell>
          <table:table-cell office:value-type="float" office:value="6.5943283884" calcext:value-type="float">
            <text:p>6.5943283884</text:p>
          </table:table-cell>
          <table:table-cell table:formula="of:=POWER([.C1183]-6.75;2)" office:value-type="float" office:value="0.0242336506581412" calcext:value-type="float">
            <text:p>0.0242336507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6.698118" calcext:value-type="float">
            <text:p>6.698118</text:p>
          </table:table-cell>
          <table:table-cell office:value-type="float" office:value="6.5943865645" calcext:value-type="float">
            <text:p>6.5943865645</text:p>
          </table:table-cell>
          <table:table-cell table:formula="of:=POWER([.C1184]-6.75;2)" office:value-type="float" office:value="0.0242155413081128" calcext:value-type="float">
            <text:p>0.0242155413</text:p>
          </table:table-cell>
          <table:table-cell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6.697558" calcext:value-type="float">
            <text:p>6.697558</text:p>
          </table:table-cell>
          <table:table-cell office:value-type="float" office:value="6.594451004" calcext:value-type="float">
            <text:p>6.594451004</text:p>
          </table:table-cell>
          <table:table-cell table:formula="of:=POWER([.C1185]-6.75;2)" office:value-type="float" office:value="0.0241954901566081" calcext:value-type="float">
            <text:p>0.0241954902</text:p>
          </table:table-cell>
          <table:table-cell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6.696735" calcext:value-type="float">
            <text:p>6.696735</text:p>
          </table:table-cell>
          <table:table-cell office:value-type="float" office:value="6.5945220524" calcext:value-type="float">
            <text:p>6.5945220524</text:p>
          </table:table-cell>
          <table:table-cell table:formula="of:=POWER([.C1186]-6.75;2)" office:value-type="float" office:value="0.0241733921899082" calcext:value-type="float">
            <text:p>0.0241733922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6.695638" calcext:value-type="float">
            <text:p>6.695638</text:p>
          </table:table-cell>
          <table:table-cell office:value-type="float" office:value="6.5946000645" calcext:value-type="float">
            <text:p>6.5946000645</text:p>
          </table:table-cell>
          <table:table-cell table:formula="of:=POWER([.C1187]-6.75;2)" office:value-type="float" office:value="0.0241491399534042" calcext:value-type="float">
            <text:p>0.02414914</text:p>
          </table:table-cell>
          <table:table-cell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6.694256" calcext:value-type="float">
            <text:p>6.694256</text:p>
          </table:table-cell>
          <table:table-cell office:value-type="float" office:value="6.5946853952" calcext:value-type="float">
            <text:p>6.5946853952</text:p>
          </table:table-cell>
          <table:table-cell table:formula="of:=POWER([.C1188]-6.75;2)" office:value-type="float" office:value="0.0241226264641802" calcext:value-type="float">
            <text:p>0.0241226265</text:p>
          </table:table-cell>
          <table:table-cell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6.692577" calcext:value-type="float">
            <text:p>6.692577</text:p>
          </table:table-cell>
          <table:table-cell office:value-type="float" office:value="6.5947784005" calcext:value-type="float">
            <text:p>6.5947784005</text:p>
          </table:table-cell>
          <table:table-cell table:formula="of:=POWER([.C1189]-6.75;2)" office:value-type="float" office:value="0.0240937449513384" calcext:value-type="float">
            <text:p>0.024093745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6.690595" calcext:value-type="float">
            <text:p>6.690595</text:p>
          </table:table-cell>
          <table:table-cell office:value-type="float" office:value="6.5948794382" calcext:value-type="float">
            <text:p>6.5948794382</text:p>
          </table:table-cell>
          <table:table-cell table:formula="of:=POWER([.C1190]-6.75;2)" office:value-type="float" office:value="0.0240623886931478" calcext:value-type="float">
            <text:p>0.0240623887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6.688302" calcext:value-type="float">
            <text:p>6.688302</text:p>
          </table:table-cell>
          <table:table-cell office:value-type="float" office:value="6.5949888616" calcext:value-type="float">
            <text:p>6.5949888616</text:p>
          </table:table-cell>
          <table:table-cell table:formula="of:=POWER([.C1191]-6.75;2)" office:value-type="float" office:value="0.0240284530280639" calcext:value-type="float">
            <text:p>0.024028453</text:p>
          </table:table-cell>
          <table:table-cell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6.685692" calcext:value-type="float">
            <text:p>6.685692</text:p>
          </table:table-cell>
          <table:table-cell office:value-type="float" office:value="6.5951070242" calcext:value-type="float">
            <text:p>6.5951070242</text:p>
          </table:table-cell>
          <table:table-cell table:formula="of:=POWER([.C1192]-6.75;2)" office:value-type="float" office:value="0.0239918339521794" calcext:value-type="float">
            <text:p>0.023991834</text:p>
          </table:table-cell>
          <table:table-cell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6.682764" calcext:value-type="float">
            <text:p>6.682764</text:p>
          </table:table-cell>
          <table:table-cell office:value-type="float" office:value="6.5952342742" calcext:value-type="float">
            <text:p>6.5952342742</text:p>
          </table:table-cell>
          <table:table-cell table:formula="of:=POWER([.C1193]-6.75;2)" office:value-type="float" office:value="0.0239524298824008" calcext:value-type="float">
            <text:p>0.0239524299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6.679514" calcext:value-type="float">
            <text:p>6.679514</text:p>
          </table:table-cell>
          <table:table-cell office:value-type="float" office:value="6.5953709516" calcext:value-type="float">
            <text:p>6.5953709516</text:p>
          </table:table-cell>
          <table:table-cell table:formula="of:=POWER([.C1194]-6.75;2)" office:value-type="float" office:value="0.0239101426090897" calcext:value-type="float">
            <text:p>0.0239101426</text:p>
          </table:table-cell>
          <table:table-cell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6.675943" calcext:value-type="float">
            <text:p>6.675943</text:p>
          </table:table-cell>
          <table:table-cell office:value-type="float" office:value="6.5955173898" calcext:value-type="float">
            <text:p>6.5955173898</text:p>
          </table:table-cell>
          <table:table-cell table:formula="of:=POWER([.C1195]-6.75;2)" office:value-type="float" office:value="0.023864876854205" calcext:value-type="float">
            <text:p>0.0238648769</text:p>
          </table:table-cell>
          <table:table-cell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6.672052" calcext:value-type="float">
            <text:p>6.672052</text:p>
          </table:table-cell>
          <table:table-cell office:value-type="float" office:value="6.5956739126" calcext:value-type="float">
            <text:p>6.5956739126</text:p>
          </table:table-cell>
          <table:table-cell table:formula="of:=POWER([.C1196]-6.75;2)" office:value-type="float" office:value="0.0238165412521925" calcext:value-type="float">
            <text:p>0.0238165413</text:p>
          </table:table-cell>
          <table:table-cell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6.667845" calcext:value-type="float">
            <text:p>6.667845</text:p>
          </table:table-cell>
          <table:table-cell office:value-type="float" office:value="6.5958408347" calcext:value-type="float">
            <text:p>6.5958408347</text:p>
          </table:table-cell>
          <table:table-cell table:formula="of:=POWER([.C1197]-6.75;2)" office:value-type="float" office:value="0.0237650482459928" calcext:value-type="float">
            <text:p>0.0237650482</text:p>
          </table:table-cell>
          <table:table-cell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6.663325" calcext:value-type="float">
            <text:p>6.663325</text:p>
          </table:table-cell>
          <table:table-cell office:value-type="float" office:value="6.5960184543" calcext:value-type="float">
            <text:p>6.5960184543</text:p>
          </table:table-cell>
          <table:table-cell table:formula="of:=POWER([.C1198]-6.75;2)" office:value-type="float" office:value="0.0237103164161611" calcext:value-type="float">
            <text:p>0.0237103164</text:p>
          </table:table-cell>
          <table:table-cell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6.658501" calcext:value-type="float">
            <text:p>6.658501</text:p>
          </table:table-cell>
          <table:table-cell office:value-type="float" office:value="6.5962070618" calcext:value-type="float">
            <text:p>6.5962070618</text:p>
          </table:table-cell>
          <table:table-cell table:formula="of:=POWER([.C1199]-6.75;2)" office:value-type="float" office:value="0.0236522678401889" calcext:value-type="float">
            <text:p>0.0236522678</text:p>
          </table:table-cell>
          <table:table-cell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6.65338" calcext:value-type="float">
            <text:p>6.65338</text:p>
          </table:table-cell>
          <table:table-cell office:value-type="float" office:value="6.5964069261" calcext:value-type="float">
            <text:p>6.5964069261</text:p>
          </table:table-cell>
          <table:table-cell table:formula="of:=POWER([.C1200]-6.75;2)" office:value-type="float" office:value="0.0235908323500508" calcext:value-type="float">
            <text:p>0.0235908324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.647973" calcext:value-type="float">
            <text:p>6.647973</text:p>
          </table:table-cell>
          <table:table-cell office:value-type="float" office:value="6.5966183011" calcext:value-type="float">
            <text:p>6.5966183011</text:p>
          </table:table-cell>
          <table:table-cell table:formula="of:=POWER([.C1201]-6.75;2)" office:value-type="float" office:value="0.0235259455574502" calcext:value-type="float">
            <text:p>0.0235259456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6.642289" calcext:value-type="float">
            <text:p>6.642289</text:p>
          </table:table-cell>
          <table:table-cell office:value-type="float" office:value="6.5968414207" calcext:value-type="float">
            <text:p>6.5968414207</text:p>
          </table:table-cell>
          <table:table-cell table:formula="of:=POWER([.C1202]-6.75;2)" office:value-type="float" office:value="0.0234575504131945" calcext:value-type="float">
            <text:p>0.0234575504</text:p>
          </table:table-cell>
          <table:table-cell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6.636343" calcext:value-type="float">
            <text:p>6.636343</text:p>
          </table:table-cell>
          <table:table-cell office:value-type="float" office:value="6.5970765027" calcext:value-type="float">
            <text:p>6.5970765027</text:p>
          </table:table-cell>
          <table:table-cell table:formula="of:=POWER([.C1203]-6.75;2)" office:value-type="float" office:value="0.023385596026463" calcext:value-type="float">
            <text:p>0.023385596</text:p>
          </table:table-cell>
          <table:table-cell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6.630149" calcext:value-type="float">
            <text:p>6.630149</text:p>
          </table:table-cell>
          <table:table-cell office:value-type="float" office:value="6.5973237392" calcext:value-type="float">
            <text:p>6.5973237392</text:p>
          </table:table-cell>
          <table:table-cell table:formula="of:=POWER([.C1204]-6.75;2)" office:value-type="float" office:value="0.0233100406118696" calcext:value-type="float">
            <text:p>0.0233100406</text:p>
          </table:table-cell>
          <table:table-cell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6.623723" calcext:value-type="float">
            <text:p>6.623723</text:p>
          </table:table-cell>
          <table:table-cell office:value-type="float" office:value="6.5975833011" calcext:value-type="float">
            <text:p>6.5975833011</text:p>
          </table:table-cell>
          <table:table-cell table:formula="of:=POWER([.C1205]-6.75;2)" office:value-type="float" office:value="0.0232308501035732" calcext:value-type="float">
            <text:p>0.0232308501</text:p>
          </table:table-cell>
          <table:table-cell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6.617082" calcext:value-type="float">
            <text:p>6.617082</text:p>
          </table:table-cell>
          <table:table-cell office:value-type="float" office:value="6.5978553333" calcext:value-type="float">
            <text:p>6.5978553333</text:p>
          </table:table-cell>
          <table:table-cell table:formula="of:=POWER([.C1206]-6.75;2)" office:value-type="float" office:value="0.0231479996052541" calcext:value-type="float">
            <text:p>0.0231479996</text:p>
          </table:table-cell>
          <table:table-cell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6.610244" calcext:value-type="float">
            <text:p>6.610244</text:p>
          </table:table-cell>
          <table:table-cell office:value-type="float" office:value="6.598139957" calcext:value-type="float">
            <text:p>6.598139957</text:p>
          </table:table-cell>
          <table:table-cell table:formula="of:=POWER([.C1207]-6.75;2)" office:value-type="float" office:value="0.0230614726599619" calcext:value-type="float">
            <text:p>0.0230614727</text:p>
          </table:table-cell>
          <table:table-cell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6.603229" calcext:value-type="float">
            <text:p>6.603229</text:p>
          </table:table-cell>
          <table:table-cell office:value-type="float" office:value="6.5984372661" calcext:value-type="float">
            <text:p>6.5984372661</text:p>
          </table:table-cell>
          <table:table-cell table:formula="of:=POWER([.C1208]-6.75;2)" office:value-type="float" office:value="0.0229712623072421" calcext:value-type="float">
            <text:p>0.0229712623</text:p>
          </table:table-cell>
          <table:table-cell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6.596059" calcext:value-type="float">
            <text:p>6.596059</text:p>
          </table:table-cell>
          <table:table-cell office:value-type="float" office:value="6.5987473253" calcext:value-type="float">
            <text:p>6.5987473253</text:p>
          </table:table-cell>
          <table:table-cell table:formula="of:=POWER([.C1209]-6.75;2)" office:value-type="float" office:value="0.0228773716039041" calcext:value-type="float">
            <text:p>0.0228773716</text:p>
          </table:table-cell>
          <table:table-cell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6.588756" calcext:value-type="float">
            <text:p>6.588756</text:p>
          </table:table-cell>
          <table:table-cell office:value-type="float" office:value="6.5990701694" calcext:value-type="float">
            <text:p>6.5990701694</text:p>
          </table:table-cell>
          <table:table-cell table:formula="of:=POWER([.C1210]-6.75;2)" office:value-type="float" office:value="0.0227798137649447" calcext:value-type="float">
            <text:p>0.0227798138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6.581341" calcext:value-type="float">
            <text:p>6.581341</text:p>
          </table:table-cell>
          <table:table-cell office:value-type="float" office:value="6.5994058024" calcext:value-type="float">
            <text:p>6.5994058024</text:p>
          </table:table-cell>
          <table:table-cell table:formula="of:=POWER([.C1211]-6.75;2)" office:value-type="float" office:value="0.0226786123507879" calcext:value-type="float">
            <text:p>0.0226786124</text:p>
          </table:table-cell>
          <table:table-cell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6.57384" calcext:value-type="float">
            <text:p>6.57384</text:p>
          </table:table-cell>
          <table:table-cell office:value-type="float" office:value="6.5997542003" calcext:value-type="float">
            <text:p>6.5997542003</text:p>
          </table:table-cell>
          <table:table-cell table:formula="of:=POWER([.C1212]-6.75;2)" office:value-type="float" office:value="0.0225738003274926" calcext:value-type="float">
            <text:p>0.0225738003</text:p>
          </table:table-cell>
          <table:table-cell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6.566277" calcext:value-type="float">
            <text:p>6.566277</text:p>
          </table:table-cell>
          <table:table-cell office:value-type="float" office:value="6.6001153038" calcext:value-type="float">
            <text:p>6.6001153038</text:p>
          </table:table-cell>
          <table:table-cell table:formula="of:=POWER([.C1213]-6.75;2)" office:value-type="float" office:value="0.0224654221549663" calcext:value-type="float">
            <text:p>0.0224654222</text:p>
          </table:table-cell>
          <table:table-cell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6.558676" calcext:value-type="float">
            <text:p>6.558676</text:p>
          </table:table-cell>
          <table:table-cell office:value-type="float" office:value="6.6004890215" calcext:value-type="float">
            <text:p>6.6004890215</text:p>
          </table:table-cell>
          <table:table-cell table:formula="of:=POWER([.C1214]-6.75;2)" office:value-type="float" office:value="0.0223535326920276" calcext:value-type="float">
            <text:p>0.0223535327</text:p>
          </table:table-cell>
          <table:table-cell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6.551065" calcext:value-type="float">
            <text:p>6.551065</text:p>
          </table:table-cell>
          <table:table-cell office:value-type="float" office:value="6.6008752312" calcext:value-type="float">
            <text:p>6.6008752312</text:p>
          </table:table-cell>
          <table:table-cell table:formula="of:=POWER([.C1215]-6.75;2)" office:value-type="float" office:value="0.0222381966696535" calcext:value-type="float">
            <text:p>0.0222381967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6.54347" calcext:value-type="float">
            <text:p>6.54347</text:p>
          </table:table-cell>
          <table:table-cell office:value-type="float" office:value="6.6012737728" calcext:value-type="float">
            <text:p>6.6012737728</text:p>
          </table:table-cell>
          <table:table-cell table:formula="of:=POWER([.C1216]-6.75;2)" office:value-type="float" office:value="0.022119490657146" calcext:value-type="float">
            <text:p>0.0221194907</text:p>
          </table:table-cell>
          <table:table-cell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6.535916" calcext:value-type="float">
            <text:p>6.535916</text:p>
          </table:table-cell>
          <table:table-cell office:value-type="float" office:value="6.6016844556" calcext:value-type="float">
            <text:p>6.6016844556</text:p>
          </table:table-cell>
          <table:table-cell table:formula="of:=POWER([.C1217]-6.75;2)" office:value-type="float" office:value="0.0219975007106684" calcext:value-type="float">
            <text:p>0.0219975007</text:p>
          </table:table-cell>
          <table:table-cell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6.528431" calcext:value-type="float">
            <text:p>6.528431</text:p>
          </table:table-cell>
          <table:table-cell office:value-type="float" office:value="6.6021070538" calcext:value-type="float">
            <text:p>6.6021070538</text:p>
          </table:table-cell>
          <table:table-cell table:formula="of:=POWER([.C1218]-6.75;2)" office:value-type="float" office:value="0.021872323535716" calcext:value-type="float">
            <text:p>0.0218723235</text:p>
          </table:table-cell>
          <table:table-cell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6.521042" calcext:value-type="float">
            <text:p>6.521042</text:p>
          </table:table-cell>
          <table:table-cell office:value-type="float" office:value="6.6025413065" calcext:value-type="float">
            <text:p>6.6025413065</text:p>
          </table:table-cell>
          <table:table-cell table:formula="of:=POWER([.C1219]-6.75;2)" office:value-type="float" office:value="0.0217440662887269" calcext:value-type="float">
            <text:p>0.0217440663</text:p>
          </table:table-cell>
          <table:table-cell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6.513776" calcext:value-type="float">
            <text:p>6.513776</text:p>
          </table:table-cell>
          <table:table-cell office:value-type="float" office:value="6.6029869194" calcext:value-type="float">
            <text:p>6.6029869194</text:p>
          </table:table-cell>
          <table:table-cell table:formula="of:=POWER([.C1220]-6.75;2)" office:value-type="float" office:value="0.021612845867502" calcext:value-type="float">
            <text:p>0.0216128459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6.506659" calcext:value-type="float">
            <text:p>6.506659</text:p>
          </table:table-cell>
          <table:table-cell office:value-type="float" office:value="6.6034435659" calcext:value-type="float">
            <text:p>6.6034435659</text:p>
          </table:table-cell>
          <table:table-cell table:formula="of:=POWER([.C1221]-6.75;2)" office:value-type="float" office:value="0.0214787883761076" calcext:value-type="float">
            <text:p>0.0214787884</text:p>
          </table:table-cell>
          <table:table-cell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6.499717" calcext:value-type="float">
            <text:p>6.499717</text:p>
          </table:table-cell>
          <table:table-cell office:value-type="float" office:value="6.6039108858" calcext:value-type="float">
            <text:p>6.6039108858</text:p>
          </table:table-cell>
          <table:table-cell table:formula="of:=POWER([.C1222]-6.75;2)" office:value-type="float" office:value="0.0213420292877405" calcext:value-type="float">
            <text:p>0.0213420293</text:p>
          </table:table-cell>
          <table:table-cell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6.492976" calcext:value-type="float">
            <text:p>6.492976</text:p>
          </table:table-cell>
          <table:table-cell office:value-type="float" office:value="6.6043884892" calcext:value-type="float">
            <text:p>6.6043884892</text:p>
          </table:table-cell>
          <table:table-cell table:formula="of:=POWER([.C1223]-6.75;2)" office:value-type="float" office:value="0.0212027120774586" calcext:value-type="float">
            <text:p>0.0212027121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6.486461" calcext:value-type="float">
            <text:p>6.486461</text:p>
          </table:table-cell>
          <table:table-cell office:value-type="float" office:value="6.604875953" calcext:value-type="float">
            <text:p>6.604875953</text:p>
          </table:table-cell>
          <table:table-cell table:formula="of:=POWER([.C1224]-6.75;2)" office:value-type="float" office:value="0.0210609890176581" calcext:value-type="float">
            <text:p>0.021060989</text:p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6.480197" calcext:value-type="float">
            <text:p>6.480197</text:p>
          </table:table-cell>
          <table:table-cell office:value-type="float" office:value="6.6053728253" calcext:value-type="float">
            <text:p>6.6053728253</text:p>
          </table:table-cell>
          <table:table-cell table:formula="of:=POWER([.C1225]-6.75;2)" office:value-type="float" office:value="0.0209170196617043" calcext:value-type="float">
            <text:p>0.0209170197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6.474206" calcext:value-type="float">
            <text:p>6.474206</text:p>
          </table:table-cell>
          <table:table-cell office:value-type="float" office:value="6.605878625" calcext:value-type="float">
            <text:p>6.605878625</text:p>
          </table:table-cell>
          <table:table-cell table:formula="of:=POWER([.C1226]-6.75;2)" office:value-type="float" office:value="0.0207709707318907" calcext:value-type="float">
            <text:p>0.0207709707</text:p>
          </table:table-cell>
          <table:table-cell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6.46851" calcext:value-type="float">
            <text:p>6.46851</text:p>
          </table:table-cell>
          <table:table-cell office:value-type="float" office:value="6.6063928468" calcext:value-type="float">
            <text:p>6.6063928468</text:p>
          </table:table-cell>
          <table:table-cell table:formula="of:=POWER([.C1227]-6.75;2)" office:value-type="float" office:value="0.0206230144502082" calcext:value-type="float">
            <text:p>0.0206230145</text:p>
          </table:table-cell>
          <table:table-cell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6.46313" calcext:value-type="float">
            <text:p>6.46313</text:p>
          </table:table-cell>
          <table:table-cell office:value-type="float" office:value="6.6069149597" calcext:value-type="float">
            <text:p>6.6069149597</text:p>
          </table:table-cell>
          <table:table-cell table:formula="of:=POWER([.C1228]-6.75;2)" office:value-type="float" office:value="0.0204733287576526" calcext:value-type="float">
            <text:p>0.0204733288</text:p>
          </table:table-cell>
          <table:table-cell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6.458086" calcext:value-type="float">
            <text:p>6.458086</text:p>
          </table:table-cell>
          <table:table-cell office:value-type="float" office:value="6.6074444126" calcext:value-type="float">
            <text:p>6.6074444126</text:p>
          </table:table-cell>
          <table:table-cell table:formula="of:=POWER([.C1229]-6.75;2)" office:value-type="float" office:value="0.0203220954989592" calcext:value-type="float">
            <text:p>0.0203220955</text:p>
          </table:table-cell>
          <table:table-cell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6.453394" calcext:value-type="float">
            <text:p>6.453394</text:p>
          </table:table-cell>
          <table:table-cell office:value-type="float" office:value="6.6079806317" calcext:value-type="float">
            <text:p>6.6079806317</text:p>
          </table:table-cell>
          <table:table-cell table:formula="of:=POWER([.C1230]-6.75;2)" office:value-type="float" office:value="0.020169500972331" calcext:value-type="float">
            <text:p>0.020169501</text:p>
          </table:table-cell>
          <table:table-cell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6.449072" calcext:value-type="float">
            <text:p>6.449072</text:p>
          </table:table-cell>
          <table:table-cell office:value-type="float" office:value="6.6085230282" calcext:value-type="float">
            <text:p>6.6085230282</text:p>
          </table:table-cell>
          <table:table-cell table:formula="of:=POWER([.C1231]-6.75;2)" office:value-type="float" office:value="0.0200157335496979" calcext:value-type="float">
            <text:p>0.0200157335</text:p>
          </table:table-cell>
          <table:table-cell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6.445132" calcext:value-type="float">
            <text:p>6.445132</text:p>
          </table:table-cell>
          <table:table-cell office:value-type="float" office:value="6.609070996" calcext:value-type="float">
            <text:p>6.609070996</text:p>
          </table:table-cell>
          <table:table-cell table:formula="of:=POWER([.C1232]-6.75;2)" office:value-type="float" office:value="0.0198609841684321" calcext:value-type="float">
            <text:p>0.0198609842</text:p>
          </table:table-cell>
          <table:table-cell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6.441587" calcext:value-type="float">
            <text:p>6.441587</text:p>
          </table:table-cell>
          <table:table-cell office:value-type="float" office:value="6.6096239194" calcext:value-type="float">
            <text:p>6.6096239194</text:p>
          </table:table-cell>
          <table:table-cell table:formula="of:=POWER([.C1233]-6.75;2)" office:value-type="float" office:value="0.0197054440046178" calcext:value-type="float">
            <text:p>0.019705444</text:p>
          </table:table-cell>
          <table:table-cell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6.438447" calcext:value-type="float">
            <text:p>6.438447</text:p>
          </table:table-cell>
          <table:table-cell office:value-type="float" office:value="6.6101811734" calcext:value-type="float">
            <text:p>6.6101811734</text:p>
          </table:table-cell>
          <table:table-cell table:formula="of:=POWER([.C1234]-6.75;2)" office:value-type="float" office:value="0.0195493042718009" calcext:value-type="float">
            <text:p>0.0195493043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6.43572" calcext:value-type="float">
            <text:p>6.43572</text:p>
          </table:table-cell>
          <table:table-cell office:value-type="float" office:value="6.6107421277" calcext:value-type="float">
            <text:p>6.6107421277</text:p>
          </table:table-cell>
          <table:table-cell table:formula="of:=POWER([.C1235]-6.75;2)" office:value-type="float" office:value="0.0193927549975231" calcext:value-type="float">
            <text:p>0.019392755</text:p>
          </table:table-cell>
          <table:table-cell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6.433409" calcext:value-type="float">
            <text:p>6.433409</text:p>
          </table:table-cell>
          <table:table-cell office:value-type="float" office:value="6.6113061465" calcext:value-type="float">
            <text:p>6.6113061465</text:p>
          </table:table-cell>
          <table:table-cell table:formula="of:=POWER([.C1236]-6.75;2)" office:value-type="float" office:value="0.0192359849986793" calcext:value-type="float">
            <text:p>0.019235985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6.43152" calcext:value-type="float">
            <text:p>6.43152</text:p>
          </table:table-cell>
          <table:table-cell office:value-type="float" office:value="6.6118726022" calcext:value-type="float">
            <text:p>6.6118726022</text:p>
          </table:table-cell>
          <table:table-cell table:formula="of:=POWER([.C1237]-6.75;2)" office:value-type="float" office:value="0.0190791780229994" calcext:value-type="float">
            <text:p>0.019079178</text:p>
          </table:table-cell>
          <table:table-cell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6.430051" calcext:value-type="float">
            <text:p>6.430051</text:p>
          </table:table-cell>
          <table:table-cell office:value-type="float" office:value="6.6124408642" calcext:value-type="float">
            <text:p>6.6124408642</text:p>
          </table:table-cell>
          <table:table-cell table:formula="of:=POWER([.C1238]-6.75;2)" office:value-type="float" office:value="0.0189225158420429" calcext:value-type="float">
            <text:p>0.0189225158</text:p>
          </table:table-cell>
          <table:table-cell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6.429" calcext:value-type="float">
            <text:p>6.429</text:p>
          </table:table-cell>
          <table:table-cell office:value-type="float" office:value="6.6130103145" calcext:value-type="float">
            <text:p>6.6130103145</text:p>
          </table:table-cell>
          <table:table-cell table:formula="of:=POWER([.C1239]-6.75;2)" office:value-type="float" office:value="0.0187661739333888" calcext:value-type="float">
            <text:p>0.0187661739</text:p>
          </table:table-cell>
          <table:table-cell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6.428363" calcext:value-type="float">
            <text:p>6.428363</text:p>
          </table:table-cell>
          <table:table-cell office:value-type="float" office:value="6.6135803454" calcext:value-type="float">
            <text:p>6.6135803454</text:p>
          </table:table-cell>
          <table:table-cell table:formula="of:=POWER([.C1240]-6.75;2)" office:value-type="float" office:value="0.0186103221611833" calcext:value-type="float">
            <text:p>0.0186103222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6.428132" calcext:value-type="float">
            <text:p>6.428132</text:p>
          </table:table-cell>
          <table:table-cell office:value-type="float" office:value="6.6141503656" calcext:value-type="float">
            <text:p>6.6141503656</text:p>
          </table:table-cell>
          <table:table-cell table:formula="of:=POWER([.C1241]-6.75;2)" office:value-type="float" office:value="0.0184551231666135" calcext:value-type="float">
            <text:p>0.0184551232</text:p>
          </table:table-cell>
          <table:table-cell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6.428296" calcext:value-type="float">
            <text:p>6.428296</text:p>
          </table:table-cell>
          <table:table-cell office:value-type="float" office:value="6.6147197997" calcext:value-type="float">
            <text:p>6.6147197997</text:p>
          </table:table-cell>
          <table:table-cell table:formula="of:=POWER([.C1242]-6.75;2)" office:value-type="float" office:value="0.0183007325932082" calcext:value-type="float">
            <text:p>0.0183007326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6.428844" calcext:value-type="float">
            <text:p>6.428844</text:p>
          </table:table-cell>
          <table:table-cell office:value-type="float" office:value="6.6152880995" calcext:value-type="float">
            <text:p>6.6152880995</text:p>
          </table:table-cell>
          <table:table-cell table:formula="of:=POWER([.C1243]-6.75;2)" office:value-type="float" office:value="0.0181472961363219" calcext:value-type="float">
            <text:p>0.0181472961</text:p>
          </table:table-cell>
          <table:table-cell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6.429759" calcext:value-type="float">
            <text:p>6.429759</text:p>
          </table:table-cell>
          <table:table-cell office:value-type="float" office:value="6.6158547379" calcext:value-type="float">
            <text:p>6.6158547379</text:p>
          </table:table-cell>
          <table:table-cell table:formula="of:=POWER([.C1244]-6.75;2)" office:value-type="float" office:value="0.0179949513438776" calcext:value-type="float">
            <text:p>0.0179949513</text:p>
          </table:table-cell>
          <table:table-cell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6.431023" calcext:value-type="float">
            <text:p>6.431023</text:p>
          </table:table-cell>
          <table:table-cell office:value-type="float" office:value="6.6164192191" calcext:value-type="float">
            <text:p>6.6164192191</text:p>
          </table:table-cell>
          <table:table-cell table:formula="of:=POWER([.C1245]-6.75;2)" office:value-type="float" office:value="0.0178438250258538" calcext:value-type="float">
            <text:p>0.017843825</text:p>
          </table:table-cell>
          <table:table-cell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6.432616" calcext:value-type="float">
            <text:p>6.432616</text:p>
          </table:table-cell>
          <table:table-cell office:value-type="float" office:value="6.6169810793" calcext:value-type="float">
            <text:p>6.6169810793</text:p>
          </table:table-cell>
          <table:table-cell table:formula="of:=POWER([.C1246]-6.75;2)" office:value-type="float" office:value="0.0176940332641928" calcext:value-type="float">
            <text:p>0.0176940333</text:p>
          </table:table-cell>
          <table:table-cell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6.434514" calcext:value-type="float">
            <text:p>6.434514</text:p>
          </table:table-cell>
          <table:table-cell office:value-type="float" office:value="6.6175398911" calcext:value-type="float">
            <text:p>6.6175398911</text:p>
          </table:table-cell>
          <table:table-cell table:formula="of:=POWER([.C1247]-6.75;2)" office:value-type="float" office:value="0.0175456804497999" calcext:value-type="float">
            <text:p>0.0175456804</text:p>
          </table:table-cell>
          <table:table-cell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6.436694" calcext:value-type="float">
            <text:p>6.436694</text:p>
          </table:table-cell>
          <table:table-cell office:value-type="float" office:value="6.6180952634" calcext:value-type="float">
            <text:p>6.6180952634</text:p>
          </table:table-cell>
          <table:table-cell table:formula="of:=POWER([.C1248]-6.75;2)" office:value-type="float" office:value="0.0173988595375154" calcext:value-type="float">
            <text:p>0.0173988595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6.439126" calcext:value-type="float">
            <text:p>6.439126</text:p>
          </table:table-cell>
          <table:table-cell office:value-type="float" office:value="6.6186468468" calcext:value-type="float">
            <text:p>6.6186468468</text:p>
          </table:table-cell>
          <table:table-cell table:formula="of:=POWER([.C1249]-6.75;2)" office:value-type="float" office:value="0.0172536508555827" calcext:value-type="float">
            <text:p>0.0172536509</text:p>
          </table:table-cell>
          <table:table-cell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6.441782" calcext:value-type="float">
            <text:p>6.441782</text:p>
          </table:table-cell>
          <table:table-cell office:value-type="float" office:value="6.6191943347" calcext:value-type="float">
            <text:p>6.6191943347</text:p>
          </table:table-cell>
          <table:table-cell table:formula="of:=POWER([.C1250]-6.75;2)" office:value-type="float" office:value="0.0171101220745755" calcext:value-type="float">
            <text:p>0.0171101221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.444631" calcext:value-type="float">
            <text:p>6.444631</text:p>
          </table:table-cell>
          <table:table-cell office:value-type="float" office:value="6.6197374664" calcext:value-type="float">
            <text:p>6.6197374664</text:p>
          </table:table-cell>
          <table:table-cell table:formula="of:=POWER([.C1251]-6.75;2)" office:value-type="float" office:value="0.0169683276598911" calcext:value-type="float">
            <text:p>0.0169683277</text:p>
          </table:table-cell>
          <table:table-cell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6.44764" calcext:value-type="float">
            <text:p>6.44764</text:p>
          </table:table-cell>
          <table:table-cell office:value-type="float" office:value="6.6202760269" calcext:value-type="float">
            <text:p>6.6202760269</text:p>
          </table:table-cell>
          <table:table-cell table:formula="of:=POWER([.C1252]-6.75;2)" office:value-type="float" office:value="0.0168283091968495" calcext:value-type="float">
            <text:p>0.0168283092</text:p>
          </table:table-cell>
          <table:table-cell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6.450773" calcext:value-type="float">
            <text:p>6.450773</text:p>
          </table:table-cell>
          <table:table-cell office:value-type="float" office:value="6.6208098508" calcext:value-type="float">
            <text:p>6.6208098508</text:p>
          </table:table-cell>
          <table:table-cell table:formula="of:=POWER([.C1253]-6.75;2)" office:value-type="float" office:value="0.0166900946503183" calcext:value-type="float">
            <text:p>0.0166900947</text:p>
          </table:table-cell>
          <table:table-cell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6.453995" calcext:value-type="float">
            <text:p>6.453995</text:p>
          </table:table-cell>
          <table:table-cell office:value-type="float" office:value="6.6213388226" calcext:value-type="float">
            <text:p>6.6213388226</text:p>
          </table:table-cell>
          <table:table-cell table:formula="of:=POWER([.C1254]-6.75;2)" office:value-type="float" office:value="0.0165536985699542" calcext:value-type="float">
            <text:p>0.0165536986</text:p>
          </table:table-cell>
          <table:table-cell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6.45727" calcext:value-type="float">
            <text:p>6.45727</text:p>
          </table:table-cell>
          <table:table-cell office:value-type="float" office:value="6.6218628804" calcext:value-type="float">
            <text:p>6.6218628804</text:p>
          </table:table-cell>
          <table:table-cell table:formula="of:=POWER([.C1255]-6.75;2)" office:value-type="float" office:value="0.0164191214193847" calcext:value-type="float">
            <text:p>0.0164191214</text:p>
          </table:table-cell>
          <table:table-cell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6.46056" calcext:value-type="float">
            <text:p>6.46056</text:p>
          </table:table-cell>
          <table:table-cell office:value-type="float" office:value="6.6223820094" calcext:value-type="float">
            <text:p>6.6223820094</text:p>
          </table:table-cell>
          <table:table-cell table:formula="of:=POWER([.C1256]-6.75;2)" office:value-type="float" office:value="0.0162863515247817" calcext:value-type="float">
            <text:p>0.0162863515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6.463827" calcext:value-type="float">
            <text:p>6.463827</text:p>
          </table:table-cell>
          <table:table-cell office:value-type="float" office:value="6.6228962487" calcext:value-type="float">
            <text:p>6.6228962487</text:p>
          </table:table-cell>
          <table:table-cell table:formula="of:=POWER([.C1257]-6.75;2)" office:value-type="float" office:value="0.0161553635945322" calcext:value-type="float">
            <text:p>0.0161553636</text:p>
          </table:table-cell>
          <table:table-cell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6.467032" calcext:value-type="float">
            <text:p>6.467032</text:p>
          </table:table-cell>
          <table:table-cell office:value-type="float" office:value="6.6234056882" calcext:value-type="float">
            <text:p>6.6234056882</text:p>
          </table:table-cell>
          <table:table-cell table:formula="of:=POWER([.C1258]-6.75;2)" office:value-type="float" office:value="0.0160261197801156" calcext:value-type="float">
            <text:p>0.0160261198</text:p>
          </table:table-cell>
          <table:table-cell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6.470136" calcext:value-type="float">
            <text:p>6.470136</text:p>
          </table:table-cell>
          <table:table-cell office:value-type="float" office:value="6.6239104718" calcext:value-type="float">
            <text:p>6.6239104718</text:p>
          </table:table-cell>
          <table:table-cell table:formula="of:=POWER([.C1259]-6.75;2)" office:value-type="float" office:value="0.0158985691216985" calcext:value-type="float">
            <text:p>0.0158985691</text:p>
          </table:table-cell>
          <table:table-cell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6.473101" calcext:value-type="float">
            <text:p>6.473101</text:p>
          </table:table-cell>
          <table:table-cell office:value-type="float" office:value="6.6244107917" calcext:value-type="float">
            <text:p>6.6244107917</text:p>
          </table:table-cell>
          <table:table-cell table:formula="of:=POWER([.C1260]-6.75;2)" office:value-type="float" office:value="0.0157726492414208" calcext:value-type="float">
            <text:p>0.0157726492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6.475891" calcext:value-type="float">
            <text:p>6.475891</text:p>
          </table:table-cell>
          <table:table-cell office:value-type="float" office:value="6.6249068911" calcext:value-type="float">
            <text:p>6.6249068911</text:p>
          </table:table-cell>
          <table:table-cell table:formula="of:=POWER([.C1261]-6.75;2)" office:value-type="float" office:value="0.0156482858942672" calcext:value-type="float">
            <text:p>0.0156482859</text:p>
          </table:table-cell>
          <table:table-cell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6.478466" calcext:value-type="float">
            <text:p>6.478466</text:p>
          </table:table-cell>
          <table:table-cell office:value-type="float" office:value="6.6253990591" calcext:value-type="float">
            <text:p>6.6253990591</text:p>
          </table:table-cell>
          <table:table-cell table:formula="of:=POWER([.C1262]-6.75;2)" office:value-type="float" office:value="0.0155253944731652" calcext:value-type="float">
            <text:p>0.0155253945</text:p>
          </table:table-cell>
          <table:table-cell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6.480792" calcext:value-type="float">
            <text:p>6.480792</text:p>
          </table:table-cell>
          <table:table-cell office:value-type="float" office:value="6.6258876331" calcext:value-type="float">
            <text:p>6.6258876331</text:p>
          </table:table-cell>
          <table:table-cell table:formula="of:=POWER([.C1263]-6.75;2)" office:value-type="float" office:value="0.0154038796175203" calcext:value-type="float">
            <text:p>0.0154038796</text:p>
          </table:table-cell>
          <table:table-cell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6.482833" calcext:value-type="float">
            <text:p>6.482833</text:p>
          </table:table-cell>
          <table:table-cell office:value-type="float" office:value="6.6263729933" calcext:value-type="float">
            <text:p>6.6263729933</text:p>
          </table:table-cell>
          <table:table-cell table:formula="of:=POWER([.C1264]-6.75;2)" office:value-type="float" office:value="0.0152836367856017" calcext:value-type="float">
            <text:p>0.0152836368</text:p>
          </table:table-cell>
          <table:table-cell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6.484557" calcext:value-type="float">
            <text:p>6.484557</text:p>
          </table:table-cell>
          <table:table-cell office:value-type="float" office:value="6.6268555632" calcext:value-type="float">
            <text:p>6.6268555632</text:p>
          </table:table-cell>
          <table:table-cell table:formula="of:=POWER([.C1265]-6.75;2)" office:value-type="float" office:value="0.0151645523147891" calcext:value-type="float">
            <text:p>0.0151645523</text:p>
          </table:table-cell>
          <table:table-cell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6.485933" calcext:value-type="float">
            <text:p>6.485933</text:p>
          </table:table-cell>
          <table:table-cell office:value-type="float" office:value="6.6273358024" calcext:value-type="float">
            <text:p>6.6273358024</text:p>
          </table:table-cell>
          <table:table-cell table:formula="of:=POWER([.C1266]-6.75;2)" office:value-type="float" office:value="0.0150465053728518" calcext:value-type="float">
            <text:p>0.0150465054</text:p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6.48693" calcext:value-type="float">
            <text:p>6.48693</text:p>
          </table:table-cell>
          <table:table-cell office:value-type="float" office:value="6.627814207" calcext:value-type="float">
            <text:p>6.627814207</text:p>
          </table:table-cell>
          <table:table-cell table:formula="of:=POWER([.C1267]-6.75;2)" office:value-type="float" office:value="0.0149293680110388" calcext:value-type="float">
            <text:p>0.014929368</text:p>
          </table:table-cell>
          <table:table-cell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6.487522" calcext:value-type="float">
            <text:p>6.487522</text:p>
          </table:table-cell>
          <table:table-cell office:value-type="float" office:value="6.6282913078" calcext:value-type="float">
            <text:p>6.6282913078</text:p>
          </table:table-cell>
          <table:table-cell table:formula="of:=POWER([.C1268]-6.75;2)" office:value-type="float" office:value="0.0148130057570344" calcext:value-type="float">
            <text:p>0.0148130058</text:p>
          </table:table-cell>
          <table:table-cell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6.487686" calcext:value-type="float">
            <text:p>6.487686</text:p>
          </table:table-cell>
          <table:table-cell office:value-type="float" office:value="6.628767664" calcext:value-type="float">
            <text:p>6.628767664</text:p>
          </table:table-cell>
          <table:table-cell table:formula="of:=POWER([.C1269]-6.75;2)" office:value-type="float" office:value="0.014697279292017" calcext:value-type="float">
            <text:p>0.0146972793</text:p>
          </table:table-cell>
          <table:table-cell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6.487399" calcext:value-type="float">
            <text:p>6.487399</text:p>
          </table:table-cell>
          <table:table-cell office:value-type="float" office:value="6.6292438589" calcext:value-type="float">
            <text:p>6.6292438589</text:p>
          </table:table-cell>
          <table:table-cell table:formula="of:=POWER([.C1270]-6.75;2)" office:value-type="float" office:value="0.0145820456133632" calcext:value-type="float">
            <text:p>0.0145820456</text:p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6.486643" calcext:value-type="float">
            <text:p>6.486643</text:p>
          </table:table-cell>
          <table:table-cell office:value-type="float" office:value="6.629720496" calcext:value-type="float">
            <text:p>6.629720496</text:p>
          </table:table-cell>
          <table:table-cell table:formula="of:=POWER([.C1271]-6.75;2)" office:value-type="float" office:value="0.014467159082486" calcext:value-type="float">
            <text:p>0.0144671591</text:p>
          </table:table-cell>
          <table:table-cell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6.485403" calcext:value-type="float">
            <text:p>6.485403</text:p>
          </table:table-cell>
          <table:table-cell office:value-type="float" office:value="6.6301981962" calcext:value-type="float">
            <text:p>6.6301981962</text:p>
          </table:table-cell>
          <table:table-cell table:formula="of:=POWER([.C1272]-6.75;2)" office:value-type="float" office:value="0.0143524721937336" calcext:value-type="float">
            <text:p>0.0143524722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6.483668" calcext:value-type="float">
            <text:p>6.483668</text:p>
          </table:table-cell>
          <table:table-cell office:value-type="float" office:value="6.6306775941" calcext:value-type="float">
            <text:p>6.6306775941</text:p>
          </table:table-cell>
          <table:table-cell table:formula="of:=POWER([.C1273]-6.75;2)" office:value-type="float" office:value="0.0142378365497644" calcext:value-type="float">
            <text:p>0.0142378365</text:p>
          </table:table-cell>
          <table:table-cell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6.48143" calcext:value-type="float">
            <text:p>6.48143</text:p>
          </table:table-cell>
          <table:table-cell office:value-type="float" office:value="6.6311593293" calcext:value-type="float">
            <text:p>6.6311593293</text:p>
          </table:table-cell>
          <table:table-cell table:formula="of:=POWER([.C1274]-6.75;2)" office:value-type="float" office:value="0.0141231050124258" calcext:value-type="float">
            <text:p>0.014123105</text:p>
          </table:table-cell>
          <table:table-cell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6.478684" calcext:value-type="float">
            <text:p>6.478684</text:p>
          </table:table-cell>
          <table:table-cell office:value-type="float" office:value="6.6316440444" calcext:value-type="float">
            <text:p>6.6316440444</text:p>
          </table:table-cell>
          <table:table-cell table:formula="of:=POWER([.C1275]-6.75;2)" office:value-type="float" office:value="0.0140081322259892" calcext:value-type="float">
            <text:p>0.0140081322</text:p>
          </table:table-cell>
          <table:table-cell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6.475429" calcext:value-type="float">
            <text:p>6.475429</text:p>
          </table:table-cell>
          <table:table-cell office:value-type="float" office:value="6.632132379" calcext:value-type="float">
            <text:p>6.632132379</text:p>
          </table:table-cell>
          <table:table-cell table:formula="of:=POWER([.C1276]-6.75;2)" office:value-type="float" office:value="0.0138927760801997" calcext:value-type="float">
            <text:p>0.0138927761</text:p>
          </table:table-cell>
          <table:table-cell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6.47167" calcext:value-type="float">
            <text:p>6.47167</text:p>
          </table:table-cell>
          <table:table-cell office:value-type="float" office:value="6.6326249691" calcext:value-type="float">
            <text:p>6.6326249691</text:p>
          </table:table-cell>
          <table:table-cell table:formula="of:=POWER([.C1277]-6.75;2)" office:value-type="float" office:value="0.0137768978787759" calcext:value-type="float">
            <text:p>0.0137768979</text:p>
          </table:table-cell>
          <table:table-cell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6.467414" calcext:value-type="float">
            <text:p>6.467414</text:p>
          </table:table-cell>
          <table:table-cell office:value-type="float" office:value="6.6331224328" calcext:value-type="float">
            <text:p>6.6331224328</text:p>
          </table:table-cell>
          <table:table-cell table:formula="of:=POWER([.C1278]-6.75;2)" office:value-type="float" office:value="0.0136603657145904" calcext:value-type="float">
            <text:p>0.0136603657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6.462674" calcext:value-type="float">
            <text:p>6.462674</text:p>
          </table:table-cell>
          <table:table-cell office:value-type="float" office:value="6.633625375" calcext:value-type="float">
            <text:p>6.633625375</text:p>
          </table:table-cell>
          <table:table-cell table:formula="of:=POWER([.C1279]-6.75;2)" office:value-type="float" office:value="0.0135430533438906" calcext:value-type="float">
            <text:p>0.0135430533</text:p>
          </table:table-cell>
          <table:table-cell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6.457465" calcext:value-type="float">
            <text:p>6.457465</text:p>
          </table:table-cell>
          <table:table-cell office:value-type="float" office:value="6.6341343737" calcext:value-type="float">
            <text:p>6.6341343737</text:p>
          </table:table-cell>
          <table:table-cell table:formula="of:=POWER([.C1280]-6.75;2)" office:value-type="float" office:value="0.0134248433578912" calcext:value-type="float">
            <text:p>0.0134248434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6.451809" calcext:value-type="float">
            <text:p>6.451809</text:p>
          </table:table-cell>
          <table:table-cell office:value-type="float" office:value="6.6346499798" calcext:value-type="float">
            <text:p>6.6346499798</text:p>
          </table:table-cell>
          <table:table-cell table:formula="of:=POWER([.C1281]-6.75;2)" office:value-type="float" office:value="0.0133056271601405" calcext:value-type="float">
            <text:p>0.0133056272</text:p>
          </table:table-cell>
          <table:table-cell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6.44573" calcext:value-type="float">
            <text:p>6.44573</text:p>
          </table:table-cell>
          <table:table-cell office:value-type="float" office:value="6.635172711" calcext:value-type="float">
            <text:p>6.635172711</text:p>
          </table:table-cell>
          <table:table-cell table:formula="of:=POWER([.C1282]-6.75;2)" office:value-type="float" office:value="0.0131853062990895" calcext:value-type="float">
            <text:p>0.0131853063</text:p>
          </table:table-cell>
          <table:table-cell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6.439258" calcext:value-type="float">
            <text:p>6.439258</text:p>
          </table:table-cell>
          <table:table-cell office:value-type="float" office:value="6.6357030457" calcext:value-type="float">
            <text:p>6.6357030457</text:p>
          </table:table-cell>
          <table:table-cell table:formula="of:=POWER([.C1283]-6.75;2)" office:value-type="float" office:value="0.0130637937622564" calcext:value-type="float">
            <text:p>0.0130637938</text:p>
          </table:table-cell>
          <table:table-cell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6.432427" calcext:value-type="float">
            <text:p>6.432427</text:p>
          </table:table-cell>
          <table:table-cell office:value-type="float" office:value="6.636241418" calcext:value-type="float">
            <text:p>6.636241418</text:p>
          </table:table-cell>
          <table:table-cell table:formula="of:=POWER([.C1284]-6.75;2)" office:value-type="float" office:value="0.0129410149786507" calcext:value-type="float">
            <text:p>0.012941015</text:p>
          </table:table-cell>
          <table:table-cell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6.425275" calcext:value-type="float">
            <text:p>6.425275</text:p>
          </table:table-cell>
          <table:table-cell office:value-type="float" office:value="6.6367882097" calcext:value-type="float">
            <text:p>6.6367882097</text:p>
          </table:table-cell>
          <table:table-cell table:formula="of:=POWER([.C1285]-6.75;2)" office:value-type="float" office:value="0.0128169094629312" calcext:value-type="float">
            <text:p>0.0128169095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6.417846" calcext:value-type="float">
            <text:p>6.417846</text:p>
          </table:table-cell>
          <table:table-cell office:value-type="float" office:value="6.6373437513" calcext:value-type="float">
            <text:p>6.6373437513</text:p>
          </table:table-cell>
          <table:table-cell table:formula="of:=POWER([.C1286]-6.75;2)" office:value-type="float" office:value="0.0126914303711564" calcext:value-type="float">
            <text:p>0.0126914304</text:p>
          </table:table-cell>
          <table:table-cell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6.410188" calcext:value-type="float">
            <text:p>6.410188</text:p>
          </table:table-cell>
          <table:table-cell office:value-type="float" office:value="6.6379083091" calcext:value-type="float">
            <text:p>6.6379083091</text:p>
          </table:table-cell>
          <table:table-cell table:formula="of:=POWER([.C1287]-6.75;2)" office:value-type="float" office:value="0.0125645471688211" calcext:value-type="float">
            <text:p>0.0125645472</text:p>
          </table:table-cell>
          <table:table-cell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6.402354" calcext:value-type="float">
            <text:p>6.402354</text:p>
          </table:table-cell>
          <table:table-cell office:value-type="float" office:value="6.6384820833" calcext:value-type="float">
            <text:p>6.6384820833</text:p>
          </table:table-cell>
          <table:table-cell table:formula="of:=POWER([.C1288]-6.75;2)" office:value-type="float" office:value="0.0124362457451082" calcext:value-type="float">
            <text:p>0.0124362457</text:p>
          </table:table-cell>
          <table:table-cell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6.394403" calcext:value-type="float">
            <text:p>6.394403</text:p>
          </table:table-cell>
          <table:table-cell office:value-type="float" office:value="6.6390652003" calcext:value-type="float">
            <text:p>6.6390652003</text:p>
          </table:table-cell>
          <table:table-cell table:formula="of:=POWER([.C1289]-6.75;2)" office:value-type="float" office:value="0.0123065297844791" calcext:value-type="float">
            <text:p>0.0123065298</text:p>
          </table:table-cell>
          <table:table-cell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6.3864" calcext:value-type="float">
            <text:p>6.3864</text:p>
          </table:table-cell>
          <table:table-cell office:value-type="float" office:value="6.6396577083" calcext:value-type="float">
            <text:p>6.6396577083</text:p>
          </table:table-cell>
          <table:table-cell table:formula="of:=POWER([.C1290]-6.75;2)" office:value-type="float" office:value="0.012175421337608" calcext:value-type="float">
            <text:p>0.0121754213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6.378417" calcext:value-type="float">
            <text:p>6.378417</text:p>
          </table:table-cell>
          <table:table-cell office:value-type="float" office:value="6.6402595685" calcext:value-type="float">
            <text:p>6.6402595685</text:p>
          </table:table-cell>
          <table:table-cell table:formula="of:=POWER([.C1291]-6.75;2)" office:value-type="float" office:value="0.0120429623058061" calcext:value-type="float">
            <text:p>0.0120429623</text:p>
          </table:table-cell>
          <table:table-cell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6.370536" calcext:value-type="float">
            <text:p>6.370536</text:p>
          </table:table-cell>
          <table:table-cell office:value-type="float" office:value="6.6408706452" calcext:value-type="float">
            <text:p>6.6408706452</text:p>
          </table:table-cell>
          <table:table-cell table:formula="of:=POWER([.C1292]-6.75;2)" office:value-type="float" office:value="0.0119092160790643" calcext:value-type="float">
            <text:p>0.0119092161</text:p>
          </table:table-cell>
          <table:table-cell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6.362854" calcext:value-type="float">
            <text:p>6.362854</text:p>
          </table:table-cell>
          <table:table-cell office:value-type="float" office:value="6.6414906922" calcext:value-type="float">
            <text:p>6.6414906922</text:p>
          </table:table-cell>
          <table:table-cell table:formula="of:=POWER([.C1293]-6.75;2)" office:value-type="float" office:value="0.0117742698792352" calcext:value-type="float">
            <text:p>0.0117742699</text:p>
          </table:table-cell>
          <table:table-cell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6.355482" calcext:value-type="float">
            <text:p>6.355482</text:p>
          </table:table-cell>
          <table:table-cell office:value-type="float" office:value="6.6421193387" calcext:value-type="float">
            <text:p>6.6421193387</text:p>
          </table:table-cell>
          <table:table-cell table:formula="of:=POWER([.C1294]-6.75;2)" office:value-type="float" office:value="0.0116382370825254" calcext:value-type="float">
            <text:p>0.0116382371</text:p>
          </table:table-cell>
          <table:table-cell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6.348565" calcext:value-type="float">
            <text:p>6.348565</text:p>
          </table:table-cell>
          <table:table-cell office:value-type="float" office:value="6.6427560645" calcext:value-type="float">
            <text:p>6.6427560645</text:p>
          </table:table-cell>
          <table:table-cell table:formula="of:=POWER([.C1295]-6.75;2)" office:value-type="float" office:value="0.0115012617015281" calcext:value-type="float">
            <text:p>0.0115012617</text:p>
          </table:table-cell>
          <table:table-cell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6.342292" calcext:value-type="float">
            <text:p>6.342292</text:p>
          </table:table-cell>
          <table:table-cell office:value-type="float" office:value="6.6434001613" calcext:value-type="float">
            <text:p>6.6434001613</text:p>
          </table:table-cell>
          <table:table-cell table:formula="of:=POWER([.C1296]-6.75;2)" office:value-type="float" office:value="0.0113635256108661" calcext:value-type="float">
            <text:p>0.0113635256</text:p>
          </table:table-cell>
          <table:table-cell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6.336941" calcext:value-type="float">
            <text:p>6.336941</text:p>
          </table:table-cell>
          <table:table-cell office:value-type="float" office:value="6.6440506667" calcext:value-type="float">
            <text:p>6.6440506667</text:p>
          </table:table-cell>
          <table:table-cell table:formula="of:=POWER([.C1297]-6.75;2)" office:value-type="float" office:value="0.0112252612267145" calcext:value-type="float">
            <text:p>0.0112252612</text:p>
          </table:table-cell>
          <table:table-cell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6.332959" calcext:value-type="float">
            <text:p>6.332959</text:p>
          </table:table-cell>
          <table:table-cell office:value-type="float" office:value="6.644706254" calcext:value-type="float">
            <text:p>6.644706254</text:p>
          </table:table-cell>
          <table:table-cell table:formula="of:=POWER([.C1298]-6.75;2)" office:value-type="float" office:value="0.0110867729467125" calcext:value-type="float">
            <text:p>0.0110867729</text:p>
          </table:table-cell>
          <table:table-cell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6.331167" calcext:value-type="float">
            <text:p>6.331167</text:p>
          </table:table-cell>
          <table:table-cell office:value-type="float" office:value="6.6453649973" calcext:value-type="float">
            <text:p>6.6453649973</text:p>
          </table:table-cell>
          <table:table-cell table:formula="of:=POWER([.C1299]-6.75;2)" office:value-type="float" office:value="0.0109484837900291" calcext:value-type="float">
            <text:p>0.0109484838</text:p>
          </table:table-cell>
          <table:table-cell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6.33335" calcext:value-type="float">
            <text:p>6.33335</text:p>
          </table:table-cell>
          <table:table-cell office:value-type="float" office:value="6.6460238737" calcext:value-type="float">
            <text:p>6.6460238737</text:p>
          </table:table-cell>
          <table:table-cell table:formula="of:=POWER([.C1300]-6.75;2)" office:value-type="float" office:value="0.0108110348403536" calcext:value-type="float">
            <text:p>0.0108110348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.3445" calcext:value-type="float">
            <text:p>6.3445</text:p>
          </table:table-cell>
          <table:table-cell office:value-type="float" office:value="6.6466774691" calcext:value-type="float">
            <text:p>6.6466774691</text:p>
          </table:table-cell>
          <table:table-cell table:formula="of:=POWER([.C1301]-6.75;2)" office:value-type="float" office:value="0.0106755453915814" calcext:value-type="float">
            <text:p>0.0106755454</text:p>
          </table:table-cell>
          <table:table-cell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6.386624" calcext:value-type="float">
            <text:p>6.386624</text:p>
          </table:table-cell>
          <table:table-cell office:value-type="float" office:value="6.6473136653" calcext:value-type="float">
            <text:p>6.6473136653</text:p>
          </table:table-cell>
          <table:table-cell table:formula="of:=POWER([.C1302]-6.75;2)" office:value-type="float" office:value="0.0105444833341203" calcext:value-type="float">
            <text:p>0.0105444833</text:p>
          </table:table-cell>
          <table:table-cell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7.031195" calcext:value-type="float">
            <text:p>7.031195</text:p>
          </table:table-cell>
          <table:table-cell office:value-type="float" office:value="6.6478907702" calcext:value-type="float">
            <text:p>6.6478907702</text:p>
          </table:table-cell>
          <table:table-cell table:formula="of:=POWER([.C1303]-6.75;2)" office:value-type="float" office:value="0.0104262948103492" calcext:value-type="float">
            <text:p>0.0104262948</text:p>
          </table:table-cell>
          <table:table-cell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6.128729" calcext:value-type="float">
            <text:p>6.128729</text:p>
          </table:table-cell>
          <table:table-cell office:value-type="float" office:value="6.6475989919" calcext:value-type="float">
            <text:p>6.6475989919</text:p>
          </table:table-cell>
          <table:table-cell table:formula="of:=POWER([.C1304]-6.75;2)" office:value-type="float" office:value="0.0104859664598963" calcext:value-type="float">
            <text:p>0.0104859665</text:p>
          </table:table-cell>
          <table:table-cell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6.202726" calcext:value-type="float">
            <text:p>6.202726</text:p>
          </table:table-cell>
          <table:table-cell office:value-type="float" office:value="6.6485176344" calcext:value-type="float">
            <text:p>6.6485176344</text:p>
          </table:table-cell>
          <table:table-cell table:formula="of:=POWER([.C1305]-6.75;2)" office:value-type="float" office:value="0.010298670527772" calcext:value-type="float">
            <text:p>0.0102986705</text:p>
          </table:table-cell>
          <table:table-cell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6.222377" calcext:value-type="float">
            <text:p>6.222377</text:p>
          </table:table-cell>
          <table:table-cell office:value-type="float" office:value="6.649334211" calcext:value-type="float">
            <text:p>6.649334211</text:p>
          </table:table-cell>
          <table:table-cell table:formula="of:=POWER([.C1306]-6.75;2)" office:value-type="float" office:value="0.0101336010749925" calcext:value-type="float">
            <text:p>0.0101336011</text:p>
          </table:table-cell>
          <table:table-cell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6.230726" calcext:value-type="float">
            <text:p>6.230726</text:p>
          </table:table-cell>
          <table:table-cell office:value-type="float" office:value="6.6501217366" calcext:value-type="float">
            <text:p>6.6501217366</text:p>
          </table:table-cell>
          <table:table-cell table:formula="of:=POWER([.C1307]-6.75;2)" office:value-type="float" office:value="0.00997566749979977" calcext:value-type="float">
            <text:p>0.0099756675</text:p>
          </table:table-cell>
          <table:table-cell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6.23526" calcext:value-type="float">
            <text:p>6.23526</text:p>
          </table:table-cell>
          <table:table-cell office:value-type="float" office:value="6.650895379" calcext:value-type="float">
            <text:p>6.650895379</text:p>
          </table:table-cell>
          <table:table-cell table:formula="of:=POWER([.C1308]-6.75;2)" office:value-type="float" office:value="0.00982172590355372" calcext:value-type="float">
            <text:p>0.0098217259</text:p>
          </table:table-cell>
          <table:table-cell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6.238353" calcext:value-type="float">
            <text:p>6.238353</text:p>
          </table:table-cell>
          <table:table-cell office:value-type="float" office:value="6.6516602487" calcext:value-type="float">
            <text:p>6.6516602487</text:p>
          </table:table-cell>
          <table:table-cell table:formula="of:=POWER([.C1309]-6.75;2)" office:value-type="float" office:value="0.00967070668574588" calcext:value-type="float">
            <text:p>0.0096707067</text:p>
          </table:table-cell>
          <table:table-cell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6.240997" calcext:value-type="float">
            <text:p>6.240997</text:p>
          </table:table-cell>
          <table:table-cell office:value-type="float" office:value="6.6524182742" calcext:value-type="float">
            <text:p>6.6524182742</text:p>
          </table:table-cell>
          <table:table-cell table:formula="of:=POWER([.C1310]-6.75;2)" office:value-type="float" office:value="0.0095221932101063" calcext:value-type="float">
            <text:p>0.0095221932</text:p>
          </table:table-cell>
          <table:table-cell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6.243684" calcext:value-type="float">
            <text:p>6.243684</text:p>
          </table:table-cell>
          <table:table-cell office:value-type="float" office:value="6.6531700565" calcext:value-type="float">
            <text:p>6.6531700565</text:p>
          </table:table-cell>
          <table:table-cell table:formula="of:=POWER([.C1311]-6.75;2)" office:value-type="float" office:value="0.0093760379582131" calcext:value-type="float">
            <text:p>0.009376038</text:p>
          </table:table-cell>
          <table:table-cell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6.246682" calcext:value-type="float">
            <text:p>6.246682</text:p>
          </table:table-cell>
          <table:table-cell office:value-type="float" office:value="6.6539155403" calcext:value-type="float">
            <text:p>6.6539155403</text:p>
          </table:table-cell>
          <table:table-cell table:formula="of:=POWER([.C1312]-6.75;2)" office:value-type="float" office:value="0.00923222339584095" calcext:value-type="float">
            <text:p>0.0092322234</text:p>
          </table:table-cell>
          <table:table-cell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6.250149" calcext:value-type="float">
            <text:p>6.250149</text:p>
          </table:table-cell>
          <table:table-cell office:value-type="float" office:value="6.6546543172" calcext:value-type="float">
            <text:p>6.6546543172</text:p>
          </table:table-cell>
          <table:table-cell table:formula="of:=POWER([.C1313]-6.75;2)" office:value-type="float" office:value="0.00909079922859815" calcext:value-type="float">
            <text:p>0.0090907992</text:p>
          </table:table-cell>
          <table:table-cell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6.254178" calcext:value-type="float">
            <text:p>6.254178</text:p>
          </table:table-cell>
          <table:table-cell office:value-type="float" office:value="6.6553857715" calcext:value-type="float">
            <text:p>6.6553857715</text:p>
          </table:table-cell>
          <table:table-cell table:formula="of:=POWER([.C1314]-6.75;2)" office:value-type="float" office:value="0.00895185223465026" calcext:value-type="float">
            <text:p>0.0089518522</text:p>
          </table:table-cell>
          <table:table-cell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6.258824" calcext:value-type="float">
            <text:p>6.258824</text:p>
          </table:table-cell>
          <table:table-cell office:value-type="float" office:value="6.6561091667" calcext:value-type="float">
            <text:p>6.6561091667</text:p>
          </table:table-cell>
          <table:table-cell table:formula="of:=POWER([.C1315]-6.75;2)" office:value-type="float" office:value="0.00881548857776833" calcext:value-type="float">
            <text:p>0.0088154886</text:p>
          </table:table-cell>
          <table:table-cell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6.264116" calcext:value-type="float">
            <text:p>6.264116</text:p>
          </table:table-cell>
          <table:table-cell office:value-type="float" office:value="6.6568236989" calcext:value-type="float">
            <text:p>6.6568236989</text:p>
          </table:table-cell>
          <table:table-cell table:formula="of:=POWER([.C1316]-6.75;2)" office:value-type="float" office:value="0.00868182308667782" calcext:value-type="float">
            <text:p>0.0086818231</text:p>
          </table:table-cell>
          <table:table-cell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6.270064" calcext:value-type="float">
            <text:p>6.270064</text:p>
          </table:table-cell>
          <table:table-cell office:value-type="float" office:value="6.6575285269" calcext:value-type="float">
            <text:p>6.6575285269</text:p>
          </table:table-cell>
          <table:table-cell table:formula="of:=POWER([.C1317]-6.75;2)" office:value-type="float" office:value="0.00855097333728399" calcext:value-type="float">
            <text:p>0.0085509733</text:p>
          </table:table-cell>
          <table:table-cell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6.276667" calcext:value-type="float">
            <text:p>6.276667</text:p>
          </table:table-cell>
          <table:table-cell office:value-type="float" office:value="6.6582227984" calcext:value-type="float">
            <text:p>6.6582227984</text:p>
          </table:table-cell>
          <table:table-cell table:formula="of:=POWER([.C1318]-6.75;2)" office:value-type="float" office:value="0.00842305473352709" calcext:value-type="float">
            <text:p>0.0084230547</text:p>
          </table:table-cell>
          <table:table-cell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6.283908" calcext:value-type="float">
            <text:p>6.283908</text:p>
          </table:table-cell>
          <table:table-cell office:value-type="float" office:value="6.6589056667" calcext:value-type="float">
            <text:p>6.6589056667</text:p>
          </table:table-cell>
          <table:table-cell table:formula="of:=POWER([.C1319]-6.75;2)" office:value-type="float" office:value="0.0082981775593715" calcext:value-type="float">
            <text:p>0.0082981776</text:p>
          </table:table-cell>
          <table:table-cell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6.291765" calcext:value-type="float">
            <text:p>6.291765</text:p>
          </table:table-cell>
          <table:table-cell office:value-type="float" office:value="6.6595763078" calcext:value-type="float">
            <text:p>6.6595763078</text:p>
          </table:table-cell>
          <table:table-cell table:formula="of:=POWER([.C1320]-6.75;2)" office:value-type="float" office:value="0.00817644411108032" calcext:value-type="float">
            <text:p>0.0081764441</text:p>
          </table:table-cell>
          <table:table-cell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6.300206" calcext:value-type="float">
            <text:p>6.300206</text:p>
          </table:table-cell>
          <table:table-cell office:value-type="float" office:value="6.6602339301" calcext:value-type="float">
            <text:p>6.6602339301</text:p>
          </table:table-cell>
          <table:table-cell table:formula="of:=POWER([.C1321]-6.75;2)" office:value-type="float" office:value="0.00805794730529161" calcext:value-type="float">
            <text:p>0.0080579473</text:p>
          </table:table-cell>
          <table:table-cell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6.309193" calcext:value-type="float">
            <text:p>6.309193</text:p>
          </table:table-cell>
          <table:table-cell office:value-type="float" office:value="6.6608777823" calcext:value-type="float">
            <text:p>6.6608777823</text:p>
          </table:table-cell>
          <table:table-cell table:formula="of:=POWER([.C1322]-6.75;2)" office:value-type="float" office:value="0.00794276968776618" calcext:value-type="float">
            <text:p>0.0079427697</text:p>
          </table:table-cell>
          <table:table-cell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6.318683" calcext:value-type="float">
            <text:p>6.318683</text:p>
          </table:table-cell>
          <table:table-cell office:value-type="float" office:value="6.661507164" calcext:value-type="float">
            <text:p>6.661507164</text:p>
          </table:table-cell>
          <table:table-cell table:formula="of:=POWER([.C1323]-6.75;2)" office:value-type="float" office:value="0.00783098202332296" calcext:value-type="float">
            <text:p>0.007830982</text:p>
          </table:table-cell>
          <table:table-cell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6.328628" calcext:value-type="float">
            <text:p>6.328628</text:p>
          </table:table-cell>
          <table:table-cell office:value-type="float" office:value="6.6621214328" calcext:value-type="float">
            <text:p>6.6621214328</text:p>
          </table:table-cell>
          <table:table-cell table:formula="of:=POWER([.C1324]-6.75;2)" office:value-type="float" office:value="0.00772264257312487" calcext:value-type="float">
            <text:p>0.0077226426</text:p>
          </table:table-cell>
          <table:table-cell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6.338976" calcext:value-type="float">
            <text:p>6.338976</text:p>
          </table:table-cell>
          <table:table-cell office:value-type="float" office:value="6.6627200054" calcext:value-type="float">
            <text:p>6.6627200054</text:p>
          </table:table-cell>
          <table:table-cell table:formula="of:=POWER([.C1325]-6.75;2)" office:value-type="float" office:value="0.00761779745737607" calcext:value-type="float">
            <text:p>0.0076177975</text:p>
          </table:table-cell>
          <table:table-cell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6.34967" calcext:value-type="float">
            <text:p>6.34967</text:p>
          </table:table-cell>
          <table:table-cell office:value-type="float" office:value="6.6633023683" calcext:value-type="float">
            <text:p>6.6633023683</text:p>
          </table:table-cell>
          <table:table-cell table:formula="of:=POWER([.C1326]-6.75;2)" office:value-type="float" office:value="0.00751647934238883" calcext:value-type="float">
            <text:p>0.0075164793</text:p>
          </table:table-cell>
          <table:table-cell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6.360653" calcext:value-type="float">
            <text:p>6.360653</text:p>
          </table:table-cell>
          <table:table-cell office:value-type="float" office:value="6.663868078" calcext:value-type="float">
            <text:p>6.663868078</text:p>
          </table:table-cell>
          <table:table-cell table:formula="of:=POWER([.C1327]-6.75;2)" office:value-type="float" office:value="0.00741870798741406" calcext:value-type="float">
            <text:p>0.007418708</text:p>
          </table:table-cell>
          <table:table-cell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6.371863" calcext:value-type="float">
            <text:p>6.371863</text:p>
          </table:table-cell>
          <table:table-cell office:value-type="float" office:value="6.6644167648" calcext:value-type="float">
            <text:p>6.6644167648</text:p>
          </table:table-cell>
          <table:table-cell table:formula="of:=POWER([.C1328]-6.75;2)" office:value-type="float" office:value="0.00732449014729846" calcext:value-type="float">
            <text:p>0.0073244901</text:p>
          </table:table-cell>
          <table:table-cell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6.383238" calcext:value-type="float">
            <text:p>6.383238</text:p>
          </table:table-cell>
          <table:table-cell office:value-type="float" office:value="6.6649481358" calcext:value-type="float">
            <text:p>6.6649481358</text:p>
          </table:table-cell>
          <table:table-cell table:formula="of:=POWER([.C1329]-6.75;2)" office:value-type="float" office:value="0.00723381960389532" calcext:value-type="float">
            <text:p>0.0072338196</text:p>
          </table:table-cell>
          <table:table-cell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6.394716" calcext:value-type="float">
            <text:p>6.394716</text:p>
          </table:table-cell>
          <table:table-cell office:value-type="float" office:value="6.6654619758" calcext:value-type="float">
            <text:p>6.6654619758</text:p>
          </table:table-cell>
          <table:table-cell table:formula="of:=POWER([.C1330]-6.75;2)" office:value-type="float" office:value="0.00714667753563986" calcext:value-type="float">
            <text:p>0.0071466775</text:p>
          </table:table-cell>
          <table:table-cell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6.406231" calcext:value-type="float">
            <text:p>6.406231</text:p>
          </table:table-cell>
          <table:table-cell office:value-type="float" office:value="6.6659581478" calcext:value-type="float">
            <text:p>6.6659581478</text:p>
          </table:table-cell>
          <table:table-cell table:formula="of:=POWER([.C1331]-6.75;2)" office:value-type="float" office:value="0.00706303292120671" calcext:value-type="float">
            <text:p>0.0070630329</text:p>
          </table:table-cell>
          <table:table-cell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6.417721" calcext:value-type="float">
            <text:p>6.417721</text:p>
          </table:table-cell>
          <table:table-cell office:value-type="float" office:value="6.6664365941" calcext:value-type="float">
            <text:p>6.6664365941</text:p>
          </table:table-cell>
          <table:table-cell table:formula="of:=POWER([.C1332]-6.75;2)" office:value-type="float" office:value="0.0069828428056081" calcext:value-type="float">
            <text:p>0.0069828428</text:p>
          </table:table-cell>
          <table:table-cell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6.429121" calcext:value-type="float">
            <text:p>6.429121</text:p>
          </table:table-cell>
          <table:table-cell office:value-type="float" office:value="6.6668973333" calcext:value-type="float">
            <text:p>6.6668973333</text:p>
          </table:table-cell>
          <table:table-cell table:formula="of:=POWER([.C1333]-6.75;2)" office:value-type="float" office:value="0.00690605321265134" calcext:value-type="float">
            <text:p>0.0069060532</text:p>
          </table:table-cell>
          <table:table-cell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6.440372" calcext:value-type="float">
            <text:p>6.440372</text:p>
          </table:table-cell>
          <table:table-cell office:value-type="float" office:value="6.6673404651" calcext:value-type="float">
            <text:p>6.6673404651</text:p>
          </table:table-cell>
          <table:table-cell table:formula="of:=POWER([.C1334]-6.75;2)" office:value-type="float" office:value="0.00683259870988437" calcext:value-type="float">
            <text:p>0.0068325987</text:p>
          </table:table-cell>
          <table:table-cell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6.45141" calcext:value-type="float">
            <text:p>6.45141</text:p>
          </table:table-cell>
          <table:table-cell office:value-type="float" office:value="6.6677661586" calcext:value-type="float">
            <text:p>6.6677661586</text:p>
          </table:table-cell>
          <table:table-cell table:formula="of:=POWER([.C1335]-6.75;2)" office:value-type="float" office:value="0.00676240467140034" calcext:value-type="float">
            <text:p>0.0067624047</text:p>
          </table:table-cell>
          <table:table-cell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6.46218" calcext:value-type="float">
            <text:p>6.46218</text:p>
          </table:table-cell>
          <table:table-cell office:value-type="float" office:value="6.6681746626" calcext:value-type="float">
            <text:p>6.6681746626</text:p>
          </table:table-cell>
          <table:table-cell table:formula="of:=POWER([.C1336]-6.75;2)" office:value-type="float" office:value="0.0066953858406238" calcext:value-type="float">
            <text:p>0.0066953858</text:p>
          </table:table-cell>
          <table:table-cell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6.472624" calcext:value-type="float">
            <text:p>6.472624</text:p>
          </table:table-cell>
          <table:table-cell office:value-type="float" office:value="6.668566289" calcext:value-type="float">
            <text:p>6.668566289</text:p>
          </table:table-cell>
          <table:table-cell table:formula="of:=POWER([.C1337]-6.75;2)" office:value-type="float" office:value="0.0066314492872315" calcext:value-type="float">
            <text:p>0.0066314493</text:p>
          </table:table-cell>
          <table:table-cell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6.482689" calcext:value-type="float">
            <text:p>6.482689</text:p>
          </table:table-cell>
          <table:table-cell office:value-type="float" office:value="6.6689414207" calcext:value-type="float">
            <text:p>6.6689414207</text:p>
          </table:table-cell>
          <table:table-cell table:formula="of:=POWER([.C1338]-6.75;2)" office:value-type="float" office:value="0.00657049327813432" calcext:value-type="float">
            <text:p>0.0065704933</text:p>
          </table:table-cell>
          <table:table-cell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6.492327" calcext:value-type="float">
            <text:p>6.492327</text:p>
          </table:table-cell>
          <table:table-cell office:value-type="float" office:value="6.6693005013" calcext:value-type="float">
            <text:p>6.6693005013</text:p>
          </table:table-cell>
          <table:table-cell table:formula="of:=POWER([.C1339]-6.75;2)" office:value-type="float" office:value="0.00651240909043124" calcext:value-type="float">
            <text:p>0.0065124091</text:p>
          </table:table-cell>
          <table:table-cell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6.50149" calcext:value-type="float">
            <text:p>6.50149</text:p>
          </table:table-cell>
          <table:table-cell office:value-type="float" office:value="6.6696440336" calcext:value-type="float">
            <text:p>6.6696440336</text:p>
          </table:table-cell>
          <table:table-cell table:formula="of:=POWER([.C1340]-6.75;2)" office:value-type="float" office:value="0.00645708133607793" calcext:value-type="float">
            <text:p>0.0064570813</text:p>
          </table:table-cell>
          <table:table-cell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6.510137" calcext:value-type="float">
            <text:p>6.510137</text:p>
          </table:table-cell>
          <table:table-cell office:value-type="float" office:value="6.6699725753" calcext:value-type="float">
            <text:p>6.6699725753</text:p>
          </table:table-cell>
          <table:table-cell table:formula="of:=POWER([.C1341]-6.75;2)" office:value-type="float" office:value="0.00640438870411415" calcext:value-type="float">
            <text:p>0.0064043887</text:p>
          </table:table-cell>
          <table:table-cell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6.518231" calcext:value-type="float">
            <text:p>6.518231</text:p>
          </table:table-cell>
          <table:table-cell office:value-type="float" office:value="6.6702867298" calcext:value-type="float">
            <text:p>6.6702867298</text:p>
          </table:table-cell>
          <table:table-cell table:formula="of:=POWER([.C1342]-6.75;2)" office:value-type="float" office:value="0.00635420544597822" calcext:value-type="float">
            <text:p>0.0063542054</text:p>
          </table:table-cell>
          <table:table-cell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6.525736" calcext:value-type="float">
            <text:p>6.525736</text:p>
          </table:table-cell>
          <table:table-cell office:value-type="float" office:value="6.6705871452" calcext:value-type="float">
            <text:p>6.6705871452</text:p>
          </table:table-cell>
          <table:table-cell table:formula="of:=POWER([.C1343]-6.75;2)" office:value-type="float" office:value="0.00630640150748591" calcext:value-type="float">
            <text:p>0.0063064015</text:p>
          </table:table-cell>
          <table:table-cell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6.532625" calcext:value-type="float">
            <text:p>6.532625</text:p>
          </table:table-cell>
          <table:table-cell office:value-type="float" office:value="6.6708745094" calcext:value-type="float">
            <text:p>6.6708745094</text:p>
          </table:table-cell>
          <table:table-cell table:formula="of:=POWER([.C1344]-6.75;2)" office:value-type="float" office:value="0.0062608432626907" calcext:value-type="float">
            <text:p>0.0062608433</text:p>
          </table:table-cell>
          <table:table-cell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6.538873" calcext:value-type="float">
            <text:p>6.538873</text:p>
          </table:table-cell>
          <table:table-cell office:value-type="float" office:value="6.6711495417" calcext:value-type="float">
            <text:p>6.6711495417</text:p>
          </table:table-cell>
          <table:table-cell table:formula="of:=POWER([.C1345]-6.75;2)" office:value-type="float" office:value="0.00621739477412001" calcext:value-type="float">
            <text:p>0.0062173948</text:p>
          </table:table-cell>
          <table:table-cell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6.544463" calcext:value-type="float">
            <text:p>6.544463</text:p>
          </table:table-cell>
          <table:table-cell office:value-type="float" office:value="6.6714129879" calcext:value-type="float">
            <text:p>6.6714129879</text:p>
          </table:table-cell>
          <table:table-cell table:formula="of:=POWER([.C1346]-6.75;2)" office:value-type="float" office:value="0.00617591847080552" calcext:value-type="float">
            <text:p>0.0061759185</text:p>
          </table:table-cell>
          <table:table-cell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6.549378" calcext:value-type="float">
            <text:p>6.549378</text:p>
          </table:table-cell>
          <table:table-cell office:value-type="float" office:value="6.6716656116" calcext:value-type="float">
            <text:p>6.6716656116</text:p>
          </table:table-cell>
          <table:table-cell table:formula="of:=POWER([.C1347]-6.75;2)" office:value-type="float" office:value="0.00613627640600206" calcext:value-type="float">
            <text:p>0.0061362764</text:p>
          </table:table-cell>
          <table:table-cell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6.553612" calcext:value-type="float">
            <text:p>6.553612</text:p>
          </table:table-cell>
          <table:table-cell office:value-type="float" office:value="6.6719081949" calcext:value-type="float">
            <text:p>6.6719081949</text:p>
          </table:table-cell>
          <table:table-cell table:formula="of:=POWER([.C1348]-6.75;2)" office:value-type="float" office:value="0.00609833002377634" calcext:value-type="float">
            <text:p>0.00609833</text:p>
          </table:table-cell>
          <table:table-cell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6.557159" calcext:value-type="float">
            <text:p>6.557159</text:p>
          </table:table-cell>
          <table:table-cell office:value-type="float" office:value="6.6721415242" calcext:value-type="float">
            <text:p>6.6721415242</text:p>
          </table:table-cell>
          <table:table-cell table:formula="of:=POWER([.C1349]-6.75;2)" office:value-type="float" office:value="0.00606194225389923" calcext:value-type="float">
            <text:p>0.0060619423</text:p>
          </table:table-cell>
          <table:table-cell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6.560022" calcext:value-type="float">
            <text:p>6.560022</text:p>
          </table:table-cell>
          <table:table-cell office:value-type="float" office:value="6.6723663925" calcext:value-type="float">
            <text:p>6.6723663925</text:p>
          </table:table-cell>
          <table:table-cell table:formula="of:=POWER([.C1350]-6.75;2)" office:value-type="float" office:value="0.00602697701346408" calcext:value-type="float">
            <text:p>0.006026977</text:p>
          </table:table-cell>
          <table:table-cell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6.562206" calcext:value-type="float">
            <text:p>6.562206</text:p>
          </table:table-cell>
          <table:table-cell office:value-type="float" office:value="6.6725835847" calcext:value-type="float">
            <text:p>6.6725835847</text:p>
          </table:table-cell>
          <table:table-cell table:formula="of:=POWER([.C1351]-6.75;2)" office:value-type="float" office:value="0.00599330135790209" calcext:value-type="float">
            <text:p>0.0059933014</text:p>
          </table:table-cell>
          <table:table-cell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6.563722" calcext:value-type="float">
            <text:p>6.563722</text:p>
          </table:table-cell>
          <table:table-cell office:value-type="float" office:value="6.6727938804" calcext:value-type="float">
            <text:p>6.6727938804</text:p>
          </table:table-cell>
          <table:table-cell table:formula="of:=POWER([.C1352]-6.75;2)" office:value-type="float" office:value="0.00596078490368944" calcext:value-type="float">
            <text:p>0.0059607849</text:p>
          </table:table-cell>
          <table:table-cell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6.564588" calcext:value-type="float">
            <text:p>6.564588</text:p>
          </table:table-cell>
          <table:table-cell office:value-type="float" office:value="6.6729980417" calcext:value-type="float">
            <text:p>6.6729980417</text:p>
          </table:table-cell>
          <table:table-cell table:formula="of:=POWER([.C1353]-6.75;2)" office:value-type="float" office:value="0.00592930158203499" calcext:value-type="float">
            <text:p>0.0059293016</text:p>
          </table:table-cell>
          <table:table-cell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6.564822" calcext:value-type="float">
            <text:p>6.564822</text:p>
          </table:table-cell>
          <table:table-cell office:value-type="float" office:value="6.6731968091" calcext:value-type="float">
            <text:p>6.6731968091</text:p>
          </table:table-cell>
          <table:table-cell table:formula="of:=POWER([.C1354]-6.75;2)" office:value-type="float" office:value="0.00589873013242181" calcext:value-type="float">
            <text:p>0.0058987301</text:p>
          </table:table-cell>
          <table:table-cell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6.564451" calcext:value-type="float">
            <text:p>6.564451</text:p>
          </table:table-cell>
          <table:table-cell office:value-type="float" office:value="6.6733909019" calcext:value-type="float">
            <text:p>6.6733909019</text:p>
          </table:table-cell>
          <table:table-cell table:formula="of:=POWER([.C1355]-6.75;2)" office:value-type="float" office:value="0.00586895391169536" calcext:value-type="float">
            <text:p>0.0058689539</text:p>
          </table:table-cell>
          <table:table-cell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6.563502" calcext:value-type="float">
            <text:p>6.563502</text:p>
          </table:table-cell>
          <table:table-cell office:value-type="float" office:value="6.6735810027" calcext:value-type="float">
            <text:p>6.6735810027</text:p>
          </table:table-cell>
          <table:table-cell table:formula="of:=POWER([.C1356]-6.75;2)" office:value-type="float" office:value="0.00583986314833744" calcext:value-type="float">
            <text:p>0.0058398631</text:p>
          </table:table-cell>
          <table:table-cell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6.562009" calcext:value-type="float">
            <text:p>6.562009</text:p>
          </table:table-cell>
          <table:table-cell office:value-type="float" office:value="6.6737677648" calcext:value-type="float">
            <text:p>6.6737677648</text:p>
          </table:table-cell>
          <table:table-cell table:formula="of:=POWER([.C1357]-6.75;2)" office:value-type="float" office:value="0.00581135368358812" calcext:value-type="float">
            <text:p>0.0058113537</text:p>
          </table:table-cell>
          <table:table-cell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6.560009" calcext:value-type="float">
            <text:p>6.560009</text:p>
          </table:table-cell>
          <table:table-cell office:value-type="float" office:value="6.673951797" calcext:value-type="float">
            <text:p>6.673951797</text:p>
          </table:table-cell>
          <table:table-cell table:formula="of:=POWER([.C1358]-6.75;2)" office:value-type="float" office:value="0.00578332917952922" calcext:value-type="float">
            <text:p>0.0057833292</text:p>
          </table:table-cell>
          <table:table-cell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6.55754" calcext:value-type="float">
            <text:p>6.55754</text:p>
          </table:table-cell>
          <table:table-cell office:value-type="float" office:value="6.674133668" calcext:value-type="float">
            <text:p>6.674133668</text:p>
          </table:table-cell>
          <table:table-cell table:formula="of:=POWER([.C1359]-6.75;2)" office:value-type="float" office:value="0.00575570033113428" calcext:value-type="float">
            <text:p>0.0057557003</text:p>
          </table:table-cell>
          <table:table-cell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6.554644" calcext:value-type="float">
            <text:p>6.554644</text:p>
          </table:table-cell>
          <table:table-cell office:value-type="float" office:value="6.6743138978" calcext:value-type="float">
            <text:p>6.6743138978</text:p>
          </table:table-cell>
          <table:table-cell table:formula="of:=POWER([.C1360]-6.75;2)" office:value-type="float" office:value="0.0057283860662288" calcext:value-type="float">
            <text:p>0.0057283861</text:p>
          </table:table-cell>
          <table:table-cell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6.551368" calcext:value-type="float">
            <text:p>6.551368</text:p>
          </table:table-cell>
          <table:table-cell office:value-type="float" office:value="6.6744929597" calcext:value-type="float">
            <text:p>6.6744929597</text:p>
          </table:table-cell>
          <table:table-cell table:formula="of:=POWER([.C1361]-6.75;2)" office:value-type="float" office:value="0.00570131313486579" calcext:value-type="float">
            <text:p>0.0057013131</text:p>
          </table:table-cell>
          <table:table-cell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6.547757" calcext:value-type="float">
            <text:p>6.547757</text:p>
          </table:table-cell>
          <table:table-cell office:value-type="float" office:value="6.6746712702" calcext:value-type="float">
            <text:p>6.6746712702</text:p>
          </table:table-cell>
          <table:table-cell table:formula="of:=POWER([.C1362]-6.75;2)" office:value-type="float" office:value="0.00567441753328138" calcext:value-type="float">
            <text:p>0.0056744175</text:p>
          </table:table-cell>
          <table:table-cell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6.543859" calcext:value-type="float">
            <text:p>6.543859</text:p>
          </table:table-cell>
          <table:table-cell office:value-type="float" office:value="6.6748491949" calcext:value-type="float">
            <text:p>6.6748491949</text:p>
          </table:table-cell>
          <table:table-cell table:formula="of:=POWER([.C1363]-6.75;2)" office:value-type="float" office:value="0.00564764350717816" calcext:value-type="float">
            <text:p>0.0056476435</text:p>
          </table:table-cell>
          <table:table-cell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6.539725" calcext:value-type="float">
            <text:p>6.539725</text:p>
          </table:table-cell>
          <table:table-cell office:value-type="float" office:value="6.6750270444" calcext:value-type="float">
            <text:p>6.6750270444</text:p>
          </table:table-cell>
          <table:table-cell table:formula="of:=POWER([.C1364]-6.75;2)" office:value-type="float" office:value="0.00562094407139955" calcext:value-type="float">
            <text:p>0.0056209441</text:p>
          </table:table-cell>
          <table:table-cell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6.535404" calcext:value-type="float">
            <text:p>6.535404</text:p>
          </table:table-cell>
          <table:table-cell office:value-type="float" office:value="6.6752050699" calcext:value-type="float">
            <text:p>6.6752050699</text:p>
          </table:table-cell>
          <table:table-cell table:formula="of:=POWER([.C1365]-6.75;2)" office:value-type="float" office:value="0.00559428156866381" calcext:value-type="float">
            <text:p>0.0055942816</text:p>
          </table:table-cell>
          <table:table-cell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6.530947" calcext:value-type="float">
            <text:p>6.530947</text:p>
          </table:table-cell>
          <table:table-cell office:value-type="float" office:value="6.6753834664" calcext:value-type="float">
            <text:p>6.6753834664</text:p>
          </table:table-cell>
          <table:table-cell table:formula="of:=POWER([.C1366]-6.75;2)" office:value-type="float" office:value="0.00556762708647999" calcext:value-type="float">
            <text:p>0.0055676271</text:p>
          </table:table-cell>
          <table:table-cell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6.526405" calcext:value-type="float">
            <text:p>6.526405</text:p>
          </table:table-cell>
          <table:table-cell office:value-type="float" office:value="6.675562371" calcext:value-type="float">
            <text:p>6.675562371</text:p>
          </table:table-cell>
          <table:table-cell table:formula="of:=POWER([.C1367]-6.75;2)" office:value-type="float" office:value="0.00554096061114167" calcext:value-type="float">
            <text:p>0.0055409606</text:p>
          </table:table-cell>
          <table:table-cell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6.521827" calcext:value-type="float">
            <text:p>6.521827</text:p>
          </table:table-cell>
          <table:table-cell office:value-type="float" office:value="6.6757418642" calcext:value-type="float">
            <text:p>6.6757418642</text:p>
          </table:table-cell>
          <table:table-cell table:formula="of:=POWER([.C1368]-6.75;2)" office:value-type="float" office:value="0.00551427073249125" calcext:value-type="float">
            <text:p>0.0055142707</text:p>
          </table:table-cell>
          <table:table-cell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6.517262" calcext:value-type="float">
            <text:p>6.517262</text:p>
          </table:table-cell>
          <table:table-cell office:value-type="float" office:value="6.6759219718" calcext:value-type="float">
            <text:p>6.6759219718</text:p>
          </table:table-cell>
          <table:table-cell table:formula="of:=POWER([.C1369]-6.75;2)" office:value-type="float" office:value="0.00548755426199996" calcext:value-type="float">
            <text:p>0.0054875543</text:p>
          </table:table-cell>
          <table:table-cell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6.512758" calcext:value-type="float">
            <text:p>6.512758</text:p>
          </table:table-cell>
          <table:table-cell office:value-type="float" office:value="6.6761026653" calcext:value-type="float">
            <text:p>6.6761026653</text:p>
          </table:table-cell>
          <table:table-cell table:formula="of:=POWER([.C1370]-6.75;2)" office:value-type="float" office:value="0.0054608160757638" calcext:value-type="float">
            <text:p>0.0054608161</text:p>
          </table:table-cell>
          <table:table-cell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6.508361" calcext:value-type="float">
            <text:p>6.508361</text:p>
          </table:table-cell>
          <table:table-cell office:value-type="float" office:value="6.6762838616" calcext:value-type="float">
            <text:p>6.6762838616</text:p>
          </table:table-cell>
          <table:table-cell table:formula="of:=POWER([.C1371]-6.75;2)" office:value-type="float" office:value="0.00543406906060796" calcext:value-type="float">
            <text:p>0.0054340691</text:p>
          </table:table-cell>
          <table:table-cell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6.504113" calcext:value-type="float">
            <text:p>6.504113</text:p>
          </table:table-cell>
          <table:table-cell office:value-type="float" office:value="6.6764654274" calcext:value-type="float">
            <text:p>6.6764654274</text:p>
          </table:table-cell>
          <table:table-cell table:formula="of:=POWER([.C1372]-6.75;2)" office:value-type="float" office:value="0.00540733336746465" calcext:value-type="float">
            <text:p>0.0054073334</text:p>
          </table:table-cell>
          <table:table-cell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6.500058" calcext:value-type="float">
            <text:p>6.500058</text:p>
          </table:table-cell>
          <table:table-cell office:value-type="float" office:value="6.6766471841" calcext:value-type="float">
            <text:p>6.6766471841</text:p>
          </table:table-cell>
          <table:table-cell table:formula="of:=POWER([.C1373]-6.75;2)" office:value-type="float" office:value="0.00538063560045927" calcext:value-type="float">
            <text:p>0.0053806356</text:p>
          </table:table-cell>
          <table:table-cell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6.496231" calcext:value-type="float">
            <text:p>6.496231</text:p>
          </table:table-cell>
          <table:table-cell office:value-type="float" office:value="6.6768289073" calcext:value-type="float">
            <text:p>6.6768289073</text:p>
          </table:table-cell>
          <table:table-cell table:formula="of:=POWER([.C1374]-6.75;2)" office:value-type="float" office:value="0.00535400880691199" calcext:value-type="float">
            <text:p>0.0053540088</text:p>
          </table:table-cell>
          <table:table-cell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6.492671" calcext:value-type="float">
            <text:p>6.492671</text:p>
          </table:table-cell>
          <table:table-cell office:value-type="float" office:value="6.6770103347" calcext:value-type="float">
            <text:p>6.6770103347</text:p>
          </table:table-cell>
          <table:table-cell table:formula="of:=POWER([.C1375]-6.75;2)" office:value-type="float" office:value="0.00532749124060598" calcext:value-type="float">
            <text:p>0.0053274912</text:p>
          </table:table-cell>
          <table:table-cell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6.489407" calcext:value-type="float">
            <text:p>6.489407</text:p>
          </table:table-cell>
          <table:table-cell office:value-type="float" office:value="6.6771911613" calcext:value-type="float">
            <text:p>6.6771911613</text:p>
          </table:table-cell>
          <table:table-cell table:formula="of:=POWER([.C1376]-6.75;2)" office:value-type="float" office:value="0.00530112699284266" calcext:value-type="float">
            <text:p>0.005301127</text:p>
          </table:table-cell>
          <table:table-cell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6.48647" calcext:value-type="float">
            <text:p>6.48647</text:p>
          </table:table-cell>
          <table:table-cell office:value-type="float" office:value="6.6773710538" calcext:value-type="float">
            <text:p>6.6773710538</text:p>
          </table:table-cell>
          <table:table-cell table:formula="of:=POWER([.C1377]-6.75;2)" office:value-type="float" office:value="0.0052749638261225" calcext:value-type="float">
            <text:p>0.0052749638</text:p>
          </table:table-cell>
          <table:table-cell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6.483885" calcext:value-type="float">
            <text:p>6.483885</text:p>
          </table:table-cell>
          <table:table-cell office:value-type="float" office:value="6.6775496478" calcext:value-type="float">
            <text:p>6.6775496478</text:p>
          </table:table-cell>
          <table:table-cell table:formula="of:=POWER([.C1378]-6.75;2)" office:value-type="float" office:value="0.00524905353390401" calcext:value-type="float">
            <text:p>0.0052490535</text:p>
          </table:table-cell>
          <table:table-cell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6.481672" calcext:value-type="float">
            <text:p>6.481672</text:p>
          </table:table-cell>
          <table:table-cell office:value-type="float" office:value="6.6777265538" calcext:value-type="float">
            <text:p>6.6777265538</text:p>
          </table:table-cell>
          <table:table-cell table:formula="of:=POWER([.C1379]-6.75;2)" office:value-type="float" office:value="0.00522345102562424" calcext:value-type="float">
            <text:p>0.005223451</text:p>
          </table:table-cell>
          <table:table-cell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6.47985" calcext:value-type="float">
            <text:p>6.47985</text:p>
          </table:table-cell>
          <table:table-cell office:value-type="float" office:value="6.6779013642" calcext:value-type="float">
            <text:p>6.6779013642</text:p>
          </table:table-cell>
          <table:table-cell table:formula="of:=POWER([.C1380]-6.75;2)" office:value-type="float" office:value="0.00519821328422101" calcext:value-type="float">
            <text:p>0.0051982133</text:p>
          </table:table-cell>
          <table:table-cell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6.478433" calcext:value-type="float">
            <text:p>6.478433</text:p>
          </table:table-cell>
          <table:table-cell office:value-type="float" office:value="6.6780736519" calcext:value-type="float">
            <text:p>6.6780736519</text:p>
          </table:table-cell>
          <table:table-cell table:formula="of:=POWER([.C1381]-6.75;2)" office:value-type="float" office:value="0.00517339955100236" calcext:value-type="float">
            <text:p>0.0051733996</text:p>
          </table:table-cell>
          <table:table-cell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6.477431" calcext:value-type="float">
            <text:p>6.477431</text:p>
          </table:table-cell>
          <table:table-cell office:value-type="float" office:value="6.6782429812" calcext:value-type="float">
            <text:p>6.6782429812</text:p>
          </table:table-cell>
          <table:table-cell table:formula="of:=POWER([.C1382]-6.75;2)" office:value-type="float" office:value="0.0051490697470635" calcext:value-type="float">
            <text:p>0.0051490697</text:p>
          </table:table-cell>
          <table:table-cell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6.476851" calcext:value-type="float">
            <text:p>6.476851</text:p>
          </table:table-cell>
          <table:table-cell office:value-type="float" office:value="6.6784089073" calcext:value-type="float">
            <text:p>6.6784089073</text:p>
          </table:table-cell>
          <table:table-cell table:formula="of:=POWER([.C1383]-6.75;2)" office:value-type="float" office:value="0.00512528455398004" calcext:value-type="float">
            <text:p>0.0051252846</text:p>
          </table:table-cell>
          <table:table-cell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6.476695" calcext:value-type="float">
            <text:p>6.476695</text:p>
          </table:table-cell>
          <table:table-cell office:value-type="float" office:value="6.6785709825" calcext:value-type="float">
            <text:p>6.6785709825</text:p>
          </table:table-cell>
          <table:table-cell table:formula="of:=POWER([.C1384]-6.75;2)" office:value-type="float" office:value="0.00510210454101529" calcext:value-type="float">
            <text:p>0.0051021045</text:p>
          </table:table-cell>
          <table:table-cell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6.476964" calcext:value-type="float">
            <text:p>6.476964</text:p>
          </table:table-cell>
          <table:table-cell office:value-type="float" office:value="6.6787287621" calcext:value-type="float">
            <text:p>6.6787287621</text:p>
          </table:table-cell>
          <table:table-cell table:formula="of:=POWER([.C1385]-6.75;2)" office:value-type="float" office:value="0.00507958935179833" calcext:value-type="float">
            <text:p>0.0050795894</text:p>
          </table:table-cell>
          <table:table-cell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6.477653" calcext:value-type="float">
            <text:p>6.477653</text:p>
          </table:table-cell>
          <table:table-cell office:value-type="float" office:value="6.6788818024" calcext:value-type="float">
            <text:p>6.6788818024</text:p>
          </table:table-cell>
          <table:table-cell table:formula="of:=POWER([.C1386]-6.75;2)" office:value-type="float" office:value="0.00505779802987261" calcext:value-type="float">
            <text:p>0.005057798</text:p>
          </table:table-cell>
          <table:table-cell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6.478756" calcext:value-type="float">
            <text:p>6.478756</text:p>
          </table:table-cell>
          <table:table-cell office:value-type="float" office:value="6.679029672" calcext:value-type="float">
            <text:p>6.679029672</text:p>
          </table:table-cell>
          <table:table-cell table:formula="of:=POWER([.C1387]-6.75;2)" office:value-type="float" office:value="0.00503678745642753" calcext:value-type="float">
            <text:p>0.0050367875</text:p>
          </table:table-cell>
          <table:table-cell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6.480264" calcext:value-type="float">
            <text:p>6.480264</text:p>
          </table:table-cell>
          <table:table-cell office:value-type="float" office:value="6.6791719503" calcext:value-type="float">
            <text:p>6.6791719503</text:p>
          </table:table-cell>
          <table:table-cell table:formula="of:=POWER([.C1388]-6.75;2)" office:value-type="float" office:value="0.0050166126243057" calcext:value-type="float">
            <text:p>0.0050166126</text:p>
          </table:table-cell>
          <table:table-cell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6.482163" calcext:value-type="float">
            <text:p>6.482163</text:p>
          </table:table-cell>
          <table:table-cell office:value-type="float" office:value="6.6793082285" calcext:value-type="float">
            <text:p>6.6793082285</text:p>
          </table:table-cell>
          <table:table-cell table:formula="of:=POWER([.C1389]-6.75;2)" office:value-type="float" office:value="0.00499732655780821" calcext:value-type="float">
            <text:p>0.0049973266</text:p>
          </table:table-cell>
          <table:table-cell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6.48444" calcext:value-type="float">
            <text:p>6.48444</text:p>
          </table:table-cell>
          <table:table-cell office:value-type="float" office:value="6.679438121" calcext:value-type="float">
            <text:p>6.679438121</text:p>
          </table:table-cell>
          <table:table-cell table:formula="of:=POWER([.C1390]-6.75;2)" office:value-type="float" office:value="0.00497897876801058" calcext:value-type="float">
            <text:p>0.0049789788</text:p>
          </table:table-cell>
          <table:table-cell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6.487078" calcext:value-type="float">
            <text:p>6.487078</text:p>
          </table:table-cell>
          <table:table-cell office:value-type="float" office:value="6.6795612567" calcext:value-type="float">
            <text:p>6.6795612567</text:p>
          </table:table-cell>
          <table:table-cell table:formula="of:=POWER([.C1391]-6.75;2)" office:value-type="float" office:value="0.00496161655768336" calcext:value-type="float">
            <text:p>0.0049616166</text:p>
          </table:table-cell>
          <table:table-cell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6.490058" calcext:value-type="float">
            <text:p>6.490058</text:p>
          </table:table-cell>
          <table:table-cell office:value-type="float" office:value="6.679677289" calcext:value-type="float">
            <text:p>6.679677289</text:p>
          </table:table-cell>
          <table:table-cell table:formula="of:=POWER([.C1392]-6.75;2)" office:value-type="float" office:value="0.00494528368238955" calcext:value-type="float">
            <text:p>0.0049452837</text:p>
          </table:table-cell>
          <table:table-cell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6.49336" calcext:value-type="float">
            <text:p>6.49336</text:p>
          </table:table-cell>
          <table:table-cell office:value-type="float" office:value="6.6797858965" calcext:value-type="float">
            <text:p>6.6797858965</text:p>
          </table:table-cell>
          <table:table-cell table:formula="of:=POWER([.C1393]-6.75;2)" office:value-type="float" office:value="0.00493002033030867" calcext:value-type="float">
            <text:p>0.0049300203</text:p>
          </table:table-cell>
          <table:table-cell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6.496963" calcext:value-type="float">
            <text:p>6.496963</text:p>
          </table:table-cell>
          <table:table-cell office:value-type="float" office:value="6.6798867823" calcext:value-type="float">
            <text:p>6.6798867823</text:p>
          </table:table-cell>
          <table:table-cell table:formula="of:=POWER([.C1394]-6.75;2)" office:value-type="float" office:value="0.00491586329624764" calcext:value-type="float">
            <text:p>0.0049158633</text:p>
          </table:table-cell>
          <table:table-cell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6.500844" calcext:value-type="float">
            <text:p>6.500844</text:p>
          </table:table-cell>
          <table:table-cell office:value-type="float" office:value="6.6799796747" calcext:value-type="float">
            <text:p>6.6799796747</text:p>
          </table:table-cell>
          <table:table-cell table:formula="of:=POWER([.C1395]-6.75;2)" office:value-type="float" office:value="0.00490284595511779" calcext:value-type="float">
            <text:p>0.004902846</text:p>
          </table:table-cell>
          <table:table-cell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6.504981" calcext:value-type="float">
            <text:p>6.504981</text:p>
          </table:table-cell>
          <table:table-cell office:value-type="float" office:value="6.6800643306" calcext:value-type="float">
            <text:p>6.6800643306</text:p>
          </table:table-cell>
          <table:table-cell table:formula="of:=POWER([.C1396]-6.75;2)" office:value-type="float" office:value="0.00489099785442603" calcext:value-type="float">
            <text:p>0.0048909979</text:p>
          </table:table-cell>
          <table:table-cell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6.50935" calcext:value-type="float">
            <text:p>6.50935</text:p>
          </table:table-cell>
          <table:table-cell office:value-type="float" office:value="6.6801405323" calcext:value-type="float">
            <text:p>6.6801405323</text:p>
          </table:table-cell>
          <table:table-cell table:formula="of:=POWER([.C1397]-6.75;2)" office:value-type="float" office:value="0.00488034522732731" calcext:value-type="float">
            <text:p>0.0048803452</text:p>
          </table:table-cell>
          <table:table-cell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6.513928" calcext:value-type="float">
            <text:p>6.513928</text:p>
          </table:table-cell>
          <table:table-cell office:value-type="float" office:value="6.6802080914" calcext:value-type="float">
            <text:p>6.6802080914</text:p>
          </table:table-cell>
          <table:table-cell table:formula="of:=POWER([.C1398]-6.75;2)" office:value-type="float" office:value="0.00487091050603076" calcext:value-type="float">
            <text:p>0.0048709105</text:p>
          </table:table-cell>
          <table:table-cell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6.518691" calcext:value-type="float">
            <text:p>6.518691</text:p>
          </table:table-cell>
          <table:table-cell office:value-type="float" office:value="6.6802668454" calcext:value-type="float">
            <text:p>6.6802668454</text:p>
          </table:table-cell>
          <table:table-cell table:formula="of:=POWER([.C1399]-6.75;2)" office:value-type="float" office:value="0.00486271285046746" calcext:value-type="float">
            <text:p>0.0048627129</text:p>
          </table:table-cell>
          <table:table-cell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6.523616" calcext:value-type="float">
            <text:p>6.523616</text:p>
          </table:table-cell>
          <table:table-cell office:value-type="float" office:value="6.6803166586" calcext:value-type="float">
            <text:p>6.6803166586</text:p>
          </table:table-cell>
          <table:table-cell table:formula="of:=POWER([.C1400]-6.75;2)" office:value-type="float" office:value="0.00485576806866898" calcext:value-type="float">
            <text:p>0.0048557681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.528679" calcext:value-type="float">
            <text:p>6.528679</text:p>
          </table:table-cell>
          <table:table-cell office:value-type="float" office:value="6.6803574207" calcext:value-type="float">
            <text:p>6.6803574207</text:p>
          </table:table-cell>
          <table:table-cell table:formula="of:=POWER([.C1401]-6.75;2)" office:value-type="float" office:value="0.00485008885155678" calcext:value-type="float">
            <text:p>0.0048500889</text:p>
          </table:table-cell>
          <table:table-cell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6.53386" calcext:value-type="float">
            <text:p>6.53386</text:p>
          </table:table-cell>
          <table:table-cell office:value-type="float" office:value="6.6803890484" calcext:value-type="float">
            <text:p>6.6803890484</text:p>
          </table:table-cell>
          <table:table-cell table:formula="of:=POWER([.C1402]-6.75;2)" office:value-type="float" office:value="0.00484568458265749" calcext:value-type="float">
            <text:p>0.0048456846</text:p>
          </table:table-cell>
          <table:table-cell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6.539136" calcext:value-type="float">
            <text:p>6.539136</text:p>
          </table:table-cell>
          <table:table-cell office:value-type="float" office:value="6.6804114772" calcext:value-type="float">
            <text:p>6.6804114772</text:p>
          </table:table-cell>
          <table:table-cell table:formula="of:=POWER([.C1403]-6.75;2)" office:value-type="float" office:value="0.00484256250548614" calcext:value-type="float">
            <text:p>0.0048425625</text:p>
          </table:table-cell>
          <table:table-cell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6.544487" calcext:value-type="float">
            <text:p>6.544487</text:p>
          </table:table-cell>
          <table:table-cell office:value-type="float" office:value="6.6804246694" calcext:value-type="float">
            <text:p>6.6804246694</text:p>
          </table:table-cell>
          <table:table-cell table:formula="of:=POWER([.C1404]-6.75;2)" office:value-type="float" office:value="0.00484072662809933" calcext:value-type="float">
            <text:p>0.0048407266</text:p>
          </table:table-cell>
          <table:table-cell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6.549893" calcext:value-type="float">
            <text:p>6.549893</text:p>
          </table:table-cell>
          <table:table-cell office:value-type="float" office:value="6.6804286048" calcext:value-type="float">
            <text:p>6.6804286048</text:p>
          </table:table-cell>
          <table:table-cell table:formula="of:=POWER([.C1405]-6.75;2)" office:value-type="float" office:value="0.00484017903007454" calcext:value-type="float">
            <text:p>0.004840179</text:p>
          </table:table-cell>
          <table:table-cell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6.555337" calcext:value-type="float">
            <text:p>6.555337</text:p>
          </table:table-cell>
          <table:table-cell office:value-type="float" office:value="6.6804232849" calcext:value-type="float">
            <text:p>6.6804232849</text:p>
          </table:table-cell>
          <table:table-cell table:formula="of:=POWER([.C1406]-6.75;2)" office:value-type="float" office:value="0.00484091928410659" calcext:value-type="float">
            <text:p>0.0048409193</text:p>
          </table:table-cell>
          <table:table-cell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6.560801" calcext:value-type="float">
            <text:p>6.560801</text:p>
          </table:table-cell>
          <table:table-cell office:value-type="float" office:value="6.6804087245" calcext:value-type="float">
            <text:p>6.6804087245</text:p>
          </table:table-cell>
          <table:table-cell table:formula="of:=POWER([.C1407]-6.75;2)" office:value-type="float" office:value="0.00484294562571685" calcext:value-type="float">
            <text:p>0.0048429456</text:p>
          </table:table-cell>
          <table:table-cell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6.566269" calcext:value-type="float">
            <text:p>6.566269</text:p>
          </table:table-cell>
          <table:table-cell office:value-type="float" office:value="6.680384957" calcext:value-type="float">
            <text:p>6.680384957</text:p>
          </table:table-cell>
          <table:table-cell table:formula="of:=POWER([.C1408]-6.75;2)" office:value-type="float" office:value="0.00484625421189182" calcext:value-type="float">
            <text:p>0.0048462542</text:p>
          </table:table-cell>
          <table:table-cell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6.571727" calcext:value-type="float">
            <text:p>6.571727</text:p>
          </table:table-cell>
          <table:table-cell office:value-type="float" office:value="6.6803520282" calcext:value-type="float">
            <text:p>6.6803520282</text:p>
          </table:table-cell>
          <table:table-cell table:formula="of:=POWER([.C1409]-6.75;2)" office:value-type="float" office:value="0.00485083997585363" calcext:value-type="float">
            <text:p>0.00485084</text:p>
          </table:table-cell>
          <table:table-cell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6.577161" calcext:value-type="float">
            <text:p>6.577161</text:p>
          </table:table-cell>
          <table:table-cell office:value-type="float" office:value="6.6803099946" calcext:value-type="float">
            <text:p>6.6803099946</text:p>
          </table:table-cell>
          <table:table-cell table:formula="of:=POWER([.C1410]-6.75;2)" office:value-type="float" office:value="0.00485669685265203" calcext:value-type="float">
            <text:p>0.0048566969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6.58256" calcext:value-type="float">
            <text:p>6.58256</text:p>
          </table:table-cell>
          <table:table-cell office:value-type="float" office:value="6.6802589261" calcext:value-type="float">
            <text:p>6.6802589261</text:p>
          </table:table-cell>
          <table:table-cell table:formula="of:=POWER([.C1411]-6.75;2)" office:value-type="float" office:value="0.00486381738872519" calcext:value-type="float">
            <text:p>0.0048638174</text:p>
          </table:table-cell>
          <table:table-cell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6.587912" calcext:value-type="float">
            <text:p>6.587912</text:p>
          </table:table-cell>
          <table:table-cell office:value-type="float" office:value="6.6801988952" calcext:value-type="float">
            <text:p>6.6801988952</text:p>
          </table:table-cell>
          <table:table-cell table:formula="of:=POWER([.C1412]-6.75;2)" office:value-type="float" office:value="0.00487219423130055" calcext:value-type="float">
            <text:p>0.0048721942</text:p>
          </table:table-cell>
          <table:table-cell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6.593208" calcext:value-type="float">
            <text:p>6.593208</text:p>
          </table:table-cell>
          <table:table-cell office:value-type="float" office:value="6.6801299866" calcext:value-type="float">
            <text:p>6.6801299866</text:p>
          </table:table-cell>
          <table:table-cell table:formula="of:=POWER([.C1413]-6.75;2)" office:value-type="float" office:value="0.00488181877251619" calcext:value-type="float">
            <text:p>0.0048818188</text:p>
          </table:table-cell>
          <table:table-cell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6.59844" calcext:value-type="float">
            <text:p>6.59844</text:p>
          </table:table-cell>
          <table:table-cell office:value-type="float" office:value="6.6800522863" calcext:value-type="float">
            <text:p>6.6800522863</text:p>
          </table:table-cell>
          <table:table-cell table:formula="of:=POWER([.C1414]-6.75;2)" office:value-type="float" office:value="0.0048926826518571" calcext:value-type="float">
            <text:p>0.0048926827</text:p>
          </table:table-cell>
          <table:table-cell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6.6036" calcext:value-type="float">
            <text:p>6.6036</text:p>
          </table:table-cell>
          <table:table-cell office:value-type="float" office:value="6.6799658831" calcext:value-type="float">
            <text:p>6.6799658831</text:p>
          </table:table-cell>
          <table:table-cell table:formula="of:=POWER([.C1415]-6.75;2)" office:value-type="float" office:value="0.00490477752996281" calcext:value-type="float">
            <text:p>0.0049047775</text:p>
          </table:table-cell>
          <table:table-cell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6.608682" calcext:value-type="float">
            <text:p>6.608682</text:p>
          </table:table-cell>
          <table:table-cell office:value-type="float" office:value="6.679870871" calcext:value-type="float">
            <text:p>6.679870871</text:p>
          </table:table-cell>
          <table:table-cell table:formula="of:=POWER([.C1416]-6.75;2)" office:value-type="float" office:value="0.0049180947342986" calcext:value-type="float">
            <text:p>0.0049180947</text:p>
          </table:table-cell>
          <table:table-cell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6.613681" calcext:value-type="float">
            <text:p>6.613681</text:p>
          </table:table-cell>
          <table:table-cell office:value-type="float" office:value="6.6797673427" calcext:value-type="float">
            <text:p>6.6797673427</text:p>
          </table:table-cell>
          <table:table-cell table:formula="of:=POWER([.C1417]-6.75;2)" office:value-type="float" office:value="0.00493262615141925" calcext:value-type="float">
            <text:p>0.0049326262</text:p>
          </table:table-cell>
          <table:table-cell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6.618592" calcext:value-type="float">
            <text:p>6.618592</text:p>
          </table:table-cell>
          <table:table-cell office:value-type="float" office:value="6.6796553911" calcext:value-type="float">
            <text:p>6.6796553911</text:p>
          </table:table-cell>
          <table:table-cell table:formula="of:=POWER([.C1418]-6.75;2)" office:value-type="float" office:value="0.00494836400129398" calcext:value-type="float">
            <text:p>0.004948364</text:p>
          </table:table-cell>
          <table:table-cell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6.623413" calcext:value-type="float">
            <text:p>6.623413</text:p>
          </table:table-cell>
          <table:table-cell office:value-type="float" office:value="6.6795351075" calcext:value-type="float">
            <text:p>6.6795351075</text:p>
          </table:table-cell>
          <table:table-cell table:formula="of:=POWER([.C1419]-6.75;2)" office:value-type="float" office:value="0.00496530107503662" calcext:value-type="float">
            <text:p>0.0049653011</text:p>
          </table:table-cell>
          <table:table-cell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6.62814" calcext:value-type="float">
            <text:p>6.62814</text:p>
          </table:table-cell>
          <table:table-cell office:value-type="float" office:value="6.6794065793" calcext:value-type="float">
            <text:p>6.6794065793</text:p>
          </table:table-cell>
          <table:table-cell table:formula="of:=POWER([.C1420]-6.75;2)" office:value-type="float" office:value="0.00498343104612717" calcext:value-type="float">
            <text:p>0.004983431</text:p>
          </table:table-cell>
          <table:table-cell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6.632771" calcext:value-type="float">
            <text:p>6.632771</text:p>
          </table:table-cell>
          <table:table-cell office:value-type="float" office:value="6.6792698925" calcext:value-type="float">
            <text:p>6.6792698925</text:p>
          </table:table-cell>
          <table:table-cell table:formula="of:=POWER([.C1421]-6.75;2)" office:value-type="float" office:value="0.00500274810696158" calcext:value-type="float">
            <text:p>0.0050027481</text:p>
          </table:table-cell>
          <table:table-cell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6.637306" calcext:value-type="float">
            <text:p>6.637306</text:p>
          </table:table-cell>
          <table:table-cell office:value-type="float" office:value="6.6791251304" calcext:value-type="float">
            <text:p>6.6791251304</text:p>
          </table:table-cell>
          <table:table-cell table:formula="of:=POWER([.C1422]-6.75;2)" office:value-type="float" office:value="0.00502324714081699" calcext:value-type="float">
            <text:p>0.0050232471</text:p>
          </table:table-cell>
          <table:table-cell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6.641743" calcext:value-type="float">
            <text:p>6.641743</text:p>
          </table:table-cell>
          <table:table-cell office:value-type="float" office:value="6.6789723683" calcext:value-type="float">
            <text:p>6.6789723683</text:p>
          </table:table-cell>
          <table:table-cell table:formula="of:=POWER([.C1423]-6.75;2)" office:value-type="float" office:value="0.00504492446491082" calcext:value-type="float">
            <text:p>0.0050449245</text:p>
          </table:table-cell>
          <table:table-cell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6.646082" calcext:value-type="float">
            <text:p>6.646082</text:p>
          </table:table-cell>
          <table:table-cell office:value-type="float" office:value="6.6788116828" calcext:value-type="float">
            <text:p>6.6788116828</text:p>
          </table:table-cell>
          <table:table-cell table:formula="of:=POWER([.C1424]-6.75;2)" office:value-type="float" office:value="0.00506777650576779" calcext:value-type="float">
            <text:p>0.0050677765</text:p>
          </table:table-cell>
          <table:table-cell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6.650323" calcext:value-type="float">
            <text:p>6.650323</text:p>
          </table:table-cell>
          <table:table-cell office:value-type="float" office:value="6.6786431411" calcext:value-type="float">
            <text:p>6.6786431411</text:p>
          </table:table-cell>
          <table:table-cell table:formula="of:=POWER([.C1425]-6.75;2)" office:value-type="float" office:value="0.00509180131207448" calcext:value-type="float">
            <text:p>0.0050918013</text:p>
          </table:table-cell>
          <table:table-cell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6.654466" calcext:value-type="float">
            <text:p>6.654466</text:p>
          </table:table-cell>
          <table:table-cell office:value-type="float" office:value="6.6784668091" calcext:value-type="float">
            <text:p>6.6784668091</text:p>
          </table:table-cell>
          <table:table-cell table:formula="of:=POWER([.C1426]-6.75;2)" office:value-type="float" office:value="0.00511699740033589" calcext:value-type="float">
            <text:p>0.0051169974</text:p>
          </table:table-cell>
          <table:table-cell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6.658512" calcext:value-type="float">
            <text:p>6.658512</text:p>
          </table:table-cell>
          <table:table-cell office:value-type="float" office:value="6.6782827487" calcext:value-type="float">
            <text:p>6.6782827487</text:p>
          </table:table-cell>
          <table:table-cell table:formula="of:=POWER([.C1427]-6.75;2)" office:value-type="float" office:value="0.00514336413402735" calcext:value-type="float">
            <text:p>0.0051433641</text:p>
          </table:table-cell>
          <table:table-cell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6.662462" calcext:value-type="float">
            <text:p>6.662462</text:p>
          </table:table-cell>
          <table:table-cell office:value-type="float" office:value="6.6780910148" calcext:value-type="float">
            <text:p>6.6780910148</text:p>
          </table:table-cell>
          <table:table-cell table:formula="of:=POWER([.C1428]-6.75;2)" office:value-type="float" office:value="0.00517090215249387" calcext:value-type="float">
            <text:p>0.0051709022</text:p>
          </table:table-cell>
          <table:table-cell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6.666318" calcext:value-type="float">
            <text:p>6.666318</text:p>
          </table:table-cell>
          <table:table-cell office:value-type="float" office:value="6.6778916626" calcext:value-type="float">
            <text:p>6.6778916626</text:p>
          </table:table-cell>
          <table:table-cell table:formula="of:=POWER([.C1429]-6.75;2)" office:value-type="float" office:value="0.00519961232259217" calcext:value-type="float">
            <text:p>0.0051996123</text:p>
          </table:table-cell>
          <table:table-cell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6.67008" calcext:value-type="float">
            <text:p>6.67008</text:p>
          </table:table-cell>
          <table:table-cell office:value-type="float" office:value="6.6776847406" calcext:value-type="float">
            <text:p>6.6776847406</text:p>
          </table:table-cell>
          <table:table-cell table:formula="of:=POWER([.C1430]-6.75;2)" office:value-type="float" office:value="0.00522949674208926" calcext:value-type="float">
            <text:p>0.0052294967</text:p>
          </table:table-cell>
          <table:table-cell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6.67375" calcext:value-type="float">
            <text:p>6.67375</text:p>
          </table:table-cell>
          <table:table-cell office:value-type="float" office:value="6.6774702957" calcext:value-type="float">
            <text:p>6.6774702957</text:p>
          </table:table-cell>
          <table:table-cell table:formula="of:=POWER([.C1431]-6.75;2)" office:value-type="float" office:value="0.00526055800584543" calcext:value-type="float">
            <text:p>0.005260558</text:p>
          </table:table-cell>
          <table:table-cell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6.677329" calcext:value-type="float">
            <text:p>6.677329</text:p>
          </table:table-cell>
          <table:table-cell office:value-type="float" office:value="6.677248375" calcext:value-type="float">
            <text:p>6.677248375</text:p>
          </table:table-cell>
          <table:table-cell table:formula="of:=POWER([.C1432]-6.75;2)" office:value-type="float" office:value="0.00529279894014069" calcext:value-type="float">
            <text:p>0.0052927989</text:p>
          </table:table-cell>
          <table:table-cell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6.680819" calcext:value-type="float">
            <text:p>6.680819</text:p>
          </table:table-cell>
          <table:table-cell office:value-type="float" office:value="6.6770190228" calcext:value-type="float">
            <text:p>6.6770190228</text:p>
          </table:table-cell>
          <table:table-cell table:formula="of:=POWER([.C1433]-6.75;2)" office:value-type="float" office:value="0.00532622303306696" calcext:value-type="float">
            <text:p>0.005326223</text:p>
          </table:table-cell>
          <table:table-cell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6.684222" calcext:value-type="float">
            <text:p>6.684222</text:p>
          </table:table-cell>
          <table:table-cell office:value-type="float" office:value="6.6767822823" calcext:value-type="float">
            <text:p>6.6767822823</text:p>
          </table:table-cell>
          <table:table-cell table:formula="of:=POWER([.C1434]-6.75;2)" office:value-type="float" office:value="0.00536083418519695" calcext:value-type="float">
            <text:p>0.0053608342</text:p>
          </table:table-cell>
          <table:table-cell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6.68754" calcext:value-type="float">
            <text:p>6.68754</text:p>
          </table:table-cell>
          <table:table-cell office:value-type="float" office:value="6.6765381989" calcext:value-type="float">
            <text:p>6.6765381989</text:p>
          </table:table-cell>
          <table:table-cell table:formula="of:=POWER([.C1435]-6.75;2)" office:value-type="float" office:value="0.00539663622085591" calcext:value-type="float">
            <text:p>0.0053966362</text:p>
          </table:table-cell>
          <table:table-cell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6.690773" calcext:value-type="float">
            <text:p>6.690773</text:p>
          </table:table-cell>
          <table:table-cell office:value-type="float" office:value="6.6762868185" calcext:value-type="float">
            <text:p>6.6762868185</text:p>
          </table:table-cell>
          <table:table-cell table:formula="of:=POWER([.C1436]-6.75;2)" office:value-type="float" office:value="0.00543363312685189" calcext:value-type="float">
            <text:p>0.0054336331</text:p>
          </table:table-cell>
          <table:table-cell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6.693924" calcext:value-type="float">
            <text:p>6.693924</text:p>
          </table:table-cell>
          <table:table-cell office:value-type="float" office:value="6.6760281895" calcext:value-type="float">
            <text:p>6.6760281895</text:p>
          </table:table-cell>
          <table:table-cell table:formula="of:=POWER([.C1437]-6.75;2)" office:value-type="float" office:value="0.00547182874864788" calcext:value-type="float">
            <text:p>0.0054718287</text:p>
          </table:table-cell>
          <table:table-cell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6.696994" calcext:value-type="float">
            <text:p>6.696994</text:p>
          </table:table-cell>
          <table:table-cell office:value-type="float" office:value="6.6757623642" calcext:value-type="float">
            <text:p>6.6757623642</text:p>
          </table:table-cell>
          <table:table-cell table:formula="of:=POWER([.C1438]-6.75;2)" office:value-type="float" office:value="0.00551122656917349" calcext:value-type="float">
            <text:p>0.0055112266</text:p>
          </table:table-cell>
          <table:table-cell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6.699985" calcext:value-type="float">
            <text:p>6.699985</text:p>
          </table:table-cell>
          <table:table-cell office:value-type="float" office:value="6.6754893992" calcext:value-type="float">
            <text:p>6.6754893992</text:p>
          </table:table-cell>
          <table:table-cell table:formula="of:=POWER([.C1439]-6.75;2)" office:value-type="float" office:value="0.00555182963157697" calcext:value-type="float">
            <text:p>0.0055518296</text:p>
          </table:table-cell>
          <table:table-cell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6.7029" calcext:value-type="float">
            <text:p>6.7029</text:p>
          </table:table-cell>
          <table:table-cell office:value-type="float" office:value="6.6752093575" calcext:value-type="float">
            <text:p>6.6752093575</text:p>
          </table:table-cell>
          <table:table-cell table:formula="of:=POWER([.C1440]-6.75;2)" office:value-type="float" office:value="0.00559364020556281" calcext:value-type="float">
            <text:p>0.0055936402</text:p>
          </table:table-cell>
          <table:table-cell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.705739" calcext:value-type="float">
            <text:p>6.705739</text:p>
          </table:table-cell>
          <table:table-cell office:value-type="float" office:value="6.6749223051" calcext:value-type="float">
            <text:p>6.6749223051</text:p>
          </table:table-cell>
          <table:table-cell table:formula="of:=POWER([.C1441]-6.75;2)" office:value-type="float" office:value="0.00563666027149749" calcext:value-type="float">
            <text:p>0.0056366603</text:p>
          </table:table-cell>
          <table:table-cell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6.708505" calcext:value-type="float">
            <text:p>6.708505</text:p>
          </table:table-cell>
          <table:table-cell office:value-type="float" office:value="6.6746283172" calcext:value-type="float">
            <text:p>6.6746283172</text:p>
          </table:table-cell>
          <table:table-cell table:formula="of:=POWER([.C1442]-6.75;2)" office:value-type="float" office:value="0.00568089056810384" calcext:value-type="float">
            <text:p>0.0056808906</text:p>
          </table:table-cell>
          <table:table-cell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6.711199" calcext:value-type="float">
            <text:p>6.711199</text:p>
          </table:table-cell>
          <table:table-cell office:value-type="float" office:value="6.6743274785" calcext:value-type="float">
            <text:p>6.6743274785</text:p>
          </table:table-cell>
          <table:table-cell table:formula="of:=POWER([.C1443]-6.75;2)" office:value-type="float" office:value="0.0057263305101679" calcext:value-type="float">
            <text:p>0.0057263305</text:p>
          </table:table-cell>
          <table:table-cell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6.713824" calcext:value-type="float">
            <text:p>6.713824</text:p>
          </table:table-cell>
          <table:table-cell office:value-type="float" office:value="6.6740198831" calcext:value-type="float">
            <text:p>6.6740198831</text:p>
          </table:table-cell>
          <table:table-cell table:formula="of:=POWER([.C1444]-6.75;2)" office:value-type="float" office:value="0.00577297816413771" calcext:value-type="float">
            <text:p>0.0057729782</text:p>
          </table:table-cell>
          <table:table-cell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6.716381" calcext:value-type="float">
            <text:p>6.716381</text:p>
          </table:table-cell>
          <table:table-cell office:value-type="float" office:value="6.6737056317" calcext:value-type="float">
            <text:p>6.6737056317</text:p>
          </table:table-cell>
          <table:table-cell table:formula="of:=POWER([.C1445]-6.75;2)" office:value-type="float" office:value="0.00582083063429607" calcext:value-type="float">
            <text:p>0.0058208306</text:p>
          </table:table-cell>
          <table:table-cell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6.718873" calcext:value-type="float">
            <text:p>6.718873</text:p>
          </table:table-cell>
          <table:table-cell office:value-type="float" office:value="6.6733848414" calcext:value-type="float">
            <text:p>6.6733848414</text:p>
          </table:table-cell>
          <table:table-cell table:formula="of:=POWER([.C1446]-6.75;2)" office:value-type="float" office:value="0.00586988252730317" calcext:value-type="float">
            <text:p>0.0058698825</text:p>
          </table:table-cell>
          <table:table-cell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6.721301" calcext:value-type="float">
            <text:p>6.721301</text:p>
          </table:table-cell>
          <table:table-cell office:value-type="float" office:value="6.6730576358" calcext:value-type="float">
            <text:p>6.6730576358</text:p>
          </table:table-cell>
          <table:table-cell table:formula="of:=POWER([.C1447]-6.75;2)" office:value-type="float" office:value="0.00592012740868541" calcext:value-type="float">
            <text:p>0.0059201274</text:p>
          </table:table-cell>
          <table:table-cell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6.723667" calcext:value-type="float">
            <text:p>6.723667</text:p>
          </table:table-cell>
          <table:table-cell office:value-type="float" office:value="6.6727241559" calcext:value-type="float">
            <text:p>6.6727241559</text:p>
          </table:table-cell>
          <table:table-cell table:formula="of:=POWER([.C1448]-6.75;2)" office:value-type="float" office:value="0.00597155608136749" calcext:value-type="float">
            <text:p>0.0059715561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6.725975" calcext:value-type="float">
            <text:p>6.725975</text:p>
          </table:table-cell>
          <table:table-cell office:value-type="float" office:value="6.6723845551" calcext:value-type="float">
            <text:p>6.6723845551</text:p>
          </table:table-cell>
          <table:table-cell table:formula="of:=POWER([.C1449]-6.75;2)" office:value-type="float" office:value="0.00602415728702496" calcext:value-type="float">
            <text:p>0.0060241573</text:p>
          </table:table-cell>
          <table:table-cell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6.728226" calcext:value-type="float">
            <text:p>6.728226</text:p>
          </table:table-cell>
          <table:table-cell office:value-type="float" office:value="6.6720389987" calcext:value-type="float">
            <text:p>6.6720389987</text:p>
          </table:table-cell>
          <table:table-cell table:formula="of:=POWER([.C1450]-6.75;2)" office:value-type="float" office:value="0.00607791772369864" calcext:value-type="float">
            <text:p>0.0060779177</text:p>
          </table:table-cell>
          <table:table-cell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6.730422" calcext:value-type="float">
            <text:p>6.730422</text:p>
          </table:table-cell>
          <table:table-cell office:value-type="float" office:value="6.6716876694" calcext:value-type="float">
            <text:p>6.6716876694</text:p>
          </table:table-cell>
          <table:table-cell table:formula="of:=POWER([.C1451]-6.75;2)" office:value-type="float" office:value="0.00613282112400373" calcext:value-type="float">
            <text:p>0.0061328211</text:p>
          </table:table-cell>
          <table:table-cell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6.732566" calcext:value-type="float">
            <text:p>6.732566</text:p>
          </table:table-cell>
          <table:table-cell office:value-type="float" office:value="6.6713307675" calcext:value-type="float">
            <text:p>6.6713307675</text:p>
          </table:table-cell>
          <table:table-cell table:formula="of:=POWER([.C1452]-6.75;2)" office:value-type="float" office:value="0.00618884814213909" calcext:value-type="float">
            <text:p>0.0061888481</text:p>
          </table:table-cell>
          <table:table-cell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6.734661" calcext:value-type="float">
            <text:p>6.734661</text:p>
          </table:table-cell>
          <table:table-cell office:value-type="float" office:value="6.6709685067" calcext:value-type="float">
            <text:p>6.6709685067</text:p>
          </table:table-cell>
          <table:table-cell table:formula="of:=POWER([.C1453]-6.75;2)" office:value-type="float" office:value="0.00624597693322788" calcext:value-type="float">
            <text:p>0.0062459769</text:p>
          </table:table-cell>
          <table:table-cell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6.736708" calcext:value-type="float">
            <text:p>6.736708</text:p>
          </table:table-cell>
          <table:table-cell office:value-type="float" office:value="6.670601121" calcext:value-type="float">
            <text:p>6.670601121</text:p>
          </table:table-cell>
          <table:table-cell table:formula="of:=POWER([.C1454]-6.75;2)" office:value-type="float" office:value="0.00630418198645667" calcext:value-type="float">
            <text:p>0.006304182</text:p>
          </table:table-cell>
          <table:table-cell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6.738712" calcext:value-type="float">
            <text:p>6.738712</text:p>
          </table:table-cell>
          <table:table-cell office:value-type="float" office:value="6.6702288602" calcext:value-type="float">
            <text:p>6.6702288602</text:p>
          </table:table-cell>
          <table:table-cell table:formula="of:=POWER([.C1455]-6.75;2)" office:value-type="float" office:value="0.00636343474499115" calcext:value-type="float">
            <text:p>0.0063634347</text:p>
          </table:table-cell>
          <table:table-cell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6.740675" calcext:value-type="float">
            <text:p>6.740675</text:p>
          </table:table-cell>
          <table:table-cell office:value-type="float" office:value="6.6698519933" calcext:value-type="float">
            <text:p>6.6698519933</text:p>
          </table:table-cell>
          <table:table-cell table:formula="of:=POWER([.C1456]-6.75;2)" office:value-type="float" office:value="0.00642370297798324" calcext:value-type="float">
            <text:p>0.006423703</text:p>
          </table:table-cell>
          <table:table-cell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6.742598" calcext:value-type="float">
            <text:p>6.742598</text:p>
          </table:table-cell>
          <table:table-cell office:value-type="float" office:value="6.6694708091" calcext:value-type="float">
            <text:p>6.6694708091</text:p>
          </table:table-cell>
          <table:table-cell table:formula="of:=POWER([.C1457]-6.75;2)" office:value-type="float" office:value="0.00648495058700866" calcext:value-type="float">
            <text:p>0.0064849506</text:p>
          </table:table-cell>
          <table:table-cell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6.744486" calcext:value-type="float">
            <text:p>6.744486</text:p>
          </table:table-cell>
          <table:table-cell office:value-type="float" office:value="6.6690856183" calcext:value-type="float">
            <text:p>6.6690856183</text:p>
          </table:table-cell>
          <table:table-cell table:formula="of:=POWER([.C1458]-6.75;2)" office:value-type="float" office:value="0.00654713716589322" calcext:value-type="float">
            <text:p>0.0065471372</text:p>
          </table:table-cell>
          <table:table-cell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6.746342" calcext:value-type="float">
            <text:p>6.746342</text:p>
          </table:table-cell>
          <table:table-cell office:value-type="float" office:value="6.66869675" calcext:value-type="float">
            <text:p>6.66869675</text:p>
          </table:table-cell>
          <table:table-cell table:formula="of:=POWER([.C1459]-6.75;2)" office:value-type="float" office:value="0.00661021846056242" calcext:value-type="float">
            <text:p>0.0066102185</text:p>
          </table:table-cell>
          <table:table-cell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6.748167" calcext:value-type="float">
            <text:p>6.748167</text:p>
          </table:table-cell>
          <table:table-cell office:value-type="float" office:value="6.6683045578" calcext:value-type="float">
            <text:p>6.6683045578</text:p>
          </table:table-cell>
          <table:table-cell table:formula="of:=POWER([.C1460]-6.75;2)" office:value-type="float" office:value="0.00667414527625355" calcext:value-type="float">
            <text:p>0.0066741453</text:p>
          </table:table-cell>
          <table:table-cell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6.749966" calcext:value-type="float">
            <text:p>6.749966</text:p>
          </table:table-cell>
          <table:table-cell office:value-type="float" office:value="6.667909418" calcext:value-type="float">
            <text:p>6.667909418</text:p>
          </table:table-cell>
          <table:table-cell table:formula="of:=POWER([.C1461]-6.75;2)" office:value-type="float" office:value="0.00673886365309876" calcext:value-type="float">
            <text:p>0.0067388637</text:p>
          </table:table-cell>
          <table:table-cell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6.751741" calcext:value-type="float">
            <text:p>6.751741</text:p>
          </table:table-cell>
          <table:table-cell office:value-type="float" office:value="6.6675117312" calcext:value-type="float">
            <text:p>6.6675117312</text:p>
          </table:table-cell>
          <table:table-cell table:formula="of:=POWER([.C1462]-6.75;2)" office:value-type="float" office:value="0.00680431448962101" calcext:value-type="float">
            <text:p>0.0068043145</text:p>
          </table:table-cell>
          <table:table-cell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6.753495" calcext:value-type="float">
            <text:p>6.753495</text:p>
          </table:table-cell>
          <table:table-cell office:value-type="float" office:value="6.6671119247" calcext:value-type="float">
            <text:p>6.6671119247</text:p>
          </table:table-cell>
          <table:table-cell table:formula="of:=POWER([.C1463]-6.75;2)" office:value-type="float" office:value="0.00687043302693841" calcext:value-type="float">
            <text:p>0.006870433</text:p>
          </table:table-cell>
          <table:table-cell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6.755232" calcext:value-type="float">
            <text:p>6.755232</text:p>
          </table:table-cell>
          <table:table-cell office:value-type="float" office:value="6.666710453" calcext:value-type="float">
            <text:p>6.666710453</text:p>
          </table:table-cell>
          <table:table-cell table:formula="of:=POWER([.C1464]-6.75;2)" office:value-type="float" office:value="0.00693714863946516" calcext:value-type="float">
            <text:p>0.0069371486</text:p>
          </table:table-cell>
          <table:table-cell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6.756953" calcext:value-type="float">
            <text:p>6.756953</text:p>
          </table:table-cell>
          <table:table-cell office:value-type="float" office:value="6.6663078024" calcext:value-type="float">
            <text:p>6.6663078024</text:p>
          </table:table-cell>
          <table:table-cell table:formula="of:=POWER([.C1465]-6.75;2)" office:value-type="float" office:value="0.00700438393911737" calcext:value-type="float">
            <text:p>0.0070043839</text:p>
          </table:table-cell>
          <table:table-cell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6.758663" calcext:value-type="float">
            <text:p>6.758663</text:p>
          </table:table-cell>
          <table:table-cell office:value-type="float" office:value="6.6659044919" calcext:value-type="float">
            <text:p>6.6659044919</text:p>
          </table:table-cell>
          <table:table-cell table:formula="of:=POWER([.C1466]-6.75;2)" office:value-type="float" office:value="0.00707205448259715" calcext:value-type="float">
            <text:p>0.0070720545</text:p>
          </table:table-cell>
          <table:table-cell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6.760364" calcext:value-type="float">
            <text:p>6.760364</text:p>
          </table:table-cell>
          <table:table-cell office:value-type="float" office:value="6.6655010753" calcext:value-type="float">
            <text:p>6.6655010753</text:p>
          </table:table-cell>
          <table:table-cell table:formula="of:=POWER([.C1467]-6.75;2)" office:value-type="float" office:value="0.00714006827545629" calcext:value-type="float">
            <text:p>0.0071400683</text:p>
          </table:table-cell>
          <table:table-cell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6.762058" calcext:value-type="float">
            <text:p>6.762058</text:p>
          </table:table-cell>
          <table:table-cell office:value-type="float" office:value="6.6650981492" calcext:value-type="float">
            <text:p>6.6650981492</text:p>
          </table:table-cell>
          <table:table-cell table:formula="of:=POWER([.C1468]-6.75;2)" office:value-type="float" office:value="0.00720832426926541" calcext:value-type="float">
            <text:p>0.0072083243</text:p>
          </table:table-cell>
          <table:table-cell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6.763749" calcext:value-type="float">
            <text:p>6.763749</text:p>
          </table:table-cell>
          <table:table-cell office:value-type="float" office:value="6.6646963562" calcext:value-type="float">
            <text:p>6.6646963562</text:p>
          </table:table-cell>
          <table:table-cell table:formula="of:=POWER([.C1469]-6.75;2)" office:value-type="float" office:value="0.00727671164555722" calcext:value-type="float">
            <text:p>0.0072767116</text:p>
          </table:table-cell>
          <table:table-cell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6.765438" calcext:value-type="float">
            <text:p>6.765438</text:p>
          </table:table-cell>
          <table:table-cell office:value-type="float" office:value="6.6642963884" calcext:value-type="float">
            <text:p>6.6642963884</text:p>
          </table:table-cell>
          <table:table-cell table:formula="of:=POWER([.C1470]-6.75;2)" office:value-type="float" office:value="0.00734510904128359" calcext:value-type="float">
            <text:p>0.007345109</text:p>
          </table:table-cell>
          <table:table-cell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6.767129" calcext:value-type="float">
            <text:p>6.767129</text:p>
          </table:table-cell>
          <table:table-cell office:value-type="float" office:value="6.6638990013" calcext:value-type="float">
            <text:p>6.6638990013</text:p>
          </table:table-cell>
          <table:table-cell table:formula="of:=POWER([.C1471]-6.75;2)" office:value-type="float" office:value="0.00741338197713742" calcext:value-type="float">
            <text:p>0.007413382</text:p>
          </table:table-cell>
          <table:table-cell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6.768824" calcext:value-type="float">
            <text:p>6.768824</text:p>
          </table:table-cell>
          <table:table-cell office:value-type="float" office:value="6.6635050202" calcext:value-type="float">
            <text:p>6.6635050202</text:p>
          </table:table-cell>
          <table:table-cell table:formula="of:=POWER([.C1472]-6.75;2)" office:value-type="float" office:value="0.00748138153060246" calcext:value-type="float">
            <text:p>0.0074813815</text:p>
          </table:table-cell>
          <table:table-cell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6.770524" calcext:value-type="float">
            <text:p>6.770524</text:p>
          </table:table-cell>
          <table:table-cell office:value-type="float" office:value="6.6631153535" calcext:value-type="float">
            <text:p>6.6631153535</text:p>
          </table:table-cell>
          <table:table-cell table:formula="of:=POWER([.C1473]-6.75;2)" office:value-type="float" office:value="0.00754894179742991" calcext:value-type="float">
            <text:p>0.0075489418</text:p>
          </table:table-cell>
          <table:table-cell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6.772231" calcext:value-type="float">
            <text:p>6.772231</text:p>
          </table:table-cell>
          <table:table-cell office:value-type="float" office:value="6.6627310134" calcext:value-type="float">
            <text:p>6.6627310134</text:p>
          </table:table-cell>
          <table:table-cell table:formula="of:=POWER([.C1474]-6.75;2)" office:value-type="float" office:value="0.00761587602219095" calcext:value-type="float">
            <text:p>0.007615876</text:p>
          </table:table-cell>
          <table:table-cell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6.773948" calcext:value-type="float">
            <text:p>6.773948</text:p>
          </table:table-cell>
          <table:table-cell office:value-type="float" office:value="6.6623531344" calcext:value-type="float">
            <text:p>6.6623531344</text:p>
          </table:table-cell>
          <table:table-cell table:formula="of:=POWER([.C1475]-6.75;2)" office:value-type="float" office:value="0.00768197304950447" calcext:value-type="float">
            <text:p>0.007681973</text:p>
          </table:table-cell>
          <table:table-cell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6.775674" calcext:value-type="float">
            <text:p>6.775674</text:p>
          </table:table-cell>
          <table:table-cell office:value-type="float" office:value="6.661983004" calcext:value-type="float">
            <text:p>6.661983004</text:p>
          </table:table-cell>
          <table:table-cell table:formula="of:=POWER([.C1476]-6.75;2)" office:value-type="float" office:value="0.00774699158486408" calcext:value-type="float">
            <text:p>0.0077469916</text:p>
          </table:table-cell>
          <table:table-cell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6.777412" calcext:value-type="float">
            <text:p>6.777412</text:p>
          </table:table-cell>
          <table:table-cell office:value-type="float" office:value="6.6616221075" calcext:value-type="float">
            <text:p>6.6616221075</text:p>
          </table:table-cell>
          <table:table-cell table:formula="of:=POWER([.C1477]-6.75;2)" office:value-type="float" office:value="0.00781065188274149" calcext:value-type="float">
            <text:p>0.0078106519</text:p>
          </table:table-cell>
          <table:table-cell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6.779163" calcext:value-type="float">
            <text:p>6.779163</text:p>
          </table:table-cell>
          <table:table-cell office:value-type="float" office:value="6.661272172" calcext:value-type="float">
            <text:p>6.661272172</text:p>
          </table:table-cell>
          <table:table-cell table:formula="of:=POWER([.C1478]-6.75;2)" office:value-type="float" office:value="0.00787262746159753" calcext:value-type="float">
            <text:p>0.0078726275</text:p>
          </table:table-cell>
          <table:table-cell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6.780926" calcext:value-type="float">
            <text:p>6.780926</text:p>
          </table:table-cell>
          <table:table-cell office:value-type="float" office:value="6.66093525" calcext:value-type="float">
            <text:p>6.66093525</text:p>
          </table:table-cell>
          <table:table-cell table:formula="of:=POWER([.C1479]-6.75;2)" office:value-type="float" office:value="0.00793252969256256" calcext:value-type="float">
            <text:p>0.0079325297</text:p>
          </table:table-cell>
          <table:table-cell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6.782702" calcext:value-type="float">
            <text:p>6.782702</text:p>
          </table:table-cell>
          <table:table-cell office:value-type="float" office:value="6.6606138239" calcext:value-type="float">
            <text:p>6.6606138239</text:p>
          </table:table-cell>
          <table:table-cell table:formula="of:=POWER([.C1480]-6.75;2)" office:value-type="float" office:value="0.00798988847778015" calcext:value-type="float">
            <text:p>0.0079898885</text:p>
          </table:table-cell>
          <table:table-cell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6.78449" calcext:value-type="float">
            <text:p>6.78449</text:p>
          </table:table-cell>
          <table:table-cell office:value-type="float" office:value="6.6603109597" calcext:value-type="float">
            <text:p>6.6603109597</text:p>
          </table:table-cell>
          <table:table-cell table:formula="of:=POWER([.C1481]-6.75;2)" office:value-type="float" office:value="0.00804412394993497" calcext:value-type="float">
            <text:p>0.0080441239</text:p>
          </table:table-cell>
          <table:table-cell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6.786291" calcext:value-type="float">
            <text:p>6.786291</text:p>
          </table:table-cell>
          <table:table-cell office:value-type="float" office:value="6.6600305417" calcext:value-type="float">
            <text:p>6.6600305417</text:p>
          </table:table-cell>
          <table:table-cell table:formula="of:=POWER([.C1482]-6.75;2)" office:value-type="float" office:value="0.00809450342679538" calcext:value-type="float">
            <text:p>0.0080945034</text:p>
          </table:table-cell>
          <table:table-cell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6.788103" calcext:value-type="float">
            <text:p>6.788103</text:p>
          </table:table-cell>
          <table:table-cell office:value-type="float" office:value="6.659777629" calcext:value-type="float">
            <text:p>6.659777629</text:p>
          </table:table-cell>
          <table:table-cell table:formula="of:=POWER([.C1483]-6.75;2)" office:value-type="float" office:value="0.00814007622886169" calcext:value-type="float">
            <text:p>0.0081400762</text:p>
          </table:table-cell>
          <table:table-cell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6.789925" calcext:value-type="float">
            <text:p>6.789925</text:p>
          </table:table-cell>
          <table:table-cell office:value-type="float" office:value="6.659559039" calcext:value-type="float">
            <text:p>6.659559039</text:p>
          </table:table-cell>
          <table:table-cell table:formula="of:=POWER([.C1484]-6.75;2)" office:value-type="float" office:value="0.00817956742660346" calcext:value-type="float">
            <text:p>0.0081795674</text:p>
          </table:table-cell>
          <table:table-cell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6.791756" calcext:value-type="float">
            <text:p>6.791756</text:p>
          </table:table-cell>
          <table:table-cell office:value-type="float" office:value="6.6593843454" calcext:value-type="float">
            <text:p>6.6593843454</text:p>
          </table:table-cell>
          <table:table-cell table:formula="of:=POWER([.C1485]-6.75;2)" office:value-type="float" office:value="0.00821119685858644" calcext:value-type="float">
            <text:p>0.0082111969</text:p>
          </table:table-cell>
          <table:table-cell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6.793592" calcext:value-type="float">
            <text:p>6.793592</text:p>
          </table:table-cell>
          <table:table-cell office:value-type="float" office:value="6.6592676841" calcext:value-type="float">
            <text:p>6.6592676841</text:p>
          </table:table-cell>
          <table:table-cell table:formula="of:=POWER([.C1486]-6.75;2)" office:value-type="float" office:value="0.00823235314857747" calcext:value-type="float">
            <text:p>0.0082323531</text:p>
          </table:table-cell>
          <table:table-cell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6.795433" calcext:value-type="float">
            <text:p>6.795433</text:p>
          </table:table-cell>
          <table:table-cell office:value-type="float" office:value="6.6592313522" calcext:value-type="float">
            <text:p>6.6592313522</text:p>
          </table:table-cell>
          <table:table-cell table:formula="of:=POWER([.C1487]-6.75;2)" office:value-type="float" office:value="0.00823894742344045" calcext:value-type="float">
            <text:p>0.0082389474</text:p>
          </table:table-cell>
          <table:table-cell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6.797276" calcext:value-type="float">
            <text:p>6.797276</text:p>
          </table:table-cell>
          <table:table-cell office:value-type="float" office:value="6.6593137823" calcext:value-type="float">
            <text:p>6.6593137823</text:p>
          </table:table-cell>
          <table:table-cell table:formula="of:=POWER([.C1488]-6.75;2)" office:value-type="float" office:value="0.00822399008073181" calcext:value-type="float">
            <text:p>0.0082239901</text:p>
          </table:table-cell>
          <table:table-cell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6.799117" calcext:value-type="float">
            <text:p>6.799117</text:p>
          </table:table-cell>
          <table:table-cell office:value-type="float" office:value="6.6595904946" calcext:value-type="float">
            <text:p>6.6595904946</text:p>
          </table:table-cell>
          <table:table-cell table:formula="of:=POWER([.C1489]-6.75;2)" office:value-type="float" office:value="0.00817387866667268" calcext:value-type="float">
            <text:p>0.0081738787</text:p>
          </table:table-cell>
          <table:table-cell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6.800952" calcext:value-type="float">
            <text:p>6.800952</text:p>
          </table:table-cell>
          <table:table-cell office:value-type="float" office:value="6.6602454462" calcext:value-type="float">
            <text:p>6.6602454462</text:p>
          </table:table-cell>
          <table:table-cell table:formula="of:=POWER([.C1490]-6.75;2)" office:value-type="float" office:value="0.00805587992783705" calcext:value-type="float">
            <text:p>0.0080558799</text:p>
          </table:table-cell>
          <table:table-cell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6.802779" calcext:value-type="float">
            <text:p>6.802779</text:p>
          </table:table-cell>
          <table:table-cell office:value-type="float" office:value="6.6619769987" calcext:value-type="float">
            <text:p>6.6619769987</text:p>
          </table:table-cell>
          <table:table-cell table:formula="of:=POWER([.C1491]-6.75;2)" office:value-type="float" office:value="0.00774804875785978" calcext:value-type="float">
            <text:p>0.0077480488</text:p>
          </table:table-cell>
          <table:table-cell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6.804593" calcext:value-type="float">
            <text:p>6.804593</text:p>
          </table:table-cell>
          <table:table-cell office:value-type="float" office:value="6.6637060954" calcext:value-type="float">
            <text:p>6.6637060954</text:p>
          </table:table-cell>
          <table:table-cell table:formula="of:=POWER([.C1492]-6.75;2)" office:value-type="float" office:value="0.00744663797111386" calcext:value-type="float">
            <text:p>0.007446638</text:p>
          </table:table-cell>
          <table:table-cell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6.806391" calcext:value-type="float">
            <text:p>6.806391</text:p>
          </table:table-cell>
          <table:table-cell office:value-type="float" office:value="6.6604180403" calcext:value-type="float">
            <text:p>6.6604180403</text:p>
          </table:table-cell>
          <table:table-cell table:formula="of:=POWER([.C1493]-6.75;2)" office:value-type="float" office:value="0.00802492750369247" calcext:value-type="float">
            <text:p>0.0080249275</text:p>
          </table:table-cell>
          <table:table-cell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6.808167" calcext:value-type="float">
            <text:p>6.808167</text:p>
          </table:table-cell>
          <table:table-cell office:value-type="float" office:value="6.6586397997" calcext:value-type="float">
            <text:p>6.6586397997</text:p>
          </table:table-cell>
          <table:table-cell table:formula="of:=POWER([.C1494]-6.75;2)" office:value-type="float" office:value="0.00834668619885621" calcext:value-type="float">
            <text:p>0.0083466862</text:p>
          </table:table-cell>
          <table:table-cell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6.809916" calcext:value-type="float">
            <text:p>6.809916</text:p>
          </table:table-cell>
          <table:table-cell office:value-type="float" office:value="6.6573135511" calcext:value-type="float">
            <text:p>6.6573135511</text:p>
          </table:table-cell>
          <table:table-cell table:formula="of:=POWER([.C1495]-6.75;2)" office:value-type="float" office:value="0.00859077780969237" calcext:value-type="float">
            <text:p>0.0085907778</text:p>
          </table:table-cell>
          <table:table-cell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6.811635" calcext:value-type="float">
            <text:p>6.811635</text:p>
          </table:table-cell>
          <table:table-cell office:value-type="float" office:value="6.6562081317" calcext:value-type="float">
            <text:p>6.6562081317</text:p>
          </table:table-cell>
          <table:table-cell table:formula="of:=POWER([.C1496]-6.75;2)" office:value-type="float" office:value="0.0087969145592046" calcext:value-type="float">
            <text:p>0.0087969146</text:p>
          </table:table-cell>
          <table:table-cell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6.813318" calcext:value-type="float">
            <text:p>6.813318</text:p>
          </table:table-cell>
          <table:table-cell office:value-type="float" office:value="6.655235" calcext:value-type="float">
            <text:p>6.655235</text:p>
          </table:table-cell>
          <table:table-cell table:formula="of:=POWER([.C1497]-6.75;2)" office:value-type="float" office:value="0.00898040522499996" calcext:value-type="float">
            <text:p>0.0089804052</text:p>
          </table:table-cell>
          <table:table-cell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6.814961" calcext:value-type="float">
            <text:p>6.814961</text:p>
          </table:table-cell>
          <table:table-cell office:value-type="float" office:value="6.6543509167" calcext:value-type="float">
            <text:p>6.6543509167</text:p>
          </table:table-cell>
          <table:table-cell table:formula="of:=POWER([.C1498]-6.75;2)" office:value-type="float" office:value="0.00914874713613027" calcext:value-type="float">
            <text:p>0.0091487471</text:p>
          </table:table-cell>
          <table:table-cell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6.816558" calcext:value-type="float">
            <text:p>6.816558</text:p>
          </table:table-cell>
          <table:table-cell office:value-type="float" office:value="6.6535315645" calcext:value-type="float">
            <text:p>6.6535315645</text:p>
          </table:table-cell>
          <table:table-cell table:formula="of:=POWER([.C1499]-6.75;2)" office:value-type="float" office:value="0.00930615904781772" calcext:value-type="float">
            <text:p>0.009306159</text:p>
          </table:table-cell>
          <table:table-cell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6.818104" calcext:value-type="float">
            <text:p>6.818104</text:p>
          </table:table-cell>
          <table:table-cell office:value-type="float" office:value="6.6527619368" calcext:value-type="float">
            <text:p>6.6527619368</text:p>
          </table:table-cell>
          <table:table-cell table:formula="of:=POWER([.C1500]-6.75;2)" office:value-type="float" office:value="0.00945524093488716" calcext:value-type="float">
            <text:p>0.0094552409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.819595" calcext:value-type="float">
            <text:p>6.819595</text:p>
          </table:table-cell>
          <table:table-cell office:value-type="float" office:value="6.6520321371" calcext:value-type="float">
            <text:p>6.6520321371</text:p>
          </table:table-cell>
          <table:table-cell table:formula="of:=POWER([.C1501]-6.75;2)" office:value-type="float" office:value="0.0095977021611932" calcext:value-type="float">
            <text:p>0.0095977022</text:p>
          </table:table-cell>
          <table:table-cell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6.821026" calcext:value-type="float">
            <text:p>6.821026</text:p>
          </table:table-cell>
          <table:table-cell office:value-type="float" office:value="6.6513353065" calcext:value-type="float">
            <text:p>6.6513353065</text:p>
          </table:table-cell>
          <table:table-cell table:formula="of:=POWER([.C1502]-6.75;2)" office:value-type="float" office:value="0.00973472174344894" calcext:value-type="float">
            <text:p>0.0097347217</text:p>
          </table:table-cell>
          <table:table-cell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6.822393" calcext:value-type="float">
            <text:p>6.822393</text:p>
          </table:table-cell>
          <table:table-cell office:value-type="float" office:value="6.6506665027" calcext:value-type="float">
            <text:p>6.6506665027</text:p>
          </table:table-cell>
          <table:table-cell table:formula="of:=POWER([.C1503]-6.75;2)" office:value-type="float" office:value="0.0098671436858491" calcext:value-type="float">
            <text:p>0.0098671437</text:p>
          </table:table-cell>
          <table:table-cell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6.823691" calcext:value-type="float">
            <text:p>6.823691</text:p>
          </table:table-cell>
          <table:table-cell office:value-type="float" office:value="6.6500220484" calcext:value-type="float">
            <text:p>6.6500220484</text:p>
          </table:table-cell>
          <table:table-cell table:formula="of:=POWER([.C1504]-6.75;2)" office:value-type="float" office:value="0.00999559080613188" calcext:value-type="float">
            <text:p>0.0099955908</text:p>
          </table:table-cell>
          <table:table-cell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6.824917" calcext:value-type="float">
            <text:p>6.824917</text:p>
          </table:table-cell>
          <table:table-cell office:value-type="float" office:value="6.6493991371" calcext:value-type="float">
            <text:p>6.6493991371</text:p>
          </table:table-cell>
          <table:table-cell table:formula="of:=POWER([.C1505]-6.75;2)" office:value-type="float" office:value="0.0101205336162247" calcext:value-type="float">
            <text:p>0.0101205336</text:p>
          </table:table-cell>
          <table:table-cell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6.826067" calcext:value-type="float">
            <text:p>6.826067</text:p>
          </table:table-cell>
          <table:table-cell office:value-type="float" office:value="6.6487955766" calcext:value-type="float">
            <text:p>6.6487955766</text:p>
          </table:table-cell>
          <table:table-cell table:formula="of:=POWER([.C1506]-6.75;2)" office:value-type="float" office:value="0.0102423353157266" calcext:value-type="float">
            <text:p>0.0102423353</text:p>
          </table:table-cell>
          <table:table-cell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6.827139" calcext:value-type="float">
            <text:p>6.827139</text:p>
          </table:table-cell>
          <table:table-cell office:value-type="float" office:value="6.6482096196" calcext:value-type="float">
            <text:p>6.6482096196</text:p>
          </table:table-cell>
          <table:table-cell table:formula="of:=POWER([.C1507]-6.75;2)" office:value-type="float" office:value="0.0103612815419767" calcext:value-type="float">
            <text:p>0.0103612815</text:p>
          </table:table-cell>
          <table:table-cell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6.82813" calcext:value-type="float">
            <text:p>6.82813</text:p>
          </table:table-cell>
          <table:table-cell office:value-type="float" office:value="6.6476398468" calcext:value-type="float">
            <text:p>6.6476398468</text:p>
          </table:table-cell>
          <table:table-cell table:formula="of:=POWER([.C1508]-6.75;2)" office:value-type="float" office:value="0.0104776009631275" calcext:value-type="float">
            <text:p>0.010477601</text:p>
          </table:table-cell>
          <table:table-cell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6.829037" calcext:value-type="float">
            <text:p>6.829037</text:p>
          </table:table-cell>
          <table:table-cell office:value-type="float" office:value="6.647085086" calcext:value-type="float">
            <text:p>6.647085086</text:p>
          </table:table-cell>
          <table:table-cell table:formula="of:=POWER([.C1509]-6.75;2)" office:value-type="float" office:value="0.0105914795236275" calcext:value-type="float">
            <text:p>0.0105914795</text:p>
          </table:table-cell>
          <table:table-cell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6.829861" calcext:value-type="float">
            <text:p>6.829861</text:p>
          </table:table-cell>
          <table:table-cell office:value-type="float" office:value="6.6465443535" calcext:value-type="float">
            <text:p>6.6465443535</text:p>
          </table:table-cell>
          <table:table-cell table:formula="of:=POWER([.C1510]-6.75;2)" office:value-type="float" office:value="0.0107030707927329" calcext:value-type="float">
            <text:p>0.0107030708</text:p>
          </table:table-cell>
          <table:table-cell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6.830599" calcext:value-type="float">
            <text:p>6.830599</text:p>
          </table:table-cell>
          <table:table-cell office:value-type="float" office:value="6.6460168078" calcext:value-type="float">
            <text:p>6.6460168078</text:p>
          </table:table-cell>
          <table:table-cell table:formula="of:=POWER([.C1511]-6.75;2)" office:value-type="float" office:value="0.0108125042601022" calcext:value-type="float">
            <text:p>0.0108125043</text:p>
          </table:table-cell>
          <table:table-cell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6.831251" calcext:value-type="float">
            <text:p>6.831251</text:p>
          </table:table-cell>
          <table:table-cell office:value-type="float" office:value="6.6455017191" calcext:value-type="float">
            <text:p>6.6455017191</text:p>
          </table:table-cell>
          <table:table-cell table:formula="of:=POWER([.C1512]-6.75;2)" office:value-type="float" office:value="0.0109198907110552" calcext:value-type="float">
            <text:p>0.0109198907</text:p>
          </table:table-cell>
          <table:table-cell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6.831819" calcext:value-type="float">
            <text:p>6.831819</text:p>
          </table:table-cell>
          <table:table-cell office:value-type="float" office:value="6.6449984449" calcext:value-type="float">
            <text:p>6.6449984449</text:p>
          </table:table-cell>
          <table:table-cell table:formula="of:=POWER([.C1513]-6.75;2)" office:value-type="float" office:value="0.0110253265734184" calcext:value-type="float">
            <text:p>0.0110253266</text:p>
          </table:table-cell>
          <table:table-cell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6.832303" calcext:value-type="float">
            <text:p>6.832303</text:p>
          </table:table-cell>
          <table:table-cell office:value-type="float" office:value="6.6445064032" calcext:value-type="float">
            <text:p>6.6445064032</text:p>
          </table:table-cell>
          <table:table-cell table:formula="of:=POWER([.C1514]-6.75;2)" office:value-type="float" office:value="0.0111288989658009" calcext:value-type="float">
            <text:p>0.011128899</text:p>
          </table:table-cell>
          <table:table-cell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6.832706" calcext:value-type="float">
            <text:p>6.832706</text:p>
          </table:table-cell>
          <table:table-cell office:value-type="float" office:value="6.6440250659" calcext:value-type="float">
            <text:p>6.6440250659</text:p>
          </table:table-cell>
          <table:table-cell table:formula="of:=POWER([.C1515]-6.75;2)" office:value-type="float" office:value="0.0112306866574993" calcext:value-type="float">
            <text:p>0.0112306867</text:p>
          </table:table-cell>
          <table:table-cell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6.833029" calcext:value-type="float">
            <text:p>6.833029</text:p>
          </table:table-cell>
          <table:table-cell office:value-type="float" office:value="6.6435539395" calcext:value-type="float">
            <text:p>6.6435539395</text:p>
          </table:table-cell>
          <table:table-cell table:formula="of:=POWER([.C1516]-6.75;2)" office:value-type="float" office:value="0.0113307637959696" calcext:value-type="float">
            <text:p>0.0113307638</text:p>
          </table:table-cell>
          <table:table-cell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6.833277" calcext:value-type="float">
            <text:p>6.833277</text:p>
          </table:table-cell>
          <table:table-cell office:value-type="float" office:value="6.6430925605" calcext:value-type="float">
            <text:p>6.6430925605</text:p>
          </table:table-cell>
          <table:table-cell table:formula="of:=POWER([.C1517]-6.75;2)" office:value-type="float" office:value="0.0114292006204461" calcext:value-type="float">
            <text:p>0.0114292006</text:p>
          </table:table-cell>
          <table:table-cell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6.833452" calcext:value-type="float">
            <text:p>6.833452</text:p>
          </table:table-cell>
          <table:table-cell office:value-type="float" office:value="6.6426404825" calcext:value-type="float">
            <text:p>6.6426404825</text:p>
          </table:table-cell>
          <table:table-cell table:formula="of:=POWER([.C1518]-6.75;2)" office:value-type="float" office:value="0.0115260659978328" calcext:value-type="float">
            <text:p>0.011526066</text:p>
          </table:table-cell>
          <table:table-cell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6.833559" calcext:value-type="float">
            <text:p>6.833559</text:p>
          </table:table-cell>
          <table:table-cell office:value-type="float" office:value="6.6421972742" calcext:value-type="float">
            <text:p>6.6421972742</text:p>
          </table:table-cell>
          <table:table-cell table:formula="of:=POWER([.C1519]-6.75;2)" office:value-type="float" office:value="0.01162142768991" calcext:value-type="float">
            <text:p>0.0116214277</text:p>
          </table:table-cell>
          <table:table-cell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6.833604" calcext:value-type="float">
            <text:p>6.833604</text:p>
          </table:table-cell>
          <table:table-cell office:value-type="float" office:value="6.6417625108" calcext:value-type="float">
            <text:p>6.6417625108</text:p>
          </table:table-cell>
          <table:table-cell table:formula="of:=POWER([.C1520]-6.75;2)" office:value-type="float" office:value="0.0117153540683202" calcext:value-type="float">
            <text:p>0.0117153541</text:p>
          </table:table-cell>
          <table:table-cell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6.833592" calcext:value-type="float">
            <text:p>6.833592</text:p>
          </table:table-cell>
          <table:table-cell office:value-type="float" office:value="6.6413357688" calcext:value-type="float">
            <text:p>6.6413357688</text:p>
          </table:table-cell>
          <table:table-cell table:formula="of:=POWER([.C1521]-6.75;2)" office:value-type="float" office:value="0.011807915142287" calcext:value-type="float">
            <text:p>0.0118079151</text:p>
          </table:table-cell>
          <table:table-cell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6.833528" calcext:value-type="float">
            <text:p>6.833528</text:p>
          </table:table-cell>
          <table:table-cell office:value-type="float" office:value="6.6409166237" calcext:value-type="float">
            <text:p>6.6409166237</text:p>
          </table:table-cell>
          <table:table-cell table:formula="of:=POWER([.C1522]-6.75;2)" office:value-type="float" office:value="0.0118991829850074" calcext:value-type="float">
            <text:p>0.011899183</text:p>
          </table:table-cell>
          <table:table-cell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6.833421" calcext:value-type="float">
            <text:p>6.833421</text:p>
          </table:table-cell>
          <table:table-cell office:value-type="float" office:value="6.6405046492" calcext:value-type="float">
            <text:p>6.6405046492</text:p>
          </table:table-cell>
          <table:table-cell table:formula="of:=POWER([.C1523]-6.75;2)" office:value-type="float" office:value="0.011989231846815" calcext:value-type="float">
            <text:p>0.0119892318</text:p>
          </table:table-cell>
          <table:table-cell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6.833276" calcext:value-type="float">
            <text:p>6.833276</text:p>
          </table:table-cell>
          <table:table-cell office:value-type="float" office:value="6.6400994086" calcext:value-type="float">
            <text:p>6.6400994086</text:p>
          </table:table-cell>
          <table:table-cell table:formula="of:=POWER([.C1524]-6.75;2)" office:value-type="float" office:value="0.0120781399900697" calcext:value-type="float">
            <text:p>0.01207814</text:p>
          </table:table-cell>
          <table:table-cell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6.8331" calcext:value-type="float">
            <text:p>6.8331</text:p>
          </table:table-cell>
          <table:table-cell office:value-type="float" office:value="6.6397004597" calcext:value-type="float">
            <text:p>6.6397004597</text:p>
          </table:table-cell>
          <table:table-cell table:formula="of:=POWER([.C1525]-6.75;2)" office:value-type="float" office:value="0.0121659885903913" calcext:value-type="float">
            <text:p>0.0121659886</text:p>
          </table:table-cell>
          <table:table-cell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6.832901" calcext:value-type="float">
            <text:p>6.832901</text:p>
          </table:table-cell>
          <table:table-cell office:value-type="float" office:value="6.6393073508" calcext:value-type="float">
            <text:p>6.6393073508</text:p>
          </table:table-cell>
          <table:table-cell table:formula="of:=POWER([.C1526]-6.75;2)" office:value-type="float" office:value="0.0122528625869142" calcext:value-type="float">
            <text:p>0.0122528626</text:p>
          </table:table-cell>
          <table:table-cell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6.832687" calcext:value-type="float">
            <text:p>6.832687</text:p>
          </table:table-cell>
          <table:table-cell office:value-type="float" office:value="6.6389196183" calcext:value-type="float">
            <text:p>6.6389196183</text:p>
          </table:table-cell>
          <table:table-cell table:formula="of:=POWER([.C1527]-6.75;2)" office:value-type="float" office:value="0.0123388511986177" calcext:value-type="float">
            <text:p>0.0123388512</text:p>
          </table:table-cell>
          <table:table-cell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6.832465" calcext:value-type="float">
            <text:p>6.832465</text:p>
          </table:table-cell>
          <table:table-cell office:value-type="float" office:value="6.6385367876" calcext:value-type="float">
            <text:p>6.6385367876</text:p>
          </table:table-cell>
          <table:table-cell table:formula="of:=POWER([.C1528]-6.75;2)" office:value-type="float" office:value="0.0124240477185276" calcext:value-type="float">
            <text:p>0.0124240477</text:p>
          </table:table-cell>
          <table:table-cell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6.832242" calcext:value-type="float">
            <text:p>6.832242</text:p>
          </table:table-cell>
          <table:table-cell office:value-type="float" office:value="6.6381583737" calcext:value-type="float">
            <text:p>6.6381583737</text:p>
          </table:table-cell>
          <table:table-cell table:formula="of:=POWER([.C1529]-6.75;2)" office:value-type="float" office:value="0.0125085493734289" calcext:value-type="float">
            <text:p>0.0125085494</text:p>
          </table:table-cell>
          <table:table-cell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6.832026" calcext:value-type="float">
            <text:p>6.832026</text:p>
          </table:table-cell>
          <table:table-cell office:value-type="float" office:value="6.6377838817" calcext:value-type="float">
            <text:p>6.6377838817</text:p>
          </table:table-cell>
          <table:table-cell table:formula="of:=POWER([.C1530]-6.75;2)" office:value-type="float" office:value="0.0125924572063196" calcext:value-type="float">
            <text:p>0.0125924572</text:p>
          </table:table-cell>
          <table:table-cell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6.831825" calcext:value-type="float">
            <text:p>6.831825</text:p>
          </table:table-cell>
          <table:table-cell office:value-type="float" office:value="6.6374128051" calcext:value-type="float">
            <text:p>6.6374128051</text:p>
          </table:table-cell>
          <table:table-cell table:formula="of:=POWER([.C1531]-6.75;2)" office:value-type="float" office:value="0.0126758764554505" calcext:value-type="float">
            <text:p>0.0126758765</text:p>
          </table:table-cell>
          <table:table-cell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6.831644" calcext:value-type="float">
            <text:p>6.831644</text:p>
          </table:table-cell>
          <table:table-cell office:value-type="float" office:value="6.6370446277" calcext:value-type="float">
            <text:p>6.6370446277</text:p>
          </table:table-cell>
          <table:table-cell table:formula="of:=POWER([.C1532]-6.75;2)" office:value-type="float" office:value="0.0127589161314316" calcext:value-type="float">
            <text:p>0.0127589161</text:p>
          </table:table-cell>
          <table:table-cell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6.831491" calcext:value-type="float">
            <text:p>6.831491</text:p>
          </table:table-cell>
          <table:table-cell office:value-type="float" office:value="6.6366788293" calcext:value-type="float">
            <text:p>6.6366788293</text:p>
          </table:table-cell>
          <table:table-cell table:formula="of:=POWER([.C1533]-6.75;2)" office:value-type="float" office:value="0.0128416877288185" calcext:value-type="float">
            <text:p>0.0128416877</text:p>
          </table:table-cell>
          <table:table-cell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6.83137" calcext:value-type="float">
            <text:p>6.83137</text:p>
          </table:table-cell>
          <table:table-cell office:value-type="float" office:value="6.6363148804" calcext:value-type="float">
            <text:p>6.6363148804</text:p>
          </table:table-cell>
          <table:table-cell table:formula="of:=POWER([.C1534]-6.75;2)" office:value-type="float" office:value="0.0129243064184662" calcext:value-type="float">
            <text:p>0.0129243064</text:p>
          </table:table-cell>
          <table:table-cell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6.831289" calcext:value-type="float">
            <text:p>6.831289</text:p>
          </table:table-cell>
          <table:table-cell office:value-type="float" office:value="6.6359522513" calcext:value-type="float">
            <text:p>6.6359522513</text:p>
          </table:table-cell>
          <table:table-cell table:formula="of:=POWER([.C1535]-6.75;2)" office:value-type="float" office:value="0.0130068889835384" calcext:value-type="float">
            <text:p>0.013006889</text:p>
          </table:table-cell>
          <table:table-cell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6.831251" calcext:value-type="float">
            <text:p>6.831251</text:p>
          </table:table-cell>
          <table:table-cell office:value-type="float" office:value="6.6355904059" calcext:value-type="float">
            <text:p>6.6355904059</text:p>
          </table:table-cell>
          <table:table-cell table:formula="of:=POWER([.C1536]-6.75;2)" office:value-type="float" office:value="0.0130895552221267" calcext:value-type="float">
            <text:p>0.0130895552</text:p>
          </table:table-cell>
          <table:table-cell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6.83126" calcext:value-type="float">
            <text:p>6.83126</text:p>
          </table:table-cell>
          <table:table-cell office:value-type="float" office:value="6.6352288132" calcext:value-type="float">
            <text:p>6.6352288132</text:p>
          </table:table-cell>
          <table:table-cell table:formula="of:=POWER([.C1537]-6.75;2)" office:value-type="float" office:value="0.0131724253194804" calcext:value-type="float">
            <text:p>0.0131724253</text:p>
          </table:table-cell>
          <table:table-cell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6.83132" calcext:value-type="float">
            <text:p>6.83132</text:p>
          </table:table-cell>
          <table:table-cell office:value-type="float" office:value="6.6348669449" calcext:value-type="float">
            <text:p>6.6348669449</text:p>
          </table:table-cell>
          <table:table-cell table:formula="of:=POWER([.C1538]-6.75;2)" office:value-type="float" office:value="0.0132556203766597" calcext:value-type="float">
            <text:p>0.0132556204</text:p>
          </table:table-cell>
          <table:table-cell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6.831433" calcext:value-type="float">
            <text:p>6.831433</text:p>
          </table:table-cell>
          <table:table-cell office:value-type="float" office:value="6.6345042782" calcext:value-type="float">
            <text:p>6.6345042782</text:p>
          </table:table-cell>
          <table:table-cell table:formula="of:=POWER([.C1539]-6.75;2)" office:value-type="float" office:value="0.0133392617541031" calcext:value-type="float">
            <text:p>0.0133392618</text:p>
          </table:table-cell>
          <table:table-cell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6.831601" calcext:value-type="float">
            <text:p>6.831601</text:p>
          </table:table-cell>
          <table:table-cell office:value-type="float" office:value="6.6341403024" calcext:value-type="float">
            <text:p>6.6341403024</text:p>
          </table:table-cell>
          <table:table-cell table:formula="of:=POWER([.C1540]-6.75;2)" office:value-type="float" office:value="0.0134234695279633" calcext:value-type="float">
            <text:p>0.0134234695</text:p>
          </table:table-cell>
          <table:table-cell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6.831824" calcext:value-type="float">
            <text:p>6.831824</text:p>
          </table:table-cell>
          <table:table-cell office:value-type="float" office:value="6.6337745175" calcext:value-type="float">
            <text:p>6.6337745175</text:p>
          </table:table-cell>
          <table:table-cell table:formula="of:=POWER([.C1541]-6.75;2)" office:value-type="float" office:value="0.0135083627823578" calcext:value-type="float">
            <text:p>0.0135083628</text:p>
          </table:table-cell>
          <table:table-cell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6.832102" calcext:value-type="float">
            <text:p>6.832102</text:p>
          </table:table-cell>
          <table:table-cell office:value-type="float" office:value="6.6334064422" calcext:value-type="float">
            <text:p>6.6334064422</text:p>
          </table:table-cell>
          <table:table-cell table:formula="of:=POWER([.C1542]-6.75;2)" office:value-type="float" office:value="0.0135940577204619" calcext:value-type="float">
            <text:p>0.0135940577</text:p>
          </table:table-cell>
          <table:table-cell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6.832434" calcext:value-type="float">
            <text:p>6.832434</text:p>
          </table:table-cell>
          <table:table-cell office:value-type="float" office:value="6.6330356142" calcext:value-type="float">
            <text:p>6.6330356142</text:p>
          </table:table-cell>
          <table:table-cell table:formula="of:=POWER([.C1543]-6.75;2)" office:value-type="float" office:value="0.0136806675455713" calcext:value-type="float">
            <text:p>0.0136806675</text:p>
          </table:table-cell>
          <table:table-cell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6.832818" calcext:value-type="float">
            <text:p>6.832818</text:p>
          </table:table-cell>
          <table:table-cell office:value-type="float" office:value="6.6326615968" calcext:value-type="float">
            <text:p>6.6326615968</text:p>
          </table:table-cell>
          <table:table-cell table:formula="of:=POWER([.C1544]-6.75;2)" office:value-type="float" office:value="0.0137683008655257" calcext:value-type="float">
            <text:p>0.0137683009</text:p>
          </table:table-cell>
          <table:table-cell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6.83325" calcext:value-type="float">
            <text:p>6.83325</text:p>
          </table:table-cell>
          <table:table-cell office:value-type="float" office:value="6.6322839758" calcext:value-type="float">
            <text:p>6.6322839758</text:p>
          </table:table-cell>
          <table:table-cell table:formula="of:=POWER([.C1545]-6.75;2)" office:value-type="float" office:value="0.013857062353455" calcext:value-type="float">
            <text:p>0.0138570624</text:p>
          </table:table-cell>
          <table:table-cell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6.833727" calcext:value-type="float">
            <text:p>6.833727</text:p>
          </table:table-cell>
          <table:table-cell office:value-type="float" office:value="6.6319023723" calcext:value-type="float">
            <text:p>6.6319023723</text:p>
          </table:table-cell>
          <table:table-cell table:formula="of:=POWER([.C1546]-6.75;2)" office:value-type="float" office:value="0.0139470496683678" calcext:value-type="float">
            <text:p>0.0139470497</text:p>
          </table:table-cell>
          <table:table-cell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6.834244" calcext:value-type="float">
            <text:p>6.834244</text:p>
          </table:table-cell>
          <table:table-cell office:value-type="float" office:value="6.6315164395" calcext:value-type="float">
            <text:p>6.6315164395</text:p>
          </table:table-cell>
          <table:table-cell table:formula="of:=POWER([.C1547]-6.75;2)" office:value-type="float" office:value="0.0140383541087571" calcext:value-type="float">
            <text:p>0.0140383541</text:p>
          </table:table-cell>
          <table:table-cell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6.834795" calcext:value-type="float">
            <text:p>6.834795</text:p>
          </table:table-cell>
          <table:table-cell office:value-type="float" office:value="6.6311258656" calcext:value-type="float">
            <text:p>6.6311258656</text:p>
          </table:table-cell>
          <table:table-cell table:formula="of:=POWER([.C1548]-6.75;2)" office:value-type="float" office:value="0.0141310598293494" calcext:value-type="float">
            <text:p>0.0141310598</text:p>
          </table:table-cell>
          <table:table-cell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6.835374" calcext:value-type="float">
            <text:p>6.835374</text:p>
          </table:table-cell>
          <table:table-cell office:value-type="float" office:value="6.6307303817" calcext:value-type="float">
            <text:p>6.6307303817</text:p>
          </table:table-cell>
          <table:table-cell table:formula="of:=POWER([.C1549]-6.75;2)" office:value-type="float" office:value="0.0142252418494276" calcext:value-type="float">
            <text:p>0.0142252418</text:p>
          </table:table-cell>
          <table:table-cell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6.835974" calcext:value-type="float">
            <text:p>6.835974</text:p>
          </table:table-cell>
          <table:table-cell office:value-type="float" office:value="6.6303297594" calcext:value-type="float">
            <text:p>6.6303297594</text:p>
          </table:table-cell>
          <table:table-cell table:formula="of:=POWER([.C1550]-6.75;2)" office:value-type="float" office:value="0.0143209664852618" calcext:value-type="float">
            <text:p>0.0143209665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6.836586" calcext:value-type="float">
            <text:p>6.836586</text:p>
          </table:table-cell>
          <table:table-cell office:value-type="float" office:value="6.6299238159" calcext:value-type="float">
            <text:p>6.6299238159</text:p>
          </table:table-cell>
          <table:table-cell table:formula="of:=POWER([.C1551]-6.75;2)" office:value-type="float" office:value="0.0144182899880171" calcext:value-type="float">
            <text:p>0.01441829</text:p>
          </table:table-cell>
          <table:table-cell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6.837202" calcext:value-type="float">
            <text:p>6.837202</text:p>
          </table:table-cell>
          <table:table-cell office:value-type="float" office:value="6.6295124167" calcext:value-type="float">
            <text:p>6.6295124167</text:p>
          </table:table-cell>
          <table:table-cell table:formula="of:=POWER([.C1552]-6.75;2)" office:value-type="float" office:value="0.0145172577294745" calcext:value-type="float">
            <text:p>0.0145172577</text:p>
          </table:table-cell>
          <table:table-cell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6.837814" calcext:value-type="float">
            <text:p>6.837814</text:p>
          </table:table-cell>
          <table:table-cell office:value-type="float" office:value="6.6290954785" calcext:value-type="float">
            <text:p>6.6290954785</text:p>
          </table:table-cell>
          <table:table-cell table:formula="of:=POWER([.C1553]-6.75;2)" office:value-type="float" office:value="0.014617903319144" calcext:value-type="float">
            <text:p>0.0146179033</text:p>
          </table:table-cell>
          <table:table-cell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6.838412" calcext:value-type="float">
            <text:p>6.838412</text:p>
          </table:table-cell>
          <table:table-cell office:value-type="float" office:value="6.6286729651" calcext:value-type="float">
            <text:p>6.6286729651</text:p>
          </table:table-cell>
          <table:table-cell table:formula="of:=POWER([.C1554]-6.75;2)" office:value-type="float" office:value="0.0147202493976259" calcext:value-type="float">
            <text:p>0.0147202494</text:p>
          </table:table-cell>
          <table:table-cell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6.838987" calcext:value-type="float">
            <text:p>6.838987</text:p>
          </table:table-cell>
          <table:table-cell office:value-type="float" office:value="6.6282448938" calcext:value-type="float">
            <text:p>6.6282448938</text:p>
          </table:table-cell>
          <table:table-cell table:formula="of:=POWER([.C1555]-6.75;2)" office:value-type="float" office:value="0.0148243058857733" calcext:value-type="float">
            <text:p>0.0148243059</text:p>
          </table:table-cell>
          <table:table-cell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6.839529" calcext:value-type="float">
            <text:p>6.839529</text:p>
          </table:table-cell>
          <table:table-cell office:value-type="float" office:value="6.627811336" calcext:value-type="float">
            <text:p>6.627811336</text:p>
          </table:table-cell>
          <table:table-cell table:formula="of:=POWER([.C1556]-6.75;2)" office:value-type="float" office:value="0.014930069610105" calcext:value-type="float">
            <text:p>0.0149300696</text:p>
          </table:table-cell>
          <table:table-cell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6.840027" calcext:value-type="float">
            <text:p>6.840027</text:p>
          </table:table-cell>
          <table:table-cell office:value-type="float" office:value="6.627372414" calcext:value-type="float">
            <text:p>6.627372414</text:p>
          </table:table-cell>
          <table:table-cell table:formula="of:=POWER([.C1557]-6.75;2)" office:value-type="float" office:value="0.0150375248481874" calcext:value-type="float">
            <text:p>0.0150375248</text:p>
          </table:table-cell>
          <table:table-cell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6.840472" calcext:value-type="float">
            <text:p>6.840472</text:p>
          </table:table-cell>
          <table:table-cell office:value-type="float" office:value="6.6269283065" calcext:value-type="float">
            <text:p>6.6269283065</text:p>
          </table:table-cell>
          <table:table-cell table:formula="of:=POWER([.C1558]-6.75;2)" office:value-type="float" office:value="0.0151466417409579" calcext:value-type="float">
            <text:p>0.0151466417</text:p>
          </table:table-cell>
          <table:table-cell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6.840854" calcext:value-type="float">
            <text:p>6.840854</text:p>
          </table:table-cell>
          <table:table-cell office:value-type="float" office:value="6.6264792419" calcext:value-type="float">
            <text:p>6.6264792419</text:p>
          </table:table-cell>
          <table:table-cell table:formula="of:=POWER([.C1559]-6.75;2)" office:value-type="float" office:value="0.0152573776815987" calcext:value-type="float">
            <text:p>0.0152573777</text:p>
          </table:table-cell>
          <table:table-cell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6.841163" calcext:value-type="float">
            <text:p>6.841163</text:p>
          </table:table-cell>
          <table:table-cell office:value-type="float" office:value="6.6260255013" calcext:value-type="float">
            <text:p>6.6260255013</text:p>
          </table:table-cell>
          <table:table-cell table:formula="of:=POWER([.C1560]-6.75;2)" office:value-type="float" office:value="0.0153696763279163" calcext:value-type="float">
            <text:p>0.0153696763</text:p>
          </table:table-cell>
          <table:table-cell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6.84139" calcext:value-type="float">
            <text:p>6.84139</text:p>
          </table:table-cell>
          <table:table-cell office:value-type="float" office:value="6.6255674167" calcext:value-type="float">
            <text:p>6.6255674167</text:p>
          </table:table-cell>
          <table:table-cell table:formula="of:=POWER([.C1561]-6.75;2)" office:value-type="float" office:value="0.0154834677867114" calcext:value-type="float">
            <text:p>0.0154834678</text:p>
          </table:table-cell>
          <table:table-cell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6.841525" calcext:value-type="float">
            <text:p>6.841525</text:p>
          </table:table-cell>
          <table:table-cell office:value-type="float" office:value="6.6251053656" calcext:value-type="float">
            <text:p>6.6251053656</text:p>
          </table:table-cell>
          <table:table-cell table:formula="of:=POWER([.C1562]-6.75;2)" office:value-type="float" office:value="0.0155986697019098" calcext:value-type="float">
            <text:p>0.0155986697</text:p>
          </table:table-cell>
          <table:table-cell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6.841561" calcext:value-type="float">
            <text:p>6.841561</text:p>
          </table:table-cell>
          <table:table-cell office:value-type="float" office:value="6.6246397742" calcext:value-type="float">
            <text:p>6.6246397742</text:p>
          </table:table-cell>
          <table:table-cell table:formula="of:=POWER([.C1563]-6.75;2)" office:value-type="float" office:value="0.0157151862126269" calcext:value-type="float">
            <text:p>0.0157151862</text:p>
          </table:table-cell>
          <table:table-cell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6.841488" calcext:value-type="float">
            <text:p>6.841488</text:p>
          </table:table-cell>
          <table:table-cell office:value-type="float" office:value="6.6241711075" calcext:value-type="float">
            <text:p>6.6241711075</text:p>
          </table:table-cell>
          <table:table-cell table:formula="of:=POWER([.C1564]-6.75;2)" office:value-type="float" office:value="0.0158329101877764" calcext:value-type="float">
            <text:p>0.0158329102</text:p>
          </table:table-cell>
          <table:table-cell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6.841299" calcext:value-type="float">
            <text:p>6.841299</text:p>
          </table:table-cell>
          <table:table-cell office:value-type="float" office:value="6.623699875" calcext:value-type="float">
            <text:p>6.623699875</text:p>
          </table:table-cell>
          <table:table-cell table:formula="of:=POWER([.C1565]-6.75;2)" office:value-type="float" office:value="0.0159517215750157" calcext:value-type="float">
            <text:p>0.0159517216</text:p>
          </table:table-cell>
          <table:table-cell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6.840988" calcext:value-type="float">
            <text:p>6.840988</text:p>
          </table:table-cell>
          <table:table-cell office:value-type="float" office:value="6.6232266223" calcext:value-type="float">
            <text:p>6.6232266223</text:p>
          </table:table-cell>
          <table:table-cell table:formula="of:=POWER([.C1566]-6.75;2)" office:value-type="float" office:value="0.0160714892934669" calcext:value-type="float">
            <text:p>0.0160714893</text:p>
          </table:table-cell>
          <table:table-cell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6.840548" calcext:value-type="float">
            <text:p>6.840548</text:p>
          </table:table-cell>
          <table:table-cell office:value-type="float" office:value="6.6227519234" calcext:value-type="float">
            <text:p>6.6227519234</text:p>
          </table:table-cell>
          <table:table-cell table:formula="of:=POWER([.C1567]-6.75;2)" office:value-type="float" office:value="0.0161920729983994" calcext:value-type="float">
            <text:p>0.016192073</text:p>
          </table:table-cell>
          <table:table-cell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6.839974" calcext:value-type="float">
            <text:p>6.839974</text:p>
          </table:table-cell>
          <table:table-cell office:value-type="float" office:value="6.6222763844" calcext:value-type="float">
            <text:p>6.6222763844</text:p>
          </table:table-cell>
          <table:table-cell table:formula="of:=POWER([.C1568]-6.75;2)" office:value-type="float" office:value="0.0163133219819365" calcext:value-type="float">
            <text:p>0.016313322</text:p>
          </table:table-cell>
          <table:table-cell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6.83926" calcext:value-type="float">
            <text:p>6.83926</text:p>
          </table:table-cell>
          <table:table-cell office:value-type="float" office:value="6.6218006344" calcext:value-type="float">
            <text:p>6.6218006344</text:p>
          </table:table-cell>
          <table:table-cell table:formula="of:=POWER([.C1569]-6.75;2)" office:value-type="float" office:value="0.0164350773402426" calcext:value-type="float">
            <text:p>0.0164350773</text:p>
          </table:table-cell>
          <table:table-cell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6.838404" calcext:value-type="float">
            <text:p>6.838404</text:p>
          </table:table-cell>
          <table:table-cell office:value-type="float" office:value="6.6213253239" calcext:value-type="float">
            <text:p>6.6213253239</text:p>
          </table:table-cell>
          <table:table-cell table:formula="of:=POWER([.C1570]-6.75;2)" office:value-type="float" office:value="0.01655717226944" calcext:value-type="float">
            <text:p>0.0165571723</text:p>
          </table:table-cell>
          <table:table-cell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6.837402" calcext:value-type="float">
            <text:p>6.837402</text:p>
          </table:table-cell>
          <table:table-cell office:value-type="float" office:value="6.6208511156" calcext:value-type="float">
            <text:p>6.6208511156</text:p>
          </table:table-cell>
          <table:table-cell table:formula="of:=POWER([.C1571]-6.75;2)" office:value-type="float" office:value="0.0166794343417646" calcext:value-type="float">
            <text:p>0.0166794343</text:p>
          </table:table-cell>
          <table:table-cell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6.836253" calcext:value-type="float">
            <text:p>6.836253</text:p>
          </table:table-cell>
          <table:table-cell office:value-type="float" office:value="6.6203786855" calcext:value-type="float">
            <text:p>6.6203786855</text:p>
          </table:table-cell>
          <table:table-cell table:formula="of:=POWER([.C1572]-6.75;2)" office:value-type="float" office:value="0.0168016851727078" calcext:value-type="float">
            <text:p>0.0168016852</text:p>
          </table:table-cell>
          <table:table-cell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6.834955" calcext:value-type="float">
            <text:p>6.834955</text:p>
          </table:table-cell>
          <table:table-cell office:value-type="float" office:value="6.6199087124" calcext:value-type="float">
            <text:p>6.6199087124</text:p>
          </table:table-cell>
          <table:table-cell table:formula="of:=POWER([.C1573]-6.75;2)" office:value-type="float" office:value="0.0169237431094259" calcext:value-type="float">
            <text:p>0.0169237431</text:p>
          </table:table-cell>
          <table:table-cell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6.833508" calcext:value-type="float">
            <text:p>6.833508</text:p>
          </table:table-cell>
          <table:table-cell office:value-type="float" office:value="6.6194418777" calcext:value-type="float">
            <text:p>6.6194418777</text:p>
          </table:table-cell>
          <table:table-cell table:formula="of:=POWER([.C1574]-6.75;2)" office:value-type="float" office:value="0.0170454232985018" calcext:value-type="float">
            <text:p>0.0170454233</text:p>
          </table:table-cell>
          <table:table-cell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6.831912" calcext:value-type="float">
            <text:p>6.831912</text:p>
          </table:table-cell>
          <table:table-cell office:value-type="float" office:value="6.6189788589" calcext:value-type="float">
            <text:p>6.6189788589</text:p>
          </table:table-cell>
          <table:table-cell table:formula="of:=POWER([.C1575]-6.75;2)" office:value-type="float" office:value="0.017166539415146" calcext:value-type="float">
            <text:p>0.0171665394</text:p>
          </table:table-cell>
          <table:table-cell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6.830171" calcext:value-type="float">
            <text:p>6.830171</text:p>
          </table:table-cell>
          <table:table-cell office:value-type="float" office:value="6.6185203253" calcext:value-type="float">
            <text:p>6.6185203253</text:p>
          </table:table-cell>
          <table:table-cell table:formula="of:=POWER([.C1576]-6.75;2)" office:value-type="float" office:value="0.0172869048592177" calcext:value-type="float">
            <text:p>0.0172869049</text:p>
          </table:table-cell>
          <table:table-cell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6.828285" calcext:value-type="float">
            <text:p>6.828285</text:p>
          </table:table-cell>
          <table:table-cell office:value-type="float" office:value="6.6180669301" calcext:value-type="float">
            <text:p>6.6180669301</text:p>
          </table:table-cell>
          <table:table-cell table:formula="of:=POWER([.C1577]-6.75;2)" office:value-type="float" office:value="0.0174063349332382" calcext:value-type="float">
            <text:p>0.0174063349</text:p>
          </table:table-cell>
          <table:table-cell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6.826258" calcext:value-type="float">
            <text:p>6.826258</text:p>
          </table:table-cell>
          <table:table-cell office:value-type="float" office:value="6.6176193132" calcext:value-type="float">
            <text:p>6.6176193132</text:p>
          </table:table-cell>
          <table:table-cell table:formula="of:=POWER([.C1578]-6.75;2)" office:value-type="float" office:value="0.0175246462376396" calcext:value-type="float">
            <text:p>0.0175246462</text:p>
          </table:table-cell>
          <table:table-cell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6.824095" calcext:value-type="float">
            <text:p>6.824095</text:p>
          </table:table-cell>
          <table:table-cell office:value-type="float" office:value="6.6171780901" calcext:value-type="float">
            <text:p>6.6171780901</text:p>
          </table:table-cell>
          <table:table-cell table:formula="of:=POWER([.C1579]-6.75;2)" office:value-type="float" office:value="0.0176416597494836" calcext:value-type="float">
            <text:p>0.0176416597</text:p>
          </table:table-cell>
          <table:table-cell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6.821799" calcext:value-type="float">
            <text:p>6.821799</text:p>
          </table:table-cell>
          <table:table-cell office:value-type="float" office:value="6.6167438522" calcext:value-type="float">
            <text:p>6.6167438522</text:p>
          </table:table-cell>
          <table:table-cell table:formula="of:=POWER([.C1580]-6.75;2)" office:value-type="float" office:value="0.0177572009264955" calcext:value-type="float">
            <text:p>0.0177572009</text:p>
          </table:table-cell>
          <table:table-cell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6.819378" calcext:value-type="float">
            <text:p>6.819378</text:p>
          </table:table-cell>
          <table:table-cell office:value-type="float" office:value="6.616317164" calcext:value-type="float">
            <text:p>6.616317164</text:p>
          </table:table-cell>
          <table:table-cell table:formula="of:=POWER([.C1581]-6.75;2)" office:value-type="float" office:value="0.0178711006410029" calcext:value-type="float">
            <text:p>0.0178711006</text:p>
          </table:table-cell>
          <table:table-cell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6.816836" calcext:value-type="float">
            <text:p>6.816836</text:p>
          </table:table-cell>
          <table:table-cell office:value-type="float" office:value="6.6158985551" calcext:value-type="float">
            <text:p>6.6158985551</text:p>
          </table:table-cell>
          <table:table-cell table:formula="of:=POWER([.C1582]-6.75;2)" office:value-type="float" office:value="0.0179831975242677" calcext:value-type="float">
            <text:p>0.0179831975</text:p>
          </table:table-cell>
          <table:table-cell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6.814182" calcext:value-type="float">
            <text:p>6.814182</text:p>
          </table:table-cell>
          <table:table-cell office:value-type="float" office:value="6.6154885242" calcext:value-type="float">
            <text:p>6.6154885242</text:p>
          </table:table-cell>
          <table:table-cell table:formula="of:=POWER([.C1583]-6.75;2)" office:value-type="float" office:value="0.018093337121894" calcext:value-type="float">
            <text:p>0.0180933371</text:p>
          </table:table-cell>
          <table:table-cell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6.811421" calcext:value-type="float">
            <text:p>6.811421</text:p>
          </table:table-cell>
          <table:table-cell office:value-type="float" office:value="6.6150875282" calcext:value-type="float">
            <text:p>6.6150875282</text:p>
          </table:table-cell>
          <table:table-cell table:formula="of:=POWER([.C1584]-6.75;2)" office:value-type="float" office:value="0.0182013750471858" calcext:value-type="float">
            <text:p>0.018201375</text:p>
          </table:table-cell>
          <table:table-cell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6.808563" calcext:value-type="float">
            <text:p>6.808563</text:p>
          </table:table-cell>
          <table:table-cell office:value-type="float" office:value="6.6146959906" calcext:value-type="float">
            <text:p>6.6146959906</text:p>
          </table:table-cell>
          <table:table-cell table:formula="of:=POWER([.C1585]-6.75;2)" office:value-type="float" office:value="0.0183071749597154" calcext:value-type="float">
            <text:p>0.018307175</text:p>
          </table:table-cell>
          <table:table-cell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6.805616" calcext:value-type="float">
            <text:p>6.805616</text:p>
          </table:table-cell>
          <table:table-cell office:value-type="float" office:value="6.6143142903" calcext:value-type="float">
            <text:p>6.6143142903</text:p>
          </table:table-cell>
          <table:table-cell table:formula="of:=POWER([.C1586]-6.75;2)" office:value-type="float" office:value="0.0184106118167926" calcext:value-type="float">
            <text:p>0.0184106118</text:p>
          </table:table-cell>
          <table:table-cell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6.802588" calcext:value-type="float">
            <text:p>6.802588</text:p>
          </table:table-cell>
          <table:table-cell office:value-type="float" office:value="6.6139427661" calcext:value-type="float">
            <text:p>6.6139427661</text:p>
          </table:table-cell>
          <table:table-cell table:formula="of:=POWER([.C1587]-6.75;2)" office:value-type="float" office:value="0.0185115708965193" calcext:value-type="float">
            <text:p>0.0185115709</text:p>
          </table:table-cell>
          <table:table-cell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6.799488" calcext:value-type="float">
            <text:p>6.799488</text:p>
          </table:table-cell>
          <table:table-cell office:value-type="float" office:value="6.6135817137" calcext:value-type="float">
            <text:p>6.6135817137</text:p>
          </table:table-cell>
          <table:table-cell table:formula="of:=POWER([.C1588]-6.75;2)" office:value-type="float" office:value="0.0186099488370287" calcext:value-type="float">
            <text:p>0.0186099488</text:p>
          </table:table-cell>
          <table:table-cell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6.796326" calcext:value-type="float">
            <text:p>6.796326</text:p>
          </table:table-cell>
          <table:table-cell office:value-type="float" office:value="6.6132313871" calcext:value-type="float">
            <text:p>6.6132313871</text:p>
          </table:table-cell>
          <table:table-cell table:formula="of:=POWER([.C1589]-6.75;2)" office:value-type="float" office:value="0.0187056534745901" calcext:value-type="float">
            <text:p>0.0187056535</text:p>
          </table:table-cell>
          <table:table-cell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6.79311" calcext:value-type="float">
            <text:p>6.79311</text:p>
          </table:table-cell>
          <table:table-cell office:value-type="float" office:value="6.612891996" calcext:value-type="float">
            <text:p>6.612891996</text:p>
          </table:table-cell>
          <table:table-cell table:formula="of:=POWER([.C1590]-6.75;2)" office:value-type="float" office:value="0.018798604760864" calcext:value-type="float">
            <text:p>0.0187986048</text:p>
          </table:table-cell>
          <table:table-cell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6.789851" calcext:value-type="float">
            <text:p>6.789851</text:p>
          </table:table-cell>
          <table:table-cell office:value-type="float" office:value="6.6125637083" calcext:value-type="float">
            <text:p>6.6125637083</text:p>
          </table:table-cell>
          <table:table-cell table:formula="of:=POWER([.C1591]-6.75;2)" office:value-type="float" office:value="0.0188887342762476" calcext:value-type="float">
            <text:p>0.0188887343</text:p>
          </table:table-cell>
          <table:table-cell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6.786558" calcext:value-type="float">
            <text:p>6.786558</text:p>
          </table:table-cell>
          <table:table-cell office:value-type="float" office:value="6.6122466505" calcext:value-type="float">
            <text:p>6.6122466505</text:p>
          </table:table-cell>
          <table:table-cell table:formula="of:=POWER([.C1592]-6.75;2)" office:value-type="float" office:value="0.018975985298469" calcext:value-type="float">
            <text:p>0.0189759853</text:p>
          </table:table-cell>
          <table:table-cell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6.783239" calcext:value-type="float">
            <text:p>6.783239</text:p>
          </table:table-cell>
          <table:table-cell office:value-type="float" office:value="6.6119409059" calcext:value-type="float">
            <text:p>6.6119409059</text:p>
          </table:table-cell>
          <table:table-cell table:formula="of:=POWER([.C1593]-6.75;2)" office:value-type="float" office:value="0.0190603134637126" calcext:value-type="float">
            <text:p>0.0190603135</text:p>
          </table:table-cell>
          <table:table-cell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6.779905" calcext:value-type="float">
            <text:p>6.779905</text:p>
          </table:table-cell>
          <table:table-cell office:value-type="float" office:value="6.6116465228" calcext:value-type="float">
            <text:p>6.6116465228</text:p>
          </table:table-cell>
          <table:table-cell table:formula="of:=POWER([.C1594]-6.75;2)" office:value-type="float" office:value="0.0191416846533309" calcext:value-type="float">
            <text:p>0.0191416847</text:p>
          </table:table-cell>
          <table:table-cell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6.776565" calcext:value-type="float">
            <text:p>6.776565</text:p>
          </table:table-cell>
          <table:table-cell office:value-type="float" office:value="6.6113635067" calcext:value-type="float">
            <text:p>6.6113635067</text:p>
          </table:table-cell>
          <table:table-cell table:formula="of:=POWER([.C1595]-6.75;2)" office:value-type="float" office:value="0.0192200772745209" calcext:value-type="float">
            <text:p>0.0192200773</text:p>
          </table:table-cell>
          <table:table-cell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6.773226" calcext:value-type="float">
            <text:p>6.773226</text:p>
          </table:table-cell>
          <table:table-cell office:value-type="float" office:value="6.6110918306" calcext:value-type="float">
            <text:p>6.6110918306</text:p>
          </table:table-cell>
          <table:table-cell table:formula="of:=POWER([.C1596]-6.75;2)" office:value-type="float" office:value="0.019295479526059" calcext:value-type="float">
            <text:p>0.0192954795</text:p>
          </table:table-cell>
          <table:table-cell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6.769898" calcext:value-type="float">
            <text:p>6.769898</text:p>
          </table:table-cell>
          <table:table-cell office:value-type="float" office:value="6.6108314341" calcext:value-type="float">
            <text:p>6.6108314341</text:p>
          </table:table-cell>
          <table:table-cell table:formula="of:=POWER([.C1597]-6.75;2)" office:value-type="float" office:value="0.0193678897346627" calcext:value-type="float">
            <text:p>0.0193678897</text:p>
          </table:table-cell>
          <table:table-cell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6.766588" calcext:value-type="float">
            <text:p>6.766588</text:p>
          </table:table-cell>
          <table:table-cell office:value-type="float" office:value="6.6105822245" calcext:value-type="float">
            <text:p>6.6105822245</text:p>
          </table:table-cell>
          <table:table-cell table:formula="of:=POWER([.C1598]-6.75;2)" office:value-type="float" office:value="0.0194373161253684" calcext:value-type="float">
            <text:p>0.0194373161</text:p>
          </table:table-cell>
          <table:table-cell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6.763304" calcext:value-type="float">
            <text:p>6.763304</text:p>
          </table:table-cell>
          <table:table-cell office:value-type="float" office:value="6.6103440806" calcext:value-type="float">
            <text:p>6.6103440806</text:p>
          </table:table-cell>
          <table:table-cell table:formula="of:=POWER([.C1599]-6.75;2)" office:value-type="float" office:value="0.0195037758234593" calcext:value-type="float">
            <text:p>0.0195037758</text:p>
          </table:table-cell>
          <table:table-cell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6.760054" calcext:value-type="float">
            <text:p>6.760054</text:p>
          </table:table-cell>
          <table:table-cell office:value-type="float" office:value="6.6101168562" calcext:value-type="float">
            <text:p>6.6101168562</text:p>
          </table:table-cell>
          <table:table-cell table:formula="of:=POWER([.C1600]-6.75;2)" office:value-type="float" office:value="0.0195672939193714" calcext:value-type="float">
            <text:p>0.0195672939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.756843" calcext:value-type="float">
            <text:p>6.756843</text:p>
          </table:table-cell>
          <table:table-cell office:value-type="float" office:value="6.609900379" calcext:value-type="float">
            <text:p>6.609900379</text:p>
          </table:table-cell>
          <table:table-cell table:formula="of:=POWER([.C1601]-6.75;2)" office:value-type="float" office:value="0.0196279038043437" calcext:value-type="float">
            <text:p>0.0196279038</text:p>
          </table:table-cell>
          <table:table-cell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6.753677" calcext:value-type="float">
            <text:p>6.753677</text:p>
          </table:table-cell>
          <table:table-cell office:value-type="float" office:value="6.6096944597" calcext:value-type="float">
            <text:p>6.6096944597</text:p>
          </table:table-cell>
          <table:table-cell table:formula="of:=POWER([.C1602]-6.75;2)" office:value-type="float" office:value="0.0196856446388749" calcext:value-type="float">
            <text:p>0.0196856446</text:p>
          </table:table-cell>
          <table:table-cell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6.750562" calcext:value-type="float">
            <text:p>6.750562</text:p>
          </table:table-cell>
          <table:table-cell office:value-type="float" office:value="6.6094988925" calcext:value-type="float">
            <text:p>6.6094988925</text:p>
          </table:table-cell>
          <table:table-cell table:formula="of:=POWER([.C1603]-6.75;2)" office:value-type="float" office:value="0.0197405612087267" calcext:value-type="float">
            <text:p>0.0197405612</text:p>
          </table:table-cell>
          <table:table-cell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6.747503" calcext:value-type="float">
            <text:p>6.747503</text:p>
          </table:table-cell>
          <table:table-cell office:value-type="float" office:value="6.6093134543" calcext:value-type="float">
            <text:p>6.6093134543</text:p>
          </table:table-cell>
          <table:table-cell table:formula="of:=POWER([.C1604]-6.75;2)" office:value-type="float" office:value="0.019792704140998" calcext:value-type="float">
            <text:p>0.0197927041</text:p>
          </table:table-cell>
          <table:table-cell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6.744504" calcext:value-type="float">
            <text:p>6.744504</text:p>
          </table:table-cell>
          <table:table-cell office:value-type="float" office:value="6.6091379099" calcext:value-type="float">
            <text:p>6.6091379099</text:p>
          </table:table-cell>
          <table:table-cell table:formula="of:=POWER([.C1605]-6.75;2)" office:value-type="float" office:value="0.0198421284273404" calcext:value-type="float">
            <text:p>0.0198421284</text:p>
          </table:table-cell>
          <table:table-cell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6.741567" calcext:value-type="float">
            <text:p>6.741567</text:p>
          </table:table-cell>
          <table:table-cell office:value-type="float" office:value="6.6089720175" calcext:value-type="float">
            <text:p>6.6089720175</text:p>
          </table:table-cell>
          <table:table-cell table:formula="of:=POWER([.C1606]-6.75;2)" office:value-type="float" office:value="0.0198888918480203" calcext:value-type="float">
            <text:p>0.0198888918</text:p>
          </table:table-cell>
          <table:table-cell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6.738695" calcext:value-type="float">
            <text:p>6.738695</text:p>
          </table:table-cell>
          <table:table-cell office:value-type="float" office:value="6.6088155296" calcext:value-type="float">
            <text:p>6.6088155296</text:p>
          </table:table-cell>
          <table:table-cell table:formula="of:=POWER([.C1607]-6.75;2)" office:value-type="float" office:value="0.0199330546821284" calcext:value-type="float">
            <text:p>0.0199330547</text:p>
          </table:table-cell>
          <table:table-cell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6.73589" calcext:value-type="float">
            <text:p>6.73589</text:p>
          </table:table-cell>
          <table:table-cell office:value-type="float" office:value="6.6086681962" calcext:value-type="float">
            <text:p>6.6086681962</text:p>
          </table:table-cell>
          <table:table-cell table:formula="of:=POWER([.C1608]-6.75;2)" office:value-type="float" office:value="0.0199746787653617" calcext:value-type="float">
            <text:p>0.0199746788</text:p>
          </table:table-cell>
          <table:table-cell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6.733153" calcext:value-type="float">
            <text:p>6.733153</text:p>
          </table:table-cell>
          <table:table-cell office:value-type="float" office:value="6.6085297661" calcext:value-type="float">
            <text:p>6.6085297661</text:p>
          </table:table-cell>
          <table:table-cell table:formula="of:=POWER([.C1609]-6.75;2)" office:value-type="float" office:value="0.0200138270797206" calcext:value-type="float">
            <text:p>0.0200138271</text:p>
          </table:table-cell>
          <table:table-cell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6.730484" calcext:value-type="float">
            <text:p>6.730484</text:p>
          </table:table-cell>
          <table:table-cell office:value-type="float" office:value="6.6083999906" calcext:value-type="float">
            <text:p>6.6083999906</text:p>
          </table:table-cell>
          <table:table-cell table:formula="of:=POWER([.C1610]-6.75;2)" office:value-type="float" office:value="0.0200505626620802" calcext:value-type="float">
            <text:p>0.0200505627</text:p>
          </table:table-cell>
          <table:table-cell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6.727883" calcext:value-type="float">
            <text:p>6.727883</text:p>
          </table:table-cell>
          <table:table-cell office:value-type="float" office:value="6.608278625" calcext:value-type="float">
            <text:p>6.608278625</text:p>
          </table:table-cell>
          <table:table-cell table:formula="of:=POWER([.C1611]-6.75;2)" office:value-type="float" office:value="0.0200849481318905" calcext:value-type="float">
            <text:p>0.0200849481</text:p>
          </table:table-cell>
          <table:table-cell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6.725349" calcext:value-type="float">
            <text:p>6.725349</text:p>
          </table:table-cell>
          <table:table-cell office:value-type="float" office:value="6.6081654315" calcext:value-type="float">
            <text:p>6.6081654315</text:p>
          </table:table-cell>
          <table:table-cell table:formula="of:=POWER([.C1612]-6.75;2)" office:value-type="float" office:value="0.0201170448215812" calcext:value-type="float">
            <text:p>0.0201170448</text:p>
          </table:table-cell>
          <table:table-cell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6.72288" calcext:value-type="float">
            <text:p>6.72288</text:p>
          </table:table-cell>
          <table:table-cell office:value-type="float" office:value="6.6080601801" calcext:value-type="float">
            <text:p>6.6080601801</text:p>
          </table:table-cell>
          <table:table-cell table:formula="of:=POWER([.C1613]-6.75;2)" office:value-type="float" office:value="0.0201469124732445" calcext:value-type="float">
            <text:p>0.0201469125</text:p>
          </table:table-cell>
          <table:table-cell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6.720472" calcext:value-type="float">
            <text:p>6.720472</text:p>
          </table:table-cell>
          <table:table-cell office:value-type="float" office:value="6.6079626519" calcext:value-type="float">
            <text:p>6.6079626519</text:p>
          </table:table-cell>
          <table:table-cell table:formula="of:=POWER([.C1614]-6.75;2)" office:value-type="float" office:value="0.0201746082552805" calcext:value-type="float">
            <text:p>0.0201746083</text:p>
          </table:table-cell>
          <table:table-cell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6.718124" calcext:value-type="float">
            <text:p>6.718124</text:p>
          </table:table-cell>
          <table:table-cell office:value-type="float" office:value="6.6078726438" calcext:value-type="float">
            <text:p>6.6078726438</text:p>
          </table:table-cell>
          <table:table-cell table:formula="of:=POWER([.C1615]-6.75;2)" office:value-type="float" office:value="0.0202001853804016" calcext:value-type="float">
            <text:p>0.0202001854</text:p>
          </table:table-cell>
          <table:table-cell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6.715831" calcext:value-type="float">
            <text:p>6.715831</text:p>
          </table:table-cell>
          <table:table-cell office:value-type="float" office:value="6.607789961" calcext:value-type="float">
            <text:p>6.607789961</text:p>
          </table:table-cell>
          <table:table-cell table:formula="of:=POWER([.C1616]-6.75;2)" office:value-type="float" office:value="0.0202236951923815" calcext:value-type="float">
            <text:p>0.0202236952</text:p>
          </table:table-cell>
          <table:table-cell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6.713589" calcext:value-type="float">
            <text:p>6.713589</text:p>
          </table:table-cell>
          <table:table-cell office:value-type="float" office:value="6.6077144247" calcext:value-type="float">
            <text:p>6.6077144247</text:p>
          </table:table-cell>
          <table:table-cell table:formula="of:=POWER([.C1617]-6.75;2)" office:value-type="float" office:value="0.0202451849384519" calcext:value-type="float">
            <text:p>0.0202451849</text:p>
          </table:table-cell>
          <table:table-cell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6.711393" calcext:value-type="float">
            <text:p>6.711393</text:p>
          </table:table-cell>
          <table:table-cell office:value-type="float" office:value="6.6076458737" calcext:value-type="float">
            <text:p>6.6076458737</text:p>
          </table:table-cell>
          <table:table-cell table:formula="of:=POWER([.C1618]-6.75;2)" office:value-type="float" office:value="0.0202646972746363" calcext:value-type="float">
            <text:p>0.0202646973</text:p>
          </table:table-cell>
          <table:table-cell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6.709237" calcext:value-type="float">
            <text:p>6.709237</text:p>
          </table:table-cell>
          <table:table-cell office:value-type="float" office:value="6.6075841626" calcext:value-type="float">
            <text:p>6.6075841626</text:p>
          </table:table-cell>
          <table:table-cell table:formula="of:=POWER([.C1619]-6.75;2)" office:value-type="float" office:value="0.0202822707423432" calcext:value-type="float">
            <text:p>0.0202822707</text:p>
          </table:table-cell>
          <table:table-cell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6.707117" calcext:value-type="float">
            <text:p>6.707117</text:p>
          </table:table-cell>
          <table:table-cell office:value-type="float" office:value="6.6075291653" calcext:value-type="float">
            <text:p>6.6075291653</text:p>
          </table:table-cell>
          <table:table-cell table:formula="of:=POWER([.C1620]-6.75;2)" office:value-type="float" office:value="0.0202979387401148" calcext:value-type="float">
            <text:p>0.0202979387</text:p>
          </table:table-cell>
          <table:table-cell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6.705025" calcext:value-type="float">
            <text:p>6.705025</text:p>
          </table:table-cell>
          <table:table-cell office:value-type="float" office:value="6.6074807688" calcext:value-type="float">
            <text:p>6.6074807688</text:p>
          </table:table-cell>
          <table:table-cell table:formula="of:=POWER([.C1621]-6.75;2)" office:value-type="float" office:value="0.020311731261839" calcext:value-type="float">
            <text:p>0.0203117313</text:p>
          </table:table-cell>
          <table:table-cell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6.702956" calcext:value-type="float">
            <text:p>6.702956</text:p>
          </table:table-cell>
          <table:table-cell office:value-type="float" office:value="6.6074388817" calcext:value-type="float">
            <text:p>6.6074388817</text:p>
          </table:table-cell>
          <table:table-cell table:formula="of:=POWER([.C1622]-6.75;2)" office:value-type="float" office:value="0.0203236724509465" calcext:value-type="float">
            <text:p>0.0203236725</text:p>
          </table:table-cell>
          <table:table-cell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6.700902" calcext:value-type="float">
            <text:p>6.700902</text:p>
          </table:table-cell>
          <table:table-cell office:value-type="float" office:value="6.6074034288" calcext:value-type="float">
            <text:p>6.6074034288</text:p>
          </table:table-cell>
          <table:table-cell table:formula="of:=POWER([.C1623]-6.75;2)" office:value-type="float" office:value="0.0203337821179968" calcext:value-type="float">
            <text:p>0.0203337821</text:p>
          </table:table-cell>
          <table:table-cell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6.698857" calcext:value-type="float">
            <text:p>6.698857</text:p>
          </table:table-cell>
          <table:table-cell office:value-type="float" office:value="6.6073743535" calcext:value-type="float">
            <text:p>6.6073743535</text:p>
          </table:table-cell>
          <table:table-cell table:formula="of:=POWER([.C1624]-6.75;2)" office:value-type="float" office:value="0.020342075039543" calcext:value-type="float">
            <text:p>0.020342075</text:p>
          </table:table-cell>
          <table:table-cell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6.696813" calcext:value-type="float">
            <text:p>6.696813</text:p>
          </table:table-cell>
          <table:table-cell office:value-type="float" office:value="6.6073516156" calcext:value-type="float">
            <text:p>6.6073516156</text:p>
          </table:table-cell>
          <table:table-cell table:formula="of:=POWER([.C1625]-6.75;2)" office:value-type="float" office:value="0.0203485615719302" calcext:value-type="float">
            <text:p>0.0203485616</text:p>
          </table:table-cell>
          <table:table-cell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6.694764" calcext:value-type="float">
            <text:p>6.694764</text:p>
          </table:table-cell>
          <table:table-cell office:value-type="float" office:value="6.6073351935" calcext:value-type="float">
            <text:p>6.6073351935</text:p>
          </table:table-cell>
          <table:table-cell table:formula="of:=POWER([.C1626]-6.75;2)" office:value-type="float" office:value="0.0203532470136824" calcext:value-type="float">
            <text:p>0.020353247</text:p>
          </table:table-cell>
          <table:table-cell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6.692702" calcext:value-type="float">
            <text:p>6.692702</text:p>
          </table:table-cell>
          <table:table-cell office:value-type="float" office:value="6.607325082" calcext:value-type="float">
            <text:p>6.607325082</text:p>
          </table:table-cell>
          <table:table-cell table:formula="of:=POWER([.C1627]-6.75;2)" office:value-type="float" office:value="0.0203561322263067" calcext:value-type="float">
            <text:p>0.0203561322</text:p>
          </table:table-cell>
          <table:table-cell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6.690621" calcext:value-type="float">
            <text:p>6.690621</text:p>
          </table:table-cell>
          <table:table-cell office:value-type="float" office:value="6.6073212903" calcext:value-type="float">
            <text:p>6.6073212903</text:p>
          </table:table-cell>
          <table:table-cell table:formula="of:=POWER([.C1628]-6.75;2)" office:value-type="float" office:value="0.0203572142016569" calcext:value-type="float">
            <text:p>0.0203572142</text:p>
          </table:table-cell>
          <table:table-cell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6.688513" calcext:value-type="float">
            <text:p>6.688513</text:p>
          </table:table-cell>
          <table:table-cell office:value-type="float" office:value="6.6073238441" calcext:value-type="float">
            <text:p>6.6073238441</text:p>
          </table:table-cell>
          <table:table-cell table:formula="of:=POWER([.C1629]-6.75;2)" office:value-type="float" office:value="0.0203564854624012" calcext:value-type="float">
            <text:p>0.0203564855</text:p>
          </table:table-cell>
          <table:table-cell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6.686372" calcext:value-type="float">
            <text:p>6.686372</text:p>
          </table:table-cell>
          <table:table-cell office:value-type="float" office:value="6.6073327809" calcext:value-type="float">
            <text:p>6.6073327809</text:p>
          </table:table-cell>
          <table:table-cell table:formula="of:=POWER([.C1630]-6.75;2)" office:value-type="float" office:value="0.0203539354057273" calcext:value-type="float">
            <text:p>0.0203539354</text:p>
          </table:table-cell>
          <table:table-cell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6.68419" calcext:value-type="float">
            <text:p>6.68419</text:p>
          </table:table-cell>
          <table:table-cell office:value-type="float" office:value="6.6073481519" calcext:value-type="float">
            <text:p>6.6073481519</text:p>
          </table:table-cell>
          <table:table-cell table:formula="of:=POWER([.C1631]-6.75;2)" office:value-type="float" office:value="0.0203495497663454" calcext:value-type="float">
            <text:p>0.0203495498</text:p>
          </table:table-cell>
          <table:table-cell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6.681962" calcext:value-type="float">
            <text:p>6.681962</text:p>
          </table:table-cell>
          <table:table-cell office:value-type="float" office:value="6.6073700228" calcext:value-type="float">
            <text:p>6.6073700228</text:p>
          </table:table-cell>
          <table:table-cell table:formula="of:=POWER([.C1632]-6.75;2)" office:value-type="float" office:value="0.0203433103960726" calcext:value-type="float">
            <text:p>0.0203433104</text:p>
          </table:table-cell>
          <table:table-cell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6.679681" calcext:value-type="float">
            <text:p>6.679681</text:p>
          </table:table-cell>
          <table:table-cell office:value-type="float" office:value="6.6073984677" calcext:value-type="float">
            <text:p>6.6073984677</text:p>
          </table:table-cell>
          <table:table-cell table:formula="of:=POWER([.C1633]-6.75;2)" office:value-type="float" office:value="0.0203351970143078" calcext:value-type="float">
            <text:p>0.020335197</text:p>
          </table:table-cell>
          <table:table-cell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6.677341" calcext:value-type="float">
            <text:p>6.677341</text:p>
          </table:table-cell>
          <table:table-cell office:value-type="float" office:value="6.6074335712" calcext:value-type="float">
            <text:p>6.6074335712</text:p>
          </table:table-cell>
          <table:table-cell table:formula="of:=POWER([.C1634]-6.75;2)" office:value-type="float" office:value="0.0203251866207856" calcext:value-type="float">
            <text:p>0.0203251866</text:p>
          </table:table-cell>
          <table:table-cell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6.674938" calcext:value-type="float">
            <text:p>6.674938</text:p>
          </table:table-cell>
          <table:table-cell office:value-type="float" office:value="6.6074754261" calcext:value-type="float">
            <text:p>6.6074754261</text:p>
          </table:table-cell>
          <table:table-cell table:formula="of:=POWER([.C1635]-6.75;2)" office:value-type="float" office:value="0.0203132541653766" calcext:value-type="float">
            <text:p>0.0203132542</text:p>
          </table:table-cell>
          <table:table-cell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6.672466" calcext:value-type="float">
            <text:p>6.672466</text:p>
          </table:table-cell>
          <table:table-cell office:value-type="float" office:value="6.6075241331" calcext:value-type="float">
            <text:p>6.6075241331</text:p>
          </table:table-cell>
          <table:table-cell table:formula="of:=POWER([.C1636]-6.75;2)" office:value-type="float" office:value="0.0202993726489065" calcext:value-type="float">
            <text:p>0.0202993726</text:p>
          </table:table-cell>
          <table:table-cell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6.66992" calcext:value-type="float">
            <text:p>6.66992</text:p>
          </table:table-cell>
          <table:table-cell office:value-type="float" office:value="6.6075797984" calcext:value-type="float">
            <text:p>6.6075797984</text:p>
          </table:table-cell>
          <table:table-cell table:formula="of:=POWER([.C1637]-6.75;2)" office:value-type="float" office:value="0.0202835138237847" calcext:value-type="float">
            <text:p>0.0202835138</text:p>
          </table:table-cell>
          <table:table-cell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6.667297" calcext:value-type="float">
            <text:p>6.667297</text:p>
          </table:table-cell>
          <table:table-cell office:value-type="float" office:value="6.6076425336" calcext:value-type="float">
            <text:p>6.6076425336</text:p>
          </table:table-cell>
          <table:table-cell table:formula="of:=POWER([.C1638]-6.75;2)" office:value-type="float" office:value="0.0202656482398271" calcext:value-type="float">
            <text:p>0.0202656482</text:p>
          </table:table-cell>
          <table:table-cell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6.664593" calcext:value-type="float">
            <text:p>6.664593</text:p>
          </table:table-cell>
          <table:table-cell office:value-type="float" office:value="6.6077124556" calcext:value-type="float">
            <text:p>6.6077124556</text:p>
          </table:table-cell>
          <table:table-cell table:formula="of:=POWER([.C1639]-6.75;2)" office:value-type="float" office:value="0.020245745291382" calcext:value-type="float">
            <text:p>0.0202457453</text:p>
          </table:table-cell>
          <table:table-cell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6.661804" calcext:value-type="float">
            <text:p>6.661804</text:p>
          </table:table-cell>
          <table:table-cell office:value-type="float" office:value="6.6077896815" calcext:value-type="float">
            <text:p>6.6077896815</text:p>
          </table:table-cell>
          <table:table-cell table:formula="of:=POWER([.C1640]-6.75;2)" office:value-type="float" office:value="0.0202237746878715" calcext:value-type="float">
            <text:p>0.0202237747</text:p>
          </table:table-cell>
          <table:table-cell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6.658929" calcext:value-type="float">
            <text:p>6.658929</text:p>
          </table:table-cell>
          <table:table-cell office:value-type="float" office:value="6.607874332" calcext:value-type="float">
            <text:p>6.607874332</text:p>
          </table:table-cell>
          <table:table-cell table:formula="of:=POWER([.C1641]-6.75;2)" office:value-type="float" office:value="0.0201997055044463" calcext:value-type="float">
            <text:p>0.0201997055</text:p>
          </table:table-cell>
          <table:table-cell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6.655964" calcext:value-type="float">
            <text:p>6.655964</text:p>
          </table:table-cell>
          <table:table-cell office:value-type="float" office:value="6.6079665282" calcext:value-type="float">
            <text:p>6.6079665282</text:p>
          </table:table-cell>
          <table:table-cell table:formula="of:=POWER([.C1642]-6.75;2)" office:value-type="float" office:value="0.0201735071115613" calcext:value-type="float">
            <text:p>0.0201735071</text:p>
          </table:table-cell>
          <table:table-cell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6.652909" calcext:value-type="float">
            <text:p>6.652909</text:p>
          </table:table-cell>
          <table:table-cell office:value-type="float" office:value="6.6080663911" calcext:value-type="float">
            <text:p>6.6080663911</text:p>
          </table:table-cell>
          <table:table-cell table:formula="of:=POWER([.C1643]-6.75;2)" office:value-type="float" office:value="0.0201451493353781" calcext:value-type="float">
            <text:p>0.0201451493</text:p>
          </table:table-cell>
          <table:table-cell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6.649763" calcext:value-type="float">
            <text:p>6.649763</text:p>
          </table:table-cell>
          <table:table-cell office:value-type="float" office:value="6.608174039" calcext:value-type="float">
            <text:p>6.608174039</text:p>
          </table:table-cell>
          <table:table-cell table:formula="of:=POWER([.C1644]-6.75;2)" office:value-type="float" office:value="0.0201146032135736" calcext:value-type="float">
            <text:p>0.0201146032</text:p>
          </table:table-cell>
          <table:table-cell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6.646524" calcext:value-type="float">
            <text:p>6.646524</text:p>
          </table:table-cell>
          <table:table-cell office:value-type="float" office:value="6.6082895901" calcext:value-type="float">
            <text:p>6.6082895901</text:p>
          </table:table-cell>
          <table:table-cell table:formula="of:=POWER([.C1645]-6.75;2)" office:value-type="float" office:value="0.020081840274026" calcext:value-type="float">
            <text:p>0.0200818403</text:p>
          </table:table-cell>
          <table:table-cell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6.643194" calcext:value-type="float">
            <text:p>6.643194</text:p>
          </table:table-cell>
          <table:table-cell office:value-type="float" office:value="6.6084131586" calcext:value-type="float">
            <text:p>6.6084131586</text:p>
          </table:table-cell>
          <table:table-cell table:formula="of:=POWER([.C1646]-6.75;2)" office:value-type="float" office:value="0.0200468336576287" calcext:value-type="float">
            <text:p>0.0200468337</text:p>
          </table:table-cell>
          <table:table-cell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6.639772" calcext:value-type="float">
            <text:p>6.639772</text:p>
          </table:table-cell>
          <table:table-cell office:value-type="float" office:value="6.6085448548" calcext:value-type="float">
            <text:p>6.6085448548</text:p>
          </table:table-cell>
          <table:table-cell table:formula="of:=POWER([.C1647]-6.75;2)" office:value-type="float" office:value="0.0200095581035531" calcext:value-type="float">
            <text:p>0.0200095581</text:p>
          </table:table-cell>
          <table:table-cell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6.63626" calcext:value-type="float">
            <text:p>6.63626</text:p>
          </table:table-cell>
          <table:table-cell office:value-type="float" office:value="6.6086847849" calcext:value-type="float">
            <text:p>6.6086847849</text:p>
          </table:table-cell>
          <table:table-cell table:formula="of:=POWER([.C1648]-6.75;2)" office:value-type="float" office:value="0.0199699900187592" calcext:value-type="float">
            <text:p>0.01996999</text:p>
          </table:table-cell>
          <table:table-cell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6.632659" calcext:value-type="float">
            <text:p>6.632659</text:p>
          </table:table-cell>
          <table:table-cell office:value-type="float" office:value="6.6088330484" calcext:value-type="float">
            <text:p>6.6088330484</text:p>
          </table:table-cell>
          <table:table-cell table:formula="of:=POWER([.C1649]-6.75;2)" office:value-type="float" office:value="0.0199281082240367" calcext:value-type="float">
            <text:p>0.0199281082</text:p>
          </table:table-cell>
          <table:table-cell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6.628972" calcext:value-type="float">
            <text:p>6.628972</text:p>
          </table:table-cell>
          <table:table-cell office:value-type="float" office:value="6.6089897419" calcext:value-type="float">
            <text:p>6.6089897419</text:p>
          </table:table-cell>
          <table:table-cell table:formula="of:=POWER([.C1650]-6.75;2)" office:value-type="float" office:value="0.0198838928894285" calcext:value-type="float">
            <text:p>0.0198838929</text:p>
          </table:table-cell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6.625202" calcext:value-type="float">
            <text:p>6.625202</text:p>
          </table:table-cell>
          <table:table-cell office:value-type="float" office:value="6.6091549543" calcext:value-type="float">
            <text:p>6.6091549543</text:p>
          </table:table-cell>
          <table:table-cell table:formula="of:=POWER([.C1651]-6.75;2)" office:value-type="float" office:value="0.0198373268982351" calcext:value-type="float">
            <text:p>0.0198373269</text:p>
          </table:table-cell>
          <table:table-cell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6.621351" calcext:value-type="float">
            <text:p>6.621351</text:p>
          </table:table-cell>
          <table:table-cell office:value-type="float" office:value="6.6093287648" calcext:value-type="float">
            <text:p>6.6093287648</text:p>
          </table:table-cell>
          <table:table-cell table:formula="of:=POWER([.C1652]-6.75;2)" office:value-type="float" office:value="0.0197883964126938" calcext:value-type="float">
            <text:p>0.0197883964</text:p>
          </table:table-cell>
          <table:table-cell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6.617423" calcext:value-type="float">
            <text:p>6.617423</text:p>
          </table:table-cell>
          <table:table-cell office:value-type="float" office:value="6.6095112473" calcext:value-type="float">
            <text:p>6.6095112473</text:p>
          </table:table-cell>
          <table:table-cell table:formula="of:=POWER([.C1653]-6.75;2)" office:value-type="float" office:value="0.0197370896352016" calcext:value-type="float">
            <text:p>0.0197370896</text:p>
          </table:table-cell>
          <table:table-cell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6.613424" calcext:value-type="float">
            <text:p>6.613424</text:p>
          </table:table-cell>
          <table:table-cell office:value-type="float" office:value="6.6097024691" calcext:value-type="float">
            <text:p>6.6097024691</text:p>
          </table:table-cell>
          <table:table-cell table:formula="of:=POWER([.C1654]-6.75;2)" office:value-type="float" office:value="0.0196833971766364" calcext:value-type="float">
            <text:p>0.0196833972</text:p>
          </table:table-cell>
          <table:table-cell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6.609356" calcext:value-type="float">
            <text:p>6.609356</text:p>
          </table:table-cell>
          <table:table-cell office:value-type="float" office:value="6.6099024839" calcext:value-type="float">
            <text:p>6.6099024839</text:p>
          </table:table-cell>
          <table:table-cell table:formula="of:=POWER([.C1655]-6.75;2)" office:value-type="float" office:value="0.0196273140173898" calcext:value-type="float">
            <text:p>0.019627314</text:p>
          </table:table-cell>
          <table:table-cell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6.605227" calcext:value-type="float">
            <text:p>6.605227</text:p>
          </table:table-cell>
          <table:table-cell office:value-type="float" office:value="6.6101113401" calcext:value-type="float">
            <text:p>6.6101113401</text:p>
          </table:table-cell>
          <table:table-cell table:formula="of:=POWER([.C1656]-6.75;2)" office:value-type="float" office:value="0.019568837168618" calcext:value-type="float">
            <text:p>0.0195688372</text:p>
          </table:table-cell>
          <table:table-cell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6.601041" calcext:value-type="float">
            <text:p>6.601041</text:p>
          </table:table-cell>
          <table:table-cell office:value-type="float" office:value="6.6103290753" calcext:value-type="float">
            <text:p>6.6103290753</text:p>
          </table:table-cell>
          <table:table-cell table:formula="of:=POWER([.C1657]-6.75;2)" office:value-type="float" office:value="0.019507967206553" calcext:value-type="float">
            <text:p>0.0195079672</text:p>
          </table:table-cell>
          <table:table-cell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6.596804" calcext:value-type="float">
            <text:p>6.596804</text:p>
          </table:table-cell>
          <table:table-cell office:value-type="float" office:value="6.6105557164" calcext:value-type="float">
            <text:p>6.6105557164</text:p>
          </table:table-cell>
          <table:table-cell table:formula="of:=POWER([.C1658]-6.75;2)" office:value-type="float" office:value="0.0194447082287171" calcext:value-type="float">
            <text:p>0.0194447082</text:p>
          </table:table-cell>
          <table:table-cell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6.592525" calcext:value-type="float">
            <text:p>6.592525</text:p>
          </table:table-cell>
          <table:table-cell office:value-type="float" office:value="6.6107912809" calcext:value-type="float">
            <text:p>6.6107912809</text:p>
          </table:table-cell>
          <table:table-cell table:formula="of:=POWER([.C1659]-6.75;2)" office:value-type="float" office:value="0.0193790674734627" calcext:value-type="float">
            <text:p>0.0193790675</text:p>
          </table:table-cell>
          <table:table-cell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6.588208" calcext:value-type="float">
            <text:p>6.588208</text:p>
          </table:table-cell>
          <table:table-cell office:value-type="float" office:value="6.6110357715" calcext:value-type="float">
            <text:p>6.6110357715</text:p>
          </table:table-cell>
          <table:table-cell table:formula="of:=POWER([.C1660]-6.75;2)" office:value-type="float" office:value="0.0193110568026002" calcext:value-type="float">
            <text:p>0.0193110568</text:p>
          </table:table-cell>
          <table:table-cell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6.583864" calcext:value-type="float">
            <text:p>6.583864</text:p>
          </table:table-cell>
          <table:table-cell office:value-type="float" office:value="6.6112891828" calcext:value-type="float">
            <text:p>6.6112891828</text:p>
          </table:table-cell>
          <table:table-cell table:formula="of:=POWER([.C1661]-6.75;2)" office:value-type="float" office:value="0.0192406908082918" calcext:value-type="float">
            <text:p>0.0192406908</text:p>
          </table:table-cell>
          <table:table-cell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6.579498" calcext:value-type="float">
            <text:p>6.579498</text:p>
          </table:table-cell>
          <table:table-cell office:value-type="float" office:value="6.6115514946" calcext:value-type="float">
            <text:p>6.6115514946</text:p>
          </table:table-cell>
          <table:table-cell table:formula="of:=POWER([.C1662]-6.75;2)" office:value-type="float" office:value="0.0191679886474937" calcext:value-type="float">
            <text:p>0.0191679886</text:p>
          </table:table-cell>
          <table:table-cell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6.575121" calcext:value-type="float">
            <text:p>6.575121</text:p>
          </table:table-cell>
          <table:table-cell office:value-type="float" office:value="6.6118226761" calcext:value-type="float">
            <text:p>6.6118226761</text:p>
          </table:table-cell>
          <table:table-cell table:formula="of:=POWER([.C1663]-6.75;2)" office:value-type="float" office:value="0.0190929728401655" calcext:value-type="float">
            <text:p>0.0190929728</text:p>
          </table:table-cell>
          <table:table-cell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6.570741" calcext:value-type="float">
            <text:p>6.570741</text:p>
          </table:table-cell>
          <table:table-cell office:value-type="float" office:value="6.6121026815" calcext:value-type="float">
            <text:p>6.6121026815</text:p>
          </table:table-cell>
          <table:table-cell table:formula="of:=POWER([.C1664]-6.75;2)" office:value-type="float" office:value="0.0190156704494905" calcext:value-type="float">
            <text:p>0.0190156704</text:p>
          </table:table-cell>
          <table:table-cell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6.566367" calcext:value-type="float">
            <text:p>6.566367</text:p>
          </table:table-cell>
          <table:table-cell office:value-type="float" office:value="6.6123914503" calcext:value-type="float">
            <text:p>6.6123914503</text:p>
          </table:table-cell>
          <table:table-cell table:formula="of:=POWER([.C1665]-6.75;2)" office:value-type="float" office:value="0.0189361129505375" calcext:value-type="float">
            <text:p>0.018936113</text:p>
          </table:table-cell>
          <table:table-cell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6.562009" calcext:value-type="float">
            <text:p>6.562009</text:p>
          </table:table-cell>
          <table:table-cell office:value-type="float" office:value="6.6126889113" calcext:value-type="float">
            <text:p>6.6126889113</text:p>
          </table:table-cell>
          <table:table-cell table:formula="of:=POWER([.C1666]-6.75;2)" office:value-type="float" office:value="0.0188543350799792" calcext:value-type="float">
            <text:p>0.0188543351</text:p>
          </table:table-cell>
          <table:table-cell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6.557678" calcext:value-type="float">
            <text:p>6.557678</text:p>
          </table:table-cell>
          <table:table-cell office:value-type="float" office:value="6.6129949758" calcext:value-type="float">
            <text:p>6.6129949758</text:p>
          </table:table-cell>
          <table:table-cell table:formula="of:=POWER([.C1667]-6.75;2)" office:value-type="float" office:value="0.0187703766560425" calcext:value-type="float">
            <text:p>0.0187703767</text:p>
          </table:table-cell>
          <table:table-cell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6.553384" calcext:value-type="float">
            <text:p>6.553384</text:p>
          </table:table-cell>
          <table:table-cell office:value-type="float" office:value="6.613309539" calcext:value-type="float">
            <text:p>6.613309539</text:p>
          </table:table-cell>
          <table:table-cell table:formula="of:=POWER([.C1668]-6.75;2)" office:value-type="float" office:value="0.0186842821283924" calcext:value-type="float">
            <text:p>0.0186842821</text:p>
          </table:table-cell>
          <table:table-cell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6.549137" calcext:value-type="float">
            <text:p>6.549137</text:p>
          </table:table-cell>
          <table:table-cell office:value-type="float" office:value="6.6136324812" calcext:value-type="float">
            <text:p>6.6136324812</text:p>
          </table:table-cell>
          <table:table-cell table:formula="of:=POWER([.C1669]-6.75;2)" office:value-type="float" office:value="0.0185961001836684" calcext:value-type="float">
            <text:p>0.0185961002</text:p>
          </table:table-cell>
          <table:table-cell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6.544949" calcext:value-type="float">
            <text:p>6.544949</text:p>
          </table:table-cell>
          <table:table-cell office:value-type="float" office:value="6.613963668" calcext:value-type="float">
            <text:p>6.613963668</text:p>
          </table:table-cell>
          <table:table-cell table:formula="of:=POWER([.C1670]-6.75;2)" office:value-type="float" office:value="0.0185058836240142" calcext:value-type="float">
            <text:p>0.0185058836</text:p>
          </table:table-cell>
          <table:table-cell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6.540831" calcext:value-type="float">
            <text:p>6.540831</text:p>
          </table:table-cell>
          <table:table-cell office:value-type="float" office:value="6.6143029476" calcext:value-type="float">
            <text:p>6.6143029476</text:p>
          </table:table-cell>
          <table:table-cell table:formula="of:=POWER([.C1671]-6.75;2)" office:value-type="float" office:value="0.0184136900300484" calcext:value-type="float">
            <text:p>0.01841369</text:p>
          </table:table-cell>
          <table:table-cell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6.536795" calcext:value-type="float">
            <text:p>6.536795</text:p>
          </table:table-cell>
          <table:table-cell office:value-type="float" office:value="6.6146501519" calcext:value-type="float">
            <text:p>6.6146501519</text:p>
          </table:table-cell>
          <table:table-cell table:formula="of:=POWER([.C1672]-6.75;2)" office:value-type="float" office:value="0.018319581380693" calcext:value-type="float">
            <text:p>0.0183195814</text:p>
          </table:table-cell>
          <table:table-cell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6.532851" calcext:value-type="float">
            <text:p>6.532851</text:p>
          </table:table-cell>
          <table:table-cell office:value-type="float" office:value="6.6150050941" calcext:value-type="float">
            <text:p>6.6150050941</text:p>
          </table:table-cell>
          <table:table-cell table:formula="of:=POWER([.C1673]-6.75;2)" office:value-type="float" office:value="0.0182236246189499" calcext:value-type="float">
            <text:p>0.0182236246</text:p>
          </table:table-cell>
          <table:table-cell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6.529012" calcext:value-type="float">
            <text:p>6.529012</text:p>
          </table:table-cell>
          <table:table-cell office:value-type="float" office:value="6.6153675726" calcext:value-type="float">
            <text:p>6.6153675726</text:p>
          </table:table-cell>
          <table:table-cell table:formula="of:=POWER([.C1674]-6.75;2)" office:value-type="float" office:value="0.0181258905076162" calcext:value-type="float">
            <text:p>0.0181258905</text:p>
          </table:table-cell>
          <table:table-cell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6.525288" calcext:value-type="float">
            <text:p>6.525288</text:p>
          </table:table-cell>
          <table:table-cell office:value-type="float" office:value="6.6157373683" calcext:value-type="float">
            <text:p>6.6157373683</text:p>
          </table:table-cell>
          <table:table-cell table:formula="of:=POWER([.C1675]-6.75;2)" office:value-type="float" office:value="0.01802645427101" calcext:value-type="float">
            <text:p>0.0180264543</text:p>
          </table:table-cell>
          <table:table-cell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6.521692" calcext:value-type="float">
            <text:p>6.521692</text:p>
          </table:table-cell>
          <table:table-cell office:value-type="float" office:value="6.6161142446" calcext:value-type="float">
            <text:p>6.6161142446</text:p>
          </table:table-cell>
          <table:table-cell table:formula="of:=POWER([.C1676]-6.75;2)" office:value-type="float" office:value="0.0179253954990285" calcext:value-type="float">
            <text:p>0.0179253955</text:p>
          </table:table-cell>
          <table:table-cell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6.518233" calcext:value-type="float">
            <text:p>6.518233</text:p>
          </table:table-cell>
          <table:table-cell office:value-type="float" office:value="6.6164979489" calcext:value-type="float">
            <text:p>6.6164979489</text:p>
          </table:table-cell>
          <table:table-cell table:formula="of:=POWER([.C1677]-6.75;2)" office:value-type="float" office:value="0.017822797647907" calcext:value-type="float">
            <text:p>0.0178227976</text:p>
          </table:table-cell>
          <table:table-cell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6.514924" calcext:value-type="float">
            <text:p>6.514924</text:p>
          </table:table-cell>
          <table:table-cell office:value-type="float" office:value="6.6168882137" calcext:value-type="float">
            <text:p>6.6168882137</text:p>
          </table:table-cell>
          <table:table-cell table:formula="of:=POWER([.C1678]-6.75;2)" office:value-type="float" office:value="0.0177187476519768" calcext:value-type="float">
            <text:p>0.0177187477</text:p>
          </table:table-cell>
          <table:table-cell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6.511774" calcext:value-type="float">
            <text:p>6.511774</text:p>
          </table:table-cell>
          <table:table-cell office:value-type="float" office:value="6.6172847513" calcext:value-type="float">
            <text:p>6.6172847513</text:p>
          </table:table-cell>
          <table:table-cell table:formula="of:=POWER([.C1679]-6.75;2)" office:value-type="float" office:value="0.0176133372375029" calcext:value-type="float">
            <text:p>0.0176133372</text:p>
          </table:table-cell>
          <table:table-cell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6.508792" calcext:value-type="float">
            <text:p>6.508792</text:p>
          </table:table-cell>
          <table:table-cell office:value-type="float" office:value="6.6176872634" calcext:value-type="float">
            <text:p>6.6176872634</text:p>
          </table:table-cell>
          <table:table-cell table:formula="of:=POWER([.C1680]-6.75;2)" office:value-type="float" office:value="0.0175066602665811" calcext:value-type="float">
            <text:p>0.0175066603</text:p>
          </table:table-cell>
          <table:table-cell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6.505988" calcext:value-type="float">
            <text:p>6.505988</text:p>
          </table:table-cell>
          <table:table-cell office:value-type="float" office:value="6.6180954368" calcext:value-type="float">
            <text:p>6.6180954368</text:p>
          </table:table-cell>
          <table:table-cell table:formula="of:=POWER([.C1681]-6.75;2)" office:value-type="float" office:value="0.0173988137929828" calcext:value-type="float">
            <text:p>0.0173988138</text:p>
          </table:table-cell>
          <table:table-cell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6.503371" calcext:value-type="float">
            <text:p>6.503371</text:p>
          </table:table-cell>
          <table:table-cell office:value-type="float" office:value="6.6185089449" calcext:value-type="float">
            <text:p>6.6185089449</text:p>
          </table:table-cell>
          <table:table-cell table:formula="of:=POWER([.C1682]-6.75;2)" office:value-type="float" office:value="0.0172898975713112" calcext:value-type="float">
            <text:p>0.0172898976</text:p>
          </table:table-cell>
          <table:table-cell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6.500947" calcext:value-type="float">
            <text:p>6.500947</text:p>
          </table:table-cell>
          <table:table-cell office:value-type="float" office:value="6.6189274476" calcext:value-type="float">
            <text:p>6.6189274476</text:p>
          </table:table-cell>
          <table:table-cell table:formula="of:=POWER([.C1683]-6.75;2)" office:value-type="float" office:value="0.0171800139926508" calcext:value-type="float">
            <text:p>0.017180014</text:p>
          </table:table-cell>
          <table:table-cell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6.498723" calcext:value-type="float">
            <text:p>6.498723</text:p>
          </table:table-cell>
          <table:table-cell office:value-type="float" office:value="6.6193505981" calcext:value-type="float">
            <text:p>6.6193505981</text:p>
          </table:table-cell>
          <table:table-cell table:formula="of:=POWER([.C1684]-6.75;2)" office:value-type="float" office:value="0.0170692662168276" calcext:value-type="float">
            <text:p>0.0170692662</text:p>
          </table:table-cell>
          <table:table-cell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6.496704" calcext:value-type="float">
            <text:p>6.496704</text:p>
          </table:table-cell>
          <table:table-cell office:value-type="float" office:value="6.6197780376" calcext:value-type="float">
            <text:p>6.6197780376</text:p>
          </table:table-cell>
          <table:table-cell table:formula="of:=POWER([.C1685]-6.75;2)" office:value-type="float" office:value="0.0169577594913071" calcext:value-type="float">
            <text:p>0.0169577595</text:p>
          </table:table-cell>
          <table:table-cell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6.494895" calcext:value-type="float">
            <text:p>6.494895</text:p>
          </table:table-cell>
          <table:table-cell office:value-type="float" office:value="6.6202094005" calcext:value-type="float">
            <text:p>6.6202094005</text:p>
          </table:table-cell>
          <table:table-cell table:formula="of:=POWER([.C1686]-6.75;2)" office:value-type="float" office:value="0.0168455997185693" calcext:value-type="float">
            <text:p>0.0168455997</text:p>
          </table:table-cell>
          <table:table-cell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6.493298" calcext:value-type="float">
            <text:p>6.493298</text:p>
          </table:table-cell>
          <table:table-cell office:value-type="float" office:value="6.6206443172" calcext:value-type="float">
            <text:p>6.6206443172</text:p>
          </table:table-cell>
          <table:table-cell table:formula="of:=POWER([.C1687]-6.75;2)" office:value-type="float" office:value="0.0167328926726542" calcext:value-type="float">
            <text:p>0.0167328927</text:p>
          </table:table-cell>
          <table:table-cell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6.491914" calcext:value-type="float">
            <text:p>6.491914</text:p>
          </table:table-cell>
          <table:table-cell office:value-type="float" office:value="6.6210824153" calcext:value-type="float">
            <text:p>6.6210824153</text:p>
          </table:table-cell>
          <table:table-cell table:formula="of:=POWER([.C1688]-6.75;2)" office:value-type="float" office:value="0.0166197436448817" calcext:value-type="float">
            <text:p>0.0166197436</text:p>
          </table:table-cell>
          <table:table-cell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6.490744" calcext:value-type="float">
            <text:p>6.490744</text:p>
          </table:table-cell>
          <table:table-cell office:value-type="float" office:value="6.6215233212" calcext:value-type="float">
            <text:p>6.6215233212</text:p>
          </table:table-cell>
          <table:table-cell table:formula="of:=POWER([.C1689]-6.75;2)" office:value-type="float" office:value="0.0165062569954784" calcext:value-type="float">
            <text:p>0.016506257</text:p>
          </table:table-cell>
          <table:table-cell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6.489785" calcext:value-type="float">
            <text:p>6.489785</text:p>
          </table:table-cell>
          <table:table-cell office:value-type="float" office:value="6.6219666626" calcext:value-type="float">
            <text:p>6.6219666626</text:p>
          </table:table-cell>
          <table:table-cell table:formula="of:=POWER([.C1690]-6.75;2)" office:value-type="float" office:value="0.0163925354857822" calcext:value-type="float">
            <text:p>0.0163925355</text:p>
          </table:table-cell>
          <table:table-cell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6.489034" calcext:value-type="float">
            <text:p>6.489034</text:p>
          </table:table-cell>
          <table:table-cell office:value-type="float" office:value="6.6224120739" calcext:value-type="float">
            <text:p>6.6224120739</text:p>
          </table:table-cell>
          <table:table-cell table:formula="of:=POWER([.C1691]-6.75;2)" office:value-type="float" office:value="0.0162786788864992" calcext:value-type="float">
            <text:p>0.0162786789</text:p>
          </table:table-cell>
          <table:table-cell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6.488487" calcext:value-type="float">
            <text:p>6.488487</text:p>
          </table:table-cell>
          <table:table-cell office:value-type="float" office:value="6.6228591935" calcext:value-type="float">
            <text:p>6.6228591935</text:p>
          </table:table-cell>
          <table:table-cell table:formula="of:=POWER([.C1692]-6.75;2)" office:value-type="float" office:value="0.0161647846774704" calcext:value-type="float">
            <text:p>0.0161647847</text:p>
          </table:table-cell>
          <table:table-cell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6.488136" calcext:value-type="float">
            <text:p>6.488136</text:p>
          </table:table-cell>
          <table:table-cell office:value-type="float" office:value="6.6233076694" calcext:value-type="float">
            <text:p>6.6233076694</text:p>
          </table:table-cell>
          <table:table-cell table:formula="of:=POWER([.C1693]-6.75;2)" office:value-type="float" office:value="0.0160509466328597" calcext:value-type="float">
            <text:p>0.0160509466</text:p>
          </table:table-cell>
          <table:table-cell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6.487972" calcext:value-type="float">
            <text:p>6.487972</text:p>
          </table:table-cell>
          <table:table-cell office:value-type="float" office:value="6.6237571626" calcext:value-type="float">
            <text:p>6.6237571626</text:p>
          </table:table-cell>
          <table:table-cell table:formula="of:=POWER([.C1694]-6.75;2)" office:value-type="float" office:value="0.0159372539948027" calcext:value-type="float">
            <text:p>0.015937254</text:p>
          </table:table-cell>
          <table:table-cell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6.487986" calcext:value-type="float">
            <text:p>6.487986</text:p>
          </table:table-cell>
          <table:table-cell office:value-type="float" office:value="6.6242073508" calcext:value-type="float">
            <text:p>6.6242073508</text:p>
          </table:table-cell>
          <table:table-cell table:formula="of:=POWER([.C1695]-6.75;2)" office:value-type="float" office:value="0.0158237905927543" calcext:value-type="float">
            <text:p>0.0158237906</text:p>
          </table:table-cell>
          <table:table-cell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6.488166" calcext:value-type="float">
            <text:p>6.488166</text:p>
          </table:table-cell>
          <table:table-cell office:value-type="float" office:value="6.6246579288" calcext:value-type="float">
            <text:p>6.6246579288</text:p>
          </table:table-cell>
          <table:table-cell table:formula="of:=POWER([.C1696]-6.75;2)" office:value-type="float" office:value="0.015710634812706" calcext:value-type="float">
            <text:p>0.0157106348</text:p>
          </table:table-cell>
          <table:table-cell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6.488497" calcext:value-type="float">
            <text:p>6.488497</text:p>
          </table:table-cell>
          <table:table-cell office:value-type="float" office:value="6.6251086102" calcext:value-type="float">
            <text:p>6.6251086102</text:p>
          </table:table-cell>
          <table:table-cell table:formula="of:=POWER([.C1697]-6.75;2)" office:value-type="float" office:value="0.0155978592461756" calcext:value-type="float">
            <text:p>0.0155978592</text:p>
          </table:table-cell>
          <table:table-cell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6.488966" calcext:value-type="float">
            <text:p>6.488966</text:p>
          </table:table-cell>
          <table:table-cell office:value-type="float" office:value="6.6255591358" calcext:value-type="float">
            <text:p>6.6255591358</text:p>
          </table:table-cell>
          <table:table-cell table:formula="of:=POWER([.C1698]-6.75;2)" office:value-type="float" office:value="0.0154855286828429" calcext:value-type="float">
            <text:p>0.0154855287</text:p>
          </table:table-cell>
          <table:table-cell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6.489554" calcext:value-type="float">
            <text:p>6.489554</text:p>
          </table:table-cell>
          <table:table-cell office:value-type="float" office:value="6.6260092675" calcext:value-type="float">
            <text:p>6.6260092675</text:p>
          </table:table-cell>
          <table:table-cell table:formula="of:=POWER([.C1699]-6.75;2)" office:value-type="float" office:value="0.0153737017458866" calcext:value-type="float">
            <text:p>0.0153737017</text:p>
          </table:table-cell>
          <table:table-cell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6.490244" calcext:value-type="float">
            <text:p>6.490244</text:p>
          </table:table-cell>
          <table:table-cell office:value-type="float" office:value="6.6264588011" calcext:value-type="float">
            <text:p>6.6264588011</text:p>
          </table:table-cell>
          <table:table-cell table:formula="of:=POWER([.C1700]-6.75;2)" office:value-type="float" office:value="0.0152624278256493" calcext:value-type="float">
            <text:p>0.0152624278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.491017" calcext:value-type="float">
            <text:p>6.491017</text:p>
          </table:table-cell>
          <table:table-cell office:value-type="float" office:value="6.6269075578" calcext:value-type="float">
            <text:p>6.6269075578</text:p>
          </table:table-cell>
          <table:table-cell table:formula="of:=POWER([.C1701]-6.75;2)" office:value-type="float" office:value="0.0151517493267603" calcext:value-type="float">
            <text:p>0.0151517493</text:p>
          </table:table-cell>
          <table:table-cell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6.491853" calcext:value-type="float">
            <text:p>6.491853</text:p>
          </table:table-cell>
          <table:table-cell office:value-type="float" office:value="6.6273553938" calcext:value-type="float">
            <text:p>6.6273553938</text:p>
          </table:table-cell>
          <table:table-cell table:formula="of:=POWER([.C1702]-6.75;2)" office:value-type="float" office:value="0.015041699429953" calcext:value-type="float">
            <text:p>0.0150416994</text:p>
          </table:table-cell>
          <table:table-cell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6.492728" calcext:value-type="float">
            <text:p>6.492728</text:p>
          </table:table-cell>
          <table:table-cell office:value-type="float" office:value="6.6278021976" calcext:value-type="float">
            <text:p>6.6278021976</text:p>
          </table:table-cell>
          <table:table-cell table:formula="of:=POWER([.C1703]-6.75;2)" office:value-type="float" office:value="0.0149323029113894" calcext:value-type="float">
            <text:p>0.0149323029</text:p>
          </table:table-cell>
          <table:table-cell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6.493622" calcext:value-type="float">
            <text:p>6.493622</text:p>
          </table:table-cell>
          <table:table-cell office:value-type="float" office:value="6.6282478965" calcext:value-type="float">
            <text:p>6.6282478965</text:p>
          </table:table-cell>
          <table:table-cell table:formula="of:=POWER([.C1704]-6.75;2)" office:value-type="float" office:value="0.0148235747066748" calcext:value-type="float">
            <text:p>0.0148235747</text:p>
          </table:table-cell>
          <table:table-cell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6.494512" calcext:value-type="float">
            <text:p>6.494512</text:p>
          </table:table-cell>
          <table:table-cell office:value-type="float" office:value="6.628692453" calcext:value-type="float">
            <text:p>6.628692453</text:p>
          </table:table-cell>
          <table:table-cell table:formula="of:=POWER([.C1705]-6.75;2)" office:value-type="float" office:value="0.0147155209591572" calcext:value-type="float">
            <text:p>0.014715521</text:p>
          </table:table-cell>
          <table:table-cell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6.495373" calcext:value-type="float">
            <text:p>6.495373</text:p>
          </table:table-cell>
          <table:table-cell office:value-type="float" office:value="6.6291358669" calcext:value-type="float">
            <text:p>6.6291358669</text:p>
          </table:table-cell>
          <table:table-cell table:formula="of:=POWER([.C1706]-6.75;2)" office:value-type="float" office:value="0.0146081386700144" calcext:value-type="float">
            <text:p>0.0146081387</text:p>
          </table:table-cell>
          <table:table-cell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6.496184" calcext:value-type="float">
            <text:p>6.496184</text:p>
          </table:table-cell>
          <table:table-cell office:value-type="float" office:value="6.6295781801" calcext:value-type="float">
            <text:p>6.6295781801</text:p>
          </table:table-cell>
          <table:table-cell table:formula="of:=POWER([.C1707]-6.75;2)" office:value-type="float" office:value="0.014501414708028" calcext:value-type="float">
            <text:p>0.0145014147</text:p>
          </table:table-cell>
          <table:table-cell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6.496919" calcext:value-type="float">
            <text:p>6.496919</text:p>
          </table:table-cell>
          <table:table-cell office:value-type="float" office:value="6.6300194677" calcext:value-type="float">
            <text:p>6.6300194677</text:p>
          </table:table-cell>
          <table:table-cell table:formula="of:=POWER([.C1708]-6.75;2)" office:value-type="float" office:value="0.0143953281309913" calcext:value-type="float">
            <text:p>0.0143953281</text:p>
          </table:table-cell>
          <table:table-cell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6.497557" calcext:value-type="float">
            <text:p>6.497557</text:p>
          </table:table-cell>
          <table:table-cell office:value-type="float" office:value="6.6304598495" calcext:value-type="float">
            <text:p>6.6304598495</text:p>
          </table:table-cell>
          <table:table-cell table:formula="of:=POWER([.C1709]-6.75;2)" office:value-type="float" office:value="0.0142898475815626" calcext:value-type="float">
            <text:p>0.0142898476</text:p>
          </table:table-cell>
          <table:table-cell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6.498073" calcext:value-type="float">
            <text:p>6.498073</text:p>
          </table:table-cell>
          <table:table-cell office:value-type="float" office:value="6.6308994772" calcext:value-type="float">
            <text:p>6.6308994772</text:p>
          </table:table-cell>
          <table:table-cell table:formula="of:=POWER([.C1710]-6.75;2)" office:value-type="float" office:value="0.0141849345312334" calcext:value-type="float">
            <text:p>0.0141849345</text:p>
          </table:table-cell>
          <table:table-cell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6.498447" calcext:value-type="float">
            <text:p>6.498447</text:p>
          </table:table-cell>
          <table:table-cell office:value-type="float" office:value="6.6313385457" calcext:value-type="float">
            <text:p>6.6313385457</text:p>
          </table:table-cell>
          <table:table-cell table:formula="of:=POWER([.C1711]-6.75;2)" office:value-type="float" office:value="0.0140805407365909" calcext:value-type="float">
            <text:p>0.0140805407</text:p>
          </table:table-cell>
          <table:table-cell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6.498658" calcext:value-type="float">
            <text:p>6.498658</text:p>
          </table:table-cell>
          <table:table-cell office:value-type="float" office:value="6.6317772823" calcext:value-type="float">
            <text:p>6.6317772823</text:p>
          </table:table-cell>
          <table:table-cell table:formula="of:=POWER([.C1712]-6.75;2)" office:value-type="float" office:value="0.0139766109803739" calcext:value-type="float">
            <text:p>0.013976611</text:p>
          </table:table-cell>
          <table:table-cell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6.498684" calcext:value-type="float">
            <text:p>6.498684</text:p>
          </table:table-cell>
          <table:table-cell office:value-type="float" office:value="6.6322159476" calcext:value-type="float">
            <text:p>6.6322159476</text:p>
          </table:table-cell>
          <table:table-cell table:formula="of:=POWER([.C1713]-6.75;2)" office:value-type="float" office:value="0.013873082999766" calcext:value-type="float">
            <text:p>0.013873083</text:p>
          </table:table-cell>
          <table:table-cell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6.498508" calcext:value-type="float">
            <text:p>6.498508</text:p>
          </table:table-cell>
          <table:table-cell office:value-type="float" office:value="6.6326548387" calcext:value-type="float">
            <text:p>6.6326548387</text:p>
          </table:table-cell>
          <table:table-cell table:formula="of:=POWER([.C1714]-6.75;2)" office:value-type="float" office:value="0.0137698868805231" calcext:value-type="float">
            <text:p>0.0137698869</text:p>
          </table:table-cell>
          <table:table-cell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6.498113" calcext:value-type="float">
            <text:p>6.498113</text:p>
          </table:table-cell>
          <table:table-cell office:value-type="float" office:value="6.6330942782" calcext:value-type="float">
            <text:p>6.6330942782</text:p>
          </table:table-cell>
          <table:table-cell table:formula="of:=POWER([.C1715]-6.75;2)" office:value-type="float" office:value="0.0136669477895791" calcext:value-type="float">
            <text:p>0.0136669478</text:p>
          </table:table-cell>
          <table:table-cell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6.497483" calcext:value-type="float">
            <text:p>6.497483</text:p>
          </table:table-cell>
          <table:table-cell office:value-type="float" office:value="6.6335346169" calcext:value-type="float">
            <text:p>6.6335346169</text:p>
          </table:table-cell>
          <table:table-cell table:formula="of:=POWER([.C1716]-6.75;2)" office:value-type="float" office:value="0.0135641854606297" calcext:value-type="float">
            <text:p>0.0135641855</text:p>
          </table:table-cell>
          <table:table-cell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6.496605" calcext:value-type="float">
            <text:p>6.496605</text:p>
          </table:table-cell>
          <table:table-cell office:value-type="float" office:value="6.6339762312" calcext:value-type="float">
            <text:p>6.6339762312</text:p>
          </table:table-cell>
          <table:table-cell table:formula="of:=POWER([.C1717]-6.75;2)" office:value-type="float" office:value="0.0134615149265558" calcext:value-type="float">
            <text:p>0.0134615149</text:p>
          </table:table-cell>
          <table:table-cell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6.495468" calcext:value-type="float">
            <text:p>6.495468</text:p>
          </table:table-cell>
          <table:table-cell office:value-type="float" office:value="6.6344195175" calcext:value-type="float">
            <text:p>6.6344195175</text:p>
          </table:table-cell>
          <table:table-cell table:formula="of:=POWER([.C1718]-6.75;2)" office:value-type="float" office:value="0.0133588479349329" calcext:value-type="float">
            <text:p>0.0133588479</text:p>
          </table:table-cell>
          <table:table-cell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6.494062" calcext:value-type="float">
            <text:p>6.494062</text:p>
          </table:table-cell>
          <table:table-cell office:value-type="float" office:value="6.6348648884" calcext:value-type="float">
            <text:p>6.6348648884</text:p>
          </table:table-cell>
          <table:table-cell table:formula="of:=POWER([.C1719]-6.75;2)" office:value-type="float" office:value="0.0132560939231444" calcext:value-type="float">
            <text:p>0.0132560939</text:p>
          </table:table-cell>
          <table:table-cell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6.49238" calcext:value-type="float">
            <text:p>6.49238</text:p>
          </table:table-cell>
          <table:table-cell office:value-type="float" office:value="6.6353127715" calcext:value-type="float">
            <text:p>6.6353127715</text:p>
          </table:table-cell>
          <table:table-cell table:formula="of:=POWER([.C1720]-6.75;2)" office:value-type="float" office:value="0.0131531603810113" calcext:value-type="float">
            <text:p>0.0131531604</text:p>
          </table:table-cell>
          <table:table-cell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6.490419" calcext:value-type="float">
            <text:p>6.490419</text:p>
          </table:table-cell>
          <table:table-cell office:value-type="float" office:value="6.6357636048" calcext:value-type="float">
            <text:p>6.6357636048</text:p>
          </table:table-cell>
          <table:table-cell table:formula="of:=POWER([.C1721]-6.75;2)" office:value-type="float" office:value="0.0130499539882905" calcext:value-type="float">
            <text:p>0.013049954</text:p>
          </table:table-cell>
          <table:table-cell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6.488176" calcext:value-type="float">
            <text:p>6.488176</text:p>
          </table:table-cell>
          <table:table-cell office:value-type="float" office:value="6.636217828" calcext:value-type="float">
            <text:p>6.636217828</text:p>
          </table:table-cell>
          <table:table-cell table:formula="of:=POWER([.C1722]-6.75;2)" office:value-type="float" office:value="0.0129463826650375" calcext:value-type="float">
            <text:p>0.0129463827</text:p>
          </table:table-cell>
          <table:table-cell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6.485651" calcext:value-type="float">
            <text:p>6.485651</text:p>
          </table:table-cell>
          <table:table-cell office:value-type="float" office:value="6.6366758844" calcext:value-type="float">
            <text:p>6.6366758844</text:p>
          </table:table-cell>
          <table:table-cell table:formula="of:=POWER([.C1723]-6.75;2)" office:value-type="float" office:value="0.0128423551765222" calcext:value-type="float">
            <text:p>0.0128423552</text:p>
          </table:table-cell>
          <table:table-cell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6.482846" calcext:value-type="float">
            <text:p>6.482846</text:p>
          </table:table-cell>
          <table:table-cell office:value-type="float" office:value="6.6371382151" calcext:value-type="float">
            <text:p>6.6371382151</text:p>
          </table:table-cell>
          <table:table-cell table:formula="of:=POWER([.C1724]-6.75;2)" office:value-type="float" office:value="0.0127377824908138" calcext:value-type="float">
            <text:p>0.0127377825</text:p>
          </table:table-cell>
          <table:table-cell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6.479768" calcext:value-type="float">
            <text:p>6.479768</text:p>
          </table:table-cell>
          <table:table-cell office:value-type="float" office:value="6.6376052554" calcext:value-type="float">
            <text:p>6.6376052554</text:p>
          </table:table-cell>
          <table:table-cell table:formula="of:=POWER([.C1725]-6.75;2)" office:value-type="float" office:value="0.0126325786136991" calcext:value-type="float">
            <text:p>0.0126325786</text:p>
          </table:table-cell>
          <table:table-cell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6.476424" calcext:value-type="float">
            <text:p>6.476424</text:p>
          </table:table-cell>
          <table:table-cell office:value-type="float" office:value="6.6380774261" calcext:value-type="float">
            <text:p>6.6380774261</text:p>
          </table:table-cell>
          <table:table-cell table:formula="of:=POWER([.C1726]-6.75;2)" office:value-type="float" office:value="0.012526662548401" calcext:value-type="float">
            <text:p>0.0125266625</text:p>
          </table:table-cell>
          <table:table-cell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6.472823" calcext:value-type="float">
            <text:p>6.472823</text:p>
          </table:table-cell>
          <table:table-cell office:value-type="float" office:value="6.6385551331" calcext:value-type="float">
            <text:p>6.6385551331</text:p>
          </table:table-cell>
          <table:table-cell table:formula="of:=POWER([.C1727]-6.75;2)" office:value-type="float" office:value="0.0124199583583588" calcext:value-type="float">
            <text:p>0.0124199584</text:p>
          </table:table-cell>
          <table:table-cell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6.468977" calcext:value-type="float">
            <text:p>6.468977</text:p>
          </table:table-cell>
          <table:table-cell office:value-type="float" office:value="6.6390387648" calcext:value-type="float">
            <text:p>6.6390387648</text:p>
          </table:table-cell>
          <table:table-cell table:formula="of:=POWER([.C1728]-6.75;2)" office:value-type="float" office:value="0.0123123957171096" calcext:value-type="float">
            <text:p>0.0123123957</text:p>
          </table:table-cell>
          <table:table-cell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6.4649" calcext:value-type="float">
            <text:p>6.4649</text:p>
          </table:table-cell>
          <table:table-cell office:value-type="float" office:value="6.6395286855" calcext:value-type="float">
            <text:p>6.6395286855</text:p>
          </table:table-cell>
          <table:table-cell table:formula="of:=POWER([.C1729]-6.75;2)" office:value-type="float" office:value="0.0122039113273579" calcext:value-type="float">
            <text:p>0.0122039113</text:p>
          </table:table-cell>
          <table:table-cell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6.460608" calcext:value-type="float">
            <text:p>6.460608</text:p>
          </table:table-cell>
          <table:table-cell office:value-type="float" office:value="6.6400252352" calcext:value-type="float">
            <text:p>6.6400252352</text:p>
          </table:table-cell>
          <table:table-cell table:formula="of:=POWER([.C1730]-6.75;2)" office:value-type="float" office:value="0.0120944488928154" calcext:value-type="float">
            <text:p>0.0120944489</text:p>
          </table:table-cell>
          <table:table-cell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6.456118" calcext:value-type="float">
            <text:p>6.456118</text:p>
          </table:table-cell>
          <table:table-cell office:value-type="float" office:value="6.6405287218" calcext:value-type="float">
            <text:p>6.6405287218</text:p>
          </table:table-cell>
          <table:table-cell table:formula="of:=POWER([.C1731]-6.75;2)" office:value-type="float" office:value="0.0119839607507418" calcext:value-type="float">
            <text:p>0.0119839608</text:p>
          </table:table-cell>
          <table:table-cell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6.451448" calcext:value-type="float">
            <text:p>6.451448</text:p>
          </table:table-cell>
          <table:table-cell office:value-type="float" office:value="6.641039422" calcext:value-type="float">
            <text:p>6.641039422</text:p>
          </table:table-cell>
          <table:table-cell table:formula="of:=POWER([.C1732]-6.75;2)" office:value-type="float" office:value="0.011872407558094" calcext:value-type="float">
            <text:p>0.0118724076</text:p>
          </table:table-cell>
          <table:table-cell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6.44662" calcext:value-type="float">
            <text:p>6.44662</text:p>
          </table:table-cell>
          <table:table-cell office:value-type="float" office:value="6.641557578" calcext:value-type="float">
            <text:p>6.641557578</text:p>
          </table:table-cell>
          <table:table-cell table:formula="of:=POWER([.C1733]-6.75;2)" office:value-type="float" office:value="0.011759758889226" calcext:value-type="float">
            <text:p>0.0117597589</text:p>
          </table:table-cell>
          <table:table-cell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6.441653" calcext:value-type="float">
            <text:p>6.441653</text:p>
          </table:table-cell>
          <table:table-cell office:value-type="float" office:value="6.6420833938" calcext:value-type="float">
            <text:p>6.6420833938</text:p>
          </table:table-cell>
          <table:table-cell table:formula="of:=POWER([.C1734]-6.75;2)" office:value-type="float" office:value="0.0116459938937259" calcext:value-type="float">
            <text:p>0.0116459939</text:p>
          </table:table-cell>
          <table:table-cell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6.436569" calcext:value-type="float">
            <text:p>6.436569</text:p>
          </table:table-cell>
          <table:table-cell office:value-type="float" office:value="6.6426170349" calcext:value-type="float">
            <text:p>6.6426170349</text:p>
          </table:table-cell>
          <table:table-cell table:formula="of:=POWER([.C1735]-6.75;2)" office:value-type="float" office:value="0.0115311011936679" calcext:value-type="float">
            <text:p>0.0115311012</text:p>
          </table:table-cell>
          <table:table-cell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6.431389" calcext:value-type="float">
            <text:p>6.431389</text:p>
          </table:table-cell>
          <table:table-cell office:value-type="float" office:value="6.643158629" calcext:value-type="float">
            <text:p>6.643158629</text:p>
          </table:table-cell>
          <table:table-cell table:formula="of:=POWER([.C1736]-6.75;2)" office:value-type="float" office:value="0.0114150785571596" calcext:value-type="float">
            <text:p>0.0114150786</text:p>
          </table:table-cell>
          <table:table-cell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6.426136" calcext:value-type="float">
            <text:p>6.426136</text:p>
          </table:table-cell>
          <table:table-cell office:value-type="float" office:value="6.6437082621" calcext:value-type="float">
            <text:p>6.6437082621</text:p>
          </table:table-cell>
          <table:table-cell table:formula="of:=POWER([.C1737]-6.75;2)" office:value-type="float" office:value="0.0112979335458024" calcext:value-type="float">
            <text:p>0.0112979335</text:p>
          </table:table-cell>
          <table:table-cell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6.420829" calcext:value-type="float">
            <text:p>6.420829</text:p>
          </table:table-cell>
          <table:table-cell office:value-type="float" office:value="6.6442659798" calcext:value-type="float">
            <text:p>6.6442659798</text:p>
          </table:table-cell>
          <table:table-cell table:formula="of:=POWER([.C1738]-6.75;2)" office:value-type="float" office:value="0.011179683027654" calcext:value-type="float">
            <text:p>0.011179683</text:p>
          </table:table-cell>
          <table:table-cell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6.415491" calcext:value-type="float">
            <text:p>6.415491</text:p>
          </table:table-cell>
          <table:table-cell office:value-type="float" office:value="6.644831789" calcext:value-type="float">
            <text:p>6.644831789</text:p>
          </table:table-cell>
          <table:table-cell table:formula="of:=POWER([.C1739]-6.75;2)" office:value-type="float" office:value="0.0110603526049404" calcext:value-type="float">
            <text:p>0.0110603526</text:p>
          </table:table-cell>
          <table:table-cell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6.410139" calcext:value-type="float">
            <text:p>6.410139</text:p>
          </table:table-cell>
          <table:table-cell office:value-type="float" office:value="6.6454056546" calcext:value-type="float">
            <text:p>6.6454056546</text:p>
          </table:table-cell>
          <table:table-cell table:formula="of:=POWER([.C1740]-6.75;2)" office:value-type="float" office:value="0.0109399770896545" calcext:value-type="float">
            <text:p>0.0109399771</text:p>
          </table:table-cell>
          <table:table-cell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6.404792" calcext:value-type="float">
            <text:p>6.404792</text:p>
          </table:table-cell>
          <table:table-cell office:value-type="float" office:value="6.6459875081" calcext:value-type="float">
            <text:p>6.6459875081</text:p>
          </table:table-cell>
          <table:table-cell table:formula="of:=POWER([.C1741]-6.75;2)" office:value-type="float" office:value="0.0108185984712475" calcext:value-type="float">
            <text:p>0.0108185985</text:p>
          </table:table-cell>
          <table:table-cell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6.399465" calcext:value-type="float">
            <text:p>6.399465</text:p>
          </table:table-cell>
          <table:table-cell office:value-type="float" office:value="6.6465772446" calcext:value-type="float">
            <text:p>6.6465772446</text:p>
          </table:table-cell>
          <table:table-cell table:formula="of:=POWER([.C1742]-6.75;2)" office:value-type="float" office:value="0.0106962663345283" calcext:value-type="float">
            <text:p>0.0106962663</text:p>
          </table:table-cell>
          <table:table-cell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6.394172" calcext:value-type="float">
            <text:p>6.394172</text:p>
          </table:table-cell>
          <table:table-cell office:value-type="float" office:value="6.6471747285" calcext:value-type="float">
            <text:p>6.6471747285</text:p>
          </table:table-cell>
          <table:table-cell table:formula="of:=POWER([.C1743]-6.75;2)" office:value-type="float" office:value="0.0105730364590488" calcext:value-type="float">
            <text:p>0.0105730365</text:p>
          </table:table-cell>
          <table:table-cell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6.388922" calcext:value-type="float">
            <text:p>6.388922</text:p>
          </table:table-cell>
          <table:table-cell office:value-type="float" office:value="6.6477797944" calcext:value-type="float">
            <text:p>6.6477797944</text:p>
          </table:table-cell>
          <table:table-cell table:formula="of:=POWER([.C1744]-6.75;2)" office:value-type="float" office:value="0.0104489704329063" calcext:value-type="float">
            <text:p>0.0104489704</text:p>
          </table:table-cell>
          <table:table-cell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6.383721" calcext:value-type="float">
            <text:p>6.383721</text:p>
          </table:table-cell>
          <table:table-cell office:value-type="float" office:value="6.6483922567" calcext:value-type="float">
            <text:p>6.6483922567</text:p>
          </table:table-cell>
          <table:table-cell table:formula="of:=POWER([.C1745]-6.75;2)" office:value-type="float" office:value="0.0103241334985186" calcext:value-type="float">
            <text:p>0.0103241335</text:p>
          </table:table-cell>
          <table:table-cell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6.378573" calcext:value-type="float">
            <text:p>6.378573</text:p>
          </table:table-cell>
          <table:table-cell office:value-type="float" office:value="6.6490119113" calcext:value-type="float">
            <text:p>6.6490119113</text:p>
          </table:table-cell>
          <table:table-cell table:formula="of:=POWER([.C1746]-6.75;2)" office:value-type="float" office:value="0.0101985940592791" calcext:value-type="float">
            <text:p>0.0101985941</text:p>
          </table:table-cell>
          <table:table-cell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6.373474" calcext:value-type="float">
            <text:p>6.373474</text:p>
          </table:table-cell>
          <table:table-cell office:value-type="float" office:value="6.6496385417" calcext:value-type="float">
            <text:p>6.6496385417</text:p>
          </table:table-cell>
          <table:table-cell table:formula="of:=POWER([.C1747]-6.75;2)" office:value-type="float" office:value="0.0100724223121027" calcext:value-type="float">
            <text:p>0.0100724223</text:p>
          </table:table-cell>
          <table:table-cell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6.368416" calcext:value-type="float">
            <text:p>6.368416</text:p>
          </table:table-cell>
          <table:table-cell office:value-type="float" office:value="6.6502719288" calcext:value-type="float">
            <text:p>6.6502719288</text:p>
          </table:table-cell>
          <table:table-cell table:formula="of:=POWER([.C1748]-6.75;2)" office:value-type="float" office:value="0.00994568818527217" calcext:value-type="float">
            <text:p>0.0099456882</text:p>
          </table:table-cell>
          <table:table-cell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6.363381" calcext:value-type="float">
            <text:p>6.363381</text:p>
          </table:table-cell>
          <table:table-cell office:value-type="float" office:value="6.6509118575" calcext:value-type="float">
            <text:p>6.6509118575</text:p>
          </table:table-cell>
          <table:table-cell table:formula="of:=POWER([.C1749]-6.75;2)" office:value-type="float" office:value="0.00981845998410037" calcext:value-type="float">
            <text:p>0.00981846</text:p>
          </table:table-cell>
          <table:table-cell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6.358348" calcext:value-type="float">
            <text:p>6.358348</text:p>
          </table:table-cell>
          <table:table-cell office:value-type="float" office:value="6.6515581317" calcext:value-type="float">
            <text:p>6.6515581317</text:p>
          </table:table-cell>
          <table:table-cell table:formula="of:=POWER([.C1750]-6.75;2)" office:value-type="float" office:value="0.00969080143439457" calcext:value-type="float">
            <text:p>0.0096908014</text:p>
          </table:table-cell>
          <table:table-cell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6.35328" calcext:value-type="float">
            <text:p>6.35328</text:p>
          </table:table-cell>
          <table:table-cell office:value-type="float" office:value="6.6522105793" calcext:value-type="float">
            <text:p>6.6522105793</text:p>
          </table:table-cell>
          <table:table-cell table:formula="of:=POWER([.C1751]-6.75;2)" office:value-type="float" office:value="0.00956277080084156" calcext:value-type="float">
            <text:p>0.0095627708</text:p>
          </table:table-cell>
          <table:table-cell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6.348132" calcext:value-type="float">
            <text:p>6.348132</text:p>
          </table:table-cell>
          <table:table-cell office:value-type="float" office:value="6.6528690726" calcext:value-type="float">
            <text:p>6.6528690726</text:p>
          </table:table-cell>
          <table:table-cell table:formula="of:=POWER([.C1752]-6.75;2)" office:value-type="float" office:value="0.00943441705758413" calcext:value-type="float">
            <text:p>0.0094344171</text:p>
          </table:table-cell>
          <table:table-cell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6.34284" calcext:value-type="float">
            <text:p>6.34284</text:p>
          </table:table-cell>
          <table:table-cell office:value-type="float" office:value="6.653533543" calcext:value-type="float">
            <text:p>6.653533543</text:p>
          </table:table-cell>
          <table:table-cell table:formula="of:=POWER([.C1753]-6.75;2)" office:value-type="float" office:value="0.00930577732613285" calcext:value-type="float">
            <text:p>0.0093057773</text:p>
          </table:table-cell>
          <table:table-cell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6.337323" calcext:value-type="float">
            <text:p>6.337323</text:p>
          </table:table-cell>
          <table:table-cell office:value-type="float" office:value="6.6542040054" calcext:value-type="float">
            <text:p>6.6542040054</text:p>
          </table:table-cell>
          <table:table-cell table:formula="of:=POWER([.C1754]-6.75;2)" office:value-type="float" office:value="0.00917687258140314" calcext:value-type="float">
            <text:p>0.0091768726</text:p>
          </table:table-cell>
          <table:table-cell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6.331474" calcext:value-type="float">
            <text:p>6.331474</text:p>
          </table:table-cell>
          <table:table-cell office:value-type="float" office:value="6.6548805833" calcext:value-type="float">
            <text:p>6.6548805833</text:p>
          </table:table-cell>
          <table:table-cell table:formula="of:=POWER([.C1755]-6.75;2)" office:value-type="float" office:value="0.00904770343334828" calcext:value-type="float">
            <text:p>0.0090477034</text:p>
          </table:table-cell>
          <table:table-cell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6.325149" calcext:value-type="float">
            <text:p>6.325149</text:p>
          </table:table-cell>
          <table:table-cell office:value-type="float" office:value="6.6555635444" calcext:value-type="float">
            <text:p>6.6555635444</text:p>
          </table:table-cell>
          <table:table-cell table:formula="of:=POWER([.C1756]-6.75;2)" office:value-type="float" office:value="0.00891824414629084" calcext:value-type="float">
            <text:p>0.0089182441</text:p>
          </table:table-cell>
          <table:table-cell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6.318161" calcext:value-type="float">
            <text:p>6.318161</text:p>
          </table:table-cell>
          <table:table-cell office:value-type="float" office:value="6.6562533522" calcext:value-type="float">
            <text:p>6.6562533522</text:p>
          </table:table-cell>
          <table:table-cell table:formula="of:=POWER([.C1757]-6.75;2)" office:value-type="float" office:value="0.0087884339737372" calcext:value-type="float">
            <text:p>0.008788434</text:p>
          </table:table-cell>
          <table:table-cell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6.310254" calcext:value-type="float">
            <text:p>6.310254</text:p>
          </table:table-cell>
          <table:table-cell office:value-type="float" office:value="6.6569507218" calcext:value-type="float">
            <text:p>6.6569507218</text:p>
          </table:table-cell>
          <table:table-cell table:formula="of:=POWER([.C1758]-6.75;2)" office:value-type="float" office:value="0.00865816817354093" calcext:value-type="float">
            <text:p>0.0086581682</text:p>
          </table:table-cell>
          <table:table-cell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6.301076" calcext:value-type="float">
            <text:p>6.301076</text:p>
          </table:table-cell>
          <table:table-cell office:value-type="float" office:value="6.6576567177" calcext:value-type="float">
            <text:p>6.6576567177</text:p>
          </table:table-cell>
          <table:table-cell table:formula="of:=POWER([.C1759]-6.75;2)" office:value-type="float" office:value="0.00852728178593747" calcext:value-type="float">
            <text:p>0.0085272818</text:p>
          </table:table-cell>
          <table:table-cell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6.290129" calcext:value-type="float">
            <text:p>6.290129</text:p>
          </table:table-cell>
          <table:table-cell office:value-type="float" office:value="6.6583728817" calcext:value-type="float">
            <text:p>6.6583728817</text:p>
          </table:table-cell>
          <table:table-cell table:formula="of:=POWER([.C1760]-6.75;2)" office:value-type="float" office:value="0.00839552880796218" calcext:value-type="float">
            <text:p>0.0083955288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6.276689" calcext:value-type="float">
            <text:p>6.276689</text:p>
          </table:table-cell>
          <table:table-cell office:value-type="float" office:value="6.6591014288" calcext:value-type="float">
            <text:p>6.6591014288</text:p>
          </table:table-cell>
          <table:table-cell table:formula="of:=POWER([.C1761]-6.75;2)" office:value-type="float" office:value="0.00826255024620153" calcext:value-type="float">
            <text:p>0.0082625502</text:p>
          </table:table-cell>
          <table:table-cell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6.259646" calcext:value-type="float">
            <text:p>6.259646</text:p>
          </table:table-cell>
          <table:table-cell office:value-type="float" office:value="6.6598455551" calcext:value-type="float">
            <text:p>6.6598455551</text:p>
          </table:table-cell>
          <table:table-cell table:formula="of:=POWER([.C1762]-6.75;2)" office:value-type="float" office:value="0.00812782393522706" calcext:value-type="float">
            <text:p>0.0081278239</text:p>
          </table:table-cell>
          <table:table-cell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6.237227" calcext:value-type="float">
            <text:p>6.237227</text:p>
          </table:table-cell>
          <table:table-cell office:value-type="float" office:value="6.6606099543" calcext:value-type="float">
            <text:p>6.6606099543</text:p>
          </table:table-cell>
          <table:table-cell table:formula="of:=POWER([.C1763]-6.75;2)" office:value-type="float" office:value="0.0079905802702481" calcext:value-type="float">
            <text:p>0.0079905803</text:p>
          </table:table-cell>
          <table:table-cell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6.20639" calcext:value-type="float">
            <text:p>6.20639</text:p>
          </table:table-cell>
          <table:table-cell office:value-type="float" office:value="6.6614017097" calcext:value-type="float">
            <text:p>6.6614017097</text:p>
          </table:table-cell>
          <table:table-cell table:formula="of:=POWER([.C1764]-6.75;2)" office:value-type="float" office:value="0.00784965704408311" calcext:value-type="float">
            <text:p>0.007849657</text:p>
          </table:table-cell>
          <table:table-cell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6.161437" calcext:value-type="float">
            <text:p>6.161437</text:p>
          </table:table-cell>
          <table:table-cell office:value-type="float" office:value="6.6622320027" calcext:value-type="float">
            <text:p>6.6622320027</text:p>
          </table:table-cell>
          <table:table-cell table:formula="of:=POWER([.C1765]-6.75;2)" office:value-type="float" office:value="0.00770322135005286" calcext:value-type="float">
            <text:p>0.0077032214</text:p>
          </table:table-cell>
          <table:table-cell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6.090286" calcext:value-type="float">
            <text:p>6.090286</text:p>
          </table:table-cell>
          <table:table-cell office:value-type="float" office:value="6.6631196828" calcext:value-type="float">
            <text:p>6.6631196828</text:p>
          </table:table-cell>
          <table:table-cell table:formula="of:=POWER([.C1766]-6.75;2)" office:value-type="float" office:value="0.00754818951677267" calcext:value-type="float">
            <text:p>0.0075481895</text:p>
          </table:table-cell>
          <table:table-cell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5.961987" calcext:value-type="float">
            <text:p>5.961987</text:p>
          </table:table-cell>
          <table:table-cell office:value-type="float" office:value="6.6640998454" calcext:value-type="float">
            <text:p>6.6640998454</text:p>
          </table:table-cell>
          <table:table-cell table:formula="of:=POWER([.C1767]-6.75;2)" office:value-type="float" office:value="0.0073788365603039" calcext:value-type="float">
            <text:p>0.0073788366</text:p>
          </table:table-cell>
          <table:table-cell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5.665882" calcext:value-type="float">
            <text:p>5.665882</text:p>
          </table:table-cell>
          <table:table-cell office:value-type="float" office:value="6.6652491976" calcext:value-type="float">
            <text:p>6.6652491976</text:p>
          </table:table-cell>
          <table:table-cell table:formula="of:=POWER([.C1768]-6.75;2)" office:value-type="float" office:value="0.0071826985074439" calcext:value-type="float">
            <text:p>0.0071826985</text:p>
          </table:table-cell>
          <table:table-cell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4.260445" calcext:value-type="float">
            <text:p>4.260445</text:p>
          </table:table-cell>
          <table:table-cell office:value-type="float" office:value="6.6667931868" calcext:value-type="float">
            <text:p>6.6667931868</text:p>
          </table:table-cell>
          <table:table-cell table:formula="of:=POWER([.C1769]-6.75;2)" office:value-type="float" office:value="0.00692337376289975" calcext:value-type="float">
            <text:p>0.0069233738</text:p>
          </table:table-cell>
          <table:table-cell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9.318653" calcext:value-type="float">
            <text:p>9.318653</text:p>
          </table:table-cell>
          <table:table-cell office:value-type="float" office:value="6.6702227648" calcext:value-type="float">
            <text:p>6.6702227648</text:p>
          </table:table-cell>
          <table:table-cell table:formula="of:=POWER([.C1770]-6.75;2)" office:value-type="float" office:value="0.0063644072561561" calcext:value-type="float">
            <text:p>0.0063644073</text:p>
          </table:table-cell>
          <table:table-cell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7.276429" calcext:value-type="float">
            <text:p>7.276429</text:p>
          </table:table-cell>
          <table:table-cell office:value-type="float" office:value="6.6668501586" calcext:value-type="float">
            <text:p>6.6668501586</text:p>
          </table:table-cell>
          <table:table-cell table:formula="of:=POWER([.C1771]-6.75;2)" office:value-type="float" office:value="0.00691389612484516" calcext:value-type="float">
            <text:p>0.0069138961</text:p>
          </table:table-cell>
          <table:table-cell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6.933527" calcext:value-type="float">
            <text:p>6.933527</text:p>
          </table:table-cell>
          <table:table-cell office:value-type="float" office:value="6.6662188938" calcext:value-type="float">
            <text:p>6.6662188938</text:p>
          </table:table-cell>
          <table:table-cell table:formula="of:=POWER([.C1772]-6.75;2)" office:value-type="float" office:value="0.00701927375609568" calcext:value-type="float">
            <text:p>0.0070192738</text:p>
          </table:table-cell>
          <table:table-cell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6.792935" calcext:value-type="float">
            <text:p>6.792935</text:p>
          </table:table-cell>
          <table:table-cell office:value-type="float" office:value="6.6660448763" calcext:value-type="float">
            <text:p>6.6660448763</text:p>
          </table:table-cell>
          <table:table-cell table:formula="of:=POWER([.C1773]-6.75;2)" office:value-type="float" office:value="0.00704846279548231" calcext:value-type="float">
            <text:p>0.0070484628</text:p>
          </table:table-cell>
          <table:table-cell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6.717316" calcext:value-type="float">
            <text:p>6.717316</text:p>
          </table:table-cell>
          <table:table-cell office:value-type="float" office:value="6.6660561384" calcext:value-type="float">
            <text:p>6.6660561384</text:p>
          </table:table-cell>
          <table:table-cell table:formula="of:=POWER([.C1774]-6.75;2)" office:value-type="float" office:value="0.00704657190031994" calcext:value-type="float">
            <text:p>0.0070465719</text:p>
          </table:table-cell>
          <table:table-cell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6.670725" calcext:value-type="float">
            <text:p>6.670725</text:p>
          </table:table-cell>
          <table:table-cell office:value-type="float" office:value="6.6661653105" calcext:value-type="float">
            <text:p>6.6661653105</text:p>
          </table:table-cell>
          <table:table-cell table:formula="of:=POWER([.C1775]-6.75;2)" office:value-type="float" office:value="0.00702825516356136" calcext:value-type="float">
            <text:p>0.0070282552</text:p>
          </table:table-cell>
          <table:table-cell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6.639602" calcext:value-type="float">
            <text:p>6.639602</text:p>
          </table:table-cell>
          <table:table-cell office:value-type="float" office:value="6.6663333468" calcext:value-type="float">
            <text:p>6.6663333468</text:p>
          </table:table-cell>
          <table:table-cell table:formula="of:=POWER([.C1776]-6.75;2)" office:value-type="float" office:value="0.00700010885768905" calcext:value-type="float">
            <text:p>0.0070001089</text:p>
          </table:table-cell>
          <table:table-cell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6.617683" calcext:value-type="float">
            <text:p>6.617683</text:p>
          </table:table-cell>
          <table:table-cell office:value-type="float" office:value="6.6665394355" calcext:value-type="float">
            <text:p>6.6665394355</text:p>
          </table:table-cell>
          <table:table-cell table:formula="of:=POWER([.C1777]-6.75;2)" office:value-type="float" office:value="0.00696566582665869" calcext:value-type="float">
            <text:p>0.0069656658</text:p>
          </table:table-cell>
          <table:table-cell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6.601673" calcext:value-type="float">
            <text:p>6.601673</text:p>
          </table:table-cell>
          <table:table-cell office:value-type="float" office:value="6.6667711935" calcext:value-type="float">
            <text:p>6.6667711935</text:p>
          </table:table-cell>
          <table:table-cell table:formula="of:=POWER([.C1778]-6.75;2)" office:value-type="float" office:value="0.00692703423141447" calcext:value-type="float">
            <text:p>0.0069270342</text:p>
          </table:table-cell>
          <table:table-cell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6.589668" calcext:value-type="float">
            <text:p>6.589668</text:p>
          </table:table-cell>
          <table:table-cell office:value-type="float" office:value="6.667020672" calcext:value-type="float">
            <text:p>6.667020672</text:p>
          </table:table-cell>
          <table:table-cell table:formula="of:=POWER([.C1779]-6.75;2)" office:value-type="float" office:value="0.00688556887533165" calcext:value-type="float">
            <text:p>0.0068855689</text:p>
          </table:table-cell>
          <table:table-cell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6.580491" calcext:value-type="float">
            <text:p>6.580491</text:p>
          </table:table-cell>
          <table:table-cell office:value-type="float" office:value="6.6672824879" calcext:value-type="float">
            <text:p>6.6672824879</text:p>
          </table:table-cell>
          <table:table-cell table:formula="of:=POWER([.C1780]-6.75;2)" office:value-type="float" office:value="0.0068421868080137" calcext:value-type="float">
            <text:p>0.0068421868</text:p>
          </table:table-cell>
          <table:table-cell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6.573374" calcext:value-type="float">
            <text:p>6.573374</text:p>
          </table:table-cell>
          <table:table-cell office:value-type="float" office:value="6.6675528481" calcext:value-type="float">
            <text:p>6.6675528481</text:p>
          </table:table-cell>
          <table:table-cell table:formula="of:=POWER([.C1781]-6.75;2)" office:value-type="float" office:value="0.00679753285642172" calcext:value-type="float">
            <text:p>0.0067975329</text:p>
          </table:table-cell>
          <table:table-cell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6.56779" calcext:value-type="float">
            <text:p>6.56779</text:p>
          </table:table-cell>
          <table:table-cell office:value-type="float" office:value="6.6678289946" calcext:value-type="float">
            <text:p>6.6678289946</text:p>
          </table:table-cell>
          <table:table-cell table:formula="of:=POWER([.C1782]-6.75;2)" office:value-type="float" office:value="0.00675207412844687" calcext:value-type="float">
            <text:p>0.0067520741</text:p>
          </table:table-cell>
          <table:table-cell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6.563371" calcext:value-type="float">
            <text:p>6.563371</text:p>
          </table:table-cell>
          <table:table-cell office:value-type="float" office:value="6.6681088858" calcext:value-type="float">
            <text:p>6.6681088858</text:p>
          </table:table-cell>
          <table:table-cell table:formula="of:=POWER([.C1783]-6.75;2)" office:value-type="float" office:value="0.00670615458491749" calcext:value-type="float">
            <text:p>0.0067061546</text:p>
          </table:table-cell>
          <table:table-cell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6.559845" calcext:value-type="float">
            <text:p>6.559845</text:p>
          </table:table-cell>
          <table:table-cell office:value-type="float" office:value="6.6683909758" calcext:value-type="float">
            <text:p>6.6683909758</text:p>
          </table:table-cell>
          <table:table-cell table:formula="of:=POWER([.C1784]-6.75;2)" office:value-type="float" office:value="0.00666003283087612" calcext:value-type="float">
            <text:p>0.0066600328</text:p>
          </table:table-cell>
          <table:table-cell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6.557012" calcext:value-type="float">
            <text:p>6.557012</text:p>
          </table:table-cell>
          <table:table-cell office:value-type="float" office:value="6.6686740887" calcext:value-type="float">
            <text:p>6.6686740887</text:p>
          </table:table-cell>
          <table:table-cell table:formula="of:=POWER([.C1785]-6.75;2)" office:value-type="float" office:value="0.00661390384877554" calcext:value-type="float">
            <text:p>0.0066139038</text:p>
          </table:table-cell>
          <table:table-cell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6.554717" calcext:value-type="float">
            <text:p>6.554717</text:p>
          </table:table-cell>
          <table:table-cell office:value-type="float" office:value="6.6689573199" calcext:value-type="float">
            <text:p>6.6689573199</text:p>
          </table:table-cell>
          <table:table-cell table:formula="of:=POWER([.C1786]-6.75;2)" office:value-type="float" office:value="0.00656791599779085" calcext:value-type="float">
            <text:p>0.006567916</text:p>
          </table:table-cell>
          <table:table-cell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6.552843" calcext:value-type="float">
            <text:p>6.552843</text:p>
          </table:table-cell>
          <table:table-cell office:value-type="float" office:value="6.6692399758" calcext:value-type="float">
            <text:p>6.6692399758</text:p>
          </table:table-cell>
          <table:table-cell table:formula="of:=POWER([.C1787]-6.75;2)" office:value-type="float" office:value="0.00652218150878458" calcext:value-type="float">
            <text:p>0.0065221815</text:p>
          </table:table-cell>
          <table:table-cell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6.551294" calcext:value-type="float">
            <text:p>6.551294</text:p>
          </table:table-cell>
          <table:table-cell office:value-type="float" office:value="6.6695215188" calcext:value-type="float">
            <text:p>6.6695215188</text:p>
          </table:table-cell>
          <table:table-cell table:formula="of:=POWER([.C1788]-6.75;2)" office:value-type="float" office:value="0.00647678593625877" calcext:value-type="float">
            <text:p>0.0064767859</text:p>
          </table:table-cell>
          <table:table-cell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6.549997" calcext:value-type="float">
            <text:p>6.549997</text:p>
          </table:table-cell>
          <table:table-cell office:value-type="float" office:value="6.6698015444" calcext:value-type="float">
            <text:p>6.6698015444</text:p>
          </table:table-cell>
          <table:table-cell table:formula="of:=POWER([.C1789]-6.75;2)" office:value-type="float" office:value="0.00643179228062513" calcext:value-type="float">
            <text:p>0.0064317923</text:p>
          </table:table-cell>
          <table:table-cell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6.54889" calcext:value-type="float">
            <text:p>6.54889</text:p>
          </table:table-cell>
          <table:table-cell office:value-type="float" office:value="6.6700797419" calcext:value-type="float">
            <text:p>6.6700797419</text:p>
          </table:table-cell>
          <table:table-cell table:formula="of:=POWER([.C1790]-6.75;2)" office:value-type="float" office:value="0.00638724765477055" calcext:value-type="float">
            <text:p>0.0063872477</text:p>
          </table:table-cell>
          <table:table-cell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6.547926" calcext:value-type="float">
            <text:p>6.547926</text:p>
          </table:table-cell>
          <table:table-cell office:value-type="float" office:value="6.6703558871" calcext:value-type="float">
            <text:p>6.6703558871</text:p>
          </table:table-cell>
          <table:table-cell table:formula="of:=POWER([.C1791]-6.75;2)" office:value-type="float" office:value="0.00634318471962789" calcext:value-type="float">
            <text:p>0.0063431847</text:p>
          </table:table-cell>
          <table:table-cell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6.547065" calcext:value-type="float">
            <text:p>6.547065</text:p>
          </table:table-cell>
          <table:table-cell office:value-type="float" office:value="6.6706298159" calcext:value-type="float">
            <text:p>6.6706298159</text:p>
          </table:table-cell>
          <table:table-cell table:formula="of:=POWER([.C1792]-6.75;2)" office:value-type="float" office:value="0.0062996261240679" calcext:value-type="float">
            <text:p>0.0062996261</text:p>
          </table:table-cell>
          <table:table-cell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6.546273" calcext:value-type="float">
            <text:p>6.546273</text:p>
          </table:table-cell>
          <table:table-cell office:value-type="float" office:value="6.6709014167" calcext:value-type="float">
            <text:p>6.6709014167</text:p>
          </table:table-cell>
          <table:table-cell table:formula="of:=POWER([.C1793]-6.75;2)" office:value-type="float" office:value="0.00625658588006711" calcext:value-type="float">
            <text:p>0.0062565859</text:p>
          </table:table-cell>
          <table:table-cell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6.545524" calcext:value-type="float">
            <text:p>6.545524</text:p>
          </table:table-cell>
          <table:table-cell office:value-type="float" office:value="6.671170621" calcext:value-type="float">
            <text:p>6.671170621</text:p>
          </table:table-cell>
          <table:table-cell table:formula="of:=POWER([.C1794]-6.75;2)" office:value-type="float" office:value="0.00621407099352566" calcext:value-type="float">
            <text:p>0.006214071</text:p>
          </table:table-cell>
          <table:table-cell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6.544796" calcext:value-type="float">
            <text:p>6.544796</text:p>
          </table:table-cell>
          <table:table-cell office:value-type="float" office:value="6.6714373938" calcext:value-type="float">
            <text:p>6.6714373938</text:p>
          </table:table-cell>
          <table:table-cell table:formula="of:=POWER([.C1795]-6.75;2)" office:value-type="float" office:value="0.00617208309293631" calcext:value-type="float">
            <text:p>0.0061720831</text:p>
          </table:table-cell>
          <table:table-cell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6.54407" calcext:value-type="float">
            <text:p>6.54407</text:p>
          </table:table-cell>
          <table:table-cell office:value-type="float" office:value="6.6717017272" calcext:value-type="float">
            <text:p>6.6717017272</text:p>
          </table:table-cell>
          <table:table-cell table:formula="of:=POWER([.C1796]-6.75;2)" office:value-type="float" office:value="0.00613061952346317" calcext:value-type="float">
            <text:p>0.0061306195</text:p>
          </table:table-cell>
          <table:table-cell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6.543333" calcext:value-type="float">
            <text:p>6.543333</text:p>
          </table:table-cell>
          <table:table-cell office:value-type="float" office:value="6.6719636331" calcext:value-type="float">
            <text:p>6.6719636331</text:p>
          </table:table-cell>
          <table:table-cell table:formula="of:=POWER([.C1797]-6.75;2)" office:value-type="float" office:value="0.00608967455895144" calcext:value-type="float">
            <text:p>0.0060896746</text:p>
          </table:table-cell>
          <table:table-cell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6.542572" calcext:value-type="float">
            <text:p>6.542572</text:p>
          </table:table-cell>
          <table:table-cell office:value-type="float" office:value="6.6722231411" calcext:value-type="float">
            <text:p>6.6722231411</text:p>
          </table:table-cell>
          <table:table-cell table:formula="of:=POWER([.C1798]-6.75;2)" office:value-type="float" office:value="0.00604923978035052" calcext:value-type="float">
            <text:p>0.0060492398</text:p>
          </table:table-cell>
          <table:table-cell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6.541778" calcext:value-type="float">
            <text:p>6.541778</text:p>
          </table:table-cell>
          <table:table-cell office:value-type="float" office:value="6.6724802944" calcext:value-type="float">
            <text:p>6.6724802944</text:p>
          </table:table-cell>
          <table:table-cell table:formula="of:=POWER([.C1799]-6.75;2)" office:value-type="float" office:value="0.00600930475631072" calcext:value-type="float">
            <text:p>0.0060093048</text:p>
          </table:table-cell>
          <table:table-cell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6.540944" calcext:value-type="float">
            <text:p>6.540944</text:p>
          </table:table-cell>
          <table:table-cell office:value-type="float" office:value="6.6727351438" calcext:value-type="float">
            <text:p>6.6727351438</text:p>
          </table:table-cell>
          <table:table-cell table:formula="of:=POWER([.C1800]-6.75;2)" office:value-type="float" office:value="0.00596985800360671" calcext:value-type="float">
            <text:p>0.005969858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.540064" calcext:value-type="float">
            <text:p>6.540064</text:p>
          </table:table-cell>
          <table:table-cell office:value-type="float" office:value="6.6729877487" calcext:value-type="float">
            <text:p>6.6729877487</text:p>
          </table:table-cell>
          <table:table-cell table:formula="of:=POWER([.C1801]-6.75;2)" office:value-type="float" office:value="0.00593088685029439" calcext:value-type="float">
            <text:p>0.0059308869</text:p>
          </table:table-cell>
          <table:table-cell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6.539136" calcext:value-type="float">
            <text:p>6.539136</text:p>
          </table:table-cell>
          <table:table-cell office:value-type="float" office:value="6.673238172" calcext:value-type="float">
            <text:p>6.673238172</text:p>
          </table:table-cell>
          <table:table-cell table:formula="of:=POWER([.C1802]-6.75;2)" office:value-type="float" office:value="0.00589237823790165" calcext:value-type="float">
            <text:p>0.0058923782</text:p>
          </table:table-cell>
          <table:table-cell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6.538157" calcext:value-type="float">
            <text:p>6.538157</text:p>
          </table:table-cell>
          <table:table-cell office:value-type="float" office:value="6.6734864772" calcext:value-type="float">
            <text:p>6.6734864772</text:p>
          </table:table-cell>
          <table:table-cell table:formula="of:=POWER([.C1803]-6.75;2)" office:value-type="float" office:value="0.00585431917126612" calcext:value-type="float">
            <text:p>0.0058543192</text:p>
          </table:table-cell>
          <table:table-cell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6.537125" calcext:value-type="float">
            <text:p>6.537125</text:p>
          </table:table-cell>
          <table:table-cell office:value-type="float" office:value="6.6737327298" calcext:value-type="float">
            <text:p>6.6737327298</text:p>
          </table:table-cell>
          <table:table-cell table:formula="of:=POWER([.C1804]-6.75;2)" office:value-type="float" office:value="0.00581669650375978" calcext:value-type="float">
            <text:p>0.0058166965</text:p>
          </table:table-cell>
          <table:table-cell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6.536043" calcext:value-type="float">
            <text:p>6.536043</text:p>
          </table:table-cell>
          <table:table-cell office:value-type="float" office:value="6.673976996" calcext:value-type="float">
            <text:p>6.673976996</text:p>
          </table:table-cell>
          <table:table-cell table:formula="of:=POWER([.C1805]-6.75;2)" office:value-type="float" office:value="0.00577949713718396" calcext:value-type="float">
            <text:p>0.0057794971</text:p>
          </table:table-cell>
          <table:table-cell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6.534911" calcext:value-type="float">
            <text:p>6.534911</text:p>
          </table:table-cell>
          <table:table-cell office:value-type="float" office:value="6.6742193333" calcext:value-type="float">
            <text:p>6.6742193333</text:p>
          </table:table-cell>
          <table:table-cell table:formula="of:=POWER([.C1806]-6.75;2)" office:value-type="float" office:value="0.0057427094454965" calcext:value-type="float">
            <text:p>0.0057427094</text:p>
          </table:table-cell>
          <table:table-cell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6.533732" calcext:value-type="float">
            <text:p>6.533732</text:p>
          </table:table-cell>
          <table:table-cell office:value-type="float" office:value="6.6744598011" calcext:value-type="float">
            <text:p>6.6744598011</text:p>
          </table:table-cell>
          <table:table-cell table:formula="of:=POWER([.C1807]-6.75;2)" office:value-type="float" office:value="0.00570632164985152" calcext:value-type="float">
            <text:p>0.0057063216</text:p>
          </table:table-cell>
          <table:table-cell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6.532511" calcext:value-type="float">
            <text:p>6.532511</text:p>
          </table:table-cell>
          <table:table-cell office:value-type="float" office:value="6.674698453" calcext:value-type="float">
            <text:p>6.674698453</text:p>
          </table:table-cell>
          <table:table-cell table:formula="of:=POWER([.C1808]-6.75;2)" office:value-type="float" office:value="0.00567032298059315" calcext:value-type="float">
            <text:p>0.005670323</text:p>
          </table:table-cell>
          <table:table-cell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6.531251" calcext:value-type="float">
            <text:p>6.531251</text:p>
          </table:table-cell>
          <table:table-cell office:value-type="float" office:value="6.6749353333" calcext:value-type="float">
            <text:p>6.6749353333</text:p>
          </table:table-cell>
          <table:table-cell table:formula="of:=POWER([.C1809]-6.75;2)" office:value-type="float" office:value="0.00563470418678214" calcext:value-type="float">
            <text:p>0.0056347042</text:p>
          </table:table-cell>
          <table:table-cell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6.529958" calcext:value-type="float">
            <text:p>6.529958</text:p>
          </table:table-cell>
          <table:table-cell office:value-type="float" office:value="6.6751704839" calcext:value-type="float">
            <text:p>6.6751704839</text:p>
          </table:table-cell>
          <table:table-cell table:formula="of:=POWER([.C1810]-6.75;2)" office:value-type="float" office:value="0.00559945647976021" calcext:value-type="float">
            <text:p>0.0055994565</text:p>
          </table:table-cell>
          <table:table-cell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6.528638" calcext:value-type="float">
            <text:p>6.528638</text:p>
          </table:table-cell>
          <table:table-cell office:value-type="float" office:value="6.6754039368" calcext:value-type="float">
            <text:p>6.6754039368</text:p>
          </table:table-cell>
          <table:table-cell table:formula="of:=POWER([.C1811]-6.75;2)" office:value-type="float" office:value="0.00556457264493833" calcext:value-type="float">
            <text:p>0.0055645726</text:p>
          </table:table-cell>
          <table:table-cell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6.5273" calcext:value-type="float">
            <text:p>6.5273</text:p>
          </table:table-cell>
          <table:table-cell office:value-type="float" office:value="6.6756357164" calcext:value-type="float">
            <text:p>6.6756357164</text:p>
          </table:table-cell>
          <table:table-cell table:formula="of:=POWER([.C1812]-6.75;2)" office:value-type="float" office:value="0.00553004667534117" calcext:value-type="float">
            <text:p>0.0055300467</text:p>
          </table:table-cell>
          <table:table-cell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6.525949" calcext:value-type="float">
            <text:p>6.525949</text:p>
          </table:table-cell>
          <table:table-cell office:value-type="float" office:value="6.6758658374" calcext:value-type="float">
            <text:p>6.6758658374</text:p>
          </table:table-cell>
          <table:table-cell table:formula="of:=POWER([.C1813]-6.75;2)" office:value-type="float" office:value="0.00549587406440325" calcext:value-type="float">
            <text:p>0.0054958741</text:p>
          </table:table-cell>
          <table:table-cell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6.524596" calcext:value-type="float">
            <text:p>6.524596</text:p>
          </table:table-cell>
          <table:table-cell office:value-type="float" office:value="6.6760943078" calcext:value-type="float">
            <text:p>6.6760943078</text:p>
          </table:table-cell>
          <table:table-cell table:formula="of:=POWER([.C1814]-6.75;2)" office:value-type="float" office:value="0.00546205133956119" calcext:value-type="float">
            <text:p>0.0054620513</text:p>
          </table:table-cell>
          <table:table-cell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6.523249" calcext:value-type="float">
            <text:p>6.523249</text:p>
          </table:table-cell>
          <table:table-cell office:value-type="float" office:value="6.676321121" calcext:value-type="float">
            <text:p>6.676321121</text:p>
          </table:table-cell>
          <table:table-cell table:formula="of:=POWER([.C1815]-6.75;2)" office:value-type="float" office:value="0.00542857721069665" calcext:value-type="float">
            <text:p>0.0054285772</text:p>
          </table:table-cell>
          <table:table-cell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6.521917" calcext:value-type="float">
            <text:p>6.521917</text:p>
          </table:table-cell>
          <table:table-cell office:value-type="float" office:value="6.6765462621" calcext:value-type="float">
            <text:p>6.6765462621</text:p>
          </table:table-cell>
          <table:table-cell table:formula="of:=POWER([.C1816]-6.75;2)" office:value-type="float" office:value="0.00539545161148183" calcext:value-type="float">
            <text:p>0.0053954516</text:p>
          </table:table-cell>
          <table:table-cell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6.520612" calcext:value-type="float">
            <text:p>6.520612</text:p>
          </table:table-cell>
          <table:table-cell office:value-type="float" office:value="6.676769707" calcext:value-type="float">
            <text:p>6.676769707</text:p>
          </table:table-cell>
          <table:table-cell table:formula="of:=POWER([.C1817]-6.75;2)" office:value-type="float" office:value="0.00536267581286584" calcext:value-type="float">
            <text:p>0.0053626758</text:p>
          </table:table-cell>
          <table:table-cell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6.519343" calcext:value-type="float">
            <text:p>6.519343</text:p>
          </table:table-cell>
          <table:table-cell office:value-type="float" office:value="6.676991414" calcext:value-type="float">
            <text:p>6.676991414</text:p>
          </table:table-cell>
          <table:table-cell table:formula="of:=POWER([.C1818]-6.75;2)" office:value-type="float" office:value="0.00533025362971944" calcext:value-type="float">
            <text:p>0.0053302536</text:p>
          </table:table-cell>
          <table:table-cell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6.518122" calcext:value-type="float">
            <text:p>6.518122</text:p>
          </table:table-cell>
          <table:table-cell office:value-type="float" office:value="6.6772113333" calcext:value-type="float">
            <text:p>6.6772113333</text:p>
          </table:table-cell>
          <table:table-cell table:formula="of:=POWER([.C1819]-6.75;2)" office:value-type="float" office:value="0.00529818999996371" calcext:value-type="float">
            <text:p>0.00529819</text:p>
          </table:table-cell>
          <table:table-cell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6.51696" calcext:value-type="float">
            <text:p>6.51696</text:p>
          </table:table-cell>
          <table:table-cell office:value-type="float" office:value="6.6774294019" calcext:value-type="float">
            <text:p>6.6774294019</text:p>
          </table:table-cell>
          <table:table-cell table:formula="of:=POWER([.C1820]-6.75;2)" office:value-type="float" office:value="0.00526649170859179" calcext:value-type="float">
            <text:p>0.0052664917</text:p>
          </table:table-cell>
          <table:table-cell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6.515869" calcext:value-type="float">
            <text:p>6.515869</text:p>
          </table:table-cell>
          <table:table-cell office:value-type="float" office:value="6.6776455417" calcext:value-type="float">
            <text:p>6.6776455417</text:p>
          </table:table-cell>
          <table:table-cell table:formula="of:=POWER([.C1821]-6.75;2)" office:value-type="float" office:value="0.00523516763588637" calcext:value-type="float">
            <text:p>0.0052351676</text:p>
          </table:table-cell>
          <table:table-cell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6.51486" calcext:value-type="float">
            <text:p>6.51486</text:p>
          </table:table-cell>
          <table:table-cell office:value-type="float" office:value="6.6778596599" calcext:value-type="float">
            <text:p>6.6778596599</text:p>
          </table:table-cell>
          <table:table-cell table:formula="of:=POWER([.C1822]-6.75;2)" office:value-type="float" office:value="0.00520422866974364" calcext:value-type="float">
            <text:p>0.0052042287</text:p>
          </table:table-cell>
          <table:table-cell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6.513946" calcext:value-type="float">
            <text:p>6.513946</text:p>
          </table:table-cell>
          <table:table-cell office:value-type="float" office:value="6.6780716519" calcext:value-type="float">
            <text:p>6.6780716519</text:p>
          </table:table-cell>
          <table:table-cell table:formula="of:=POWER([.C1823]-6.75;2)" office:value-type="float" office:value="0.0051736872603948" calcext:value-type="float">
            <text:p>0.0051736873</text:p>
          </table:table-cell>
          <table:table-cell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6.513137" calcext:value-type="float">
            <text:p>6.513137</text:p>
          </table:table-cell>
          <table:table-cell office:value-type="float" office:value="6.6782813965" calcext:value-type="float">
            <text:p>6.6782813965</text:p>
          </table:table-cell>
          <table:table-cell table:formula="of:=POWER([.C1824]-6.75;2)" office:value-type="float" office:value="0.0051435580879902" calcext:value-type="float">
            <text:p>0.0051435581</text:p>
          </table:table-cell>
          <table:table-cell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6.512447" calcext:value-type="float">
            <text:p>6.512447</text:p>
          </table:table-cell>
          <table:table-cell office:value-type="float" office:value="6.6784887608" calcext:value-type="float">
            <text:p>6.6784887608</text:p>
          </table:table-cell>
          <table:table-cell table:formula="of:=POWER([.C1825]-6.75;2)" office:value-type="float" office:value="0.00511385733191967" calcext:value-type="float">
            <text:p>0.0051138573</text:p>
          </table:table-cell>
          <table:table-cell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6.511885" calcext:value-type="float">
            <text:p>6.511885</text:p>
          </table:table-cell>
          <table:table-cell office:value-type="float" office:value="6.6786935914" calcext:value-type="float">
            <text:p>6.6786935914</text:p>
          </table:table-cell>
          <table:table-cell table:formula="of:=POWER([.C1826]-6.75;2)" office:value-type="float" office:value="0.00508460390743014" calcext:value-type="float">
            <text:p>0.0050846039</text:p>
          </table:table-cell>
          <table:table-cell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6.511465" calcext:value-type="float">
            <text:p>6.511465</text:p>
          </table:table-cell>
          <table:table-cell office:value-type="float" office:value="6.6788957245" calcext:value-type="float">
            <text:p>6.6788957245</text:p>
          </table:table-cell>
          <table:table-cell table:formula="of:=POWER([.C1827]-6.75;2)" office:value-type="float" office:value="0.00505581799437987" calcext:value-type="float">
            <text:p>0.005055818</text:p>
          </table:table-cell>
          <table:table-cell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6.511196" calcext:value-type="float">
            <text:p>6.511196</text:p>
          </table:table-cell>
          <table:table-cell office:value-type="float" office:value="6.6790949772" calcext:value-type="float">
            <text:p>6.6790949772</text:p>
          </table:table-cell>
          <table:table-cell table:formula="of:=POWER([.C1828]-6.75;2)" office:value-type="float" office:value="0.0050275222582685" calcext:value-type="float">
            <text:p>0.0050275223</text:p>
          </table:table-cell>
          <table:table-cell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6.511088" calcext:value-type="float">
            <text:p>6.511088</text:p>
          </table:table-cell>
          <table:table-cell office:value-type="float" office:value="6.6792911546" calcext:value-type="float">
            <text:p>6.6792911546</text:p>
          </table:table-cell>
          <table:table-cell table:formula="of:=POWER([.C1829]-6.75;2)" office:value-type="float" office:value="0.00499974081780116" calcext:value-type="float">
            <text:p>0.0049997408</text:p>
          </table:table-cell>
          <table:table-cell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6.511153" calcext:value-type="float">
            <text:p>6.511153</text:p>
          </table:table-cell>
          <table:table-cell office:value-type="float" office:value="6.6794840457" calcext:value-type="float">
            <text:p>6.6794840457</text:p>
          </table:table-cell>
          <table:table-cell table:formula="of:=POWER([.C1830]-6.75;2)" office:value-type="float" office:value="0.00497249981083972" calcext:value-type="float">
            <text:p>0.0049724998</text:p>
          </table:table-cell>
          <table:table-cell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6.511398" calcext:value-type="float">
            <text:p>6.511398</text:p>
          </table:table-cell>
          <table:table-cell office:value-type="float" office:value="6.6796734207" calcext:value-type="float">
            <text:p>6.6796734207</text:p>
          </table:table-cell>
          <table:table-cell table:formula="of:=POWER([.C1831]-6.75;2)" office:value-type="float" office:value="0.00494582775603914" calcext:value-type="float">
            <text:p>0.0049458278</text:p>
          </table:table-cell>
          <table:table-cell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6.511832" calcext:value-type="float">
            <text:p>6.511832</text:p>
          </table:table-cell>
          <table:table-cell office:value-type="float" office:value="6.6798590403" calcext:value-type="float">
            <text:p>6.6798590403</text:p>
          </table:table-cell>
          <table:table-cell table:formula="of:=POWER([.C1832]-6.75;2)" office:value-type="float" office:value="0.00491975422763699" calcext:value-type="float">
            <text:p>0.0049197542</text:p>
          </table:table-cell>
          <table:table-cell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6.512462" calcext:value-type="float">
            <text:p>6.512462</text:p>
          </table:table-cell>
          <table:table-cell office:value-type="float" office:value="6.6800406505" calcext:value-type="float">
            <text:p>6.6800406505</text:p>
          </table:table-cell>
          <table:table-cell table:formula="of:=POWER([.C1833]-6.75;2)" office:value-type="float" office:value="0.00489431058246308" calcext:value-type="float">
            <text:p>0.0048943106</text:p>
          </table:table-cell>
          <table:table-cell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6.513295" calcext:value-type="float">
            <text:p>6.513295</text:p>
          </table:table-cell>
          <table:table-cell office:value-type="float" office:value="6.6802179812" calcext:value-type="float">
            <text:p>6.6802179812</text:p>
          </table:table-cell>
          <table:table-cell table:formula="of:=POWER([.C1834]-6.75;2)" office:value-type="float" office:value="0.00486953014780352" calcext:value-type="float">
            <text:p>0.0048695301</text:p>
          </table:table-cell>
          <table:table-cell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6.514336" calcext:value-type="float">
            <text:p>6.514336</text:p>
          </table:table-cell>
          <table:table-cell office:value-type="float" office:value="6.6803907527" calcext:value-type="float">
            <text:p>6.6803907527</text:p>
          </table:table-cell>
          <table:table-cell table:formula="of:=POWER([.C1835]-6.75;2)" office:value-type="float" office:value="0.00484544730967254" calcext:value-type="float">
            <text:p>0.0048454473</text:p>
          </table:table-cell>
          <table:table-cell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6.51559" calcext:value-type="float">
            <text:p>6.51559</text:p>
          </table:table-cell>
          <table:table-cell office:value-type="float" office:value="6.680558672" calcext:value-type="float">
            <text:p>6.680558672</text:p>
          </table:table-cell>
          <table:table-cell table:formula="of:=POWER([.C1836]-6.75;2)" office:value-type="float" office:value="0.00482209803440357" calcext:value-type="float">
            <text:p>0.004822098</text:p>
          </table:table-cell>
          <table:table-cell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6.517059" calcext:value-type="float">
            <text:p>6.517059</text:p>
          </table:table-cell>
          <table:table-cell office:value-type="float" office:value="6.6807214355" calcext:value-type="float">
            <text:p>6.6807214355</text:p>
          </table:table-cell>
          <table:table-cell table:formula="of:=POWER([.C1837]-6.75;2)" office:value-type="float" office:value="0.00479951949918069" calcext:value-type="float">
            <text:p>0.0047995195</text:p>
          </table:table-cell>
          <table:table-cell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6.518745" calcext:value-type="float">
            <text:p>6.518745</text:p>
          </table:table-cell>
          <table:table-cell office:value-type="float" office:value="6.6808787298" calcext:value-type="float">
            <text:p>6.6808787298</text:p>
          </table:table-cell>
          <table:table-cell table:formula="of:=POWER([.C1838]-6.75;2)" office:value-type="float" office:value="0.00477774999406143" calcext:value-type="float">
            <text:p>0.00477775</text:p>
          </table:table-cell>
          <table:table-cell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6.520649" calcext:value-type="float">
            <text:p>6.520649</text:p>
          </table:table-cell>
          <table:table-cell office:value-type="float" office:value="6.6810302366" calcext:value-type="float">
            <text:p>6.6810302366</text:p>
          </table:table-cell>
          <table:table-cell table:formula="of:=POWER([.C1839]-6.75;2)" office:value-type="float" office:value="0.004756828263452" calcext:value-type="float">
            <text:p>0.0047568283</text:p>
          </table:table-cell>
          <table:table-cell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6.522769" calcext:value-type="float">
            <text:p>6.522769</text:p>
          </table:table-cell>
          <table:table-cell office:value-type="float" office:value="6.681175629" calcext:value-type="float">
            <text:p>6.681175629</text:p>
          </table:table-cell>
          <table:table-cell table:formula="of:=POWER([.C1840]-6.75;2)" office:value-type="float" office:value="0.00473679404354562" calcext:value-type="float">
            <text:p>0.004736794</text:p>
          </table:table-cell>
          <table:table-cell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6.525104" calcext:value-type="float">
            <text:p>6.525104</text:p>
          </table:table-cell>
          <table:table-cell office:value-type="float" office:value="6.6813145766" calcext:value-type="float">
            <text:p>6.6813145766</text:p>
          </table:table-cell>
          <table:table-cell table:formula="of:=POWER([.C1841]-6.75;2)" office:value-type="float" office:value="0.00471768738763725" calcext:value-type="float">
            <text:p>0.0047176874</text:p>
          </table:table-cell>
          <table:table-cell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6.527649" calcext:value-type="float">
            <text:p>6.527649</text:p>
          </table:table-cell>
          <table:table-cell office:value-type="float" office:value="6.6814467446" calcext:value-type="float">
            <text:p>6.6814467446</text:p>
          </table:table-cell>
          <table:table-cell table:formula="of:=POWER([.C1842]-6.75;2)" office:value-type="float" office:value="0.00469954882593768" calcext:value-type="float">
            <text:p>0.0046995488</text:p>
          </table:table-cell>
          <table:table-cell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6.5304" calcext:value-type="float">
            <text:p>6.5304</text:p>
          </table:table-cell>
          <table:table-cell office:value-type="float" office:value="6.6815717984" calcext:value-type="float">
            <text:p>6.6815717984</text:p>
          </table:table-cell>
          <table:table-cell table:formula="of:=POWER([.C1843]-6.75;2)" office:value-type="float" office:value="0.00468241877421021" calcext:value-type="float">
            <text:p>0.0046824188</text:p>
          </table:table-cell>
          <table:table-cell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6.53335" calcext:value-type="float">
            <text:p>6.53335</text:p>
          </table:table-cell>
          <table:table-cell office:value-type="float" office:value="6.6816894059" calcext:value-type="float">
            <text:p>6.6816894059</text:p>
          </table:table-cell>
          <table:table-cell table:formula="of:=POWER([.C1844]-6.75;2)" office:value-type="float" office:value="0.00466633726629492" calcext:value-type="float">
            <text:p>0.0046663373</text:p>
          </table:table-cell>
          <table:table-cell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6.53649" calcext:value-type="float">
            <text:p>6.53649</text:p>
          </table:table-cell>
          <table:table-cell office:value-type="float" office:value="6.6817992366" calcext:value-type="float">
            <text:p>6.6817992366</text:p>
          </table:table-cell>
          <table:table-cell table:formula="of:=POWER([.C1845]-6.75;2)" office:value-type="float" office:value="0.0046513441283428" calcext:value-type="float">
            <text:p>0.0046513441</text:p>
          </table:table-cell>
          <table:table-cell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6.539812" calcext:value-type="float">
            <text:p>6.539812</text:p>
          </table:table-cell>
          <table:table-cell office:value-type="float" office:value="6.6819009677" calcext:value-type="float">
            <text:p>6.6819009677</text:p>
          </table:table-cell>
          <table:table-cell table:formula="of:=POWER([.C1846]-6.75;2)" office:value-type="float" office:value="0.00463747820019646" calcext:value-type="float">
            <text:p>0.0046374782</text:p>
          </table:table-cell>
          <table:table-cell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6.543304" calcext:value-type="float">
            <text:p>6.543304</text:p>
          </table:table-cell>
          <table:table-cell office:value-type="float" office:value="6.6819942836" calcext:value-type="float">
            <text:p>6.6819942836</text:p>
          </table:table-cell>
          <table:table-cell table:formula="of:=POWER([.C1847]-6.75;2)" office:value-type="float" office:value="0.00462477746307724" calcext:value-type="float">
            <text:p>0.0046247775</text:p>
          </table:table-cell>
          <table:table-cell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6.546956" calcext:value-type="float">
            <text:p>6.546956</text:p>
          </table:table-cell>
          <table:table-cell office:value-type="float" office:value="6.6820788804" calcext:value-type="float">
            <text:p>6.6820788804</text:p>
          </table:table-cell>
          <table:table-cell table:formula="of:=POWER([.C1848]-6.75;2)" office:value-type="float" office:value="0.00461327848771754" calcext:value-type="float">
            <text:p>0.0046132785</text:p>
          </table:table-cell>
          <table:table-cell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6.550753" calcext:value-type="float">
            <text:p>6.550753</text:p>
          </table:table-cell>
          <table:table-cell office:value-type="float" office:value="6.6821544651" calcext:value-type="float">
            <text:p>6.6821544651</text:p>
          </table:table-cell>
          <table:table-cell table:formula="of:=POWER([.C1849]-6.75;2)" office:value-type="float" office:value="0.00460301660586712" calcext:value-type="float">
            <text:p>0.0046030166</text:p>
          </table:table-cell>
          <table:table-cell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6.554683" calcext:value-type="float">
            <text:p>6.554683</text:p>
          </table:table-cell>
          <table:table-cell office:value-type="float" office:value="6.6822207621" calcext:value-type="float">
            <text:p>6.6822207621</text:p>
          </table:table-cell>
          <table:table-cell table:formula="of:=POWER([.C1850]-6.75;2)" office:value-type="float" office:value="0.00459402509030479" calcext:value-type="float">
            <text:p>0.0045940251</text:p>
          </table:table-cell>
          <table:table-cell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6.558728" calcext:value-type="float">
            <text:p>6.558728</text:p>
          </table:table-cell>
          <table:table-cell office:value-type="float" office:value="6.6822775108" calcext:value-type="float">
            <text:p>6.6822775108</text:p>
          </table:table-cell>
          <table:table-cell table:formula="of:=POWER([.C1851]-6.75;2)" office:value-type="float" office:value="0.00458633554344416" calcext:value-type="float">
            <text:p>0.0045863355</text:p>
          </table:table-cell>
          <table:table-cell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6.562875" calcext:value-type="float">
            <text:p>6.562875</text:p>
          </table:table-cell>
          <table:table-cell office:value-type="float" office:value="6.6823244772" calcext:value-type="float">
            <text:p>6.6823244772</text:p>
          </table:table-cell>
          <table:table-cell table:formula="of:=POWER([.C1852]-6.75;2)" office:value-type="float" office:value="0.00457997638625333" calcext:value-type="float">
            <text:p>0.0045799764</text:p>
          </table:table-cell>
          <table:table-cell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6.567105" calcext:value-type="float">
            <text:p>6.567105</text:p>
          </table:table-cell>
          <table:table-cell office:value-type="float" office:value="6.6823614422" calcext:value-type="float">
            <text:p>6.6823614422</text:p>
          </table:table-cell>
          <table:table-cell table:formula="of:=POWER([.C1853]-6.75;2)" office:value-type="float" office:value="0.00457497450126389" calcext:value-type="float">
            <text:p>0.0045749745</text:p>
          </table:table-cell>
          <table:table-cell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6.571402" calcext:value-type="float">
            <text:p>6.571402</text:p>
          </table:table-cell>
          <table:table-cell office:value-type="float" office:value="6.6823882177" calcext:value-type="float">
            <text:p>6.6823882177</text:p>
          </table:table-cell>
          <table:table-cell table:formula="of:=POWER([.C1854]-6.75;2)" office:value-type="float" office:value="0.00457135310578262" calcext:value-type="float">
            <text:p>0.0045713531</text:p>
          </table:table-cell>
          <table:table-cell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6.575748" calcext:value-type="float">
            <text:p>6.575748</text:p>
          </table:table-cell>
          <table:table-cell office:value-type="float" office:value="6.6824046398" calcext:value-type="float">
            <text:p>6.6824046398</text:p>
          </table:table-cell>
          <table:table-cell table:formula="of:=POWER([.C1855]-6.75;2)" office:value-type="float" office:value="0.00456913272056779" calcext:value-type="float">
            <text:p>0.0045691327</text:p>
          </table:table-cell>
          <table:table-cell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6.580124" calcext:value-type="float">
            <text:p>6.580124</text:p>
          </table:table-cell>
          <table:table-cell office:value-type="float" office:value="6.6824105726" calcext:value-type="float">
            <text:p>6.6824105726</text:p>
          </table:table-cell>
          <table:table-cell table:formula="of:=POWER([.C1856]-6.75;2)" office:value-type="float" office:value="0.00456833069625984" calcext:value-type="float">
            <text:p>0.0045683307</text:p>
          </table:table-cell>
          <table:table-cell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6.584512" calcext:value-type="float">
            <text:p>6.584512</text:p>
          </table:table-cell>
          <table:table-cell office:value-type="float" office:value="6.682405914" calcext:value-type="float">
            <text:p>6.682405914</text:p>
          </table:table-cell>
          <table:table-cell table:formula="of:=POWER([.C1857]-6.75;2)" office:value-type="float" office:value="0.00456896046217536" calcext:value-type="float">
            <text:p>0.0045689605</text:p>
          </table:table-cell>
          <table:table-cell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6.588893" calcext:value-type="float">
            <text:p>6.588893</text:p>
          </table:table-cell>
          <table:table-cell office:value-type="float" office:value="6.6823905927" calcext:value-type="float">
            <text:p>6.6823905927</text:p>
          </table:table-cell>
          <table:table-cell table:formula="of:=POWER([.C1858]-6.75;2)" office:value-type="float" office:value="0.00457103195545729" calcext:value-type="float">
            <text:p>0.004571032</text:p>
          </table:table-cell>
          <table:table-cell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6.59325" calcext:value-type="float">
            <text:p>6.59325</text:p>
          </table:table-cell>
          <table:table-cell office:value-type="float" office:value="6.6823645726" calcext:value-type="float">
            <text:p>6.6823645726</text:p>
          </table:table-cell>
          <table:table-cell table:formula="of:=POWER([.C1859]-6.75;2)" office:value-type="float" office:value="0.00457455103958066" calcext:value-type="float">
            <text:p>0.004574551</text:p>
          </table:table-cell>
          <table:table-cell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6.597563" calcext:value-type="float">
            <text:p>6.597563</text:p>
          </table:table-cell>
          <table:table-cell office:value-type="float" office:value="6.6823278495" calcext:value-type="float">
            <text:p>6.6823278495</text:p>
          </table:table-cell>
          <table:table-cell table:formula="of:=POWER([.C1860]-6.75;2)" office:value-type="float" office:value="0.00457951995329465" calcext:value-type="float">
            <text:p>0.00457952</text:p>
          </table:table-cell>
          <table:table-cell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6.601816" calcext:value-type="float">
            <text:p>6.601816</text:p>
          </table:table-cell>
          <table:table-cell office:value-type="float" office:value="6.6822804583" calcext:value-type="float">
            <text:p>6.6822804583</text:p>
          </table:table-cell>
          <table:table-cell table:formula="of:=POWER([.C1861]-6.75;2)" office:value-type="float" office:value="0.00458593632805802" calcext:value-type="float">
            <text:p>0.0045859363</text:p>
          </table:table-cell>
          <table:table-cell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6.605991" calcext:value-type="float">
            <text:p>6.605991</text:p>
          </table:table-cell>
          <table:table-cell office:value-type="float" office:value="6.6822224691" calcext:value-type="float">
            <text:p>6.6822224691</text:p>
          </table:table-cell>
          <table:table-cell table:formula="of:=POWER([.C1862]-6.75;2)" office:value-type="float" office:value="0.00459379369490045" calcext:value-type="float">
            <text:p>0.0045937937</text:p>
          </table:table-cell>
          <table:table-cell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6.610072" calcext:value-type="float">
            <text:p>6.610072</text:p>
          </table:table-cell>
          <table:table-cell office:value-type="float" office:value="6.6821539892" calcext:value-type="float">
            <text:p>6.6821539892</text:p>
          </table:table-cell>
          <table:table-cell table:formula="of:=POWER([.C1863]-6.75;2)" office:value-type="float" office:value="0.00460308118147376" calcext:value-type="float">
            <text:p>0.0046030812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6.614043" calcext:value-type="float">
            <text:p>6.614043</text:p>
          </table:table-cell>
          <table:table-cell office:value-type="float" office:value="6.6820751613" calcext:value-type="float">
            <text:p>6.6820751613</text:p>
          </table:table-cell>
          <table:table-cell table:formula="of:=POWER([.C1864]-6.75;2)" office:value-type="float" office:value="0.00461378371242099" calcext:value-type="float">
            <text:p>0.0046137837</text:p>
          </table:table-cell>
          <table:table-cell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6.61789" calcext:value-type="float">
            <text:p>6.61789</text:p>
          </table:table-cell>
          <table:table-cell office:value-type="float" office:value="6.6819861653" calcext:value-type="float">
            <text:p>6.6819861653</text:p>
          </table:table-cell>
          <table:table-cell table:formula="of:=POWER([.C1865]-6.75;2)" office:value-type="float" office:value="0.00462588171059897" calcext:value-type="float">
            <text:p>0.0046258817</text:p>
          </table:table-cell>
          <table:table-cell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6.621599" calcext:value-type="float">
            <text:p>6.621599</text:p>
          </table:table-cell>
          <table:table-cell office:value-type="float" office:value="6.6818872164" calcext:value-type="float">
            <text:p>6.6818872164</text:p>
          </table:table-cell>
          <table:table-cell table:formula="of:=POWER([.C1866]-6.75;2)" office:value-type="float" office:value="0.00463935128974045" calcext:value-type="float">
            <text:p>0.0046393513</text:p>
          </table:table-cell>
          <table:table-cell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6.625157" calcext:value-type="float">
            <text:p>6.625157</text:p>
          </table:table-cell>
          <table:table-cell office:value-type="float" office:value="6.6817785659" calcext:value-type="float">
            <text:p>6.6817785659</text:p>
          </table:table-cell>
          <table:table-cell table:formula="of:=POWER([.C1867]-6.75;2)" office:value-type="float" office:value="0.00465416407066062" calcext:value-type="float">
            <text:p>0.0046541641</text:p>
          </table:table-cell>
          <table:table-cell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6.628555" calcext:value-type="float">
            <text:p>6.628555</text:p>
          </table:table-cell>
          <table:table-cell office:value-type="float" office:value="6.6816604987" calcext:value-type="float">
            <text:p>6.6816604987</text:p>
          </table:table-cell>
          <table:table-cell table:formula="of:=POWER([.C1868]-6.75;2)" office:value-type="float" office:value="0.00467028743793265" calcext:value-type="float">
            <text:p>0.0046702874</text:p>
          </table:table-cell>
          <table:table-cell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6.631782" calcext:value-type="float">
            <text:p>6.631782</text:p>
          </table:table-cell>
          <table:table-cell office:value-type="float" office:value="6.6815333266" calcext:value-type="float">
            <text:p>6.6815333266</text:p>
          </table:table-cell>
          <table:table-cell table:formula="of:=POWER([.C1869]-6.75;2)" office:value-type="float" office:value="0.00468768536646222" calcext:value-type="float">
            <text:p>0.0046876854</text:p>
          </table:table-cell>
          <table:table-cell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6.634831" calcext:value-type="float">
            <text:p>6.634831</text:p>
          </table:table-cell>
          <table:table-cell office:value-type="float" office:value="6.6813973952" calcext:value-type="float">
            <text:p>6.6813973952</text:p>
          </table:table-cell>
          <table:table-cell table:formula="of:=POWER([.C1870]-6.75;2)" office:value-type="float" office:value="0.00470631738534494" calcext:value-type="float">
            <text:p>0.0047063174</text:p>
          </table:table-cell>
          <table:table-cell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6.637694" calcext:value-type="float">
            <text:p>6.637694</text:p>
          </table:table-cell>
          <table:table-cell office:value-type="float" office:value="6.6812530739" calcext:value-type="float">
            <text:p>6.6812530739</text:p>
          </table:table-cell>
          <table:table-cell table:formula="of:=POWER([.C1871]-6.75;2)" office:value-type="float" office:value="0.00472613984819889" calcext:value-type="float">
            <text:p>0.0047261398</text:p>
          </table:table-cell>
          <table:table-cell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6.640368" calcext:value-type="float">
            <text:p>6.640368</text:p>
          </table:table-cell>
          <table:table-cell office:value-type="float" office:value="6.6811007581" calcext:value-type="float">
            <text:p>6.6811007581</text:p>
          </table:table-cell>
          <table:table-cell table:formula="of:=POWER([.C1872]-6.75;2)" office:value-type="float" office:value="0.00474710553439467" calcext:value-type="float">
            <text:p>0.0047471055</text:p>
          </table:table-cell>
          <table:table-cell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6.642849" calcext:value-type="float">
            <text:p>6.642849</text:p>
          </table:table-cell>
          <table:table-cell office:value-type="float" office:value="6.6809408629" calcext:value-type="float">
            <text:p>6.6809408629</text:p>
          </table:table-cell>
          <table:table-cell table:formula="of:=POWER([.C1873]-6.75;2)" office:value-type="float" office:value="0.0047691644169966" calcext:value-type="float">
            <text:p>0.0047691644</text:p>
          </table:table-cell>
          <table:table-cell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6.645136" calcext:value-type="float">
            <text:p>6.645136</text:p>
          </table:table-cell>
          <table:table-cell office:value-type="float" office:value="6.6807738212" calcext:value-type="float">
            <text:p>6.6807738212</text:p>
          </table:table-cell>
          <table:table-cell table:formula="of:=POWER([.C1874]-6.75;2)" office:value-type="float" office:value="0.00479226383124959" calcext:value-type="float">
            <text:p>0.0047922638</text:p>
          </table:table-cell>
          <table:table-cell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6.647228" calcext:value-type="float">
            <text:p>6.647228</text:p>
          </table:table-cell>
          <table:table-cell office:value-type="float" office:value="6.6806000793" calcext:value-type="float">
            <text:p>6.6806000793</text:p>
          </table:table-cell>
          <table:table-cell table:formula="of:=POWER([.C1875]-6.75;2)" office:value-type="float" office:value="0.00481634899316635" calcext:value-type="float">
            <text:p>0.004816349</text:p>
          </table:table-cell>
          <table:table-cell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6.649127" calcext:value-type="float">
            <text:p>6.649127</text:p>
          </table:table-cell>
          <table:table-cell office:value-type="float" office:value="6.6804200941" calcext:value-type="float">
            <text:p>6.6804200941</text:p>
          </table:table-cell>
          <table:table-cell table:formula="of:=POWER([.C1876]-6.75;2)" office:value-type="float" office:value="0.00484136330505279" calcext:value-type="float">
            <text:p>0.0048413633</text:p>
          </table:table-cell>
          <table:table-cell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6.650838" calcext:value-type="float">
            <text:p>6.650838</text:p>
          </table:table-cell>
          <table:table-cell office:value-type="float" office:value="6.6802343293" calcext:value-type="float">
            <text:p>6.6802343293</text:p>
          </table:table-cell>
          <table:table-cell table:formula="of:=POWER([.C1877]-6.75;2)" office:value-type="float" office:value="0.00486724880822082" calcext:value-type="float">
            <text:p>0.0048672488</text:p>
          </table:table-cell>
          <table:table-cell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6.652365" calcext:value-type="float">
            <text:p>6.652365</text:p>
          </table:table-cell>
          <table:table-cell office:value-type="float" office:value="6.6800432473" calcext:value-type="float">
            <text:p>6.6800432473</text:p>
          </table:table-cell>
          <table:table-cell table:formula="of:=POWER([.C1878]-6.75;2)" office:value-type="float" office:value="0.0048939472483289" calcext:value-type="float">
            <text:p>0.0048939472</text:p>
          </table:table-cell>
          <table:table-cell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6.653715" calcext:value-type="float">
            <text:p>6.653715</text:p>
          </table:table-cell>
          <table:table-cell office:value-type="float" office:value="6.6798473105" calcext:value-type="float">
            <text:p>6.6798473105</text:p>
          </table:table-cell>
          <table:table-cell table:formula="of:=POWER([.C1879]-6.75;2)" office:value-type="float" office:value="0.00492139984408347" calcext:value-type="float">
            <text:p>0.0049213998</text:p>
          </table:table-cell>
          <table:table-cell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6.654896" calcext:value-type="float">
            <text:p>6.654896</text:p>
          </table:table-cell>
          <table:table-cell office:value-type="float" office:value="6.6796469731" calcext:value-type="float">
            <text:p>6.6796469731</text:p>
          </table:table-cell>
          <table:table-cell table:formula="of:=POWER([.C1880]-6.75;2)" office:value-type="float" office:value="0.00494954839399217" calcext:value-type="float">
            <text:p>0.0049495484</text:p>
          </table:table-cell>
          <table:table-cell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6.655917" calcext:value-type="float">
            <text:p>6.655917</text:p>
          </table:table-cell>
          <table:table-cell office:value-type="float" office:value="6.6794426774" calcext:value-type="float">
            <text:p>6.6794426774</text:p>
          </table:table-cell>
          <table:table-cell table:formula="of:=POWER([.C1881]-6.75;2)" office:value-type="float" office:value="0.00497833577248047" calcext:value-type="float">
            <text:p>0.0049783358</text:p>
          </table:table-cell>
          <table:table-cell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6.656789" calcext:value-type="float">
            <text:p>6.656789</text:p>
          </table:table-cell>
          <table:table-cell office:value-type="float" office:value="6.6792348522" calcext:value-type="float">
            <text:p>6.6792348522</text:p>
          </table:table-cell>
          <table:table-cell table:formula="of:=POWER([.C1882]-6.75;2)" office:value-type="float" office:value="0.00500770614315578" calcext:value-type="float">
            <text:p>0.0050077061</text:p>
          </table:table-cell>
          <table:table-cell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6.657525" calcext:value-type="float">
            <text:p>6.657525</text:p>
          </table:table-cell>
          <table:table-cell office:value-type="float" office:value="6.6790239046" calcext:value-type="float">
            <text:p>6.6790239046</text:p>
          </table:table-cell>
          <table:table-cell table:formula="of:=POWER([.C1883]-6.75;2)" office:value-type="float" office:value="0.00503760611822988" calcext:value-type="float">
            <text:p>0.0050376061</text:p>
          </table:table-cell>
          <table:table-cell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6.658137" calcext:value-type="float">
            <text:p>6.658137</text:p>
          </table:table-cell>
          <table:table-cell office:value-type="float" office:value="6.6788102164" calcext:value-type="float">
            <text:p>6.6788102164</text:p>
          </table:table-cell>
          <table:table-cell table:formula="of:=POWER([.C1884]-6.75;2)" office:value-type="float" office:value="0.00506798528901476" calcext:value-type="float">
            <text:p>0.0050679853</text:p>
          </table:table-cell>
          <table:table-cell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6.658639" calcext:value-type="float">
            <text:p>6.658639</text:p>
          </table:table-cell>
          <table:table-cell office:value-type="float" office:value="6.6785941438" calcext:value-type="float">
            <text:p>6.6785941438</text:p>
          </table:table-cell>
          <table:table-cell table:formula="of:=POWER([.C1885]-6.75;2)" office:value-type="float" office:value="0.0050987962996551" calcext:value-type="float">
            <text:p>0.0050987963</text:p>
          </table:table-cell>
          <table:table-cell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6.659047" calcext:value-type="float">
            <text:p>6.659047</text:p>
          </table:table-cell>
          <table:table-cell office:value-type="float" office:value="6.6783760094" calcext:value-type="float">
            <text:p>6.6783760094</text:p>
          </table:table-cell>
          <table:table-cell table:formula="of:=POWER([.C1886]-6.75;2)" office:value-type="float" office:value="0.00512999602946889" calcext:value-type="float">
            <text:p>0.005129996</text:p>
          </table:table-cell>
          <table:table-cell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6.659376" calcext:value-type="float">
            <text:p>6.659376</text:p>
          </table:table-cell>
          <table:table-cell office:value-type="float" office:value="6.6781561008" calcext:value-type="float">
            <text:p>6.6781561008</text:p>
          </table:table-cell>
          <table:table-cell table:formula="of:=POWER([.C1887]-6.75;2)" office:value-type="float" office:value="0.00516154585225978" calcext:value-type="float">
            <text:p>0.0051615459</text:p>
          </table:table-cell>
          <table:table-cell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6.659641" calcext:value-type="float">
            <text:p>6.659641</text:p>
          </table:table-cell>
          <table:table-cell office:value-type="float" office:value="6.6779346653" calcext:value-type="float">
            <text:p>6.6779346653</text:p>
          </table:table-cell>
          <table:table-cell table:formula="of:=POWER([.C1888]-6.75;2)" office:value-type="float" office:value="0.00519341246542296" calcext:value-type="float">
            <text:p>0.0051934125</text:p>
          </table:table-cell>
          <table:table-cell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6.65986" calcext:value-type="float">
            <text:p>6.65986</text:p>
          </table:table-cell>
          <table:table-cell office:value-type="float" office:value="6.6777119113" calcext:value-type="float">
            <text:p>6.6777119113</text:p>
          </table:table-cell>
          <table:table-cell table:formula="of:=POWER([.C1889]-6.75;2)" office:value-type="float" office:value="0.00522556776789902" calcext:value-type="float">
            <text:p>0.0052255678</text:p>
          </table:table-cell>
          <table:table-cell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6.66005" calcext:value-type="float">
            <text:p>6.66005</text:p>
          </table:table-cell>
          <table:table-cell office:value-type="float" office:value="6.6774880013" calcext:value-type="float">
            <text:p>6.6774880013</text:p>
          </table:table-cell>
          <table:table-cell table:formula="of:=POWER([.C1890]-6.75;2)" office:value-type="float" office:value="0.00525798995546874" calcext:value-type="float">
            <text:p>0.00525799</text:p>
          </table:table-cell>
          <table:table-cell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6.660227" calcext:value-type="float">
            <text:p>6.660227</text:p>
          </table:table-cell>
          <table:table-cell office:value-type="float" office:value="6.6772630511" calcext:value-type="float">
            <text:p>6.6772630511</text:p>
          </table:table-cell>
          <table:table-cell table:formula="of:=POWER([.C1891]-6.75;2)" office:value-type="float" office:value="0.00529066373528125" calcext:value-type="float">
            <text:p>0.0052906637</text:p>
          </table:table-cell>
          <table:table-cell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6.660408" calcext:value-type="float">
            <text:p>6.660408</text:p>
          </table:table-cell>
          <table:table-cell office:value-type="float" office:value="6.6770371304" calcext:value-type="float">
            <text:p>6.6770371304</text:p>
          </table:table-cell>
          <table:table-cell table:formula="of:=POWER([.C1892]-6.75;2)" office:value-type="float" office:value="0.00532358034026654" calcext:value-type="float">
            <text:p>0.0053235803</text:p>
          </table:table-cell>
          <table:table-cell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6.660609" calcext:value-type="float">
            <text:p>6.660609</text:p>
          </table:table-cell>
          <table:table-cell office:value-type="float" office:value="6.6768102594" calcext:value-type="float">
            <text:p>6.6768102594</text:p>
          </table:table-cell>
          <table:table-cell table:formula="of:=POWER([.C1893]-6.75;2)" office:value-type="float" office:value="0.00535673812909531" calcext:value-type="float">
            <text:p>0.0053567381</text:p>
          </table:table-cell>
          <table:table-cell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6.660848" calcext:value-type="float">
            <text:p>6.660848</text:p>
          </table:table-cell>
          <table:table-cell office:value-type="float" office:value="6.6765824113" calcext:value-type="float">
            <text:p>6.6765824113</text:p>
          </table:table-cell>
          <table:table-cell table:formula="of:=POWER([.C1894]-6.75;2)" office:value-type="float" office:value="0.00539014233052236" calcext:value-type="float">
            <text:p>0.0053901423</text:p>
          </table:table-cell>
          <table:table-cell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6.661141" calcext:value-type="float">
            <text:p>6.661141</text:p>
          </table:table-cell>
          <table:table-cell office:value-type="float" office:value="6.6763535067" calcext:value-type="float">
            <text:p>6.6763535067</text:p>
          </table:table-cell>
          <table:table-cell table:formula="of:=POWER([.C1895]-6.75;2)" office:value-type="float" office:value="0.00542380597538695" calcext:value-type="float">
            <text:p>0.005423806</text:p>
          </table:table-cell>
          <table:table-cell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6.661501" calcext:value-type="float">
            <text:p>6.661501</text:p>
          </table:table-cell>
          <table:table-cell office:value-type="float" office:value="6.6761234167" calcext:value-type="float">
            <text:p>6.6761234167</text:p>
          </table:table-cell>
          <table:table-cell table:formula="of:=POWER([.C1896]-6.75;2)" office:value-type="float" office:value="0.00545774956008179" calcext:value-type="float">
            <text:p>0.0054577496</text:p>
          </table:table-cell>
          <table:table-cell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6.661945" calcext:value-type="float">
            <text:p>6.661945</text:p>
          </table:table-cell>
          <table:table-cell office:value-type="float" office:value="6.6758919677" calcext:value-type="float">
            <text:p>6.6758919677</text:p>
          </table:table-cell>
          <table:table-cell table:formula="of:=POWER([.C1897]-6.75;2)" office:value-type="float" office:value="0.00549200045137782" calcext:value-type="float">
            <text:p>0.0054920005</text:p>
          </table:table-cell>
          <table:table-cell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6.662485" calcext:value-type="float">
            <text:p>6.662485</text:p>
          </table:table-cell>
          <table:table-cell office:value-type="float" office:value="6.6756589355" calcext:value-type="float">
            <text:p>6.6756589355</text:p>
          </table:table-cell>
          <table:table-cell table:formula="of:=POWER([.C1898]-6.75;2)" office:value-type="float" office:value="0.00552659387099323" calcext:value-type="float">
            <text:p>0.0055265939</text:p>
          </table:table-cell>
          <table:table-cell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6.663136" calcext:value-type="float">
            <text:p>6.663136</text:p>
          </table:table-cell>
          <table:table-cell office:value-type="float" office:value="6.6754240538" calcext:value-type="float">
            <text:p>6.6754240538</text:p>
          </table:table-cell>
          <table:table-cell table:formula="of:=POWER([.C1899]-6.75;2)" office:value-type="float" office:value="0.00556157175162522" calcext:value-type="float">
            <text:p>0.0055615718</text:p>
          </table:table-cell>
          <table:table-cell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6.663908" calcext:value-type="float">
            <text:p>6.663908</text:p>
          </table:table-cell>
          <table:table-cell office:value-type="float" office:value="6.6751870094" calcext:value-type="float">
            <text:p>6.6751870094</text:p>
          </table:table-cell>
          <table:table-cell table:formula="of:=POWER([.C1900]-6.75;2)" office:value-type="float" office:value="0.00559698356251568" calcext:value-type="float">
            <text:p>0.0055969836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.664813" calcext:value-type="float">
            <text:p>6.664813</text:p>
          </table:table-cell>
          <table:table-cell office:value-type="float" office:value="6.6749474543" calcext:value-type="float">
            <text:p>6.6749474543</text:p>
          </table:table-cell>
          <table:table-cell table:formula="of:=POWER([.C1901]-6.75;2)" office:value-type="float" office:value="0.00563288461605062" calcext:value-type="float">
            <text:p>0.0056328846</text:p>
          </table:table-cell>
          <table:table-cell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6.66586" calcext:value-type="float">
            <text:p>6.66586</text:p>
          </table:table-cell>
          <table:table-cell office:value-type="float" office:value="6.674705" calcext:value-type="float">
            <text:p>6.674705</text:p>
          </table:table-cell>
          <table:table-cell table:formula="of:=POWER([.C1902]-6.75;2)" office:value-type="float" office:value="0.00566933702499995" calcext:value-type="float">
            <text:p>0.005669337</text:p>
          </table:table-cell>
          <table:table-cell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6.667057" calcext:value-type="float">
            <text:p>6.667057</text:p>
          </table:table-cell>
          <table:table-cell office:value-type="float" office:value="6.6744592258" calcext:value-type="float">
            <text:p>6.6744592258</text:p>
          </table:table-cell>
          <table:table-cell table:formula="of:=POWER([.C1903]-6.75;2)" office:value-type="float" office:value="0.00570640856673543" calcext:value-type="float">
            <text:p>0.0057064086</text:p>
          </table:table-cell>
          <table:table-cell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6.668413" calcext:value-type="float">
            <text:p>6.668413</text:p>
          </table:table-cell>
          <table:table-cell office:value-type="float" office:value="6.6742096828" calcext:value-type="float">
            <text:p>6.6742096828</text:p>
          </table:table-cell>
          <table:table-cell table:formula="of:=POWER([.C1904]-6.75;2)" office:value-type="float" office:value="0.00574417218127663" calcext:value-type="float">
            <text:p>0.0057441722</text:p>
          </table:table-cell>
          <table:table-cell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6.669932" calcext:value-type="float">
            <text:p>6.669932</text:p>
          </table:table-cell>
          <table:table-cell office:value-type="float" office:value="6.6739558925" calcext:value-type="float">
            <text:p>6.6739558925</text:p>
          </table:table-cell>
          <table:table-cell table:formula="of:=POWER([.C1905]-6.75;2)" office:value-type="float" office:value="0.00578270628547149" calcext:value-type="float">
            <text:p>0.0057827063</text:p>
          </table:table-cell>
          <table:table-cell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6.67162" calcext:value-type="float">
            <text:p>6.67162</text:p>
          </table:table-cell>
          <table:table-cell office:value-type="float" office:value="6.6736973589" calcext:value-type="float">
            <text:p>6.6736973589</text:p>
          </table:table-cell>
          <table:table-cell table:formula="of:=POWER([.C1906]-6.75;2)" office:value-type="float" office:value="0.00582209303883539" calcext:value-type="float">
            <text:p>0.005822093</text:p>
          </table:table-cell>
          <table:table-cell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6.673479" calcext:value-type="float">
            <text:p>6.673479</text:p>
          </table:table-cell>
          <table:table-cell office:value-type="float" office:value="6.6734335672" calcext:value-type="float">
            <text:p>6.6734335672</text:p>
          </table:table-cell>
          <table:table-cell table:formula="of:=POWER([.C1907]-6.75;2)" office:value-type="float" office:value="0.00586241863171691" calcext:value-type="float">
            <text:p>0.0058624186</text:p>
          </table:table-cell>
          <table:table-cell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6.675513" calcext:value-type="float">
            <text:p>6.675513</text:p>
          </table:table-cell>
          <table:table-cell office:value-type="float" office:value="6.6731639933" calcext:value-type="float">
            <text:p>6.6731639933</text:p>
          </table:table-cell>
          <table:table-cell table:formula="of:=POWER([.C1908]-6.75;2)" office:value-type="float" office:value="0.00590377192560241" calcext:value-type="float">
            <text:p>0.0059037719</text:p>
          </table:table-cell>
          <table:table-cell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6.67772" calcext:value-type="float">
            <text:p>6.67772</text:p>
          </table:table-cell>
          <table:table-cell office:value-type="float" office:value="6.6728881008" calcext:value-type="float">
            <text:p>6.6728881008</text:p>
          </table:table-cell>
          <table:table-cell table:formula="of:=POWER([.C1909]-6.75;2)" office:value-type="float" office:value="0.00594624499823099" calcext:value-type="float">
            <text:p>0.005946245</text:p>
          </table:table-cell>
          <table:table-cell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6.680102" calcext:value-type="float">
            <text:p>6.680102</text:p>
          </table:table-cell>
          <table:table-cell office:value-type="float" office:value="6.6726053562" calcext:value-type="float">
            <text:p>6.6726053562</text:p>
          </table:table-cell>
          <table:table-cell table:formula="of:=POWER([.C1910]-6.75;2)" office:value-type="float" office:value="0.00598993088892887" calcext:value-type="float">
            <text:p>0.0059899309</text:p>
          </table:table-cell>
          <table:table-cell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6.682655" calcext:value-type="float">
            <text:p>6.682655</text:p>
          </table:table-cell>
          <table:table-cell office:value-type="float" office:value="6.6723152231" calcext:value-type="float">
            <text:p>6.6723152231</text:p>
          </table:table-cell>
          <table:table-cell table:formula="of:=POWER([.C1911]-6.75;2)" office:value-type="float" office:value="0.00603492456200277" calcext:value-type="float">
            <text:p>0.0060349246</text:p>
          </table:table-cell>
          <table:table-cell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6.685378" calcext:value-type="float">
            <text:p>6.685378</text:p>
          </table:table-cell>
          <table:table-cell office:value-type="float" office:value="6.6720171747" calcext:value-type="float">
            <text:p>6.6720171747</text:p>
          </table:table-cell>
          <table:table-cell table:formula="of:=POWER([.C1912]-6.75;2)" office:value-type="float" office:value="0.00608132104177037" calcext:value-type="float">
            <text:p>0.006081321</text:p>
          </table:table-cell>
          <table:table-cell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6.688266" calcext:value-type="float">
            <text:p>6.688266</text:p>
          </table:table-cell>
          <table:table-cell office:value-type="float" office:value="6.6717106922" calcext:value-type="float">
            <text:p>6.6717106922</text:p>
          </table:table-cell>
          <table:table-cell table:formula="of:=POWER([.C1913]-6.75;2)" office:value-type="float" office:value="0.00612921571580321" calcext:value-type="float">
            <text:p>0.0061292157</text:p>
          </table:table-cell>
          <table:table-cell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6.691314" calcext:value-type="float">
            <text:p>6.691314</text:p>
          </table:table-cell>
          <table:table-cell office:value-type="float" office:value="6.6713952728" calcext:value-type="float">
            <text:p>6.6713952728</text:p>
          </table:table-cell>
          <table:table-cell table:formula="of:=POWER([.C1914]-6.75;2)" office:value-type="float" office:value="0.00617870313818644" calcext:value-type="float">
            <text:p>0.0061787031</text:p>
          </table:table-cell>
          <table:table-cell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6.694515" calcext:value-type="float">
            <text:p>6.694515</text:p>
          </table:table-cell>
          <table:table-cell office:value-type="float" office:value="6.6710704341" calcext:value-type="float">
            <text:p>6.6710704341</text:p>
          </table:table-cell>
          <table:table-cell table:formula="of:=POWER([.C1915]-6.75;2)" office:value-type="float" office:value="0.00622987637316248" calcext:value-type="float">
            <text:p>0.0062298764</text:p>
          </table:table-cell>
          <table:table-cell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6.697864" calcext:value-type="float">
            <text:p>6.697864</text:p>
          </table:table-cell>
          <table:table-cell office:value-type="float" office:value="6.6707357151" calcext:value-type="float">
            <text:p>6.6707357151</text:p>
          </table:table-cell>
          <table:table-cell table:formula="of:=POWER([.C1916]-6.75;2)" office:value-type="float" office:value="0.00628282686070834" calcext:value-type="float">
            <text:p>0.0062828269</text:p>
          </table:table-cell>
          <table:table-cell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6.701351" calcext:value-type="float">
            <text:p>6.701351</text:p>
          </table:table-cell>
          <table:table-cell office:value-type="float" office:value="6.6703906788" calcext:value-type="float">
            <text:p>6.6703906788</text:p>
          </table:table-cell>
          <table:table-cell table:formula="of:=POWER([.C1917]-6.75;2)" office:value-type="float" office:value="0.00633764402192469" calcext:value-type="float">
            <text:p>0.006337644</text:p>
          </table:table-cell>
          <table:table-cell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6.704968" calcext:value-type="float">
            <text:p>6.704968</text:p>
          </table:table-cell>
          <table:table-cell office:value-type="float" office:value="6.670034918" calcext:value-type="float">
            <text:p>6.670034918</text:p>
          </table:table-cell>
          <table:table-cell table:formula="of:=POWER([.C1918]-6.75;2)" office:value-type="float" office:value="0.00639441433926675" calcext:value-type="float">
            <text:p>0.0063944143</text:p>
          </table:table-cell>
          <table:table-cell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6.708707" calcext:value-type="float">
            <text:p>6.708707</text:p>
          </table:table-cell>
          <table:table-cell office:value-type="float" office:value="6.6696680578" calcext:value-type="float">
            <text:p>6.6696680578</text:p>
          </table:table-cell>
          <table:table-cell table:formula="of:=POWER([.C1919]-6.75;2)" office:value-type="float" office:value="0.00645322093762413" calcext:value-type="float">
            <text:p>0.0064532209</text:p>
          </table:table-cell>
          <table:table-cell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6.712557" calcext:value-type="float">
            <text:p>6.712557</text:p>
          </table:table-cell>
          <table:table-cell office:value-type="float" office:value="6.6692897527" calcext:value-type="float">
            <text:p>6.6692897527</text:p>
          </table:table-cell>
          <table:table-cell table:formula="of:=POWER([.C1920]-6.75;2)" office:value-type="float" office:value="0.00651414401922714" calcext:value-type="float">
            <text:p>0.006514144</text:p>
          </table:table-cell>
          <table:table-cell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6.716508" calcext:value-type="float">
            <text:p>6.716508</text:p>
          </table:table-cell>
          <table:table-cell office:value-type="float" office:value="6.6688996935" calcext:value-type="float">
            <text:p>6.6688996935</text:p>
          </table:table-cell>
          <table:table-cell table:formula="of:=POWER([.C1921]-6.75;2)" office:value-type="float" office:value="0.00657725971439391" calcext:value-type="float">
            <text:p>0.0065772597</text:p>
          </table:table-cell>
          <table:table-cell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6.720549" calcext:value-type="float">
            <text:p>6.720549</text:p>
          </table:table-cell>
          <table:table-cell office:value-type="float" office:value="6.6684976035" calcext:value-type="float">
            <text:p>6.6684976035</text:p>
          </table:table-cell>
          <table:table-cell table:formula="of:=POWER([.C1922]-6.75;2)" office:value-type="float" office:value="0.00664264063524327" calcext:value-type="float">
            <text:p>0.0066426406</text:p>
          </table:table-cell>
          <table:table-cell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6.724669" calcext:value-type="float">
            <text:p>6.724669</text:p>
          </table:table-cell>
          <table:table-cell office:value-type="float" office:value="6.6680832446" calcext:value-type="float">
            <text:p>6.6680832446</text:p>
          </table:table-cell>
          <table:table-cell table:formula="of:=POWER([.C1923]-6.75;2)" office:value-type="float" office:value="0.00671035481526343" calcext:value-type="float">
            <text:p>0.0067103548</text:p>
          </table:table-cell>
          <table:table-cell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6.728857" calcext:value-type="float">
            <text:p>6.728857</text:p>
          </table:table-cell>
          <table:table-cell office:value-type="float" office:value="6.6676564099" calcext:value-type="float">
            <text:p>6.6676564099</text:p>
          </table:table-cell>
          <table:table-cell table:formula="of:=POWER([.C1924]-6.75;2)" office:value-type="float" office:value="0.00678046683055679" calcext:value-type="float">
            <text:p>0.0067804668</text:p>
          </table:table-cell>
          <table:table-cell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6.733101" calcext:value-type="float">
            <text:p>6.733101</text:p>
          </table:table-cell>
          <table:table-cell office:value-type="float" office:value="6.6672169288" calcext:value-type="float">
            <text:p>6.6672169288</text:p>
          </table:table-cell>
          <table:table-cell table:formula="of:=POWER([.C1925]-6.75;2)" office:value-type="float" office:value="0.00685303687730422" calcext:value-type="float">
            <text:p>0.0068530369</text:p>
          </table:table-cell>
          <table:table-cell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6.737391" calcext:value-type="float">
            <text:p>6.737391</text:p>
          </table:table-cell>
          <table:table-cell office:value-type="float" office:value="6.6667646626" calcext:value-type="float">
            <text:p>6.6667646626</text:p>
          </table:table-cell>
          <table:table-cell table:formula="of:=POWER([.C1926]-6.75;2)" office:value-type="float" office:value="0.00692812139209178" calcext:value-type="float">
            <text:p>0.0069281214</text:p>
          </table:table-cell>
          <table:table-cell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6.741715" calcext:value-type="float">
            <text:p>6.741715</text:p>
          </table:table-cell>
          <table:table-cell office:value-type="float" office:value="6.6662995" calcext:value-type="float">
            <text:p>6.6662995</text:p>
          </table:table-cell>
          <table:table-cell table:formula="of:=POWER([.C1927]-6.75;2)" office:value-type="float" office:value="0.00700577370024999" calcext:value-type="float">
            <text:p>0.0070057737</text:p>
          </table:table-cell>
          <table:table-cell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6.746061" calcext:value-type="float">
            <text:p>6.746061</text:p>
          </table:table-cell>
          <table:table-cell office:value-type="float" office:value="6.6658213575" calcext:value-type="float">
            <text:p>6.6658213575</text:p>
          </table:table-cell>
          <table:table-cell table:formula="of:=POWER([.C1928]-6.75;2)" office:value-type="float" office:value="0.00708604385314272" calcext:value-type="float">
            <text:p>0.0070860439</text:p>
          </table:table-cell>
          <table:table-cell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6.750418" calcext:value-type="float">
            <text:p>6.750418</text:p>
          </table:table-cell>
          <table:table-cell office:value-type="float" office:value="6.6653301747" calcext:value-type="float">
            <text:p>6.6653301747</text:p>
          </table:table-cell>
          <table:table-cell table:formula="of:=POWER([.C1929]-6.75;2)" office:value-type="float" office:value="0.00716897931633248" calcext:value-type="float">
            <text:p>0.0071689793</text:p>
          </table:table-cell>
          <table:table-cell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6.754776" calcext:value-type="float">
            <text:p>6.754776</text:p>
          </table:table-cell>
          <table:table-cell office:value-type="float" office:value="6.6648259113" calcext:value-type="float">
            <text:p>6.6648259113</text:p>
          </table:table-cell>
          <table:table-cell table:formula="of:=POWER([.C1930]-6.75;2)" office:value-type="float" office:value="0.00725462538587541" calcext:value-type="float">
            <text:p>0.0072546254</text:p>
          </table:table-cell>
          <table:table-cell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6.759124" calcext:value-type="float">
            <text:p>6.759124</text:p>
          </table:table-cell>
          <table:table-cell office:value-type="float" office:value="6.6643085376" calcext:value-type="float">
            <text:p>6.6643085376</text:p>
          </table:table-cell>
          <table:table-cell table:formula="of:=POWER([.C1931]-6.75;2)" office:value-type="float" office:value="0.00734302672825058" calcext:value-type="float">
            <text:p>0.0073430267</text:p>
          </table:table-cell>
          <table:table-cell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6.763452" calcext:value-type="float">
            <text:p>6.763452</text:p>
          </table:table-cell>
          <table:table-cell office:value-type="float" office:value="6.6637780323" calcext:value-type="float">
            <text:p>6.6637780323</text:p>
          </table:table-cell>
          <table:table-cell table:formula="of:=POWER([.C1932]-6.75;2)" office:value-type="float" office:value="0.00743422771405988" calcext:value-type="float">
            <text:p>0.0074342277</text:p>
          </table:table-cell>
          <table:table-cell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6.767749" calcext:value-type="float">
            <text:p>6.767749</text:p>
          </table:table-cell>
          <table:table-cell office:value-type="float" office:value="6.6632343723" calcext:value-type="float">
            <text:p>6.6632343723</text:p>
          </table:table-cell>
          <table:table-cell table:formula="of:=POWER([.C1933]-6.75;2)" office:value-type="float" office:value="0.00752827415017504" calcext:value-type="float">
            <text:p>0.0075282742</text:p>
          </table:table-cell>
          <table:table-cell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6.772006" calcext:value-type="float">
            <text:p>6.772006</text:p>
          </table:table-cell>
          <table:table-cell office:value-type="float" office:value="6.6626775255" calcext:value-type="float">
            <text:p>6.6626775255</text:p>
          </table:table-cell>
          <table:table-cell table:formula="of:=POWER([.C1934]-6.75;2)" office:value-type="float" office:value="0.00762521455280309" calcext:value-type="float">
            <text:p>0.0076252146</text:p>
          </table:table-cell>
          <table:table-cell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6.776215" calcext:value-type="float">
            <text:p>6.776215</text:p>
          </table:table-cell>
          <table:table-cell office:value-type="float" office:value="6.6621074435" calcext:value-type="float">
            <text:p>6.6621074435</text:p>
          </table:table-cell>
          <table:table-cell table:formula="of:=POWER([.C1935]-6.75;2)" office:value-type="float" office:value="0.00772510148810568" calcext:value-type="float">
            <text:p>0.0077251015</text:p>
          </table:table-cell>
          <table:table-cell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6.780366" calcext:value-type="float">
            <text:p>6.780366</text:p>
          </table:table-cell>
          <table:table-cell office:value-type="float" office:value="6.661524043" calcext:value-type="float">
            <text:p>6.661524043</text:p>
          </table:table-cell>
          <table:table-cell table:formula="of:=POWER([.C1936]-6.75;2)" office:value-type="float" office:value="0.00782799496706585" calcext:value-type="float">
            <text:p>0.007827995</text:p>
          </table:table-cell>
          <table:table-cell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6.784452" calcext:value-type="float">
            <text:p>6.784452</text:p>
          </table:table-cell>
          <table:table-cell office:value-type="float" office:value="6.6609272016" calcext:value-type="float">
            <text:p>6.6609272016</text:p>
          </table:table-cell>
          <table:table-cell table:formula="of:=POWER([.C1937]-6.75;2)" office:value-type="float" office:value="0.00793396341480707" calcext:value-type="float">
            <text:p>0.0079339634</text:p>
          </table:table-cell>
          <table:table-cell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6.788464" calcext:value-type="float">
            <text:p>6.788464</text:p>
          </table:table-cell>
          <table:table-cell office:value-type="float" office:value="6.6603167325" calcext:value-type="float">
            <text:p>6.6603167325</text:p>
          </table:table-cell>
          <table:table-cell table:formula="of:=POWER([.C1938]-6.75;2)" office:value-type="float" office:value="0.00804308846947654" calcext:value-type="float">
            <text:p>0.0080430885</text:p>
          </table:table-cell>
          <table:table-cell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6.792396" calcext:value-type="float">
            <text:p>6.792396</text:p>
          </table:table-cell>
          <table:table-cell office:value-type="float" office:value="6.659692375" calcext:value-type="float">
            <text:p>6.659692375</text:p>
          </table:table-cell>
          <table:table-cell table:formula="of:=POWER([.C1939]-6.75;2)" office:value-type="float" office:value="0.00815546713314069" calcext:value-type="float">
            <text:p>0.0081554671</text:p>
          </table:table-cell>
          <table:table-cell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6.796242" calcext:value-type="float">
            <text:p>6.796242</text:p>
          </table:table-cell>
          <table:table-cell office:value-type="float" office:value="6.6590537608" calcext:value-type="float">
            <text:p>6.6590537608</text:p>
          </table:table-cell>
          <table:table-cell table:formula="of:=POWER([.C1940]-6.75;2)" office:value-type="float" office:value="0.00827121842462362" calcext:value-type="float">
            <text:p>0.0082712184</text:p>
          </table:table-cell>
          <table:table-cell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6.799994" calcext:value-type="float">
            <text:p>6.799994</text:p>
          </table:table-cell>
          <table:table-cell office:value-type="float" office:value="6.6584003898" calcext:value-type="float">
            <text:p>6.6584003898</text:p>
          </table:table-cell>
          <table:table-cell table:formula="of:=POWER([.C1941]-6.75;2)" office:value-type="float" office:value="0.008390488588792" calcext:value-type="float">
            <text:p>0.0083904886</text:p>
          </table:table-cell>
          <table:table-cell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6.803649" calcext:value-type="float">
            <text:p>6.803649</text:p>
          </table:table-cell>
          <table:table-cell office:value-type="float" office:value="6.6577315968" calcext:value-type="float">
            <text:p>6.6577315968</text:p>
          </table:table-cell>
          <table:table-cell table:formula="of:=POWER([.C1942]-6.75;2)" office:value-type="float" office:value="0.00851345822907782" calcext:value-type="float">
            <text:p>0.0085134582</text:p>
          </table:table-cell>
          <table:table-cell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6.8072" calcext:value-type="float">
            <text:p>6.8072</text:p>
          </table:table-cell>
          <table:table-cell office:value-type="float" office:value="6.6570464933" calcext:value-type="float">
            <text:p>6.6570464933</text:p>
          </table:table-cell>
          <table:table-cell table:formula="of:=POWER([.C1943]-6.75;2)" office:value-type="float" office:value="0.00864035440782691" calcext:value-type="float">
            <text:p>0.0086403544</text:p>
          </table:table-cell>
          <table:table-cell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6.810643" calcext:value-type="float">
            <text:p>6.810643</text:p>
          </table:table-cell>
          <table:table-cell office:value-type="float" office:value="6.656343914" calcext:value-type="float">
            <text:p>6.656343914</text:p>
          </table:table-cell>
          <table:table-cell table:formula="of:=POWER([.C1944]-6.75;2)" office:value-type="float" office:value="0.00877146244483943" calcext:value-type="float">
            <text:p>0.0087714624</text:p>
          </table:table-cell>
          <table:table-cell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6.813974" calcext:value-type="float">
            <text:p>6.813974</text:p>
          </table:table-cell>
          <table:table-cell office:value-type="float" office:value="6.6556223226" calcext:value-type="float">
            <text:p>6.6556223226</text:p>
          </table:table-cell>
          <table:table-cell table:formula="of:=POWER([.C1945]-6.75;2)" office:value-type="float" office:value="0.00890714599141843" calcext:value-type="float">
            <text:p>0.008907146</text:p>
          </table:table-cell>
          <table:table-cell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6.81719" calcext:value-type="float">
            <text:p>6.81719</text:p>
          </table:table-cell>
          <table:table-cell office:value-type="float" office:value="6.6548796962" calcext:value-type="float">
            <text:p>6.6548796962</text:p>
          </table:table-cell>
          <table:table-cell table:formula="of:=POWER([.C1946]-6.75;2)" office:value-type="float" office:value="0.00904787219500428" calcext:value-type="float">
            <text:p>0.0090478722</text:p>
          </table:table-cell>
          <table:table-cell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6.820287" calcext:value-type="float">
            <text:p>6.820287</text:p>
          </table:table-cell>
          <table:table-cell office:value-type="float" office:value="6.6541133495" calcext:value-type="float">
            <text:p>6.6541133495</text:p>
          </table:table-cell>
          <table:table-cell table:formula="of:=POWER([.C1947]-6.75;2)" office:value-type="float" office:value="0.00919424974410911" calcext:value-type="float">
            <text:p>0.0091942497</text:p>
          </table:table-cell>
          <table:table-cell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6.823263" calcext:value-type="float">
            <text:p>6.823263</text:p>
          </table:table-cell>
          <table:table-cell office:value-type="float" office:value="6.6533196774" calcext:value-type="float">
            <text:p>6.6533196774</text:p>
          </table:table-cell>
          <table:table-cell table:formula="of:=POWER([.C1948]-6.75;2)" office:value-type="float" office:value="0.0093470847780401" calcext:value-type="float">
            <text:p>0.0093470848</text:p>
          </table:table-cell>
          <table:table-cell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6.826115" calcext:value-type="float">
            <text:p>6.826115</text:p>
          </table:table-cell>
          <table:table-cell office:value-type="float" office:value="6.6524937661" calcext:value-type="float">
            <text:p>6.6524937661</text:p>
          </table:table-cell>
          <table:table-cell table:formula="of:=POWER([.C1949]-6.75;2)" office:value-type="float" office:value="0.00950746564936149" calcext:value-type="float">
            <text:p>0.0095074656</text:p>
          </table:table-cell>
          <table:table-cell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6.828842" calcext:value-type="float">
            <text:p>6.828842</text:p>
          </table:table-cell>
          <table:table-cell office:value-type="float" office:value="6.6516287554" calcext:value-type="float">
            <text:p>6.6516287554</text:p>
          </table:table-cell>
          <table:table-cell table:formula="of:=POWER([.C1950]-6.75;2)" office:value-type="float" office:value="0.00967690176415303" calcext:value-type="float">
            <text:p>0.0096769018</text:p>
          </table:table-cell>
          <table:table-cell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6.831442" calcext:value-type="float">
            <text:p>6.831442</text:p>
          </table:table-cell>
          <table:table-cell office:value-type="float" office:value="6.6507147728" calcext:value-type="float">
            <text:p>6.6507147728</text:p>
          </table:table-cell>
          <table:table-cell table:formula="of:=POWER([.C1951]-6.75;2)" office:value-type="float" office:value="0.00985755634015566" calcext:value-type="float">
            <text:p>0.0098575563</text:p>
          </table:table-cell>
          <table:table-cell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6.833913" calcext:value-type="float">
            <text:p>6.833913</text:p>
          </table:table-cell>
          <table:table-cell office:value-type="float" office:value="6.6497370013" calcext:value-type="float">
            <text:p>6.6497370013</text:p>
          </table:table-cell>
          <table:table-cell table:formula="of:=POWER([.C1952]-6.75;2)" office:value-type="float" office:value="0.0100526689083162" calcext:value-type="float">
            <text:p>0.0100526689</text:p>
          </table:table-cell>
          <table:table-cell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6.836255" calcext:value-type="float">
            <text:p>6.836255</text:p>
          </table:table-cell>
          <table:table-cell office:value-type="float" office:value="6.6486718992" calcext:value-type="float">
            <text:p>6.6486718992</text:p>
          </table:table-cell>
          <table:table-cell table:formula="of:=POWER([.C1953]-6.75;2)" office:value-type="float" office:value="0.010267384011735" calcext:value-type="float">
            <text:p>0.010267384</text:p>
          </table:table-cell>
          <table:table-cell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6.838467" calcext:value-type="float">
            <text:p>6.838467</text:p>
          </table:table-cell>
          <table:table-cell office:value-type="float" office:value="6.6474789126" calcext:value-type="float">
            <text:p>6.6474789126</text:p>
          </table:table-cell>
          <table:table-cell table:formula="of:=POWER([.C1954]-6.75;2)" office:value-type="float" office:value="0.0105105733616783" calcext:value-type="float">
            <text:p>0.0105105734</text:p>
          </table:table-cell>
          <table:table-cell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6.840549" calcext:value-type="float">
            <text:p>6.840549</text:p>
          </table:table-cell>
          <table:table-cell office:value-type="float" office:value="6.6460792177" calcext:value-type="float">
            <text:p>6.6460792177</text:p>
          </table:table-cell>
          <table:table-cell table:formula="of:=POWER([.C1955]-6.75;2)" office:value-type="float" office:value="0.0107995289938441" calcext:value-type="float">
            <text:p>0.010799529</text:p>
          </table:table-cell>
          <table:table-cell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6.842501" calcext:value-type="float">
            <text:p>6.842501</text:p>
          </table:table-cell>
          <table:table-cell office:value-type="float" office:value="6.644285746" calcext:value-type="float">
            <text:p>6.644285746</text:p>
          </table:table-cell>
          <table:table-cell table:formula="of:=POWER([.C1956]-6.75;2)" office:value-type="float" office:value="0.0111755034987766" calcext:value-type="float">
            <text:p>0.0111755035</text:p>
          </table:table-cell>
          <table:table-cell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6.844323" calcext:value-type="float">
            <text:p>6.844323</text:p>
          </table:table-cell>
          <table:table-cell office:value-type="float" office:value="6.6414305565" calcext:value-type="float">
            <text:p>6.6414305565</text:p>
          </table:table-cell>
          <table:table-cell table:formula="of:=POWER([.C1957]-6.75;2)" office:value-type="float" office:value="0.0117873240618998" calcext:value-type="float">
            <text:p>0.0117873241</text:p>
          </table:table-cell>
          <table:table-cell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6.846016" calcext:value-type="float">
            <text:p>6.846016</text:p>
          </table:table-cell>
          <table:table-cell office:value-type="float" office:value="6.638572918" calcext:value-type="float">
            <text:p>6.638572918</text:p>
          </table:table-cell>
          <table:table-cell table:formula="of:=POWER([.C1958]-6.75;2)" office:value-type="float" office:value="0.0124159946030346" calcext:value-type="float">
            <text:p>0.0124159946</text:p>
          </table:table-cell>
          <table:table-cell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6.84758" calcext:value-type="float">
            <text:p>6.84758</text:p>
          </table:table-cell>
          <table:table-cell office:value-type="float" office:value="6.6417812594" calcext:value-type="float">
            <text:p>6.6417812594</text:p>
          </table:table-cell>
          <table:table-cell table:formula="of:=POWER([.C1959]-6.75;2)" office:value-type="float" office:value="0.0117112958170501" calcext:value-type="float">
            <text:p>0.0117112958</text:p>
          </table:table-cell>
          <table:table-cell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6.849018" calcext:value-type="float">
            <text:p>6.849018</text:p>
          </table:table-cell>
          <table:table-cell office:value-type="float" office:value="6.6428306089" calcext:value-type="float">
            <text:p>6.6428306089</text:p>
          </table:table-cell>
          <table:table-cell table:formula="of:=POWER([.C1960]-6.75;2)" office:value-type="float" office:value="0.0114852783887448" calcext:value-type="float">
            <text:p>0.0114852784</text:p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6.850329" calcext:value-type="float">
            <text:p>6.850329</text:p>
          </table:table-cell>
          <table:table-cell office:value-type="float" office:value="6.6433042567" calcext:value-type="float">
            <text:p>6.6433042567</text:p>
          </table:table-cell>
          <table:table-cell table:formula="of:=POWER([.C1961]-6.75;2)" office:value-type="float" office:value="0.0113839816383394" calcext:value-type="float">
            <text:p>0.0113839816</text:p>
          </table:table-cell>
          <table:table-cell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6.851515" calcext:value-type="float">
            <text:p>6.851515</text:p>
          </table:table-cell>
          <table:table-cell office:value-type="float" office:value="6.6435096573" calcext:value-type="float">
            <text:p>6.6435096573</text:p>
          </table:table-cell>
          <table:table-cell table:formula="of:=POWER([.C1962]-6.75;2)" office:value-type="float" office:value="0.0113401930883634" calcext:value-type="float">
            <text:p>0.0113401931</text:p>
          </table:table-cell>
          <table:table-cell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6.852578" calcext:value-type="float">
            <text:p>6.852578</text:p>
          </table:table-cell>
          <table:table-cell office:value-type="float" office:value="6.643559797" calcext:value-type="float">
            <text:p>6.643559797</text:p>
          </table:table-cell>
          <table:table-cell table:formula="of:=POWER([.C1963]-6.75;2)" office:value-type="float" office:value="0.0113295168146812" calcext:value-type="float">
            <text:p>0.0113295168</text:p>
          </table:table-cell>
          <table:table-cell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6.853521" calcext:value-type="float">
            <text:p>6.853521</text:p>
          </table:table-cell>
          <table:table-cell office:value-type="float" office:value="6.6435087392" calcext:value-type="float">
            <text:p>6.6435087392</text:p>
          </table:table-cell>
          <table:table-cell table:formula="of:=POWER([.C1964]-6.75;2)" office:value-type="float" office:value="0.0113403886267737" calcext:value-type="float">
            <text:p>0.0113403886</text:p>
          </table:table-cell>
          <table:table-cell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6.854345" calcext:value-type="float">
            <text:p>6.854345</text:p>
          </table:table-cell>
          <table:table-cell office:value-type="float" office:value="6.6433865457" calcext:value-type="float">
            <text:p>6.6433865457</text:p>
          </table:table-cell>
          <table:table-cell table:formula="of:=POWER([.C1965]-6.75;2)" office:value-type="float" office:value="0.0113664286377781" calcext:value-type="float">
            <text:p>0.0113664286</text:p>
          </table:table-cell>
          <table:table-cell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6.855054" calcext:value-type="float">
            <text:p>6.855054</text:p>
          </table:table-cell>
          <table:table-cell office:value-type="float" office:value="6.643211664" calcext:value-type="float">
            <text:p>6.643211664</text:p>
          </table:table-cell>
          <table:table-cell table:formula="of:=POWER([.C1966]-6.75;2)" office:value-type="float" office:value="0.0114037487056489" calcext:value-type="float">
            <text:p>0.0114037487</text:p>
          </table:table-cell>
          <table:table-cell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6.855649" calcext:value-type="float">
            <text:p>6.855649</text:p>
          </table:table-cell>
          <table:table-cell office:value-type="float" office:value="6.6429962245" calcext:value-type="float">
            <text:p>6.6429962245</text:p>
          </table:table-cell>
          <table:table-cell table:formula="of:=POWER([.C1967]-6.75;2)" office:value-type="float" office:value="0.0114498079712544" calcext:value-type="float">
            <text:p>0.011449808</text:p>
          </table:table-cell>
          <table:table-cell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6.856134" calcext:value-type="float">
            <text:p>6.856134</text:p>
          </table:table-cell>
          <table:table-cell office:value-type="float" office:value="6.642748629" calcext:value-type="float">
            <text:p>6.642748629</text:p>
          </table:table-cell>
          <table:table-cell table:formula="of:=POWER([.C1968]-6.75;2)" office:value-type="float" office:value="0.0115028565813797" calcext:value-type="float">
            <text:p>0.0115028566</text:p>
          </table:table-cell>
          <table:table-cell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6.856512" calcext:value-type="float">
            <text:p>6.856512</text:p>
          </table:table-cell>
          <table:table-cell office:value-type="float" office:value="6.6424749368" calcext:value-type="float">
            <text:p>6.6424749368</text:p>
          </table:table-cell>
          <table:table-cell table:formula="of:=POWER([.C1969]-6.75;2)" office:value-type="float" office:value="0.0115616392161639" calcext:value-type="float">
            <text:p>0.0115616392</text:p>
          </table:table-cell>
          <table:table-cell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6.856787" calcext:value-type="float">
            <text:p>6.856787</text:p>
          </table:table-cell>
          <table:table-cell office:value-type="float" office:value="6.6421796573" calcext:value-type="float">
            <text:p>6.6421796573</text:p>
          </table:table-cell>
          <table:table-cell table:formula="of:=POWER([.C1970]-6.75;2)" office:value-type="float" office:value="0.0116252262999455" calcext:value-type="float">
            <text:p>0.0116252263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6.856962" calcext:value-type="float">
            <text:p>6.856962</text:p>
          </table:table-cell>
          <table:table-cell office:value-type="float" office:value="6.6418662366" calcext:value-type="float">
            <text:p>6.6418662366</text:p>
          </table:table-cell>
          <table:table-cell table:formula="of:=POWER([.C1971]-6.75;2)" office:value-type="float" office:value="0.0116929107870471" calcext:value-type="float">
            <text:p>0.0116929108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6.857043" calcext:value-type="float">
            <text:p>6.857043</text:p>
          </table:table-cell>
          <table:table-cell office:value-type="float" office:value="6.6415373669" calcext:value-type="float">
            <text:p>6.6415373669</text:p>
          </table:table-cell>
          <table:table-cell table:formula="of:=POWER([.C1972]-6.75;2)" office:value-type="float" office:value="0.0117641427789853" calcext:value-type="float">
            <text:p>0.0117641428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6.857033" calcext:value-type="float">
            <text:p>6.857033</text:p>
          </table:table-cell>
          <table:table-cell office:value-type="float" office:value="6.6411951868" calcext:value-type="float">
            <text:p>6.6411951868</text:p>
          </table:table-cell>
          <table:table-cell table:formula="of:=POWER([.C1973]-6.75;2)" office:value-type="float" office:value="0.0118384873754869" calcext:value-type="float">
            <text:p>0.0118384874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6.856937" calcext:value-type="float">
            <text:p>6.856937</text:p>
          </table:table-cell>
          <table:table-cell office:value-type="float" office:value="6.6408414301" calcext:value-type="float">
            <text:p>6.6408414301</text:p>
          </table:table-cell>
          <table:table-cell table:formula="of:=POWER([.C1974]-6.75;2)" office:value-type="float" office:value="0.0119155933826132" calcext:value-type="float">
            <text:p>0.0119155934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6.85676" calcext:value-type="float">
            <text:p>6.85676</text:p>
          </table:table-cell>
          <table:table-cell office:value-type="float" office:value="6.6404775148" calcext:value-type="float">
            <text:p>6.6404775148</text:p>
          </table:table-cell>
          <table:table-cell table:formula="of:=POWER([.C1975]-6.75;2)" office:value-type="float" office:value="0.0119951747643843" calcext:value-type="float">
            <text:p>0.0119951748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6.856507" calcext:value-type="float">
            <text:p>6.856507</text:p>
          </table:table-cell>
          <table:table-cell office:value-type="float" office:value="6.640104621" calcext:value-type="float">
            <text:p>6.640104621</text:p>
          </table:table-cell>
          <table:table-cell table:formula="of:=POWER([.C1976]-6.75;2)" office:value-type="float" office:value="0.0120769943255537" calcext:value-type="float">
            <text:p>0.0120769943</text:p>
          </table:table-cell>
          <table:table-cell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6.856184" calcext:value-type="float">
            <text:p>6.856184</text:p>
          </table:table-cell>
          <table:table-cell office:value-type="float" office:value="6.6397237379" calcext:value-type="float">
            <text:p>6.6397237379</text:p>
          </table:table-cell>
          <table:table-cell table:formula="of:=POWER([.C1977]-6.75;2)" office:value-type="float" office:value="0.0121608539827479" calcext:value-type="float">
            <text:p>0.012160854</text:p>
          </table:table-cell>
          <table:table-cell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6.855797" calcext:value-type="float">
            <text:p>6.855797</text:p>
          </table:table-cell>
          <table:table-cell office:value-type="float" office:value="6.6393357056" calcext:value-type="float">
            <text:p>6.6393357056</text:p>
          </table:table-cell>
          <table:table-cell table:formula="of:=POWER([.C1978]-6.75;2)" office:value-type="float" office:value="0.0122465860550499" calcext:value-type="float">
            <text:p>0.0122465861</text:p>
          </table:table-cell>
          <table:table-cell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6.85535" calcext:value-type="float">
            <text:p>6.85535</text:p>
          </table:table-cell>
          <table:table-cell office:value-type="float" office:value="6.6389412433" calcext:value-type="float">
            <text:p>6.6389412433</text:p>
          </table:table-cell>
          <table:table-cell table:formula="of:=POWER([.C1979]-6.75;2)" office:value-type="float" office:value="0.0123340474397499" calcext:value-type="float">
            <text:p>0.0123340474</text:p>
          </table:table-cell>
          <table:table-cell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6.854852" calcext:value-type="float">
            <text:p>6.854852</text:p>
          </table:table-cell>
          <table:table-cell office:value-type="float" office:value="6.6385409758" calcext:value-type="float">
            <text:p>6.6385409758</text:p>
          </table:table-cell>
          <table:table-cell table:formula="of:=POWER([.C1980]-6.75;2)" office:value-type="float" office:value="0.0124231140756162" calcext:value-type="float">
            <text:p>0.0124231141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6.854307" calcext:value-type="float">
            <text:p>6.854307</text:p>
          </table:table-cell>
          <table:table-cell office:value-type="float" office:value="6.6381354449" calcext:value-type="float">
            <text:p>6.6381354449</text:p>
          </table:table-cell>
          <table:table-cell table:formula="of:=POWER([.C1981]-6.75;2)" office:value-type="float" office:value="0.012513678687721" calcext:value-type="float">
            <text:p>0.0125136787</text:p>
          </table:table-cell>
          <table:table-cell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6.853722" calcext:value-type="float">
            <text:p>6.853722</text:p>
          </table:table-cell>
          <table:table-cell office:value-type="float" office:value="6.637725129" calcext:value-type="float">
            <text:p>6.637725129</text:p>
          </table:table-cell>
          <table:table-cell table:formula="of:=POWER([.C1982]-6.75;2)" office:value-type="float" office:value="0.0126056466580667" calcext:value-type="float">
            <text:p>0.0126056467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6.853103" calcext:value-type="float">
            <text:p>6.853103</text:p>
          </table:table-cell>
          <table:table-cell office:value-type="float" office:value="6.637310453" calcext:value-type="float">
            <text:p>6.637310453</text:p>
          </table:table-cell>
          <table:table-cell table:formula="of:=POWER([.C1983]-6.75;2)" office:value-type="float" office:value="0.0126989340030653" calcext:value-type="float">
            <text:p>0.012698934</text:p>
          </table:table-cell>
          <table:table-cell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6.852458" calcext:value-type="float">
            <text:p>6.852458</text:p>
          </table:table-cell>
          <table:table-cell office:value-type="float" office:value="6.636891797" calcext:value-type="float">
            <text:p>6.636891797</text:p>
          </table:table-cell>
          <table:table-cell table:formula="of:=POWER([.C1984]-6.75;2)" office:value-type="float" office:value="0.0127934655858891" calcext:value-type="float">
            <text:p>0.0127934656</text:p>
          </table:table-cell>
          <table:table-cell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6.851791" calcext:value-type="float">
            <text:p>6.851791</text:p>
          </table:table-cell>
          <table:table-cell office:value-type="float" office:value="6.6364695013" calcext:value-type="float">
            <text:p>6.6364695013</text:p>
          </table:table-cell>
          <table:table-cell table:formula="of:=POWER([.C1985]-6.75;2)" office:value-type="float" office:value="0.0128891741350708" calcext:value-type="float">
            <text:p>0.0128891741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6.851111" calcext:value-type="float">
            <text:p>6.851111</text:p>
          </table:table-cell>
          <table:table-cell office:value-type="float" office:value="6.6360438777" calcext:value-type="float">
            <text:p>6.6360438777</text:p>
          </table:table-cell>
          <table:table-cell table:formula="of:=POWER([.C1986]-6.75;2)" office:value-type="float" office:value="0.0129859978096526" calcext:value-type="float">
            <text:p>0.0129859978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6.850423" calcext:value-type="float">
            <text:p>6.850423</text:p>
          </table:table-cell>
          <table:table-cell office:value-type="float" office:value="6.6356152083" calcext:value-type="float">
            <text:p>6.6356152083</text:p>
          </table:table-cell>
          <table:table-cell table:formula="of:=POWER([.C1987]-6.75;2)" office:value-type="float" office:value="0.0130838805722524" calcext:value-type="float">
            <text:p>0.0130838806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6.849733" calcext:value-type="float">
            <text:p>6.849733</text:p>
          </table:table-cell>
          <table:table-cell office:value-type="float" office:value="6.635183754" calcext:value-type="float">
            <text:p>6.635183754</text:p>
          </table:table-cell>
          <table:table-cell table:formula="of:=POWER([.C1988]-6.75;2)" office:value-type="float" office:value="0.0131827703455326" calcext:value-type="float">
            <text:p>0.0131827703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6.849047" calcext:value-type="float">
            <text:p>6.849047</text:p>
          </table:table-cell>
          <table:table-cell office:value-type="float" office:value="6.6347497581" calcext:value-type="float">
            <text:p>6.6347497581</text:p>
          </table:table-cell>
          <table:table-cell table:formula="of:=POWER([.C1989]-6.75;2)" office:value-type="float" office:value="0.0132826182580085" calcext:value-type="float">
            <text:p>0.0132826183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6.848372" calcext:value-type="float">
            <text:p>6.848372</text:p>
          </table:table-cell>
          <table:table-cell office:value-type="float" office:value="6.6343134449" calcext:value-type="float">
            <text:p>6.6343134449</text:p>
          </table:table-cell>
          <table:table-cell table:formula="of:=POWER([.C1990]-6.75;2)" office:value-type="float" office:value="0.0133833790309053" calcext:value-type="float">
            <text:p>0.013383379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6.847711" calcext:value-type="float">
            <text:p>6.847711</text:p>
          </table:table-cell>
          <table:table-cell office:value-type="float" office:value="6.6338750255" calcext:value-type="float">
            <text:p>6.6338750255</text:p>
          </table:table-cell>
          <table:table-cell table:formula="of:=POWER([.C1991]-6.75;2)" office:value-type="float" office:value="0.0134850097026256" calcext:value-type="float">
            <text:p>0.0134850097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6.847072" calcext:value-type="float">
            <text:p>6.847072</text:p>
          </table:table-cell>
          <table:table-cell office:value-type="float" office:value="6.6334347016" calcext:value-type="float">
            <text:p>6.6334347016</text:p>
          </table:table-cell>
          <table:table-cell table:formula="of:=POWER([.C1992]-6.75;2)" office:value-type="float" office:value="0.0135874687910811" calcext:value-type="float">
            <text:p>0.0135874688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6.846457" calcext:value-type="float">
            <text:p>6.846457</text:p>
          </table:table-cell>
          <table:table-cell office:value-type="float" office:value="6.6329926613" calcext:value-type="float">
            <text:p>6.6329926613</text:p>
          </table:table-cell>
          <table:table-cell table:formula="of:=POWER([.C1993]-6.75;2)" office:value-type="float" office:value="0.0136907173096564" calcext:value-type="float">
            <text:p>0.0136907173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6.845872" calcext:value-type="float">
            <text:p>6.845872</text:p>
          </table:table-cell>
          <table:table-cell office:value-type="float" office:value="6.6325490887" calcext:value-type="float">
            <text:p>6.6325490887</text:p>
          </table:table-cell>
          <table:table-cell table:formula="of:=POWER([.C1994]-6.75;2)" office:value-type="float" office:value="0.0137947165652004" calcext:value-type="float">
            <text:p>0.0137947166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6.84532" calcext:value-type="float">
            <text:p>6.84532</text:p>
          </table:table-cell>
          <table:table-cell office:value-type="float" office:value="6.6321041586" calcext:value-type="float">
            <text:p>6.6321041586</text:p>
          </table:table-cell>
          <table:table-cell table:formula="of:=POWER([.C1995]-6.75;2)" office:value-type="float" office:value="0.013899429419414" calcext:value-type="float">
            <text:p>0.0138994294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6.844805" calcext:value-type="float">
            <text:p>6.844805</text:p>
          </table:table-cell>
          <table:table-cell office:value-type="float" office:value="6.6316580403" calcext:value-type="float">
            <text:p>6.6316580403</text:p>
          </table:table-cell>
          <table:table-cell table:formula="of:=POWER([.C1996]-6.75;2)" office:value-type="float" office:value="0.0140048194256365" calcext:value-type="float">
            <text:p>0.0140048194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6.844328" calcext:value-type="float">
            <text:p>6.844328</text:p>
          </table:table-cell>
          <table:table-cell office:value-type="float" office:value="6.6312108992" calcext:value-type="float">
            <text:p>6.6312108992</text:p>
          </table:table-cell>
          <table:table-cell table:formula="of:=POWER([.C1997]-6.75;2)" office:value-type="float" office:value="0.0141108504688725" calcext:value-type="float">
            <text:p>0.0141108505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6.843894" calcext:value-type="float">
            <text:p>6.843894</text:p>
          </table:table-cell>
          <table:table-cell office:value-type="float" office:value="6.6307629005" calcext:value-type="float">
            <text:p>6.6307629005</text:p>
          </table:table-cell>
          <table:table-cell table:formula="of:=POWER([.C1998]-6.75;2)" office:value-type="float" office:value="0.014217485897173" calcext:value-type="float">
            <text:p>0.0142174859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6.843502" calcext:value-type="float">
            <text:p>6.843502</text:p>
          </table:table-cell>
          <table:table-cell office:value-type="float" office:value="6.6303142016" calcext:value-type="float">
            <text:p>6.6303142016</text:p>
          </table:table-cell>
          <table:table-cell table:formula="of:=POWER([.C1999]-6.75;2)" office:value-type="float" office:value="0.0143246903386454" calcext:value-type="float">
            <text:p>0.0143246903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.843154" calcext:value-type="float">
            <text:p>6.843154</text:p>
          </table:table-cell>
          <table:table-cell office:value-type="float" office:value="6.6298649624" calcext:value-type="float">
            <text:p>6.6298649624</text:p>
          </table:table-cell>
          <table:table-cell table:formula="of:=POWER([.C2000]-6.75;2)" office:value-type="float" office:value="0.0144324272591534" calcext:value-type="float">
            <text:p>0.0144324273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4285" calcext:value-type="float">
            <text:p>6.84285</text:p>
          </table:table-cell>
          <table:table-cell office:value-type="float" office:value="6.6294153401" calcext:value-type="float">
            <text:p>6.6294153401</text:p>
          </table:table-cell>
          <table:table-cell table:formula="of:=POWER([.C2001]-6.75;2)" office:value-type="float" office:value="0.0145406602031988" calcext:value-type="float">
            <text:p>0.0145406602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6.842591" calcext:value-type="float">
            <text:p>6.842591</text:p>
          </table:table-cell>
          <table:table-cell office:value-type="float" office:value="6.6289654933" calcext:value-type="float">
            <text:p>6.6289654933</text:p>
          </table:table-cell>
          <table:table-cell table:formula="of:=POWER([.C2002]-6.75;2)" office:value-type="float" office:value="0.0146493518121124" calcext:value-type="float">
            <text:p>0.0146493518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6.842374" calcext:value-type="float">
            <text:p>6.842374</text:p>
          </table:table-cell>
          <table:table-cell office:value-type="float" office:value="6.6285155793" calcext:value-type="float">
            <text:p>6.6285155793</text:p>
          </table:table-cell>
          <table:table-cell table:formula="of:=POWER([.C2003]-6.75;2)" office:value-type="float" office:value="0.0147584644728146" calcext:value-type="float">
            <text:p>0.0147584645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6.842199" calcext:value-type="float">
            <text:p>6.842199</text:p>
          </table:table-cell>
          <table:table-cell office:value-type="float" office:value="6.6280657608" calcext:value-type="float">
            <text:p>6.6280657608</text:p>
          </table:table-cell>
          <table:table-cell table:formula="of:=POWER([.C2004]-6.75;2)" office:value-type="float" office:value="0.0148679586892828" calcext:value-type="float">
            <text:p>0.0148679587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6.842064" calcext:value-type="float">
            <text:p>6.842064</text:p>
          </table:table-cell>
          <table:table-cell office:value-type="float" office:value="6.6276161962" calcext:value-type="float">
            <text:p>6.6276161962</text:p>
          </table:table-cell>
          <table:table-cell table:formula="of:=POWER([.C2005]-6.75;2)" office:value-type="float" office:value="0.0149777954325569" calcext:value-type="float">
            <text:p>0.0149777954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6.841965" calcext:value-type="float">
            <text:p>6.841965</text:p>
          </table:table-cell>
          <table:table-cell office:value-type="float" office:value="6.6271670497" calcext:value-type="float">
            <text:p>6.6271670497</text:p>
          </table:table-cell>
          <table:table-cell table:formula="of:=POWER([.C2006]-6.75;2)" office:value-type="float" office:value="0.0150879336794023" calcext:value-type="float">
            <text:p>0.0150879337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.8419" calcext:value-type="float">
            <text:p>6.8419</text:p>
          </table:table-cell>
          <table:table-cell office:value-type="float" office:value="6.6267184879" calcext:value-type="float">
            <text:p>6.6267184879</text:p>
          </table:table-cell>
          <table:table-cell table:formula="of:=POWER([.C2007]-6.75;2)" office:value-type="float" office:value="0.0151983312256625" calcext:value-type="float">
            <text:p>0.0151983312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6.841865" calcext:value-type="float">
            <text:p>6.841865</text:p>
          </table:table-cell>
          <table:table-cell office:value-type="float" office:value="6.6262706774" calcext:value-type="float">
            <text:p>6.6262706774</text:p>
          </table:table-cell>
          <table:table-cell table:formula="of:=POWER([.C2008]-6.75;2)" office:value-type="float" office:value="0.0153089452710549" calcext:value-type="float">
            <text:p>0.0153089453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6.841855" calcext:value-type="float">
            <text:p>6.841855</text:p>
          </table:table-cell>
          <table:table-cell office:value-type="float" office:value="6.6258237876" calcext:value-type="float">
            <text:p>6.6258237876</text:p>
          </table:table-cell>
          <table:table-cell table:formula="of:=POWER([.C2009]-6.75;2)" office:value-type="float" office:value="0.0154197317260099" calcext:value-type="float">
            <text:p>0.0154197317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.841866" calcext:value-type="float">
            <text:p>6.841866</text:p>
          </table:table-cell>
          <table:table-cell office:value-type="float" office:value="6.6253779919" calcext:value-type="float">
            <text:p>6.6253779919</text:p>
          </table:table-cell>
          <table:table-cell table:formula="of:=POWER([.C2010]-6.75;2)" office:value-type="float" office:value="0.0155306449028765" calcext:value-type="float">
            <text:p>0.0155306449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.841893" calcext:value-type="float">
            <text:p>6.841893</text:p>
          </table:table-cell>
          <table:table-cell office:value-type="float" office:value="6.6249334651" calcext:value-type="float">
            <text:p>6.6249334651</text:p>
          </table:table-cell>
          <table:table-cell table:formula="of:=POWER([.C2011]-6.75;2)" office:value-type="float" office:value="0.015641638151893" calcext:value-type="float">
            <text:p>0.0156416382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.841931" calcext:value-type="float">
            <text:p>6.841931</text:p>
          </table:table-cell>
          <table:table-cell office:value-type="float" office:value="6.6244903831" calcext:value-type="float">
            <text:p>6.6244903831</text:p>
          </table:table-cell>
          <table:table-cell table:formula="of:=POWER([.C2012]-6.75;2)" office:value-type="float" office:value="0.0157526639343847" calcext:value-type="float">
            <text:p>0.0157526639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.841975" calcext:value-type="float">
            <text:p>6.841975</text:p>
          </table:table-cell>
          <table:table-cell office:value-type="float" office:value="6.6240489234" calcext:value-type="float">
            <text:p>6.6240489234</text:p>
          </table:table-cell>
          <table:table-cell table:formula="of:=POWER([.C2013]-6.75;2)" office:value-type="float" office:value="0.015863673696699" calcext:value-type="float">
            <text:p>0.0158636737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.842017" calcext:value-type="float">
            <text:p>6.842017</text:p>
          </table:table-cell>
          <table:table-cell office:value-type="float" office:value="6.6236092634" calcext:value-type="float">
            <text:p>6.6236092634</text:p>
          </table:table-cell>
          <table:table-cell table:formula="of:=POWER([.C2014]-6.75;2)" office:value-type="float" office:value="0.0159746182982907" calcext:value-type="float">
            <text:p>0.0159746183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.842052" calcext:value-type="float">
            <text:p>6.842052</text:p>
          </table:table-cell>
          <table:table-cell office:value-type="float" office:value="6.6231715847" calcext:value-type="float">
            <text:p>6.6231715847</text:p>
          </table:table-cell>
          <table:table-cell table:formula="of:=POWER([.C2015]-6.75;2)" office:value-type="float" office:value="0.0160854469275094" calcext:value-type="float">
            <text:p>0.0160854469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.842075" calcext:value-type="float">
            <text:p>6.842075</text:p>
          </table:table-cell>
          <table:table-cell office:value-type="float" office:value="6.6227360659" calcext:value-type="float">
            <text:p>6.6227360659</text:p>
          </table:table-cell>
          <table:table-cell table:formula="of:=POWER([.C2016]-6.75;2)" office:value-type="float" office:value="0.0161961089226092" calcext:value-type="float">
            <text:p>0.0161961089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.842079" calcext:value-type="float">
            <text:p>6.842079</text:p>
          </table:table-cell>
          <table:table-cell office:value-type="float" office:value="6.6223028844" calcext:value-type="float">
            <text:p>6.6223028844</text:p>
          </table:table-cell>
          <table:table-cell table:formula="of:=POWER([.C2017]-6.75;2)" office:value-type="float" office:value="0.0163065533325598" calcext:value-type="float">
            <text:p>0.0163065533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.842058" calcext:value-type="float">
            <text:p>6.842058</text:p>
          </table:table-cell>
          <table:table-cell office:value-type="float" office:value="6.6218722164" calcext:value-type="float">
            <text:p>6.6218722164</text:p>
          </table:table-cell>
          <table:table-cell table:formula="of:=POWER([.C2018]-6.75;2)" office:value-type="float" office:value="0.0164167289302485" calcext:value-type="float">
            <text:p>0.0164167289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.842005" calcext:value-type="float">
            <text:p>6.842005</text:p>
          </table:table-cell>
          <table:table-cell office:value-type="float" office:value="6.6214442352" calcext:value-type="float">
            <text:p>6.6214442352</text:p>
          </table:table-cell>
          <table:table-cell table:formula="of:=POWER([.C2019]-6.75;2)" office:value-type="float" office:value="0.0165265846633129" calcext:value-type="float">
            <text:p>0.0165265847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6.841916" calcext:value-type="float">
            <text:p>6.841916</text:p>
          </table:table-cell>
          <table:table-cell office:value-type="float" office:value="6.6210191142" calcext:value-type="float">
            <text:p>6.6210191142</text:p>
          </table:table-cell>
          <table:table-cell table:formula="of:=POWER([.C2020]-6.75;2)" office:value-type="float" office:value="0.0166360689017526" calcext:value-type="float">
            <text:p>0.0166360689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6.841783" calcext:value-type="float">
            <text:p>6.841783</text:p>
          </table:table-cell>
          <table:table-cell office:value-type="float" office:value="6.6205970188" calcext:value-type="float">
            <text:p>6.6205970188</text:p>
          </table:table-cell>
          <table:table-cell table:formula="of:=POWER([.C2021]-6.75;2)" office:value-type="float" office:value="0.0167451315434476" calcext:value-type="float">
            <text:p>0.0167451315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6.841603" calcext:value-type="float">
            <text:p>6.841603</text:p>
          </table:table-cell>
          <table:table-cell office:value-type="float" office:value="6.6201781129" calcext:value-type="float">
            <text:p>6.6201781129</text:p>
          </table:table-cell>
          <table:table-cell table:formula="of:=POWER([.C2022]-6.75;2)" office:value-type="float" office:value="0.0168537223702052" calcext:value-type="float">
            <text:p>0.0168537224</text:p>
          </table:table-cell>
          <table:table-cell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6.841369" calcext:value-type="float">
            <text:p>6.841369</text:p>
          </table:table-cell>
          <table:table-cell office:value-type="float" office:value="6.6197625497" calcext:value-type="float">
            <text:p>6.6197625497</text:p>
          </table:table-cell>
          <table:table-cell table:formula="of:=POWER([.C2023]-6.75;2)" office:value-type="float" office:value="0.016961793460645" calcext:value-type="float">
            <text:p>0.0169617935</text:p>
          </table:table-cell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.841076" calcext:value-type="float">
            <text:p>6.841076</text:p>
          </table:table-cell>
          <table:table-cell office:value-type="float" office:value="6.6193504798" calcext:value-type="float">
            <text:p>6.6193504798</text:p>
          </table:table-cell>
          <table:table-cell table:formula="of:=POWER([.C2024]-6.75;2)" office:value-type="float" office:value="0.0170692971284903" calcext:value-type="float">
            <text:p>0.0170692971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6.840721" calcext:value-type="float">
            <text:p>6.840721</text:p>
          </table:table-cell>
          <table:table-cell office:value-type="float" office:value="6.6189420457" calcext:value-type="float">
            <text:p>6.6189420457</text:p>
          </table:table-cell>
          <table:table-cell table:formula="of:=POWER([.C2025]-6.75;2)" office:value-type="float" office:value="0.0171761873853009" calcext:value-type="float">
            <text:p>0.0171761874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6.840299" calcext:value-type="float">
            <text:p>6.840299</text:p>
          </table:table-cell>
          <table:table-cell office:value-type="float" office:value="6.6185373804" calcext:value-type="float">
            <text:p>6.6185373804</text:p>
          </table:table-cell>
          <table:table-cell table:formula="of:=POWER([.C2026]-6.75;2)" office:value-type="float" office:value="0.0172824203520942" calcext:value-type="float">
            <text:p>0.0172824204</text:p>
          </table:table-cell>
          <table:table-cell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6.839807" calcext:value-type="float">
            <text:p>6.839807</text:p>
          </table:table-cell>
          <table:table-cell office:value-type="float" office:value="6.6181366089" calcext:value-type="float">
            <text:p>6.6181366089</text:p>
          </table:table-cell>
          <table:table-cell table:formula="of:=POWER([.C2027]-6.75;2)" office:value-type="float" office:value="0.0173879539123914" calcext:value-type="float">
            <text:p>0.0173879539</text:p>
          </table:table-cell>
          <table:table-cell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6.83924" calcext:value-type="float">
            <text:p>6.83924</text:p>
          </table:table-cell>
          <table:table-cell office:value-type="float" office:value="6.6177398468" calcext:value-type="float">
            <text:p>6.6177398468</text:p>
          </table:table-cell>
          <table:table-cell table:formula="of:=POWER([.C2028]-6.75;2)" office:value-type="float" office:value="0.0174927481244874" calcext:value-type="float">
            <text:p>0.0174927481</text:p>
          </table:table-cell>
          <table:table-cell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6.838598" calcext:value-type="float">
            <text:p>6.838598</text:p>
          </table:table-cell>
          <table:table-cell office:value-type="float" office:value="6.617347203" calcext:value-type="float">
            <text:p>6.617347203</text:p>
          </table:table-cell>
          <table:table-cell table:formula="of:=POWER([.C2029]-6.75;2)" office:value-type="float" office:value="0.0175967645519233" calcext:value-type="float">
            <text:p>0.0175967646</text:p>
          </table:table-cell>
          <table:table-cell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6.837877" calcext:value-type="float">
            <text:p>6.837877</text:p>
          </table:table-cell>
          <table:table-cell office:value-type="float" office:value="6.6169587702" calcext:value-type="float">
            <text:p>6.6169587702</text:p>
          </table:table-cell>
          <table:table-cell table:formula="of:=POWER([.C2030]-6.75;2)" office:value-type="float" office:value="0.0176999688266964" calcext:value-type="float">
            <text:p>0.0176999688</text:p>
          </table:table-cell>
          <table:table-cell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6.837076" calcext:value-type="float">
            <text:p>6.837076</text:p>
          </table:table-cell>
          <table:table-cell office:value-type="float" office:value="6.6165746344" calcext:value-type="float">
            <text:p>6.6165746344</text:p>
          </table:table-cell>
          <table:table-cell table:formula="of:=POWER([.C2031]-6.75;2)" office:value-type="float" office:value="0.0178023281854937" calcext:value-type="float">
            <text:p>0.0178023282</text:p>
          </table:table-cell>
          <table:table-cell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6.836193" calcext:value-type="float">
            <text:p>6.836193</text:p>
          </table:table-cell>
          <table:table-cell office:value-type="float" office:value="6.6161948723" calcext:value-type="float">
            <text:p>6.6161948723</text:p>
          </table:table-cell>
          <table:table-cell table:formula="of:=POWER([.C2032]-6.75;2)" office:value-type="float" office:value="0.0179038121988132" calcext:value-type="float">
            <text:p>0.0179038122</text:p>
          </table:table-cell>
          <table:table-cell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6.835229" calcext:value-type="float">
            <text:p>6.835229</text:p>
          </table:table-cell>
          <table:table-cell office:value-type="float" office:value="6.6158195484" calcext:value-type="float">
            <text:p>6.6158195484</text:p>
          </table:table-cell>
          <table:table-cell table:formula="of:=POWER([.C2033]-6.75;2)" office:value-type="float" office:value="0.0180043935915799" calcext:value-type="float">
            <text:p>0.0180043936</text:p>
          </table:table-cell>
          <table:table-cell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6.834184" calcext:value-type="float">
            <text:p>6.834184</text:p>
          </table:table-cell>
          <table:table-cell office:value-type="float" office:value="6.6154487164" calcext:value-type="float">
            <text:p>6.6154487164</text:p>
          </table:table-cell>
          <table:table-cell table:formula="of:=POWER([.C2034]-6.75;2)" office:value-type="float" office:value="0.0181040479184078" calcext:value-type="float">
            <text:p>0.0181040479</text:p>
          </table:table-cell>
          <table:table-cell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6.833058" calcext:value-type="float">
            <text:p>6.833058</text:p>
          </table:table-cell>
          <table:table-cell office:value-type="float" office:value="6.6150824207" calcext:value-type="float">
            <text:p>6.6150824207</text:p>
          </table:table-cell>
          <table:table-cell table:formula="of:=POWER([.C2035]-6.75;2)" office:value-type="float" office:value="0.0182027532041717" calcext:value-type="float">
            <text:p>0.0182027532</text:p>
          </table:table-cell>
          <table:table-cell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6.831851" calcext:value-type="float">
            <text:p>6.831851</text:p>
          </table:table-cell>
          <table:table-cell office:value-type="float" office:value="6.6147206962" calcext:value-type="float">
            <text:p>6.6147206962</text:p>
          </table:table-cell>
          <table:table-cell table:formula="of:=POWER([.C2036]-6.75;2)" office:value-type="float" office:value="0.0183004900366127" calcext:value-type="float">
            <text:p>0.01830049</text:p>
          </table:table-cell>
          <table:table-cell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6.830567" calcext:value-type="float">
            <text:p>6.830567</text:p>
          </table:table-cell>
          <table:table-cell office:value-type="float" office:value="6.6143635699" calcext:value-type="float">
            <text:p>6.6143635699</text:p>
          </table:table-cell>
          <table:table-cell table:formula="of:=POWER([.C2037]-6.75;2)" office:value-type="float" office:value="0.0183972411702722" calcext:value-type="float">
            <text:p>0.0183972412</text:p>
          </table:table-cell>
          <table:table-cell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6.829206" calcext:value-type="float">
            <text:p>6.829206</text:p>
          </table:table-cell>
          <table:table-cell office:value-type="float" office:value="6.6140110578" calcext:value-type="float">
            <text:p>6.6140110578</text:p>
          </table:table-cell>
          <table:table-cell table:formula="of:=POWER([.C2038]-6.75;2)" office:value-type="float" office:value="0.0184929924006749" calcext:value-type="float">
            <text:p>0.0184929924</text:p>
          </table:table-cell>
          <table:table-cell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6.827773" calcext:value-type="float">
            <text:p>6.827773</text:p>
          </table:table-cell>
          <table:table-cell office:value-type="float" office:value="6.6136631707" calcext:value-type="float">
            <text:p>6.6136631707</text:p>
          </table:table-cell>
          <table:table-cell table:formula="of:=POWER([.C2039]-6.75;2)" office:value-type="float" office:value="0.0185877310235774" calcext:value-type="float">
            <text:p>0.018587731</text:p>
          </table:table-cell>
          <table:table-cell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6.826268" calcext:value-type="float">
            <text:p>6.826268</text:p>
          </table:table-cell>
          <table:table-cell office:value-type="float" office:value="6.6133199086" calcext:value-type="float">
            <text:p>6.6133199086</text:p>
          </table:table-cell>
          <table:table-cell table:formula="of:=POWER([.C2040]-6.75;2)" office:value-type="float" office:value="0.0186814473851123" calcext:value-type="float">
            <text:p>0.0186814474</text:p>
          </table:table-cell>
          <table:table-cell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6.824698" calcext:value-type="float">
            <text:p>6.824698</text:p>
          </table:table-cell>
          <table:table-cell office:value-type="float" office:value="6.6129812715" calcext:value-type="float">
            <text:p>6.6129812715</text:p>
          </table:table-cell>
          <table:table-cell table:formula="of:=POWER([.C2041]-6.75;2)" office:value-type="float" office:value="0.0187741319597568" calcext:value-type="float">
            <text:p>0.018774132</text:p>
          </table:table-cell>
          <table:table-cell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6.823064" calcext:value-type="float">
            <text:p>6.823064</text:p>
          </table:table-cell>
          <table:table-cell office:value-type="float" office:value="6.6126472487" calcext:value-type="float">
            <text:p>6.6126472487</text:p>
          </table:table-cell>
          <table:table-cell table:formula="of:=POWER([.C2042]-6.75;2)" office:value-type="float" office:value="0.0188657782896796" calcext:value-type="float">
            <text:p>0.0188657783</text:p>
          </table:table-cell>
          <table:table-cell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6.821371" calcext:value-type="float">
            <text:p>6.821371</text:p>
          </table:table-cell>
          <table:table-cell office:value-type="float" office:value="6.6123178293" calcext:value-type="float">
            <text:p>6.6123178293</text:p>
          </table:table-cell>
          <table:table-cell table:formula="of:=POWER([.C2043]-6.75;2)" office:value-type="float" office:value="0.0189563801286639" calcext:value-type="float">
            <text:p>0.0189563801</text:p>
          </table:table-cell>
          <table:table-cell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6.819625" calcext:value-type="float">
            <text:p>6.819625</text:p>
          </table:table-cell>
          <table:table-cell office:value-type="float" office:value="6.6119929987" calcext:value-type="float">
            <text:p>6.6119929987</text:p>
          </table:table-cell>
          <table:table-cell table:formula="of:=POWER([.C2044]-6.75;2)" office:value-type="float" office:value="0.0190459324078182" calcext:value-type="float">
            <text:p>0.0190459324</text:p>
          </table:table-cell>
          <table:table-cell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6.81783" calcext:value-type="float">
            <text:p>6.81783</text:p>
          </table:table-cell>
          <table:table-cell office:value-type="float" office:value="6.6116727392" calcext:value-type="float">
            <text:p>6.6116727392</text:p>
          </table:table-cell>
          <table:table-cell table:formula="of:=POWER([.C2045]-6.75;2)" office:value-type="float" office:value="0.0191344310804311" calcext:value-type="float">
            <text:p>0.0191344311</text:p>
          </table:table-cell>
          <table:table-cell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6.81599" calcext:value-type="float">
            <text:p>6.81599</text:p>
          </table:table-cell>
          <table:table-cell office:value-type="float" office:value="6.6113570323" calcext:value-type="float">
            <text:p>6.6113570323</text:p>
          </table:table-cell>
          <table:table-cell table:formula="of:=POWER([.C2046]-6.75;2)" office:value-type="float" office:value="0.0192218724926633" calcext:value-type="float">
            <text:p>0.0192218725</text:p>
          </table:table-cell>
          <table:table-cell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6.814112" calcext:value-type="float">
            <text:p>6.814112</text:p>
          </table:table-cell>
          <table:table-cell office:value-type="float" office:value="6.6110458616" calcext:value-type="float">
            <text:p>6.6110458616</text:p>
          </table:table-cell>
          <table:table-cell table:formula="of:=POWER([.C2047]-6.75;2)" office:value-type="float" office:value="0.0193082525784863" calcext:value-type="float">
            <text:p>0.0193082526</text:p>
          </table:table-cell>
          <table:table-cell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6.812199" calcext:value-type="float">
            <text:p>6.812199</text:p>
          </table:table-cell>
          <table:table-cell office:value-type="float" office:value="6.610739211" calcext:value-type="float">
            <text:p>6.610739211</text:p>
          </table:table-cell>
          <table:table-cell table:formula="of:=POWER([.C2048]-6.75;2)" office:value-type="float" office:value="0.0193935673529024" calcext:value-type="float">
            <text:p>0.0193935674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.810259" calcext:value-type="float">
            <text:p>6.810259</text:p>
          </table:table-cell>
          <table:table-cell office:value-type="float" office:value="6.6104370685" calcext:value-type="float">
            <text:p>6.6104370685</text:p>
          </table:table-cell>
          <table:table-cell table:formula="of:=POWER([.C2049]-6.75;2)" office:value-type="float" office:value="0.0194778118488738" calcext:value-type="float">
            <text:p>0.0194778118</text:p>
          </table:table-cell>
          <table:table-cell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6.808296" calcext:value-type="float">
            <text:p>6.808296</text:p>
          </table:table-cell>
          <table:table-cell office:value-type="float" office:value="6.610139422" calcext:value-type="float">
            <text:p>6.610139422</text:p>
          </table:table-cell>
          <table:table-cell table:formula="of:=POWER([.C2050]-6.75;2)" office:value-type="float" office:value="0.0195609812784942" calcext:value-type="float">
            <text:p>0.0195609813</text:p>
          </table:table-cell>
          <table:table-cell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6.806316" calcext:value-type="float">
            <text:p>6.806316</text:p>
          </table:table-cell>
          <table:table-cell office:value-type="float" office:value="6.6098462675" calcext:value-type="float">
            <text:p>6.6098462675</text:p>
          </table:table-cell>
          <table:table-cell table:formula="of:=POWER([.C2051]-6.75;2)" office:value-type="float" office:value="0.0196430687336815" calcext:value-type="float">
            <text:p>0.0196430687</text:p>
          </table:table-cell>
          <table:table-cell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6.804323" calcext:value-type="float">
            <text:p>6.804323</text:p>
          </table:table-cell>
          <table:table-cell office:value-type="float" office:value="6.6095576035" calcext:value-type="float">
            <text:p>6.6095576035</text:p>
          </table:table-cell>
          <table:table-cell table:formula="of:=POWER([.C2052]-6.75;2)" office:value-type="float" office:value="0.0197240667346632" calcext:value-type="float">
            <text:p>0.0197240667</text:p>
          </table:table-cell>
          <table:table-cell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6.802324" calcext:value-type="float">
            <text:p>6.802324</text:p>
          </table:table-cell>
          <table:table-cell office:value-type="float" office:value="6.6092734368" calcext:value-type="float">
            <text:p>6.6092734368</text:p>
          </table:table-cell>
          <table:table-cell table:formula="of:=POWER([.C2053]-6.75;2)" office:value-type="float" office:value="0.0198039655900837" calcext:value-type="float">
            <text:p>0.0198039656</text:p>
          </table:table-cell>
          <table:table-cell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6.800323" calcext:value-type="float">
            <text:p>6.800323</text:p>
          </table:table-cell>
          <table:table-cell office:value-type="float" office:value="6.6089937782" calcext:value-type="float">
            <text:p>6.6089937782</text:p>
          </table:table-cell>
          <table:table-cell table:formula="of:=POWER([.C2054]-6.75;2)" office:value-type="float" office:value="0.0198827545863107" calcext:value-type="float">
            <text:p>0.0198827546</text:p>
          </table:table-cell>
          <table:table-cell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6.798324" calcext:value-type="float">
            <text:p>6.798324</text:p>
          </table:table-cell>
          <table:table-cell office:value-type="float" office:value="6.6087186465" calcext:value-type="float">
            <text:p>6.6087186465</text:p>
          </table:table-cell>
          <table:table-cell table:formula="of:=POWER([.C2055]-6.75;2)" office:value-type="float" office:value="0.019960420846792" calcext:value-type="float">
            <text:p>0.0199604208</text:p>
          </table:table-cell>
          <table:table-cell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6.796332" calcext:value-type="float">
            <text:p>6.796332</text:p>
          </table:table-cell>
          <table:table-cell office:value-type="float" office:value="6.6084480699" calcext:value-type="float">
            <text:p>6.6084480699</text:p>
          </table:table-cell>
          <table:table-cell table:formula="of:=POWER([.C2056]-6.75;2)" office:value-type="float" office:value="0.0200369489150354" calcext:value-type="float">
            <text:p>0.0200369489</text:p>
          </table:table-cell>
          <table:table-cell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6.794351" calcext:value-type="float">
            <text:p>6.794351</text:p>
          </table:table-cell>
          <table:table-cell office:value-type="float" office:value="6.608182082" calcext:value-type="float">
            <text:p>6.608182082</text:p>
          </table:table-cell>
          <table:table-cell table:formula="of:=POWER([.C2057]-6.75;2)" office:value-type="float" office:value="0.0201123218658548" calcext:value-type="float">
            <text:p>0.0201123219</text:p>
          </table:table-cell>
          <table:table-cell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6.792384" calcext:value-type="float">
            <text:p>6.792384</text:p>
          </table:table-cell>
          <table:table-cell office:value-type="float" office:value="6.6079207258" calcext:value-type="float">
            <text:p>6.6079207258</text:p>
          </table:table-cell>
          <table:table-cell table:formula="of:=POWER([.C2058]-6.75;2)" office:value-type="float" office:value="0.0201865201571989" calcext:value-type="float">
            <text:p>0.0201865202</text:p>
          </table:table-cell>
          <table:table-cell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6.790436" calcext:value-type="float">
            <text:p>6.790436</text:p>
          </table:table-cell>
          <table:table-cell office:value-type="float" office:value="6.6076640524" calcext:value-type="float">
            <text:p>6.6076640524</text:p>
          </table:table-cell>
          <table:table-cell table:formula="of:=POWER([.C2059]-6.75;2)" office:value-type="float" office:value="0.02025952197919" calcext:value-type="float">
            <text:p>0.020259522</text:p>
          </table:table-cell>
          <table:table-cell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6.788508" calcext:value-type="float">
            <text:p>6.788508</text:p>
          </table:table-cell>
          <table:table-cell office:value-type="float" office:value="6.6074121196" calcext:value-type="float">
            <text:p>6.6074121196</text:p>
          </table:table-cell>
          <table:table-cell table:formula="of:=POWER([.C2060]-6.75;2)" office:value-type="float" office:value="0.0203313036369646" calcext:value-type="float">
            <text:p>0.0203313036</text:p>
          </table:table-cell>
          <table:table-cell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6.786602" calcext:value-type="float">
            <text:p>6.786602</text:p>
          </table:table-cell>
          <table:table-cell office:value-type="float" office:value="6.6071649946" calcext:value-type="float">
            <text:p>6.6071649946</text:p>
          </table:table-cell>
          <table:table-cell table:formula="of:=POWER([.C2061]-6.75;2)" office:value-type="float" office:value="0.0204018387676181" calcext:value-type="float">
            <text:p>0.0204018388</text:p>
          </table:table-cell>
          <table:table-cell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6.784721" calcext:value-type="float">
            <text:p>6.784721</text:p>
          </table:table-cell>
          <table:table-cell office:value-type="float" office:value="6.6069227513" calcext:value-type="float">
            <text:p>6.6069227513</text:p>
          </table:table-cell>
          <table:table-cell table:formula="of:=POWER([.C2062]-6.75;2)" office:value-type="float" office:value="0.0204710990955617" calcext:value-type="float">
            <text:p>0.0204710991</text:p>
          </table:table-cell>
          <table:table-cell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6.782865" calcext:value-type="float">
            <text:p>6.782865</text:p>
          </table:table-cell>
          <table:table-cell office:value-type="float" office:value="6.6066854718" calcext:value-type="float">
            <text:p>6.6066854718</text:p>
          </table:table-cell>
          <table:table-cell table:formula="of:=POWER([.C2063]-6.75;2)" office:value-type="float" office:value="0.0205390539931887" calcext:value-type="float">
            <text:p>0.020539054</text:p>
          </table:table-cell>
          <table:table-cell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6.781036" calcext:value-type="float">
            <text:p>6.781036</text:p>
          </table:table-cell>
          <table:table-cell office:value-type="float" office:value="6.6064532446" calcext:value-type="float">
            <text:p>6.6064532446</text:p>
          </table:table-cell>
          <table:table-cell table:formula="of:=POWER([.C2064]-6.75;2)" office:value-type="float" office:value="0.0206056709858674" calcext:value-type="float">
            <text:p>0.020605671</text:p>
          </table:table-cell>
          <table:table-cell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6.779232" calcext:value-type="float">
            <text:p>6.779232</text:p>
          </table:table-cell>
          <table:table-cell office:value-type="float" office:value="6.6062261653" calcext:value-type="float">
            <text:p>6.6062261653</text:p>
          </table:table-cell>
          <table:table-cell table:formula="of:=POWER([.C2065]-6.75;2)" office:value-type="float" office:value="0.020670915544343" calcext:value-type="float">
            <text:p>0.0206709155</text:p>
          </table:table-cell>
          <table:table-cell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6.777453" calcext:value-type="float">
            <text:p>6.777453</text:p>
          </table:table-cell>
          <table:table-cell office:value-type="float" office:value="6.6060043347" calcext:value-type="float">
            <text:p>6.6060043347</text:p>
          </table:table-cell>
          <table:table-cell table:formula="of:=POWER([.C2066]-6.75;2)" office:value-type="float" office:value="0.0207347516251897" calcext:value-type="float">
            <text:p>0.0207347516</text:p>
          </table:table-cell>
          <table:table-cell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6.775699" calcext:value-type="float">
            <text:p>6.775699</text:p>
          </table:table-cell>
          <table:table-cell office:value-type="float" office:value="6.6057878616" calcext:value-type="float">
            <text:p>6.6057878616</text:p>
          </table:table-cell>
          <table:table-cell table:formula="of:=POWER([.C2067]-6.75;2)" office:value-type="float" office:value="0.0207971408619009" calcext:value-type="float">
            <text:p>0.0207971409</text:p>
          </table:table-cell>
          <table:table-cell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6.773966" calcext:value-type="float">
            <text:p>6.773966</text:p>
          </table:table-cell>
          <table:table-cell office:value-type="float" office:value="6.6055768548" calcext:value-type="float">
            <text:p>6.6055768548</text:p>
          </table:table-cell>
          <table:table-cell table:formula="of:=POWER([.C2068]-6.75;2)" office:value-type="float" office:value="0.0208580448694603" calcext:value-type="float">
            <text:p>0.0208580449</text:p>
          </table:table-cell>
          <table:table-cell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6.772254" calcext:value-type="float">
            <text:p>6.772254</text:p>
          </table:table-cell>
          <table:table-cell office:value-type="float" office:value="6.6053714328" calcext:value-type="float">
            <text:p>6.6053714328</text:p>
          </table:table-cell>
          <table:table-cell table:formula="of:=POWER([.C2069]-6.75;2)" office:value-type="float" office:value="0.0209174224503249" calcext:value-type="float">
            <text:p>0.0209174225</text:p>
          </table:table-cell>
          <table:table-cell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6.770558" calcext:value-type="float">
            <text:p>6.770558</text:p>
          </table:table-cell>
          <table:table-cell office:value-type="float" office:value="6.6051717124" calcext:value-type="float">
            <text:p>6.6051717124</text:p>
          </table:table-cell>
          <table:table-cell table:formula="of:=POWER([.C2070]-6.75;2)" office:value-type="float" office:value="0.0209752328891484" calcext:value-type="float">
            <text:p>0.0209752329</text:p>
          </table:table-cell>
          <table:table-cell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6.768876" calcext:value-type="float">
            <text:p>6.768876</text:p>
          </table:table-cell>
          <table:table-cell office:value-type="float" office:value="6.6049778159" calcext:value-type="float">
            <text:p>6.6049778159</text:p>
          </table:table-cell>
          <table:table-cell table:formula="of:=POWER([.C2071]-6.75;2)" office:value-type="float" office:value="0.0210314338811343" calcext:value-type="float">
            <text:p>0.0210314339</text:p>
          </table:table-cell>
          <table:table-cell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6.767203" calcext:value-type="float">
            <text:p>6.767203</text:p>
          </table:table-cell>
          <table:table-cell office:value-type="float" office:value="6.6047898669" calcext:value-type="float">
            <text:p>6.6047898669</text:p>
          </table:table-cell>
          <table:table-cell table:formula="of:=POWER([.C2072]-6.75;2)" office:value-type="float" office:value="0.0210859827549197" calcext:value-type="float">
            <text:p>0.0210859828</text:p>
          </table:table-cell>
          <table:table-cell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6.765535" calcext:value-type="float">
            <text:p>6.765535</text:p>
          </table:table-cell>
          <table:table-cell office:value-type="float" office:value="6.6046079919" calcext:value-type="float">
            <text:p>6.6046079919</text:p>
          </table:table-cell>
          <table:table-cell table:formula="of:=POWER([.C2073]-6.75;2)" office:value-type="float" office:value="0.0211388360193505" calcext:value-type="float">
            <text:p>0.021138836</text:p>
          </table:table-cell>
          <table:table-cell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6.763868" calcext:value-type="float">
            <text:p>6.763868</text:p>
          </table:table-cell>
          <table:table-cell office:value-type="float" office:value="6.6044323159" calcext:value-type="float">
            <text:p>6.6044323159</text:p>
          </table:table-cell>
          <table:table-cell table:formula="of:=POWER([.C2074]-6.75;2)" office:value-type="float" office:value="0.0211899506542373" calcext:value-type="float">
            <text:p>0.0211899507</text:p>
          </table:table-cell>
          <table:table-cell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6.762195" calcext:value-type="float">
            <text:p>6.762195</text:p>
          </table:table-cell>
          <table:table-cell office:value-type="float" office:value="6.6042629637" calcext:value-type="float">
            <text:p>6.6042629637</text:p>
          </table:table-cell>
          <table:table-cell table:formula="of:=POWER([.C2075]-6.75;2)" office:value-type="float" office:value="0.0212392837495075" calcext:value-type="float">
            <text:p>0.0212392837</text:p>
          </table:table-cell>
          <table:table-cell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6.760511" calcext:value-type="float">
            <text:p>6.760511</text:p>
          </table:table-cell>
          <table:table-cell office:value-type="float" office:value="6.6041000632" calcext:value-type="float">
            <text:p>6.6041000632</text:p>
          </table:table-cell>
          <table:table-cell table:formula="of:=POWER([.C2076]-6.75;2)" office:value-type="float" office:value="0.0212867915582441" calcext:value-type="float">
            <text:p>0.0212867916</text:p>
          </table:table-cell>
          <table:table-cell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6.758811" calcext:value-type="float">
            <text:p>6.758811</text:p>
          </table:table-cell>
          <table:table-cell office:value-type="float" office:value="6.6039437379" calcext:value-type="float">
            <text:p>6.6039437379</text:p>
          </table:table-cell>
          <table:table-cell table:formula="of:=POWER([.C2077]-6.75;2)" office:value-type="float" office:value="0.0213324316986239" calcext:value-type="float">
            <text:p>0.0213324317</text:p>
          </table:table-cell>
          <table:table-cell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6.757088" calcext:value-type="float">
            <text:p>6.757088</text:p>
          </table:table-cell>
          <table:table-cell office:value-type="float" office:value="6.6037941089" calcext:value-type="float">
            <text:p>6.6037941089</text:p>
          </table:table-cell>
          <table:table-cell table:formula="of:=POWER([.C2078]-6.75;2)" office:value-type="float" office:value="0.0213761625923451" calcext:value-type="float">
            <text:p>0.0213761626</text:p>
          </table:table-cell>
          <table:table-cell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6.755337" calcext:value-type="float">
            <text:p>6.755337</text:p>
          </table:table-cell>
          <table:table-cell office:value-type="float" office:value="6.6036512984" calcext:value-type="float">
            <text:p>6.6036512984</text:p>
          </table:table-cell>
          <table:table-cell table:formula="of:=POWER([.C2079]-6.75;2)" office:value-type="float" office:value="0.0214179424600058" calcext:value-type="float">
            <text:p>0.0214179425</text:p>
          </table:table-cell>
          <table:table-cell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6.75355" calcext:value-type="float">
            <text:p>6.75355</text:p>
          </table:table-cell>
          <table:table-cell office:value-type="float" office:value="6.6035154234" calcext:value-type="float">
            <text:p>6.6035154234</text:p>
          </table:table-cell>
          <table:table-cell table:formula="of:=POWER([.C2080]-6.75;2)" office:value-type="float" office:value="0.0214577311816812" calcext:value-type="float">
            <text:p>0.0214577312</text:p>
          </table:table-cell>
          <table:table-cell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6.751722" calcext:value-type="float">
            <text:p>6.751722</text:p>
          </table:table-cell>
          <table:table-cell office:value-type="float" office:value="6.6033865995" calcext:value-type="float">
            <text:p>6.6033865995</text:p>
          </table:table-cell>
          <table:table-cell table:formula="of:=POWER([.C2081]-6.75;2)" office:value-type="float" office:value="0.0214954892061733" calcext:value-type="float">
            <text:p>0.0214954892</text:p>
          </table:table-cell>
          <table:table-cell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6.749845" calcext:value-type="float">
            <text:p>6.749845</text:p>
          </table:table-cell>
          <table:table-cell office:value-type="float" office:value="6.6032649395" calcext:value-type="float">
            <text:p>6.6032649395</text:p>
          </table:table-cell>
          <table:table-cell table:formula="of:=POWER([.C2082]-6.75;2)" office:value-type="float" office:value="0.0215311779799387" calcext:value-type="float">
            <text:p>0.021531178</text:p>
          </table:table-cell>
          <table:table-cell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6.747915" calcext:value-type="float">
            <text:p>6.747915</text:p>
          </table:table-cell>
          <table:table-cell office:value-type="float" office:value="6.6031505524" calcext:value-type="float">
            <text:p>6.6031505524</text:p>
          </table:table-cell>
          <table:table-cell table:formula="of:=POWER([.C2083]-6.75;2)" office:value-type="float" office:value="0.0215647602604252" calcext:value-type="float">
            <text:p>0.0215647603</text:p>
          </table:table-cell>
          <table:table-cell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6.745925" calcext:value-type="float">
            <text:p>6.745925</text:p>
          </table:table-cell>
          <table:table-cell office:value-type="float" office:value="6.6030435417" calcext:value-type="float">
            <text:p>6.6030435417</text:p>
          </table:table-cell>
          <table:table-cell table:formula="of:=POWER([.C2084]-6.75;2)" office:value-type="float" office:value="0.0215962006360796" calcext:value-type="float">
            <text:p>0.0215962006</text:p>
          </table:table-cell>
          <table:table-cell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6.743868" calcext:value-type="float">
            <text:p>6.743868</text:p>
          </table:table-cell>
          <table:table-cell office:value-type="float" office:value="6.6029440081" calcext:value-type="float">
            <text:p>6.6029440081</text:p>
          </table:table-cell>
          <table:table-cell table:formula="of:=POWER([.C2085]-6.75;2)" office:value-type="float" office:value="0.021625464753693" calcext:value-type="float">
            <text:p>0.0216254648</text:p>
          </table:table-cell>
          <table:table-cell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6.74174" calcext:value-type="float">
            <text:p>6.74174</text:p>
          </table:table-cell>
          <table:table-cell office:value-type="float" office:value="6.6028520511" calcext:value-type="float">
            <text:p>6.6028520511</text:p>
          </table:table-cell>
          <table:table-cell table:formula="of:=POWER([.C2086]-6.75;2)" office:value-type="float" office:value="0.021652518865477" calcext:value-type="float">
            <text:p>0.0216525189</text:p>
          </table:table-cell>
          <table:table-cell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6.739535" calcext:value-type="float">
            <text:p>6.739535</text:p>
          </table:table-cell>
          <table:table-cell office:value-type="float" office:value="6.6027677621" calcext:value-type="float">
            <text:p>6.6027677621</text:p>
          </table:table-cell>
          <table:table-cell table:formula="of:=POWER([.C2087]-6.75;2)" office:value-type="float" office:value="0.0216773318770422" calcext:value-type="float">
            <text:p>0.0216773319</text:p>
          </table:table-cell>
          <table:table-cell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6.737249" calcext:value-type="float">
            <text:p>6.737249</text:p>
          </table:table-cell>
          <table:table-cell office:value-type="float" office:value="6.6026912312" calcext:value-type="float">
            <text:p>6.6026912312</text:p>
          </table:table-cell>
          <table:table-cell table:formula="of:=POWER([.C2088]-6.75;2)" office:value-type="float" office:value="0.0216998733653719" calcext:value-type="float">
            <text:p>0.0216998734</text:p>
          </table:table-cell>
          <table:table-cell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6.734877" calcext:value-type="float">
            <text:p>6.734877</text:p>
          </table:table-cell>
          <table:table-cell office:value-type="float" office:value="6.6026225417" calcext:value-type="float">
            <text:p>6.6026225417</text:p>
          </table:table-cell>
          <table:table-cell table:formula="of:=POWER([.C2089]-6.75;2)" office:value-type="float" office:value="0.0217201152149683" calcext:value-type="float">
            <text:p>0.0217201152</text:p>
          </table:table-cell>
          <table:table-cell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6.732415" calcext:value-type="float">
            <text:p>6.732415</text:p>
          </table:table-cell>
          <table:table-cell office:value-type="float" office:value="6.6025617742" calcext:value-type="float">
            <text:p>6.6025617742</text:p>
          </table:table-cell>
          <table:table-cell table:formula="of:=POWER([.C2090]-6.75;2)" office:value-type="float" office:value="0.0217380304270518" calcext:value-type="float">
            <text:p>0.0217380304</text:p>
          </table:table-cell>
          <table:table-cell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6.72986" calcext:value-type="float">
            <text:p>6.72986</text:p>
          </table:table-cell>
          <table:table-cell office:value-type="float" office:value="6.602509004" calcext:value-type="float">
            <text:p>6.602509004</text:p>
          </table:table-cell>
          <table:table-cell table:formula="of:=POWER([.C2091]-6.75;2)" office:value-type="float" office:value="0.0217535939010721" calcext:value-type="float">
            <text:p>0.0217535939</text:p>
          </table:table-cell>
          <table:table-cell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6.727209" calcext:value-type="float">
            <text:p>6.727209</text:p>
          </table:table-cell>
          <table:table-cell office:value-type="float" office:value="6.6024643051" calcext:value-type="float">
            <text:p>6.6024643051</text:p>
          </table:table-cell>
          <table:table-cell table:formula="of:=POWER([.C2092]-6.75;2)" office:value-type="float" office:value="0.0217667812696259" calcext:value-type="float">
            <text:p>0.0217667813</text:p>
          </table:table-cell>
          <table:table-cell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6.724461" calcext:value-type="float">
            <text:p>6.724461</text:p>
          </table:table-cell>
          <table:table-cell office:value-type="float" office:value="6.6024277433" calcext:value-type="float">
            <text:p>6.6024277433</text:p>
          </table:table-cell>
          <table:table-cell table:formula="of:=POWER([.C2093]-6.75;2)" office:value-type="float" office:value="0.0217775709475307" calcext:value-type="float">
            <text:p>0.0217775709</text:p>
          </table:table-cell>
          <table:table-cell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6.721613" calcext:value-type="float">
            <text:p>6.721613</text:p>
          </table:table-cell>
          <table:table-cell office:value-type="float" office:value="6.6023993817" calcext:value-type="float">
            <text:p>6.6023993817</text:p>
          </table:table-cell>
          <table:table-cell table:formula="of:=POWER([.C2094]-6.75;2)" office:value-type="float" office:value="0.0217859425225424" calcext:value-type="float">
            <text:p>0.0217859425</text:p>
          </table:table-cell>
          <table:table-cell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6.718666" calcext:value-type="float">
            <text:p>6.718666</text:p>
          </table:table-cell>
          <table:table-cell office:value-type="float" office:value="6.6023792809" calcext:value-type="float">
            <text:p>6.6023792809</text:p>
          </table:table-cell>
          <table:table-cell table:formula="of:=POWER([.C2095]-6.75;2)" office:value-type="float" office:value="0.0217918767076011" calcext:value-type="float">
            <text:p>0.0217918767</text:p>
          </table:table-cell>
          <table:table-cell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6.715618" calcext:value-type="float">
            <text:p>6.715618</text:p>
          </table:table-cell>
          <table:table-cell office:value-type="float" office:value="6.6023674933" calcext:value-type="float">
            <text:p>6.6023674933</text:p>
          </table:table-cell>
          <table:table-cell table:formula="of:=POWER([.C2096]-6.75;2)" office:value-type="float" office:value="0.0217953570345255" calcext:value-type="float">
            <text:p>0.021795357</text:p>
          </table:table-cell>
          <table:table-cell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6.712471" calcext:value-type="float">
            <text:p>6.712471</text:p>
          </table:table-cell>
          <table:table-cell office:value-type="float" office:value="6.6023640699" calcext:value-type="float">
            <text:p>6.6023640699</text:p>
          </table:table-cell>
          <table:table-cell table:formula="of:=POWER([.C2097]-6.75;2)" office:value-type="float" office:value="0.021796367856492" calcext:value-type="float">
            <text:p>0.0217963679</text:p>
          </table:table-cell>
          <table:table-cell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6.709227" calcext:value-type="float">
            <text:p>6.709227</text:p>
          </table:table-cell>
          <table:table-cell office:value-type="float" office:value="6.6023690565" calcext:value-type="float">
            <text:p>6.6023690565</text:p>
          </table:table-cell>
          <table:table-cell table:formula="of:=POWER([.C2098]-6.75;2)" office:value-type="float" office:value="0.0217948954787003" calcext:value-type="float">
            <text:p>0.0217948955</text:p>
          </table:table-cell>
          <table:table-cell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6.705886" calcext:value-type="float">
            <text:p>6.705886</text:p>
          </table:table-cell>
          <table:table-cell office:value-type="float" office:value="6.6023824919" calcext:value-type="float">
            <text:p>6.6023824919</text:p>
          </table:table-cell>
          <table:table-cell table:formula="of:=POWER([.C2099]-6.75;2)" office:value-type="float" office:value="0.0217909286976535" calcext:value-type="float">
            <text:p>0.0217909287</text:p>
          </table:table-cell>
          <table:table-cell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6.702453" calcext:value-type="float">
            <text:p>6.702453</text:p>
          </table:table-cell>
          <table:table-cell office:value-type="float" office:value="6.6024044153" calcext:value-type="float">
            <text:p>6.6024044153</text:p>
          </table:table-cell>
          <table:table-cell table:formula="of:=POWER([.C2100]-6.75;2)" office:value-type="float" office:value="0.021784456622935" calcext:value-type="float">
            <text:p>0.0217844566</text:p>
          </table:table-cell>
          <table:table-cell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6.698929" calcext:value-type="float">
            <text:p>6.698929</text:p>
          </table:table-cell>
          <table:table-cell office:value-type="float" office:value="6.6024348562" calcext:value-type="float">
            <text:p>6.6024348562</text:p>
          </table:table-cell>
          <table:table-cell table:formula="of:=POWER([.C2101]-6.75;2)" office:value-type="float" office:value="0.0217754716647146" calcext:value-type="float">
            <text:p>0.0217754717</text:p>
          </table:table-cell>
          <table:table-cell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6.695321" calcext:value-type="float">
            <text:p>6.695321</text:p>
          </table:table-cell>
          <table:table-cell office:value-type="float" office:value="6.6024738441" calcext:value-type="float">
            <text:p>6.6024738441</text:p>
          </table:table-cell>
          <table:table-cell table:formula="of:=POWER([.C2102]-6.75;2)" office:value-type="float" office:value="0.021763966674631" calcext:value-type="float">
            <text:p>0.0217639667</text:p>
          </table:table-cell>
          <table:table-cell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6.691631" calcext:value-type="float">
            <text:p>6.691631</text:p>
          </table:table-cell>
          <table:table-cell office:value-type="float" office:value="6.6025213992" calcext:value-type="float">
            <text:p>6.6025213992</text:p>
          </table:table-cell>
          <table:table-cell table:formula="of:=POWER([.C2103]-6.75;2)" office:value-type="float" office:value="0.0217499376939256" calcext:value-type="float">
            <text:p>0.0217499377</text:p>
          </table:table-cell>
          <table:table-cell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6.687866" calcext:value-type="float">
            <text:p>6.687866</text:p>
          </table:table-cell>
          <table:table-cell office:value-type="float" office:value="6.6025775403" calcext:value-type="float">
            <text:p>6.6025775403</text:p>
          </table:table-cell>
          <table:table-cell table:formula="of:=POWER([.C2104]-6.75;2)" office:value-type="float" office:value="0.021733381623998" calcext:value-type="float">
            <text:p>0.0217333816</text:p>
          </table:table-cell>
          <table:table-cell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6.684031" calcext:value-type="float">
            <text:p>6.684031</text:p>
          </table:table-cell>
          <table:table-cell office:value-type="float" office:value="6.6026422782" calcext:value-type="float">
            <text:p>6.6026422782</text:p>
          </table:table-cell>
          <table:table-cell table:formula="of:=POWER([.C2105]-6.75;2)" office:value-type="float" office:value="0.0217142981740861" calcext:value-type="float">
            <text:p>0.0217142982</text:p>
          </table:table-cell>
          <table:table-cell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6.680133" calcext:value-type="float">
            <text:p>6.680133</text:p>
          </table:table-cell>
          <table:table-cell office:value-type="float" office:value="6.6027156196" calcext:value-type="float">
            <text:p>6.6027156196</text:p>
          </table:table-cell>
          <table:table-cell table:formula="of:=POWER([.C2106]-6.75;2)" office:value-type="float" office:value="0.021692688709812" calcext:value-type="float">
            <text:p>0.0216926887</text:p>
          </table:table-cell>
          <table:table-cell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6.676179" calcext:value-type="float">
            <text:p>6.676179</text:p>
          </table:table-cell>
          <table:table-cell office:value-type="float" office:value="6.6027975672" calcext:value-type="float">
            <text:p>6.6027975672</text:p>
          </table:table-cell>
          <table:table-cell table:formula="of:=POWER([.C2107]-6.75;2)" office:value-type="float" office:value="0.0216685562222386" calcext:value-type="float">
            <text:p>0.0216685562</text:p>
          </table:table-cell>
          <table:table-cell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6.672176" calcext:value-type="float">
            <text:p>6.672176</text:p>
          </table:table-cell>
          <table:table-cell office:value-type="float" office:value="6.6028881142" calcext:value-type="float">
            <text:p>6.6028881142</text:p>
          </table:table-cell>
          <table:table-cell table:formula="of:=POWER([.C2108]-6.75;2)" office:value-type="float" office:value="0.0216419069436323" calcext:value-type="float">
            <text:p>0.0216419069</text:p>
          </table:table-cell>
          <table:table-cell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6.668131" calcext:value-type="float">
            <text:p>6.668131</text:p>
          </table:table-cell>
          <table:table-cell office:value-type="float" office:value="6.6029872527" calcext:value-type="float">
            <text:p>6.6029872527</text:p>
          </table:table-cell>
          <table:table-cell table:formula="of:=POWER([.C2109]-6.75;2)" office:value-type="float" office:value="0.0216127478686936" calcext:value-type="float">
            <text:p>0.0216127479</text:p>
          </table:table-cell>
          <table:table-cell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6.664052" calcext:value-type="float">
            <text:p>6.664052</text:p>
          </table:table-cell>
          <table:table-cell office:value-type="float" office:value="6.6030949664" calcext:value-type="float">
            <text:p>6.6030949664</text:p>
          </table:table-cell>
          <table:table-cell table:formula="of:=POWER([.C2110]-6.75;2)" office:value-type="float" office:value="0.021581088897017" calcext:value-type="float">
            <text:p>0.0215810889</text:p>
          </table:table-cell>
          <table:table-cell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6.659948" calcext:value-type="float">
            <text:p>6.659948</text:p>
          </table:table-cell>
          <table:table-cell office:value-type="float" office:value="6.6032112352" calcext:value-type="float">
            <text:p>6.6032112352</text:p>
          </table:table-cell>
          <table:table-cell table:formula="of:=POWER([.C2111]-6.75;2)" office:value-type="float" office:value="0.0215469414715098" calcext:value-type="float">
            <text:p>0.0215469415</text:p>
          </table:table-cell>
          <table:table-cell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6.655827" calcext:value-type="float">
            <text:p>6.655827</text:p>
          </table:table-cell>
          <table:table-cell office:value-type="float" office:value="6.6033360323" calcext:value-type="float">
            <text:p>6.6033360323</text:p>
          </table:table-cell>
          <table:table-cell table:formula="of:=POWER([.C2112]-6.75;2)" office:value-type="float" office:value="0.0215103194215067" calcext:value-type="float">
            <text:p>0.0215103194</text:p>
          </table:table-cell>
          <table:table-cell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6.651698" calcext:value-type="float">
            <text:p>6.651698</text:p>
          </table:table-cell>
          <table:table-cell office:value-type="float" office:value="6.6034693226" calcext:value-type="float">
            <text:p>6.6034693226</text:p>
          </table:table-cell>
          <table:table-cell table:formula="of:=POWER([.C2113]-6.75;2)" office:value-type="float" office:value="0.021471239419303" calcext:value-type="float">
            <text:p>0.0214712394</text:p>
          </table:table-cell>
          <table:table-cell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6.647568" calcext:value-type="float">
            <text:p>6.647568</text:p>
          </table:table-cell>
          <table:table-cell office:value-type="float" office:value="6.6036110672" calcext:value-type="float">
            <text:p>6.6036110672</text:p>
          </table:table-cell>
          <table:table-cell table:formula="of:=POWER([.C2114]-6.75;2)" office:value-type="float" office:value="0.0214297196463229" calcext:value-type="float">
            <text:p>0.0214297196</text:p>
          </table:table-cell>
          <table:table-cell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6.643446" calcext:value-type="float">
            <text:p>6.643446</text:p>
          </table:table-cell>
          <table:table-cell office:value-type="float" office:value="6.6037612218" calcext:value-type="float">
            <text:p>6.6037612218</text:p>
          </table:table-cell>
          <table:table-cell table:formula="of:=POWER([.C2115]-6.75;2)" office:value-type="float" office:value="0.0213857802494288" calcext:value-type="float">
            <text:p>0.0213857802</text:p>
          </table:table-cell>
          <table:table-cell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6.63934" calcext:value-type="float">
            <text:p>6.63934</text:p>
          </table:table-cell>
          <table:table-cell office:value-type="float" office:value="6.6039197352" calcext:value-type="float">
            <text:p>6.6039197352</text:p>
          </table:table-cell>
          <table:table-cell table:formula="of:=POWER([.C2116]-6.75;2)" office:value-type="float" office:value="0.0213394437640382" calcext:value-type="float">
            <text:p>0.0213394438</text:p>
          </table:table-cell>
          <table:table-cell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6.63526" calcext:value-type="float">
            <text:p>6.63526</text:p>
          </table:table-cell>
          <table:table-cell office:value-type="float" office:value="6.6040865511" calcext:value-type="float">
            <text:p>6.6040865511</text:p>
          </table:table-cell>
          <table:table-cell table:formula="of:=POWER([.C2117]-6.75;2)" office:value-type="float" office:value="0.0212907345698929" calcext:value-type="float">
            <text:p>0.0212907346</text:p>
          </table:table-cell>
          <table:table-cell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6.631213" calcext:value-type="float">
            <text:p>6.631213</text:p>
          </table:table-cell>
          <table:table-cell office:value-type="float" office:value="6.6042616048" calcext:value-type="float">
            <text:p>6.6042616048</text:p>
          </table:table-cell>
          <table:table-cell table:formula="of:=POWER([.C2118]-6.75;2)" office:value-type="float" office:value="0.0212396798354715" calcext:value-type="float">
            <text:p>0.0212396798</text:p>
          </table:table-cell>
          <table:table-cell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6.627206" calcext:value-type="float">
            <text:p>6.627206</text:p>
          </table:table-cell>
          <table:table-cell office:value-type="float" office:value="6.604444828" calcext:value-type="float">
            <text:p>6.604444828</text:p>
          </table:table-cell>
          <table:table-cell table:formula="of:=POWER([.C2119]-6.75;2)" office:value-type="float" office:value="0.0211863080959496" calcext:value-type="float">
            <text:p>0.0211863081</text:p>
          </table:table-cell>
          <table:table-cell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6.623247" calcext:value-type="float">
            <text:p>6.623247</text:p>
          </table:table-cell>
          <table:table-cell office:value-type="float" office:value="6.6046361465" calcext:value-type="float">
            <text:p>6.6046361465</text:p>
          </table:table-cell>
          <table:table-cell table:formula="of:=POWER([.C2120]-6.75;2)" office:value-type="float" office:value="0.0211306499043695" calcext:value-type="float">
            <text:p>0.0211306499</text:p>
          </table:table-cell>
          <table:table-cell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6.619344" calcext:value-type="float">
            <text:p>6.619344</text:p>
          </table:table-cell>
          <table:table-cell office:value-type="float" office:value="6.6048354798" calcext:value-type="float">
            <text:p>6.6048354798</text:p>
          </table:table-cell>
          <table:table-cell table:formula="of:=POWER([.C2121]-6.75;2)" office:value-type="float" office:value="0.0210727379248962" calcext:value-type="float">
            <text:p>0.0210727379</text:p>
          </table:table-cell>
          <table:table-cell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6.615503" calcext:value-type="float">
            <text:p>6.615503</text:p>
          </table:table-cell>
          <table:table-cell office:value-type="float" office:value="6.6050427433" calcext:value-type="float">
            <text:p>6.6050427433</text:p>
          </table:table-cell>
          <table:table-cell table:formula="of:=POWER([.C2122]-6.75;2)" office:value-type="float" office:value="0.0210126062699896" calcext:value-type="float">
            <text:p>0.0210126063</text:p>
          </table:table-cell>
          <table:table-cell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6.611731" calcext:value-type="float">
            <text:p>6.611731</text:p>
          </table:table-cell>
          <table:table-cell office:value-type="float" office:value="6.6052578468" calcext:value-type="float">
            <text:p>6.6052578468</text:p>
          </table:table-cell>
          <table:table-cell table:formula="of:=POWER([.C2123]-6.75;2)" office:value-type="float" office:value="0.0209502909129723" calcext:value-type="float">
            <text:p>0.0209502909</text:p>
          </table:table-cell>
          <table:table-cell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6.608032" calcext:value-type="float">
            <text:p>6.608032</text:p>
          </table:table-cell>
          <table:table-cell office:value-type="float" office:value="6.6054806935" calcext:value-type="float">
            <text:p>6.6054806935</text:p>
          </table:table-cell>
          <table:table-cell table:formula="of:=POWER([.C2124]-6.75;2)" office:value-type="float" office:value="0.020885829951241" calcext:value-type="float">
            <text:p>0.02088583</text:p>
          </table:table-cell>
          <table:table-cell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6.604414" calcext:value-type="float">
            <text:p>6.604414</text:p>
          </table:table-cell>
          <table:table-cell office:value-type="float" office:value="6.6057111868" calcext:value-type="float">
            <text:p>6.6057111868</text:p>
          </table:table-cell>
          <table:table-cell table:formula="of:=POWER([.C2125]-6.75;2)" office:value-type="float" office:value="0.0208192616146645" calcext:value-type="float">
            <text:p>0.0208192616</text:p>
          </table:table-cell>
          <table:table-cell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6.60088" calcext:value-type="float">
            <text:p>6.60088</text:p>
          </table:table-cell>
          <table:table-cell office:value-type="float" office:value="6.6059492191" calcext:value-type="float">
            <text:p>6.6059492191</text:p>
          </table:table-cell>
          <table:table-cell table:formula="of:=POWER([.C2126]-6.75;2)" office:value-type="float" office:value="0.0207506274778997" calcext:value-type="float">
            <text:p>0.0207506275</text:p>
          </table:table-cell>
          <table:table-cell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6.597435" calcext:value-type="float">
            <text:p>6.597435</text:p>
          </table:table-cell>
          <table:table-cell office:value-type="float" office:value="6.6061946841" calcext:value-type="float">
            <text:p>6.6061946841</text:p>
          </table:table-cell>
          <table:table-cell table:formula="of:=POWER([.C2127]-6.75;2)" office:value-type="float" office:value="0.0206799688810988" calcext:value-type="float">
            <text:p>0.0206799689</text:p>
          </table:table-cell>
          <table:table-cell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6.594083" calcext:value-type="float">
            <text:p>6.594083</text:p>
          </table:table-cell>
          <table:table-cell office:value-type="float" office:value="6.6064474704" calcext:value-type="float">
            <text:p>6.6064474704</text:p>
          </table:table-cell>
          <table:table-cell table:formula="of:=POWER([.C2128]-6.75;2)" office:value-type="float" office:value="0.0206073287545589" calcext:value-type="float">
            <text:p>0.0206073288</text:p>
          </table:table-cell>
          <table:table-cell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6.590826" calcext:value-type="float">
            <text:p>6.590826</text:p>
          </table:table-cell>
          <table:table-cell office:value-type="float" office:value="6.606707461" calcext:value-type="float">
            <text:p>6.606707461</text:p>
          </table:table-cell>
          <table:table-cell table:formula="of:=POWER([.C2129]-6.75;2)" office:value-type="float" office:value="0.0205327517330665" calcext:value-type="float">
            <text:p>0.0205327517</text:p>
          </table:table-cell>
          <table:table-cell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6.587668" calcext:value-type="float">
            <text:p>6.587668</text:p>
          </table:table-cell>
          <table:table-cell office:value-type="float" office:value="6.606974539" calcext:value-type="float">
            <text:p>6.606974539</text:p>
          </table:table-cell>
          <table:table-cell table:formula="of:=POWER([.C2130]-6.75;2)" office:value-type="float" office:value="0.0204562824942624" calcext:value-type="float">
            <text:p>0.0204562825</text:p>
          </table:table-cell>
          <table:table-cell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6.584611" calcext:value-type="float">
            <text:p>6.584611</text:p>
          </table:table-cell>
          <table:table-cell office:value-type="float" office:value="6.6072485833" calcext:value-type="float">
            <text:p>6.6072485833</text:p>
          </table:table-cell>
          <table:table-cell table:formula="of:=POWER([.C2131]-6.75;2)" office:value-type="float" office:value="0.0203779669698571" calcext:value-type="float">
            <text:p>0.020377967</text:p>
          </table:table-cell>
          <table:table-cell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6.581655" calcext:value-type="float">
            <text:p>6.581655</text:p>
          </table:table-cell>
          <table:table-cell office:value-type="float" office:value="6.6075294691" calcext:value-type="float">
            <text:p>6.6075294691</text:p>
          </table:table-cell>
          <table:table-cell table:formula="of:=POWER([.C2132]-6.75;2)" office:value-type="float" office:value="0.0202978521749278" calcext:value-type="float">
            <text:p>0.0202978522</text:p>
          </table:table-cell>
          <table:table-cell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6.578803" calcext:value-type="float">
            <text:p>6.578803</text:p>
          </table:table-cell>
          <table:table-cell office:value-type="float" office:value="6.6078170726" calcext:value-type="float">
            <text:p>6.6078170726</text:p>
          </table:table-cell>
          <table:table-cell table:formula="of:=POWER([.C2133]-6.75;2)" office:value-type="float" office:value="0.0202159848440338" calcext:value-type="float">
            <text:p>0.0202159848</text:p>
          </table:table-cell>
          <table:table-cell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6.576053" calcext:value-type="float">
            <text:p>6.576053</text:p>
          </table:table-cell>
          <table:table-cell office:value-type="float" office:value="6.6081112648" calcext:value-type="float">
            <text:p>6.6081112648</text:p>
          </table:table-cell>
          <table:table-cell table:formula="of:=POWER([.C2134]-6.75;2)" office:value-type="float" office:value="0.0201324131766558" calcext:value-type="float">
            <text:p>0.0201324132</text:p>
          </table:table-cell>
          <table:table-cell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6.573406" calcext:value-type="float">
            <text:p>6.573406</text:p>
          </table:table-cell>
          <table:table-cell office:value-type="float" office:value="6.608411918" calcext:value-type="float">
            <text:p>6.608411918</text:p>
          </table:table-cell>
          <table:table-cell table:formula="of:=POWER([.C2135]-6.75;2)" office:value-type="float" office:value="0.0200471849644388" calcext:value-type="float">
            <text:p>0.020047185</text:p>
          </table:table-cell>
          <table:table-cell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6.570862" calcext:value-type="float">
            <text:p>6.570862</text:p>
          </table:table-cell>
          <table:table-cell office:value-type="float" office:value="6.6087189019" calcext:value-type="float">
            <text:p>6.6087189019</text:p>
          </table:table-cell>
          <table:table-cell table:formula="of:=POWER([.C2136]-6.75;2)" office:value-type="float" office:value="0.0199603486803419" calcext:value-type="float">
            <text:p>0.0199603487</text:p>
          </table:table-cell>
          <table:table-cell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6.568419" calcext:value-type="float">
            <text:p>6.568419</text:p>
          </table:table-cell>
          <table:table-cell office:value-type="float" office:value="6.609032086" calcext:value-type="float">
            <text:p>6.609032086</text:p>
          </table:table-cell>
          <table:table-cell table:formula="of:=POWER([.C2137]-6.75;2)" office:value-type="float" office:value="0.0198719527775114" calcext:value-type="float">
            <text:p>0.0198719528</text:p>
          </table:table-cell>
          <table:table-cell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6.566075" calcext:value-type="float">
            <text:p>6.566075</text:p>
          </table:table-cell>
          <table:table-cell office:value-type="float" office:value="6.6093513387" calcext:value-type="float">
            <text:p>6.6093513387</text:p>
          </table:table-cell>
          <table:table-cell table:formula="of:=POWER([.C2138]-6.75;2)" office:value-type="float" office:value="0.0197820459254822" calcext:value-type="float">
            <text:p>0.0197820459</text:p>
          </table:table-cell>
          <table:table-cell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6.563828" calcext:value-type="float">
            <text:p>6.563828</text:p>
          </table:table-cell>
          <table:table-cell office:value-type="float" office:value="6.6096765296" calcext:value-type="float">
            <text:p>6.6096765296</text:p>
          </table:table-cell>
          <table:table-cell table:formula="of:=POWER([.C2139]-6.75;2)" office:value-type="float" office:value="0.0196906763450997" calcext:value-type="float">
            <text:p>0.0196906763</text:p>
          </table:table-cell>
          <table:table-cell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6.561675" calcext:value-type="float">
            <text:p>6.561675</text:p>
          </table:table-cell>
          <table:table-cell office:value-type="float" office:value="6.6100075269" calcext:value-type="float">
            <text:p>6.6100075269</text:p>
          </table:table-cell>
          <table:table-cell table:formula="of:=POWER([.C2140]-6.75;2)" office:value-type="float" office:value="0.0195978925246541" calcext:value-type="float">
            <text:p>0.0195978925</text:p>
          </table:table-cell>
          <table:table-cell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6.559614" calcext:value-type="float">
            <text:p>6.559614</text:p>
          </table:table-cell>
          <table:table-cell office:value-type="float" office:value="6.6103442003" calcext:value-type="float">
            <text:p>6.6103442003</text:p>
          </table:table-cell>
          <table:table-cell table:formula="of:=POWER([.C2141]-6.75;2)" office:value-type="float" office:value="0.0195037423898465" calcext:value-type="float">
            <text:p>0.0195037424</text:p>
          </table:table-cell>
          <table:table-cell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6.557641" calcext:value-type="float">
            <text:p>6.557641</text:p>
          </table:table-cell>
          <table:table-cell office:value-type="float" office:value="6.6106864194" calcext:value-type="float">
            <text:p>6.6106864194</text:p>
          </table:table-cell>
          <table:table-cell table:formula="of:=POWER([.C2142]-6.75;2)" office:value-type="float" office:value="0.0194082737395926" calcext:value-type="float">
            <text:p>0.0194082737</text:p>
          </table:table-cell>
          <table:table-cell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6.555752" calcext:value-type="float">
            <text:p>6.555752</text:p>
          </table:table-cell>
          <table:table-cell office:value-type="float" office:value="6.6110340538" calcext:value-type="float">
            <text:p>6.6110340538</text:p>
          </table:table-cell>
          <table:table-cell table:formula="of:=POWER([.C2143]-6.75;2)" office:value-type="float" office:value="0.0193115342032613" calcext:value-type="float">
            <text:p>0.0193115342</text:p>
          </table:table-cell>
          <table:table-cell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6.553943" calcext:value-type="float">
            <text:p>6.553943</text:p>
          </table:table-cell>
          <table:table-cell office:value-type="float" office:value="6.6113869758" calcext:value-type="float">
            <text:p>6.6113869758</text:p>
          </table:table-cell>
          <table:table-cell table:formula="of:=POWER([.C2144]-6.75;2)" office:value-type="float" office:value="0.0192135704778697" calcext:value-type="float">
            <text:p>0.0192135705</text:p>
          </table:table-cell>
          <table:table-cell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6.55221" calcext:value-type="float">
            <text:p>6.55221</text:p>
          </table:table-cell>
          <table:table-cell office:value-type="float" office:value="6.6117450591" calcext:value-type="float">
            <text:p>6.6117450591</text:p>
          </table:table-cell>
          <table:table-cell table:formula="of:=POWER([.C2145]-6.75;2)" office:value-type="float" office:value="0.0191144286832624" calcext:value-type="float">
            <text:p>0.0191144287</text:p>
          </table:table-cell>
          <table:table-cell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6.550547" calcext:value-type="float">
            <text:p>6.550547</text:p>
          </table:table-cell>
          <table:table-cell office:value-type="float" office:value="6.6121081761" calcext:value-type="float">
            <text:p>6.6121081761</text:p>
          </table:table-cell>
          <table:table-cell table:formula="of:=POWER([.C2146]-6.75;2)" office:value-type="float" office:value="0.0190141550984687" calcext:value-type="float">
            <text:p>0.0190141551</text:p>
          </table:table-cell>
          <table:table-cell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6.548951" calcext:value-type="float">
            <text:p>6.548951</text:p>
          </table:table-cell>
          <table:table-cell office:value-type="float" office:value="6.6124762043" calcext:value-type="float">
            <text:p>6.6124762043</text:p>
          </table:table-cell>
          <table:table-cell table:formula="of:=POWER([.C2147]-6.75;2)" office:value-type="float" office:value="0.0189127943837353" calcext:value-type="float">
            <text:p>0.0189127944</text:p>
          </table:table-cell>
          <table:table-cell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6.547415" calcext:value-type="float">
            <text:p>6.547415</text:p>
          </table:table-cell>
          <table:table-cell office:value-type="float" office:value="6.6128490202" calcext:value-type="float">
            <text:p>6.6128490202</text:p>
          </table:table-cell>
          <table:table-cell table:formula="of:=POWER([.C2148]-6.75;2)" office:value-type="float" office:value="0.0188103912601001" calcext:value-type="float">
            <text:p>0.0188103913</text:p>
          </table:table-cell>
          <table:table-cell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6.545935" calcext:value-type="float">
            <text:p>6.545935</text:p>
          </table:table-cell>
          <table:table-cell office:value-type="float" office:value="6.613226504" calcext:value-type="float">
            <text:p>6.613226504</text:p>
          </table:table-cell>
          <table:table-cell table:formula="of:=POWER([.C2149]-6.75;2)" office:value-type="float" office:value="0.018706989208062" calcext:value-type="float">
            <text:p>0.0187069892</text:p>
          </table:table-cell>
          <table:table-cell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6.544504" calcext:value-type="float">
            <text:p>6.544504</text:p>
          </table:table-cell>
          <table:table-cell office:value-type="float" office:value="6.6136085376" calcext:value-type="float">
            <text:p>6.6136085376</text:p>
          </table:table-cell>
          <table:table-cell table:formula="of:=POWER([.C2150]-6.75;2)" office:value-type="float" office:value="0.0186026310156106" calcext:value-type="float">
            <text:p>0.018602631</text:p>
          </table:table-cell>
          <table:table-cell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6.543118" calcext:value-type="float">
            <text:p>6.543118</text:p>
          </table:table-cell>
          <table:table-cell office:value-type="float" office:value="6.6139950054" calcext:value-type="float">
            <text:p>6.6139950054</text:p>
          </table:table-cell>
          <table:table-cell table:formula="of:=POWER([.C2151]-6.75;2)" office:value-type="float" office:value="0.0184973585561461" calcext:value-type="float">
            <text:p>0.0184973586</text:p>
          </table:table-cell>
          <table:table-cell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6.54177" calcext:value-type="float">
            <text:p>6.54177</text:p>
          </table:table-cell>
          <table:table-cell office:value-type="float" office:value="6.6143857944" calcext:value-type="float">
            <text:p>6.6143857944</text:p>
          </table:table-cell>
          <table:table-cell table:formula="of:=POWER([.C2152]-6.75;2)" office:value-type="float" office:value="0.018391212760519" calcext:value-type="float">
            <text:p>0.0183912128</text:p>
          </table:table-cell>
          <table:table-cell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6.540454" calcext:value-type="float">
            <text:p>6.540454</text:p>
          </table:table-cell>
          <table:table-cell office:value-type="float" office:value="6.614780793" calcext:value-type="float">
            <text:p>6.614780793</text:p>
          </table:table-cell>
          <table:table-cell table:formula="of:=POWER([.C2153]-6.75;2)" office:value-type="float" office:value="0.018284233941709" calcext:value-type="float">
            <text:p>0.0182842339</text:p>
          </table:table-cell>
          <table:table-cell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6.539166" calcext:value-type="float">
            <text:p>6.539166</text:p>
          </table:table-cell>
          <table:table-cell office:value-type="float" office:value="6.6151798952" calcext:value-type="float">
            <text:p>6.6151798952</text:p>
          </table:table-cell>
          <table:table-cell table:formula="of:=POWER([.C2154]-6.75;2)" office:value-type="float" office:value="0.018176460658283" calcext:value-type="float">
            <text:p>0.0181764607</text:p>
          </table:table-cell>
          <table:table-cell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6.537897" calcext:value-type="float">
            <text:p>6.537897</text:p>
          </table:table-cell>
          <table:table-cell office:value-type="float" office:value="6.6155829946" calcext:value-type="float">
            <text:p>6.6155829946</text:p>
          </table:table-cell>
          <table:table-cell table:formula="of:=POWER([.C2155]-6.75;2)" office:value-type="float" office:value="0.0180679313407035" calcext:value-type="float">
            <text:p>0.0180679313</text:p>
          </table:table-cell>
          <table:table-cell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6.536644" calcext:value-type="float">
            <text:p>6.536644</text:p>
          </table:table-cell>
          <table:table-cell office:value-type="float" office:value="6.6159899919" calcext:value-type="float">
            <text:p>6.6159899919</text:p>
          </table:table-cell>
          <table:table-cell table:formula="of:=POWER([.C2156]-6.75;2)" office:value-type="float" office:value="0.017958682270962" calcext:value-type="float">
            <text:p>0.0179586823</text:p>
          </table:table-cell>
          <table:table-cell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6.535399" calcext:value-type="float">
            <text:p>6.535399</text:p>
          </table:table-cell>
          <table:table-cell office:value-type="float" office:value="6.6164007863" calcext:value-type="float">
            <text:p>6.6164007863</text:p>
          </table:table-cell>
          <table:table-cell table:formula="of:=POWER([.C2157]-6.75;2)" office:value-type="float" office:value="0.0178487499012583" calcext:value-type="float">
            <text:p>0.0178487499</text:p>
          </table:table-cell>
          <table:table-cell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6.534156" calcext:value-type="float">
            <text:p>6.534156</text:p>
          </table:table-cell>
          <table:table-cell office:value-type="float" office:value="6.6168152836" calcext:value-type="float">
            <text:p>6.6168152836</text:p>
          </table:table-cell>
          <table:table-cell table:formula="of:=POWER([.C2158]-6.75;2)" office:value-type="float" office:value="0.0177381686825484" calcext:value-type="float">
            <text:p>0.0177381687</text:p>
          </table:table-cell>
          <table:table-cell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6.532911" calcext:value-type="float">
            <text:p>6.532911</text:p>
          </table:table-cell>
          <table:table-cell office:value-type="float" office:value="6.6172333938" calcext:value-type="float">
            <text:p>6.6172333938</text:p>
          </table:table-cell>
          <table:table-cell table:formula="of:=POWER([.C2159]-6.75;2)" office:value-type="float" office:value="0.0176269717218658" calcext:value-type="float">
            <text:p>0.0176269717</text:p>
          </table:table-cell>
          <table:table-cell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6.531657" calcext:value-type="float">
            <text:p>6.531657</text:p>
          </table:table-cell>
          <table:table-cell office:value-type="float" office:value="6.6176550269" calcext:value-type="float">
            <text:p>6.6176550269</text:p>
          </table:table-cell>
          <table:table-cell table:formula="of:=POWER([.C2160]-6.75;2)" office:value-type="float" office:value="0.0175151919048398" calcext:value-type="float">
            <text:p>0.0175151919</text:p>
          </table:table-cell>
          <table:table-cell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6.530389" calcext:value-type="float">
            <text:p>6.530389</text:p>
          </table:table-cell>
          <table:table-cell office:value-type="float" office:value="6.6180801008" calcext:value-type="float">
            <text:p>6.6180801008</text:p>
          </table:table-cell>
          <table:table-cell table:formula="of:=POWER([.C2161]-6.75;2)" office:value-type="float" office:value="0.0174028598049381" calcext:value-type="float">
            <text:p>0.0174028598</text:p>
          </table:table-cell>
          <table:table-cell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6.529101" calcext:value-type="float">
            <text:p>6.529101</text:p>
          </table:table-cell>
          <table:table-cell office:value-type="float" office:value="6.6185085349" calcext:value-type="float">
            <text:p>6.6185085349</text:p>
          </table:table-cell>
          <table:table-cell table:formula="of:=POWER([.C2162]-6.75;2)" office:value-type="float" office:value="0.0172900053941445" calcext:value-type="float">
            <text:p>0.0172900054</text:p>
          </table:table-cell>
          <table:table-cell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6.527788" calcext:value-type="float">
            <text:p>6.527788</text:p>
          </table:table-cell>
          <table:table-cell office:value-type="float" office:value="6.6189402527" calcext:value-type="float">
            <text:p>6.6189402527</text:p>
          </table:table-cell>
          <table:table-cell table:formula="of:=POWER([.C2163]-6.75;2)" office:value-type="float" office:value="0.0171766573623399" calcext:value-type="float">
            <text:p>0.0171766574</text:p>
          </table:table-cell>
          <table:table-cell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6.526445" calcext:value-type="float">
            <text:p>6.526445</text:p>
          </table:table-cell>
          <table:table-cell office:value-type="float" office:value="6.6193751841" calcext:value-type="float">
            <text:p>6.6193751841</text:p>
          </table:table-cell>
          <table:table-cell table:formula="of:=POWER([.C2164]-6.75;2)" office:value-type="float" office:value="0.0170628425289089" calcext:value-type="float">
            <text:p>0.0170628425</text:p>
          </table:table-cell>
          <table:table-cell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6.525068" calcext:value-type="float">
            <text:p>6.525068</text:p>
          </table:table-cell>
          <table:table-cell office:value-type="float" office:value="6.6198132608" calcext:value-type="float">
            <text:p>6.6198132608</text:p>
          </table:table-cell>
          <table:table-cell table:formula="of:=POWER([.C2165]-6.75;2)" office:value-type="float" office:value="0.0169485870635288" calcext:value-type="float">
            <text:p>0.0169485871</text:p>
          </table:table-cell>
          <table:table-cell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6.523651" calcext:value-type="float">
            <text:p>6.523651</text:p>
          </table:table-cell>
          <table:table-cell office:value-type="float" office:value="6.6202544194" calcext:value-type="float">
            <text:p>6.6202544194</text:p>
          </table:table-cell>
          <table:table-cell table:formula="of:=POWER([.C2166]-6.75;2)" office:value-type="float" office:value="0.0168339156852311" calcext:value-type="float">
            <text:p>0.0168339157</text:p>
          </table:table-cell>
          <table:table-cell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6.522193" calcext:value-type="float">
            <text:p>6.522193</text:p>
          </table:table-cell>
          <table:table-cell office:value-type="float" office:value="6.6206986022" calcext:value-type="float">
            <text:p>6.6206986022</text:p>
          </table:table-cell>
          <table:table-cell table:formula="of:=POWER([.C2167]-6.75;2)" office:value-type="float" office:value="0.0167188514730338" calcext:value-type="float">
            <text:p>0.0167188515</text:p>
          </table:table-cell>
          <table:table-cell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6.520687" calcext:value-type="float">
            <text:p>6.520687</text:p>
          </table:table-cell>
          <table:table-cell office:value-type="float" office:value="6.6211457527" calcext:value-type="float">
            <text:p>6.6211457527</text:p>
          </table:table-cell>
          <table:table-cell table:formula="of:=POWER([.C2168]-6.75;2)" office:value-type="float" office:value="0.0166034170472495" calcext:value-type="float">
            <text:p>0.016603417</text:p>
          </table:table-cell>
          <table:table-cell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6.519132" calcext:value-type="float">
            <text:p>6.519132</text:p>
          </table:table-cell>
          <table:table-cell office:value-type="float" office:value="6.6215958226" calcext:value-type="float">
            <text:p>6.6215958226</text:p>
          </table:table-cell>
          <table:table-cell table:formula="of:=POWER([.C2169]-6.75;2)" office:value-type="float" office:value="0.0164876327737707" calcext:value-type="float">
            <text:p>0.0164876328</text:p>
          </table:table-cell>
          <table:table-cell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6.517525" calcext:value-type="float">
            <text:p>6.517525</text:p>
          </table:table-cell>
          <table:table-cell office:value-type="float" office:value="6.6220487648" calcext:value-type="float">
            <text:p>6.6220487648</text:p>
          </table:table-cell>
          <table:table-cell table:formula="of:=POWER([.C2170]-6.75;2)" office:value-type="float" office:value="0.0163715185892058" calcext:value-type="float">
            <text:p>0.0163715186</text:p>
          </table:table-cell>
          <table:table-cell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6.515862" calcext:value-type="float">
            <text:p>6.515862</text:p>
          </table:table-cell>
          <table:table-cell office:value-type="float" office:value="6.6225045363" calcext:value-type="float">
            <text:p>6.6225045363</text:p>
          </table:table-cell>
          <table:table-cell table:formula="of:=POWER([.C2171]-6.75;2)" office:value-type="float" office:value="0.016255093264078" calcext:value-type="float">
            <text:p>0.0162550933</text:p>
          </table:table-cell>
          <table:table-cell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6.514144" calcext:value-type="float">
            <text:p>6.514144</text:p>
          </table:table-cell>
          <table:table-cell office:value-type="float" office:value="6.6229631008" calcext:value-type="float">
            <text:p>6.6229631008</text:p>
          </table:table-cell>
          <table:table-cell table:formula="of:=POWER([.C2172]-6.75;2)" office:value-type="float" office:value="0.016138373758351" calcext:value-type="float">
            <text:p>0.0161383738</text:p>
          </table:table-cell>
          <table:table-cell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6.512368" calcext:value-type="float">
            <text:p>6.512368</text:p>
          </table:table-cell>
          <table:table-cell office:value-type="float" office:value="6.6234244234" calcext:value-type="float">
            <text:p>6.6234244234</text:p>
          </table:table-cell>
          <table:table-cell table:formula="of:=POWER([.C2173]-6.75;2)" office:value-type="float" office:value="0.0160213765916224" calcext:value-type="float">
            <text:p>0.0160213766</text:p>
          </table:table-cell>
          <table:table-cell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6.510533" calcext:value-type="float">
            <text:p>6.510533</text:p>
          </table:table-cell>
          <table:table-cell office:value-type="float" office:value="6.6238884745" calcext:value-type="float">
            <text:p>6.6238884745</text:p>
          </table:table-cell>
          <table:table-cell table:formula="of:=POWER([.C2174]-6.75;2)" office:value-type="float" office:value="0.0159041168639371" calcext:value-type="float">
            <text:p>0.0159041169</text:p>
          </table:table-cell>
          <table:table-cell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6.508641" calcext:value-type="float">
            <text:p>6.508641</text:p>
          </table:table-cell>
          <table:table-cell office:value-type="float" office:value="6.6243552272" calcext:value-type="float">
            <text:p>6.6243552272</text:p>
          </table:table-cell>
          <table:table-cell table:formula="of:=POWER([.C2175]-6.75;2)" office:value-type="float" office:value="0.0157866089319637" calcext:value-type="float">
            <text:p>0.0157866089</text:p>
          </table:table-cell>
          <table:table-cell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6.506691" calcext:value-type="float">
            <text:p>6.506691</text:p>
          </table:table-cell>
          <table:table-cell office:value-type="float" office:value="6.6248246559" calcext:value-type="float">
            <text:p>6.6248246559</text:p>
          </table:table-cell>
          <table:table-cell table:formula="of:=POWER([.C2176]-6.75;2)" office:value-type="float" office:value="0.0156688667705533" calcext:value-type="float">
            <text:p>0.0156688668</text:p>
          </table:table-cell>
          <table:table-cell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6.504684" calcext:value-type="float">
            <text:p>6.504684</text:p>
          </table:table-cell>
          <table:table-cell office:value-type="float" office:value="6.6252967392" calcext:value-type="float">
            <text:p>6.6252967392</text:p>
          </table:table-cell>
          <table:table-cell table:formula="of:=POWER([.C2177]-6.75;2)" office:value-type="float" office:value="0.0155509032541527" calcext:value-type="float">
            <text:p>0.0155509033</text:p>
          </table:table-cell>
          <table:table-cell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6.502624" calcext:value-type="float">
            <text:p>6.502624</text:p>
          </table:table-cell>
          <table:table-cell office:value-type="float" office:value="6.6257714597" calcext:value-type="float">
            <text:p>6.6257714597</text:p>
          </table:table-cell>
          <table:table-cell table:formula="of:=POWER([.C2178]-6.75;2)" office:value-type="float" office:value="0.0154327302250687" calcext:value-type="float">
            <text:p>0.0154327302</text:p>
          </table:table-cell>
          <table:table-cell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6.500513" calcext:value-type="float">
            <text:p>6.500513</text:p>
          </table:table-cell>
          <table:table-cell office:value-type="float" office:value="6.6262487984" calcext:value-type="float">
            <text:p>6.6262487984</text:p>
          </table:table-cell>
          <table:table-cell table:formula="of:=POWER([.C2179]-6.75;2)" office:value-type="float" office:value="0.0153143598974439" calcext:value-type="float">
            <text:p>0.0153143599</text:p>
          </table:table-cell>
          <table:table-cell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6.498353" calcext:value-type="float">
            <text:p>6.498353</text:p>
          </table:table-cell>
          <table:table-cell office:value-type="float" office:value="6.6267287392" calcext:value-type="float">
            <text:p>6.6267287392</text:p>
          </table:table-cell>
          <table:table-cell table:formula="of:=POWER([.C2180]-6.75;2)" office:value-type="float" office:value="0.0151958037392217" calcext:value-type="float">
            <text:p>0.0151958037</text:p>
          </table:table-cell>
          <table:table-cell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6.49615" calcext:value-type="float">
            <text:p>6.49615</text:p>
          </table:table-cell>
          <table:table-cell office:value-type="float" office:value="6.6272112661" calcext:value-type="float">
            <text:p>6.6272112661</text:p>
          </table:table-cell>
          <table:table-cell table:formula="of:=POWER([.C2181]-6.75;2)" office:value-type="float" office:value="0.0150770731727651" calcext:value-type="float">
            <text:p>0.0150770732</text:p>
          </table:table-cell>
          <table:table-cell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6.493908" calcext:value-type="float">
            <text:p>6.493908</text:p>
          </table:table-cell>
          <table:table-cell office:value-type="float" office:value="6.6276963629" calcext:value-type="float">
            <text:p>6.6276963629</text:p>
          </table:table-cell>
          <table:table-cell table:formula="of:=POWER([.C2182]-6.75;2)" office:value-type="float" office:value="0.0149581796478885" calcext:value-type="float">
            <text:p>0.0149581796</text:p>
          </table:table-cell>
          <table:table-cell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6.491634" calcext:value-type="float">
            <text:p>6.491634</text:p>
          </table:table-cell>
          <table:table-cell office:value-type="float" office:value="6.6281840134" calcext:value-type="float">
            <text:p>6.6281840134</text:p>
          </table:table-cell>
          <table:table-cell table:formula="of:=POWER([.C2183]-6.75;2)" office:value-type="float" office:value="0.0148391345913313" calcext:value-type="float">
            <text:p>0.0148391346</text:p>
          </table:table-cell>
          <table:table-cell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6.489333" calcext:value-type="float">
            <text:p>6.489333</text:p>
          </table:table-cell>
          <table:table-cell office:value-type="float" office:value="6.6286741976" calcext:value-type="float">
            <text:p>6.6286741976</text:p>
          </table:table-cell>
          <table:table-cell table:formula="of:=POWER([.C2184]-6.75;2)" office:value-type="float" office:value="0.0147199503280039" calcext:value-type="float">
            <text:p>0.0147199503</text:p>
          </table:table-cell>
          <table:table-cell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6.487012" calcext:value-type="float">
            <text:p>6.487012</text:p>
          </table:table-cell>
          <table:table-cell office:value-type="float" office:value="6.6291668952" calcext:value-type="float">
            <text:p>6.6291668952</text:p>
          </table:table-cell>
          <table:table-cell table:formula="of:=POWER([.C2185]-6.75;2)" office:value-type="float" office:value="0.0146006392156078" calcext:value-type="float">
            <text:p>0.0146006392</text:p>
          </table:table-cell>
          <table:table-cell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6.484681" calcext:value-type="float">
            <text:p>6.484681</text:p>
          </table:table-cell>
          <table:table-cell office:value-type="float" office:value="6.629662082" calcext:value-type="float">
            <text:p>6.629662082</text:p>
          </table:table-cell>
          <table:table-cell table:formula="of:=POWER([.C2186]-6.75;2)" office:value-type="float" office:value="0.0144812145085747" calcext:value-type="float">
            <text:p>0.0144812145</text:p>
          </table:table-cell>
          <table:table-cell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6.482348" calcext:value-type="float">
            <text:p>6.482348</text:p>
          </table:table-cell>
          <table:table-cell office:value-type="float" office:value="6.6301597285" calcext:value-type="float">
            <text:p>6.6301597285</text:p>
          </table:table-cell>
          <table:table-cell table:formula="of:=POWER([.C2187]-6.75;2)" office:value-type="float" office:value="0.0143616906731938" calcext:value-type="float">
            <text:p>0.0143616907</text:p>
          </table:table-cell>
          <table:table-cell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6.480021" calcext:value-type="float">
            <text:p>6.480021</text:p>
          </table:table-cell>
          <table:table-cell office:value-type="float" office:value="6.6306597984" calcext:value-type="float">
            <text:p>6.6306597984</text:p>
          </table:table-cell>
          <table:table-cell table:formula="of:=POWER([.C2188]-6.75;2)" office:value-type="float" office:value="0.0142420837179286" calcext:value-type="float">
            <text:p>0.0142420837</text:p>
          </table:table-cell>
          <table:table-cell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6.477713" calcext:value-type="float">
            <text:p>6.477713</text:p>
          </table:table-cell>
          <table:table-cell office:value-type="float" office:value="6.6311622527" calcext:value-type="float">
            <text:p>6.6311622527</text:p>
          </table:table-cell>
          <table:table-cell table:formula="of:=POWER([.C2189]-6.75;2)" office:value-type="float" office:value="0.0141224101833386" calcext:value-type="float">
            <text:p>0.0141224102</text:p>
          </table:table-cell>
          <table:table-cell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6.475432" calcext:value-type="float">
            <text:p>6.475432</text:p>
          </table:table-cell>
          <table:table-cell office:value-type="float" office:value="6.6316670403" calcext:value-type="float">
            <text:p>6.6316670403</text:p>
          </table:table-cell>
          <table:table-cell table:formula="of:=POWER([.C2190]-6.75;2)" office:value-type="float" office:value="0.0140026893513618" calcext:value-type="float">
            <text:p>0.0140026894</text:p>
          </table:table-cell>
          <table:table-cell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6.473192" calcext:value-type="float">
            <text:p>6.473192</text:p>
          </table:table-cell>
          <table:table-cell office:value-type="float" office:value="6.6321741048" calcext:value-type="float">
            <text:p>6.6321741048</text:p>
          </table:table-cell>
          <table:table-cell table:formula="of:=POWER([.C2191]-6.75;2)" office:value-type="float" office:value="0.0138829415796814" calcext:value-type="float">
            <text:p>0.0138829416</text:p>
          </table:table-cell>
          <table:table-cell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6.471004" calcext:value-type="float">
            <text:p>6.471004</text:p>
          </table:table-cell>
          <table:table-cell office:value-type="float" office:value="6.6326833777" calcext:value-type="float">
            <text:p>6.6326833777</text:p>
          </table:table-cell>
          <table:table-cell table:formula="of:=POWER([.C2192]-6.75;2)" office:value-type="float" office:value="0.0137631898678808" calcext:value-type="float">
            <text:p>0.0137631899</text:p>
          </table:table-cell>
          <table:table-cell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6.468881" calcext:value-type="float">
            <text:p>6.468881</text:p>
          </table:table-cell>
          <table:table-cell office:value-type="float" office:value="6.6331947809" calcext:value-type="float">
            <text:p>6.6331947809</text:p>
          </table:table-cell>
          <table:table-cell table:formula="of:=POWER([.C2193]-6.75;2)" office:value-type="float" office:value="0.0136434592089989" calcext:value-type="float">
            <text:p>0.0136434592</text:p>
          </table:table-cell>
          <table:table-cell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6.466837" calcext:value-type="float">
            <text:p>6.466837</text:p>
          </table:table-cell>
          <table:table-cell office:value-type="float" office:value="6.6337082218" calcext:value-type="float">
            <text:p>6.6337082218</text:p>
          </table:table-cell>
          <table:table-cell table:formula="of:=POWER([.C2194]-6.75;2)" office:value-type="float" office:value="0.013523777676918" calcext:value-type="float">
            <text:p>0.0135237777</text:p>
          </table:table-cell>
          <table:table-cell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6.464887" calcext:value-type="float">
            <text:p>6.464887</text:p>
          </table:table-cell>
          <table:table-cell office:value-type="float" office:value="6.6342235968" calcext:value-type="float">
            <text:p>6.6342235968</text:p>
          </table:table-cell>
          <table:table-cell table:formula="of:=POWER([.C2195]-6.75;2)" office:value-type="float" office:value="0.013404175537929" calcext:value-type="float">
            <text:p>0.0134041755</text:p>
          </table:table-cell>
          <table:table-cell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6.463044" calcext:value-type="float">
            <text:p>6.463044</text:p>
          </table:table-cell>
          <table:table-cell office:value-type="float" office:value="6.6347407836" calcext:value-type="float">
            <text:p>6.6347407836</text:p>
          </table:table-cell>
          <table:table-cell table:formula="of:=POWER([.C2196]-6.75;2)" office:value-type="float" office:value="0.0132846869651421" calcext:value-type="float">
            <text:p>0.013284687</text:p>
          </table:table-cell>
          <table:table-cell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6.461326" calcext:value-type="float">
            <text:p>6.461326</text:p>
          </table:table-cell>
          <table:table-cell office:value-type="float" office:value="6.6352596465" calcext:value-type="float">
            <text:p>6.6352596465</text:p>
          </table:table-cell>
          <table:table-cell table:formula="of:=POWER([.C2197]-6.75;2)" office:value-type="float" office:value="0.013165348721305" calcext:value-type="float">
            <text:p>0.0131653487</text:p>
          </table:table-cell>
          <table:table-cell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6.459746" calcext:value-type="float">
            <text:p>6.459746</text:p>
          </table:table-cell>
          <table:table-cell office:value-type="float" office:value="6.6357800282" calcext:value-type="float">
            <text:p>6.6357800282</text:p>
          </table:table-cell>
          <table:table-cell table:formula="of:=POWER([.C2198]-6.75;2)" office:value-type="float" office:value="0.0130462019579928" calcext:value-type="float">
            <text:p>0.013046202</text:p>
          </table:table-cell>
          <table:table-cell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6.458323" calcext:value-type="float">
            <text:p>6.458323</text:p>
          </table:table-cell>
          <table:table-cell office:value-type="float" office:value="6.6363017581" calcext:value-type="float">
            <text:p>6.6363017581</text:p>
          </table:table-cell>
          <table:table-cell table:formula="of:=POWER([.C2199]-6.75;2)" office:value-type="float" office:value="0.0129272902111509" calcext:value-type="float">
            <text:p>0.0129272902</text:p>
          </table:table-cell>
          <table:table-cell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6.457074" calcext:value-type="float">
            <text:p>6.457074</text:p>
          </table:table-cell>
          <table:table-cell office:value-type="float" office:value="6.6368246384" calcext:value-type="float">
            <text:p>6.6368246384</text:p>
          </table:table-cell>
          <table:table-cell table:formula="of:=POWER([.C2200]-6.75;2)" office:value-type="float" office:value="0.0128086624732907" calcext:value-type="float">
            <text:p>0.0128086625</text:p>
          </table:table-cell>
          <table:table-cell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6.456016" calcext:value-type="float">
            <text:p>6.456016</text:p>
          </table:table-cell>
          <table:table-cell office:value-type="float" office:value="6.6373484543" calcext:value-type="float">
            <text:p>6.6373484543</text:p>
          </table:table-cell>
          <table:table-cell table:formula="of:=POWER([.C2201]-6.75;2)" office:value-type="float" office:value="0.0126903707485993" calcext:value-type="float">
            <text:p>0.0126903707</text:p>
          </table:table-cell>
          <table:table-cell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6.455168" calcext:value-type="float">
            <text:p>6.455168</text:p>
          </table:table-cell>
          <table:table-cell office:value-type="float" office:value="6.6378729637" calcext:value-type="float">
            <text:p>6.6378729637</text:p>
          </table:table-cell>
          <table:table-cell table:formula="of:=POWER([.C2202]-6.75;2)" office:value-type="float" office:value="0.0125724722694216" calcext:value-type="float">
            <text:p>0.0125724723</text:p>
          </table:table-cell>
          <table:table-cell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6.454551" calcext:value-type="float">
            <text:p>6.454551</text:p>
          </table:table-cell>
          <table:table-cell office:value-type="float" office:value="6.6383979019" calcext:value-type="float">
            <text:p>6.6383979019</text:p>
          </table:table-cell>
          <table:table-cell table:formula="of:=POWER([.C2203]-6.75;2)" office:value-type="float" office:value="0.0124550283003219" calcext:value-type="float">
            <text:p>0.0124550283</text:p>
          </table:table-cell>
          <table:table-cell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6.454183" calcext:value-type="float">
            <text:p>6.454183</text:p>
          </table:table-cell>
          <table:table-cell office:value-type="float" office:value="6.6389229745" calcext:value-type="float">
            <text:p>6.6389229745</text:p>
          </table:table-cell>
          <table:table-cell table:formula="of:=POWER([.C2204]-6.75;2)" office:value-type="float" office:value="0.0123381055939277" calcext:value-type="float">
            <text:p>0.0123381056</text:p>
          </table:table-cell>
          <table:table-cell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6.454087" calcext:value-type="float">
            <text:p>6.454087</text:p>
          </table:table-cell>
          <table:table-cell office:value-type="float" office:value="6.6394478616" calcext:value-type="float">
            <text:p>6.6394478616</text:p>
          </table:table-cell>
          <table:table-cell table:formula="of:=POWER([.C2205]-6.75;2)" office:value-type="float" office:value="0.0122217753048128" calcext:value-type="float">
            <text:p>0.0122217753</text:p>
          </table:table-cell>
          <table:table-cell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6.454285" calcext:value-type="float">
            <text:p>6.454285</text:p>
          </table:table-cell>
          <table:table-cell office:value-type="float" office:value="6.6399722097" calcext:value-type="float">
            <text:p>6.6399722097</text:p>
          </table:table-cell>
          <table:table-cell table:formula="of:=POWER([.C2206]-6.75;2)" office:value-type="float" office:value="0.0121061146383008" calcext:value-type="float">
            <text:p>0.0121061146</text:p>
          </table:table-cell>
          <table:table-cell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6.4548" calcext:value-type="float">
            <text:p>6.4548</text:p>
          </table:table-cell>
          <table:table-cell office:value-type="float" office:value="6.6404956344" calcext:value-type="float">
            <text:p>6.6404956344</text:p>
          </table:table-cell>
          <table:table-cell table:formula="of:=POWER([.C2207]-6.75;2)" office:value-type="float" office:value="0.0119912060854585" calcext:value-type="float">
            <text:p>0.0119912061</text:p>
          </table:table-cell>
          <table:table-cell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6.45566" calcext:value-type="float">
            <text:p>6.45566</text:p>
          </table:table-cell>
          <table:table-cell office:value-type="float" office:value="6.6410177164" calcext:value-type="float">
            <text:p>6.6410177164</text:p>
          </table:table-cell>
          <table:table-cell table:formula="of:=POWER([.C2208]-6.75;2)" office:value-type="float" office:value="0.0118771381386707" calcext:value-type="float">
            <text:p>0.0118771381</text:p>
          </table:table-cell>
          <table:table-cell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6.45689" calcext:value-type="float">
            <text:p>6.45689</text:p>
          </table:table-cell>
          <table:table-cell office:value-type="float" office:value="6.6415379946" calcext:value-type="float">
            <text:p>6.6415379946</text:p>
          </table:table-cell>
          <table:table-cell table:formula="of:=POWER([.C2209]-6.75;2)" office:value-type="float" office:value="0.0117640066153896" calcext:value-type="float">
            <text:p>0.0117640066</text:p>
          </table:table-cell>
          <table:table-cell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6.458521" calcext:value-type="float">
            <text:p>6.458521</text:p>
          </table:table-cell>
          <table:table-cell office:value-type="float" office:value="6.6420559731" calcext:value-type="float">
            <text:p>6.6420559731</text:p>
          </table:table-cell>
          <table:table-cell table:formula="of:=POWER([.C2210]-6.75;2)" office:value-type="float" office:value="0.011651912943388" calcext:value-type="float">
            <text:p>0.0116519129</text:p>
          </table:table-cell>
          <table:table-cell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6.460587" calcext:value-type="float">
            <text:p>6.460587</text:p>
          </table:table-cell>
          <table:table-cell office:value-type="float" office:value="6.6425711062" calcext:value-type="float">
            <text:p>6.6425711062</text:p>
          </table:table-cell>
          <table:table-cell table:formula="of:=POWER([.C2211]-6.75;2)" office:value-type="float" office:value="0.0115409672230917" calcext:value-type="float">
            <text:p>0.0115409672</text:p>
          </table:table-cell>
          <table:table-cell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6.463124" calcext:value-type="float">
            <text:p>6.463124</text:p>
          </table:table-cell>
          <table:table-cell office:value-type="float" office:value="6.6430828011" calcext:value-type="float">
            <text:p>6.6430828011</text:p>
          </table:table-cell>
          <table:table-cell table:formula="of:=POWER([.C2212]-6.75;2)" office:value-type="float" office:value="0.0114312874206221" calcext:value-type="float">
            <text:p>0.0114312874</text:p>
          </table:table-cell>
          <table:table-cell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6.466173" calcext:value-type="float">
            <text:p>6.466173</text:p>
          </table:table-cell>
          <table:table-cell office:value-type="float" office:value="6.6435904099" calcext:value-type="float">
            <text:p>6.6435904099</text:p>
          </table:table-cell>
          <table:table-cell table:formula="of:=POWER([.C2213]-6.75;2)" office:value-type="float" office:value="0.0113230008652501" calcext:value-type="float">
            <text:p>0.0113230009</text:p>
          </table:table-cell>
          <table:table-cell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6.469782" calcext:value-type="float">
            <text:p>6.469782</text:p>
          </table:table-cell>
          <table:table-cell office:value-type="float" office:value="6.6440932258" calcext:value-type="float">
            <text:p>6.6440932258</text:p>
          </table:table-cell>
          <table:table-cell table:formula="of:=POWER([.C2214]-6.75;2)" office:value-type="float" office:value="0.0112162448214498" calcext:value-type="float">
            <text:p>0.0112162448</text:p>
          </table:table-cell>
          <table:table-cell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6.474007" calcext:value-type="float">
            <text:p>6.474007</text:p>
          </table:table-cell>
          <table:table-cell office:value-type="float" office:value="6.6445904704" calcext:value-type="float">
            <text:p>6.6445904704</text:p>
          </table:table-cell>
          <table:table-cell table:formula="of:=POWER([.C2215]-6.75;2)" office:value-type="float" office:value="0.0111111689304933" calcext:value-type="float">
            <text:p>0.0111111689</text:p>
          </table:table-cell>
          <table:table-cell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6.478912" calcext:value-type="float">
            <text:p>6.478912</text:p>
          </table:table-cell>
          <table:table-cell office:value-type="float" office:value="6.6450812876" calcext:value-type="float">
            <text:p>6.6450812876</text:p>
          </table:table-cell>
          <table:table-cell table:formula="of:=POWER([.C2216]-6.75;2)" office:value-type="float" office:value="0.0110079362116739" calcext:value-type="float">
            <text:p>0.0110079362</text:p>
          </table:table-cell>
          <table:table-cell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6.484575" calcext:value-type="float">
            <text:p>6.484575</text:p>
          </table:table-cell>
          <table:table-cell office:value-type="float" office:value="6.6455647258" calcext:value-type="float">
            <text:p>6.6455647258</text:p>
          </table:table-cell>
          <table:table-cell table:formula="of:=POWER([.C2217]-6.75;2)" office:value-type="float" office:value="0.0109067264972292" calcext:value-type="float">
            <text:p>0.0109067265</text:p>
          </table:table-cell>
          <table:table-cell/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6.491089" calcext:value-type="float">
            <text:p>6.491089</text:p>
          </table:table-cell>
          <table:table-cell office:value-type="float" office:value="6.6460397272" calcext:value-type="float">
            <text:p>6.6460397272</text:p>
          </table:table-cell>
          <table:table-cell table:formula="of:=POWER([.C2218]-6.75;2)" office:value-type="float" office:value="0.0108077383206505" calcext:value-type="float">
            <text:p>0.0108077383</text:p>
          </table:table-cell>
          <table:table-cell/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6.498571" calcext:value-type="float">
            <text:p>6.498571</text:p>
          </table:table-cell>
          <table:table-cell office:value-type="float" office:value="6.6465051022" calcext:value-type="float">
            <text:p>6.6465051022</text:p>
          </table:table-cell>
          <table:table-cell table:formula="of:=POWER([.C2219]-6.75;2)" office:value-type="float" office:value="0.0107111938706325" calcext:value-type="float">
            <text:p>0.0107111939</text:p>
          </table:table-cell>
          <table:table-cell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6.507167" calcext:value-type="float">
            <text:p>6.507167</text:p>
          </table:table-cell>
          <table:table-cell office:value-type="float" office:value="6.6469594987" calcext:value-type="float">
            <text:p>6.6469594987</text:p>
          </table:table-cell>
          <table:table-cell table:formula="of:=POWER([.C2220]-6.75;2)" office:value-type="float" office:value="0.0106173449081553" calcext:value-type="float">
            <text:p>0.0106173449</text:p>
          </table:table-cell>
          <table:table-cell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6.51706" calcext:value-type="float">
            <text:p>6.51706</text:p>
          </table:table-cell>
          <table:table-cell office:value-type="float" office:value="6.6474013642" calcext:value-type="float">
            <text:p>6.6474013642</text:p>
          </table:table-cell>
          <table:table-cell table:formula="of:=POWER([.C2221]-6.75;2)" office:value-type="float" office:value="0.010526480068021" calcext:value-type="float">
            <text:p>0.0105264801</text:p>
          </table:table-cell>
          <table:table-cell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6.528493" calcext:value-type="float">
            <text:p>6.528493</text:p>
          </table:table-cell>
          <table:table-cell office:value-type="float" office:value="6.6478288952" calcext:value-type="float">
            <text:p>6.6478288952</text:p>
          </table:table-cell>
          <table:table-cell table:formula="of:=POWER([.C2222]-6.75;2)" office:value-type="float" office:value="0.0104389346560526" calcext:value-type="float">
            <text:p>0.0104389347</text:p>
          </table:table-cell>
          <table:table-cell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6.541785" calcext:value-type="float">
            <text:p>6.541785</text:p>
          </table:table-cell>
          <table:table-cell office:value-type="float" office:value="6.6482399583" calcext:value-type="float">
            <text:p>6.6482399583</text:p>
          </table:table-cell>
          <table:table-cell table:formula="of:=POWER([.C2223]-6.75;2)" office:value-type="float" office:value="0.0103551060867858" calcext:value-type="float">
            <text:p>0.0103551061</text:p>
          </table:table-cell>
          <table:table-cell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6.557371" calcext:value-type="float">
            <text:p>6.557371</text:p>
          </table:table-cell>
          <table:table-cell office:value-type="float" office:value="6.6486319879" calcext:value-type="float">
            <text:p>6.6486319879</text:p>
          </table:table-cell>
          <table:table-cell table:formula="of:=POWER([.C2224]-6.75;2)" office:value-type="float" office:value="0.0102754738771058" calcext:value-type="float">
            <text:p>0.0102754739</text:p>
          </table:table-cell>
          <table:table-cell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6.575859" calcext:value-type="float">
            <text:p>6.575859</text:p>
          </table:table-cell>
          <table:table-cell office:value-type="float" office:value="6.6490018293" calcext:value-type="float">
            <text:p>6.6490018293</text:p>
          </table:table-cell>
          <table:table-cell table:formula="of:=POWER([.C2225]-6.75;2)" office:value-type="float" office:value="0.0102006304847463" calcext:value-type="float">
            <text:p>0.0102006305</text:p>
          </table:table-cell>
          <table:table-cell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6.598124" calcext:value-type="float">
            <text:p>6.598124</text:p>
          </table:table-cell>
          <table:table-cell office:value-type="float" office:value="6.6493455081" calcext:value-type="float">
            <text:p>6.6493455081</text:p>
          </table:table-cell>
          <table:table-cell table:formula="of:=POWER([.C2226]-6.75;2)" office:value-type="float" office:value="0.0101313267396472" calcext:value-type="float">
            <text:p>0.0101313267</text:p>
          </table:table-cell>
          <table:table-cell/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6.625472" calcext:value-type="float">
            <text:p>6.625472</text:p>
          </table:table-cell>
          <table:table-cell office:value-type="float" office:value="6.649657871" calcext:value-type="float">
            <text:p>6.649657871</text:p>
          </table:table-cell>
          <table:table-cell table:formula="of:=POWER([.C2227]-6.75;2)" office:value-type="float" office:value="0.0100685428522525" calcext:value-type="float">
            <text:p>0.0100685429</text:p>
          </table:table-cell>
          <table:table-cell/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6.659953" calcext:value-type="float">
            <text:p>6.659953</text:p>
          </table:table-cell>
          <table:table-cell office:value-type="float" office:value="6.6499320067" calcext:value-type="float">
            <text:p>6.6499320067</text:p>
          </table:table-cell>
          <table:table-cell table:formula="of:=POWER([.C2228]-6.75;2)" office:value-type="float" office:value="0.0100136032830888" calcext:value-type="float">
            <text:p>0.0100136033</text:p>
          </table:table-cell>
          <table:table-cell/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6.70496" calcext:value-type="float">
            <text:p>6.70496</text:p>
          </table:table-cell>
          <table:table-cell office:value-type="float" office:value="6.6501582487" calcext:value-type="float">
            <text:p>6.6501582487</text:p>
          </table:table-cell>
          <table:table-cell table:formula="of:=POWER([.C2229]-6.75;2)" office:value-type="float" office:value="0.00996837530265097" calcext:value-type="float">
            <text:p>0.0099683753</text:p>
          </table:table-cell>
          <table:table-cell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6.766561" calcext:value-type="float">
            <text:p>6.766561</text:p>
          </table:table-cell>
          <table:table-cell office:value-type="float" office:value="6.6503223683" calcext:value-type="float">
            <text:p>6.6503223683</text:p>
          </table:table-cell>
          <table:table-cell table:formula="of:=POWER([.C2230]-6.75;2)" office:value-type="float" office:value="0.00993563026132078" calcext:value-type="float">
            <text:p>0.0099356303</text:p>
          </table:table-cell>
          <table:table-cell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6.856761" calcext:value-type="float">
            <text:p>6.856761</text:p>
          </table:table-cell>
          <table:table-cell office:value-type="float" office:value="6.6504019798" calcext:value-type="float">
            <text:p>6.6504019798</text:p>
          </table:table-cell>
          <table:table-cell table:formula="of:=POWER([.C2231]-6.75;2)" office:value-type="float" office:value="0.00991976562775965" calcext:value-type="float">
            <text:p>0.0099197656</text:p>
          </table:table-cell>
          <table:table-cell/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7.00315" calcext:value-type="float">
            <text:p>7.00315</text:p>
          </table:table-cell>
          <table:table-cell office:value-type="float" office:value="6.6503585618" calcext:value-type="float">
            <text:p>6.6503585618</text:p>
          </table:table-cell>
          <table:table-cell table:formula="of:=POWER([.C2232]-6.75;2)" office:value-type="float" office:value="0.00992841620656441" calcext:value-type="float">
            <text:p>0.0099284162</text:p>
          </table:table-cell>
          <table:table-cell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7.286401" calcext:value-type="float">
            <text:p>7.286401</text:p>
          </table:table-cell>
          <table:table-cell office:value-type="float" office:value="6.6501165108" calcext:value-type="float">
            <text:p>6.6501165108</text:p>
          </table:table-cell>
          <table:table-cell table:formula="of:=POWER([.C2233]-6.75;2)" office:value-type="float" office:value="0.00997671141476647" calcext:value-type="float">
            <text:p>0.0099767114</text:p>
          </table:table-cell>
          <table:table-cell/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8.089227" calcext:value-type="float">
            <text:p>8.089227</text:p>
          </table:table-cell>
          <table:table-cell office:value-type="float" office:value="6.6494917903" calcext:value-type="float">
            <text:p>6.6494917903</text:p>
          </table:table-cell>
          <table:table-cell table:formula="of:=POWER([.C2234]-6.75;2)" office:value-type="float" office:value="0.0101019002170992" calcext:value-type="float">
            <text:p>0.0101019002</text:p>
          </table:table-cell>
          <table:table-cell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8.089227" calcext:value-type="float">
            <text:p>8.089227</text:p>
          </table:table-cell>
          <table:table-cell office:value-type="float" office:value="6.6477859664" calcext:value-type="float">
            <text:p>6.6477859664</text:p>
          </table:table-cell>
          <table:table-cell table:formula="of:=POWER([.C2235]-6.75;2)" office:value-type="float" office:value="0.010447708664782" calcext:value-type="float">
            <text:p>0.0104477087</text:p>
          </table:table-cell>
          <table:table-cell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4.35828" calcext:value-type="float">
            <text:p>4.35828</text:p>
          </table:table-cell>
          <table:table-cell office:value-type="float" office:value="6.6460780296" calcext:value-type="float">
            <text:p>6.6460780296</text:p>
          </table:table-cell>
          <table:table-cell table:formula="of:=POWER([.C2236]-6.75;2)" office:value-type="float" office:value="0.0107997759318185" calcext:value-type="float">
            <text:p>0.0107997759</text:p>
          </table:table-cell>
          <table:table-cell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5.48338" calcext:value-type="float">
            <text:p>5.48338</text:p>
          </table:table-cell>
          <table:table-cell office:value-type="float" office:value="6.6493826156" calcext:value-type="float">
            <text:p>6.6493826156</text:p>
          </table:table-cell>
          <table:table-cell table:formula="of:=POWER([.C2237]-6.75;2)" office:value-type="float" office:value="0.0101238580434973" calcext:value-type="float">
            <text:p>0.010123858</text:p>
          </table:table-cell>
          <table:table-cell/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5.821438" calcext:value-type="float">
            <text:p>5.821438</text:p>
          </table:table-cell>
          <table:table-cell office:value-type="float" office:value="6.6511727043" calcext:value-type="float">
            <text:p>6.6511727043</text:p>
          </table:table-cell>
          <table:table-cell table:formula="of:=POWER([.C2238]-6.75;2)" office:value-type="float" office:value="0.00976683437537516" calcext:value-type="float">
            <text:p>0.0097668344</text:p>
          </table:table-cell>
          <table:table-cell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5.987484" calcext:value-type="float">
            <text:p>5.987484</text:p>
          </table:table-cell>
          <table:table-cell office:value-type="float" office:value="6.6525060753" calcext:value-type="float">
            <text:p>6.6525060753</text:p>
          </table:table-cell>
          <table:table-cell table:formula="of:=POWER([.C2239]-6.75;2)" office:value-type="float" office:value="0.00950506535340931" calcext:value-type="float">
            <text:p>0.0095050654</text:p>
          </table:table-cell>
          <table:table-cell/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6.087625" calcext:value-type="float">
            <text:p>6.087625</text:p>
          </table:table-cell>
          <table:table-cell office:value-type="float" office:value="6.6536138575" calcext:value-type="float">
            <text:p>6.6536138575</text:p>
          </table:table-cell>
          <table:table-cell table:formula="of:=POWER([.C2240]-6.75;2)" office:value-type="float" office:value="0.00929028846603033" calcext:value-type="float">
            <text:p>0.0092902885</text:p>
          </table:table-cell>
          <table:table-cell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6.15556" calcext:value-type="float">
            <text:p>6.15556</text:p>
          </table:table-cell>
          <table:table-cell office:value-type="float" office:value="6.6545845659" calcext:value-type="float">
            <text:p>6.6545845659</text:p>
          </table:table-cell>
          <table:table-cell table:formula="of:=POWER([.C2241]-6.75;2)" office:value-type="float" office:value="0.00910410506449135" calcext:value-type="float">
            <text:p>0.0091041051</text:p>
          </table:table-cell>
          <table:table-cell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6.205363" calcext:value-type="float">
            <text:p>6.205363</text:p>
          </table:table-cell>
          <table:table-cell office:value-type="float" office:value="6.6554614234" calcext:value-type="float">
            <text:p>6.6554614234</text:p>
          </table:table-cell>
          <table:table-cell table:formula="of:=POWER([.C2242]-6.75;2)" office:value-type="float" office:value="0.00893754246555402" calcext:value-type="float">
            <text:p>0.0089375425</text:p>
          </table:table-cell>
          <table:table-cell/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6.243955" calcext:value-type="float">
            <text:p>6.243955</text:p>
          </table:table-cell>
          <table:table-cell office:value-type="float" office:value="6.6562687379" calcext:value-type="float">
            <text:p>6.6562687379</text:p>
          </table:table-cell>
          <table:table-cell table:formula="of:=POWER([.C2243]-6.75;2)" office:value-type="float" office:value="0.00878554949485897" calcext:value-type="float">
            <text:p>0.0087855495</text:p>
          </table:table-cell>
          <table:table-cell/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6.275133" calcext:value-type="float">
            <text:p>6.275133</text:p>
          </table:table-cell>
          <table:table-cell office:value-type="float" office:value="6.6570215188" calcext:value-type="float">
            <text:p>6.6570215188</text:p>
          </table:table-cell>
          <table:table-cell table:formula="of:=POWER([.C2244]-6.75;2)" office:value-type="float" office:value="0.00864499796625881" calcext:value-type="float">
            <text:p>0.008644998</text:p>
          </table:table-cell>
          <table:table-cell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6.301153" calcext:value-type="float">
            <text:p>6.301153</text:p>
          </table:table-cell>
          <table:table-cell office:value-type="float" office:value="6.6577296734" calcext:value-type="float">
            <text:p>6.6577296734</text:p>
          </table:table-cell>
          <table:table-cell table:formula="of:=POWER([.C2245]-6.75;2)" office:value-type="float" office:value="0.00851381317087059" calcext:value-type="float">
            <text:p>0.0085138132</text:p>
          </table:table-cell>
          <table:table-cell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6.323436" calcext:value-type="float">
            <text:p>6.323436</text:p>
          </table:table-cell>
          <table:table-cell office:value-type="float" office:value="6.658400082" calcext:value-type="float">
            <text:p>6.658400082</text:p>
          </table:table-cell>
          <table:table-cell table:formula="of:=POWER([.C2246]-6.75;2)" office:value-type="float" office:value="0.00839054497760673" calcext:value-type="float">
            <text:p>0.008390545</text:p>
          </table:table-cell>
          <table:table-cell/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6.342919" calcext:value-type="float">
            <text:p>6.342919</text:p>
          </table:table-cell>
          <table:table-cell office:value-type="float" office:value="6.6590377164" calcext:value-type="float">
            <text:p>6.6590377164</text:p>
          </table:table-cell>
          <table:table-cell table:formula="of:=POWER([.C2247]-6.75;2)" office:value-type="float" office:value="0.00827413703772677" calcext:value-type="float">
            <text:p>0.008274137</text:p>
          </table:table-cell>
          <table:table-cell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6.360245" calcext:value-type="float">
            <text:p>6.360245</text:p>
          </table:table-cell>
          <table:table-cell office:value-type="float" office:value="6.6596462903" calcext:value-type="float">
            <text:p>6.6596462903</text:p>
          </table:table-cell>
          <table:table-cell table:formula="of:=POWER([.C2248]-6.75;2)" office:value-type="float" office:value="0.00816379285655196" calcext:value-type="float">
            <text:p>0.0081637929</text:p>
          </table:table-cell>
          <table:table-cell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6.375868" calcext:value-type="float">
            <text:p>6.375868</text:p>
          </table:table-cell>
          <table:table-cell office:value-type="float" office:value="6.6602286586" calcext:value-type="float">
            <text:p>6.6602286586</text:p>
          </table:table-cell>
          <table:table-cell table:formula="of:=POWER([.C2249]-6.75;2)" office:value-type="float" office:value="0.00805889373675529" calcext:value-type="float">
            <text:p>0.0080588937</text:p>
          </table:table-cell>
          <table:table-cell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6.390115" calcext:value-type="float">
            <text:p>6.390115</text:p>
          </table:table-cell>
          <table:table-cell office:value-type="float" office:value="6.6607870659" calcext:value-type="float">
            <text:p>6.6607870659</text:p>
          </table:table-cell>
          <table:table-cell table:formula="of:=POWER([.C2250]-6.75;2)" office:value-type="float" office:value="0.00795894761073092" calcext:value-type="float">
            <text:p>0.0079589476</text:p>
          </table:table-cell>
          <table:table-cell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6.403228" calcext:value-type="float">
            <text:p>6.403228</text:p>
          </table:table-cell>
          <table:table-cell office:value-type="float" office:value="6.6613233199" calcext:value-type="float">
            <text:p>6.6613233199</text:p>
          </table:table-cell>
          <table:table-cell table:formula="of:=POWER([.C2251]-6.75;2)" office:value-type="float" office:value="0.00786355359355771" calcext:value-type="float">
            <text:p>0.0078635536</text:p>
          </table:table-cell>
          <table:table-cell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6.415388" calcext:value-type="float">
            <text:p>6.415388</text:p>
          </table:table-cell>
          <table:table-cell office:value-type="float" office:value="6.6618389046" calcext:value-type="float">
            <text:p>6.6618389046</text:p>
          </table:table-cell>
          <table:table-cell table:formula="of:=POWER([.C2252]-6.75;2)" office:value-type="float" office:value="0.00777237874212795" calcext:value-type="float">
            <text:p>0.0077723787</text:p>
          </table:table-cell>
          <table:table-cell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6.426732" calcext:value-type="float">
            <text:p>6.426732</text:p>
          </table:table-cell>
          <table:table-cell office:value-type="float" office:value="6.6623350645" calcext:value-type="float">
            <text:p>6.6623350645</text:p>
          </table:table-cell>
          <table:table-cell table:formula="of:=POWER([.C2253]-6.75;2)" office:value-type="float" office:value="0.00768514091621922" calcext:value-type="float">
            <text:p>0.0076851409</text:p>
          </table:table-cell>
          <table:table-cell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6.437367" calcext:value-type="float">
            <text:p>6.437367</text:p>
          </table:table-cell>
          <table:table-cell office:value-type="float" office:value="6.6628128616" calcext:value-type="float">
            <text:p>6.6628128616</text:p>
          </table:table-cell>
          <table:table-cell table:formula="of:=POWER([.C2254]-6.75;2)" office:value-type="float" office:value="0.00760159710238076" calcext:value-type="float">
            <text:p>0.0076015971</text:p>
          </table:table-cell>
          <table:table-cell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6.447373" calcext:value-type="float">
            <text:p>6.447373</text:p>
          </table:table-cell>
          <table:table-cell office:value-type="float" office:value="6.6632732137" calcext:value-type="float">
            <text:p>6.6632732137</text:p>
          </table:table-cell>
          <table:table-cell table:formula="of:=POWER([.C2255]-6.75;2)" office:value-type="float" office:value="0.00752153546192584" calcext:value-type="float">
            <text:p>0.0075215355</text:p>
          </table:table-cell>
          <table:table-cell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6.456815" calcext:value-type="float">
            <text:p>6.456815</text:p>
          </table:table-cell>
          <table:table-cell office:value-type="float" office:value="6.6637169328" calcext:value-type="float">
            <text:p>6.6637169328</text:p>
          </table:table-cell>
          <table:table-cell table:formula="of:=POWER([.C2256]-6.75;2)" office:value-type="float" office:value="0.00744476768543974" calcext:value-type="float">
            <text:p>0.0074447677</text:p>
          </table:table-cell>
          <table:table-cell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6.46574" calcext:value-type="float">
            <text:p>6.46574</text:p>
          </table:table-cell>
          <table:table-cell office:value-type="float" office:value="6.6641447473" calcext:value-type="float">
            <text:p>6.6641447473</text:p>
          </table:table-cell>
          <table:table-cell table:formula="of:=POWER([.C2257]-6.75;2)" office:value-type="float" office:value="0.00737112441618087" calcext:value-type="float">
            <text:p>0.0073711244</text:p>
          </table:table-cell>
          <table:table-cell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6.474188" calcext:value-type="float">
            <text:p>6.474188</text:p>
          </table:table-cell>
          <table:table-cell office:value-type="float" office:value="6.6644117793" calcext:value-type="float">
            <text:p>6.6644117793</text:p>
          </table:table-cell>
          <table:table-cell table:formula="of:=POWER([.C2258]-6.75;2)" office:value-type="float" office:value="0.00732534352259192" calcext:value-type="float">
            <text:p>0.0073253435</text:p>
          </table:table-cell>
          <table:table-cell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6.482188" calcext:value-type="float">
            <text:p>6.482188</text:p>
          </table:table-cell>
          <table:table-cell office:value-type="float" office:value="6.6646681456" calcext:value-type="float">
            <text:p>6.6646681456</text:p>
          </table:table-cell>
          <table:table-cell table:formula="of:=POWER([.C2259]-6.75;2)" office:value-type="float" office:value="0.00728152537534275" calcext:value-type="float">
            <text:p>0.0072815254</text:p>
          </table:table-cell>
          <table:table-cell/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6.489763" calcext:value-type="float">
            <text:p>6.489763</text:p>
          </table:table-cell>
          <table:table-cell office:value-type="float" office:value="6.6649144076" calcext:value-type="float">
            <text:p>6.6649144076</text:p>
          </table:table-cell>
          <table:table-cell table:formula="of:=POWER([.C2260]-6.75;2)" office:value-type="float" office:value="0.00723955803405902" calcext:value-type="float">
            <text:p>0.007239558</text:p>
          </table:table-cell>
          <table:table-cell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6.496931" calcext:value-type="float">
            <text:p>6.496931</text:p>
          </table:table-cell>
          <table:table-cell office:value-type="float" office:value="6.6651510986" calcext:value-type="float">
            <text:p>6.6651510986</text:p>
          </table:table-cell>
          <table:table-cell table:formula="of:=POWER([.C2261]-6.75;2)" office:value-type="float" office:value="0.00719933606878692" calcext:value-type="float">
            <text:p>0.0071993361</text:p>
          </table:table-cell>
          <table:table-cell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6.503705" calcext:value-type="float">
            <text:p>6.503705</text:p>
          </table:table-cell>
          <table:table-cell office:value-type="float" office:value="6.6653787307" calcext:value-type="float">
            <text:p>6.6653787307</text:p>
          </table:table-cell>
          <table:table-cell table:formula="of:=POWER([.C2262]-6.75;2)" office:value-type="float" office:value="0.00716075921794318" calcext:value-type="float">
            <text:p>0.0071607592</text:p>
          </table:table-cell>
          <table:table-cell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6.510095" calcext:value-type="float">
            <text:p>6.510095</text:p>
          </table:table-cell>
          <table:table-cell office:value-type="float" office:value="6.6655978008" calcext:value-type="float">
            <text:p>6.6655978008</text:p>
          </table:table-cell>
          <table:table-cell table:formula="of:=POWER([.C2263]-6.75;2)" office:value-type="float" office:value="0.00712373122979654" calcext:value-type="float">
            <text:p>0.0071237312</text:p>
          </table:table-cell>
          <table:table-cell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6.516108" calcext:value-type="float">
            <text:p>6.516108</text:p>
          </table:table-cell>
          <table:table-cell office:value-type="float" office:value="6.6658087951" calcext:value-type="float">
            <text:p>6.6658087951</text:p>
          </table:table-cell>
          <table:table-cell table:formula="of:=POWER([.C2264]-6.75;2)" office:value-type="float" office:value="0.00708815898251374" calcext:value-type="float">
            <text:p>0.007088159</text:p>
          </table:table-cell>
          <table:table-cell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6.521748" calcext:value-type="float">
            <text:p>6.521748</text:p>
          </table:table-cell>
          <table:table-cell office:value-type="float" office:value="6.6660121929" calcext:value-type="float">
            <text:p>6.6660121929</text:p>
          </table:table-cell>
          <table:table-cell table:formula="of:=POWER([.C2265]-6.75;2)" office:value-type="float" office:value="0.00705395174146677" calcext:value-type="float">
            <text:p>0.0070539517</text:p>
          </table:table-cell>
          <table:table-cell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6.527019" calcext:value-type="float">
            <text:p>6.527019</text:p>
          </table:table-cell>
          <table:table-cell office:value-type="float" office:value="6.6662084707" calcext:value-type="float">
            <text:p>6.6662084707</text:p>
          </table:table-cell>
          <table:table-cell table:formula="of:=POWER([.C2266]-6.75;2)" office:value-type="float" office:value="0.00702102038243276" calcext:value-type="float">
            <text:p>0.0070210204</text:p>
          </table:table-cell>
          <table:table-cell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6.531922" calcext:value-type="float">
            <text:p>6.531922</text:p>
          </table:table-cell>
          <table:table-cell office:value-type="float" office:value="6.6663981022" calcext:value-type="float">
            <text:p>6.6663981022</text:p>
          </table:table-cell>
          <table:table-cell table:formula="of:=POWER([.C2267]-6.75;2)" office:value-type="float" office:value="0.00698927731576156" calcext:value-type="float">
            <text:p>0.0069892773</text:p>
          </table:table-cell>
          <table:table-cell/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6.536458" calcext:value-type="float">
            <text:p>6.536458</text:p>
          </table:table-cell>
          <table:table-cell office:value-type="float" office:value="6.6665815621" calcext:value-type="float">
            <text:p>6.6665815621</text:p>
          </table:table-cell>
          <table:table-cell table:formula="of:=POWER([.C2268]-6.75;2)" office:value-type="float" office:value="0.00695863578167612" calcext:value-type="float">
            <text:p>0.0069586358</text:p>
          </table:table-cell>
          <table:table-cell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6.540627" calcext:value-type="float">
            <text:p>6.540627</text:p>
          </table:table-cell>
          <table:table-cell office:value-type="float" office:value="6.6667593265" calcext:value-type="float">
            <text:p>6.6667593265</text:p>
          </table:table-cell>
          <table:table-cell table:formula="of:=POWER([.C2269]-6.75;2)" office:value-type="float" office:value="0.00692900972473356" calcext:value-type="float">
            <text:p>0.0069290097</text:p>
          </table:table-cell>
          <table:table-cell/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6.544428" calcext:value-type="float">
            <text:p>6.544428</text:p>
          </table:table-cell>
          <table:table-cell office:value-type="float" office:value="6.6669318741" calcext:value-type="float">
            <text:p>6.6669318741</text:p>
          </table:table-cell>
          <table:table-cell table:formula="of:=POWER([.C2270]-6.75;2)" office:value-type="float" office:value="0.0069003135405382" calcext:value-type="float">
            <text:p>0.0069003135</text:p>
          </table:table-cell>
          <table:table-cell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6.547861" calcext:value-type="float">
            <text:p>6.547861</text:p>
          </table:table-cell>
          <table:table-cell office:value-type="float" office:value="6.6670996877" calcext:value-type="float">
            <text:p>6.6670996877</text:p>
          </table:table-cell>
          <table:table-cell table:formula="of:=POWER([.C2271]-6.75;2)" office:value-type="float" office:value="0.00687246177943747" calcext:value-type="float">
            <text:p>0.0068724618</text:p>
          </table:table-cell>
          <table:table-cell/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6.550925" calcext:value-type="float">
            <text:p>6.550925</text:p>
          </table:table-cell>
          <table:table-cell office:value-type="float" office:value="6.6672632524" calcext:value-type="float">
            <text:p>6.6672632524</text:p>
          </table:table-cell>
          <table:table-cell table:formula="of:=POWER([.C2272]-6.75;2)" office:value-type="float" office:value="0.00684536940342615" calcext:value-type="float">
            <text:p>0.0068453694</text:p>
          </table:table-cell>
          <table:table-cell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6.55362" calcext:value-type="float">
            <text:p>6.55362</text:p>
          </table:table-cell>
          <table:table-cell office:value-type="float" office:value="6.6674230577" calcext:value-type="float">
            <text:p>6.6674230577</text:p>
          </table:table-cell>
          <table:table-cell table:formula="of:=POWER([.C2273]-6.75;2)" office:value-type="float" office:value="0.00681895139961757" calcext:value-type="float">
            <text:p>0.0068189514</text:p>
          </table:table-cell>
          <table:table-cell/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6.555945" calcext:value-type="float">
            <text:p>6.555945</text:p>
          </table:table-cell>
          <table:table-cell office:value-type="float" office:value="6.6675795956" calcext:value-type="float">
            <text:p>6.6675795956</text:p>
          </table:table-cell>
          <table:table-cell table:formula="of:=POWER([.C2274]-6.75;2)" office:value-type="float" office:value="0.00679312306145948" calcext:value-type="float">
            <text:p>0.0067931231</text:p>
          </table:table-cell>
          <table:table-cell/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6.557901" calcext:value-type="float">
            <text:p>6.557901</text:p>
          </table:table-cell>
          <table:table-cell office:value-type="float" office:value="6.6677333623" calcext:value-type="float">
            <text:p>6.6677333623</text:p>
          </table:table-cell>
          <table:table-cell table:formula="of:=POWER([.C2275]-6.75;2)" office:value-type="float" office:value="0.00676779967846308" calcext:value-type="float">
            <text:p>0.0067677997</text:p>
          </table:table-cell>
          <table:table-cell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6.55949" calcext:value-type="float">
            <text:p>6.55949</text:p>
          </table:table-cell>
          <table:table-cell office:value-type="float" office:value="6.6678848552" calcext:value-type="float">
            <text:p>6.6678848552</text:p>
          </table:table-cell>
          <table:table-cell table:formula="of:=POWER([.C2276]-6.75;2)" office:value-type="float" office:value="0.00674289700552488" calcext:value-type="float">
            <text:p>0.006742897</text:p>
          </table:table-cell>
          <table:table-cell/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6.560713" calcext:value-type="float">
            <text:p>6.560713</text:p>
          </table:table-cell>
          <table:table-cell office:value-type="float" office:value="6.6680345718" calcext:value-type="float">
            <text:p>6.6680345718</text:p>
          </table:table-cell>
          <table:table-cell table:formula="of:=POWER([.C2277]-6.75;2)" office:value-type="float" office:value="0.00671833142000939" calcext:value-type="float">
            <text:p>0.0067183314</text:p>
          </table:table-cell>
          <table:table-cell/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6.561574" calcext:value-type="float">
            <text:p>6.561574</text:p>
          </table:table-cell>
          <table:table-cell office:value-type="float" office:value="6.6681830111" calcext:value-type="float">
            <text:p>6.6681830111</text:p>
          </table:table-cell>
          <table:table-cell table:formula="of:=POWER([.C2278]-6.75;2)" office:value-type="float" office:value="0.00669401967266272" calcext:value-type="float">
            <text:p>0.0066940197</text:p>
          </table:table-cell>
          <table:table-cell/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6.562076" calcext:value-type="float">
            <text:p>6.562076</text:p>
          </table:table-cell>
          <table:table-cell office:value-type="float" office:value="6.668330669" calcext:value-type="float">
            <text:p>6.668330669</text:p>
          </table:table-cell>
          <table:table-cell table:formula="of:=POWER([.C2279]-6.75;2)" office:value-type="float" office:value="0.0066698796259875" calcext:value-type="float">
            <text:p>0.0066698796</text:p>
          </table:table-cell>
          <table:table-cell/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6.562226" calcext:value-type="float">
            <text:p>6.562226</text:p>
          </table:table-cell>
          <table:table-cell office:value-type="float" office:value="6.6684780402" calcext:value-type="float">
            <text:p>6.6684780402</text:p>
          </table:table-cell>
          <table:table-cell table:formula="of:=POWER([.C2280]-6.75;2)" office:value-type="float" office:value="0.0066458299296328" calcext:value-type="float">
            <text:p>0.0066458299</text:p>
          </table:table-cell>
          <table:table-cell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6.56203" calcext:value-type="float">
            <text:p>6.56203</text:p>
          </table:table-cell>
          <table:table-cell office:value-type="float" office:value="6.6686256125" calcext:value-type="float">
            <text:p>6.6686256125</text:p>
          </table:table-cell>
          <table:table-cell table:formula="of:=POWER([.C2281]-6.75;2)" office:value-type="float" office:value="0.00662179094100022" calcext:value-type="float">
            <text:p>0.0066217909</text:p>
          </table:table-cell>
          <table:table-cell/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6.561496" calcext:value-type="float">
            <text:p>6.561496</text:p>
          </table:table-cell>
          <table:table-cell office:value-type="float" office:value="6.6687738679" calcext:value-type="float">
            <text:p>6.6687738679</text:p>
          </table:table-cell>
          <table:table-cell table:formula="of:=POWER([.C2282]-6.75;2)" office:value-type="float" office:value="0.0065976845359267" calcext:value-type="float">
            <text:p>0.0065976845</text:p>
          </table:table-cell>
          <table:table-cell/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6.560635" calcext:value-type="float">
            <text:p>6.560635</text:p>
          </table:table-cell>
          <table:table-cell office:value-type="float" office:value="6.6689232799" calcext:value-type="float">
            <text:p>6.6689232799</text:p>
          </table:table-cell>
          <table:table-cell table:formula="of:=POWER([.C2283]-6.75;2)" office:value-type="float" office:value="0.00657343454217382" calcext:value-type="float">
            <text:p>0.0065734345</text:p>
          </table:table-cell>
          <table:table-cell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6.559457" calcext:value-type="float">
            <text:p>6.559457</text:p>
          </table:table-cell>
          <table:table-cell office:value-type="float" office:value="6.6690743096" calcext:value-type="float">
            <text:p>6.6690743096</text:p>
          </table:table-cell>
          <table:table-cell table:formula="of:=POWER([.C2284]-6.75;2)" office:value-type="float" office:value="0.00654896736671665" calcext:value-type="float">
            <text:p>0.0065489674</text:p>
          </table:table-cell>
          <table:table-cell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6.557976" calcext:value-type="float">
            <text:p>6.557976</text:p>
          </table:table-cell>
          <table:table-cell office:value-type="float" office:value="6.6692274064" calcext:value-type="float">
            <text:p>6.6692274064</text:p>
          </table:table-cell>
          <table:table-cell table:formula="of:=POWER([.C2285]-6.75;2)" office:value-type="float" office:value="0.00652421187687074" calcext:value-type="float">
            <text:p>0.0065242119</text:p>
          </table:table-cell>
          <table:table-cell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6.556206" calcext:value-type="float">
            <text:p>6.556206</text:p>
          </table:table-cell>
          <table:table-cell office:value-type="float" office:value="6.6693830028" calcext:value-type="float">
            <text:p>6.6693830028</text:p>
          </table:table-cell>
          <table:table-cell table:formula="of:=POWER([.C2286]-6.75;2)" office:value-type="float" office:value="0.0064991002375448" calcext:value-type="float">
            <text:p>0.0064991002</text:p>
          </table:table-cell>
          <table:table-cell/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6.554165" calcext:value-type="float">
            <text:p>6.554165</text:p>
          </table:table-cell>
          <table:table-cell office:value-type="float" office:value="6.669541514" calcext:value-type="float">
            <text:p>6.669541514</text:p>
          </table:table-cell>
          <table:table-cell table:formula="of:=POWER([.C2287]-6.75;2)" office:value-type="float" office:value="0.00647356796941212" calcext:value-type="float">
            <text:p>0.006473568</text:p>
          </table:table-cell>
          <table:table-cell/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6.551868" calcext:value-type="float">
            <text:p>6.551868</text:p>
          </table:table-cell>
          <table:table-cell office:value-type="float" office:value="6.6697033324" calcext:value-type="float">
            <text:p>6.6697033324</text:p>
          </table:table-cell>
          <table:table-cell table:formula="of:=POWER([.C2288]-6.75;2)" office:value-type="float" office:value="0.00644755482766487" calcext:value-type="float">
            <text:p>0.0064475548</text:p>
          </table:table-cell>
          <table:table-cell/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6.549337" calcext:value-type="float">
            <text:p>6.549337</text:p>
          </table:table-cell>
          <table:table-cell office:value-type="float" office:value="6.6698688315" calcext:value-type="float">
            <text:p>6.6698688315</text:p>
          </table:table-cell>
          <table:table-cell table:formula="of:=POWER([.C2289]-6.75;2)" office:value-type="float" office:value="0.00642100416517545" calcext:value-type="float">
            <text:p>0.0064210042</text:p>
          </table:table-cell>
          <table:table-cell/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6.546593" calcext:value-type="float">
            <text:p>6.546593</text:p>
          </table:table-cell>
          <table:table-cell office:value-type="float" office:value="6.6700383558" calcext:value-type="float">
            <text:p>6.6700383558</text:p>
          </table:table-cell>
          <table:table-cell table:formula="of:=POWER([.C2290]-6.75;2)" office:value-type="float" office:value="0.00639386454316739" calcext:value-type="float">
            <text:p>0.0063938645</text:p>
          </table:table-cell>
          <table:table-cell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6.543657" calcext:value-type="float">
            <text:p>6.543657</text:p>
          </table:table-cell>
          <table:table-cell office:value-type="float" office:value="6.6702122225" calcext:value-type="float">
            <text:p>6.6702122225</text:p>
          </table:table-cell>
          <table:table-cell table:formula="of:=POWER([.C2291]-6.75;2)" office:value-type="float" office:value="0.00636608943838951" calcext:value-type="float">
            <text:p>0.0063660894</text:p>
          </table:table-cell>
          <table:table-cell/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6.540555" calcext:value-type="float">
            <text:p>6.540555</text:p>
          </table:table-cell>
          <table:table-cell office:value-type="float" office:value="6.6703907207" calcext:value-type="float">
            <text:p>6.6703907207</text:p>
          </table:table-cell>
          <table:table-cell table:formula="of:=POWER([.C2292]-6.75;2)" office:value-type="float" office:value="0.00633763735066535" calcext:value-type="float">
            <text:p>0.0063376374</text:p>
          </table:table-cell>
          <table:table-cell/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6.537311" calcext:value-type="float">
            <text:p>6.537311</text:p>
          </table:table-cell>
          <table:table-cell office:value-type="float" office:value="6.6705741045" calcext:value-type="float">
            <text:p>6.6705741045</text:p>
          </table:table-cell>
          <table:table-cell table:formula="of:=POWER([.C2293]-6.75;2)" office:value-type="float" office:value="0.00630847287597692" calcext:value-type="float">
            <text:p>0.0063084729</text:p>
          </table:table-cell>
          <table:table-cell/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6.533952" calcext:value-type="float">
            <text:p>6.533952</text:p>
          </table:table-cell>
          <table:table-cell office:value-type="float" office:value="6.6707625955" calcext:value-type="float">
            <text:p>6.6707625955</text:p>
          </table:table-cell>
          <table:table-cell table:formula="of:=POWER([.C2294]-6.75;2)" office:value-type="float" office:value="0.00627856627189658" calcext:value-type="float">
            <text:p>0.0062785663</text:p>
          </table:table-cell>
          <table:table-cell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6.530505" calcext:value-type="float">
            <text:p>6.530505</text:p>
          </table:table-cell>
          <table:table-cell office:value-type="float" office:value="6.6709563782" calcext:value-type="float">
            <text:p>6.6709563782</text:p>
          </table:table-cell>
          <table:table-cell table:formula="of:=POWER([.C2295]-6.75;2)" office:value-type="float" office:value="0.00624789414726149" calcext:value-type="float">
            <text:p>0.0062478941</text:p>
          </table:table-cell>
          <table:table-cell/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6.527" calcext:value-type="float">
            <text:p>6.527</text:p>
          </table:table-cell>
          <table:table-cell office:value-type="float" office:value="6.6711556" calcext:value-type="float">
            <text:p>6.6711556</text:p>
          </table:table-cell>
          <table:table-cell table:formula="of:=POWER([.C2296]-6.75;2)" office:value-type="float" office:value="0.00621643941136006" calcext:value-type="float">
            <text:p>0.0062164394</text:p>
          </table:table-cell>
          <table:table-cell/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6.523464" calcext:value-type="float">
            <text:p>6.523464</text:p>
          </table:table-cell>
          <table:table-cell office:value-type="float" office:value="6.6713603665" calcext:value-type="float">
            <text:p>6.6713603665</text:p>
          </table:table-cell>
          <table:table-cell table:formula="of:=POWER([.C2297]-6.75;2)" office:value-type="float" office:value="0.00618419195701431" calcext:value-type="float">
            <text:p>0.006184192</text:p>
          </table:table-cell>
          <table:table-cell/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6.519927" calcext:value-type="float">
            <text:p>6.519927</text:p>
          </table:table-cell>
          <table:table-cell office:value-type="float" office:value="6.6715707454" calcext:value-type="float">
            <text:p>6.6715707454</text:p>
          </table:table-cell>
          <table:table-cell table:formula="of:=POWER([.C2298]-6.75;2)" office:value-type="float" office:value="0.00615114797711156" calcext:value-type="float">
            <text:p>0.006151148</text:p>
          </table:table-cell>
          <table:table-cell/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6.51642" calcext:value-type="float">
            <text:p>6.51642</text:p>
          </table:table-cell>
          <table:table-cell office:value-type="float" office:value="6.6717867621" calcext:value-type="float">
            <text:p>6.6717867621</text:p>
          </table:table-cell>
          <table:table-cell table:formula="of:=POWER([.C2299]-6.75;2)" office:value-type="float" office:value="0.006117310582802" calcext:value-type="float">
            <text:p>0.0061173106</text:p>
          </table:table-cell>
          <table:table-cell/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6.512971" calcext:value-type="float">
            <text:p>6.512971</text:p>
          </table:table-cell>
          <table:table-cell office:value-type="float" office:value="6.672008398" calcext:value-type="float">
            <text:p>6.672008398</text:p>
          </table:table-cell>
          <table:table-cell table:formula="of:=POWER([.C2300]-6.75;2)" office:value-type="float" office:value="0.0060826899825264" calcext:value-type="float">
            <text:p>0.00608269</text:p>
          </table:table-cell>
          <table:table-cell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6.509611" calcext:value-type="float">
            <text:p>6.509611</text:p>
          </table:table-cell>
          <table:table-cell office:value-type="float" office:value="6.6722355943" calcext:value-type="float">
            <text:p>6.6722355943</text:p>
          </table:table-cell>
          <table:table-cell table:formula="of:=POWER([.C2301]-6.75;2)" office:value-type="float" office:value="0.00604730279387419" calcext:value-type="float">
            <text:p>0.0060473028</text:p>
          </table:table-cell>
          <table:table-cell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6.506368" calcext:value-type="float">
            <text:p>6.506368</text:p>
          </table:table-cell>
          <table:table-cell office:value-type="float" office:value="6.6724682475" calcext:value-type="float">
            <text:p>6.6724682475</text:p>
          </table:table-cell>
          <table:table-cell table:formula="of:=POWER([.C2302]-6.75;2)" office:value-type="float" office:value="0.0060111726457212" calcext:value-type="float">
            <text:p>0.0060111726</text:p>
          </table:table-cell>
          <table:table-cell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6.503271" calcext:value-type="float">
            <text:p>6.503271</text:p>
          </table:table-cell>
          <table:table-cell office:value-type="float" office:value="6.6727062135" calcext:value-type="float">
            <text:p>6.6727062135</text:p>
          </table:table-cell>
          <table:table-cell table:formula="of:=POWER([.C2303]-6.75;2)" office:value-type="float" office:value="0.00597432943150763" calcext:value-type="float">
            <text:p>0.0059743294</text:p>
          </table:table-cell>
          <table:table-cell/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6.500348" calcext:value-type="float">
            <text:p>6.500348</text:p>
          </table:table-cell>
          <table:table-cell office:value-type="float" office:value="6.6729493056" calcext:value-type="float">
            <text:p>6.6729493056</text:p>
          </table:table-cell>
          <table:table-cell table:formula="of:=POWER([.C2304]-6.75;2)" office:value-type="float" office:value="0.00593680950752226" calcext:value-type="float">
            <text:p>0.0059368095</text:p>
          </table:table-cell>
          <table:table-cell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6.497624" calcext:value-type="float">
            <text:p>6.497624</text:p>
          </table:table-cell>
          <table:table-cell office:value-type="float" office:value="6.673197296" calcext:value-type="float">
            <text:p>6.673197296</text:p>
          </table:table-cell>
          <table:table-cell table:formula="of:=POWER([.C2305]-6.75;2)" office:value-type="float" office:value="0.00589865534171167" calcext:value-type="float">
            <text:p>0.0058986553</text:p>
          </table:table-cell>
          <table:table-cell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6.495125" calcext:value-type="float">
            <text:p>6.495125</text:p>
          </table:table-cell>
          <table:table-cell office:value-type="float" office:value="6.6734499194" calcext:value-type="float">
            <text:p>6.6734499194</text:p>
          </table:table-cell>
          <table:table-cell table:formula="of:=POWER([.C2306]-6.75;2)" office:value-type="float" office:value="0.00585991483986645" calcext:value-type="float">
            <text:p>0.0058599148</text:p>
          </table:table-cell>
          <table:table-cell/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6.492873" calcext:value-type="float">
            <text:p>6.492873</text:p>
          </table:table-cell>
          <table:table-cell office:value-type="float" office:value="6.6737068718" calcext:value-type="float">
            <text:p>6.6737068718</text:p>
          </table:table-cell>
          <table:table-cell table:formula="of:=POWER([.C2307]-6.75;2)" office:value-type="float" office:value="0.00582064141054159" calcext:value-type="float">
            <text:p>0.0058206414</text:p>
          </table:table-cell>
          <table:table-cell/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6.490891" calcext:value-type="float">
            <text:p>6.490891</text:p>
          </table:table-cell>
          <table:table-cell office:value-type="float" office:value="6.6739678153" calcext:value-type="float">
            <text:p>6.6739678153</text:p>
          </table:table-cell>
          <table:table-cell table:formula="of:=POWER([.C2308]-6.75;2)" office:value-type="float" office:value="0.00578089311025489" calcext:value-type="float">
            <text:p>0.0057808931</text:p>
          </table:table-cell>
          <table:table-cell/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6.489199" calcext:value-type="float">
            <text:p>6.489199</text:p>
          </table:table-cell>
          <table:table-cell office:value-type="float" office:value="6.6742323772" calcext:value-type="float">
            <text:p>6.6742323772</text:p>
          </table:table-cell>
          <table:table-cell table:formula="of:=POWER([.C2309]-6.75;2)" office:value-type="float" office:value="0.00574073266476307" calcext:value-type="float">
            <text:p>0.0057407327</text:p>
          </table:table-cell>
          <table:table-cell/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6.487812" calcext:value-type="float">
            <text:p>6.487812</text:p>
          </table:table-cell>
          <table:table-cell office:value-type="float" office:value="6.6745001534" calcext:value-type="float">
            <text:p>6.6745001534</text:p>
          </table:table-cell>
          <table:table-cell table:formula="of:=POWER([.C2310]-6.75;2)" office:value-type="float" office:value="0.00570022683662348" calcext:value-type="float">
            <text:p>0.0057002268</text:p>
          </table:table-cell>
          <table:table-cell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6.486747" calcext:value-type="float">
            <text:p>6.486747</text:p>
          </table:table-cell>
          <table:table-cell office:value-type="float" office:value="6.6747707159" calcext:value-type="float">
            <text:p>6.6747707159</text:p>
          </table:table-cell>
          <table:table-cell table:formula="of:=POWER([.C2311]-6.75;2)" office:value-type="float" office:value="0.00565944518619847" calcext:value-type="float">
            <text:p>0.0056594452</text:p>
          </table:table-cell>
          <table:table-cell/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6.486016" calcext:value-type="float">
            <text:p>6.486016</text:p>
          </table:table-cell>
          <table:table-cell office:value-type="float" office:value="6.6750436096" calcext:value-type="float">
            <text:p>6.6750436096</text:p>
          </table:table-cell>
          <table:table-cell table:formula="of:=POWER([.C2312]-6.75;2)" office:value-type="float" office:value="0.00561846046179716" calcext:value-type="float">
            <text:p>0.0056184605</text:p>
          </table:table-cell>
          <table:table-cell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6.485629" calcext:value-type="float">
            <text:p>6.485629</text:p>
          </table:table-cell>
          <table:table-cell office:value-type="float" office:value="6.675318359" calcext:value-type="float">
            <text:p>6.675318359</text:p>
          </table:table-cell>
          <table:table-cell table:formula="of:=POWER([.C2313]-6.75;2)" office:value-type="float" office:value="0.00557734750245284" calcext:value-type="float">
            <text:p>0.0055773475</text:p>
          </table:table-cell>
          <table:table-cell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6.485593" calcext:value-type="float">
            <text:p>6.485593</text:p>
          </table:table-cell>
          <table:table-cell office:value-type="float" office:value="6.6755944716" calcext:value-type="float">
            <text:p>6.6755944716</text:p>
          </table:table-cell>
          <table:table-cell table:formula="of:=POWER([.C2314]-6.75;2)" office:value-type="float" office:value="0.00553618265648318" calcext:value-type="float">
            <text:p>0.0055361827</text:p>
          </table:table-cell>
          <table:table-cell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6.485914" calcext:value-type="float">
            <text:p>6.485914</text:p>
          </table:table-cell>
          <table:table-cell office:value-type="float" office:value="6.6758714417" calcext:value-type="float">
            <text:p>6.6758714417</text:p>
          </table:table-cell>
          <table:table-cell table:formula="of:=POWER([.C2315]-6.75;2)" office:value-type="float" office:value="0.0054950431556365" calcext:value-type="float">
            <text:p>0.0054950432</text:p>
          </table:table-cell>
          <table:table-cell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6.486593" calcext:value-type="float">
            <text:p>6.486593</text:p>
          </table:table-cell>
          <table:table-cell office:value-type="float" office:value="6.6761487518" calcext:value-type="float">
            <text:p>6.6761487518</text:p>
          </table:table-cell>
          <table:table-cell table:formula="of:=POWER([.C2316]-6.75;2)" office:value-type="float" office:value="0.00545400686069807" calcext:value-type="float">
            <text:p>0.0054540069</text:p>
          </table:table-cell>
          <table:table-cell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6.48763" calcext:value-type="float">
            <text:p>6.48763</text:p>
          </table:table-cell>
          <table:table-cell office:value-type="float" office:value="6.6764258801" calcext:value-type="float">
            <text:p>6.6764258801</text:p>
          </table:table-cell>
          <table:table-cell table:formula="of:=POWER([.C2317]-6.75;2)" office:value-type="float" office:value="0.00541315111905957" calcext:value-type="float">
            <text:p>0.0054131511</text:p>
          </table:table-cell>
          <table:table-cell/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6.489022" calcext:value-type="float">
            <text:p>6.489022</text:p>
          </table:table-cell>
          <table:table-cell office:value-type="float" office:value="6.6767023016" calcext:value-type="float">
            <text:p>6.6767023016</text:p>
          </table:table-cell>
          <table:table-cell table:formula="of:=POWER([.C2318]-6.75;2)" office:value-type="float" office:value="0.0053725525907374" calcext:value-type="float">
            <text:p>0.0053725526</text:p>
          </table:table-cell>
          <table:table-cell/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6.490763" calcext:value-type="float">
            <text:p>6.490763</text:p>
          </table:table-cell>
          <table:table-cell office:value-type="float" office:value="6.6769774927" calcext:value-type="float">
            <text:p>6.6769774927</text:p>
          </table:table-cell>
          <table:table-cell table:formula="of:=POWER([.C2319]-6.75;2)" office:value-type="float" office:value="0.00533228657237858" calcext:value-type="float">
            <text:p>0.0053322866</text:p>
          </table:table-cell>
          <table:table-cell/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6.492845" calcext:value-type="float">
            <text:p>6.492845</text:p>
          </table:table-cell>
          <table:table-cell office:value-type="float" office:value="6.6772509354" calcext:value-type="float">
            <text:p>6.6772509354</text:p>
          </table:table-cell>
          <table:table-cell table:formula="of:=POWER([.C2320]-6.75;2)" office:value-type="float" office:value="0.00529242640017497" calcext:value-type="float">
            <text:p>0.0052924264</text:p>
          </table:table-cell>
          <table:table-cell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6.495258" calcext:value-type="float">
            <text:p>6.495258</text:p>
          </table:table-cell>
          <table:table-cell office:value-type="float" office:value="6.6775221206" calcext:value-type="float">
            <text:p>6.6775221206</text:p>
          </table:table-cell>
          <table:table-cell table:formula="of:=POWER([.C2321]-6.75;2)" office:value-type="float" office:value="0.00525304300232095" calcext:value-type="float">
            <text:p>0.005253043</text:p>
          </table:table-cell>
          <table:table-cell/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6.497988" calcext:value-type="float">
            <text:p>6.497988</text:p>
          </table:table-cell>
          <table:table-cell office:value-type="float" office:value="6.6777905508" calcext:value-type="float">
            <text:p>6.6777905508</text:p>
          </table:table-cell>
          <table:table-cell table:formula="of:=POWER([.C2322]-6.75;2)" office:value-type="float" office:value="0.00521420455376736" calcext:value-type="float">
            <text:p>0.0052142046</text:p>
          </table:table-cell>
          <table:table-cell/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6.501022" calcext:value-type="float">
            <text:p>6.501022</text:p>
          </table:table-cell>
          <table:table-cell office:value-type="float" office:value="6.6780557463" calcext:value-type="float">
            <text:p>6.6780557463</text:p>
          </table:table-cell>
          <table:table-cell table:formula="of:=POWER([.C2323]-6.75;2)" office:value-type="float" office:value="0.00517597564044995" calcext:value-type="float">
            <text:p>0.0051759756</text:p>
          </table:table-cell>
          <table:table-cell/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6.504343" calcext:value-type="float">
            <text:p>6.504343</text:p>
          </table:table-cell>
          <table:table-cell office:value-type="float" office:value="6.6783172437" calcext:value-type="float">
            <text:p>6.6783172437</text:p>
          </table:table-cell>
          <table:table-cell table:formula="of:=POWER([.C2324]-6.75;2)" office:value-type="float" office:value="0.00513841755076512" calcext:value-type="float">
            <text:p>0.0051384176</text:p>
          </table:table-cell>
          <table:table-cell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6.507933" calcext:value-type="float">
            <text:p>6.507933</text:p>
          </table:table-cell>
          <table:table-cell office:value-type="float" office:value="6.6785746021" calcext:value-type="float">
            <text:p>6.6785746021</text:p>
          </table:table-cell>
          <table:table-cell table:formula="of:=POWER([.C2325]-6.75;2)" office:value-type="float" office:value="0.00510158746517328" calcext:value-type="float">
            <text:p>0.0051015875</text:p>
          </table:table-cell>
          <table:table-cell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6.511773" calcext:value-type="float">
            <text:p>6.511773</text:p>
          </table:table-cell>
          <table:table-cell office:value-type="float" office:value="6.6788274044" calcext:value-type="float">
            <text:p>6.6788274044</text:p>
          </table:table-cell>
          <table:table-cell table:formula="of:=POWER([.C2326]-6.75;2)" office:value-type="float" office:value="0.00506553836444117" calcext:value-type="float">
            <text:p>0.0050655384</text:p>
          </table:table-cell>
          <table:table-cell/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6.515841" calcext:value-type="float">
            <text:p>6.515841</text:p>
          </table:table-cell>
          <table:table-cell office:value-type="float" office:value="6.6790752596" calcext:value-type="float">
            <text:p>6.6790752596</text:p>
          </table:table-cell>
          <table:table-cell table:formula="of:=POWER([.C2327]-6.75;2)" office:value-type="float" office:value="0.00503031880080736" calcext:value-type="float">
            <text:p>0.0050303188</text:p>
          </table:table-cell>
          <table:table-cell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6.520117" calcext:value-type="float">
            <text:p>6.520117</text:p>
          </table:table-cell>
          <table:table-cell office:value-type="float" office:value="6.6793178068" calcext:value-type="float">
            <text:p>6.6793178068</text:p>
          </table:table-cell>
          <table:table-cell table:formula="of:=POWER([.C2328]-6.75;2)" office:value-type="float" office:value="0.00499597243556208" calcext:value-type="float">
            <text:p>0.0049959724</text:p>
          </table:table-cell>
          <table:table-cell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6.524578" calcext:value-type="float">
            <text:p>6.524578</text:p>
          </table:table-cell>
          <table:table-cell office:value-type="float" office:value="6.6795547128" calcext:value-type="float">
            <text:p>6.6795547128</text:p>
          </table:table-cell>
          <table:table-cell table:formula="of:=POWER([.C2329]-6.75;2)" office:value-type="float" office:value="0.0049625384886905" calcext:value-type="float">
            <text:p>0.0049625385</text:p>
          </table:table-cell>
          <table:table-cell/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6.529202" calcext:value-type="float">
            <text:p>6.529202</text:p>
          </table:table-cell>
          <table:table-cell office:value-type="float" office:value="6.6797856766" calcext:value-type="float">
            <text:p>6.6797856766</text:p>
          </table:table-cell>
          <table:table-cell table:formula="of:=POWER([.C2330]-6.75;2)" office:value-type="float" office:value="0.0049300512105198" calcext:value-type="float">
            <text:p>0.0049300512</text:p>
          </table:table-cell>
          <table:table-cell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6.533965" calcext:value-type="float">
            <text:p>6.533965</text:p>
          </table:table-cell>
          <table:table-cell office:value-type="float" office:value="6.6800104284" calcext:value-type="float">
            <text:p>6.6800104284</text:p>
          </table:table-cell>
          <table:table-cell table:formula="of:=POWER([.C2331]-6.75;2)" office:value-type="float" office:value="0.00489854013275151" calcext:value-type="float">
            <text:p>0.0048985401</text:p>
          </table:table-cell>
          <table:table-cell/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6.538845" calcext:value-type="float">
            <text:p>6.538845</text:p>
          </table:table-cell>
          <table:table-cell office:value-type="float" office:value="6.6802287324" calcext:value-type="float">
            <text:p>6.6802287324</text:p>
          </table:table-cell>
          <table:table-cell table:formula="of:=POWER([.C2332]-6.75;2)" office:value-type="float" office:value="0.00486802978251084" calcext:value-type="float">
            <text:p>0.0048680298</text:p>
          </table:table-cell>
          <table:table-cell/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6.543819" calcext:value-type="float">
            <text:p>6.543819</text:p>
          </table:table-cell>
          <table:table-cell office:value-type="float" office:value="6.6804403847" calcext:value-type="float">
            <text:p>6.6804403847</text:p>
          </table:table-cell>
          <table:table-cell table:formula="of:=POWER([.C2333]-6.75;2)" office:value-type="float" office:value="0.00483854008068402" calcext:value-type="float">
            <text:p>0.0048385401</text:p>
          </table:table-cell>
          <table:table-cell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6.548864" calcext:value-type="float">
            <text:p>6.548864</text:p>
          </table:table-cell>
          <table:table-cell office:value-type="float" office:value="6.6806452144" calcext:value-type="float">
            <text:p>6.6806452144</text:p>
          </table:table-cell>
          <table:table-cell table:formula="of:=POWER([.C2334]-6.75;2)" office:value-type="float" office:value="0.00481008628562195" calcext:value-type="float">
            <text:p>0.0048100863</text:p>
          </table:table-cell>
          <table:table-cell/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6.55396" calcext:value-type="float">
            <text:p>6.55396</text:p>
          </table:table-cell>
          <table:table-cell office:value-type="float" office:value="6.6808430841" calcext:value-type="float">
            <text:p>6.6808430841</text:p>
          </table:table-cell>
          <table:table-cell table:formula="of:=POWER([.C2335]-6.75;2)" office:value-type="float" office:value="0.00478267901679965" calcext:value-type="float">
            <text:p>0.004782679</text:p>
          </table:table-cell>
          <table:table-cell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6.559084" calcext:value-type="float">
            <text:p>6.559084</text:p>
          </table:table-cell>
          <table:table-cell office:value-type="float" office:value="6.6810338857" calcext:value-type="float">
            <text:p>6.6810338857</text:p>
          </table:table-cell>
          <table:table-cell table:formula="of:=POWER([.C2336]-6.75;2)" office:value-type="float" office:value="0.00475632492164069" calcext:value-type="float">
            <text:p>0.0047563249</text:p>
          </table:table-cell>
          <table:table-cell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6.564218" calcext:value-type="float">
            <text:p>6.564218</text:p>
          </table:table-cell>
          <table:table-cell office:value-type="float" office:value="6.6812175452" calcext:value-type="float">
            <text:p>6.6812175452</text:p>
          </table:table-cell>
          <table:table-cell table:formula="of:=POWER([.C2337]-6.75;2)" office:value-type="float" office:value="0.00473102608831404" calcext:value-type="float">
            <text:p>0.0047310261</text:p>
          </table:table-cell>
          <table:table-cell/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6.569341" calcext:value-type="float">
            <text:p>6.569341</text:p>
          </table:table-cell>
          <table:table-cell office:value-type="float" office:value="6.6813940151" calcext:value-type="float">
            <text:p>6.6813940151</text:p>
          </table:table-cell>
          <table:table-cell table:formula="of:=POWER([.C2338]-6.75;2)" office:value-type="float" office:value="0.00470678116409897" calcext:value-type="float">
            <text:p>0.0047067812</text:p>
          </table:table-cell>
          <table:table-cell/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6.574438" calcext:value-type="float">
            <text:p>6.574438</text:p>
          </table:table-cell>
          <table:table-cell office:value-type="float" office:value="6.6815632795" calcext:value-type="float">
            <text:p>6.6815632795</text:p>
          </table:table-cell>
          <table:table-cell table:formula="of:=POWER([.C2339]-6.75;2)" office:value-type="float" office:value="0.00468358471279516" calcext:value-type="float">
            <text:p>0.0046835847</text:p>
          </table:table-cell>
          <table:table-cell/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6.579491" calcext:value-type="float">
            <text:p>6.579491</text:p>
          </table:table-cell>
          <table:table-cell office:value-type="float" office:value="6.6817253449" calcext:value-type="float">
            <text:p>6.6817253449</text:p>
          </table:table-cell>
          <table:table-cell table:formula="of:=POWER([.C2340]-6.75;2)" office:value-type="float" office:value="0.00466142852902392" calcext:value-type="float">
            <text:p>0.0046614285</text:p>
          </table:table-cell>
          <table:table-cell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6.584486" calcext:value-type="float">
            <text:p>6.584486</text:p>
          </table:table-cell>
          <table:table-cell office:value-type="float" office:value="6.6818802455" calcext:value-type="float">
            <text:p>6.6818802455</text:p>
          </table:table-cell>
          <table:table-cell table:formula="of:=POWER([.C2341]-6.75;2)" office:value-type="float" office:value="0.00464030095314022" calcext:value-type="float">
            <text:p>0.004640301</text:p>
          </table:table-cell>
          <table:table-cell/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6.589409" calcext:value-type="float">
            <text:p>6.589409</text:p>
          </table:table-cell>
          <table:table-cell office:value-type="float" office:value="6.6820280364" calcext:value-type="float">
            <text:p>6.6820280364</text:p>
          </table:table-cell>
          <table:table-cell table:formula="of:=POWER([.C2342]-6.75;2)" office:value-type="float" office:value="0.0046201878356397" calcext:value-type="float">
            <text:p>0.0046201878</text:p>
          </table:table-cell>
          <table:table-cell/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6.594249" calcext:value-type="float">
            <text:p>6.594249</text:p>
          </table:table-cell>
          <table:table-cell office:value-type="float" office:value="6.6821687948" calcext:value-type="float">
            <text:p>6.6821687948</text:p>
          </table:table-cell>
          <table:table-cell table:formula="of:=POWER([.C2343]-6.75;2)" office:value-type="float" office:value="0.00460107239888452" calcext:value-type="float">
            <text:p>0.0046010724</text:p>
          </table:table-cell>
          <table:table-cell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6.598995" calcext:value-type="float">
            <text:p>6.598995</text:p>
          </table:table-cell>
          <table:table-cell office:value-type="float" office:value="6.6823026149" calcext:value-type="float">
            <text:p>6.6823026149</text:p>
          </table:table-cell>
          <table:table-cell table:formula="of:=POWER([.C2344]-6.75;2)" office:value-type="float" office:value="0.00458293594937767" calcext:value-type="float">
            <text:p>0.0045829359</text:p>
          </table:table-cell>
          <table:table-cell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6.603639" calcext:value-type="float">
            <text:p>6.603639</text:p>
          </table:table-cell>
          <table:table-cell office:value-type="float" office:value="6.6824296082" calcext:value-type="float">
            <text:p>6.6824296082</text:p>
          </table:table-cell>
          <table:table-cell table:formula="of:=POWER([.C2345]-6.75;2)" office:value-type="float" office:value="0.00456575784800555" calcext:value-type="float">
            <text:p>0.0045657578</text:p>
          </table:table-cell>
          <table:table-cell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6.608175" calcext:value-type="float">
            <text:p>6.608175</text:p>
          </table:table-cell>
          <table:table-cell office:value-type="float" office:value="6.6825498992" calcext:value-type="float">
            <text:p>6.6825498992</text:p>
          </table:table-cell>
          <table:table-cell table:formula="of:=POWER([.C2346]-6.75;2)" office:value-type="float" office:value="0.00454951609793021" calcext:value-type="float">
            <text:p>0.0045495161</text:p>
          </table:table-cell>
          <table:table-cell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6.612596" calcext:value-type="float">
            <text:p>6.612596</text:p>
          </table:table-cell>
          <table:table-cell office:value-type="float" office:value="6.6826636223" calcext:value-type="float">
            <text:p>6.6826636223</text:p>
          </table:table-cell>
          <table:table-cell table:formula="of:=POWER([.C2347]-6.75;2)" office:value-type="float" office:value="0.00453418776175709" calcext:value-type="float">
            <text:p>0.0045341878</text:p>
          </table:table-cell>
          <table:table-cell/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6.616898" calcext:value-type="float">
            <text:p>6.616898</text:p>
          </table:table-cell>
          <table:table-cell office:value-type="float" office:value="6.6827709234" calcext:value-type="float">
            <text:p>6.6827709234</text:p>
          </table:table-cell>
          <table:table-cell table:formula="of:=POWER([.C2348]-6.75;2)" office:value-type="float" office:value="0.00451974874048871" calcext:value-type="float">
            <text:p>0.0045197487</text:p>
          </table:table-cell>
          <table:table-cell/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6.62108" calcext:value-type="float">
            <text:p>6.62108</text:p>
          </table:table-cell>
          <table:table-cell office:value-type="float" office:value="6.6828719555" calcext:value-type="float">
            <text:p>6.6828719555</text:p>
          </table:table-cell>
          <table:table-cell table:formula="of:=POWER([.C2349]-6.75;2)" office:value-type="float" office:value="0.00450617435839404" calcext:value-type="float">
            <text:p>0.0045061744</text:p>
          </table:table-cell>
          <table:table-cell/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6.62514" calcext:value-type="float">
            <text:p>6.62514</text:p>
          </table:table-cell>
          <table:table-cell office:value-type="float" office:value="6.682966874" calcext:value-type="float">
            <text:p>6.682966874</text:p>
          </table:table-cell>
          <table:table-cell table:formula="of:=POWER([.C2350]-6.75;2)" office:value-type="float" office:value="0.00449343998133189" calcext:value-type="float">
            <text:p>0.00449344</text:p>
          </table:table-cell>
          <table:table-cell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6.629079" calcext:value-type="float">
            <text:p>6.629079</text:p>
          </table:table-cell>
          <table:table-cell office:value-type="float" office:value="6.6830558385" calcext:value-type="float">
            <text:p>6.6830558385</text:p>
          </table:table-cell>
          <table:table-cell table:formula="of:=POWER([.C2351]-6.75;2)" office:value-type="float" office:value="0.00448152075893813" calcext:value-type="float">
            <text:p>0.0044815208</text:p>
          </table:table-cell>
          <table:table-cell/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6.632898" calcext:value-type="float">
            <text:p>6.632898</text:p>
          </table:table-cell>
          <table:table-cell office:value-type="float" office:value="6.6831390077" calcext:value-type="float">
            <text:p>6.6831390077</text:p>
          </table:table-cell>
          <table:table-cell table:formula="of:=POWER([.C2352]-6.75;2)" office:value-type="float" office:value="0.00447039229134061" calcext:value-type="float">
            <text:p>0.0044703923</text:p>
          </table:table-cell>
          <table:table-cell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6.6366" calcext:value-type="float">
            <text:p>6.6366</text:p>
          </table:table-cell>
          <table:table-cell office:value-type="float" office:value="6.6832165401" calcext:value-type="float">
            <text:p>6.6832165401</text:p>
          </table:table-cell>
          <table:table-cell table:formula="of:=POWER([.C2353]-6.75;2)" office:value-type="float" office:value="0.00446003051621489" calcext:value-type="float">
            <text:p>0.0044600305</text:p>
          </table:table-cell>
          <table:table-cell/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6.640188" calcext:value-type="float">
            <text:p>6.640188</text:p>
          </table:table-cell>
          <table:table-cell office:value-type="float" office:value="6.6832885904" calcext:value-type="float">
            <text:p>6.6832885904</text:p>
          </table:table-cell>
          <table:table-cell table:formula="of:=POWER([.C2354]-6.75;2)" office:value-type="float" office:value="0.00445041217081896" calcext:value-type="float">
            <text:p>0.0044504122</text:p>
          </table:table-cell>
          <table:table-cell/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6.643667" calcext:value-type="float">
            <text:p>6.643667</text:p>
          </table:table-cell>
          <table:table-cell office:value-type="float" office:value="6.6833553096" calcext:value-type="float">
            <text:p>6.6833553096</text:p>
          </table:table-cell>
          <table:table-cell table:formula="of:=POWER([.C2355]-6.75;2)" office:value-type="float" office:value="0.00444151475851191" calcext:value-type="float">
            <text:p>0.0044415148</text:p>
          </table:table-cell>
          <table:table-cell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6.647042" calcext:value-type="float">
            <text:p>6.647042</text:p>
          </table:table-cell>
          <table:table-cell office:value-type="float" office:value="6.6834168419" calcext:value-type="float">
            <text:p>6.6834168419</text:p>
          </table:table-cell>
          <table:table-cell table:formula="of:=POWER([.C2356]-6.75;2)" office:value-type="float" office:value="0.00443331694256963" calcext:value-type="float">
            <text:p>0.0044333169</text:p>
          </table:table-cell>
          <table:table-cell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6.650319" calcext:value-type="float">
            <text:p>6.650319</text:p>
          </table:table-cell>
          <table:table-cell office:value-type="float" office:value="6.6834733245" calcext:value-type="float">
            <text:p>6.6834733245</text:p>
          </table:table-cell>
          <table:table-cell table:formula="of:=POWER([.C2357]-6.75;2)" office:value-type="float" office:value="0.00442579855308236" calcext:value-type="float">
            <text:p>0.0044257986</text:p>
          </table:table-cell>
          <table:table-cell/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6.653506" calcext:value-type="float">
            <text:p>6.653506</text:p>
          </table:table-cell>
          <table:table-cell office:value-type="float" office:value="6.6835248865" calcext:value-type="float">
            <text:p>6.6835248865</text:p>
          </table:table-cell>
          <table:table-cell table:formula="of:=POWER([.C2358]-6.75;2)" office:value-type="float" office:value="0.0044189407148379" calcext:value-type="float">
            <text:p>0.0044189407</text:p>
          </table:table-cell>
          <table:table-cell/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6.656608" calcext:value-type="float">
            <text:p>6.656608</text:p>
          </table:table-cell>
          <table:table-cell office:value-type="float" office:value="6.6835716449" calcext:value-type="float">
            <text:p>6.6835716449</text:p>
          </table:table-cell>
          <table:table-cell table:formula="of:=POWER([.C2359]-6.75;2)" office:value-type="float" office:value="0.00441272636129173" calcext:value-type="float">
            <text:p>0.0044127264</text:p>
          </table:table-cell>
          <table:table-cell/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6.659632" calcext:value-type="float">
            <text:p>6.659632</text:p>
          </table:table-cell>
          <table:table-cell office:value-type="float" office:value="6.6836137098" calcext:value-type="float">
            <text:p>6.6836137098</text:p>
          </table:table-cell>
          <table:table-cell table:formula="of:=POWER([.C2360]-6.75;2)" office:value-type="float" office:value="0.00440713952651857" calcext:value-type="float">
            <text:p>0.0044071395</text:p>
          </table:table-cell>
          <table:table-cell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6.662587" calcext:value-type="float">
            <text:p>6.662587</text:p>
          </table:table-cell>
          <table:table-cell office:value-type="float" office:value="6.6836511813" calcext:value-type="float">
            <text:p>6.6836511813</text:p>
          </table:table-cell>
          <table:table-cell table:formula="of:=POWER([.C2361]-6.75;2)" office:value-type="float" office:value="0.00440216574288545" calcext:value-type="float">
            <text:p>0.0044021657</text:p>
          </table:table-cell>
          <table:table-cell/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6.66548" calcext:value-type="float">
            <text:p>6.66548</text:p>
          </table:table-cell>
          <table:table-cell office:value-type="float" office:value="6.6836841455" calcext:value-type="float">
            <text:p>6.6836841455</text:p>
          </table:table-cell>
          <table:table-cell table:formula="of:=POWER([.C2362]-6.75;2)" office:value-type="float" office:value="0.00439779255806517" calcext:value-type="float">
            <text:p>0.0043977926</text:p>
          </table:table-cell>
          <table:table-cell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6.668319" calcext:value-type="float">
            <text:p>6.668319</text:p>
          </table:table-cell>
          <table:table-cell office:value-type="float" office:value="6.6837126787" calcext:value-type="float">
            <text:p>6.6837126787</text:p>
          </table:table-cell>
          <table:table-cell table:formula="of:=POWER([.C2363]-6.75;2)" office:value-type="float" office:value="0.00439400896512942" calcext:value-type="float">
            <text:p>0.004394009</text:p>
          </table:table-cell>
          <table:table-cell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6.67111" calcext:value-type="float">
            <text:p>6.67111</text:p>
          </table:table-cell>
          <table:table-cell office:value-type="float" office:value="6.6837368446" calcext:value-type="float">
            <text:p>6.6837368446</text:p>
          </table:table-cell>
          <table:table-cell table:formula="of:=POWER([.C2364]-6.75;2)" office:value-type="float" office:value="0.00439080576356451" calcext:value-type="float">
            <text:p>0.0043908058</text:p>
          </table:table-cell>
          <table:table-cell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6.673861" calcext:value-type="float">
            <text:p>6.673861</text:p>
          </table:table-cell>
          <table:table-cell office:value-type="float" office:value="6.6837566981" calcext:value-type="float">
            <text:p>6.6837566981</text:p>
          </table:table-cell>
          <table:table-cell table:formula="of:=POWER([.C2365]-6.75;2)" office:value-type="float" office:value="0.00438817504661457" calcext:value-type="float">
            <text:p>0.004388175</text:p>
          </table:table-cell>
          <table:table-cell/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6.676579" calcext:value-type="float">
            <text:p>6.676579</text:p>
          </table:table-cell>
          <table:table-cell office:value-type="float" office:value="6.6837722819" calcext:value-type="float">
            <text:p>6.6837722819</text:p>
          </table:table-cell>
          <table:table-cell table:formula="of:=POWER([.C2366]-6.75;2)" office:value-type="float" office:value="0.00438611064473312" calcext:value-type="float">
            <text:p>0.0043861106</text:p>
          </table:table-cell>
          <table:table-cell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6.67927" calcext:value-type="float">
            <text:p>6.67927</text:p>
          </table:table-cell>
          <table:table-cell office:value-type="float" office:value="6.6837836278" calcext:value-type="float">
            <text:p>6.6837836278</text:p>
          </table:table-cell>
          <table:table-cell table:formula="of:=POWER([.C2367]-6.75;2)" office:value-type="float" office:value="0.00438460794732887" calcext:value-type="float">
            <text:p>0.0043846079</text:p>
          </table:table-cell>
          <table:table-cell/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6.68194" calcext:value-type="float">
            <text:p>6.68194</text:p>
          </table:table-cell>
          <table:table-cell office:value-type="float" office:value="6.6837907583" calcext:value-type="float">
            <text:p>6.6837907583</text:p>
          </table:table-cell>
          <table:table-cell table:formula="of:=POWER([.C2368]-6.75;2)" office:value-type="float" office:value="0.00438366368648905" calcext:value-type="float">
            <text:p>0.0043836637</text:p>
          </table:table-cell>
          <table:table-cell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6.684595" calcext:value-type="float">
            <text:p>6.684595</text:p>
          </table:table-cell>
          <table:table-cell office:value-type="float" office:value="6.6837936867" calcext:value-type="float">
            <text:p>6.6837936867</text:p>
          </table:table-cell>
          <table:table-cell table:formula="of:=POWER([.C2369]-6.75;2)" office:value-type="float" office:value="0.00438327592077781" calcext:value-type="float">
            <text:p>0.0043832759</text:p>
          </table:table-cell>
          <table:table-cell/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6.687241" calcext:value-type="float">
            <text:p>6.687241</text:p>
          </table:table-cell>
          <table:table-cell office:value-type="float" office:value="6.6837924168" calcext:value-type="float">
            <text:p>6.6837924168</text:p>
          </table:table-cell>
          <table:table-cell table:formula="of:=POWER([.C2370]-6.75;2)" office:value-type="float" office:value="0.00438344407318489" calcext:value-type="float">
            <text:p>0.0043834441</text:p>
          </table:table-cell>
          <table:table-cell/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6.689881" calcext:value-type="float">
            <text:p>6.689881</text:p>
          </table:table-cell>
          <table:table-cell office:value-type="float" office:value="6.6837869429" calcext:value-type="float">
            <text:p>6.6837869429</text:p>
          </table:table-cell>
          <table:table-cell table:formula="of:=POWER([.C2371]-6.75;2)" office:value-type="float" office:value="0.00438416893052782" calcext:value-type="float">
            <text:p>0.0043841689</text:p>
          </table:table-cell>
          <table:table-cell/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6.692521" calcext:value-type="float">
            <text:p>6.692521</text:p>
          </table:table-cell>
          <table:table-cell office:value-type="float" office:value="6.6837772544" calcext:value-type="float">
            <text:p>6.6837772544</text:p>
          </table:table-cell>
          <table:table-cell table:formula="of:=POWER([.C2372]-6.75;2)" office:value-type="float" office:value="0.00438545203480234" calcext:value-type="float">
            <text:p>0.004385452</text:p>
          </table:table-cell>
          <table:table-cell/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6.695162" calcext:value-type="float">
            <text:p>6.695162</text:p>
          </table:table-cell>
          <table:table-cell office:value-type="float" office:value="6.6837633312" calcext:value-type="float">
            <text:p>6.6837633312</text:p>
          </table:table-cell>
          <table:table-cell table:formula="of:=POWER([.C2373]-6.75;2)" office:value-type="float" office:value="0.00438729629372092" calcext:value-type="float">
            <text:p>0.0043872963</text:p>
          </table:table-cell>
          <table:table-cell/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6.697808" calcext:value-type="float">
            <text:p>6.697808</text:p>
          </table:table-cell>
          <table:table-cell office:value-type="float" office:value="6.6837451515" calcext:value-type="float">
            <text:p>6.6837451515</text:p>
          </table:table-cell>
          <table:table-cell table:formula="of:=POWER([.C2374]-6.75;2)" office:value-type="float" office:value="0.00438970494975793" calcext:value-type="float">
            <text:p>0.0043897049</text:p>
          </table:table-cell>
          <table:table-cell/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6.700462" calcext:value-type="float">
            <text:p>6.700462</text:p>
          </table:table-cell>
          <table:table-cell office:value-type="float" office:value="6.6837226869" calcext:value-type="float">
            <text:p>6.6837226869</text:p>
          </table:table-cell>
          <table:table-cell table:formula="of:=POWER([.C2375]-6.75;2)" office:value-type="float" office:value="0.00439268223175538" calcext:value-type="float">
            <text:p>0.0043926822</text:p>
          </table:table-cell>
          <table:table-cell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6.703125" calcext:value-type="float">
            <text:p>6.703125</text:p>
          </table:table-cell>
          <table:table-cell office:value-type="float" office:value="6.683695904" calcext:value-type="float">
            <text:p>6.683695904</text:p>
          </table:table-cell>
          <table:table-cell table:formula="of:=POWER([.C2376]-6.75;2)" office:value-type="float" office:value="0.00439623314637717" calcext:value-type="float">
            <text:p>0.0043962331</text:p>
          </table:table-cell>
          <table:table-cell/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6.705798" calcext:value-type="float">
            <text:p>6.705798</text:p>
          </table:table-cell>
          <table:table-cell office:value-type="float" office:value="6.6836647676" calcext:value-type="float">
            <text:p>6.6836647676</text:p>
          </table:table-cell>
          <table:table-cell table:formula="of:=POWER([.C2377]-6.75;2)" office:value-type="float" office:value="0.00440036305756203" calcext:value-type="float">
            <text:p>0.0044003631</text:p>
          </table:table-cell>
          <table:table-cell/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6.708481" calcext:value-type="float">
            <text:p>6.708481</text:p>
          </table:table-cell>
          <table:table-cell office:value-type="float" office:value="6.6836292408" calcext:value-type="float">
            <text:p>6.6836292408</text:p>
          </table:table-cell>
          <table:table-cell table:formula="of:=POWER([.C2378]-6.75;2)" office:value-type="float" office:value="0.00440507767678436" calcext:value-type="float">
            <text:p>0.0044050777</text:p>
          </table:table-cell>
          <table:table-cell/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6.711176" calcext:value-type="float">
            <text:p>6.711176</text:p>
          </table:table-cell>
          <table:table-cell office:value-type="float" office:value="6.6835892862" calcext:value-type="float">
            <text:p>6.6835892862</text:p>
          </table:table-cell>
          <table:table-cell table:formula="of:=POWER([.C2379]-6.75;2)" office:value-type="float" office:value="0.00441038290742549" calcext:value-type="float">
            <text:p>0.0044103829</text:p>
          </table:table-cell>
          <table:table-cell/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6.713881" calcext:value-type="float">
            <text:p>6.713881</text:p>
          </table:table-cell>
          <table:table-cell office:value-type="float" office:value="6.6835448631" calcext:value-type="float">
            <text:p>6.6835448631</text:p>
          </table:table-cell>
          <table:table-cell table:formula="of:=POWER([.C2380]-6.75;2)" office:value-type="float" office:value="0.00441628522039776" calcext:value-type="float">
            <text:p>0.0044162852</text:p>
          </table:table-cell>
          <table:table-cell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6.716595" calcext:value-type="float">
            <text:p>6.716595</text:p>
          </table:table-cell>
          <table:table-cell office:value-type="float" office:value="6.6834959339" calcext:value-type="float">
            <text:p>6.6834959339</text:p>
          </table:table-cell>
          <table:table-cell table:formula="of:=POWER([.C2381]-6.75;2)" office:value-type="float" office:value="0.0044227908078332" calcext:value-type="float">
            <text:p>0.0044227908</text:p>
          </table:table-cell>
          <table:table-cell/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6.719319" calcext:value-type="float">
            <text:p>6.719319</text:p>
          </table:table-cell>
          <table:table-cell office:value-type="float" office:value="6.683442462" calcext:value-type="float">
            <text:p>6.683442462</text:p>
          </table:table-cell>
          <table:table-cell table:formula="of:=POWER([.C2382]-6.75;2)" office:value-type="float" office:value="0.0044299058646214" calcext:value-type="float">
            <text:p>0.0044299059</text:p>
          </table:table-cell>
          <table:table-cell/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6.722049" calcext:value-type="float">
            <text:p>6.722049</text:p>
          </table:table-cell>
          <table:table-cell office:value-type="float" office:value="6.6833844094" calcext:value-type="float">
            <text:p>6.6833844094</text:p>
          </table:table-cell>
          <table:table-cell table:formula="of:=POWER([.C2383]-6.75;2)" office:value-type="float" office:value="0.00443763691098676" calcext:value-type="float">
            <text:p>0.0044376369</text:p>
          </table:table-cell>
          <table:table-cell/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6.724784" calcext:value-type="float">
            <text:p>6.724784</text:p>
          </table:table-cell>
          <table:table-cell office:value-type="float" office:value="6.6833217439" calcext:value-type="float">
            <text:p>6.6833217439</text:p>
          </table:table-cell>
          <table:table-cell table:formula="of:=POWER([.C2384]-6.75;2)" office:value-type="float" office:value="0.00444598983653723" calcext:value-type="float">
            <text:p>0.0044459898</text:p>
          </table:table-cell>
          <table:table-cell/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6.727523" calcext:value-type="float">
            <text:p>6.727523</text:p>
          </table:table-cell>
          <table:table-cell office:value-type="float" office:value="6.6832544351" calcext:value-type="float">
            <text:p>6.6832544351</text:p>
          </table:table-cell>
          <table:table-cell table:formula="of:=POWER([.C2385]-6.75;2)" office:value-type="float" office:value="0.00445497043382007" calcext:value-type="float">
            <text:p>0.0044549704</text:p>
          </table:table-cell>
          <table:table-cell/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6.730262" calcext:value-type="float">
            <text:p>6.730262</text:p>
          </table:table-cell>
          <table:table-cell office:value-type="float" office:value="6.6831824537" calcext:value-type="float">
            <text:p>6.6831824537</text:p>
          </table:table-cell>
          <table:table-cell table:formula="of:=POWER([.C2386]-6.75;2)" office:value-type="float" office:value="0.00446458449355268" calcext:value-type="float">
            <text:p>0.0044645845</text:p>
          </table:table-cell>
          <table:table-cell/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6.732999" calcext:value-type="float">
            <text:p>6.732999</text:p>
          </table:table-cell>
          <table:table-cell office:value-type="float" office:value="6.6831057769" calcext:value-type="float">
            <text:p>6.6831057769</text:p>
          </table:table-cell>
          <table:table-cell table:formula="of:=POWER([.C2387]-6.75;2)" office:value-type="float" office:value="0.00447483708415261" calcext:value-type="float">
            <text:p>0.0044748371</text:p>
          </table:table-cell>
          <table:table-cell/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6.735733" calcext:value-type="float">
            <text:p>6.735733</text:p>
          </table:table-cell>
          <table:table-cell office:value-type="float" office:value="6.683024385" calcext:value-type="float">
            <text:p>6.683024385</text:p>
          </table:table-cell>
          <table:table-cell table:formula="of:=POWER([.C2388]-6.75;2)" office:value-type="float" office:value="0.00448573300462817" calcext:value-type="float">
            <text:p>0.004485733</text:p>
          </table:table-cell>
          <table:table-cell/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6.738459" calcext:value-type="float">
            <text:p>6.738459</text:p>
          </table:table-cell>
          <table:table-cell office:value-type="float" office:value="6.6829382598" calcext:value-type="float">
            <text:p>6.6829382598</text:p>
          </table:table-cell>
          <table:table-cell table:formula="of:=POWER([.C2389]-6.75;2)" office:value-type="float" office:value="0.00449727699865227" calcext:value-type="float">
            <text:p>0.004497277</text:p>
          </table:table-cell>
          <table:table-cell/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6.741176" calcext:value-type="float">
            <text:p>6.741176</text:p>
          </table:table-cell>
          <table:table-cell office:value-type="float" office:value="6.6828473912" calcext:value-type="float">
            <text:p>6.6828473912</text:p>
          </table:table-cell>
          <table:table-cell table:formula="of:=POWER([.C2390]-6.75;2)" office:value-type="float" office:value="0.00450947286864582" calcext:value-type="float">
            <text:p>0.0045094729</text:p>
          </table:table-cell>
          <table:table-cell/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6.74388" calcext:value-type="float">
            <text:p>6.74388</text:p>
          </table:table-cell>
          <table:table-cell office:value-type="float" office:value="6.6827517705" calcext:value-type="float">
            <text:p>6.6827517705</text:p>
          </table:table-cell>
          <table:table-cell table:formula="of:=POWER([.C2391]-6.75;2)" office:value-type="float" office:value="0.00452232437088462" calcext:value-type="float">
            <text:p>0.0045223244</text:p>
          </table:table-cell>
          <table:table-cell/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6.746568" calcext:value-type="float">
            <text:p>6.746568</text:p>
          </table:table-cell>
          <table:table-cell office:value-type="float" office:value="6.6826513957" calcext:value-type="float">
            <text:p>6.6826513957</text:p>
          </table:table-cell>
          <table:table-cell table:formula="of:=POWER([.C2392]-6.75;2)" office:value-type="float" office:value="0.00453583450115801" calcext:value-type="float">
            <text:p>0.0045358345</text:p>
          </table:table-cell>
          <table:table-cell/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6.749239" calcext:value-type="float">
            <text:p>6.749239</text:p>
          </table:table-cell>
          <table:table-cell office:value-type="float" office:value="6.6825462697" calcext:value-type="float">
            <text:p>6.6825462697</text:p>
          </table:table-cell>
          <table:table-cell table:formula="of:=POWER([.C2393]-6.75;2)" office:value-type="float" office:value="0.0045500057313852" calcext:value-type="float">
            <text:p>0.0045500057</text:p>
          </table:table-cell>
          <table:table-cell/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6.75189" calcext:value-type="float">
            <text:p>6.75189</text:p>
          </table:table-cell>
          <table:table-cell office:value-type="float" office:value="6.682436397" calcext:value-type="float">
            <text:p>6.682436397</text:p>
          </table:table-cell>
          <table:table-cell table:formula="of:=POWER([.C2394]-6.75;2)" office:value-type="float" office:value="0.00456484045034161" calcext:value-type="float">
            <text:p>0.0045648405</text:p>
          </table:table-cell>
          <table:table-cell/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6.754517" calcext:value-type="float">
            <text:p>6.754517</text:p>
          </table:table-cell>
          <table:table-cell office:value-type="float" office:value="6.6823217871" calcext:value-type="float">
            <text:p>6.6823217871</text:p>
          </table:table-cell>
          <table:table-cell table:formula="of:=POWER([.C2395]-6.75;2)" office:value-type="float" office:value="0.00458034050133769" calcext:value-type="float">
            <text:p>0.0045803405</text:p>
          </table:table-cell>
          <table:table-cell/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6.757118" calcext:value-type="float">
            <text:p>6.757118</text:p>
          </table:table-cell>
          <table:table-cell office:value-type="float" office:value="6.6822024562" calcext:value-type="float">
            <text:p>6.6822024562</text:p>
          </table:table-cell>
          <table:table-cell table:formula="of:=POWER([.C2396]-6.75;2)" office:value-type="float" office:value="0.00459650694531295" calcext:value-type="float">
            <text:p>0.0045965069</text:p>
          </table:table-cell>
          <table:table-cell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6.759692" calcext:value-type="float">
            <text:p>6.759692</text:p>
          </table:table-cell>
          <table:table-cell office:value-type="float" office:value="6.6820784238" calcext:value-type="float">
            <text:p>6.6820784238</text:p>
          </table:table-cell>
          <table:table-cell table:formula="of:=POWER([.C2397]-6.75;2)" office:value-type="float" office:value="0.00461334051349238" calcext:value-type="float">
            <text:p>0.0046133405</text:p>
          </table:table-cell>
          <table:table-cell/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6.762235" calcext:value-type="float">
            <text:p>6.762235</text:p>
          </table:table-cell>
          <table:table-cell office:value-type="float" office:value="6.6819497114" calcext:value-type="float">
            <text:p>6.6819497114</text:p>
          </table:table-cell>
          <table:table-cell table:formula="of:=POWER([.C2398]-6.75;2)" office:value-type="float" office:value="0.00463084177854333" calcext:value-type="float">
            <text:p>0.0046308418</text:p>
          </table:table-cell>
          <table:table-cell/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6.764745" calcext:value-type="float">
            <text:p>6.764745</text:p>
          </table:table-cell>
          <table:table-cell office:value-type="float" office:value="6.6818163472" calcext:value-type="float">
            <text:p>6.6818163472</text:p>
          </table:table-cell>
          <table:table-cell table:formula="of:=POWER([.C2399]-6.75;2)" office:value-type="float" office:value="0.00464901050915097" calcext:value-type="float">
            <text:p>0.0046490105</text:p>
          </table:table-cell>
          <table:table-cell/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6.767222" calcext:value-type="float">
            <text:p>6.767222</text:p>
          </table:table-cell>
          <table:table-cell office:value-type="float" office:value="6.6816783627" calcext:value-type="float">
            <text:p>6.6816783627</text:p>
          </table:table-cell>
          <table:table-cell table:formula="of:=POWER([.C2400]-6.75;2)" office:value-type="float" office:value="0.00466784612335281" calcext:value-type="float">
            <text:p>0.0046678461</text:p>
          </table:table-cell>
          <table:table-cell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6.769662" calcext:value-type="float">
            <text:p>6.769662</text:p>
          </table:table-cell>
          <table:table-cell office:value-type="float" office:value="6.68153579" calcext:value-type="float">
            <text:p>6.68153579</text:p>
          </table:table-cell>
          <table:table-cell table:formula="of:=POWER([.C2401]-6.75;2)" office:value-type="float" office:value="0.00468734805092412" calcext:value-type="float">
            <text:p>0.0046873481</text:p>
          </table:table-cell>
          <table:table-cell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6.772064" calcext:value-type="float">
            <text:p>6.772064</text:p>
          </table:table-cell>
          <table:table-cell office:value-type="float" office:value="6.6813886678" calcext:value-type="float">
            <text:p>6.6813886678</text:p>
          </table:table-cell>
          <table:table-cell table:formula="of:=POWER([.C2402]-6.75;2)" office:value-type="float" office:value="0.00470751490625872" calcext:value-type="float">
            <text:p>0.0047075149</text:p>
          </table:table-cell>
          <table:table-cell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6.774426" calcext:value-type="float">
            <text:p>6.774426</text:p>
          </table:table-cell>
          <table:table-cell office:value-type="float" office:value="6.6812370368" calcext:value-type="float">
            <text:p>6.6812370368</text:p>
          </table:table-cell>
          <table:table-cell table:formula="of:=POWER([.C2403]-6.75;2)" office:value-type="float" office:value="0.00472834510804458" calcext:value-type="float">
            <text:p>0.0047283451</text:p>
          </table:table-cell>
          <table:table-cell/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6.776746" calcext:value-type="float">
            <text:p>6.776746</text:p>
          </table:table-cell>
          <table:table-cell office:value-type="float" office:value="6.6810809414" calcext:value-type="float">
            <text:p>6.6810809414</text:p>
          </table:table-cell>
          <table:table-cell table:formula="of:=POWER([.C2404]-6.75;2)" office:value-type="float" office:value="0.00474983663831019" calcext:value-type="float">
            <text:p>0.0047498366</text:p>
          </table:table-cell>
          <table:table-cell/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6.779024" calcext:value-type="float">
            <text:p>6.779024</text:p>
          </table:table-cell>
          <table:table-cell office:value-type="float" office:value="6.6809204295" calcext:value-type="float">
            <text:p>6.6809204295</text:p>
          </table:table-cell>
          <table:table-cell table:formula="of:=POWER([.C2405]-6.75;2)" office:value-type="float" office:value="0.00477198706046441" calcext:value-type="float">
            <text:p>0.0047719871</text:p>
          </table:table-cell>
          <table:table-cell/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6.781257" calcext:value-type="float">
            <text:p>6.781257</text:p>
          </table:table-cell>
          <table:table-cell office:value-type="float" office:value="6.6807555496" calcext:value-type="float">
            <text:p>6.6807555496</text:p>
          </table:table-cell>
          <table:table-cell table:formula="of:=POWER([.C2406]-6.75;2)" office:value-type="float" office:value="0.0047947939111981" calcext:value-type="float">
            <text:p>0.0047947939</text:p>
          </table:table-cell>
          <table:table-cell/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6.783445" calcext:value-type="float">
            <text:p>6.783445</text:p>
          </table:table-cell>
          <table:table-cell office:value-type="float" office:value="6.6805863552" calcext:value-type="float">
            <text:p>6.6805863552</text:p>
          </table:table-cell>
          <table:table-cell table:formula="of:=POWER([.C2407]-6.75;2)" office:value-type="float" office:value="0.00481825408442057" calcext:value-type="float">
            <text:p>0.0048182541</text:p>
          </table:table-cell>
          <table:table-cell/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6.785585" calcext:value-type="float">
            <text:p>6.785585</text:p>
          </table:table-cell>
          <table:table-cell office:value-type="float" office:value="6.6804129005" calcext:value-type="float">
            <text:p>6.6804129005</text:p>
          </table:table-cell>
          <table:table-cell table:formula="of:=POWER([.C2408]-6.75;2)" office:value-type="float" office:value="0.00484236441682285" calcext:value-type="float">
            <text:p>0.0048423644</text:p>
          </table:table-cell>
          <table:table-cell/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6.787678" calcext:value-type="float">
            <text:p>6.787678</text:p>
          </table:table-cell>
          <table:table-cell office:value-type="float" office:value="6.6802352449" calcext:value-type="float">
            <text:p>6.6802352449</text:p>
          </table:table-cell>
          <table:table-cell table:formula="of:=POWER([.C2409]-6.75;2)" office:value-type="float" office:value="0.00486712105416292" calcext:value-type="float">
            <text:p>0.0048671211</text:p>
          </table:table-cell>
          <table:table-cell/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6.789721" calcext:value-type="float">
            <text:p>6.789721</text:p>
          </table:table-cell>
          <table:table-cell office:value-type="float" office:value="6.6800534467" calcext:value-type="float">
            <text:p>6.6800534467</text:p>
          </table:table-cell>
          <table:table-cell table:formula="of:=POWER([.C2410]-6.75;2)" office:value-type="float" office:value="0.00489252031854979" calcext:value-type="float">
            <text:p>0.0048925203</text:p>
          </table:table-cell>
          <table:table-cell/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6.791713" calcext:value-type="float">
            <text:p>6.791713</text:p>
          </table:table-cell>
          <table:table-cell office:value-type="float" office:value="6.6798675695" calcext:value-type="float">
            <text:p>6.6798675695</text:p>
          </table:table-cell>
          <table:table-cell table:formula="of:=POWER([.C2411]-6.75;2)" office:value-type="float" office:value="0.00491855780783736" calcext:value-type="float">
            <text:p>0.0049185578</text:p>
          </table:table-cell>
          <table:table-cell/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6.793653" calcext:value-type="float">
            <text:p>6.793653</text:p>
          </table:table-cell>
          <table:table-cell office:value-type="float" office:value="6.6796776791" calcext:value-type="float">
            <text:p>6.6796776791</text:p>
          </table:table-cell>
          <table:table-cell table:formula="of:=POWER([.C2412]-6.75;2)" office:value-type="float" office:value="0.00494522881676256" calcext:value-type="float">
            <text:p>0.0049452288</text:p>
          </table:table-cell>
          <table:table-cell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6.79554" calcext:value-type="float">
            <text:p>6.79554</text:p>
          </table:table-cell>
          <table:table-cell office:value-type="float" office:value="6.6794838435" calcext:value-type="float">
            <text:p>6.6794838435</text:p>
          </table:table-cell>
          <table:table-cell table:formula="of:=POWER([.C2413]-6.75;2)" office:value-type="float" office:value="0.00497252832753251" calcext:value-type="float">
            <text:p>0.0049725283</text:p>
          </table:table-cell>
          <table:table-cell/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6.797373" calcext:value-type="float">
            <text:p>6.797373</text:p>
          </table:table-cell>
          <table:table-cell office:value-type="float" office:value="6.6792861329" calcext:value-type="float">
            <text:p>6.6792861329</text:p>
          </table:table-cell>
          <table:table-cell table:formula="of:=POWER([.C2414]-6.75;2)" office:value-type="float" office:value="0.0050004510002365" calcext:value-type="float">
            <text:p>0.005000451</text:p>
          </table:table-cell>
          <table:table-cell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6.799151" calcext:value-type="float">
            <text:p>6.799151</text:p>
          </table:table-cell>
          <table:table-cell office:value-type="float" office:value="6.6790846195" calcext:value-type="float">
            <text:p>6.6790846195</text:p>
          </table:table-cell>
          <table:table-cell table:formula="of:=POWER([.C2415]-6.75;2)" office:value-type="float" office:value="0.00502899119145975" calcext:value-type="float">
            <text:p>0.0050289912</text:p>
          </table:table-cell>
          <table:table-cell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6.800872" calcext:value-type="float">
            <text:p>6.800872</text:p>
          </table:table-cell>
          <table:table-cell office:value-type="float" office:value="6.6788793778" calcext:value-type="float">
            <text:p>6.6788793778</text:p>
          </table:table-cell>
          <table:table-cell table:formula="of:=POWER([.C2416]-6.75;2)" office:value-type="float" office:value="0.00505814290211508" calcext:value-type="float">
            <text:p>0.0050581429</text:p>
          </table:table-cell>
          <table:table-cell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6.802535" calcext:value-type="float">
            <text:p>6.802535</text:p>
          </table:table-cell>
          <table:table-cell office:value-type="float" office:value="6.6786704863" calcext:value-type="float">
            <text:p>6.6786704863</text:p>
          </table:table-cell>
          <table:table-cell table:formula="of:=POWER([.C2417]-6.75;2)" office:value-type="float" office:value="0.00508789952467853" calcext:value-type="float">
            <text:p>0.0050878995</text:p>
          </table:table-cell>
          <table:table-cell/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6.80414" calcext:value-type="float">
            <text:p>6.80414</text:p>
          </table:table-cell>
          <table:table-cell office:value-type="float" office:value="6.6784580257" calcext:value-type="float">
            <text:p>6.6784580257</text:p>
          </table:table-cell>
          <table:table-cell table:formula="of:=POWER([.C2418]-6.75;2)" office:value-type="float" office:value="0.00511825408674181" calcext:value-type="float">
            <text:p>0.0051182541</text:p>
          </table:table-cell>
          <table:table-cell/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6.805684" calcext:value-type="float">
            <text:p>6.805684</text:p>
          </table:table-cell>
          <table:table-cell office:value-type="float" office:value="6.6782420773" calcext:value-type="float">
            <text:p>6.6782420773</text:p>
          </table:table-cell>
          <table:table-cell table:formula="of:=POWER([.C2419]-6.75;2)" office:value-type="float" office:value="0.00514919947021915" calcext:value-type="float">
            <text:p>0.0051491995</text:p>
          </table:table-cell>
          <table:table-cell/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6.807168" calcext:value-type="float">
            <text:p>6.807168</text:p>
          </table:table-cell>
          <table:table-cell office:value-type="float" office:value="6.6780227281" calcext:value-type="float">
            <text:p>6.6780227281</text:p>
          </table:table-cell>
          <table:table-cell table:formula="of:=POWER([.C2420]-6.75;2)" office:value-type="float" office:value="0.0051807276701665" calcext:value-type="float">
            <text:p>0.0051807277</text:p>
          </table:table-cell>
          <table:table-cell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6.80859" calcext:value-type="float">
            <text:p>6.80859</text:p>
          </table:table-cell>
          <table:table-cell office:value-type="float" office:value="6.6778000638" calcext:value-type="float">
            <text:p>6.6778000638</text:p>
          </table:table-cell>
          <table:table-cell table:formula="of:=POWER([.C2421]-6.75;2)" office:value-type="float" office:value="0.00521283078728402" calcext:value-type="float">
            <text:p>0.0052128308</text:p>
          </table:table-cell>
          <table:table-cell/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6.809948" calcext:value-type="float">
            <text:p>6.809948</text:p>
          </table:table-cell>
          <table:table-cell office:value-type="float" office:value="6.6775741744" calcext:value-type="float">
            <text:p>6.6775741744</text:p>
          </table:table-cell>
          <table:table-cell table:formula="of:=POWER([.C2422]-6.75;2)" office:value-type="float" office:value="0.0052455002138416" calcext:value-type="float">
            <text:p>0.0052455002</text:p>
          </table:table-cell>
          <table:table-cell/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6.811243" calcext:value-type="float">
            <text:p>6.811243</text:p>
          </table:table-cell>
          <table:table-cell office:value-type="float" office:value="6.677345154" calcext:value-type="float">
            <text:p>6.677345154</text:p>
          </table:table-cell>
          <table:table-cell table:formula="of:=POWER([.C2423]-6.75;2)" office:value-type="float" office:value="0.00527872664728369" calcext:value-type="float">
            <text:p>0.0052787266</text:p>
          </table:table-cell>
          <table:table-cell/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6.812473" calcext:value-type="float">
            <text:p>6.812473</text:p>
          </table:table-cell>
          <table:table-cell office:value-type="float" office:value="6.6771130953" calcext:value-type="float">
            <text:p>6.6771130953</text:p>
          </table:table-cell>
          <table:table-cell table:formula="of:=POWER([.C2424]-6.75;2)" office:value-type="float" office:value="0.00531250087674685" calcext:value-type="float">
            <text:p>0.0053125009</text:p>
          </table:table-cell>
          <table:table-cell/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6.813638" calcext:value-type="float">
            <text:p>6.813638</text:p>
          </table:table-cell>
          <table:table-cell office:value-type="float" office:value="6.6768780955" calcext:value-type="float">
            <text:p>6.6768780955</text:p>
          </table:table-cell>
          <table:table-cell table:formula="of:=POWER([.C2425]-6.75;2)" office:value-type="float" office:value="0.00534681291770709" calcext:value-type="float">
            <text:p>0.0053468129</text:p>
          </table:table-cell>
          <table:table-cell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6.814737" calcext:value-type="float">
            <text:p>6.814737</text:p>
          </table:table-cell>
          <table:table-cell office:value-type="float" office:value="6.6766402522" calcext:value-type="float">
            <text:p>6.6766402522</text:p>
          </table:table-cell>
          <table:table-cell table:formula="of:=POWER([.C2426]-6.75;2)" office:value-type="float" office:value="0.00538165259727955" calcext:value-type="float">
            <text:p>0.0053816526</text:p>
          </table:table-cell>
          <table:table-cell/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6.815771" calcext:value-type="float">
            <text:p>6.815771</text:p>
          </table:table-cell>
          <table:table-cell office:value-type="float" office:value="6.6763996655" calcext:value-type="float">
            <text:p>6.6763996655</text:p>
          </table:table-cell>
          <table:table-cell table:formula="of:=POWER([.C2427]-6.75;2)" office:value-type="float" office:value="0.0054170092385119" calcext:value-type="float">
            <text:p>0.0054170092</text:p>
          </table:table-cell>
          <table:table-cell/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6.816738" calcext:value-type="float">
            <text:p>6.816738</text:p>
          </table:table-cell>
          <table:table-cell office:value-type="float" office:value="6.6761564346" calcext:value-type="float">
            <text:p>6.6761564346</text:p>
          </table:table-cell>
          <table:table-cell table:formula="of:=POWER([.C2428]-6.75;2)" office:value-type="float" office:value="0.00545287215098405" calcext:value-type="float">
            <text:p>0.0054528722</text:p>
          </table:table-cell>
          <table:table-cell/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6.817638" calcext:value-type="float">
            <text:p>6.817638</text:p>
          </table:table-cell>
          <table:table-cell office:value-type="float" office:value="6.6759106626" calcext:value-type="float">
            <text:p>6.6759106626</text:p>
          </table:table-cell>
          <table:table-cell table:formula="of:=POWER([.C2429]-6.75;2)" office:value-type="float" office:value="0.00548922991637107" calcext:value-type="float">
            <text:p>0.0054892299</text:p>
          </table:table-cell>
          <table:table-cell/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6.818473" calcext:value-type="float">
            <text:p>6.818473</text:p>
          </table:table-cell>
          <table:table-cell office:value-type="float" office:value="6.6756624536" calcext:value-type="float">
            <text:p>6.6756624536</text:p>
          </table:table-cell>
          <table:table-cell table:formula="of:=POWER([.C2430]-6.75;2)" office:value-type="float" office:value="0.00552607080477212" calcext:value-type="float">
            <text:p>0.0055260708</text:p>
          </table:table-cell>
          <table:table-cell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6.819243" calcext:value-type="float">
            <text:p>6.819243</text:p>
          </table:table-cell>
          <table:table-cell office:value-type="float" office:value="6.6754119088" calcext:value-type="float">
            <text:p>6.6754119088</text:p>
          </table:table-cell>
          <table:table-cell table:formula="of:=POWER([.C2431]-6.75;2)" office:value-type="float" office:value="0.0055633833488595" calcext:value-type="float">
            <text:p>0.0055633833</text:p>
          </table:table-cell>
          <table:table-cell/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6.819948" calcext:value-type="float">
            <text:p>6.819948</text:p>
          </table:table-cell>
          <table:table-cell office:value-type="float" office:value="6.6751591301" calcext:value-type="float">
            <text:p>6.6751591301</text:p>
          </table:table-cell>
          <table:table-cell table:formula="of:=POWER([.C2432]-6.75;2)" office:value-type="float" office:value="0.00560115580738873" calcext:value-type="float">
            <text:p>0.0056011558</text:p>
          </table:table-cell>
          <table:table-cell/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6.82059" calcext:value-type="float">
            <text:p>6.82059</text:p>
          </table:table-cell>
          <table:table-cell office:value-type="float" office:value="6.6749042201" calcext:value-type="float">
            <text:p>6.6749042201</text:p>
          </table:table-cell>
          <table:table-cell table:formula="of:=POWER([.C2433]-6.75;2)" office:value-type="float" office:value="0.00563937615878922" calcext:value-type="float">
            <text:p>0.0056393762</text:p>
          </table:table-cell>
          <table:table-cell/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6.821171" calcext:value-type="float">
            <text:p>6.821171</text:p>
          </table:table-cell>
          <table:table-cell office:value-type="float" office:value="6.6746472787" calcext:value-type="float">
            <text:p>6.6746472787</text:p>
          </table:table-cell>
          <table:table-cell table:formula="of:=POWER([.C2434]-6.75;2)" office:value-type="float" office:value="0.00567803260731545" calcext:value-type="float">
            <text:p>0.0056780326</text:p>
          </table:table-cell>
          <table:table-cell/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6.821691" calcext:value-type="float">
            <text:p>6.821691</text:p>
          </table:table-cell>
          <table:table-cell office:value-type="float" office:value="6.6743884028" calcext:value-type="float">
            <text:p>6.6743884028</text:p>
          </table:table-cell>
          <table:table-cell table:formula="of:=POWER([.C2435]-6.75;2)" office:value-type="float" office:value="0.00571711363113505" calcext:value-type="float">
            <text:p>0.0057171136</text:p>
          </table:table-cell>
          <table:table-cell/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6.822153" calcext:value-type="float">
            <text:p>6.822153</text:p>
          </table:table-cell>
          <table:table-cell office:value-type="float" office:value="6.6741276903" calcext:value-type="float">
            <text:p>6.6741276903</text:p>
          </table:table-cell>
          <table:table-cell table:formula="of:=POWER([.C2436]-6.75;2)" office:value-type="float" office:value="0.00575660737921275" calcext:value-type="float">
            <text:p>0.0057566074</text:p>
          </table:table-cell>
          <table:table-cell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6.822559" calcext:value-type="float">
            <text:p>6.822559</text:p>
          </table:table-cell>
          <table:table-cell office:value-type="float" office:value="6.673865234" calcext:value-type="float">
            <text:p>6.673865234</text:p>
          </table:table-cell>
          <table:table-cell table:formula="of:=POWER([.C2437]-6.75;2)" office:value-type="float" office:value="0.00579650259387476" calcext:value-type="float">
            <text:p>0.0057965026</text:p>
          </table:table-cell>
          <table:table-cell/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6.822912" calcext:value-type="float">
            <text:p>6.822912</text:p>
          </table:table-cell>
          <table:table-cell office:value-type="float" office:value="6.6736011243" calcext:value-type="float">
            <text:p>6.6736011243</text:p>
          </table:table-cell>
          <table:table-cell table:formula="of:=POWER([.C2438]-6.75;2)" office:value-type="float" office:value="0.00583678820822402" calcext:value-type="float">
            <text:p>0.0058367882</text:p>
          </table:table-cell>
          <table:table-cell/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6.823216" calcext:value-type="float">
            <text:p>6.823216</text:p>
          </table:table-cell>
          <table:table-cell office:value-type="float" office:value="6.6733354466" calcext:value-type="float">
            <text:p>6.6733354466</text:p>
          </table:table-cell>
          <table:table-cell table:formula="of:=POWER([.C2439]-6.75;2)" office:value-type="float" office:value="0.0058774537480214" calcext:value-type="float">
            <text:p>0.0058774537</text:p>
          </table:table-cell>
          <table:table-cell/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6.823473" calcext:value-type="float">
            <text:p>6.823473</text:p>
          </table:table-cell>
          <table:table-cell office:value-type="float" office:value="6.6730682799" calcext:value-type="float">
            <text:p>6.6730682799</text:p>
          </table:table-cell>
          <table:table-cell table:formula="of:=POWER([.C2440]-6.75;2)" office:value-type="float" office:value="0.00591848955754477" calcext:value-type="float">
            <text:p>0.0059184896</text:p>
          </table:table-cell>
          <table:table-cell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6.823688" calcext:value-type="float">
            <text:p>6.823688</text:p>
          </table:table-cell>
          <table:table-cell office:value-type="float" office:value="6.6727997" calcext:value-type="float">
            <text:p>6.6727997</text:p>
          </table:table-cell>
          <table:table-cell table:formula="of:=POWER([.C2441]-6.75;2)" office:value-type="float" office:value="0.00595988632009005" calcext:value-type="float">
            <text:p>0.0059598863</text:p>
          </table:table-cell>
          <table:table-cell/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6.823864" calcext:value-type="float">
            <text:p>6.823864</text:p>
          </table:table-cell>
          <table:table-cell office:value-type="float" office:value="6.6725297746" calcext:value-type="float">
            <text:p>6.6725297746</text:p>
          </table:table-cell>
          <table:table-cell table:formula="of:=POWER([.C2442]-6.75;2)" office:value-type="float" office:value="0.00600163582352679" calcext:value-type="float">
            <text:p>0.0060016358</text:p>
          </table:table-cell>
          <table:table-cell/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6.824007" calcext:value-type="float">
            <text:p>6.824007</text:p>
          </table:table-cell>
          <table:table-cell office:value-type="float" office:value="6.6722585663" calcext:value-type="float">
            <text:p>6.6722585663</text:p>
          </table:table-cell>
          <table:table-cell table:formula="of:=POWER([.C2443]-6.75;2)" office:value-type="float" office:value="0.00604373051373149" calcext:value-type="float">
            <text:p>0.0060437305</text:p>
          </table:table-cell>
          <table:table-cell/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6.824119" calcext:value-type="float">
            <text:p>6.824119</text:p>
          </table:table-cell>
          <table:table-cell office:value-type="float" office:value="6.6719861275" calcext:value-type="float">
            <text:p>6.6719861275</text:p>
          </table:table-cell>
          <table:table-cell table:formula="of:=POWER([.C2444]-6.75;2)" office:value-type="float" office:value="0.00608616430244621" calcext:value-type="float">
            <text:p>0.0060861643</text:p>
          </table:table-cell>
          <table:table-cell/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6.824207" calcext:value-type="float">
            <text:p>6.824207</text:p>
          </table:table-cell>
          <table:table-cell office:value-type="float" office:value="6.6717125072" calcext:value-type="float">
            <text:p>6.6717125072</text:p>
          </table:table-cell>
          <table:table-cell table:formula="of:=POWER([.C2445]-6.75;2)" office:value-type="float" office:value="0.00612893152891011" calcext:value-type="float">
            <text:p>0.0061289315</text:p>
          </table:table-cell>
          <table:table-cell/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6.824275" calcext:value-type="float">
            <text:p>6.824275</text:p>
          </table:table-cell>
          <table:table-cell office:value-type="float" office:value="6.6714377423" calcext:value-type="float">
            <text:p>6.6714377423</text:p>
          </table:table-cell>
          <table:table-cell table:formula="of:=POWER([.C2446]-6.75;2)" office:value-type="float" office:value="0.00617202833492118" calcext:value-type="float">
            <text:p>0.0061720283</text:p>
          </table:table-cell>
          <table:table-cell/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6.824328" calcext:value-type="float">
            <text:p>6.824328</text:p>
          </table:table-cell>
          <table:table-cell office:value-type="float" office:value="6.6711618628" calcext:value-type="float">
            <text:p>6.6711618628</text:p>
          </table:table-cell>
          <table:table-cell table:formula="of:=POWER([.C2447]-6.75;2)" office:value-type="float" office:value="0.00621545187716602" calcext:value-type="float">
            <text:p>0.0062154519</text:p>
          </table:table-cell>
          <table:table-cell/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6.824372" calcext:value-type="float">
            <text:p>6.824372</text:p>
          </table:table-cell>
          <table:table-cell office:value-type="float" office:value="6.6708848897" calcext:value-type="float">
            <text:p>6.6708848897</text:p>
          </table:table-cell>
          <table:table-cell table:formula="of:=POWER([.C2448]-6.75;2)" office:value-type="float" office:value="0.00625920067778118" calcext:value-type="float">
            <text:p>0.0062592007</text:p>
          </table:table-cell>
          <table:table-cell/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6.824412" calcext:value-type="float">
            <text:p>6.824412</text:p>
          </table:table-cell>
          <table:table-cell office:value-type="float" office:value="6.6706068333" calcext:value-type="float">
            <text:p>6.6706068333</text:p>
          </table:table-cell>
          <table:table-cell table:formula="of:=POWER([.C2449]-6.75;2)" office:value-type="float" office:value="0.006303274918654" calcext:value-type="float">
            <text:p>0.0063032749</text:p>
          </table:table-cell>
          <table:table-cell/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6.824454" calcext:value-type="float">
            <text:p>6.824454</text:p>
          </table:table-cell>
          <table:table-cell office:value-type="float" office:value="6.6703276951" calcext:value-type="float">
            <text:p>6.6703276951</text:p>
          </table:table-cell>
          <table:table-cell table:formula="of:=POWER([.C2450]-6.75;2)" office:value-type="float" office:value="0.00634767616807855" calcext:value-type="float">
            <text:p>0.0063476762</text:p>
          </table:table-cell>
          <table:table-cell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6.824502" calcext:value-type="float">
            <text:p>6.824502</text:p>
          </table:table-cell>
          <table:table-cell office:value-type="float" office:value="6.6700474655" calcext:value-type="float">
            <text:p>6.6700474655</text:p>
          </table:table-cell>
          <table:table-cell table:formula="of:=POWER([.C2451]-6.75;2)" office:value-type="float" office:value="0.00639240777297374" calcext:value-type="float">
            <text:p>0.0063924078</text:p>
          </table:table-cell>
          <table:table-cell/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6.824563" calcext:value-type="float">
            <text:p>6.824563</text:p>
          </table:table-cell>
          <table:table-cell office:value-type="float" office:value="6.6697661275" calcext:value-type="float">
            <text:p>6.6697661275</text:p>
          </table:table-cell>
          <table:table-cell table:formula="of:=POWER([.C2452]-6.75;2)" office:value-type="float" office:value="0.00643747429634626" calcext:value-type="float">
            <text:p>0.0064374743</text:p>
          </table:table-cell>
          <table:table-cell/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6.82464" calcext:value-type="float">
            <text:p>6.82464</text:p>
          </table:table-cell>
          <table:table-cell office:value-type="float" office:value="6.6694836515" calcext:value-type="float">
            <text:p>6.6694836515</text:p>
          </table:table-cell>
          <table:table-cell table:formula="of:=POWER([.C2453]-6.75;2)" office:value-type="float" office:value="0.00648288237577342" calcext:value-type="float">
            <text:p>0.0064828824</text:p>
          </table:table-cell>
          <table:table-cell/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6.82474" calcext:value-type="float">
            <text:p>6.82474</text:p>
          </table:table-cell>
          <table:table-cell office:value-type="float" office:value="6.6692000018" calcext:value-type="float">
            <text:p>6.6692000018</text:p>
          </table:table-cell>
          <table:table-cell table:formula="of:=POWER([.C2454]-6.75;2)" office:value-type="float" office:value="0.00652863970911998" calcext:value-type="float">
            <text:p>0.0065286397</text:p>
          </table:table-cell>
          <table:table-cell/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6.824867" calcext:value-type="float">
            <text:p>6.824867</text:p>
          </table:table-cell>
          <table:table-cell office:value-type="float" office:value="6.66891513" calcext:value-type="float">
            <text:p>6.66891513</text:p>
          </table:table-cell>
          <table:table-cell table:formula="of:=POWER([.C2455]-6.75;2)" office:value-type="float" office:value="0.00657475614291686" calcext:value-type="float">
            <text:p>0.0065747561</text:p>
          </table:table-cell>
          <table:table-cell/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6.825025" calcext:value-type="float">
            <text:p>6.825025</text:p>
          </table:table-cell>
          <table:table-cell office:value-type="float" office:value="6.6686289798" calcext:value-type="float">
            <text:p>6.6686289798</text:p>
          </table:table-cell>
          <table:table-cell table:formula="of:=POWER([.C2456]-6.75;2)" office:value-type="float" office:value="0.00662124292838877" calcext:value-type="float">
            <text:p>0.0066212429</text:p>
          </table:table-cell>
          <table:table-cell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6.825219" calcext:value-type="float">
            <text:p>6.825219</text:p>
          </table:table-cell>
          <table:table-cell office:value-type="float" office:value="6.6683414871" calcext:value-type="float">
            <text:p>6.6683414871</text:p>
          </table:table-cell>
          <table:table-cell table:formula="of:=POWER([.C2457]-6.75;2)" office:value-type="float" office:value="0.00666811272903944" calcext:value-type="float">
            <text:p>0.0066681127</text:p>
          </table:table-cell>
          <table:table-cell/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6.825451" calcext:value-type="float">
            <text:p>6.825451</text:p>
          </table:table-cell>
          <table:table-cell office:value-type="float" office:value="6.6680525783" calcext:value-type="float">
            <text:p>6.6680525783</text:p>
          </table:table-cell>
          <table:table-cell table:formula="of:=POWER([.C2458]-6.75;2)" office:value-type="float" office:value="0.0067153799232776" calcext:value-type="float">
            <text:p>0.0067153799</text:p>
          </table:table-cell>
          <table:table-cell/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6.825725" calcext:value-type="float">
            <text:p>6.825725</text:p>
          </table:table-cell>
          <table:table-cell office:value-type="float" office:value="6.6677621753" calcext:value-type="float">
            <text:p>6.6677621753</text:p>
          </table:table-cell>
          <table:table-cell table:formula="of:=POWER([.C2459]-6.75;2)" office:value-type="float" office:value="0.00676305981138792" calcext:value-type="float">
            <text:p>0.0067630598</text:p>
          </table:table-cell>
          <table:table-cell/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6.826044" calcext:value-type="float">
            <text:p>6.826044</text:p>
          </table:table-cell>
          <table:table-cell office:value-type="float" office:value="6.6674701922" calcext:value-type="float">
            <text:p>6.6674701922</text:p>
          </table:table-cell>
          <table:table-cell table:formula="of:=POWER([.C2460]-6.75;2)" office:value-type="float" office:value="0.00681116917550499" calcext:value-type="float">
            <text:p>0.0068111692</text:p>
          </table:table-cell>
          <table:table-cell/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6.82641" calcext:value-type="float">
            <text:p>6.82641</text:p>
          </table:table-cell>
          <table:table-cell office:value-type="float" office:value="6.667176537" calcext:value-type="float">
            <text:p>6.667176537</text:p>
          </table:table-cell>
          <table:table-cell table:formula="of:=POWER([.C2461]-6.75;2)" office:value-type="float" office:value="0.00685972602331244" calcext:value-type="float">
            <text:p>0.006859726</text:p>
          </table:table-cell>
          <table:table-cell/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6.826824" calcext:value-type="float">
            <text:p>6.826824</text:p>
          </table:table-cell>
          <table:table-cell office:value-type="float" office:value="6.6668811132" calcext:value-type="float">
            <text:p>6.6668811132</text:p>
          </table:table-cell>
          <table:table-cell table:formula="of:=POWER([.C2462]-6.75;2)" office:value-type="float" office:value="0.00690874934287127" calcext:value-type="float">
            <text:p>0.0069087493</text:p>
          </table:table-cell>
          <table:table-cell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6.827287" calcext:value-type="float">
            <text:p>6.827287</text:p>
          </table:table-cell>
          <table:table-cell office:value-type="float" office:value="6.6665838216" calcext:value-type="float">
            <text:p>6.6665838216</text:p>
          </table:table-cell>
          <table:table-cell table:formula="of:=POWER([.C2463]-6.75;2)" office:value-type="float" office:value="0.00695825881886067" calcext:value-type="float">
            <text:p>0.0069582588</text:p>
          </table:table-cell>
          <table:table-cell/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6.8278" calcext:value-type="float">
            <text:p>6.8278</text:p>
          </table:table-cell>
          <table:table-cell office:value-type="float" office:value="6.6662845605" calcext:value-type="float">
            <text:p>6.6662845605</text:p>
          </table:table-cell>
          <table:table-cell table:formula="of:=POWER([.C2464]-6.75;2)" office:value-type="float" office:value="0.00700827481067811" calcext:value-type="float">
            <text:p>0.0070082748</text:p>
          </table:table-cell>
          <table:table-cell/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6.828361" calcext:value-type="float">
            <text:p>6.828361</text:p>
          </table:table-cell>
          <table:table-cell office:value-type="float" office:value="6.6659832257" calcext:value-type="float">
            <text:p>6.6659832257</text:p>
          </table:table-cell>
          <table:table-cell table:formula="of:=POWER([.C2465]-6.75;2)" office:value-type="float" office:value="0.00705881836377718" calcext:value-type="float">
            <text:p>0.0070588184</text:p>
          </table:table-cell>
          <table:table-cell/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6.82897" calcext:value-type="float">
            <text:p>6.82897</text:p>
          </table:table-cell>
          <table:table-cell office:value-type="float" office:value="6.6656797159" calcext:value-type="float">
            <text:p>6.6656797159</text:p>
          </table:table-cell>
          <table:table-cell table:formula="of:=POWER([.C2466]-6.75;2)" office:value-type="float" office:value="0.00710991031070477" calcext:value-type="float">
            <text:p>0.0071099103</text:p>
          </table:table-cell>
          <table:table-cell/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6.829625" calcext:value-type="float">
            <text:p>6.829625</text:p>
          </table:table-cell>
          <table:table-cell office:value-type="float" office:value="6.6653739288" calcext:value-type="float">
            <text:p>6.6653739288</text:p>
          </table:table-cell>
          <table:table-cell table:formula="of:=POWER([.C2467]-6.75;2)" office:value-type="float" office:value="0.00716157192674743" calcext:value-type="float">
            <text:p>0.0071615719</text:p>
          </table:table-cell>
          <table:table-cell/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6.830324" calcext:value-type="float">
            <text:p>6.830324</text:p>
          </table:table-cell>
          <table:table-cell office:value-type="float" office:value="6.6650657655" calcext:value-type="float">
            <text:p>6.6650657655</text:p>
          </table:table-cell>
          <table:table-cell table:formula="of:=POWER([.C2468]-6.75;2)" office:value-type="float" office:value="0.00721382419010105" calcext:value-type="float">
            <text:p>0.0072138242</text:p>
          </table:table-cell>
          <table:table-cell/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6.831063" calcext:value-type="float">
            <text:p>6.831063</text:p>
          </table:table-cell>
          <table:table-cell office:value-type="float" office:value="6.6647551297" calcext:value-type="float">
            <text:p>6.6647551297</text:p>
          </table:table-cell>
          <table:table-cell table:formula="of:=POWER([.C2469]-6.75;2)" office:value-type="float" office:value="0.00726668791246389" calcext:value-type="float">
            <text:p>0.0072666879</text:p>
          </table:table-cell>
          <table:table-cell/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6.831838" calcext:value-type="float">
            <text:p>6.831838</text:p>
          </table:table-cell>
          <table:table-cell office:value-type="float" office:value="6.6644419322" calcext:value-type="float">
            <text:p>6.6644419322</text:p>
          </table:table-cell>
          <table:table-cell table:formula="of:=POWER([.C2470]-6.75;2)" office:value-type="float" office:value="0.00732018296566941" calcext:value-type="float">
            <text:p>0.007320183</text:p>
          </table:table-cell>
          <table:table-cell/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6.832645" calcext:value-type="float">
            <text:p>6.832645</text:p>
          </table:table-cell>
          <table:table-cell office:value-type="float" office:value="6.6641260906" calcext:value-type="float">
            <text:p>6.6641260906</text:p>
          </table:table-cell>
          <table:table-cell table:formula="of:=POWER([.C2471]-6.75;2)" office:value-type="float" office:value="0.00737432831563942" calcext:value-type="float">
            <text:p>0.0073743283</text:p>
          </table:table-cell>
          <table:table-cell/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6.833478" calcext:value-type="float">
            <text:p>6.833478</text:p>
          </table:table-cell>
          <table:table-cell office:value-type="float" office:value="6.6638075293" calcext:value-type="float">
            <text:p>6.6638075293</text:p>
          </table:table-cell>
          <table:table-cell table:formula="of:=POWER([.C2472]-6.75;2)" office:value-type="float" office:value="0.00742914200537042" calcext:value-type="float">
            <text:p>0.007429142</text:p>
          </table:table-cell>
          <table:table-cell/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6.834333" calcext:value-type="float">
            <text:p>6.834333</text:p>
          </table:table-cell>
          <table:table-cell office:value-type="float" office:value="6.6634861837" calcext:value-type="float">
            <text:p>6.6634861837</text:p>
          </table:table-cell>
          <table:table-cell table:formula="of:=POWER([.C2473]-6.75;2)" office:value-type="float" office:value="0.00748464041079016" calcext:value-type="float">
            <text:p>0.0074846404</text:p>
          </table:table-cell>
          <table:table-cell/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6.835202" calcext:value-type="float">
            <text:p>6.835202</text:p>
          </table:table-cell>
          <table:table-cell office:value-type="float" office:value="6.6631619962" calcext:value-type="float">
            <text:p>6.6631619962</text:p>
          </table:table-cell>
          <table:table-cell table:formula="of:=POWER([.C2474]-6.75;2)" office:value-type="float" office:value="0.00754083890396875" calcext:value-type="float">
            <text:p>0.0075408389</text:p>
          </table:table-cell>
          <table:table-cell/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6.836079" calcext:value-type="float">
            <text:p>6.836079</text:p>
          </table:table-cell>
          <table:table-cell office:value-type="float" office:value="6.662834924" calcext:value-type="float">
            <text:p>6.662834924</text:p>
          </table:table-cell>
          <table:table-cell table:formula="of:=POWER([.C2475]-6.75;2)" office:value-type="float" office:value="0.00759775047408574" calcext:value-type="float">
            <text:p>0.0075977505</text:p>
          </table:table-cell>
          <table:table-cell/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6.836956" calcext:value-type="float">
            <text:p>6.836956</text:p>
          </table:table-cell>
          <table:table-cell office:value-type="float" office:value="6.6625049352" calcext:value-type="float">
            <text:p>6.6625049352</text:p>
          </table:table-cell>
          <table:table-cell table:formula="of:=POWER([.C2476]-6.75;2)" office:value-type="float" office:value="0.00765538636435614" calcext:value-type="float">
            <text:p>0.0076553864</text:p>
          </table:table-cell>
          <table:table-cell/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6.837827" calcext:value-type="float">
            <text:p>6.837827</text:p>
          </table:table-cell>
          <table:table-cell office:value-type="float" office:value="6.6621720134" calcext:value-type="float">
            <text:p>6.6621720134</text:p>
          </table:table-cell>
          <table:table-cell table:formula="of:=POWER([.C2477]-6.75;2)" office:value-type="float" office:value="0.00771375523020974" calcext:value-type="float">
            <text:p>0.0077137552</text:p>
          </table:table-cell>
          <table:table-cell/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6.838682" calcext:value-type="float">
            <text:p>6.838682</text:p>
          </table:table-cell>
          <table:table-cell office:value-type="float" office:value="6.661836153" calcext:value-type="float">
            <text:p>6.661836153</text:p>
          </table:table-cell>
          <table:table-cell table:formula="of:=POWER([.C2478]-6.75;2)" office:value-type="float" office:value="0.00777286391783935" calcext:value-type="float">
            <text:p>0.0077728639</text:p>
          </table:table-cell>
          <table:table-cell/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6.839515" calcext:value-type="float">
            <text:p>6.839515</text:p>
          </table:table-cell>
          <table:table-cell office:value-type="float" office:value="6.6614973678" calcext:value-type="float">
            <text:p>6.6614973678</text:p>
          </table:table-cell>
          <table:table-cell table:formula="of:=POWER([.C2479]-6.75;2)" office:value-type="float" office:value="0.00783271590632848" calcext:value-type="float">
            <text:p>0.0078327159</text:p>
          </table:table-cell>
          <table:table-cell/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6.840316" calcext:value-type="float">
            <text:p>6.840316</text:p>
          </table:table-cell>
          <table:table-cell office:value-type="float" office:value="6.6611556833" calcext:value-type="float">
            <text:p>6.6611556833</text:p>
          </table:table-cell>
          <table:table-cell table:formula="of:=POWER([.C2480]-6.75;2)" office:value-type="float" office:value="0.00789331260988981" calcext:value-type="float">
            <text:p>0.0078933126</text:p>
          </table:table-cell>
          <table:table-cell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6.841078" calcext:value-type="float">
            <text:p>6.841078</text:p>
          </table:table-cell>
          <table:table-cell office:value-type="float" office:value="6.6608111442" calcext:value-type="float">
            <text:p>6.6608111442</text:p>
          </table:table-cell>
          <table:table-cell table:formula="of:=POWER([.C2481]-6.75;2)" office:value-type="float" office:value="0.00795465199891316" calcext:value-type="float">
            <text:p>0.007954652</text:p>
          </table:table-cell>
          <table:table-cell/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6.841791" calcext:value-type="float">
            <text:p>6.841791</text:p>
          </table:table-cell>
          <table:table-cell office:value-type="float" office:value="6.6604638092" calcext:value-type="float">
            <text:p>6.6604638092</text:p>
          </table:table-cell>
          <table:table-cell table:formula="of:=POWER([.C2482]-6.75;2)" office:value-type="float" office:value="0.00801672946297394" calcext:value-type="float">
            <text:p>0.0080167295</text:p>
          </table:table-cell>
          <table:table-cell/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6.842447" calcext:value-type="float">
            <text:p>6.842447</text:p>
          </table:table-cell>
          <table:table-cell office:value-type="float" office:value="6.6601137568" calcext:value-type="float">
            <text:p>6.6601137568</text:p>
          </table:table-cell>
          <table:table-cell table:formula="of:=POWER([.C2483]-6.75;2)" office:value-type="float" office:value="0.00807953671660948" calcext:value-type="float">
            <text:p>0.0080795367</text:p>
          </table:table-cell>
          <table:table-cell/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6.843038" calcext:value-type="float">
            <text:p>6.843038</text:p>
          </table:table-cell>
          <table:table-cell office:value-type="float" office:value="6.6597610812" calcext:value-type="float">
            <text:p>6.6597610812</text:p>
          </table:table-cell>
          <table:table-cell table:formula="of:=POWER([.C2484]-6.75;2)" office:value-type="float" office:value="0.00814306246619298" calcext:value-type="float">
            <text:p>0.0081430625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6.843556" calcext:value-type="float">
            <text:p>6.843556</text:p>
          </table:table-cell>
          <table:table-cell office:value-type="float" office:value="6.6594058934" calcext:value-type="float">
            <text:p>6.6594058934</text:p>
          </table:table-cell>
          <table:table-cell table:formula="of:=POWER([.C2485]-6.75;2)" office:value-type="float" office:value="0.0082072921506522" calcext:value-type="float">
            <text:p>0.0082072922</text:p>
          </table:table-cell>
          <table:table-cell/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6.843993" calcext:value-type="float">
            <text:p>6.843993</text:p>
          </table:table-cell>
          <table:table-cell office:value-type="float" office:value="6.6590483204" calcext:value-type="float">
            <text:p>6.6590483204</text:p>
          </table:table-cell>
          <table:table-cell table:formula="of:=POWER([.C2486]-6.75;2)" office:value-type="float" office:value="0.00827220802206103" calcext:value-type="float">
            <text:p>0.008272208</text:p>
          </table:table-cell>
          <table:table-cell/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6.844341" calcext:value-type="float">
            <text:p>6.844341</text:p>
          </table:table-cell>
          <table:table-cell office:value-type="float" office:value="6.6586885058" calcext:value-type="float">
            <text:p>6.6586885058</text:p>
          </table:table-cell>
          <table:table-cell table:formula="of:=POWER([.C2487]-6.75;2)" office:value-type="float" office:value="0.00833778897303667" calcext:value-type="float">
            <text:p>0.008337789</text:p>
          </table:table-cell>
          <table:table-cell/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6.844594" calcext:value-type="float">
            <text:p>6.844594</text:p>
          </table:table-cell>
          <table:table-cell office:value-type="float" office:value="6.6583266101" calcext:value-type="float">
            <text:p>6.6583266101</text:p>
          </table:table-cell>
          <table:table-cell table:formula="of:=POWER([.C2488]-6.75;2)" office:value-type="float" office:value="0.0084040104157575" calcext:value-type="float">
            <text:p>0.0084040104</text:p>
          </table:table-cell>
          <table:table-cell/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6.844744" calcext:value-type="float">
            <text:p>6.844744</text:p>
          </table:table-cell>
          <table:table-cell office:value-type="float" office:value="6.6579628066" calcext:value-type="float">
            <text:p>6.6579628066</text:p>
          </table:table-cell>
          <table:table-cell table:formula="of:=POWER([.C2489]-6.75;2)" office:value-type="float" office:value="0.00847084496894891" calcext:value-type="float">
            <text:p>0.008470845</text:p>
          </table:table-cell>
          <table:table-cell/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6.844786" calcext:value-type="float">
            <text:p>6.844786</text:p>
          </table:table-cell>
          <table:table-cell office:value-type="float" office:value="6.6575972857" calcext:value-type="float">
            <text:p>6.6575972857</text:p>
          </table:table-cell>
          <table:table-cell table:formula="of:=POWER([.C2490]-6.75;2)" office:value-type="float" office:value="0.00853826161000749" calcext:value-type="float">
            <text:p>0.0085382616</text:p>
          </table:table-cell>
          <table:table-cell/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6.844714" calcext:value-type="float">
            <text:p>6.844714</text:p>
          </table:table-cell>
          <table:table-cell office:value-type="float" office:value="6.657230249" calcext:value-type="float">
            <text:p>6.657230249</text:p>
          </table:table-cell>
          <table:table-cell table:formula="of:=POWER([.C2491]-6.75;2)" office:value-type="float" office:value="0.00860622670060193" calcext:value-type="float">
            <text:p>0.0086062267</text:p>
          </table:table-cell>
          <table:table-cell/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6.844523" calcext:value-type="float">
            <text:p>6.844523</text:p>
          </table:table-cell>
          <table:table-cell office:value-type="float" office:value="6.6568619116" calcext:value-type="float">
            <text:p>6.6568619116</text:p>
          </table:table-cell>
          <table:table-cell table:formula="of:=POWER([.C2492]-6.75;2)" office:value-type="float" office:value="0.0086747035108062" calcext:value-type="float">
            <text:p>0.0086747035</text:p>
          </table:table-cell>
          <table:table-cell/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6.844209" calcext:value-type="float">
            <text:p>6.844209</text:p>
          </table:table-cell>
          <table:table-cell office:value-type="float" office:value="6.6564925" calcext:value-type="float">
            <text:p>6.6564925</text:p>
          </table:table-cell>
          <table:table-cell table:formula="of:=POWER([.C2493]-6.75;2)" office:value-type="float" office:value="0.00874365255625006" calcext:value-type="float">
            <text:p>0.0087436526</text:p>
          </table:table-cell>
          <table:table-cell/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6.843769" calcext:value-type="float">
            <text:p>6.843769</text:p>
          </table:table-cell>
          <table:table-cell office:value-type="float" office:value="6.6561222505" calcext:value-type="float">
            <text:p>6.6561222505</text:p>
          </table:table-cell>
          <table:table-cell table:formula="of:=POWER([.C2494]-6.75;2)" office:value-type="float" office:value="0.00881303185118472" calcext:value-type="float">
            <text:p>0.0088130319</text:p>
          </table:table-cell>
          <table:table-cell/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6.843199" calcext:value-type="float">
            <text:p>6.843199</text:p>
          </table:table-cell>
          <table:table-cell office:value-type="float" office:value="6.6557514071" calcext:value-type="float">
            <text:p>6.6557514071</text:p>
          </table:table-cell>
          <table:table-cell table:formula="of:=POWER([.C2495]-6.75;2)" office:value-type="float" office:value="0.00888279726362986" calcext:value-type="float">
            <text:p>0.0088827973</text:p>
          </table:table-cell>
          <table:table-cell/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6.842498" calcext:value-type="float">
            <text:p>6.842498</text:p>
          </table:table-cell>
          <table:table-cell office:value-type="float" office:value="6.6553802238" calcext:value-type="float">
            <text:p>6.6553802238</text:p>
          </table:table-cell>
          <table:table-cell table:formula="of:=POWER([.C2496]-6.75;2)" office:value-type="float" office:value="0.0089529020481381" calcext:value-type="float">
            <text:p>0.008952902</text:p>
          </table:table-cell>
          <table:table-cell/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6.841664" calcext:value-type="float">
            <text:p>6.841664</text:p>
          </table:table-cell>
          <table:table-cell office:value-type="float" office:value="6.6550089583" calcext:value-type="float">
            <text:p>6.6550089583</text:p>
          </table:table-cell>
          <table:table-cell table:formula="of:=POWER([.C2497]-6.75;2)" office:value-type="float" office:value="0.00902329800325117" calcext:value-type="float">
            <text:p>0.009023298</text:p>
          </table:table-cell>
          <table:table-cell/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6.840697" calcext:value-type="float">
            <text:p>6.840697</text:p>
          </table:table-cell>
          <table:table-cell office:value-type="float" office:value="6.6546378748" calcext:value-type="float">
            <text:p>6.6546378748</text:p>
          </table:table-cell>
          <table:table-cell table:formula="of:=POWER([.C2498]-6.75;2)" office:value-type="float" office:value="0.00909393492266053" calcext:value-type="float">
            <text:p>0.0090939349</text:p>
          </table:table-cell>
          <table:table-cell/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6.839597" calcext:value-type="float">
            <text:p>6.839597</text:p>
          </table:table-cell>
          <table:table-cell office:value-type="float" office:value="6.654267239" calcext:value-type="float">
            <text:p>6.654267239</text:p>
          </table:table-cell>
          <table:table-cell table:formula="of:=POWER([.C2499]-6.75;2)" office:value-type="float" office:value="0.00916476152868309" calcext:value-type="float">
            <text:p>0.0091647615</text:p>
          </table:table-cell>
          <table:table-cell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6.838366" calcext:value-type="float">
            <text:p>6.838366</text:p>
          </table:table-cell>
          <table:table-cell office:value-type="float" office:value="6.6538973194" calcext:value-type="float">
            <text:p>6.6538973194</text:p>
          </table:table-cell>
          <table:table-cell table:formula="of:=POWER([.C2500]-6.75;2)" office:value-type="float" office:value="0.00923572521850554" calcext:value-type="float">
            <text:p>0.0092357252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.837004" calcext:value-type="float">
            <text:p>6.837004</text:p>
          </table:table-cell>
          <table:table-cell office:value-type="float" office:value="6.653528382" calcext:value-type="float">
            <text:p>6.653528382</text:p>
          </table:table-cell>
          <table:table-cell table:formula="of:=POWER([.C2501]-6.75;2)" office:value-type="float" office:value="0.00930677307953789" calcext:value-type="float">
            <text:p>0.0093067731</text:p>
          </table:table-cell>
          <table:table-cell/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6.835515" calcext:value-type="float">
            <text:p>6.835515</text:p>
          </table:table-cell>
          <table:table-cell office:value-type="float" office:value="6.6531606954" calcext:value-type="float">
            <text:p>6.6531606954</text:p>
          </table:table-cell>
          <table:table-cell table:formula="of:=POWER([.C2502]-6.75;2)" office:value-type="float" office:value="0.0093778509154115" calcext:value-type="float">
            <text:p>0.0093778509</text:p>
          </table:table-cell>
          <table:table-cell/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6.833902" calcext:value-type="float">
            <text:p>6.833902</text:p>
          </table:table-cell>
          <table:table-cell office:value-type="float" office:value="6.6527945221" calcext:value-type="float">
            <text:p>6.6527945221</text:p>
          </table:table-cell>
          <table:table-cell table:formula="of:=POWER([.C2503]-6.75;2)" office:value-type="float" office:value="0.00944890493376743" calcext:value-type="float">
            <text:p>0.0094489049</text:p>
          </table:table-cell>
          <table:table-cell/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6.832168" calcext:value-type="float">
            <text:p>6.832168</text:p>
          </table:table-cell>
          <table:table-cell office:value-type="float" office:value="6.6524301207" calcext:value-type="float">
            <text:p>6.6524301207</text:p>
          </table:table-cell>
          <table:table-cell table:formula="of:=POWER([.C2504]-6.75;2)" office:value-type="float" office:value="0.00951988134661656" calcext:value-type="float">
            <text:p>0.0095198813</text:p>
          </table:table-cell>
          <table:table-cell/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6.830319" calcext:value-type="float">
            <text:p>6.830319</text:p>
          </table:table-cell>
          <table:table-cell office:value-type="float" office:value="6.652067746" calcext:value-type="float">
            <text:p>6.652067746</text:p>
          </table:table-cell>
          <table:table-cell table:formula="of:=POWER([.C2505]-6.75;2)" office:value-type="float" office:value="0.00959072637352048" calcext:value-type="float">
            <text:p>0.0095907264</text:p>
          </table:table-cell>
          <table:table-cell/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6.828359" calcext:value-type="float">
            <text:p>6.828359</text:p>
          </table:table-cell>
          <table:table-cell office:value-type="float" office:value="6.6517076424" calcext:value-type="float">
            <text:p>6.6517076424</text:p>
          </table:table-cell>
          <table:table-cell table:formula="of:=POWER([.C2506]-6.75;2)" office:value-type="float" office:value="0.0096613875625663" calcext:value-type="float">
            <text:p>0.0096613876</text:p>
          </table:table-cell>
          <table:table-cell/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6.826293" calcext:value-type="float">
            <text:p>6.826293</text:p>
          </table:table-cell>
          <table:table-cell office:value-type="float" office:value="6.6513500486" calcext:value-type="float">
            <text:p>6.6513500486</text:p>
          </table:table-cell>
          <table:table-cell table:formula="of:=POWER([.C2507]-6.75;2)" office:value-type="float" office:value="0.0097318129112223" calcext:value-type="float">
            <text:p>0.0097318129</text:p>
          </table:table-cell>
          <table:table-cell/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6.824128" calcext:value-type="float">
            <text:p>6.824128</text:p>
          </table:table-cell>
          <table:table-cell office:value-type="float" office:value="6.6509951947" calcext:value-type="float">
            <text:p>6.6509951947</text:p>
          </table:table-cell>
          <table:table-cell table:formula="of:=POWER([.C2508]-6.75;2)" office:value-type="float" office:value="0.00980195147249089" calcext:value-type="float">
            <text:p>0.0098019515</text:p>
          </table:table-cell>
          <table:table-cell/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6.821871" calcext:value-type="float">
            <text:p>6.821871</text:p>
          </table:table-cell>
          <table:table-cell office:value-type="float" office:value="6.6506432988" calcext:value-type="float">
            <text:p>6.6506432988</text:p>
          </table:table-cell>
          <table:table-cell table:formula="of:=POWER([.C2509]-6.75;2)" office:value-type="float" office:value="0.00987175407334601" calcext:value-type="float">
            <text:p>0.0098717541</text:p>
          </table:table-cell>
          <table:table-cell/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6.819527" calcext:value-type="float">
            <text:p>6.819527</text:p>
          </table:table-cell>
          <table:table-cell office:value-type="float" office:value="6.6502945662" calcext:value-type="float">
            <text:p>6.6502945662</text:p>
          </table:table-cell>
          <table:table-cell table:formula="of:=POWER([.C2510]-6.75;2)" office:value-type="float" office:value="0.00994117352924611" calcext:value-type="float">
            <text:p>0.0099411735</text:p>
          </table:table-cell>
          <table:table-cell/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6.817105" calcext:value-type="float">
            <text:p>6.817105</text:p>
          </table:table-cell>
          <table:table-cell office:value-type="float" office:value="6.6499491939" calcext:value-type="float">
            <text:p>6.6499491939</text:p>
          </table:table-cell>
          <table:table-cell table:formula="of:=POWER([.C2511]-6.75;2)" office:value-type="float" office:value="0.0100101638012597" calcext:value-type="float">
            <text:p>0.0100101638</text:p>
          </table:table-cell>
          <table:table-cell/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6.81461" calcext:value-type="float">
            <text:p>6.81461</text:p>
          </table:table-cell>
          <table:table-cell office:value-type="float" office:value="6.649607362" calcext:value-type="float">
            <text:p>6.649607362</text:p>
          </table:table-cell>
          <table:table-cell table:formula="of:=POWER([.C2512]-6.75;2)" office:value-type="float" office:value="0.010078681764599" calcext:value-type="float">
            <text:p>0.0100786818</text:p>
          </table:table-cell>
          <table:table-cell/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6.812051" calcext:value-type="float">
            <text:p>6.812051</text:p>
          </table:table-cell>
          <table:table-cell office:value-type="float" office:value="6.6492692418" calcext:value-type="float">
            <text:p>6.6492692418</text:p>
          </table:table-cell>
          <table:table-cell table:formula="of:=POWER([.C2513]-6.75;2)" office:value-type="float" office:value="0.0101466856475469" calcext:value-type="float">
            <text:p>0.0101466856</text:p>
          </table:table-cell>
          <table:table-cell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6.809434" calcext:value-type="float">
            <text:p>6.809434</text:p>
          </table:table-cell>
          <table:table-cell office:value-type="float" office:value="6.6489349877" calcext:value-type="float">
            <text:p>6.6489349877</text:p>
          </table:table-cell>
          <table:table-cell table:formula="of:=POWER([.C2514]-6.75;2)" office:value-type="float" office:value="0.0102141367111992" calcext:value-type="float">
            <text:p>0.0102141367</text:p>
          </table:table-cell>
          <table:table-cell/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6.806768" calcext:value-type="float">
            <text:p>6.806768</text:p>
          </table:table-cell>
          <table:table-cell office:value-type="float" office:value="6.6486047428" calcext:value-type="float">
            <text:p>6.6486047428</text:p>
          </table:table-cell>
          <table:table-cell table:formula="of:=POWER([.C2515]-6.75;2)" office:value-type="float" office:value="0.0102809981826542" calcext:value-type="float">
            <text:p>0.0102809982</text:p>
          </table:table-cell>
          <table:table-cell/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6.804058" calcext:value-type="float">
            <text:p>6.804058</text:p>
          </table:table-cell>
          <table:table-cell office:value-type="float" office:value="6.648278633" calcext:value-type="float">
            <text:p>6.648278633</text:p>
          </table:table-cell>
          <table:table-cell table:formula="of:=POWER([.C2516]-6.75;2)" office:value-type="float" office:value="0.0103472365043486" calcext:value-type="float">
            <text:p>0.0103472365</text:p>
          </table:table-cell>
          <table:table-cell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6.801314" calcext:value-type="float">
            <text:p>6.801314</text:p>
          </table:table-cell>
          <table:table-cell office:value-type="float" office:value="6.6479567748" calcext:value-type="float">
            <text:p>6.6479567748</text:p>
          </table:table-cell>
          <table:table-cell table:formula="of:=POWER([.C2517]-6.75;2)" office:value-type="float" office:value="0.0104128198092179" calcext:value-type="float">
            <text:p>0.0104128198</text:p>
          </table:table-cell>
          <table:table-cell/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6.79854" calcext:value-type="float">
            <text:p>6.79854</text:p>
          </table:table-cell>
          <table:table-cell office:value-type="float" office:value="6.647639265" calcext:value-type="float">
            <text:p>6.647639265</text:p>
          </table:table-cell>
          <table:table-cell table:formula="of:=POWER([.C2518]-6.75;2)" office:value-type="float" office:value="0.0104777200697401" calcext:value-type="float">
            <text:p>0.0104777201</text:p>
          </table:table-cell>
          <table:table-cell/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6.795744" calcext:value-type="float">
            <text:p>6.795744</text:p>
          </table:table-cell>
          <table:table-cell office:value-type="float" office:value="6.6473261929" calcext:value-type="float">
            <text:p>6.6473261929</text:p>
          </table:table-cell>
          <table:table-cell table:formula="of:=POWER([.C2519]-6.75;2)" office:value-type="float" office:value="0.0105419106644081" calcext:value-type="float">
            <text:p>0.0105419107</text:p>
          </table:table-cell>
          <table:table-cell/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6.792932" calcext:value-type="float">
            <text:p>6.792932</text:p>
          </table:table-cell>
          <table:table-cell office:value-type="float" office:value="6.647017632" calcext:value-type="float">
            <text:p>6.647017632</text:p>
          </table:table-cell>
          <table:table-cell table:formula="of:=POWER([.C2520]-6.75;2)" office:value-type="float" office:value="0.0106053681188875" calcext:value-type="float">
            <text:p>0.0106053681</text:p>
          </table:table-cell>
          <table:table-cell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6.790111" calcext:value-type="float">
            <text:p>6.790111</text:p>
          </table:table-cell>
          <table:table-cell office:value-type="float" office:value="6.6467136438" calcext:value-type="float">
            <text:p>6.6467136438</text:p>
          </table:table-cell>
          <table:table-cell table:formula="of:=POWER([.C2521]-6.75;2)" office:value-type="float" office:value="0.0106680713770733" calcext:value-type="float">
            <text:p>0.0106680714</text:p>
          </table:table-cell>
          <table:table-cell/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6.787285" calcext:value-type="float">
            <text:p>6.787285</text:p>
          </table:table-cell>
          <table:table-cell office:value-type="float" office:value="6.6464142756" calcext:value-type="float">
            <text:p>6.6464142756</text:p>
          </table:table-cell>
          <table:table-cell table:formula="of:=POWER([.C2522]-6.75;2)" office:value-type="float" office:value="0.0107300022994728" calcext:value-type="float">
            <text:p>0.0107300023</text:p>
          </table:table-cell>
          <table:table-cell/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6.784459" calcext:value-type="float">
            <text:p>6.784459</text:p>
          </table:table-cell>
          <table:table-cell office:value-type="float" office:value="6.6461195669" calcext:value-type="float">
            <text:p>6.6461195669</text:p>
          </table:table-cell>
          <table:table-cell table:formula="of:=POWER([.C2523]-6.75;2)" office:value-type="float" office:value="0.0107911443810435" calcext:value-type="float">
            <text:p>0.0107911444</text:p>
          </table:table-cell>
          <table:table-cell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6.781639" calcext:value-type="float">
            <text:p>6.781639</text:p>
          </table:table-cell>
          <table:table-cell office:value-type="float" office:value="6.6458295472" calcext:value-type="float">
            <text:p>6.6458295472</text:p>
          </table:table-cell>
          <table:table-cell table:formula="of:=POWER([.C2524]-6.75;2)" office:value-type="float" office:value="0.010851483236557" calcext:value-type="float">
            <text:p>0.0108514832</text:p>
          </table:table-cell>
          <table:table-cell/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6.778827" calcext:value-type="float">
            <text:p>6.778827</text:p>
          </table:table-cell>
          <table:table-cell office:value-type="float" office:value="6.6455442332" calcext:value-type="float">
            <text:p>6.6455442332</text:p>
          </table:table-cell>
          <table:table-cell table:formula="of:=POWER([.C2525]-6.75;2)" office:value-type="float" office:value="0.010911007217776" calcext:value-type="float">
            <text:p>0.0109110072</text:p>
          </table:table-cell>
          <table:table-cell/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6.776029" calcext:value-type="float">
            <text:p>6.776029</text:p>
          </table:table-cell>
          <table:table-cell office:value-type="float" office:value="6.6452636379" calcext:value-type="float">
            <text:p>6.6452636379</text:p>
          </table:table-cell>
          <table:table-cell table:formula="of:=POWER([.C2526]-6.75;2)" office:value-type="float" office:value="0.0109697055459423" calcext:value-type="float">
            <text:p>0.0109697055</text:p>
          </table:table-cell>
          <table:table-cell/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6.773246" calcext:value-type="float">
            <text:p>6.773246</text:p>
          </table:table-cell>
          <table:table-cell office:value-type="float" office:value="6.6449877616" calcext:value-type="float">
            <text:p>6.6449877616</text:p>
          </table:table-cell>
          <table:table-cell table:formula="of:=POWER([.C2527]-6.75;2)" office:value-type="float" office:value="0.0110275702137784" calcext:value-type="float">
            <text:p>0.0110275702</text:p>
          </table:table-cell>
          <table:table-cell/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6.770481" calcext:value-type="float">
            <text:p>6.770481</text:p>
          </table:table-cell>
          <table:table-cell office:value-type="float" office:value="6.6447166025" calcext:value-type="float">
            <text:p>6.6447166025</text:p>
          </table:table-cell>
          <table:table-cell table:formula="of:=POWER([.C2528]-6.75;2)" office:value-type="float" office:value="0.011084593789143" calcext:value-type="float">
            <text:p>0.0110845938</text:p>
          </table:table-cell>
          <table:table-cell/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6.767736" calcext:value-type="float">
            <text:p>6.767736</text:p>
          </table:table-cell>
          <table:table-cell office:value-type="float" office:value="6.6444501525" calcext:value-type="float">
            <text:p>6.6444501525</text:p>
          </table:table-cell>
          <table:table-cell table:formula="of:=POWER([.C2529]-6.75;2)" office:value-type="float" office:value="0.0111407703072732" calcext:value-type="float">
            <text:p>0.0111407703</text:p>
          </table:table-cell>
          <table:table-cell/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6.765013" calcext:value-type="float">
            <text:p>6.765013</text:p>
          </table:table-cell>
          <table:table-cell office:value-type="float" office:value="6.6441883992" calcext:value-type="float">
            <text:p>6.6441883992</text:p>
          </table:table-cell>
          <table:table-cell table:formula="of:=POWER([.C2530]-6.75;2)" office:value-type="float" office:value="0.0111960948638586" calcext:value-type="float">
            <text:p>0.0111960949</text:p>
          </table:table-cell>
          <table:table-cell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6.762311" calcext:value-type="float">
            <text:p>6.762311</text:p>
          </table:table-cell>
          <table:table-cell office:value-type="float" office:value="6.6439313255" calcext:value-type="float">
            <text:p>6.6439313255</text:p>
          </table:table-cell>
          <table:table-cell table:formula="of:=POWER([.C2531]-6.75;2)" office:value-type="float" office:value="0.011250563710187" calcext:value-type="float">
            <text:p>0.0112505637</text:p>
          </table:table-cell>
          <table:table-cell/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6.759633" calcext:value-type="float">
            <text:p>6.759633</text:p>
          </table:table-cell>
          <table:table-cell office:value-type="float" office:value="6.6436789168" calcext:value-type="float">
            <text:p>6.6436789168</text:p>
          </table:table-cell>
          <table:table-cell table:formula="of:=POWER([.C2532]-6.75;2)" office:value-type="float" office:value="0.0113041727328213" calcext:value-type="float">
            <text:p>0.0113041727</text:p>
          </table:table-cell>
          <table:table-cell/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6.756976" calcext:value-type="float">
            <text:p>6.756976</text:p>
          </table:table-cell>
          <table:table-cell office:value-type="float" office:value="6.6434311517" calcext:value-type="float">
            <text:p>6.6434311517</text:p>
          </table:table-cell>
          <table:table-cell table:formula="of:=POWER([.C2533]-6.75;2)" office:value-type="float" office:value="0.0113569194279885" calcext:value-type="float">
            <text:p>0.0113569194</text:p>
          </table:table-cell>
          <table:table-cell/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6.754342" calcext:value-type="float">
            <text:p>6.754342</text:p>
          </table:table-cell>
          <table:table-cell office:value-type="float" office:value="6.643188015" calcext:value-type="float">
            <text:p>6.643188015</text:p>
          </table:table-cell>
          <table:table-cell table:formula="of:=POWER([.C2534]-6.75;2)" office:value-type="float" office:value="0.0114088001396403" calcext:value-type="float">
            <text:p>0.0114088001</text:p>
          </table:table-cell>
          <table:table-cell/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6.751729" calcext:value-type="float">
            <text:p>6.751729</text:p>
          </table:table-cell>
          <table:table-cell office:value-type="float" office:value="6.6429494871" calcext:value-type="float">
            <text:p>6.6429494871</text:p>
          </table:table-cell>
          <table:table-cell table:formula="of:=POWER([.C2535]-6.75;2)" office:value-type="float" office:value="0.011459812312153" calcext:value-type="float">
            <text:p>0.0114598123</text:p>
          </table:table-cell>
          <table:table-cell/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6.749136" calcext:value-type="float">
            <text:p>6.749136</text:p>
          </table:table-cell>
          <table:table-cell office:value-type="float" office:value="6.6427155527" calcext:value-type="float">
            <text:p>6.6427155527</text:p>
          </table:table-cell>
          <table:table-cell table:formula="of:=POWER([.C2536]-6.75;2)" office:value-type="float" office:value="0.0115099526324664" calcext:value-type="float">
            <text:p>0.0115099526</text:p>
          </table:table-cell>
          <table:table-cell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6.746561" calcext:value-type="float">
            <text:p>6.746561</text:p>
          </table:table-cell>
          <table:table-cell office:value-type="float" office:value="6.6424861983" calcext:value-type="float">
            <text:p>6.6424861983</text:p>
          </table:table-cell>
          <table:table-cell table:formula="of:=POWER([.C2537]-6.75;2)" office:value-type="float" office:value="0.0115592175559869" calcext:value-type="float">
            <text:p>0.0115592176</text:p>
          </table:table-cell>
          <table:table-cell/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6.744003" calcext:value-type="float">
            <text:p>6.744003</text:p>
          </table:table-cell>
          <table:table-cell office:value-type="float" office:value="6.6422614147" calcext:value-type="float">
            <text:p>6.6422614147</text:p>
          </table:table-cell>
          <table:table-cell table:formula="of:=POWER([.C2538]-6.75;2)" office:value-type="float" office:value="0.0116076027624454" calcext:value-type="float">
            <text:p>0.0116076028</text:p>
          </table:table-cell>
          <table:table-cell/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6.74146" calcext:value-type="float">
            <text:p>6.74146</text:p>
          </table:table-cell>
          <table:table-cell office:value-type="float" office:value="6.6420411948" calcext:value-type="float">
            <text:p>6.6420411948</text:p>
          </table:table-cell>
          <table:table-cell table:formula="of:=POWER([.C2539]-6.75;2)" office:value-type="float" office:value="0.0116551036202115" calcext:value-type="float">
            <text:p>0.0116551036</text:p>
          </table:table-cell>
          <table:table-cell/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6.738928" calcext:value-type="float">
            <text:p>6.738928</text:p>
          </table:table-cell>
          <table:table-cell office:value-type="float" office:value="6.6418255358" calcext:value-type="float">
            <text:p>6.6418255358</text:p>
          </table:table-cell>
          <table:table-cell table:formula="of:=POWER([.C2540]-6.75;2)" office:value-type="float" office:value="0.0117017147049571" calcext:value-type="float">
            <text:p>0.0117017147</text:p>
          </table:table-cell>
          <table:table-cell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6.736407" calcext:value-type="float">
            <text:p>6.736407</text:p>
          </table:table-cell>
          <table:table-cell office:value-type="float" office:value="6.6416144435" calcext:value-type="float">
            <text:p>6.6416144435</text:p>
          </table:table-cell>
          <table:table-cell table:formula="of:=POWER([.C2541]-6.75;2)" office:value-type="float" office:value="0.0117474288578147" calcext:value-type="float">
            <text:p>0.0117474289</text:p>
          </table:table-cell>
          <table:table-cell/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6.733894" calcext:value-type="float">
            <text:p>6.733894</text:p>
          </table:table-cell>
          <table:table-cell office:value-type="float" office:value="6.6414079237" calcext:value-type="float">
            <text:p>6.6414079237</text:p>
          </table:table-cell>
          <table:table-cell table:formula="of:=POWER([.C2542]-6.75;2)" office:value-type="float" office:value="0.011792239035145" calcext:value-type="float">
            <text:p>0.011792239</text:p>
          </table:table-cell>
          <table:table-cell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6.731386" calcext:value-type="float">
            <text:p>6.731386</text:p>
          </table:table-cell>
          <table:table-cell office:value-type="float" office:value="6.6412059891" calcext:value-type="float">
            <text:p>6.6412059891</text:p>
          </table:table-cell>
          <table:table-cell table:formula="of:=POWER([.C2543]-6.75;2)" office:value-type="float" office:value="0.0118361368077092" calcext:value-type="float">
            <text:p>0.0118361368</text:p>
          </table:table-cell>
          <table:table-cell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6.728882" calcext:value-type="float">
            <text:p>6.728882</text:p>
          </table:table-cell>
          <table:table-cell office:value-type="float" office:value="6.6410086586" calcext:value-type="float">
            <text:p>6.6410086586</text:p>
          </table:table-cell>
          <table:table-cell table:formula="of:=POWER([.C2544]-6.75;2)" office:value-type="float" office:value="0.0118791125001714" calcext:value-type="float">
            <text:p>0.0118791125</text:p>
          </table:table-cell>
          <table:table-cell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6.726379" calcext:value-type="float">
            <text:p>6.726379</text:p>
          </table:table-cell>
          <table:table-cell office:value-type="float" office:value="6.6408159539" calcext:value-type="float">
            <text:p>6.6408159539</text:p>
          </table:table-cell>
          <table:table-cell table:formula="of:=POWER([.C2545]-6.75;2)" office:value-type="float" office:value="0.011921155922767" calcext:value-type="float">
            <text:p>0.0119211559</text:p>
          </table:table-cell>
          <table:table-cell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6.723875" calcext:value-type="float">
            <text:p>6.723875</text:p>
          </table:table-cell>
          <table:table-cell office:value-type="float" office:value="6.6406279033" calcext:value-type="float">
            <text:p>6.6406279033</text:p>
          </table:table-cell>
          <table:table-cell table:formula="of:=POWER([.C2546]-6.75;2)" office:value-type="float" office:value="0.0119622555365541" calcext:value-type="float">
            <text:p>0.0119622555</text:p>
          </table:table-cell>
          <table:table-cell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6.721369" calcext:value-type="float">
            <text:p>6.721369</text:p>
          </table:table-cell>
          <table:table-cell office:value-type="float" office:value="6.6404445396" calcext:value-type="float">
            <text:p>6.6404445396</text:p>
          </table:table-cell>
          <table:table-cell table:formula="of:=POWER([.C2547]-6.75;2)" office:value-type="float" office:value="0.012002398903456" calcext:value-type="float">
            <text:p>0.0120023989</text:p>
          </table:table-cell>
          <table:table-cell/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6.718859" calcext:value-type="float">
            <text:p>6.718859</text:p>
          </table:table-cell>
          <table:table-cell office:value-type="float" office:value="6.6402658985" calcext:value-type="float">
            <text:p>6.6402658985</text:p>
          </table:table-cell>
          <table:table-cell table:formula="of:=POWER([.C2548]-6.75;2)" office:value-type="float" office:value="0.0120415730320123" calcext:value-type="float">
            <text:p>0.012041573</text:p>
          </table:table-cell>
          <table:table-cell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6.716342" calcext:value-type="float">
            <text:p>6.716342</text:p>
          </table:table-cell>
          <table:table-cell office:value-type="float" office:value="6.6400920199" calcext:value-type="float">
            <text:p>6.6400920199</text:p>
          </table:table-cell>
          <table:table-cell table:formula="of:=POWER([.C2549]-6.75;2)" office:value-type="float" office:value="0.012079764089662" calcext:value-type="float">
            <text:p>0.0120797641</text:p>
          </table:table-cell>
          <table:table-cell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6.713819" calcext:value-type="float">
            <text:p>6.713819</text:p>
          </table:table-cell>
          <table:table-cell office:value-type="float" office:value="6.6399229512" calcext:value-type="float">
            <text:p>6.6399229512</text:p>
          </table:table-cell>
          <table:table-cell table:formula="of:=POWER([.C2550]-6.75;2)" office:value-type="float" office:value="0.0121169566725176" calcext:value-type="float">
            <text:p>0.0121169567</text:p>
          </table:table-cell>
          <table:table-cell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6.711289" calcext:value-type="float">
            <text:p>6.711289</text:p>
          </table:table-cell>
          <table:table-cell office:value-type="float" office:value="6.6397587378" calcext:value-type="float">
            <text:p>6.6397587378</text:p>
          </table:table-cell>
          <table:table-cell table:formula="of:=POWER([.C2551]-6.75;2)" office:value-type="float" office:value="0.0121531358914491" calcext:value-type="float">
            <text:p>0.0121531359</text:p>
          </table:table-cell>
          <table:table-cell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6.70875" calcext:value-type="float">
            <text:p>6.70875</text:p>
          </table:table-cell>
          <table:table-cell office:value-type="float" office:value="6.6395994276" calcext:value-type="float">
            <text:p>6.6395994276</text:p>
          </table:table-cell>
          <table:table-cell table:formula="of:=POWER([.C2552]-6.75;2)" office:value-type="float" office:value="0.0121882863862476" calcext:value-type="float">
            <text:p>0.0121882864</text:p>
          </table:table-cell>
          <table:table-cell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6.706203" calcext:value-type="float">
            <text:p>6.706203</text:p>
          </table:table-cell>
          <table:table-cell office:value-type="float" office:value="6.6394450737" calcext:value-type="float">
            <text:p>6.6394450737</text:p>
          </table:table-cell>
          <table:table-cell table:formula="of:=POWER([.C2553]-6.75;2)" office:value-type="float" office:value="0.0122223917291984" calcext:value-type="float">
            <text:p>0.0122223917</text:p>
          </table:table-cell>
          <table:table-cell/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6.703647" calcext:value-type="float">
            <text:p>6.703647</text:p>
          </table:table-cell>
          <table:table-cell office:value-type="float" office:value="6.6392957271" calcext:value-type="float">
            <text:p>6.6392957271</text:p>
          </table:table-cell>
          <table:table-cell table:formula="of:=POWER([.C2554]-6.75;2)" office:value-type="float" office:value="0.0122554360383176" calcext:value-type="float">
            <text:p>0.012255436</text:p>
          </table:table-cell>
          <table:table-cell/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6.701082" calcext:value-type="float">
            <text:p>6.701082</text:p>
          </table:table-cell>
          <table:table-cell office:value-type="float" office:value="6.6391514417" calcext:value-type="float">
            <text:p>6.6391514417</text:p>
          </table:table-cell>
          <table:table-cell table:formula="of:=POWER([.C2555]-6.75;2)" office:value-type="float" office:value="0.0122874028771885" calcext:value-type="float">
            <text:p>0.0122874029</text:p>
          </table:table-cell>
          <table:table-cell/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6.69851" calcext:value-type="float">
            <text:p>6.69851</text:p>
          </table:table-cell>
          <table:table-cell office:value-type="float" office:value="6.6390122719" calcext:value-type="float">
            <text:p>6.6390122719</text:p>
          </table:table-cell>
          <table:table-cell table:formula="of:=POWER([.C2556]-6.75;2)" office:value-type="float" office:value="0.0123182757887994" calcext:value-type="float">
            <text:p>0.0123182758</text:p>
          </table:table-cell>
          <table:table-cell/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6.695931" calcext:value-type="float">
            <text:p>6.695931</text:p>
          </table:table-cell>
          <table:table-cell office:value-type="float" office:value="6.638878268" calcext:value-type="float">
            <text:p>6.638878268</text:p>
          </table:table-cell>
          <table:table-cell table:formula="of:=POWER([.C2557]-6.75;2)" office:value-type="float" office:value="0.0123480393226798" calcext:value-type="float">
            <text:p>0.0123480393</text:p>
          </table:table-cell>
          <table:table-cell/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6.693345" calcext:value-type="float">
            <text:p>6.693345</text:p>
          </table:table-cell>
          <table:table-cell office:value-type="float" office:value="6.6387494808" calcext:value-type="float">
            <text:p>6.6387494808</text:p>
          </table:table-cell>
          <table:table-cell table:formula="of:=POWER([.C2558]-6.75;2)" office:value-type="float" office:value="0.0123766780222697" calcext:value-type="float">
            <text:p>0.012376678</text:p>
          </table:table-cell>
          <table:table-cell/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6.690754" calcext:value-type="float">
            <text:p>6.690754</text:p>
          </table:table-cell>
          <table:table-cell office:value-type="float" office:value="6.6386259615" calcext:value-type="float">
            <text:p>6.6386259615</text:p>
          </table:table-cell>
          <table:table-cell table:formula="of:=POWER([.C2559]-6.75;2)" office:value-type="float" office:value="0.0124041764517995" calcext:value-type="float">
            <text:p>0.0124041765</text:p>
          </table:table-cell>
          <table:table-cell/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6.68816" calcext:value-type="float">
            <text:p>6.68816</text:p>
          </table:table-cell>
          <table:table-cell office:value-type="float" office:value="6.6385077574" calcext:value-type="float">
            <text:p>6.6385077574</text:p>
          </table:table-cell>
          <table:table-cell table:formula="of:=POWER([.C2560]-6.75;2)" office:value-type="float" office:value="0.0124305201599772" calcext:value-type="float">
            <text:p>0.0124305202</text:p>
          </table:table-cell>
          <table:table-cell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6.685562" calcext:value-type="float">
            <text:p>6.685562</text:p>
          </table:table-cell>
          <table:table-cell office:value-type="float" office:value="6.6383949114" calcext:value-type="float">
            <text:p>6.6383949114</text:p>
          </table:table-cell>
          <table:table-cell table:formula="of:=POWER([.C2561]-6.75;2)" office:value-type="float" office:value="0.0124556958014139" calcext:value-type="float">
            <text:p>0.0124556958</text:p>
          </table:table-cell>
          <table:table-cell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6.682963" calcext:value-type="float">
            <text:p>6.682963</text:p>
          </table:table-cell>
          <table:table-cell office:value-type="float" office:value="6.6382874692" calcext:value-type="float">
            <text:p>6.6382874692</text:p>
          </table:table-cell>
          <table:table-cell table:formula="of:=POWER([.C2562]-6.75;2)" office:value-type="float" office:value="0.012479689537741" calcext:value-type="float">
            <text:p>0.0124796895</text:p>
          </table:table-cell>
          <table:table-cell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6.680365" calcext:value-type="float">
            <text:p>6.680365</text:p>
          </table:table-cell>
          <table:table-cell office:value-type="float" office:value="6.6381854703" calcext:value-type="float">
            <text:p>6.6381854703</text:p>
          </table:table-cell>
          <table:table-cell table:formula="of:=POWER([.C2563]-6.75;2)" office:value-type="float" office:value="0.0125024890520322" calcext:value-type="float">
            <text:p>0.0125024891</text:p>
          </table:table-cell>
          <table:table-cell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6.677768" calcext:value-type="float">
            <text:p>6.677768</text:p>
          </table:table-cell>
          <table:table-cell office:value-type="float" office:value="6.6380889497" calcext:value-type="float">
            <text:p>6.6380889497</text:p>
          </table:table-cell>
          <table:table-cell table:formula="of:=POWER([.C2564]-6.75;2)" office:value-type="float" office:value="0.0125240831792491" calcext:value-type="float">
            <text:p>0.0125240832</text:p>
          </table:table-cell>
          <table:table-cell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6.675173" calcext:value-type="float">
            <text:p>6.675173</text:p>
          </table:table-cell>
          <table:table-cell office:value-type="float" office:value="6.6379979427" calcext:value-type="float">
            <text:p>6.6379979427</text:p>
          </table:table-cell>
          <table:table-cell table:formula="of:=POWER([.C2565]-6.75;2)" office:value-type="float" office:value="0.0125444608394324" calcext:value-type="float">
            <text:p>0.0125444608</text:p>
          </table:table-cell>
          <table:table-cell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6.672582" calcext:value-type="float">
            <text:p>6.672582</text:p>
          </table:table-cell>
          <table:table-cell office:value-type="float" office:value="6.6379124828" calcext:value-type="float">
            <text:p>6.6379124828</text:p>
          </table:table-cell>
          <table:table-cell table:formula="of:=POWER([.C2566]-6.75;2)" office:value-type="float" office:value="0.0125636115120603" calcext:value-type="float">
            <text:p>0.0125636115</text:p>
          </table:table-cell>
          <table:table-cell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6.669996" calcext:value-type="float">
            <text:p>6.669996</text:p>
          </table:table-cell>
          <table:table-cell office:value-type="float" office:value="6.6378325991" calcext:value-type="float">
            <text:p>6.6378325991</text:p>
          </table:table-cell>
          <table:table-cell table:formula="of:=POWER([.C2567]-6.75;2)" office:value-type="float" office:value="0.0125815258246613" calcext:value-type="float">
            <text:p>0.0125815258</text:p>
          </table:table-cell>
          <table:table-cell/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6.667416" calcext:value-type="float">
            <text:p>6.667416</text:p>
          </table:table-cell>
          <table:table-cell office:value-type="float" office:value="6.6377583187" calcext:value-type="float">
            <text:p>6.6377583187</text:p>
          </table:table-cell>
          <table:table-cell table:formula="of:=POWER([.C2568]-6.75;2)" office:value-type="float" office:value="0.0125981950210509" calcext:value-type="float">
            <text:p>0.012598195</text:p>
          </table:table-cell>
          <table:table-cell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6.664841" calcext:value-type="float">
            <text:p>6.664841</text:p>
          </table:table-cell>
          <table:table-cell office:value-type="float" office:value="6.6376896667" calcext:value-type="float">
            <text:p>6.6376896667</text:p>
          </table:table-cell>
          <table:table-cell table:formula="of:=POWER([.C2569]-6.75;2)" office:value-type="float" office:value="0.0126136109659571" calcext:value-type="float">
            <text:p>0.012613611</text:p>
          </table:table-cell>
          <table:table-cell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6.662272" calcext:value-type="float">
            <text:p>6.662272</text:p>
          </table:table-cell>
          <table:table-cell office:value-type="float" office:value="6.6376266705" calcext:value-type="float">
            <text:p>6.6376266705</text:p>
          </table:table-cell>
          <table:table-cell table:formula="of:=POWER([.C2570]-6.75;2)" office:value-type="float" office:value="0.0126277651829157" calcext:value-type="float">
            <text:p>0.0126277652</text:p>
          </table:table-cell>
          <table:table-cell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6.659709" calcext:value-type="float">
            <text:p>6.659709</text:p>
          </table:table-cell>
          <table:table-cell office:value-type="float" office:value="6.6375693558" calcext:value-type="float">
            <text:p>6.6375693558</text:p>
          </table:table-cell>
          <table:table-cell table:formula="of:=POWER([.C2571]-6.75;2)" office:value-type="float" office:value="0.012640649755227" calcext:value-type="float">
            <text:p>0.0126406498</text:p>
          </table:table-cell>
          <table:table-cell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6.657152" calcext:value-type="float">
            <text:p>6.657152</text:p>
          </table:table-cell>
          <table:table-cell office:value-type="float" office:value="6.6375177483" calcext:value-type="float">
            <text:p>6.6375177483</text:p>
          </table:table-cell>
          <table:table-cell table:formula="of:=POWER([.C2572]-6.75;2)" office:value-type="float" office:value="0.012652256947502" calcext:value-type="float">
            <text:p>0.0126522569</text:p>
          </table:table-cell>
          <table:table-cell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6.654599" calcext:value-type="float">
            <text:p>6.654599</text:p>
          </table:table-cell>
          <table:table-cell office:value-type="float" office:value="6.6374718738" calcext:value-type="float">
            <text:p>6.6374718738</text:p>
          </table:table-cell>
          <table:table-cell table:formula="of:=POWER([.C2573]-6.75;2)" office:value-type="float" office:value="0.0126625791860831" calcext:value-type="float">
            <text:p>0.0126625792</text:p>
          </table:table-cell>
          <table:table-cell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6.652048" calcext:value-type="float">
            <text:p>6.652048</text:p>
          </table:table-cell>
          <table:table-cell office:value-type="float" office:value="6.6374317635" calcext:value-type="float">
            <text:p>6.6374317635</text:p>
          </table:table-cell>
          <table:table-cell table:formula="of:=POWER([.C2574]-6.75;2)" office:value-type="float" office:value="0.0126716078687198" calcext:value-type="float">
            <text:p>0.0126716079</text:p>
          </table:table-cell>
          <table:table-cell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6.649499" calcext:value-type="float">
            <text:p>6.649499</text:p>
          </table:table-cell>
          <table:table-cell office:value-type="float" office:value="6.6373974531" calcext:value-type="float">
            <text:p>6.6373974531</text:p>
          </table:table-cell>
          <table:table-cell table:formula="of:=POWER([.C2575]-6.75;2)" office:value-type="float" office:value="0.0126793335683667" calcext:value-type="float">
            <text:p>0.0126793336</text:p>
          </table:table-cell>
          <table:table-cell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6.64695" calcext:value-type="float">
            <text:p>6.64695</text:p>
          </table:table-cell>
          <table:table-cell office:value-type="float" office:value="6.6373689788" calcext:value-type="float">
            <text:p>6.6373689788</text:p>
          </table:table-cell>
          <table:table-cell table:formula="of:=POWER([.C2576]-6.75;2)" office:value-type="float" office:value="0.0126857469365549" calcext:value-type="float">
            <text:p>0.0126857469</text:p>
          </table:table-cell>
          <table:table-cell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6.644396" calcext:value-type="float">
            <text:p>6.644396</text:p>
          </table:table-cell>
          <table:table-cell office:value-type="float" office:value="6.6373463821" calcext:value-type="float">
            <text:p>6.6373463821</text:p>
          </table:table-cell>
          <table:table-cell table:formula="of:=POWER([.C2577]-6.75;2)" office:value-type="float" office:value="0.0126908376259591" calcext:value-type="float">
            <text:p>0.0126908376</text:p>
          </table:table-cell>
          <table:table-cell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6.641837" calcext:value-type="float">
            <text:p>6.641837</text:p>
          </table:table-cell>
          <table:table-cell office:value-type="float" office:value="6.6373297163" calcext:value-type="float">
            <text:p>6.6373297163</text:p>
          </table:table-cell>
          <table:table-cell table:formula="of:=POWER([.C2578]-6.75;2)" office:value-type="float" office:value="0.0126945928290385" calcext:value-type="float">
            <text:p>0.0126945928</text:p>
          </table:table-cell>
          <table:table-cell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6.639268" calcext:value-type="float">
            <text:p>6.639268</text:p>
          </table:table-cell>
          <table:table-cell office:value-type="float" office:value="6.6373190355" calcext:value-type="float">
            <text:p>6.6373190355</text:p>
          </table:table-cell>
          <table:table-cell table:formula="of:=POWER([.C2579]-6.75;2)" office:value-type="float" office:value="0.0126969997606503" calcext:value-type="float">
            <text:p>0.0126969998</text:p>
          </table:table-cell>
          <table:table-cell/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6.636686" calcext:value-type="float">
            <text:p>6.636686</text:p>
          </table:table-cell>
          <table:table-cell office:value-type="float" office:value="6.6373144062" calcext:value-type="float">
            <text:p>6.6373144062</text:p>
          </table:table-cell>
          <table:table-cell table:formula="of:=POWER([.C2580]-6.75;2)" office:value-type="float" office:value="0.0126980430500586" calcext:value-type="float">
            <text:p>0.0126980431</text:p>
          </table:table-cell>
          <table:table-cell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6.634086" calcext:value-type="float">
            <text:p>6.634086</text:p>
          </table:table-cell>
          <table:table-cell office:value-type="float" office:value="6.6373159024" calcext:value-type="float">
            <text:p>6.6373159024</text:p>
          </table:table-cell>
          <table:table-cell table:formula="of:=POWER([.C2581]-6.75;2)" office:value-type="float" office:value="0.0126977058519263" calcext:value-type="float">
            <text:p>0.0126977059</text:p>
          </table:table-cell>
          <table:table-cell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6.631466" calcext:value-type="float">
            <text:p>6.631466</text:p>
          </table:table-cell>
          <table:table-cell office:value-type="float" office:value="6.637323611" calcext:value-type="float">
            <text:p>6.637323611</text:p>
          </table:table-cell>
          <table:table-cell table:formula="of:=POWER([.C2582]-6.75;2)" office:value-type="float" office:value="0.0126959686380793" calcext:value-type="float">
            <text:p>0.0126959686</text:p>
          </table:table-cell>
          <table:table-cell/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6.628821" calcext:value-type="float">
            <text:p>6.628821</text:p>
          </table:table-cell>
          <table:table-cell office:value-type="float" office:value="6.6373376244" calcext:value-type="float">
            <text:p>6.6373376244</text:p>
          </table:table-cell>
          <table:table-cell table:formula="of:=POWER([.C2583]-6.75;2)" office:value-type="float" office:value="0.0126928108758355" calcext:value-type="float">
            <text:p>0.0126928109</text:p>
          </table:table-cell>
          <table:table-cell/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6.626146" calcext:value-type="float">
            <text:p>6.626146</text:p>
          </table:table-cell>
          <table:table-cell office:value-type="float" office:value="6.637358048" calcext:value-type="float">
            <text:p>6.637358048</text:p>
          </table:table-cell>
          <table:table-cell table:formula="of:=POWER([.C2584]-6.75;2)" office:value-type="float" office:value="0.0126882093503702" calcext:value-type="float">
            <text:p>0.0126882094</text:p>
          </table:table-cell>
          <table:table-cell/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6.623437" calcext:value-type="float">
            <text:p>6.623437</text:p>
          </table:table-cell>
          <table:table-cell office:value-type="float" office:value="6.637385" calcext:value-type="float">
            <text:p>6.637385</text:p>
          </table:table-cell>
          <table:table-cell table:formula="of:=POWER([.C2585]-6.75;2)" office:value-type="float" office:value="0.012682138225" calcext:value-type="float">
            <text:p>0.0126821382</text:p>
          </table:table-cell>
          <table:table-cell/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6.620689" calcext:value-type="float">
            <text:p>6.620689</text:p>
          </table:table-cell>
          <table:table-cell office:value-type="float" office:value="6.6374186096" calcext:value-type="float">
            <text:p>6.6374186096</text:p>
          </table:table-cell>
          <table:table-cell table:formula="of:=POWER([.C2586]-6.75;2)" office:value-type="float" office:value="0.0126745694643972" calcext:value-type="float">
            <text:p>0.0126745695</text:p>
          </table:table-cell>
          <table:table-cell/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6.6179" calcext:value-type="float">
            <text:p>6.6179</text:p>
          </table:table-cell>
          <table:table-cell office:value-type="float" office:value="6.6374590193" calcext:value-type="float">
            <text:p>6.6374590193</text:p>
          </table:table-cell>
          <table:table-cell table:formula="of:=POWER([.C2587]-6.75;2)" office:value-type="float" office:value="0.0126654723369179" calcext:value-type="float">
            <text:p>0.0126654723</text:p>
          </table:table-cell>
          <table:table-cell/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6.615064" calcext:value-type="float">
            <text:p>6.615064</text:p>
          </table:table-cell>
          <table:table-cell office:value-type="float" office:value="6.6375063777" calcext:value-type="float">
            <text:p>6.6375063777</text:p>
          </table:table-cell>
          <table:table-cell table:formula="of:=POWER([.C2588]-6.75;2)" office:value-type="float" office:value="0.012654815058175" calcext:value-type="float">
            <text:p>0.0126548151</text:p>
          </table:table-cell>
          <table:table-cell/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6.612178" calcext:value-type="float">
            <text:p>6.612178</text:p>
          </table:table-cell>
          <table:table-cell office:value-type="float" office:value="6.6375608495" calcext:value-type="float">
            <text:p>6.6375608495</text:p>
          </table:table-cell>
          <table:table-cell table:formula="of:=POWER([.C2589]-6.75;2)" office:value-type="float" office:value="0.0126425625651617" calcext:value-type="float">
            <text:p>0.0126425626</text:p>
          </table:table-cell>
          <table:table-cell/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6.609239" calcext:value-type="float">
            <text:p>6.609239</text:p>
          </table:table-cell>
          <table:table-cell office:value-type="float" office:value="6.6376226083" calcext:value-type="float">
            <text:p>6.6376226083</text:p>
          </table:table-cell>
          <table:table-cell table:formula="of:=POWER([.C2590]-6.75;2)" office:value-type="float" office:value="0.0126286781652952" calcext:value-type="float">
            <text:p>0.0126286782</text:p>
          </table:table-cell>
          <table:table-cell/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6.606244" calcext:value-type="float">
            <text:p>6.606244</text:p>
          </table:table-cell>
          <table:table-cell office:value-type="float" office:value="6.6376918366" calcext:value-type="float">
            <text:p>6.6376918366</text:p>
          </table:table-cell>
          <table:table-cell table:formula="of:=POWER([.C2591]-6.75;2)" office:value-type="float" office:value="0.0126131235662811" calcext:value-type="float">
            <text:p>0.0126131236</text:p>
          </table:table-cell>
          <table:table-cell/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6.603191" calcext:value-type="float">
            <text:p>6.603191</text:p>
          </table:table-cell>
          <table:table-cell office:value-type="float" office:value="6.6377687262" calcext:value-type="float">
            <text:p>6.6377687262</text:p>
          </table:table-cell>
          <table:table-cell table:formula="of:=POWER([.C2592]-6.75;2)" office:value-type="float" office:value="0.0125958588187706" calcext:value-type="float">
            <text:p>0.0125958588</text:p>
          </table:table-cell>
          <table:table-cell/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6.600078" calcext:value-type="float">
            <text:p>6.600078</text:p>
          </table:table-cell>
          <table:table-cell office:value-type="float" office:value="6.6378534755" calcext:value-type="float">
            <text:p>6.6378534755</text:p>
          </table:table-cell>
          <table:table-cell table:formula="of:=POWER([.C2593]-6.75;2)" office:value-type="float" office:value="0.0125768429574291" calcext:value-type="float">
            <text:p>0.012576843</text:p>
          </table:table-cell>
          <table:table-cell/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6.596904" calcext:value-type="float">
            <text:p>6.596904</text:p>
          </table:table-cell>
          <table:table-cell office:value-type="float" office:value="6.6379462899" calcext:value-type="float">
            <text:p>6.6379462899</text:p>
          </table:table-cell>
          <table:table-cell table:formula="of:=POWER([.C2594]-6.75;2)" office:value-type="float" office:value="0.0125560339471748" calcext:value-type="float">
            <text:p>0.0125560339</text:p>
          </table:table-cell>
          <table:table-cell/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6.593671" calcext:value-type="float">
            <text:p>6.593671</text:p>
          </table:table-cell>
          <table:table-cell office:value-type="float" office:value="6.6380473793" calcext:value-type="float">
            <text:p>6.6380473793</text:p>
          </table:table-cell>
          <table:table-cell table:formula="of:=POWER([.C2595]-6.75;2)" office:value-type="float" office:value="0.0125333892815981" calcext:value-type="float">
            <text:p>0.0125333893</text:p>
          </table:table-cell>
          <table:table-cell/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6.590377" calcext:value-type="float">
            <text:p>6.590377</text:p>
          </table:table-cell>
          <table:table-cell office:value-type="float" office:value="6.6381569506" calcext:value-type="float">
            <text:p>6.6381569506</text:p>
          </table:table-cell>
          <table:table-cell table:formula="of:=POWER([.C2596]-6.75;2)" office:value-type="float" office:value="0.0125088676990908" calcext:value-type="float">
            <text:p>0.0125088677</text:p>
          </table:table-cell>
          <table:table-cell/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6.587026" calcext:value-type="float">
            <text:p>6.587026</text:p>
          </table:table-cell>
          <table:table-cell office:value-type="float" office:value="6.6382752178" calcext:value-type="float">
            <text:p>6.6382752178</text:p>
          </table:table-cell>
          <table:table-cell table:formula="of:=POWER([.C2597]-6.75;2)" office:value-type="float" office:value="0.0124824269576373" calcext:value-type="float">
            <text:p>0.012482427</text:p>
          </table:table-cell>
          <table:table-cell/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6.58362" calcext:value-type="float">
            <text:p>6.58362</text:p>
          </table:table-cell>
          <table:table-cell office:value-type="float" office:value="6.6384023871" calcext:value-type="float">
            <text:p>6.6384023871</text:p>
          </table:table-cell>
          <table:table-cell table:formula="of:=POWER([.C2598]-6.75;2)" office:value-type="float" office:value="0.0124540272049782" calcext:value-type="float">
            <text:p>0.0124540272</text:p>
          </table:table-cell>
          <table:table-cell/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6.580162" calcext:value-type="float">
            <text:p>6.580162</text:p>
          </table:table-cell>
          <table:table-cell office:value-type="float" office:value="6.6385386617" calcext:value-type="float">
            <text:p>6.6385386617</text:p>
          </table:table-cell>
          <table:table-cell table:formula="of:=POWER([.C2599]-6.75;2)" office:value-type="float" office:value="0.012423629935627" calcext:value-type="float">
            <text:p>0.0124236299</text:p>
          </table:table-cell>
          <table:table-cell/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6.576658" calcext:value-type="float">
            <text:p>6.576658</text:p>
          </table:table-cell>
          <table:table-cell office:value-type="float" office:value="6.6386842394" calcext:value-type="float">
            <text:p>6.6386842394</text:p>
          </table:table-cell>
          <table:table-cell table:formula="of:=POWER([.C2600]-6.75;2)" office:value-type="float" office:value="0.0123911985579565" calcext:value-type="float">
            <text:p>0.0123911986</text:p>
          </table:table-cell>
          <table:table-cell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6.573113" calcext:value-type="float">
            <text:p>6.573113</text:p>
          </table:table-cell>
          <table:table-cell office:value-type="float" office:value="6.638839305" calcext:value-type="float">
            <text:p>6.638839305</text:p>
          </table:table-cell>
          <table:table-cell table:formula="of:=POWER([.C2601]-6.75;2)" office:value-type="float" office:value="0.012356700112883" calcext:value-type="float">
            <text:p>0.0123567001</text:p>
          </table:table-cell>
          <table:table-cell/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6.569534" calcext:value-type="float">
            <text:p>6.569534</text:p>
          </table:table-cell>
          <table:table-cell office:value-type="float" office:value="6.6390040326" calcext:value-type="float">
            <text:p>6.6390040326</text:p>
          </table:table-cell>
          <table:table-cell table:formula="of:=POWER([.C2602]-6.75;2)" office:value-type="float" office:value="0.0123201047790619" calcext:value-type="float">
            <text:p>0.0123201048</text:p>
          </table:table-cell>
          <table:table-cell/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6.565928" calcext:value-type="float">
            <text:p>6.565928</text:p>
          </table:table-cell>
          <table:table-cell office:value-type="float" office:value="6.6391785804" calcext:value-type="float">
            <text:p>6.6391785804</text:p>
          </table:table-cell>
          <table:table-cell table:formula="of:=POWER([.C2603]-6.75;2)" office:value-type="float" office:value="0.0122813870421592" calcext:value-type="float">
            <text:p>0.012281387</text:p>
          </table:table-cell>
          <table:table-cell/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6.562304" calcext:value-type="float">
            <text:p>6.562304</text:p>
          </table:table-cell>
          <table:table-cell office:value-type="float" office:value="6.6393630907" calcext:value-type="float">
            <text:p>6.6393630907</text:p>
          </table:table-cell>
          <table:table-cell table:formula="of:=POWER([.C2604]-6.75;2)" office:value-type="float" office:value="0.0122405256994565" calcext:value-type="float">
            <text:p>0.0122405257</text:p>
          </table:table-cell>
          <table:table-cell/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6.558672" calcext:value-type="float">
            <text:p>6.558672</text:p>
          </table:table-cell>
          <table:table-cell office:value-type="float" office:value="6.6395576843" calcext:value-type="float">
            <text:p>6.6395576843</text:p>
          </table:table-cell>
          <table:table-cell table:formula="of:=POWER([.C2605]-6.75;2)" office:value-type="float" office:value="0.0121975050971785" calcext:value-type="float">
            <text:p>0.0121975051</text:p>
          </table:table-cell>
          <table:table-cell/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6.555042" calcext:value-type="float">
            <text:p>6.555042</text:p>
          </table:table-cell>
          <table:table-cell office:value-type="float" office:value="6.6397624582" calcext:value-type="float">
            <text:p>6.6397624582</text:p>
          </table:table-cell>
          <table:table-cell table:formula="of:=POWER([.C2606]-6.75;2)" office:value-type="float" office:value="0.0121523156221068" calcext:value-type="float">
            <text:p>0.0121523156</text:p>
          </table:table-cell>
          <table:table-cell/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6.551424" calcext:value-type="float">
            <text:p>6.551424</text:p>
          </table:table-cell>
          <table:table-cell office:value-type="float" office:value="6.6399774848" calcext:value-type="float">
            <text:p>6.6399774848</text:p>
          </table:table-cell>
          <table:table-cell table:formula="of:=POWER([.C2607]-6.75;2)" office:value-type="float" office:value="0.0121049538509342" calcext:value-type="float">
            <text:p>0.0121049539</text:p>
          </table:table-cell>
          <table:table-cell/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6.54783" calcext:value-type="float">
            <text:p>6.54783</text:p>
          </table:table-cell>
          <table:table-cell office:value-type="float" office:value="6.6402028117" calcext:value-type="float">
            <text:p>6.6402028117</text:p>
          </table:table-cell>
          <table:table-cell table:formula="of:=POWER([.C2608]-6.75;2)" office:value-type="float" office:value="0.0120554225585856" calcext:value-type="float">
            <text:p>0.0120554226</text:p>
          </table:table-cell>
          <table:table-cell/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6.544272" calcext:value-type="float">
            <text:p>6.544272</text:p>
          </table:table-cell>
          <table:table-cell office:value-type="float" office:value="6.6404384566" calcext:value-type="float">
            <text:p>6.6404384566</text:p>
          </table:table-cell>
          <table:table-cell table:formula="of:=POWER([.C2609]-6.75;2)" office:value-type="float" office:value="0.0120037317921901" calcext:value-type="float">
            <text:p>0.0120037318</text:p>
          </table:table-cell>
          <table:table-cell/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6.540763" calcext:value-type="float">
            <text:p>6.540763</text:p>
          </table:table-cell>
          <table:table-cell office:value-type="float" office:value="6.6406844066" calcext:value-type="float">
            <text:p>6.6406844066</text:p>
          </table:table-cell>
          <table:table-cell table:formula="of:=POWER([.C2610]-6.75;2)" office:value-type="float" office:value="0.0119498989603941" calcext:value-type="float">
            <text:p>0.011949899</text:p>
          </table:table-cell>
          <table:table-cell/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6.537315" calcext:value-type="float">
            <text:p>6.537315</text:p>
          </table:table-cell>
          <table:table-cell office:value-type="float" office:value="6.6409406154" calcext:value-type="float">
            <text:p>6.6409406154</text:p>
          </table:table-cell>
          <table:table-cell table:formula="of:=POWER([.C2611]-6.75;2)" office:value-type="float" office:value="0.0118939493693307" calcext:value-type="float">
            <text:p>0.0118939494</text:p>
          </table:table-cell>
          <table:table-cell/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6.533939" calcext:value-type="float">
            <text:p>6.533939</text:p>
          </table:table-cell>
          <table:table-cell office:value-type="float" office:value="6.6412070051" calcext:value-type="float">
            <text:p>6.6412070051</text:p>
          </table:table-cell>
          <table:table-cell table:formula="of:=POWER([.C2612]-6.75;2)" office:value-type="float" office:value="0.0118359157393114" calcext:value-type="float">
            <text:p>0.0118359157</text:p>
          </table:table-cell>
          <table:table-cell/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6.530649" calcext:value-type="float">
            <text:p>6.530649</text:p>
          </table:table-cell>
          <table:table-cell office:value-type="float" office:value="6.6414834691" calcext:value-type="float">
            <text:p>6.6414834691</text:p>
          </table:table-cell>
          <table:table-cell table:formula="of:=POWER([.C2613]-6.75;2)" office:value-type="float" office:value="0.0117758374785707" calcext:value-type="float">
            <text:p>0.0117758375</text:p>
          </table:table-cell>
          <table:table-cell/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6.527456" calcext:value-type="float">
            <text:p>6.527456</text:p>
          </table:table-cell>
          <table:table-cell office:value-type="float" office:value="6.641769863" calcext:value-type="float">
            <text:p>6.641769863</text:p>
          </table:table-cell>
          <table:table-cell table:formula="of:=POWER([.C2614]-6.75;2)" office:value-type="float" office:value="0.0117137625550387" calcext:value-type="float">
            <text:p>0.0117137626</text:p>
          </table:table-cell>
          <table:table-cell/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6.524371" calcext:value-type="float">
            <text:p>6.524371</text:p>
          </table:table-cell>
          <table:table-cell office:value-type="float" office:value="6.642066013" calcext:value-type="float">
            <text:p>6.642066013</text:p>
          </table:table-cell>
          <table:table-cell table:formula="of:=POWER([.C2615]-6.75;2)" office:value-type="float" office:value="0.0116497455497162" calcext:value-type="float">
            <text:p>0.0116497455</text:p>
          </table:table-cell>
          <table:table-cell/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6.521406" calcext:value-type="float">
            <text:p>6.521406</text:p>
          </table:table-cell>
          <table:table-cell office:value-type="float" office:value="6.6423717143" calcext:value-type="float">
            <text:p>6.6423717143</text:p>
          </table:table-cell>
          <table:table-cell table:formula="of:=POWER([.C2616]-6.75;2)" office:value-type="float" office:value="0.0115838478827208" calcext:value-type="float">
            <text:p>0.0115838479</text:p>
          </table:table-cell>
          <table:table-cell/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6.51857" calcext:value-type="float">
            <text:p>6.51857</text:p>
          </table:table-cell>
          <table:table-cell office:value-type="float" office:value="6.6426867292" calcext:value-type="float">
            <text:p>6.6426867292</text:p>
          </table:table-cell>
          <table:table-cell table:formula="of:=POWER([.C2617]-6.75;2)" office:value-type="float" office:value="0.0115161380897941" calcext:value-type="float">
            <text:p>0.0115161381</text:p>
          </table:table-cell>
          <table:table-cell/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6.515872" calcext:value-type="float">
            <text:p>6.515872</text:p>
          </table:table-cell>
          <table:table-cell office:value-type="float" office:value="6.6430107937" calcext:value-type="float">
            <text:p>6.6430107937</text:p>
          </table:table-cell>
          <table:table-cell table:formula="of:=POWER([.C2618]-6.75;2)" office:value-type="float" office:value="0.0114466902647039" calcext:value-type="float">
            <text:p>0.0114466903</text:p>
          </table:table-cell>
          <table:table-cell/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6.513319" calcext:value-type="float">
            <text:p>6.513319</text:p>
          </table:table-cell>
          <table:table-cell office:value-type="float" office:value="6.6433436178" calcext:value-type="float">
            <text:p>6.6433436178</text:p>
          </table:table-cell>
          <table:table-cell table:formula="of:=POWER([.C2619]-6.75;2)" office:value-type="float" office:value="0.0113755838639924" calcext:value-type="float">
            <text:p>0.0113755839</text:p>
          </table:table-cell>
          <table:table-cell/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6.510918" calcext:value-type="float">
            <text:p>6.510918</text:p>
          </table:table-cell>
          <table:table-cell office:value-type="float" office:value="6.6436848898" calcext:value-type="float">
            <text:p>6.6436848898</text:p>
          </table:table-cell>
          <table:table-cell table:formula="of:=POWER([.C2620]-6.75;2)" office:value-type="float" office:value="0.0113029026568381" calcext:value-type="float">
            <text:p>0.0113029027</text:p>
          </table:table-cell>
          <table:table-cell/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6.508673" calcext:value-type="float">
            <text:p>6.508673</text:p>
          </table:table-cell>
          <table:table-cell office:value-type="float" office:value="6.6440342763" calcext:value-type="float">
            <text:p>6.6440342763</text:p>
          </table:table-cell>
          <table:table-cell table:formula="of:=POWER([.C2621]-6.75;2)" office:value-type="float" office:value="0.0112287345992647" calcext:value-type="float">
            <text:p>0.0112287346</text:p>
          </table:table-cell>
          <table:table-cell/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6.506588" calcext:value-type="float">
            <text:p>6.506588</text:p>
          </table:table-cell>
          <table:table-cell office:value-type="float" office:value="6.6443914301" calcext:value-type="float">
            <text:p>6.6443914301</text:p>
          </table:table-cell>
          <table:table-cell table:formula="of:=POWER([.C2622]-6.75;2)" office:value-type="float" office:value="0.0111531700363232" calcext:value-type="float">
            <text:p>0.01115317</text:p>
          </table:table-cell>
          <table:table-cell/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6.504664" calcext:value-type="float">
            <text:p>6.504664</text:p>
          </table:table-cell>
          <table:table-cell office:value-type="float" office:value="6.6447559894" calcext:value-type="float">
            <text:p>6.6447559894</text:p>
          </table:table-cell>
          <table:table-cell table:formula="of:=POWER([.C2623]-6.75;2)" office:value-type="float" office:value="0.0110763017671729" calcext:value-type="float">
            <text:p>0.0110763018</text:p>
          </table:table-cell>
          <table:table-cell/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6.5029" calcext:value-type="float">
            <text:p>6.5029</text:p>
          </table:table-cell>
          <table:table-cell office:value-type="float" office:value="6.6451275862" calcext:value-type="float">
            <text:p>6.6451275862</text:p>
          </table:table-cell>
          <table:table-cell table:formula="of:=POWER([.C2624]-6.75;2)" office:value-type="float" office:value="0.0109982231762384" calcext:value-type="float">
            <text:p>0.0109982232</text:p>
          </table:table-cell>
          <table:table-cell/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6.501295" calcext:value-type="float">
            <text:p>6.501295</text:p>
          </table:table-cell>
          <table:table-cell office:value-type="float" office:value="6.6455058511" calcext:value-type="float">
            <text:p>6.6455058511</text:p>
          </table:table-cell>
          <table:table-cell table:formula="of:=POWER([.C2625]-6.75;2)" office:value-type="float" office:value="0.0109190271543353" calcext:value-type="float">
            <text:p>0.0109190272</text:p>
          </table:table-cell>
          <table:table-cell/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6.499844" calcext:value-type="float">
            <text:p>6.499844</text:p>
          </table:table-cell>
          <table:table-cell office:value-type="float" office:value="6.6458904133" calcext:value-type="float">
            <text:p>6.6458904133</text:p>
          </table:table-cell>
          <table:table-cell table:formula="of:=POWER([.C2626]-6.75;2)" office:value-type="float" office:value="0.0108388060428448" calcext:value-type="float">
            <text:p>0.010838806</text:p>
          </table:table-cell>
          <table:table-cell/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6.498541" calcext:value-type="float">
            <text:p>6.498541</text:p>
          </table:table-cell>
          <table:table-cell office:value-type="float" office:value="6.6462809118" calcext:value-type="float">
            <text:p>6.6462809118</text:p>
          </table:table-cell>
          <table:table-cell table:formula="of:=POWER([.C2627]-6.75;2)" office:value-type="float" office:value="0.0107576492570394" calcext:value-type="float">
            <text:p>0.0107576493</text:p>
          </table:table-cell>
          <table:table-cell/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6.497379" calcext:value-type="float">
            <text:p>6.497379</text:p>
          </table:table-cell>
          <table:table-cell office:value-type="float" office:value="6.6466769973" calcext:value-type="float">
            <text:p>6.6466769973</text:p>
          </table:table-cell>
          <table:table-cell table:formula="of:=POWER([.C2628]-6.75;2)" office:value-type="float" office:value="0.0106756428869442" calcext:value-type="float">
            <text:p>0.0106756429</text:p>
          </table:table-cell>
          <table:table-cell/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6.496347" calcext:value-type="float">
            <text:p>6.496347</text:p>
          </table:table-cell>
          <table:table-cell office:value-type="float" office:value="6.647078336" calcext:value-type="float">
            <text:p>6.647078336</text:p>
          </table:table-cell>
          <table:table-cell table:formula="of:=POWER([.C2629]-6.75;2)" office:value-type="float" office:value="0.0105928689205289" calcext:value-type="float">
            <text:p>0.0105928689</text:p>
          </table:table-cell>
          <table:table-cell/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6.495435" calcext:value-type="float">
            <text:p>6.495435</text:p>
          </table:table-cell>
          <table:table-cell office:value-type="float" office:value="6.6474846199" calcext:value-type="float">
            <text:p>6.6474846199</text:p>
          </table:table-cell>
          <table:table-cell table:formula="of:=POWER([.C2630]-6.75;2)" office:value-type="float" office:value="0.0105094031570474" calcext:value-type="float">
            <text:p>0.0105094032</text:p>
          </table:table-cell>
          <table:table-cell/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6.494628" calcext:value-type="float">
            <text:p>6.494628</text:p>
          </table:table-cell>
          <table:table-cell office:value-type="float" office:value="6.6478955649" calcext:value-type="float">
            <text:p>6.6478955649</text:p>
          </table:table-cell>
          <table:table-cell table:formula="of:=POWER([.C2631]-6.75;2)" office:value-type="float" office:value="0.0104253156670902" calcext:value-type="float">
            <text:p>0.0104253157</text:p>
          </table:table-cell>
          <table:table-cell/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6.493912" calcext:value-type="float">
            <text:p>6.493912</text:p>
          </table:table-cell>
          <table:table-cell office:value-type="float" office:value="6.6483109241" calcext:value-type="float">
            <text:p>6.6483109241</text:p>
          </table:table-cell>
          <table:table-cell table:formula="of:=POWER([.C2632]-6.75;2)" office:value-type="float" office:value="0.0103406681573959" calcext:value-type="float">
            <text:p>0.0103406682</text:p>
          </table:table-cell>
          <table:table-cell/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6.493271" calcext:value-type="float">
            <text:p>6.493271</text:p>
          </table:table-cell>
          <table:table-cell office:value-type="float" office:value="6.6487304864" calcext:value-type="float">
            <text:p>6.6487304864</text:p>
          </table:table-cell>
          <table:table-cell table:formula="of:=POWER([.C2633]-6.75;2)" office:value-type="float" office:value="0.0102555143847806" calcext:value-type="float">
            <text:p>0.0102555144</text:p>
          </table:table-cell>
          <table:table-cell/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6.492687" calcext:value-type="float">
            <text:p>6.492687</text:p>
          </table:table-cell>
          <table:table-cell office:value-type="float" office:value="6.6491540817" calcext:value-type="float">
            <text:p>6.6491540817</text:p>
          </table:table-cell>
          <table:table-cell table:formula="of:=POWER([.C2634]-6.75;2)" office:value-type="float" office:value="0.0101698992377703" calcext:value-type="float">
            <text:p>0.0101698992</text:p>
          </table:table-cell>
          <table:table-cell/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6.492142" calcext:value-type="float">
            <text:p>6.492142</text:p>
          </table:table-cell>
          <table:table-cell office:value-type="float" office:value="6.6495815874" calcext:value-type="float">
            <text:p>6.6495815874</text:p>
          </table:table-cell>
          <table:table-cell table:formula="of:=POWER([.C2635]-6.75;2)" office:value-type="float" office:value="0.0100838575891038" calcext:value-type="float">
            <text:p>0.0100838576</text:p>
          </table:table-cell>
          <table:table-cell/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6.491616" calcext:value-type="float">
            <text:p>6.491616</text:p>
          </table:table-cell>
          <table:table-cell office:value-type="float" office:value="6.6500129288" calcext:value-type="float">
            <text:p>6.6500129288</text:p>
          </table:table-cell>
          <table:table-cell table:formula="of:=POWER([.C2636]-6.75;2)" office:value-type="float" office:value="0.0099974144071539" calcext:value-type="float">
            <text:p>0.0099974144</text:p>
          </table:table-cell>
          <table:table-cell/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6.49109" calcext:value-type="float">
            <text:p>6.49109</text:p>
          </table:table-cell>
          <table:table-cell office:value-type="float" office:value="6.6504480852" calcext:value-type="float">
            <text:p>6.6504480852</text:p>
          </table:table-cell>
          <table:table-cell table:formula="of:=POWER([.C2637]-6.75;2)" office:value-type="float" office:value="0.00991058374034649" calcext:value-type="float">
            <text:p>0.0099105837</text:p>
          </table:table-cell>
          <table:table-cell/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6.490543" calcext:value-type="float">
            <text:p>6.490543</text:p>
          </table:table-cell>
          <table:table-cell office:value-type="float" office:value="6.6508870882" calcext:value-type="float">
            <text:p>6.6508870882</text:p>
          </table:table-cell>
          <table:table-cell table:formula="of:=POWER([.C2638]-6.75;2)" office:value-type="float" office:value="0.00982336928547454" calcext:value-type="float">
            <text:p>0.0098233693</text:p>
          </table:table-cell>
          <table:table-cell/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6.489954" calcext:value-type="float">
            <text:p>6.489954</text:p>
          </table:table-cell>
          <table:table-cell office:value-type="float" office:value="6.6513300276" calcext:value-type="float">
            <text:p>6.6513300276</text:p>
          </table:table-cell>
          <table:table-cell table:formula="of:=POWER([.C2639]-6.75;2)" office:value-type="float" office:value="0.00973576345341671" calcext:value-type="float">
            <text:p>0.0097357635</text:p>
          </table:table-cell>
          <table:table-cell/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6.489303" calcext:value-type="float">
            <text:p>6.489303</text:p>
          </table:table-cell>
          <table:table-cell office:value-type="float" office:value="6.6517770526" calcext:value-type="float">
            <text:p>6.6517770526</text:p>
          </table:table-cell>
          <table:table-cell table:formula="of:=POWER([.C2640]-6.75;2)" office:value-type="float" office:value="0.00964774739594317" calcext:value-type="float">
            <text:p>0.0096477474</text:p>
          </table:table-cell>
          <table:table-cell/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6.488569" calcext:value-type="float">
            <text:p>6.488569</text:p>
          </table:table-cell>
          <table:table-cell office:value-type="float" office:value="6.6522283694" calcext:value-type="float">
            <text:p>6.6522283694</text:p>
          </table:table-cell>
          <table:table-cell table:formula="of:=POWER([.C2641]-6.75;2)" office:value-type="float" office:value="0.00955929175018278" calcext:value-type="float">
            <text:p>0.0095592918</text:p>
          </table:table-cell>
          <table:table-cell/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6.487733" calcext:value-type="float">
            <text:p>6.487733</text:p>
          </table:table-cell>
          <table:table-cell office:value-type="float" office:value="6.6526842451" calcext:value-type="float">
            <text:p>6.6526842451</text:p>
          </table:table-cell>
          <table:table-cell table:formula="of:=POWER([.C2642]-6.75;2)" office:value-type="float" office:value="0.00947035615175694" calcext:value-type="float">
            <text:p>0.0094703562</text:p>
          </table:table-cell>
          <table:table-cell/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6.486775" calcext:value-type="float">
            <text:p>6.486775</text:p>
          </table:table-cell>
          <table:table-cell office:value-type="float" office:value="6.6531450028" calcext:value-type="float">
            <text:p>6.6531450028</text:p>
          </table:table-cell>
          <table:table-cell table:formula="of:=POWER([.C2643]-6.75;2)" office:value-type="float" office:value="0.00938089048261207" calcext:value-type="float">
            <text:p>0.0093808905</text:p>
          </table:table-cell>
          <table:table-cell/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6.485679" calcext:value-type="float">
            <text:p>6.485679</text:p>
          </table:table-cell>
          <table:table-cell office:value-type="float" office:value="6.6536110252" calcext:value-type="float">
            <text:p>6.6536110252</text:p>
          </table:table-cell>
          <table:table-cell table:formula="of:=POWER([.C2644]-6.75;2)" office:value-type="float" office:value="0.00929083446299503" calcext:value-type="float">
            <text:p>0.0092908345</text:p>
          </table:table-cell>
          <table:table-cell/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6.484427" calcext:value-type="float">
            <text:p>6.484427</text:p>
          </table:table-cell>
          <table:table-cell office:value-type="float" office:value="6.6540827444" calcext:value-type="float">
            <text:p>6.6540827444</text:p>
          </table:table-cell>
          <table:table-cell table:formula="of:=POWER([.C2645]-6.75;2)" office:value-type="float" office:value="0.0092001199218357" calcext:value-type="float">
            <text:p>0.0092001199</text:p>
          </table:table-cell>
          <table:table-cell/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6.483004" calcext:value-type="float">
            <text:p>6.483004</text:p>
          </table:table-cell>
          <table:table-cell office:value-type="float" office:value="6.6545606479" calcext:value-type="float">
            <text:p>6.6545606479</text:p>
          </table:table-cell>
          <table:table-cell table:formula="of:=POWER([.C2646]-6.75;2)" office:value-type="float" office:value="0.00910866992926771" calcext:value-type="float">
            <text:p>0.0091086699</text:p>
          </table:table-cell>
          <table:table-cell/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6.481397" calcext:value-type="float">
            <text:p>6.481397</text:p>
          </table:table-cell>
          <table:table-cell office:value-type="float" office:value="6.6550452712" calcext:value-type="float">
            <text:p>6.6550452712</text:p>
          </table:table-cell>
          <table:table-cell table:formula="of:=POWER([.C2647]-6.75;2)" office:value-type="float" office:value="0.00901640052148161" calcext:value-type="float">
            <text:p>0.0090164005</text:p>
          </table:table-cell>
          <table:table-cell/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6.479593" calcext:value-type="float">
            <text:p>6.479593</text:p>
          </table:table-cell>
          <table:table-cell office:value-type="float" office:value="6.6555371926" calcext:value-type="float">
            <text:p>6.6555371926</text:p>
          </table:table-cell>
          <table:table-cell table:formula="of:=POWER([.C2648]-6.75;2)" office:value-type="float" office:value="0.00892322198188954" calcext:value-type="float">
            <text:p>0.008923222</text:p>
          </table:table-cell>
          <table:table-cell/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6.477583" calcext:value-type="float">
            <text:p>6.477583</text:p>
          </table:table-cell>
          <table:table-cell office:value-type="float" office:value="6.6560370341" calcext:value-type="float">
            <text:p>6.6560370341</text:p>
          </table:table-cell>
          <table:table-cell table:formula="of:=POWER([.C2649]-6.75;2)" office:value-type="float" office:value="0.00882903896072462" calcext:value-type="float">
            <text:p>0.008829039</text:p>
          </table:table-cell>
          <table:table-cell/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6.475359" calcext:value-type="float">
            <text:p>6.475359</text:p>
          </table:table-cell>
          <table:table-cell office:value-type="float" office:value="6.6565454501" calcext:value-type="float">
            <text:p>6.6565454501</text:p>
          </table:table-cell>
          <table:table-cell table:formula="of:=POWER([.C2650]-6.75;2)" office:value-type="float" office:value="0.00873375289701153" calcext:value-type="float">
            <text:p>0.0087337529</text:p>
          </table:table-cell>
          <table:table-cell/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6.472916" calcext:value-type="float">
            <text:p>6.472916</text:p>
          </table:table-cell>
          <table:table-cell office:value-type="float" office:value="6.6570631257" calcext:value-type="float">
            <text:p>6.6570631257</text:p>
          </table:table-cell>
          <table:table-cell table:formula="of:=POWER([.C2651]-6.75;2)" office:value-type="float" office:value="0.00863726260465406" calcext:value-type="float">
            <text:p>0.0086372626</text:p>
          </table:table-cell>
          <table:table-cell/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6.470249" calcext:value-type="float">
            <text:p>6.470249</text:p>
          </table:table-cell>
          <table:table-cell office:value-type="float" office:value="6.6575907679" calcext:value-type="float">
            <text:p>6.6575907679</text:p>
          </table:table-cell>
          <table:table-cell table:formula="of:=POWER([.C2652]-6.75;2)" office:value-type="float" office:value="0.0085394661773116" calcext:value-type="float">
            <text:p>0.0085394662</text:p>
          </table:table-cell>
          <table:table-cell/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6.467358" calcext:value-type="float">
            <text:p>6.467358</text:p>
          </table:table-cell>
          <table:table-cell office:value-type="float" office:value="6.6581291063" calcext:value-type="float">
            <text:p>6.6581291063</text:p>
          </table:table-cell>
          <table:table-cell table:formula="of:=POWER([.C2653]-6.75;2)" office:value-type="float" office:value="0.00844026110923676" calcext:value-type="float">
            <text:p>0.0084402611</text:p>
          </table:table-cell>
          <table:table-cell/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6.464243" calcext:value-type="float">
            <text:p>6.464243</text:p>
          </table:table-cell>
          <table:table-cell office:value-type="float" office:value="6.658678879" calcext:value-type="float">
            <text:p>6.658678879</text:p>
          </table:table-cell>
          <table:table-cell table:formula="of:=POWER([.C2654]-6.75;2)" office:value-type="float" office:value="0.00833954714069664" calcext:value-type="float">
            <text:p>0.0083395471</text:p>
          </table:table-cell>
          <table:table-cell/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6.460907" calcext:value-type="float">
            <text:p>6.460907</text:p>
          </table:table-cell>
          <table:table-cell office:value-type="float" office:value="6.6592408324" calcext:value-type="float">
            <text:p>6.6592408324</text:p>
          </table:table-cell>
          <table:table-cell table:formula="of:=POWER([.C2655]-6.75;2)" office:value-type="float" office:value="0.00823722650344488" calcext:value-type="float">
            <text:p>0.0082372265</text:p>
          </table:table-cell>
          <table:table-cell/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6.457355" calcext:value-type="float">
            <text:p>6.457355</text:p>
          </table:table-cell>
          <table:table-cell office:value-type="float" office:value="6.659815713" calcext:value-type="float">
            <text:p>6.659815713</text:p>
          </table:table-cell>
          <table:table-cell table:formula="of:=POWER([.C2656]-6.75;2)" office:value-type="float" office:value="0.0081332056216983" calcext:value-type="float">
            <text:p>0.0081332056</text:p>
          </table:table-cell>
          <table:table-cell/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6.453594" calcext:value-type="float">
            <text:p>6.453594</text:p>
          </table:table-cell>
          <table:table-cell office:value-type="float" office:value="6.6604042616" calcext:value-type="float">
            <text:p>6.6604042616</text:p>
          </table:table-cell>
          <table:table-cell table:formula="of:=POWER([.C2657]-6.75;2)" office:value-type="float" office:value="0.00802739633944122" calcext:value-type="float">
            <text:p>0.0080273963</text:p>
          </table:table-cell>
          <table:table-cell/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6.449634" calcext:value-type="float">
            <text:p>6.449634</text:p>
          </table:table-cell>
          <table:table-cell office:value-type="float" office:value="6.661007207" calcext:value-type="float">
            <text:p>6.661007207</text:p>
          </table:table-cell>
          <table:table-cell table:formula="of:=POWER([.C2658]-6.75;2)" office:value-type="float" office:value="0.00791971720594086" calcext:value-type="float">
            <text:p>0.0079197172</text:p>
          </table:table-cell>
          <table:table-cell/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6.445484" calcext:value-type="float">
            <text:p>6.445484</text:p>
          </table:table-cell>
          <table:table-cell office:value-type="float" office:value="6.6616252573" calcext:value-type="float">
            <text:p>6.6616252573</text:p>
          </table:table-cell>
          <table:table-cell table:formula="of:=POWER([.C2659]-6.75;2)" office:value-type="float" office:value="0.00781009514729123" calcext:value-type="float">
            <text:p>0.0078100951</text:p>
          </table:table-cell>
          <table:table-cell/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6.441157" calcext:value-type="float">
            <text:p>6.441157</text:p>
          </table:table-cell>
          <table:table-cell office:value-type="float" office:value="6.6622591026" calcext:value-type="float">
            <text:p>6.6622591026</text:p>
          </table:table-cell>
          <table:table-cell table:formula="of:=POWER([.C2660]-6.75;2)" office:value-type="float" office:value="0.00769846507655729" calcext:value-type="float">
            <text:p>0.0076984651</text:p>
          </table:table-cell>
          <table:table-cell/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6.436665" calcext:value-type="float">
            <text:p>6.436665</text:p>
          </table:table-cell>
          <table:table-cell office:value-type="float" office:value="6.6629094029" calcext:value-type="float">
            <text:p>6.6629094029</text:p>
          </table:table-cell>
          <table:table-cell table:formula="of:=POWER([.C2661]-6.75;2)" office:value-type="float" office:value="0.00758477210323445" calcext:value-type="float">
            <text:p>0.0075847721</text:p>
          </table:table-cell>
          <table:table-cell/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6.432024" calcext:value-type="float">
            <text:p>6.432024</text:p>
          </table:table-cell>
          <table:table-cell office:value-type="float" office:value="6.6635767906" calcext:value-type="float">
            <text:p>6.6635767906</text:p>
          </table:table-cell>
          <table:table-cell table:formula="of:=POWER([.C2662]-6.75;2)" office:value-type="float" office:value="0.00746897112299616" calcext:value-type="float">
            <text:p>0.0074689711</text:p>
          </table:table-cell>
          <table:table-cell/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6.427248" calcext:value-type="float">
            <text:p>6.427248</text:p>
          </table:table-cell>
          <table:table-cell office:value-type="float" office:value="6.664261858" calcext:value-type="float">
            <text:p>6.664261858</text:p>
          </table:table-cell>
          <table:table-cell table:formula="of:=POWER([.C2663]-6.75;2)" office:value-type="float" office:value="0.00735102899361221" calcext:value-type="float">
            <text:p>0.007351029</text:p>
          </table:table-cell>
          <table:table-cell/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6.422353" calcext:value-type="float">
            <text:p>6.422353</text:p>
          </table:table-cell>
          <table:table-cell office:value-type="float" office:value="6.6649651632" calcext:value-type="float">
            <text:p>6.6649651632</text:p>
          </table:table-cell>
          <table:table-cell table:formula="of:=POWER([.C2664]-6.75;2)" office:value-type="float" office:value="0.00723092346960268" calcext:value-type="float">
            <text:p>0.0072309235</text:p>
          </table:table-cell>
          <table:table-cell/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6.417353" calcext:value-type="float">
            <text:p>6.417353</text:p>
          </table:table-cell>
          <table:table-cell office:value-type="float" office:value="6.6656872232" calcext:value-type="float">
            <text:p>6.6656872232</text:p>
          </table:table-cell>
          <table:table-cell table:formula="of:=POWER([.C2665]-6.75;2)" office:value-type="float" office:value="0.00710864433172663" calcext:value-type="float">
            <text:p>0.0071086443</text:p>
          </table:table-cell>
          <table:table-cell/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6.412266" calcext:value-type="float">
            <text:p>6.412266</text:p>
          </table:table-cell>
          <table:table-cell office:value-type="float" office:value="6.6664285194" calcext:value-type="float">
            <text:p>6.6664285194</text:p>
          </table:table-cell>
          <table:table-cell table:formula="of:=POWER([.C2666]-6.75;2)" office:value-type="float" office:value="0.00698419236967615" calcext:value-type="float">
            <text:p>0.0069841924</text:p>
          </table:table-cell>
          <table:table-cell/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6.407104" calcext:value-type="float">
            <text:p>6.407104</text:p>
          </table:table-cell>
          <table:table-cell office:value-type="float" office:value="6.667189485" calcext:value-type="float">
            <text:p>6.667189485</text:p>
          </table:table-cell>
          <table:table-cell table:formula="of:=POWER([.C2667]-6.75;2)" office:value-type="float" office:value="0.00685758139456527" calcext:value-type="float">
            <text:p>0.0068575814</text:p>
          </table:table-cell>
          <table:table-cell/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6.401883" calcext:value-type="float">
            <text:p>6.401883</text:p>
          </table:table-cell>
          <table:table-cell office:value-type="float" office:value="6.6679705225" calcext:value-type="float">
            <text:p>6.6679705225</text:p>
          </table:table-cell>
          <table:table-cell table:formula="of:=POWER([.C2668]-6.75;2)" office:value-type="float" office:value="0.00672883517892299" calcext:value-type="float">
            <text:p>0.0067288352</text:p>
          </table:table-cell>
          <table:table-cell/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6.396615" calcext:value-type="float">
            <text:p>6.396615</text:p>
          </table:table-cell>
          <table:table-cell office:value-type="float" office:value="6.668771991" calcext:value-type="float">
            <text:p>6.668771991</text:p>
          </table:table-cell>
          <table:table-cell table:formula="of:=POWER([.C2669]-6.75;2)" office:value-type="float" office:value="0.00659798944610411" calcext:value-type="float">
            <text:p>0.0065979894</text:p>
          </table:table-cell>
          <table:table-cell/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6.39131" calcext:value-type="float">
            <text:p>6.39131</text:p>
          </table:table-cell>
          <table:table-cell office:value-type="float" office:value="6.6695942175" calcext:value-type="float">
            <text:p>6.6695942175</text:p>
          </table:table-cell>
          <table:table-cell table:formula="of:=POWER([.C2670]-6.75;2)" office:value-type="float" office:value="0.00646508985943727" calcext:value-type="float">
            <text:p>0.0064650899</text:p>
          </table:table-cell>
          <table:table-cell/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6.385977" calcext:value-type="float">
            <text:p>6.385977</text:p>
          </table:table-cell>
          <table:table-cell office:value-type="float" office:value="6.670437503" calcext:value-type="float">
            <text:p>6.670437503</text:p>
          </table:table-cell>
          <table:table-cell table:formula="of:=POWER([.C2671]-6.75;2)" office:value-type="float" office:value="0.00633019092887493" calcext:value-type="float">
            <text:p>0.0063301909</text:p>
          </table:table-cell>
          <table:table-cell/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6.380621" calcext:value-type="float">
            <text:p>6.380621</text:p>
          </table:table-cell>
          <table:table-cell office:value-type="float" office:value="6.6713021246" calcext:value-type="float">
            <text:p>6.6713021246</text:p>
          </table:table-cell>
          <table:table-cell table:formula="of:=POWER([.C2672]-6.75;2)" office:value-type="float" office:value="0.00619335559247387" calcext:value-type="float">
            <text:p>0.0061933556</text:p>
          </table:table-cell>
          <table:table-cell/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6.375246" calcext:value-type="float">
            <text:p>6.375246</text:p>
          </table:table-cell>
          <table:table-cell office:value-type="float" office:value="6.6721883476" calcext:value-type="float">
            <text:p>6.6721883476</text:p>
          </table:table-cell>
          <table:table-cell table:formula="of:=POWER([.C2673]-6.75;2)" office:value-type="float" office:value="0.00605465324921848" calcext:value-type="float">
            <text:p>0.0060546532</text:p>
          </table:table-cell>
          <table:table-cell/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6.36985" calcext:value-type="float">
            <text:p>6.36985</text:p>
          </table:table-cell>
          <table:table-cell office:value-type="float" office:value="6.6730964281" calcext:value-type="float">
            <text:p>6.6730964281</text:p>
          </table:table-cell>
          <table:table-cell table:formula="of:=POWER([.C2674]-6.75;2)" office:value-type="float" office:value="0.00591415937097846" calcext:value-type="float">
            <text:p>0.0059141594</text:p>
          </table:table-cell>
          <table:table-cell/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6.364428" calcext:value-type="float">
            <text:p>6.364428</text:p>
          </table:table-cell>
          <table:table-cell office:value-type="float" office:value="6.6740266319" calcext:value-type="float">
            <text:p>6.6740266319</text:p>
          </table:table-cell>
          <table:table-cell table:formula="of:=POWER([.C2675]-6.75;2)" office:value-type="float" office:value="0.00577195266045805" calcext:value-type="float">
            <text:p>0.0057719527</text:p>
          </table:table-cell>
          <table:table-cell/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6.358969" calcext:value-type="float">
            <text:p>6.358969</text:p>
          </table:table-cell>
          <table:table-cell office:value-type="float" office:value="6.6749792431" calcext:value-type="float">
            <text:p>6.6749792431</text:p>
          </table:table-cell>
          <table:table-cell table:formula="of:=POWER([.C2676]-6.75;2)" office:value-type="float" office:value="0.00562811396584888" calcext:value-type="float">
            <text:p>0.005628114</text:p>
          </table:table-cell>
          <table:table-cell/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6.353455" calcext:value-type="float">
            <text:p>6.353455</text:p>
          </table:table-cell>
          <table:table-cell office:value-type="float" office:value="6.6759545833" calcext:value-type="float">
            <text:p>6.6759545833</text:p>
          </table:table-cell>
          <table:table-cell table:formula="of:=POWER([.C2677]-6.75;2)" office:value-type="float" office:value="0.0054827237342766" calcext:value-type="float">
            <text:p>0.0054827237</text:p>
          </table:table-cell>
          <table:table-cell/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6.347865" calcext:value-type="float">
            <text:p>6.347865</text:p>
          </table:table-cell>
          <table:table-cell office:value-type="float" office:value="6.6769530341" calcext:value-type="float">
            <text:p>6.6769530341</text:p>
          </table:table-cell>
          <table:table-cell table:formula="of:=POWER([.C2678]-6.75;2)" office:value-type="float" office:value="0.00533585922719572" calcext:value-type="float">
            <text:p>0.0053358592</text:p>
          </table:table-cell>
          <table:table-cell/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6.342165" calcext:value-type="float">
            <text:p>6.342165</text:p>
          </table:table-cell>
          <table:table-cell office:value-type="float" office:value="6.6779750466" calcext:value-type="float">
            <text:p>6.6779750466</text:p>
          </table:table-cell>
          <table:table-cell table:formula="of:=POWER([.C2679]-6.75;2)" office:value-type="float" office:value="0.00518759391227213" calcext:value-type="float">
            <text:p>0.0051875939</text:p>
          </table:table-cell>
          <table:table-cell/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6.336316" calcext:value-type="float">
            <text:p>6.336316</text:p>
          </table:table-cell>
          <table:table-cell office:value-type="float" office:value="6.6790211838" calcext:value-type="float">
            <text:p>6.6790211838</text:p>
          </table:table-cell>
          <table:table-cell table:formula="of:=POWER([.C2680]-6.75;2)" office:value-type="float" office:value="0.00503799234915342" calcext:value-type="float">
            <text:p>0.0050379923</text:p>
          </table:table-cell>
          <table:table-cell/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6.330263" calcext:value-type="float">
            <text:p>6.330263</text:p>
          </table:table-cell>
          <table:table-cell office:value-type="float" office:value="6.6800921375" calcext:value-type="float">
            <text:p>6.6800921375</text:p>
          </table:table-cell>
          <table:table-cell table:formula="of:=POWER([.C2681]-6.75;2)" office:value-type="float" office:value="0.00488710923931891" calcext:value-type="float">
            <text:p>0.0048871092</text:p>
          </table:table-cell>
          <table:table-cell/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6.323942" calcext:value-type="float">
            <text:p>6.323942</text:p>
          </table:table-cell>
          <table:table-cell office:value-type="float" office:value="6.6811887806" calcext:value-type="float">
            <text:p>6.6811887806</text:p>
          </table:table-cell>
          <table:table-cell table:formula="of:=POWER([.C2682]-6.75;2)" office:value-type="float" office:value="0.00473498391531489" calcext:value-type="float">
            <text:p>0.0047349839</text:p>
          </table:table-cell>
          <table:table-cell/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6.317267" calcext:value-type="float">
            <text:p>6.317267</text:p>
          </table:table-cell>
          <table:table-cell office:value-type="float" office:value="6.6823121981" calcext:value-type="float">
            <text:p>6.6823121981</text:p>
          </table:table-cell>
          <table:table-cell table:formula="of:=POWER([.C2683]-6.75;2)" office:value-type="float" office:value="0.00458163852605365" calcext:value-type="float">
            <text:p>0.0045816385</text:p>
          </table:table-cell>
          <table:table-cell/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6.310134" calcext:value-type="float">
            <text:p>6.310134</text:p>
          </table:table-cell>
          <table:table-cell office:value-type="float" office:value="6.6834637603" calcext:value-type="float">
            <text:p>6.6834637603</text:p>
          </table:table-cell>
          <table:table-cell table:formula="of:=POWER([.C2684]-6.75;2)" office:value-type="float" office:value="0.0044270711934158" calcext:value-type="float">
            <text:p>0.0044270712</text:p>
          </table:table-cell>
          <table:table-cell/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6.302412" calcext:value-type="float">
            <text:p>6.302412</text:p>
          </table:table-cell>
          <table:table-cell office:value-type="float" office:value="6.6846451835" calcext:value-type="float">
            <text:p>6.6846451835</text:p>
          </table:table-cell>
          <table:table-cell table:formula="of:=POWER([.C2685]-6.75;2)" office:value-type="float" office:value="0.0042712520397487" calcext:value-type="float">
            <text:p>0.004271252</text:p>
          </table:table-cell>
          <table:table-cell/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6.293932" calcext:value-type="float">
            <text:p>6.293932</text:p>
          </table:table-cell>
          <table:table-cell office:value-type="float" office:value="6.6858586222" calcext:value-type="float">
            <text:p>6.6858586222</text:p>
          </table:table-cell>
          <table:table-cell table:formula="of:=POWER([.C2686]-6.75;2)" office:value-type="float" office:value="0.00411411634608238" calcext:value-type="float">
            <text:p>0.0041141163</text:p>
          </table:table-cell>
          <table:table-cell/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6.284481" calcext:value-type="float">
            <text:p>6.284481</text:p>
          </table:table-cell>
          <table:table-cell office:value-type="float" office:value="6.6871067962" calcext:value-type="float">
            <text:p>6.6871067962</text:p>
          </table:table-cell>
          <table:table-cell table:formula="of:=POWER([.C2687]-6.75;2)" office:value-type="float" office:value="0.00395555508422832" calcext:value-type="float">
            <text:p>0.0039555551</text:p>
          </table:table-cell>
          <table:table-cell/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6.273779" calcext:value-type="float">
            <text:p>6.273779</text:p>
          </table:table-cell>
          <table:table-cell office:value-type="float" office:value="6.6883931406" calcext:value-type="float">
            <text:p>6.6883931406</text:p>
          </table:table-cell>
          <table:table-cell table:formula="of:=POWER([.C2688]-6.75;2)" office:value-type="float" office:value="0.00379540512513141" calcext:value-type="float">
            <text:p>0.0037954051</text:p>
          </table:table-cell>
          <table:table-cell/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6.26146" calcext:value-type="float">
            <text:p>6.26146</text:p>
          </table:table-cell>
          <table:table-cell office:value-type="float" office:value="6.6897220321" calcext:value-type="float">
            <text:p>6.6897220321</text:p>
          </table:table-cell>
          <table:table-cell table:formula="of:=POWER([.C2689]-6.75;2)" office:value-type="float" office:value="0.00363343341415346" calcext:value-type="float">
            <text:p>0.0036334334</text:p>
          </table:table-cell>
          <table:table-cell/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6.247028" calcext:value-type="float">
            <text:p>6.247028</text:p>
          </table:table-cell>
          <table:table-cell office:value-type="float" office:value="6.6910990804" calcext:value-type="float">
            <text:p>6.6910990804</text:p>
          </table:table-cell>
          <table:table-cell table:formula="of:=POWER([.C2690]-6.75;2)" office:value-type="float" office:value="0.00346931832972568" calcext:value-type="float">
            <text:p>0.0034693183</text:p>
          </table:table-cell>
          <table:table-cell/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6.229795" calcext:value-type="float">
            <text:p>6.229795</text:p>
          </table:table-cell>
          <table:table-cell office:value-type="float" office:value="6.6925315677" calcext:value-type="float">
            <text:p>6.6925315677</text:p>
          </table:table-cell>
          <table:table-cell table:formula="of:=POWER([.C2691]-6.75;2)" office:value-type="float" office:value="0.00330262071101972" calcext:value-type="float">
            <text:p>0.0033026207</text:p>
          </table:table-cell>
          <table:table-cell/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6.208785" calcext:value-type="float">
            <text:p>6.208785</text:p>
          </table:table-cell>
          <table:table-cell office:value-type="float" office:value="6.6940290971" calcext:value-type="float">
            <text:p>6.6940290971</text:p>
          </table:table-cell>
          <table:table-cell table:formula="of:=POWER([.C2692]-6.75;2)" office:value-type="float" office:value="0.00313274197144127" calcext:value-type="float">
            <text:p>0.003132742</text:p>
          </table:table-cell>
          <table:table-cell/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6.182547" calcext:value-type="float">
            <text:p>6.182547</text:p>
          </table:table-cell>
          <table:table-cell office:value-type="float" office:value="6.6956045649" calcext:value-type="float">
            <text:p>6.6956045649</text:p>
          </table:table-cell>
          <table:table-cell table:formula="of:=POWER([.C2693]-6.75;2)" office:value-type="float" office:value="0.00295886335971831" calcext:value-type="float">
            <text:p>0.0029588634</text:p>
          </table:table-cell>
          <table:table-cell/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6.148839" calcext:value-type="float">
            <text:p>6.148839</text:p>
          </table:table-cell>
          <table:table-cell office:value-type="float" office:value="6.6972757622" calcext:value-type="float">
            <text:p>6.6972757622</text:p>
          </table:table-cell>
          <table:table-cell table:formula="of:=POWER([.C2694]-6.75;2)" office:value-type="float" office:value="0.00277984525159092" calcext:value-type="float">
            <text:p>0.0027798453</text:p>
          </table:table-cell>
          <table:table-cell/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6.10398" calcext:value-type="float">
            <text:p>6.10398</text:p>
          </table:table-cell>
          <table:table-cell office:value-type="float" office:value="6.6990680392" calcext:value-type="float">
            <text:p>6.6990680392</text:p>
          </table:table-cell>
          <table:table-cell table:formula="of:=POWER([.C2695]-6.75;2)" office:value-type="float" office:value="0.00259406463093272" calcext:value-type="float">
            <text:p>0.0025940646</text:p>
          </table:table-cell>
          <table:table-cell/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6.041477" calcext:value-type="float">
            <text:p>6.041477</text:p>
          </table:table-cell>
          <table:table-cell office:value-type="float" office:value="6.7010191475" calcext:value-type="float">
            <text:p>6.7010191475</text:p>
          </table:table-cell>
          <table:table-cell table:formula="of:=POWER([.C2696]-6.75;2)" office:value-type="float" office:value="0.00239912391162673" calcext:value-type="float">
            <text:p>0.0023991239</text:p>
          </table:table-cell>
          <table:table-cell/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5.948673" calcext:value-type="float">
            <text:p>5.948673</text:p>
          </table:table-cell>
          <table:table-cell office:value-type="float" office:value="6.7031886941" calcext:value-type="float">
            <text:p>6.7031886941</text:p>
          </table:table-cell>
          <table:table-cell table:formula="of:=POWER([.C2697]-6.75;2)" office:value-type="float" office:value="0.00219129836006341" calcext:value-type="float">
            <text:p>0.0021912984</text:p>
          </table:table-cell>
          <table:table-cell/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5.797094" calcext:value-type="float">
            <text:p>5.797094</text:p>
          </table:table-cell>
          <table:table-cell office:value-type="float" office:value="6.7056788449" calcext:value-type="float">
            <text:p>6.7056788449</text:p>
          </table:table-cell>
          <table:table-cell table:formula="of:=POWER([.C2698]-6.75;2)" office:value-type="float" office:value="0.0019643647893983" calcext:value-type="float">
            <text:p>0.0019643648</text:p>
          </table:table-cell>
          <table:table-cell/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5.506206" calcext:value-type="float">
            <text:p>5.506206</text:p>
          </table:table-cell>
          <table:table-cell office:value-type="float" office:value="6.708687404" calcext:value-type="float">
            <text:p>6.708687404</text:p>
          </table:table-cell>
          <table:table-cell table:formula="of:=POWER([.C2699]-6.75;2)" office:value-type="float" office:value="0.00170673058825922" calcext:value-type="float">
            <text:p>0.0017067306</text:p>
          </table:table-cell>
          <table:table-cell/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4.71824" calcext:value-type="float">
            <text:p>4.71824</text:p>
          </table:table-cell>
          <table:table-cell office:value-type="float" office:value="6.7126823588" calcext:value-type="float">
            <text:p>6.7126823588</text:p>
          </table:table-cell>
          <table:table-cell table:formula="of:=POWER([.C2700]-6.75;2)" office:value-type="float" office:value="0.00139260634473191" calcext:value-type="float">
            <text:p>0.0013926063</text:p>
          </table:table-cell>
          <table:table-cell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4.71824" calcext:value-type="float">
            <text:p>4.71824</text:p>
          </table:table-cell>
          <table:table-cell office:value-type="float" office:value="6.7193305" calcext:value-type="float">
            <text:p>6.7193305</text:p>
          </table:table-cell>
          <table:table-cell table:formula="of:=POWER([.C2701]-6.75;2)" office:value-type="float" office:value="0.000940618230250008" calcext:value-type="float">
            <text:p>0.0009406182</text:p>
          </table:table-cell>
          <table:table-cell/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9.233022" calcext:value-type="float">
            <text:p>9.233022</text:p>
          </table:table-cell>
          <table:table-cell office:value-type="float" office:value="6.7260231104" calcext:value-type="float">
            <text:p>6.7260231104</text:p>
          </table:table-cell>
          <table:table-cell table:formula="of:=POWER([.C2702]-6.75;2)" office:value-type="float" office:value="0.000574891234890593" calcext:value-type="float">
            <text:p>0.0005748912</text:p>
          </table:table-cell>
          <table:table-cell/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7.628296" calcext:value-type="float">
            <text:p>7.628296</text:p>
          </table:table-cell>
          <table:table-cell office:value-type="float" office:value="6.7176103624" calcext:value-type="float">
            <text:p>6.7176103624</text:p>
          </table:table-cell>
          <table:table-cell table:formula="of:=POWER([.C2703]-6.75;2)" office:value-type="float" office:value="0.00104908862385931" calcext:value-type="float">
            <text:p>0.0010490886</text:p>
          </table:table-cell>
          <table:table-cell/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7.201412" calcext:value-type="float">
            <text:p>7.201412</text:p>
          </table:table-cell>
          <table:table-cell office:value-type="float" office:value="6.7145440808" calcext:value-type="float">
            <text:p>6.7145440808</text:p>
          </table:table-cell>
          <table:table-cell table:formula="of:=POWER([.C2704]-6.75;2)" office:value-type="float" office:value="0.00125712220631695" calcext:value-type="float">
            <text:p>0.0012571222</text:p>
          </table:table-cell>
          <table:table-cell/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7.003147" calcext:value-type="float">
            <text:p>7.003147</text:p>
          </table:table-cell>
          <table:table-cell office:value-type="float" office:value="6.7128992568" calcext:value-type="float">
            <text:p>6.7128992568</text:p>
          </table:table-cell>
          <table:table-cell table:formula="of:=POWER([.C2705]-6.75;2)" office:value-type="float" office:value="0.00137646514599234" calcext:value-type="float">
            <text:p>0.0013764651</text:p>
          </table:table-cell>
          <table:table-cell/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6.888819" calcext:value-type="float">
            <text:p>6.888819</text:p>
          </table:table-cell>
          <table:table-cell office:value-type="float" office:value="6.7119153661" calcext:value-type="float">
            <text:p>6.7119153661</text:p>
          </table:table-cell>
          <table:table-cell table:formula="of:=POWER([.C2706]-6.75;2)" office:value-type="float" office:value="0.001450439339297" calcext:value-type="float">
            <text:p>0.0014504393</text:p>
          </table:table-cell>
          <table:table-cell/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6.814591" calcext:value-type="float">
            <text:p>6.814591</text:p>
          </table:table-cell>
          <table:table-cell office:value-type="float" office:value="6.7113136531" calcext:value-type="float">
            <text:p>6.7113136531</text:p>
          </table:table-cell>
          <table:table-cell table:formula="of:=POWER([.C2707]-6.75;2)" office:value-type="float" office:value="0.00149663343646711" calcext:value-type="float">
            <text:p>0.0014966334</text:p>
          </table:table-cell>
          <table:table-cell/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6.762609" calcext:value-type="float">
            <text:p>6.762609</text:p>
          </table:table-cell>
          <table:table-cell office:value-type="float" office:value="6.7109611706" calcext:value-type="float">
            <text:p>6.7109611706</text:p>
          </table:table-cell>
          <table:table-cell table:formula="of:=POWER([.C2708]-6.75;2)" office:value-type="float" office:value="0.0015240302009223" calcext:value-type="float">
            <text:p>0.0015240302</text:p>
          </table:table-cell>
          <table:table-cell/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6.724233" calcext:value-type="float">
            <text:p>6.724233</text:p>
          </table:table-cell>
          <table:table-cell office:value-type="float" office:value="6.7107842945" calcext:value-type="float">
            <text:p>6.7107842945</text:p>
          </table:table-cell>
          <table:table-cell table:formula="of:=POWER([.C2709]-6.75;2)" office:value-type="float" office:value="0.00153787155786275" calcext:value-type="float">
            <text:p>0.0015378716</text:p>
          </table:table-cell>
          <table:table-cell/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6.694767" calcext:value-type="float">
            <text:p>6.694767</text:p>
          </table:table-cell>
          <table:table-cell office:value-type="float" office:value="6.710738079" calcext:value-type="float">
            <text:p>6.710738079</text:p>
          </table:table-cell>
          <table:table-cell table:formula="of:=POWER([.C2710]-6.75;2)" office:value-type="float" office:value="0.00154149844061021" calcext:value-type="float">
            <text:p>0.0015414984</text:p>
          </table:table-cell>
          <table:table-cell/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6.671438" calcext:value-type="float">
            <text:p>6.671438</text:p>
          </table:table-cell>
          <table:table-cell office:value-type="float" office:value="6.7107931517" calcext:value-type="float">
            <text:p>6.7107931517</text:p>
          </table:table-cell>
          <table:table-cell table:formula="of:=POWER([.C2711]-6.75;2)" office:value-type="float" office:value="0.00153717695361922" calcext:value-type="float">
            <text:p>0.001537177</text:p>
          </table:table-cell>
          <table:table-cell/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6.652507" calcext:value-type="float">
            <text:p>6.652507</text:p>
          </table:table-cell>
          <table:table-cell office:value-type="float" office:value="6.7109293287" calcext:value-type="float">
            <text:p>6.7109293287</text:p>
          </table:table-cell>
          <table:table-cell table:formula="of:=POWER([.C2712]-6.75;2)" office:value-type="float" office:value="0.00152651735583266" calcext:value-type="float">
            <text:p>0.0015265174</text:p>
          </table:table-cell>
          <table:table-cell/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6.636824" calcext:value-type="float">
            <text:p>6.636824</text:p>
          </table:table-cell>
          <table:table-cell office:value-type="float" office:value="6.711132184" calcext:value-type="float">
            <text:p>6.711132184</text:p>
          </table:table-cell>
          <table:table-cell table:formula="of:=POWER([.C2713]-6.75;2)" office:value-type="float" office:value="0.00151070712060984" calcext:value-type="float">
            <text:p>0.0015107071</text:p>
          </table:table-cell>
          <table:table-cell/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6.623602" calcext:value-type="float">
            <text:p>6.623602</text:p>
          </table:table-cell>
          <table:table-cell office:value-type="float" office:value="6.7113910976" calcext:value-type="float">
            <text:p>6.7113910976</text:p>
          </table:table-cell>
          <table:table-cell table:formula="of:=POWER([.C2714]-6.75;2)" office:value-type="float" office:value="0.00149064734453273" calcext:value-type="float">
            <text:p>0.0014906473</text:p>
          </table:table-cell>
          <table:table-cell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6.612283" calcext:value-type="float">
            <text:p>6.612283</text:p>
          </table:table-cell>
          <table:table-cell office:value-type="float" office:value="6.7116980524" calcext:value-type="float">
            <text:p>6.7116980524</text:p>
          </table:table-cell>
          <table:table-cell table:formula="of:=POWER([.C2715]-6.75;2)" office:value-type="float" office:value="0.00146703918995314" calcext:value-type="float">
            <text:p>0.0014670392</text:p>
          </table:table-cell>
          <table:table-cell/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6.602461" calcext:value-type="float">
            <text:p>6.602461</text:p>
          </table:table-cell>
          <table:table-cell office:value-type="float" office:value="6.7120468772" calcext:value-type="float">
            <text:p>6.7120468772</text:p>
          </table:table-cell>
          <table:table-cell table:formula="of:=POWER([.C2716]-6.75;2)" office:value-type="float" office:value="0.0014404395302719" calcext:value-type="float">
            <text:p>0.0014404395</text:p>
          </table:table-cell>
          <table:table-cell/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6.593838" calcext:value-type="float">
            <text:p>6.593838</text:p>
          </table:table-cell>
          <table:table-cell office:value-type="float" office:value="6.712432743" calcext:value-type="float">
            <text:p>6.712432743</text:p>
          </table:table-cell>
          <table:table-cell table:formula="of:=POWER([.C2717]-6.75;2)" office:value-type="float" office:value="0.00141129879850405" calcext:value-type="float">
            <text:p>0.0014112988</text:p>
          </table:table-cell>
          <table:table-cell/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6.586184" calcext:value-type="float">
            <text:p>6.586184</text:p>
          </table:table-cell>
          <table:table-cell office:value-type="float" office:value="6.7128518057" calcext:value-type="float">
            <text:p>6.7128518057</text:p>
          </table:table-cell>
          <table:table-cell table:formula="of:=POWER([.C2718]-6.75;2)" office:value-type="float" office:value="0.00137998833975057" calcext:value-type="float">
            <text:p>0.0013799883</text:p>
          </table:table-cell>
          <table:table-cell/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6.579327" calcext:value-type="float">
            <text:p>6.579327</text:p>
          </table:table-cell>
          <table:table-cell office:value-type="float" office:value="6.7133009823" calcext:value-type="float">
            <text:p>6.7133009823</text:p>
          </table:table-cell>
          <table:table-cell table:formula="of:=POWER([.C2719]-6.75;2)" office:value-type="float" office:value="0.00134681790014493" calcext:value-type="float">
            <text:p>0.0013468179</text:p>
          </table:table-cell>
          <table:table-cell/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6.57313" calcext:value-type="float">
            <text:p>6.57313</text:p>
          </table:table-cell>
          <table:table-cell office:value-type="float" office:value="6.713777758" calcext:value-type="float">
            <text:p>6.713777758</text:p>
          </table:table-cell>
          <table:table-cell table:formula="of:=POWER([.C2720]-6.75;2)" office:value-type="float" office:value="0.00131205081550657" calcext:value-type="float">
            <text:p>0.0013120508</text:p>
          </table:table-cell>
          <table:table-cell/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6.567488" calcext:value-type="float">
            <text:p>6.567488</text:p>
          </table:table-cell>
          <table:table-cell office:value-type="float" office:value="6.7142800714" calcext:value-type="float">
            <text:p>6.7142800714</text:p>
          </table:table-cell>
          <table:table-cell table:formula="of:=POWER([.C2721]-6.75;2)" office:value-type="float" office:value="0.00127591329918909" calcext:value-type="float">
            <text:p>0.0012759133</text:p>
          </table:table-cell>
          <table:table-cell/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6.562317" calcext:value-type="float">
            <text:p>6.562317</text:p>
          </table:table-cell>
          <table:table-cell office:value-type="float" office:value="6.7148062079" calcext:value-type="float">
            <text:p>6.7148062079</text:p>
          </table:table-cell>
          <table:table-cell table:formula="of:=POWER([.C2722]-6.75;2)" office:value-type="float" office:value="0.00123860300237804" calcext:value-type="float">
            <text:p>0.001238603</text:p>
          </table:table-cell>
          <table:table-cell/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6.557551" calcext:value-type="float">
            <text:p>6.557551</text:p>
          </table:table-cell>
          <table:table-cell office:value-type="float" office:value="6.7153547302" calcext:value-type="float">
            <text:p>6.7153547302</text:p>
          </table:table-cell>
          <table:table-cell table:formula="of:=POWER([.C2723]-6.75;2)" office:value-type="float" office:value="0.00120029471951482" calcext:value-type="float">
            <text:p>0.0012002947</text:p>
          </table:table-cell>
          <table:table-cell/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float" office:value="6.553137" calcext:value-type="float">
            <text:p>6.553137</text:p>
          </table:table-cell>
          <table:table-cell office:value-type="float" office:value="6.7159244188" calcext:value-type="float">
            <text:p>6.7159244188</text:p>
          </table:table-cell>
          <table:table-cell table:formula="of:=POWER([.C2724]-6.75;2)" office:value-type="float" office:value="0.00116114523411778" calcext:value-type="float">
            <text:p>0.0011611452</text:p>
          </table:table-cell>
          <table:table-cell/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6.549032" calcext:value-type="float">
            <text:p>6.549032</text:p>
          </table:table-cell>
          <table:table-cell office:value-type="float" office:value="6.7165142283" calcext:value-type="float">
            <text:p>6.7165142283</text:p>
          </table:table-cell>
          <table:table-cell table:formula="of:=POWER([.C2725]-6.75;2)" office:value-type="float" office:value="0.0011212969063445" calcext:value-type="float">
            <text:p>0.0011212969</text:p>
          </table:table-cell>
          <table:table-cell/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6.545203" calcext:value-type="float">
            <text:p>6.545203</text:p>
          </table:table-cell>
          <table:table-cell office:value-type="float" office:value="6.7171232545" calcext:value-type="float">
            <text:p>6.7171232545</text:p>
          </table:table-cell>
          <table:table-cell table:formula="of:=POWER([.C2726]-6.75;2)" office:value-type="float" office:value="0.00108088039467179" calcext:value-type="float">
            <text:p>0.0010808804</text:p>
          </table:table-cell>
          <table:table-cell/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6.541623" calcext:value-type="float">
            <text:p>6.541623</text:p>
          </table:table-cell>
          <table:table-cell office:value-type="float" office:value="6.7177507007" calcext:value-type="float">
            <text:p>6.7177507007</text:p>
          </table:table-cell>
          <table:table-cell table:formula="of:=POWER([.C2727]-6.75;2)" office:value-type="float" office:value="0.00104001730534099" calcext:value-type="float">
            <text:p>0.0010400173</text:p>
          </table:table-cell>
          <table:table-cell/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6.53827" calcext:value-type="float">
            <text:p>6.53827</text:p>
          </table:table-cell>
          <table:table-cell office:value-type="float" office:value="6.7183958571" calcext:value-type="float">
            <text:p>6.7183958571</text:p>
          </table:table-cell>
          <table:table-cell table:formula="of:=POWER([.C2728]-6.75;2)" office:value-type="float" office:value="0.000998821848443622" calcext:value-type="float">
            <text:p>0.0009988218</text:p>
          </table:table-cell>
          <table:table-cell/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6.535127" calcext:value-type="float">
            <text:p>6.535127</text:p>
          </table:table-cell>
          <table:table-cell office:value-type="float" office:value="6.7190580846" calcext:value-type="float">
            <text:p>6.7190580846</text:p>
          </table:table-cell>
          <table:table-cell table:formula="of:=POWER([.C2729]-6.75;2)" office:value-type="float" office:value="0.000957402128620738" calcext:value-type="float">
            <text:p>0.0009574021</text:p>
          </table:table-cell>
          <table:table-cell/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6.532181" calcext:value-type="float">
            <text:p>6.532181</text:p>
          </table:table-cell>
          <table:table-cell office:value-type="float" office:value="6.719736797" calcext:value-type="float">
            <text:p>6.719736797</text:p>
          </table:table-cell>
          <table:table-cell table:formula="of:=POWER([.C2730]-6.75;2)" office:value-type="float" office:value="0.000915861455819186" calcext:value-type="float">
            <text:p>0.0009158615</text:p>
          </table:table-cell>
          <table:table-cell/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6.529421" calcext:value-type="float">
            <text:p>6.529421</text:p>
          </table:table-cell>
          <table:table-cell office:value-type="float" office:value="6.7204314481" calcext:value-type="float">
            <text:p>6.7204314481</text:p>
          </table:table-cell>
          <table:table-cell table:formula="of:=POWER([.C2731]-6.75;2)" office:value-type="float" office:value="0.000874299261462978" calcext:value-type="float">
            <text:p>0.0008742993</text:p>
          </table:table-cell>
          <table:table-cell/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6.52684" calcext:value-type="float">
            <text:p>6.52684</text:p>
          </table:table-cell>
          <table:table-cell office:value-type="float" office:value="6.7211415242" calcext:value-type="float">
            <text:p>6.7211415242</text:p>
          </table:table-cell>
          <table:table-cell table:formula="of:=POWER([.C2732]-6.75;2)" office:value-type="float" office:value="0.000832811625499179" calcext:value-type="float">
            <text:p>0.0008328116</text:p>
          </table:table-cell>
          <table:table-cell/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6.52443" calcext:value-type="float">
            <text:p>6.52443</text:p>
          </table:table-cell>
          <table:table-cell office:value-type="float" office:value="6.7218665299" calcext:value-type="float">
            <text:p>6.7218665299</text:p>
          </table:table-cell>
          <table:table-cell table:formula="of:=POWER([.C2733]-6.75;2)" office:value-type="float" office:value="0.000791492139867607" calcext:value-type="float">
            <text:p>0.0007914921</text:p>
          </table:table-cell>
          <table:table-cell/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6.522188" calcext:value-type="float">
            <text:p>6.522188</text:p>
          </table:table-cell>
          <table:table-cell office:value-type="float" office:value="6.7226059925" calcext:value-type="float">
            <text:p>6.7226059925</text:p>
          </table:table-cell>
          <table:table-cell table:formula="of:=POWER([.C2734]-6.75;2)" office:value-type="float" office:value="0.000750431646910049" calcext:value-type="float">
            <text:p>0.0007504316</text:p>
          </table:table-cell>
          <table:table-cell/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6.52011" calcext:value-type="float">
            <text:p>6.52011</text:p>
          </table:table-cell>
          <table:table-cell office:value-type="float" office:value="6.7233594436" calcext:value-type="float">
            <text:p>6.7233594436</text:p>
          </table:table-cell>
          <table:table-cell table:formula="of:=POWER([.C2735]-6.75;2)" office:value-type="float" office:value="0.000709719245301597" calcext:value-type="float">
            <text:p>0.0007097192</text:p>
          </table:table-cell>
          <table:table-cell/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6.518194" calcext:value-type="float">
            <text:p>6.518194</text:p>
          </table:table-cell>
          <table:table-cell office:value-type="float" office:value="6.7241264226" calcext:value-type="float">
            <text:p>6.7241264226</text:p>
          </table:table-cell>
          <table:table-cell table:formula="of:=POWER([.C2736]-6.75;2)" office:value-type="float" office:value="0.000669442007473771" calcext:value-type="float">
            <text:p>0.000669442</text:p>
          </table:table-cell>
          <table:table-cell/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6.516439" calcext:value-type="float">
            <text:p>6.516439</text:p>
          </table:table-cell>
          <table:table-cell office:value-type="float" office:value="6.7249064697" calcext:value-type="float">
            <text:p>6.7249064697</text:p>
          </table:table-cell>
          <table:table-cell table:formula="of:=POWER([.C2737]-6.75;2)" office:value-type="float" office:value="0.000629685262916993" calcext:value-type="float">
            <text:p>0.0006296853</text:p>
          </table:table-cell>
          <table:table-cell/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6.514844" calcext:value-type="float">
            <text:p>6.514844</text:p>
          </table:table-cell>
          <table:table-cell office:value-type="float" office:value="6.7256991217" calcext:value-type="float">
            <text:p>6.7256991217</text:p>
          </table:table-cell>
          <table:table-cell table:formula="of:=POWER([.C2738]-6.75;2)" office:value-type="float" office:value="0.000590532686151413" calcext:value-type="float">
            <text:p>0.0005905327</text:p>
          </table:table-cell>
          <table:table-cell/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6.513408" calcext:value-type="float">
            <text:p>6.513408</text:p>
          </table:table-cell>
          <table:table-cell office:value-type="float" office:value="6.7265039122" calcext:value-type="float">
            <text:p>6.7265039122</text:p>
          </table:table-cell>
          <table:table-cell table:formula="of:=POWER([.C2739]-6.75;2)" office:value-type="float" office:value="0.000552066141905304" calcext:value-type="float">
            <text:p>0.0005520661</text:p>
          </table:table-cell>
          <table:table-cell/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6.512132" calcext:value-type="float">
            <text:p>6.512132</text:p>
          </table:table-cell>
          <table:table-cell office:value-type="float" office:value="6.7273203716" calcext:value-type="float">
            <text:p>6.7273203716</text:p>
          </table:table-cell>
          <table:table-cell table:formula="of:=POWER([.C2740]-6.75;2)" office:value-type="float" office:value="0.000514365544362073" calcext:value-type="float">
            <text:p>0.0005143655</text:p>
          </table:table-cell>
          <table:table-cell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6.511017" calcext:value-type="float">
            <text:p>6.511017</text:p>
          </table:table-cell>
          <table:table-cell office:value-type="float" office:value="6.7281480192" calcext:value-type="float">
            <text:p>6.7281480192</text:p>
          </table:table-cell>
          <table:table-cell table:formula="of:=POWER([.C2741]-6.75;2)" office:value-type="float" office:value="0.000477509064883576" calcext:value-type="float">
            <text:p>0.0004775091</text:p>
          </table:table-cell>
          <table:table-cell/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6.510062" calcext:value-type="float">
            <text:p>6.510062</text:p>
          </table:table-cell>
          <table:table-cell office:value-type="float" office:value="6.7289863629" calcext:value-type="float">
            <text:p>6.7289863629</text:p>
          </table:table-cell>
          <table:table-cell table:formula="of:=POWER([.C2742]-6.75;2)" office:value-type="float" office:value="0.000441572944170507" calcext:value-type="float">
            <text:p>0.0004415729</text:p>
          </table:table-cell>
          <table:table-cell/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6.509268" calcext:value-type="float">
            <text:p>6.509268</text:p>
          </table:table-cell>
          <table:table-cell office:value-type="float" office:value="6.729834907" calcext:value-type="float">
            <text:p>6.729834907</text:p>
          </table:table-cell>
          <table:table-cell table:formula="of:=POWER([.C2743]-6.75;2)" office:value-type="float" office:value="0.000406630975698654" calcext:value-type="float">
            <text:p>0.000406631</text:p>
          </table:table-cell>
          <table:table-cell/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6.508635" calcext:value-type="float">
            <text:p>6.508635</text:p>
          </table:table-cell>
          <table:table-cell office:value-type="float" office:value="6.730693144" calcext:value-type="float">
            <text:p>6.730693144</text:p>
          </table:table-cell>
          <table:table-cell table:formula="of:=POWER([.C2744]-6.75;2)" office:value-type="float" office:value="0.000372754688604737" calcext:value-type="float">
            <text:p>0.0003727547</text:p>
          </table:table-cell>
          <table:table-cell/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6.508164" calcext:value-type="float">
            <text:p>6.508164</text:p>
          </table:table-cell>
          <table:table-cell office:value-type="float" office:value="6.7315605586" calcext:value-type="float">
            <text:p>6.7315605586</text:p>
          </table:table-cell>
          <table:table-cell table:formula="of:=POWER([.C2745]-6.75;2)" office:value-type="float" office:value="0.000340012999144033" calcext:value-type="float">
            <text:p>0.000340013</text:p>
          </table:table-cell>
          <table:table-cell/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6.507855" calcext:value-type="float">
            <text:p>6.507855</text:p>
          </table:table-cell>
          <table:table-cell office:value-type="float" office:value="6.7324366235" calcext:value-type="float">
            <text:p>6.7324366235</text:p>
          </table:table-cell>
          <table:table-cell table:formula="of:=POWER([.C2746]-6.75;2)" office:value-type="float" office:value="0.000308472194080754" calcext:value-type="float">
            <text:p>0.0003084722</text:p>
          </table:table-cell>
          <table:table-cell/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6.507709" calcext:value-type="float">
            <text:p>6.507709</text:p>
          </table:table-cell>
          <table:table-cell office:value-type="float" office:value="6.7333208031" calcext:value-type="float">
            <text:p>6.7333208031</text:p>
          </table:table-cell>
          <table:table-cell table:formula="of:=POWER([.C2747]-6.75;2)" office:value-type="float" office:value="0.000278195609228976" calcext:value-type="float">
            <text:p>0.0002781956</text:p>
          </table:table-cell>
          <table:table-cell/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6.507723" calcext:value-type="float">
            <text:p>6.507723</text:p>
          </table:table-cell>
          <table:table-cell office:value-type="float" office:value="6.7342125494" calcext:value-type="float">
            <text:p>6.7342125494</text:p>
          </table:table-cell>
          <table:table-cell table:formula="of:=POWER([.C2748]-6.75;2)" office:value-type="float" office:value="0.000249243596447425" calcext:value-type="float">
            <text:p>0.0002492436</text:p>
          </table:table-cell>
          <table:table-cell/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6.507899" calcext:value-type="float">
            <text:p>6.507899</text:p>
          </table:table-cell>
          <table:table-cell office:value-type="float" office:value="6.7351113175" calcext:value-type="float">
            <text:p>6.7351113175</text:p>
          </table:table-cell>
          <table:table-cell table:formula="of:=POWER([.C2749]-6.75;2)" office:value-type="float" office:value="0.000221672866585796" calcext:value-type="float">
            <text:p>0.0002216729</text:p>
          </table:table-cell>
          <table:table-cell/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6.508235" calcext:value-type="float">
            <text:p>6.508235</text:p>
          </table:table-cell>
          <table:table-cell office:value-type="float" office:value="6.7360165458" calcext:value-type="float">
            <text:p>6.7360165458</text:p>
          </table:table-cell>
          <table:table-cell table:formula="of:=POWER([.C2750]-6.75;2)" office:value-type="float" office:value="0.000195536991363495" calcext:value-type="float">
            <text:p>0.000195537</text:p>
          </table:table-cell>
          <table:table-cell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6.508729" calcext:value-type="float">
            <text:p>6.508729</text:p>
          </table:table-cell>
          <table:table-cell office:value-type="float" office:value="6.736927672" calcext:value-type="float">
            <text:p>6.736927672</text:p>
          </table:table-cell>
          <table:table-cell table:formula="of:=POWER([.C2751]-6.75;2)" office:value-type="float" office:value="0.000170885759339579" calcext:value-type="float">
            <text:p>0.0001708858</text:p>
          </table:table-cell>
          <table:table-cell/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6.509379" calcext:value-type="float">
            <text:p>6.509379</text:p>
          </table:table-cell>
          <table:table-cell office:value-type="float" office:value="6.7378441325" calcext:value-type="float">
            <text:p>6.7378441325</text:p>
          </table:table-cell>
          <table:table-cell table:formula="of:=POWER([.C2752]-6.75;2)" office:value-type="float" office:value="0.00014776511467755" calcext:value-type="float">
            <text:p>0.0001477651</text:p>
          </table:table-cell>
          <table:table-cell/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6.510183" calcext:value-type="float">
            <text:p>6.510183</text:p>
          </table:table-cell>
          <table:table-cell office:value-type="float" office:value="6.7387653629" calcext:value-type="float">
            <text:p>6.7387653629</text:p>
          </table:table-cell>
          <table:table-cell table:formula="of:=POWER([.C2753]-6.75;2)" office:value-type="float" office:value="0.000126217070768703" calcext:value-type="float">
            <text:p>0.0001262171</text:p>
          </table:table-cell>
          <table:table-cell/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6.511138" calcext:value-type="float">
            <text:p>6.511138</text:p>
          </table:table-cell>
          <table:table-cell office:value-type="float" office:value="6.7396907976" calcext:value-type="float">
            <text:p>6.7396907976</text:p>
          </table:table-cell>
          <table:table-cell table:formula="of:=POWER([.C2754]-6.75;2)" office:value-type="float" office:value="0.00010627965412417" calcext:value-type="float">
            <text:p>0.0001062797</text:p>
          </table:table-cell>
          <table:table-cell/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6.51224" calcext:value-type="float">
            <text:p>6.51224</text:p>
          </table:table-cell>
          <table:table-cell office:value-type="float" office:value="6.740619874" calcext:value-type="float">
            <text:p>6.740619874</text:p>
          </table:table-cell>
          <table:table-cell table:formula="of:=POWER([.C2755]-6.75;2)" office:value-type="float" office:value="0.0000879867637758747" calcext:value-type="float">
            <text:p>8.79867637758747E-005</text:p>
          </table:table-cell>
          <table:table-cell/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6.513485" calcext:value-type="float">
            <text:p>6.513485</text:p>
          </table:table-cell>
          <table:table-cell office:value-type="float" office:value="6.7415520367" calcext:value-type="float">
            <text:p>6.7415520367</text:p>
          </table:table-cell>
          <table:table-cell table:formula="of:=POWER([.C2756]-6.75;2)" office:value-type="float" office:value="0.0000713680839181483" calcext:value-type="float">
            <text:p>7.13680839181483E-005</text:p>
          </table:table-cell>
          <table:table-cell/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6.514868" calcext:value-type="float">
            <text:p>6.514868</text:p>
          </table:table-cell>
          <table:table-cell office:value-type="float" office:value="6.7424867377" calcext:value-type="float">
            <text:p>6.7424867377</text:p>
          </table:table-cell>
          <table:table-cell table:formula="of:=POWER([.C2757]-6.75;2)" office:value-type="float" office:value="0.0000564491103885986" calcext:value-type="float">
            <text:p>5.64491103885986E-005</text:p>
          </table:table-cell>
          <table:table-cell/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6.516384" calcext:value-type="float">
            <text:p>6.516384</text:p>
          </table:table-cell>
          <table:table-cell office:value-type="float" office:value="6.7434234403" calcext:value-type="float">
            <text:p>6.7434234403</text:p>
          </table:table-cell>
          <table:table-cell table:formula="of:=POWER([.C2758]-6.75;2)" office:value-type="float" office:value="0.0000432511374876646" calcext:value-type="float">
            <text:p>4.32511374876646E-005</text:p>
          </table:table-cell>
          <table:table-cell/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6.518026" calcext:value-type="float">
            <text:p>6.518026</text:p>
          </table:table-cell>
          <table:table-cell office:value-type="float" office:value="6.7443616198" calcext:value-type="float">
            <text:p>6.7443616198</text:p>
          </table:table-cell>
          <table:table-cell table:formula="of:=POWER([.C2759]-6.75;2)" office:value-type="float" office:value="0.0000317913312797491" calcext:value-type="float">
            <text:p>3.17913312797491E-005</text:p>
          </table:table-cell>
          <table:table-cell/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6.519788" calcext:value-type="float">
            <text:p>6.519788</text:p>
          </table:table-cell>
          <table:table-cell office:value-type="float" office:value="6.7453007718" calcext:value-type="float">
            <text:p>6.7453007718</text:p>
          </table:table-cell>
          <table:table-cell table:formula="of:=POWER([.C2760]-6.75;2)" office:value-type="float" office:value="0.0000220827456756733" calcext:value-type="float">
            <text:p>2.20827456756733E-005</text:p>
          </table:table-cell>
          <table:table-cell/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6.521662" calcext:value-type="float">
            <text:p>6.521662</text:p>
          </table:table-cell>
          <table:table-cell office:value-type="float" office:value="6.7462404083" calcext:value-type="float">
            <text:p>6.7462404083</text:p>
          </table:table-cell>
          <table:table-cell table:formula="of:=POWER([.C2761]-6.75;2)" office:value-type="float" office:value="0.0000141345297507069" calcext:value-type="float">
            <text:p>1.41345297507069E-005</text:p>
          </table:table-cell>
          <table:table-cell/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6.52364" calcext:value-type="float">
            <text:p>6.52364</text:p>
          </table:table-cell>
          <table:table-cell office:value-type="float" office:value="6.7471800669" calcext:value-type="float">
            <text:p>6.7471800669</text:p>
          </table:table-cell>
          <table:table-cell table:formula="of:=POWER([.C2762]-6.75;2)" office:value-type="float" office:value="0.00000795202268847345" calcext:value-type="float">
            <text:p>0.000007952</text:p>
          </table:table-cell>
          <table:table-cell/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6.525715" calcext:value-type="float">
            <text:p>6.525715</text:p>
          </table:table-cell>
          <table:table-cell office:value-type="float" office:value="6.7481193109" calcext:value-type="float">
            <text:p>6.7481193109</text:p>
          </table:table-cell>
          <table:table-cell table:formula="of:=POWER([.C2763]-6.75;2)" office:value-type="float" office:value="0.00000353699149085902" calcext:value-type="float">
            <text:p>0.000003537</text:p>
          </table:table-cell>
          <table:table-cell/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6.527877" calcext:value-type="float">
            <text:p>6.527877</text:p>
          </table:table-cell>
          <table:table-cell office:value-type="float" office:value="6.7490577257" calcext:value-type="float">
            <text:p>6.7490577257</text:p>
          </table:table-cell>
          <table:table-cell table:formula="of:=POWER([.C2764]-6.75;2)" office:value-type="float" office:value="0.000000887880856440157" calcext:value-type="float">
            <text:p>8.87880856440157E-007</text:p>
          </table:table-cell>
          <table:table-cell/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6.530117" calcext:value-type="float">
            <text:p>6.530117</text:p>
          </table:table-cell>
          <table:table-cell office:value-type="float" office:value="6.7499949322" calcext:value-type="float">
            <text:p>6.7499949322</text:p>
          </table:table-cell>
          <table:table-cell table:formula="of:=POWER([.C2765]-6.75;2)" office:value-type="float" office:value="0.0000000000256825968409268" calcext:value-type="float">
            <text:p>2.56825968409268E-011</text:p>
          </table:table-cell>
          <table:table-cell/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6.532424" calcext:value-type="float">
            <text:p>6.532424</text:p>
          </table:table-cell>
          <table:table-cell office:value-type="float" office:value="6.750930583" calcext:value-type="float">
            <text:p>6.750930583</text:p>
          </table:table-cell>
          <table:table-cell table:formula="of:=POWER([.C2766]-6.75;2)" office:value-type="float" office:value="0.000000865984719888455" calcext:value-type="float">
            <text:p>0.000000866</text:p>
          </table:table-cell>
          <table:table-cell/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6.534789" calcext:value-type="float">
            <text:p>6.534789</text:p>
          </table:table-cell>
          <table:table-cell office:value-type="float" office:value="6.7518643718" calcext:value-type="float">
            <text:p>6.7518643718</text:p>
          </table:table-cell>
          <table:table-cell table:formula="of:=POWER([.C2767]-6.75;2)" office:value-type="float" office:value="0.00000347588220863519" calcext:value-type="float">
            <text:p>3.47588220863519E-006</text:p>
          </table:table-cell>
          <table:table-cell/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6.537201" calcext:value-type="float">
            <text:p>6.537201</text:p>
          </table:table-cell>
          <table:table-cell office:value-type="float" office:value="6.7527960258" calcext:value-type="float">
            <text:p>6.7527960258</text:p>
          </table:table-cell>
          <table:table-cell table:formula="of:=POWER([.C2768]-6.75;2)" office:value-type="float" office:value="0.00000781776027426776" calcext:value-type="float">
            <text:p>7.81776027426776E-006</text:p>
          </table:table-cell>
          <table:table-cell/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6.53965" calcext:value-type="float">
            <text:p>6.53965</text:p>
          </table:table-cell>
          <table:table-cell office:value-type="float" office:value="6.7537253147" calcext:value-type="float">
            <text:p>6.7537253147</text:p>
          </table:table-cell>
          <table:table-cell table:formula="of:=POWER([.C2769]-6.75;2)" office:value-type="float" office:value="0.0000138779696140397" calcext:value-type="float">
            <text:p>0.000013878</text:p>
          </table:table-cell>
          <table:table-cell/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6.542125" calcext:value-type="float">
            <text:p>6.542125</text:p>
          </table:table-cell>
          <table:table-cell office:value-type="float" office:value="6.7546520476" calcext:value-type="float">
            <text:p>6.7546520476</text:p>
          </table:table-cell>
          <table:table-cell table:formula="of:=POWER([.C2770]-6.75;2)" office:value-type="float" office:value="0.0000216415468726703" calcext:value-type="float">
            <text:p>2.16415468726703E-005</text:p>
          </table:table-cell>
          <table:table-cell/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6.544616" calcext:value-type="float">
            <text:p>6.544616</text:p>
          </table:table-cell>
          <table:table-cell office:value-type="float" office:value="6.7555760783" calcext:value-type="float">
            <text:p>6.7555760783</text:p>
          </table:table-cell>
          <table:table-cell table:formula="of:=POWER([.C2771]-6.75;2)" office:value-type="float" office:value="0.0000310926492077291" calcext:value-type="float">
            <text:p>3.10926492077291E-005</text:p>
          </table:table-cell>
          <table:table-cell/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float" office:value="6.547113" calcext:value-type="float">
            <text:p>6.547113</text:p>
          </table:table-cell>
          <table:table-cell office:value-type="float" office:value="6.7564973013" calcext:value-type="float">
            <text:p>6.7564973013</text:p>
          </table:table-cell>
          <table:table-cell table:formula="of:=POWER([.C2772]-6.75;2)" office:value-type="float" office:value="0.0000422149241829764" calcext:value-type="float">
            <text:p>4.22149241829764E-005</text:p>
          </table:table-cell>
          <table:table-cell/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6.549604" calcext:value-type="float">
            <text:p>6.549604</text:p>
          </table:table-cell>
          <table:table-cell office:value-type="float" office:value="6.7574156535" calcext:value-type="float">
            <text:p>6.7574156535</text:p>
          </table:table-cell>
          <table:table-cell table:formula="of:=POWER([.C2773]-6.75;2)" office:value-type="float" office:value="0.0000549919168320599" calcext:value-type="float">
            <text:p>5.49919168320599E-005</text:p>
          </table:table-cell>
          <table:table-cell/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6.55208" calcext:value-type="float">
            <text:p>6.55208</text:p>
          </table:table-cell>
          <table:table-cell office:value-type="float" office:value="6.7583311233" calcext:value-type="float">
            <text:p>6.7583311233</text:p>
          </table:table-cell>
          <table:table-cell table:formula="of:=POWER([.C2774]-6.75;2)" office:value-type="float" office:value="0.0000694076154397968" calcext:value-type="float">
            <text:p>6.94076154397968E-005</text:p>
          </table:table-cell>
          <table:table-cell/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6.554533" calcext:value-type="float">
            <text:p>6.554533</text:p>
          </table:table-cell>
          <table:table-cell office:value-type="float" office:value="6.7592437389" calcext:value-type="float">
            <text:p>6.7592437389</text:p>
          </table:table-cell>
          <table:table-cell table:formula="of:=POWER([.C2775]-6.75;2)" office:value-type="float" office:value="0.0000854467088513808" calcext:value-type="float">
            <text:p>8.54467088513808E-005</text:p>
          </table:table-cell>
          <table:table-cell/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6.556952" calcext:value-type="float">
            <text:p>6.556952</text:p>
          </table:table-cell>
          <table:table-cell office:value-type="float" office:value="6.7601535644" calcext:value-type="float">
            <text:p>6.7601535644</text:p>
          </table:table-cell>
          <table:table-cell table:formula="of:=POWER([.C2776]-6.75;2)" office:value-type="float" office:value="0.000103094870024955" calcext:value-type="float">
            <text:p>0.0001030949</text:p>
          </table:table-cell>
          <table:table-cell/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6.55933" calcext:value-type="float">
            <text:p>6.55933</text:p>
          </table:table-cell>
          <table:table-cell office:value-type="float" office:value="6.7610607143" calcext:value-type="float">
            <text:p>6.7610607143</text:p>
          </table:table-cell>
          <table:table-cell table:formula="of:=POWER([.C2777]-6.75;2)" office:value-type="float" office:value="0.000122339400826227" calcext:value-type="float">
            <text:p>0.0001223394</text:p>
          </table:table-cell>
          <table:table-cell/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6.56166" calcext:value-type="float">
            <text:p>6.56166</text:p>
          </table:table-cell>
          <table:table-cell office:value-type="float" office:value="6.7619653363" calcext:value-type="float">
            <text:p>6.7619653363</text:p>
          </table:table-cell>
          <table:table-cell table:formula="of:=POWER([.C2778]-6.75;2)" office:value-type="float" office:value="0.000143169272772105" calcext:value-type="float">
            <text:p>0.0001431693</text:p>
          </table:table-cell>
          <table:table-cell/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6.563935" calcext:value-type="float">
            <text:p>6.563935</text:p>
          </table:table-cell>
          <table:table-cell office:value-type="float" office:value="6.7628676126" calcext:value-type="float">
            <text:p>6.7628676126</text:p>
          </table:table-cell>
          <table:table-cell table:formula="of:=POWER([.C2779]-6.75;2)" office:value-type="float" office:value="0.000165575454023679" calcext:value-type="float">
            <text:p>0.0001655755</text:p>
          </table:table-cell>
          <table:table-cell/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6.566149" calcext:value-type="float">
            <text:p>6.566149</text:p>
          </table:table-cell>
          <table:table-cell office:value-type="float" office:value="6.7637677602" calcext:value-type="float">
            <text:p>6.7637677602</text:p>
          </table:table-cell>
          <table:table-cell table:formula="of:=POWER([.C2780]-6.75;2)" office:value-type="float" office:value="0.000189551220924714" calcext:value-type="float">
            <text:p>0.0001895512</text:p>
          </table:table-cell>
          <table:table-cell/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6.568298" calcext:value-type="float">
            <text:p>6.568298</text:p>
          </table:table-cell>
          <table:table-cell office:value-type="float" office:value="6.7646660273" calcext:value-type="float">
            <text:p>6.7646660273</text:p>
          </table:table-cell>
          <table:table-cell table:formula="of:=POWER([.C2781]-6.75;2)" office:value-type="float" office:value="0.000215092356764335" calcext:value-type="float">
            <text:p>0.0002150924</text:p>
          </table:table-cell>
          <table:table-cell/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6.570378" calcext:value-type="float">
            <text:p>6.570378</text:p>
          </table:table-cell>
          <table:table-cell office:value-type="float" office:value="6.7655626849" calcext:value-type="float">
            <text:p>6.7655626849</text:p>
          </table:table-cell>
          <table:table-cell table:formula="of:=POWER([.C2782]-6.75;2)" office:value-type="float" office:value="0.000242197161296685" calcext:value-type="float">
            <text:p>0.0002421972</text:p>
          </table:table-cell>
          <table:table-cell/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6.572386" calcext:value-type="float">
            <text:p>6.572386</text:p>
          </table:table-cell>
          <table:table-cell office:value-type="float" office:value="6.7664580275" calcext:value-type="float">
            <text:p>6.7664580275</text:p>
          </table:table-cell>
          <table:table-cell table:formula="of:=POWER([.C2783]-6.75;2)" office:value-type="float" office:value="0.000270866669190746" calcext:value-type="float">
            <text:p>0.0002708667</text:p>
          </table:table-cell>
          <table:table-cell/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6.574322" calcext:value-type="float">
            <text:p>6.574322</text:p>
          </table:table-cell>
          <table:table-cell office:value-type="float" office:value="6.7673523687" calcext:value-type="float">
            <text:p>6.7673523687</text:p>
          </table:table-cell>
          <table:table-cell table:formula="of:=POWER([.C2784]-6.75;2)" office:value-type="float" office:value="0.000301104699500744" calcext:value-type="float">
            <text:p>0.0003011047</text:p>
          </table:table-cell>
          <table:table-cell/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6.576185" calcext:value-type="float">
            <text:p>6.576185</text:p>
          </table:table-cell>
          <table:table-cell office:value-type="float" office:value="6.7682460278" calcext:value-type="float">
            <text:p>6.7682460278</text:p>
          </table:table-cell>
          <table:table-cell table:formula="of:=POWER([.C2785]-6.75;2)" office:value-type="float" office:value="0.000332917530478375" calcext:value-type="float">
            <text:p>0.0003329175</text:p>
          </table:table-cell>
          <table:table-cell/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6.577976" calcext:value-type="float">
            <text:p>6.577976</text:p>
          </table:table-cell>
          <table:table-cell office:value-type="float" office:value="6.7691393349" calcext:value-type="float">
            <text:p>6.7691393349</text:p>
          </table:table-cell>
          <table:table-cell table:formula="of:=POWER([.C2786]-6.75;2)" office:value-type="float" office:value="0.000366314140414365" calcext:value-type="float">
            <text:p>0.0003663141</text:p>
          </table:table-cell>
          <table:table-cell/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6.579697" calcext:value-type="float">
            <text:p>6.579697</text:p>
          </table:table-cell>
          <table:table-cell office:value-type="float" office:value="6.7700326215" calcext:value-type="float">
            <text:p>6.7700326215</text:p>
          </table:table-cell>
          <table:table-cell table:formula="of:=POWER([.C2787]-6.75;2)" office:value-type="float" office:value="0.000401305924162278" calcext:value-type="float">
            <text:p>0.0004013059</text:p>
          </table:table-cell>
          <table:table-cell/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6.581352" calcext:value-type="float">
            <text:p>6.581352</text:p>
          </table:table-cell>
          <table:table-cell office:value-type="float" office:value="6.770926216" calcext:value-type="float">
            <text:p>6.770926216</text:p>
          </table:table-cell>
          <table:table-cell table:formula="of:=POWER([.C2788]-6.75;2)" office:value-type="float" office:value="0.00043790651607867" calcext:value-type="float">
            <text:p>0.0004379065</text:p>
          </table:table-cell>
          <table:table-cell/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6.582944" calcext:value-type="float">
            <text:p>6.582944</text:p>
          </table:table-cell>
          <table:table-cell office:value-type="float" office:value="6.771820434" calcext:value-type="float">
            <text:p>6.771820434</text:p>
          </table:table-cell>
          <table:table-cell table:formula="of:=POWER([.C2789]-6.75;2)" office:value-type="float" office:value="0.000476131339948371" calcext:value-type="float">
            <text:p>0.0004761313</text:p>
          </table:table-cell>
          <table:table-cell/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6.584479" calcext:value-type="float">
            <text:p>6.584479</text:p>
          </table:table-cell>
          <table:table-cell office:value-type="float" office:value="6.7727155829" calcext:value-type="float">
            <text:p>6.7727155829</text:p>
          </table:table-cell>
          <table:table-cell table:formula="of:=POWER([.C2790]-6.75;2)" office:value-type="float" office:value="0.000515997706486776" calcext:value-type="float">
            <text:p>0.0005159977</text:p>
          </table:table-cell>
          <table:table-cell/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6.585964" calcext:value-type="float">
            <text:p>6.585964</text:p>
          </table:table-cell>
          <table:table-cell office:value-type="float" office:value="6.7736119476" calcext:value-type="float">
            <text:p>6.7736119476</text:p>
          </table:table-cell>
          <table:table-cell table:formula="of:=POWER([.C2791]-6.75;2)" office:value-type="float" office:value="0.000557524069465149" calcext:value-type="float">
            <text:p>0.0005575241</text:p>
          </table:table-cell>
          <table:table-cell/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6.587405" calcext:value-type="float">
            <text:p>6.587405</text:p>
          </table:table-cell>
          <table:table-cell office:value-type="float" office:value="6.7745097847" calcext:value-type="float">
            <text:p>6.7745097847</text:p>
          </table:table-cell>
          <table:table-cell table:formula="of:=POWER([.C2792]-6.75;2)" office:value-type="float" office:value="0.000600729546040364" calcext:value-type="float">
            <text:p>0.0006007295</text:p>
          </table:table-cell>
          <table:table-cell/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6.58881" calcext:value-type="float">
            <text:p>6.58881</text:p>
          </table:table-cell>
          <table:table-cell office:value-type="float" office:value="6.7754093269" calcext:value-type="float">
            <text:p>6.7754093269</text:p>
          </table:table-cell>
          <table:table-cell table:formula="of:=POWER([.C2793]-6.75;2)" office:value-type="float" office:value="0.000645633893511074" calcext:value-type="float">
            <text:p>0.0006456339</text:p>
          </table:table-cell>
          <table:table-cell/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6.590189" calcext:value-type="float">
            <text:p>6.590189</text:p>
          </table:table-cell>
          <table:table-cell office:value-type="float" office:value="6.7763107729" calcext:value-type="float">
            <text:p>6.7763107729</text:p>
          </table:table-cell>
          <table:table-cell table:formula="of:=POWER([.C2794]-6.75;2)" office:value-type="float" office:value="0.000692256770595401" calcext:value-type="float">
            <text:p>0.0006922568</text:p>
          </table:table-cell>
          <table:table-cell/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6.59155" calcext:value-type="float">
            <text:p>6.59155</text:p>
          </table:table-cell>
          <table:table-cell office:value-type="float" office:value="6.7772142767" calcext:value-type="float">
            <text:p>6.7772142767</text:p>
          </table:table-cell>
          <table:table-cell table:formula="of:=POWER([.C2795]-6.75;2)" office:value-type="float" office:value="0.000740616856304144" calcext:value-type="float">
            <text:p>0.0007406169</text:p>
          </table:table-cell>
          <table:table-cell/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6.592903" calcext:value-type="float">
            <text:p>6.592903</text:p>
          </table:table-cell>
          <table:table-cell office:value-type="float" office:value="6.7781199561" calcext:value-type="float">
            <text:p>6.7781199561</text:p>
          </table:table-cell>
          <table:table-cell table:formula="of:=POWER([.C2796]-6.75;2)" office:value-type="float" office:value="0.000790731931065943" calcext:value-type="float">
            <text:p>0.0007907319</text:p>
          </table:table-cell>
          <table:table-cell/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6.594258" calcext:value-type="float">
            <text:p>6.594258</text:p>
          </table:table-cell>
          <table:table-cell office:value-type="float" office:value="6.7790278824" calcext:value-type="float">
            <text:p>6.7790278824</text:p>
          </table:table-cell>
          <table:table-cell table:formula="of:=POWER([.C2797]-6.75;2)" office:value-type="float" office:value="0.000842617956628248" calcext:value-type="float">
            <text:p>0.000842618</text:p>
          </table:table-cell>
          <table:table-cell/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6.595625" calcext:value-type="float">
            <text:p>6.595625</text:p>
          </table:table-cell>
          <table:table-cell office:value-type="float" office:value="6.7799380788" calcext:value-type="float">
            <text:p>6.7799380788</text:p>
          </table:table-cell>
          <table:table-cell table:formula="of:=POWER([.C2798]-6.75;2)" office:value-type="float" office:value="0.000896288562235002" calcext:value-type="float">
            <text:p>0.0008962886</text:p>
          </table:table-cell>
          <table:table-cell/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6.597015" calcext:value-type="float">
            <text:p>6.597015</text:p>
          </table:table-cell>
          <table:table-cell office:value-type="float" office:value="6.7808505198" calcext:value-type="float">
            <text:p>6.7808505198</text:p>
          </table:table-cell>
          <table:table-cell table:formula="of:=POWER([.C2799]-6.75;2)" office:value-type="float" office:value="0.000951754571930163" calcext:value-type="float">
            <text:p>0.0009517546</text:p>
          </table:table-cell>
          <table:table-cell/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6.598437" calcext:value-type="float">
            <text:p>6.598437</text:p>
          </table:table-cell>
          <table:table-cell office:value-type="float" office:value="6.7817651244" calcext:value-type="float">
            <text:p>6.7817651244</text:p>
          </table:table-cell>
          <table:table-cell table:formula="of:=POWER([.C2800]-6.75;2)" office:value-type="float" office:value="0.00100902312814745" calcext:value-type="float">
            <text:p>0.0010090231</text:p>
          </table:table-cell>
          <table:table-cell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6.599902" calcext:value-type="float">
            <text:p>6.599902</text:p>
          </table:table-cell>
          <table:table-cell office:value-type="float" office:value="6.782681765" calcext:value-type="float">
            <text:p>6.782681765</text:p>
          </table:table-cell>
          <table:table-cell table:formula="of:=POWER([.C2801]-6.75;2)" office:value-type="float" office:value="0.00106809776351525" calcext:value-type="float">
            <text:p>0.0010680978</text:p>
          </table:table-cell>
          <table:table-cell/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6.601419" calcext:value-type="float">
            <text:p>6.601419</text:p>
          </table:table-cell>
          <table:table-cell office:value-type="float" office:value="6.7836002563" calcext:value-type="float">
            <text:p>6.7836002563</text:p>
          </table:table-cell>
          <table:table-cell table:formula="of:=POWER([.C2802]-6.75;2)" office:value-type="float" office:value="0.00112897722342567" calcext:value-type="float">
            <text:p>0.0011289772</text:p>
          </table:table-cell>
          <table:table-cell/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6.602998" calcext:value-type="float">
            <text:p>6.602998</text:p>
          </table:table-cell>
          <table:table-cell office:value-type="float" office:value="6.7845203636" calcext:value-type="float">
            <text:p>6.7845203636</text:p>
          </table:table-cell>
          <table:table-cell table:formula="of:=POWER([.C2803]-6.75;2)" office:value-type="float" office:value="0.00119165550307624" calcext:value-type="float">
            <text:p>0.0011916555</text:p>
          </table:table-cell>
          <table:table-cell/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6.604647" calcext:value-type="float">
            <text:p>6.604647</text:p>
          </table:table-cell>
          <table:table-cell office:value-type="float" office:value="6.785441797" calcext:value-type="float">
            <text:p>6.785441797</text:p>
          </table:table-cell>
          <table:table-cell table:formula="of:=POWER([.C2804]-6.75;2)" office:value-type="float" office:value="0.0012561209745892" calcext:value-type="float">
            <text:p>0.001256121</text:p>
          </table:table-cell>
          <table:table-cell/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6.606373" calcext:value-type="float">
            <text:p>6.606373</text:p>
          </table:table-cell>
          <table:table-cell office:value-type="float" office:value="6.7863642194" calcext:value-type="float">
            <text:p>6.7863642194</text:p>
          </table:table-cell>
          <table:table-cell table:formula="of:=POWER([.C2805]-6.75;2)" office:value-type="float" office:value="0.00132235645257135" calcext:value-type="float">
            <text:p>0.0013223565</text:p>
          </table:table-cell>
          <table:table-cell/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6.608185" calcext:value-type="float">
            <text:p>6.608185</text:p>
          </table:table-cell>
          <table:table-cell office:value-type="float" office:value="6.7872872513" calcext:value-type="float">
            <text:p>6.7872872513</text:p>
          </table:table-cell>
          <table:table-cell table:formula="of:=POWER([.C2806]-6.75;2)" office:value-type="float" office:value="0.00139033910950938" calcext:value-type="float">
            <text:p>0.0013903391</text:p>
          </table:table-cell>
          <table:table-cell/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float" office:value="6.610088" calcext:value-type="float">
            <text:p>6.610088</text:p>
          </table:table-cell>
          <table:table-cell office:value-type="float" office:value="6.7882104588" calcext:value-type="float">
            <text:p>6.7882104588</text:p>
          </table:table-cell>
          <table:table-cell table:formula="of:=POWER([.C2807]-6.75;2)" office:value-type="float" office:value="0.0014600391617065" calcext:value-type="float">
            <text:p>0.0014600392</text:p>
          </table:table-cell>
          <table:table-cell/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6.612089" calcext:value-type="float">
            <text:p>6.612089</text:p>
          </table:table-cell>
          <table:table-cell office:value-type="float" office:value="6.7891333731" calcext:value-type="float">
            <text:p>6.7891333731</text:p>
          </table:table-cell>
          <table:table-cell table:formula="of:=POWER([.C2808]-6.75;2)" office:value-type="float" office:value="0.00153142089018383" calcext:value-type="float">
            <text:p>0.0015314209</text:p>
          </table:table-cell>
          <table:table-cell/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6.61419" calcext:value-type="float">
            <text:p>6.61419</text:p>
          </table:table-cell>
          <table:table-cell office:value-type="float" office:value="6.7900554792" calcext:value-type="float">
            <text:p>6.7900554792</text:p>
          </table:table-cell>
          <table:table-cell table:formula="of:=POWER([.C2809]-6.75;2)" office:value-type="float" office:value="0.00160444141394166" calcext:value-type="float">
            <text:p>0.0016044414</text:p>
          </table:table-cell>
          <table:table-cell/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6.616397" calcext:value-type="float">
            <text:p>6.616397</text:p>
          </table:table-cell>
          <table:table-cell office:value-type="float" office:value="6.7909762408" calcext:value-type="float">
            <text:p>6.7909762408</text:p>
          </table:table-cell>
          <table:table-cell table:formula="of:=POWER([.C2810]-6.75;2)" office:value-type="float" office:value="0.00167905231009959" calcext:value-type="float">
            <text:p>0.0016790523</text:p>
          </table:table-cell>
          <table:table-cell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6.61871" calcext:value-type="float">
            <text:p>6.61871</text:p>
          </table:table-cell>
          <table:table-cell office:value-type="float" office:value="6.7918950789" calcext:value-type="float">
            <text:p>6.7918950789</text:p>
          </table:table-cell>
          <table:table-cell table:formula="of:=POWER([.C2811]-6.75;2)" office:value-type="float" office:value="0.0017551976360372" calcext:value-type="float">
            <text:p>0.0017551976</text:p>
          </table:table-cell>
          <table:table-cell/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6.621132" calcext:value-type="float">
            <text:p>6.621132</text:p>
          </table:table-cell>
          <table:table-cell office:value-type="float" office:value="6.7928114021" calcext:value-type="float">
            <text:p>6.7928114021</text:p>
          </table:table-cell>
          <table:table-cell table:formula="of:=POWER([.C2812]-6.75;2)" office:value-type="float" office:value="0.00183281614976788" calcext:value-type="float">
            <text:p>0.0018328161</text:p>
          </table:table-cell>
          <table:table-cell/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6.623662" calcext:value-type="float">
            <text:p>6.623662</text:p>
          </table:table-cell>
          <table:table-cell office:value-type="float" office:value="6.7937245904" calcext:value-type="float">
            <text:p>6.7937245904</text:p>
          </table:table-cell>
          <table:table-cell table:formula="of:=POWER([.C2813]-6.75;2)" office:value-type="float" office:value="0.00191183980564778" calcext:value-type="float">
            <text:p>0.0019118398</text:p>
          </table:table-cell>
          <table:table-cell/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6.626299" calcext:value-type="float">
            <text:p>6.626299</text:p>
          </table:table-cell>
          <table:table-cell office:value-type="float" office:value="6.794634016" calcext:value-type="float">
            <text:p>6.794634016</text:p>
          </table:table-cell>
          <table:table-cell table:formula="of:=POWER([.C2814]-6.75;2)" office:value-type="float" office:value="0.00199219538428824" calcext:value-type="float">
            <text:p>0.0019921954</text:p>
          </table:table-cell>
          <table:table-cell/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6.629042" calcext:value-type="float">
            <text:p>6.629042</text:p>
          </table:table-cell>
          <table:table-cell office:value-type="float" office:value="6.795539043" calcext:value-type="float">
            <text:p>6.795539043</text:p>
          </table:table-cell>
          <table:table-cell table:formula="of:=POWER([.C2815]-6.75;2)" office:value-type="float" office:value="0.00207380443735583" calcext:value-type="float">
            <text:p>0.0020738044</text:p>
          </table:table-cell>
          <table:table-cell/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6.631888" calcext:value-type="float">
            <text:p>6.631888</text:p>
          </table:table-cell>
          <table:table-cell office:value-type="float" office:value="6.796439027" calcext:value-type="float">
            <text:p>6.796439027</text:p>
          </table:table-cell>
          <table:table-cell table:formula="of:=POWER([.C2816]-6.75;2)" office:value-type="float" office:value="0.00215658322870672" calcext:value-type="float">
            <text:p>0.0021565832</text:p>
          </table:table-cell>
          <table:table-cell/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6.634832" calcext:value-type="float">
            <text:p>6.634832</text:p>
          </table:table-cell>
          <table:table-cell office:value-type="float" office:value="6.7973333261" calcext:value-type="float">
            <text:p>6.7973333261</text:p>
          </table:table-cell>
          <table:table-cell table:formula="of:=POWER([.C2817]-6.75;2)" office:value-type="float" office:value="0.00224044375968898" calcext:value-type="float">
            <text:p>0.0022404438</text:p>
          </table:table-cell>
          <table:table-cell/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6.63787" calcext:value-type="float">
            <text:p>6.63787</text:p>
          </table:table-cell>
          <table:table-cell office:value-type="float" office:value="6.7982213115" calcext:value-type="float">
            <text:p>6.7982213115</text:p>
          </table:table-cell>
          <table:table-cell table:formula="of:=POWER([.C2818]-6.75;2)" office:value-type="float" office:value="0.00232529488278002" calcext:value-type="float">
            <text:p>0.0023252949</text:p>
          </table:table-cell>
          <table:table-cell/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6.640997" calcext:value-type="float">
            <text:p>6.640997</text:p>
          </table:table-cell>
          <table:table-cell office:value-type="float" office:value="6.7991023626" calcext:value-type="float">
            <text:p>6.7991023626</text:p>
          </table:table-cell>
          <table:table-cell table:formula="of:=POWER([.C2819]-6.75;2)" office:value-type="float" office:value="0.0024110420129019" calcext:value-type="float">
            <text:p>0.002411042</text:p>
          </table:table-cell>
          <table:table-cell/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6.644205" calcext:value-type="float">
            <text:p>6.644205</text:p>
          </table:table-cell>
          <table:table-cell office:value-type="float" office:value="6.7999758729" calcext:value-type="float">
            <text:p>6.7999758729</text:p>
          </table:table-cell>
          <table:table-cell table:formula="of:=POWER([.C2820]-6.75;2)" office:value-type="float" office:value="0.00249758787211697" calcext:value-type="float">
            <text:p>0.0024975879</text:p>
          </table:table-cell>
          <table:table-cell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6.647487" calcext:value-type="float">
            <text:p>6.647487</text:p>
          </table:table-cell>
          <table:table-cell office:value-type="float" office:value="6.8008412667" calcext:value-type="float">
            <text:p>6.8008412667</text:p>
          </table:table-cell>
          <table:table-cell table:formula="of:=POWER([.C2821]-6.75;2)" office:value-type="float" office:value="0.00258483439966053" calcext:value-type="float">
            <text:p>0.0025848344</text:p>
          </table:table-cell>
          <table:table-cell/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6.650837" calcext:value-type="float">
            <text:p>6.650837</text:p>
          </table:table-cell>
          <table:table-cell office:value-type="float" office:value="6.8016979944" calcext:value-type="float">
            <text:p>6.8016979944</text:p>
          </table:table-cell>
          <table:table-cell table:formula="of:=POWER([.C2822]-6.75;2)" office:value-type="float" office:value="0.00267268262498239" calcext:value-type="float">
            <text:p>0.0026726826</text:p>
          </table:table-cell>
          <table:table-cell/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6.654246" calcext:value-type="float">
            <text:p>6.654246</text:p>
          </table:table-cell>
          <table:table-cell office:value-type="float" office:value="6.8025455281" calcext:value-type="float">
            <text:p>6.8025455281</text:p>
          </table:table-cell>
          <table:table-cell table:formula="of:=POWER([.C2823]-6.75;2)" office:value-type="float" office:value="0.00276103252330784" calcext:value-type="float">
            <text:p>0.0027610325</text:p>
          </table:table-cell>
          <table:table-cell/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6.657705" calcext:value-type="float">
            <text:p>6.657705</text:p>
          </table:table-cell>
          <table:table-cell office:value-type="float" office:value="6.8033833785" calcext:value-type="float">
            <text:p>6.8033833785</text:p>
          </table:table-cell>
          <table:table-cell table:formula="of:=POWER([.C2824]-6.75;2)" office:value-type="float" office:value="0.00284978510007431" calcext:value-type="float">
            <text:p>0.0028497851</text:p>
          </table:table-cell>
          <table:table-cell/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6.661207" calcext:value-type="float">
            <text:p>6.661207</text:p>
          </table:table-cell>
          <table:table-cell office:value-type="float" office:value="6.8042110966" calcext:value-type="float">
            <text:p>6.8042110966</text:p>
          </table:table-cell>
          <table:table-cell table:formula="of:=POWER([.C2825]-6.75;2)" office:value-type="float" office:value="0.00293884299457448" calcext:value-type="float">
            <text:p>0.002938843</text:p>
          </table:table-cell>
          <table:table-cell/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6.664741" calcext:value-type="float">
            <text:p>6.664741</text:p>
          </table:table-cell>
          <table:table-cell office:value-type="float" office:value="6.8050282629" calcext:value-type="float">
            <text:p>6.8050282629</text:p>
          </table:table-cell>
          <table:table-cell table:formula="of:=POWER([.C2826]-6.75;2)" office:value-type="float" office:value="0.00302810971779157" calcext:value-type="float">
            <text:p>0.0030281097</text:p>
          </table:table-cell>
          <table:table-cell/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float" office:value="6.668299" calcext:value-type="float">
            <text:p>6.668299</text:p>
          </table:table-cell>
          <table:table-cell office:value-type="float" office:value="6.8058345115" calcext:value-type="float">
            <text:p>6.8058345115</text:p>
          </table:table-cell>
          <table:table-cell table:formula="of:=POWER([.C2827]-6.75;2)" office:value-type="float" office:value="0.00311749267444369" calcext:value-type="float">
            <text:p>0.0031174927</text:p>
          </table:table-cell>
          <table:table-cell/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6.671872" calcext:value-type="float">
            <text:p>6.671872</text:p>
          </table:table-cell>
          <table:table-cell office:value-type="float" office:value="6.8066295145" calcext:value-type="float">
            <text:p>6.8066295145</text:p>
          </table:table-cell>
          <table:table-cell table:formula="of:=POWER([.C2828]-6.75;2)" office:value-type="float" office:value="0.00320690191250571" calcext:value-type="float">
            <text:p>0.0032069019</text:p>
          </table:table-cell>
          <table:table-cell/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6.675452" calcext:value-type="float">
            <text:p>6.675452</text:p>
          </table:table-cell>
          <table:table-cell office:value-type="float" office:value="6.8074129884" calcext:value-type="float">
            <text:p>6.8074129884</text:p>
          </table:table-cell>
          <table:table-cell table:formula="of:=POWER([.C2829]-6.75;2)" office:value-type="float" office:value="0.00329625123701857" calcext:value-type="float">
            <text:p>0.0032962512</text:p>
          </table:table-cell>
          <table:table-cell/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float" office:value="6.679029" calcext:value-type="float">
            <text:p>6.679029</text:p>
          </table:table-cell>
          <table:table-cell office:value-type="float" office:value="6.8081846901" calcext:value-type="float">
            <text:p>6.8081846901</text:p>
          </table:table-cell>
          <table:table-cell table:formula="of:=POWER([.C2830]-6.75;2)" office:value-type="float" office:value="0.00338545816203304" calcext:value-type="float">
            <text:p>0.0033854582</text:p>
          </table:table-cell>
          <table:table-cell/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6.682596" calcext:value-type="float">
            <text:p>6.682596</text:p>
          </table:table-cell>
          <table:table-cell office:value-type="float" office:value="6.8089444294" calcext:value-type="float">
            <text:p>6.8089444294</text:p>
          </table:table-cell>
          <table:table-cell table:formula="of:=POWER([.C2831]-6.75;2)" office:value-type="float" office:value="0.00347444575729162" calcext:value-type="float">
            <text:p>0.0034744458</text:p>
          </table:table-cell>
          <table:table-cell/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float" office:value="6.686144" calcext:value-type="float">
            <text:p>6.686144</text:p>
          </table:table-cell>
          <table:table-cell office:value-type="float" office:value="6.8096920533" calcext:value-type="float">
            <text:p>6.8096920533</text:p>
          </table:table-cell>
          <table:table-cell table:formula="of:=POWER([.C2832]-6.75;2)" office:value-type="float" office:value="0.00356314122717005" calcext:value-type="float">
            <text:p>0.0035631412</text:p>
          </table:table-cell>
          <table:table-cell/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6.689666" calcext:value-type="float">
            <text:p>6.689666</text:p>
          </table:table-cell>
          <table:table-cell office:value-type="float" office:value="6.8104274583" calcext:value-type="float">
            <text:p>6.8104274583</text:p>
          </table:table-cell>
          <table:table-cell table:formula="of:=POWER([.C2833]-6.75;2)" office:value-type="float" office:value="0.00365147771659829" calcext:value-type="float">
            <text:p>0.0036514777</text:p>
          </table:table-cell>
          <table:table-cell/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6.693154" calcext:value-type="float">
            <text:p>6.693154</text:p>
          </table:table-cell>
          <table:table-cell office:value-type="float" office:value="6.8111505808" calcext:value-type="float">
            <text:p>6.8111505808</text:p>
          </table:table-cell>
          <table:table-cell table:formula="of:=POWER([.C2834]-6.75;2)" office:value-type="float" office:value="0.00373939353217729" calcext:value-type="float">
            <text:p>0.0037393935</text:p>
          </table:table-cell>
          <table:table-cell/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6.696604" calcext:value-type="float">
            <text:p>6.696604</text:p>
          </table:table-cell>
          <table:table-cell office:value-type="float" office:value="6.8118614036" calcext:value-type="float">
            <text:p>6.8118614036</text:p>
          </table:table-cell>
          <table:table-cell table:formula="of:=POWER([.C2835]-6.75;2)" office:value-type="float" office:value="0.0038268332553621" calcext:value-type="float">
            <text:p>0.0038268333</text:p>
          </table:table-cell>
          <table:table-cell/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6.700007" calcext:value-type="float">
            <text:p>6.700007</text:p>
          </table:table-cell>
          <table:table-cell office:value-type="float" office:value="6.8125599333" calcext:value-type="float">
            <text:p>6.8125599333</text:p>
          </table:table-cell>
          <table:table-cell table:formula="of:=POWER([.C2836]-6.75;2)" office:value-type="float" office:value="0.00391374525450047" calcext:value-type="float">
            <text:p>0.0039137453</text:p>
          </table:table-cell>
          <table:table-cell/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6.70336" calcext:value-type="float">
            <text:p>6.70336</text:p>
          </table:table-cell>
          <table:table-cell office:value-type="float" office:value="6.8132462317" calcext:value-type="float">
            <text:p>6.8132462317</text:p>
          </table:table-cell>
          <table:table-cell table:formula="of:=POWER([.C2837]-6.75;2)" office:value-type="float" office:value="0.00400008582425008" calcext:value-type="float">
            <text:p>0.0040000858</text:p>
          </table:table-cell>
          <table:table-cell/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6.706658" calcext:value-type="float">
            <text:p>6.706658</text:p>
          </table:table-cell>
          <table:table-cell office:value-type="float" office:value="6.8139203804" calcext:value-type="float">
            <text:p>6.8139203804</text:p>
          </table:table-cell>
          <table:table-cell table:formula="of:=POWER([.C2838]-6.75;2)" office:value-type="float" office:value="0.00408581503048069" calcext:value-type="float">
            <text:p>0.004085815</text:p>
          </table:table-cell>
          <table:table-cell/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6.709896" calcext:value-type="float">
            <text:p>6.709896</text:p>
          </table:table-cell>
          <table:table-cell office:value-type="float" office:value="6.8145824938" calcext:value-type="float">
            <text:p>6.8145824938</text:p>
          </table:table-cell>
          <table:table-cell table:formula="of:=POWER([.C2839]-6.75;2)" office:value-type="float" office:value="0.004170898505427" calcext:value-type="float">
            <text:p>0.0041708985</text:p>
          </table:table-cell>
          <table:table-cell/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float" office:value="6.713071" calcext:value-type="float">
            <text:p>6.713071</text:p>
          </table:table-cell>
          <table:table-cell office:value-type="float" office:value="6.8152327205" calcext:value-type="float">
            <text:p>6.8152327205</text:p>
          </table:table-cell>
          <table:table-cell table:formula="of:=POWER([.C2840]-6.75;2)" office:value-type="float" office:value="0.00425530782383113" calcext:value-type="float">
            <text:p>0.0042553078</text:p>
          </table:table-cell>
          <table:table-cell/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6.716181" calcext:value-type="float">
            <text:p>6.716181</text:p>
          </table:table-cell>
          <table:table-cell office:value-type="float" office:value="6.8158712313" calcext:value-type="float">
            <text:p>6.8158712313</text:p>
          </table:table-cell>
          <table:table-cell table:formula="of:=POWER([.C2841]-6.75;2)" office:value-type="float" office:value="0.00433901911297811" calcext:value-type="float">
            <text:p>0.0043390191</text:p>
          </table:table-cell>
          <table:table-cell/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6.719223" calcext:value-type="float">
            <text:p>6.719223</text:p>
          </table:table-cell>
          <table:table-cell office:value-type="float" office:value="6.8164982138" calcext:value-type="float">
            <text:p>6.8164982138</text:p>
          </table:table-cell>
          <table:table-cell table:formula="of:=POWER([.C2842]-6.75;2)" office:value-type="float" office:value="0.00442201243859052" calcext:value-type="float">
            <text:p>0.0044220124</text:p>
          </table:table-cell>
          <table:table-cell/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6.722197" calcext:value-type="float">
            <text:p>6.722197</text:p>
          </table:table-cell>
          <table:table-cell office:value-type="float" office:value="6.8171138797" calcext:value-type="float">
            <text:p>6.8171138797</text:p>
          </table:table-cell>
          <table:table-cell table:formula="of:=POWER([.C2843]-6.75;2)" office:value-type="float" office:value="0.00450427284838606" calcext:value-type="float">
            <text:p>0.0045042728</text:p>
          </table:table-cell>
          <table:table-cell/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6.725101" calcext:value-type="float">
            <text:p>6.725101</text:p>
          </table:table-cell>
          <table:table-cell office:value-type="float" office:value="6.8177184459" calcext:value-type="float">
            <text:p>6.8177184459</text:p>
          </table:table-cell>
          <table:table-cell table:formula="of:=POWER([.C2844]-6.75;2)" office:value-type="float" office:value="0.00458578791511119" calcext:value-type="float">
            <text:p>0.0045857879</text:p>
          </table:table-cell>
          <table:table-cell/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6.727936" calcext:value-type="float">
            <text:p>6.727936</text:p>
          </table:table-cell>
          <table:table-cell office:value-type="float" office:value="6.8183121474" calcext:value-type="float">
            <text:p>6.8183121474</text:p>
          </table:table-cell>
          <table:table-cell table:formula="of:=POWER([.C2845]-6.75;2)" office:value-type="float" office:value="0.00466654948239938" calcext:value-type="float">
            <text:p>0.0046665495</text:p>
          </table:table-cell>
          <table:table-cell/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6.730702" calcext:value-type="float">
            <text:p>6.730702</text:p>
          </table:table-cell>
          <table:table-cell office:value-type="float" office:value="6.8188952194" calcext:value-type="float">
            <text:p>6.8188952194</text:p>
          </table:table-cell>
          <table:table-cell table:formula="of:=POWER([.C2846]-6.75;2)" office:value-type="float" office:value="0.00474655125617412" calcext:value-type="float">
            <text:p>0.0047465513</text:p>
          </table:table-cell>
          <table:table-cell/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6.7334" calcext:value-type="float">
            <text:p>6.7334</text:p>
          </table:table-cell>
          <table:table-cell office:value-type="float" office:value="6.8194679026" calcext:value-type="float">
            <text:p>6.8194679026</text:p>
          </table:table-cell>
          <table:table-cell table:formula="of:=POWER([.C2847]-6.75;2)" office:value-type="float" office:value="0.00482578949164303" calcext:value-type="float">
            <text:p>0.0048257895</text:p>
          </table:table-cell>
          <table:table-cell/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6.736031" calcext:value-type="float">
            <text:p>6.736031</text:p>
          </table:table-cell>
          <table:table-cell office:value-type="float" office:value="6.8200304379" calcext:value-type="float">
            <text:p>6.8200304379</text:p>
          </table:table-cell>
          <table:table-cell table:formula="of:=POWER([.C2848]-6.75;2)" office:value-type="float" office:value="0.00490426223246574" calcext:value-type="float">
            <text:p>0.0049042622</text:p>
          </table:table-cell>
          <table:table-cell/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6.738597" calcext:value-type="float">
            <text:p>6.738597</text:p>
          </table:table-cell>
          <table:table-cell office:value-type="float" office:value="6.8205830658" calcext:value-type="float">
            <text:p>6.8205830658</text:p>
          </table:table-cell>
          <table:table-cell table:formula="of:=POWER([.C2849]-6.75;2)" office:value-type="float" office:value="0.00498196917772715" calcext:value-type="float">
            <text:p>0.0049819692</text:p>
          </table:table-cell>
          <table:table-cell/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6.741102" calcext:value-type="float">
            <text:p>6.741102</text:p>
          </table:table-cell>
          <table:table-cell office:value-type="float" office:value="6.8211260199" calcext:value-type="float">
            <text:p>6.8211260199</text:p>
          </table:table-cell>
          <table:table-cell table:formula="of:=POWER([.C2850]-6.75;2)" office:value-type="float" office:value="0.00505891070681524" calcext:value-type="float">
            <text:p>0.0050589107</text:p>
          </table:table-cell>
          <table:table-cell/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6.743546" calcext:value-type="float">
            <text:p>6.743546</text:p>
          </table:table-cell>
          <table:table-cell office:value-type="float" office:value="6.8216595133" calcext:value-type="float">
            <text:p>6.8216595133</text:p>
          </table:table-cell>
          <table:table-cell table:formula="of:=POWER([.C2851]-6.75;2)" office:value-type="float" office:value="0.00513508584639291" calcext:value-type="float">
            <text:p>0.0051350858</text:p>
          </table:table-cell>
          <table:table-cell/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6.745935" calcext:value-type="float">
            <text:p>6.745935</text:p>
          </table:table-cell>
          <table:table-cell office:value-type="float" office:value="6.8221837651" calcext:value-type="float">
            <text:p>6.8221837651</text:p>
          </table:table-cell>
          <table:table-cell table:formula="of:=POWER([.C2852]-6.75;2)" office:value-type="float" office:value="0.005210495944012" calcext:value-type="float">
            <text:p>0.0052104959</text:p>
          </table:table-cell>
          <table:table-cell/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6.74827" calcext:value-type="float">
            <text:p>6.74827</text:p>
          </table:table-cell>
          <table:table-cell office:value-type="float" office:value="6.8226989595" calcext:value-type="float">
            <text:p>6.8226989595</text:p>
          </table:table-cell>
          <table:table-cell table:formula="of:=POWER([.C2853]-6.75;2)" office:value-type="float" office:value="0.00528513871238268" calcext:value-type="float">
            <text:p>0.0052851387</text:p>
          </table:table-cell>
          <table:table-cell/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6.750556" calcext:value-type="float">
            <text:p>6.750556</text:p>
          </table:table-cell>
          <table:table-cell office:value-type="float" office:value="6.8232052789" calcext:value-type="float">
            <text:p>6.8232052789</text:p>
          </table:table-cell>
          <table:table-cell table:formula="of:=POWER([.C2854]-6.75;2)" office:value-type="float" office:value="0.00535901285882675" calcext:value-type="float">
            <text:p>0.0053590129</text:p>
          </table:table-cell>
          <table:table-cell/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6.752797" calcext:value-type="float">
            <text:p>6.752797</text:p>
          </table:table-cell>
          <table:table-cell office:value-type="float" office:value="6.8237028767" calcext:value-type="float">
            <text:p>6.8237028767</text:p>
          </table:table-cell>
          <table:table-cell table:formula="of:=POWER([.C2855]-6.75;2)" office:value-type="float" office:value="0.00543211403385535" calcext:value-type="float">
            <text:p>0.005432114</text:p>
          </table:table-cell>
          <table:table-cell/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6.754995" calcext:value-type="float">
            <text:p>6.754995</text:p>
          </table:table-cell>
          <table:table-cell office:value-type="float" office:value="6.8241918828" calcext:value-type="float">
            <text:p>6.8241918828</text:p>
          </table:table-cell>
          <table:table-cell table:formula="of:=POWER([.C2856]-6.75;2)" office:value-type="float" office:value="0.00550443547340895" calcext:value-type="float">
            <text:p>0.0055044355</text:p>
          </table:table-cell>
          <table:table-cell/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6.757156" calcext:value-type="float">
            <text:p>6.757156</text:p>
          </table:table-cell>
          <table:table-cell office:value-type="float" office:value="6.8246724167" calcext:value-type="float">
            <text:p>6.8246724167</text:p>
          </table:table-cell>
          <table:table-cell table:formula="of:=POWER([.C2857]-6.75;2)" office:value-type="float" office:value="0.00557596981581849" calcext:value-type="float">
            <text:p>0.0055759698</text:p>
          </table:table-cell>
          <table:table-cell/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6.759283" calcext:value-type="float">
            <text:p>6.759283</text:p>
          </table:table-cell>
          <table:table-cell office:value-type="float" office:value="6.8251445594" calcext:value-type="float">
            <text:p>6.8251445594</text:p>
          </table:table-cell>
          <table:table-cell table:formula="of:=POWER([.C2858]-6.75;2)" office:value-type="float" office:value="0.00564670480742013" calcext:value-type="float">
            <text:p>0.0056467048</text:p>
          </table:table-cell>
          <table:table-cell/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6.76138" calcext:value-type="float">
            <text:p>6.76138</text:p>
          </table:table-cell>
          <table:table-cell office:value-type="float" office:value="6.8256083732" calcext:value-type="float">
            <text:p>6.8256083732</text:p>
          </table:table-cell>
          <table:table-cell table:formula="of:=POWER([.C2859]-6.75;2)" office:value-type="float" office:value="0.00571662609795043" calcext:value-type="float">
            <text:p>0.0057166261</text:p>
          </table:table-cell>
          <table:table-cell/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6.763451" calcext:value-type="float">
            <text:p>6.763451</text:p>
          </table:table-cell>
          <table:table-cell office:value-type="float" office:value="6.8260638936" calcext:value-type="float">
            <text:p>6.8260638936</text:p>
          </table:table-cell>
          <table:table-cell table:formula="of:=POWER([.C2860]-6.75;2)" office:value-type="float" office:value="0.00578571590959209" calcext:value-type="float">
            <text:p>0.0057857159</text:p>
          </table:table-cell>
          <table:table-cell/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6.7655" calcext:value-type="float">
            <text:p>6.7655</text:p>
          </table:table-cell>
          <table:table-cell office:value-type="float" office:value="6.8265111286" calcext:value-type="float">
            <text:p>6.8265111286</text:p>
          </table:table-cell>
          <table:table-cell table:formula="of:=POWER([.C2861]-6.75;2)" office:value-type="float" office:value="0.00585395279964574" calcext:value-type="float">
            <text:p>0.0058539528</text:p>
          </table:table-cell>
          <table:table-cell/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6.767531" calcext:value-type="float">
            <text:p>6.767531</text:p>
          </table:table-cell>
          <table:table-cell office:value-type="float" office:value="6.8269500576" calcext:value-type="float">
            <text:p>6.8269500576</text:p>
          </table:table-cell>
          <table:table-cell table:formula="of:=POWER([.C2862]-6.75;2)" office:value-type="float" office:value="0.00592131136464338" calcext:value-type="float">
            <text:p>0.0059213114</text:p>
          </table:table-cell>
          <table:table-cell/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6.769547" calcext:value-type="float">
            <text:p>6.769547</text:p>
          </table:table-cell>
          <table:table-cell office:value-type="float" office:value="6.8273806304" calcext:value-type="float">
            <text:p>6.8273806304</text:p>
          </table:table-cell>
          <table:table-cell table:formula="of:=POWER([.C2863]-6.75;2)" office:value-type="float" office:value="0.00598776196110147" calcext:value-type="float">
            <text:p>0.005987762</text:p>
          </table:table-cell>
          <table:table-cell/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float" office:value="6.771551" calcext:value-type="float">
            <text:p>6.771551</text:p>
          </table:table-cell>
          <table:table-cell office:value-type="float" office:value="6.8278027737" calcext:value-type="float">
            <text:p>6.8278027737</text:p>
          </table:table-cell>
          <table:table-cell table:formula="of:=POWER([.C2864]-6.75;2)" office:value-type="float" office:value="0.00605327159541344" calcext:value-type="float">
            <text:p>0.0060532716</text:p>
          </table:table-cell>
          <table:table-cell/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6.773548" calcext:value-type="float">
            <text:p>6.773548</text:p>
          </table:table-cell>
          <table:table-cell office:value-type="float" office:value="6.8282163897" calcext:value-type="float">
            <text:p>6.8282163897</text:p>
          </table:table-cell>
          <table:table-cell table:formula="of:=POWER([.C2865]-6.75;2)" office:value-type="float" office:value="0.00611780361770221" calcext:value-type="float">
            <text:p>0.0061178036</text:p>
          </table:table-cell>
          <table:table-cell/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6.77554" calcext:value-type="float">
            <text:p>6.77554</text:p>
          </table:table-cell>
          <table:table-cell office:value-type="float" office:value="6.8286213407" calcext:value-type="float">
            <text:p>6.8286213407</text:p>
          </table:table-cell>
          <table:table-cell table:formula="of:=POWER([.C2866]-6.75;2)" office:value-type="float" office:value="0.00618131521346545" calcext:value-type="float">
            <text:p>0.0061813152</text:p>
          </table:table-cell>
          <table:table-cell/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6.777529" calcext:value-type="float">
            <text:p>6.777529</text:p>
          </table:table-cell>
          <table:table-cell office:value-type="float" office:value="6.8290174701" calcext:value-type="float">
            <text:p>6.8290174701</text:p>
          </table:table-cell>
          <table:table-cell table:formula="of:=POWER([.C2867]-6.75;2)" office:value-type="float" office:value="0.00624376058100442" calcext:value-type="float">
            <text:p>0.0062437606</text:p>
          </table:table-cell>
          <table:table-cell/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6.779519" calcext:value-type="float">
            <text:p>6.779519</text:p>
          </table:table-cell>
          <table:table-cell office:value-type="float" office:value="6.8294046015" calcext:value-type="float">
            <text:p>6.8294046015</text:p>
          </table:table-cell>
          <table:table-cell table:formula="of:=POWER([.C2868]-6.75;2)" office:value-type="float" office:value="0.00630509073937385" calcext:value-type="float">
            <text:p>0.0063050907</text:p>
          </table:table-cell>
          <table:table-cell/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6.78151" calcext:value-type="float">
            <text:p>6.78151</text:p>
          </table:table-cell>
          <table:table-cell office:value-type="float" office:value="6.8297825227" calcext:value-type="float">
            <text:p>6.8297825227</text:p>
          </table:table-cell>
          <table:table-cell table:formula="of:=POWER([.C2869]-6.75;2)" office:value-type="float" office:value="0.00636525092837608" calcext:value-type="float">
            <text:p>0.0063652509</text:p>
          </table:table-cell>
          <table:table-cell/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6.783506" calcext:value-type="float">
            <text:p>6.783506</text:p>
          </table:table-cell>
          <table:table-cell office:value-type="float" office:value="6.8301510153" calcext:value-type="float">
            <text:p>6.8301510153</text:p>
          </table:table-cell>
          <table:table-cell table:formula="of:=POWER([.C2870]-6.75;2)" office:value-type="float" office:value="0.00642418525362087" calcext:value-type="float">
            <text:p>0.0064241853</text:p>
          </table:table-cell>
          <table:table-cell/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6.785508" calcext:value-type="float">
            <text:p>6.785508</text:p>
          </table:table-cell>
          <table:table-cell office:value-type="float" office:value="6.8305098231" calcext:value-type="float">
            <text:p>6.8305098231</text:p>
          </table:table-cell>
          <table:table-cell table:formula="of:=POWER([.C2871]-6.75;2)" office:value-type="float" office:value="0.00648183161559327" calcext:value-type="float">
            <text:p>0.0064818316</text:p>
          </table:table-cell>
          <table:table-cell/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6.787516" calcext:value-type="float">
            <text:p>6.787516</text:p>
          </table:table-cell>
          <table:table-cell office:value-type="float" office:value="6.8308586744" calcext:value-type="float">
            <text:p>6.8308586744</text:p>
          </table:table-cell>
          <table:table-cell table:formula="of:=POWER([.C2872]-6.75;2)" office:value-type="float" office:value="0.00653812522572521" calcext:value-type="float">
            <text:p>0.0065381252</text:p>
          </table:table-cell>
          <table:table-cell/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6.789532" calcext:value-type="float">
            <text:p>6.789532</text:p>
          </table:table-cell>
          <table:table-cell office:value-type="float" office:value="6.8311972891" calcext:value-type="float">
            <text:p>6.8311972891</text:p>
          </table:table-cell>
          <table:table-cell table:formula="of:=POWER([.C2873]-6.75;2)" office:value-type="float" office:value="0.00659299975718904" calcext:value-type="float">
            <text:p>0.0065929998</text:p>
          </table:table-cell>
          <table:table-cell/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6.791557" calcext:value-type="float">
            <text:p>6.791557</text:p>
          </table:table-cell>
          <table:table-cell office:value-type="float" office:value="6.8315253622" calcext:value-type="float">
            <text:p>6.8315253622</text:p>
          </table:table-cell>
          <table:table-cell table:formula="of:=POWER([.C2874]-6.75;2)" office:value-type="float" office:value="0.00664638468184116" calcext:value-type="float">
            <text:p>0.0066463847</text:p>
          </table:table-cell>
          <table:table-cell/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6.79359" calcext:value-type="float">
            <text:p>6.79359</text:p>
          </table:table-cell>
          <table:table-cell office:value-type="float" office:value="6.8318425714" calcext:value-type="float">
            <text:p>6.8318425714</text:p>
          </table:table-cell>
          <table:table-cell table:formula="of:=POWER([.C2875]-6.75;2)" office:value-type="float" office:value="0.00669820649336413" calcext:value-type="float">
            <text:p>0.0066982065</text:p>
          </table:table-cell>
          <table:table-cell/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6.795632" calcext:value-type="float">
            <text:p>6.795632</text:p>
          </table:table-cell>
          <table:table-cell office:value-type="float" office:value="6.832148592" calcext:value-type="float">
            <text:p>6.832148592</text:p>
          </table:table-cell>
          <table:table-cell table:formula="of:=POWER([.C2876]-6.75;2)" office:value-type="float" office:value="0.0067483911675825" calcext:value-type="float">
            <text:p>0.0067483912</text:p>
          </table:table-cell>
          <table:table-cell/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6.797682" calcext:value-type="float">
            <text:p>6.797682</text:p>
          </table:table-cell>
          <table:table-cell office:value-type="float" office:value="6.8324430806" calcext:value-type="float">
            <text:p>6.8324430806</text:p>
          </table:table-cell>
          <table:table-cell table:formula="of:=POWER([.C2877]-6.75;2)" office:value-type="float" office:value="0.0067968615388181" calcext:value-type="float">
            <text:p>0.0067968615</text:p>
          </table:table-cell>
          <table:table-cell/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6.799739" calcext:value-type="float">
            <text:p>6.799739</text:p>
          </table:table-cell>
          <table:table-cell office:value-type="float" office:value="6.8327256911" calcext:value-type="float">
            <text:p>6.8327256911</text:p>
          </table:table-cell>
          <table:table-cell table:formula="of:=POWER([.C2878]-6.75;2)" office:value-type="float" office:value="0.00684353996797266" calcext:value-type="float">
            <text:p>0.00684354</text:p>
          </table:table-cell>
          <table:table-cell/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6.801802" calcext:value-type="float">
            <text:p>6.801802</text:p>
          </table:table-cell>
          <table:table-cell office:value-type="float" office:value="6.8329960738" calcext:value-type="float">
            <text:p>6.8329960738</text:p>
          </table:table-cell>
          <table:table-cell table:formula="of:=POWER([.C2879]-6.75;2)" office:value-type="float" office:value="0.00688834826621511" calcext:value-type="float">
            <text:p>0.0068883483</text:p>
          </table:table-cell>
          <table:table-cell/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6.803871" calcext:value-type="float">
            <text:p>6.803871</text:p>
          </table:table-cell>
          <table:table-cell office:value-type="float" office:value="6.833253876" calcext:value-type="float">
            <text:p>6.833253876</text:p>
          </table:table-cell>
          <table:table-cell table:formula="of:=POWER([.C2880]-6.75;2)" office:value-type="float" office:value="0.00693120786902332" calcext:value-type="float">
            <text:p>0.0069312079</text:p>
          </table:table-cell>
          <table:table-cell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6.805943" calcext:value-type="float">
            <text:p>6.805943</text:p>
          </table:table-cell>
          <table:table-cell office:value-type="float" office:value="6.8334987333" calcext:value-type="float">
            <text:p>6.8334987333</text:p>
          </table:table-cell>
          <table:table-cell table:formula="of:=POWER([.C2881]-6.75;2)" office:value-type="float" office:value="0.00697203846270451" calcext:value-type="float">
            <text:p>0.0069720385</text:p>
          </table:table-cell>
          <table:table-cell/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6.808017" calcext:value-type="float">
            <text:p>6.808017</text:p>
          </table:table-cell>
          <table:table-cell office:value-type="float" office:value="6.8337302941" calcext:value-type="float">
            <text:p>6.8337302941</text:p>
          </table:table-cell>
          <table:table-cell table:formula="of:=POWER([.C2882]-6.75;2)" office:value-type="float" office:value="0.00701076215007257" calcext:value-type="float">
            <text:p>0.0070107622</text:p>
          </table:table-cell>
          <table:table-cell/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6.81009" calcext:value-type="float">
            <text:p>6.81009</text:p>
          </table:table-cell>
          <table:table-cell office:value-type="float" office:value="6.8339482034" calcext:value-type="float">
            <text:p>6.8339482034</text:p>
          </table:table-cell>
          <table:table-cell table:formula="of:=POWER([.C2883]-6.75;2)" office:value-type="float" office:value="0.00704730085408782" calcext:value-type="float">
            <text:p>0.0070473009</text:p>
          </table:table-cell>
          <table:table-cell/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6.81216" calcext:value-type="float">
            <text:p>6.81216</text:p>
          </table:table-cell>
          <table:table-cell office:value-type="float" office:value="6.8341521197" calcext:value-type="float">
            <text:p>6.8341521197</text:p>
          </table:table-cell>
          <table:table-cell table:formula="of:=POWER([.C2884]-6.75;2)" office:value-type="float" office:value="0.00708157925000308" calcext:value-type="float">
            <text:p>0.0070815793</text:p>
          </table:table-cell>
          <table:table-cell/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6.814225" calcext:value-type="float">
            <text:p>6.814225</text:p>
          </table:table-cell>
          <table:table-cell office:value-type="float" office:value="6.8343417069" calcext:value-type="float">
            <text:p>6.8343417069</text:p>
          </table:table-cell>
          <table:table-cell table:formula="of:=POWER([.C2885]-6.75;2)" office:value-type="float" office:value="0.00711352352280552" calcext:value-type="float">
            <text:p>0.0071135235</text:p>
          </table:table-cell>
          <table:table-cell/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6.816281" calcext:value-type="float">
            <text:p>6.816281</text:p>
          </table:table-cell>
          <table:table-cell office:value-type="float" office:value="6.8345166348" calcext:value-type="float">
            <text:p>6.8345166348</text:p>
          </table:table-cell>
          <table:table-cell table:formula="of:=POWER([.C2886]-6.75;2)" office:value-type="float" office:value="0.00714306155791656" calcext:value-type="float">
            <text:p>0.0071430616</text:p>
          </table:table-cell>
          <table:table-cell/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6.818326" calcext:value-type="float">
            <text:p>6.818326</text:p>
          </table:table-cell>
          <table:table-cell office:value-type="float" office:value="6.8346765965" calcext:value-type="float">
            <text:p>6.8346765965</text:p>
          </table:table-cell>
          <table:table-cell table:formula="of:=POWER([.C2887]-6.75;2)" office:value-type="float" office:value="0.00717012599482374" calcext:value-type="float">
            <text:p>0.007170126</text:p>
          </table:table-cell>
          <table:table-cell/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6.820357" calcext:value-type="float">
            <text:p>6.820357</text:p>
          </table:table-cell>
          <table:table-cell office:value-type="float" office:value="6.834821292" calcext:value-type="float">
            <text:p>6.834821292</text:p>
          </table:table-cell>
          <table:table-cell table:formula="of:=POWER([.C2888]-6.75;2)" office:value-type="float" office:value="0.00719465157654926" calcext:value-type="float">
            <text:p>0.0071946516</text:p>
          </table:table-cell>
          <table:table-cell/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6.822369" calcext:value-type="float">
            <text:p>6.822369</text:p>
          </table:table-cell>
          <table:table-cell office:value-type="float" office:value="6.8349504375" calcext:value-type="float">
            <text:p>6.8349504375</text:p>
          </table:table-cell>
          <table:table-cell table:formula="of:=POWER([.C2889]-6.75;2)" office:value-type="float" office:value="0.00721657683144138" calcext:value-type="float">
            <text:p>0.0072165768</text:p>
          </table:table-cell>
          <table:table-cell/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6.82436" calcext:value-type="float">
            <text:p>6.82436</text:p>
          </table:table-cell>
          <table:table-cell office:value-type="float" office:value="6.8350637838" calcext:value-type="float">
            <text:p>6.8350637838</text:p>
          </table:table-cell>
          <table:table-cell table:formula="of:=POWER([.C2890]-6.75;2)" office:value-type="float" office:value="0.00723584731437313" calcext:value-type="float">
            <text:p>0.0072358473</text:p>
          </table:table-cell>
          <table:table-cell/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6.826326" calcext:value-type="float">
            <text:p>6.826326</text:p>
          </table:table-cell>
          <table:table-cell office:value-type="float" office:value="6.8351610909" calcext:value-type="float">
            <text:p>6.8351610909</text:p>
          </table:table-cell>
          <table:table-cell table:formula="of:=POWER([.C2891]-6.75;2)" office:value-type="float" office:value="0.00725241140327803" calcext:value-type="float">
            <text:p>0.0072524114</text:p>
          </table:table-cell>
          <table:table-cell/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6.828263" calcext:value-type="float">
            <text:p>6.828263</text:p>
          </table:table-cell>
          <table:table-cell office:value-type="float" office:value="6.8352421468" calcext:value-type="float">
            <text:p>6.8352421468</text:p>
          </table:table-cell>
          <table:table-cell table:formula="of:=POWER([.C2892]-6.75;2)" office:value-type="float" office:value="0.00726622359107271" calcext:value-type="float">
            <text:p>0.0072662236</text:p>
          </table:table-cell>
          <table:table-cell/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6.830168" calcext:value-type="float">
            <text:p>6.830168</text:p>
          </table:table-cell>
          <table:table-cell office:value-type="float" office:value="6.8353067685" calcext:value-type="float">
            <text:p>6.8353067685</text:p>
          </table:table-cell>
          <table:table-cell table:formula="of:=POWER([.C2893]-6.75;2)" office:value-type="float" office:value="0.00727724475191255" calcext:value-type="float">
            <text:p>0.0072772448</text:p>
          </table:table-cell>
          <table:table-cell/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6.832036" calcext:value-type="float">
            <text:p>6.832036</text:p>
          </table:table-cell>
          <table:table-cell office:value-type="float" office:value="6.8353547944" calcext:value-type="float">
            <text:p>6.8353547944</text:p>
          </table:table-cell>
          <table:table-cell table:formula="of:=POWER([.C2894]-6.75;2)" office:value-type="float" office:value="0.00728544092706622" calcext:value-type="float">
            <text:p>0.0072854409</text:p>
          </table:table-cell>
          <table:table-cell/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float" office:value="6.833865" calcext:value-type="float">
            <text:p>6.833865</text:p>
          </table:table-cell>
          <table:table-cell office:value-type="float" office:value="6.8353861038" calcext:value-type="float">
            <text:p>6.8353861038</text:p>
          </table:table-cell>
          <table:table-cell table:formula="of:=POWER([.C2895]-6.75;2)" office:value-type="float" office:value="0.00729078672214443" calcext:value-type="float">
            <text:p>0.0072907867</text:p>
          </table:table-cell>
          <table:table-cell/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6.835649" calcext:value-type="float">
            <text:p>6.835649</text:p>
          </table:table-cell>
          <table:table-cell office:value-type="float" office:value="6.8354005905" calcext:value-type="float">
            <text:p>6.8354005905</text:p>
          </table:table-cell>
          <table:table-cell table:formula="of:=POWER([.C2896]-6.75;2)" office:value-type="float" office:value="0.00729326085774868" calcext:value-type="float">
            <text:p>0.0072932609</text:p>
          </table:table-cell>
          <table:table-cell/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6.837386" calcext:value-type="float">
            <text:p>6.837386</text:p>
          </table:table-cell>
          <table:table-cell office:value-type="float" office:value="6.8353982019" calcext:value-type="float">
            <text:p>6.8353982019</text:p>
          </table:table-cell>
          <table:table-cell table:formula="of:=POWER([.C2897]-6.75;2)" office:value-type="float" office:value="0.00729285288775322" calcext:value-type="float">
            <text:p>0.0072928529</text:p>
          </table:table-cell>
          <table:table-cell/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6.839072" calcext:value-type="float">
            <text:p>6.839072</text:p>
          </table:table-cell>
          <table:table-cell office:value-type="float" office:value="6.8353789029" calcext:value-type="float">
            <text:p>6.8353789029</text:p>
          </table:table-cell>
          <table:table-cell table:formula="of:=POWER([.C2898]-6.75;2)" office:value-type="float" office:value="0.00728955706040771" calcext:value-type="float">
            <text:p>0.0072895571</text:p>
          </table:table-cell>
          <table:table-cell/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float" office:value="6.840703" calcext:value-type="float">
            <text:p>6.840703</text:p>
          </table:table-cell>
          <table:table-cell office:value-type="float" office:value="6.8353426961" calcext:value-type="float">
            <text:p>6.8353426961</text:p>
          </table:table-cell>
          <table:table-cell table:formula="of:=POWER([.C2899]-6.75;2)" office:value-type="float" office:value="0.0072833757776169" calcext:value-type="float">
            <text:p>0.0072833758</text:p>
          </table:table-cell>
          <table:table-cell/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6.842275" calcext:value-type="float">
            <text:p>6.842275</text:p>
          </table:table-cell>
          <table:table-cell office:value-type="float" office:value="6.8352896238" calcext:value-type="float">
            <text:p>6.8352896238</text:p>
          </table:table-cell>
          <table:table-cell table:formula="of:=POWER([.C2900]-6.75;2)" office:value-type="float" office:value="0.00727431992794546" calcext:value-type="float">
            <text:p>0.0072743199</text:p>
          </table:table-cell>
          <table:table-cell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6.843785" calcext:value-type="float">
            <text:p>6.843785</text:p>
          </table:table-cell>
          <table:table-cell office:value-type="float" office:value="6.83521977" calcext:value-type="float">
            <text:p>6.83521977</text:p>
          </table:table-cell>
          <table:table-cell table:formula="of:=POWER([.C2901]-6.75;2)" office:value-type="float" office:value="0.00726240919885292" calcext:value-type="float">
            <text:p>0.0072624092</text:p>
          </table:table-cell>
          <table:table-cell/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6.84523" calcext:value-type="float">
            <text:p>6.84523</text:p>
          </table:table-cell>
          <table:table-cell office:value-type="float" office:value="6.8351332525" calcext:value-type="float">
            <text:p>6.8351332525</text:p>
          </table:table-cell>
          <table:table-cell table:formula="of:=POWER([.C2902]-6.75;2)" office:value-type="float" office:value="0.00724767068122882" calcext:value-type="float">
            <text:p>0.0072476707</text:p>
          </table:table-cell>
          <table:table-cell/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6.846606" calcext:value-type="float">
            <text:p>6.846606</text:p>
          </table:table-cell>
          <table:table-cell office:value-type="float" office:value="6.8350302245" calcext:value-type="float">
            <text:p>6.8350302245</text:p>
          </table:table-cell>
          <table:table-cell table:formula="of:=POWER([.C2903]-6.75;2)" office:value-type="float" office:value="0.00723013907852049" calcext:value-type="float">
            <text:p>0.0072301391</text:p>
          </table:table-cell>
          <table:table-cell/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float" office:value="6.847912" calcext:value-type="float">
            <text:p>6.847912</text:p>
          </table:table-cell>
          <table:table-cell office:value-type="float" office:value="6.8349108866" calcext:value-type="float">
            <text:p>6.8349108866</text:p>
          </table:table-cell>
          <table:table-cell table:formula="of:=POWER([.C2904]-6.75;2)" office:value-type="float" office:value="0.00720985866319812" calcext:value-type="float">
            <text:p>0.0072098587</text:p>
          </table:table-cell>
          <table:table-cell/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6.849144" calcext:value-type="float">
            <text:p>6.849144</text:p>
          </table:table-cell>
          <table:table-cell office:value-type="float" office:value="6.8347754583" calcext:value-type="float">
            <text:p>6.8347754583</text:p>
          </table:table-cell>
          <table:table-cell table:formula="of:=POWER([.C2905]-6.75;2)" office:value-type="float" office:value="0.00718687832997508" calcext:value-type="float">
            <text:p>0.0071868783</text:p>
          </table:table-cell>
          <table:table-cell/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6.850299" calcext:value-type="float">
            <text:p>6.850299</text:p>
          </table:table-cell>
          <table:table-cell office:value-type="float" office:value="6.8346242105" calcext:value-type="float">
            <text:p>6.8346242105</text:p>
          </table:table-cell>
          <table:table-cell table:formula="of:=POWER([.C2906]-6.75;2)" office:value-type="float" office:value="0.00716125700274837" calcext:value-type="float">
            <text:p>0.007161257</text:p>
          </table:table-cell>
          <table:table-cell/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float" office:value="6.851377" calcext:value-type="float">
            <text:p>6.851377</text:p>
          </table:table-cell>
          <table:table-cell office:value-type="float" office:value="6.8344574574" calcext:value-type="float">
            <text:p>6.8344574574</text:p>
          </table:table-cell>
          <table:table-cell table:formula="of:=POWER([.C2907]-6.75;2)" office:value-type="float" office:value="0.00713306211047283" calcext:value-type="float">
            <text:p>0.0071330621</text:p>
          </table:table-cell>
          <table:table-cell/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6.852374" calcext:value-type="float">
            <text:p>6.852374</text:p>
          </table:table-cell>
          <table:table-cell office:value-type="float" office:value="6.8342755269" calcext:value-type="float">
            <text:p>6.8342755269</text:p>
          </table:table-cell>
          <table:table-cell table:formula="of:=POWER([.C2908]-6.75;2)" office:value-type="float" office:value="0.00710236443427262" calcext:value-type="float">
            <text:p>0.0071023644</text:p>
          </table:table-cell>
          <table:table-cell/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6.85329" calcext:value-type="float">
            <text:p>6.85329</text:p>
          </table:table-cell>
          <table:table-cell office:value-type="float" office:value="6.8340788043" calcext:value-type="float">
            <text:p>6.8340788043</text:p>
          </table:table-cell>
          <table:table-cell table:formula="of:=POWER([.C2909]-6.75;2)" office:value-type="float" office:value="0.00706924533251767" calcext:value-type="float">
            <text:p>0.0070692453</text:p>
          </table:table-cell>
          <table:table-cell/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6.854123" calcext:value-type="float">
            <text:p>6.854123</text:p>
          </table:table-cell>
          <table:table-cell office:value-type="float" office:value="6.8338676923" calcext:value-type="float">
            <text:p>6.8338676923</text:p>
          </table:table-cell>
          <table:table-cell table:formula="of:=POWER([.C2910]-6.75;2)" office:value-type="float" office:value="0.0070337898117275" calcext:value-type="float">
            <text:p>0.0070337898</text:p>
          </table:table-cell>
          <table:table-cell/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6.854873" calcext:value-type="float">
            <text:p>6.854873</text:p>
          </table:table-cell>
          <table:table-cell office:value-type="float" office:value="6.8336426333" calcext:value-type="float">
            <text:p>6.8336426333</text:p>
          </table:table-cell>
          <table:table-cell table:formula="of:=POWER([.C2911]-6.75;2)" office:value-type="float" office:value="0.0069960901053583" calcext:value-type="float">
            <text:p>0.0069960901</text:p>
          </table:table-cell>
          <table:table-cell/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float" office:value="6.855539" calcext:value-type="float">
            <text:p>6.855539</text:p>
          </table:table-cell>
          <table:table-cell office:value-type="float" office:value="6.8334040899" calcext:value-type="float">
            <text:p>6.8334040899</text:p>
          </table:table-cell>
          <table:table-cell table:formula="of:=POWER([.C2912]-6.75;2)" office:value-type="float" office:value="0.00695624221204731" calcext:value-type="float">
            <text:p>0.0069562422</text:p>
          </table:table-cell>
          <table:table-cell/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6.856121" calcext:value-type="float">
            <text:p>6.856121</text:p>
          </table:table-cell>
          <table:table-cell office:value-type="float" office:value="6.8331525568" calcext:value-type="float">
            <text:p>6.8331525568</text:p>
          </table:table-cell>
          <table:table-cell table:formula="of:=POWER([.C2913]-6.75;2)" office:value-type="float" office:value="0.00691434770237723" calcext:value-type="float">
            <text:p>0.0069143477</text:p>
          </table:table-cell>
          <table:table-cell/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float" office:value="6.856619" calcext:value-type="float">
            <text:p>6.856619</text:p>
          </table:table-cell>
          <table:table-cell office:value-type="float" office:value="6.8328885517" calcext:value-type="float">
            <text:p>6.8328885517</text:p>
          </table:table-cell>
          <table:table-cell table:formula="of:=POWER([.C2914]-6.75;2)" office:value-type="float" office:value="0.00687051200292357" calcext:value-type="float">
            <text:p>0.006870512</text:p>
          </table:table-cell>
          <table:table-cell/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float" office:value="6.857034" calcext:value-type="float">
            <text:p>6.857034</text:p>
          </table:table-cell>
          <table:table-cell office:value-type="float" office:value="6.8326126163" calcext:value-type="float">
            <text:p>6.8326126163</text:p>
          </table:table-cell>
          <table:table-cell table:formula="of:=POWER([.C2915]-6.75;2)" office:value-type="float" office:value="0.00682484437193111" calcext:value-type="float">
            <text:p>0.0068248444</text:p>
          </table:table-cell>
          <table:table-cell/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6.857368" calcext:value-type="float">
            <text:p>6.857368</text:p>
          </table:table-cell>
          <table:table-cell office:value-type="float" office:value="6.8323253059" calcext:value-type="float">
            <text:p>6.8323253059</text:p>
          </table:table-cell>
          <table:table-cell table:formula="of:=POWER([.C2916]-6.75;2)" office:value-type="float" office:value="0.0067774559915285" calcext:value-type="float">
            <text:p>0.006777456</text:p>
          </table:table-cell>
          <table:table-cell/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6.857622" calcext:value-type="float">
            <text:p>6.857622</text:p>
          </table:table-cell>
          <table:table-cell office:value-type="float" office:value="6.8320271786" calcext:value-type="float">
            <text:p>6.8320271786</text:p>
          </table:table-cell>
          <table:table-cell table:formula="of:=POWER([.C2917]-6.75;2)" office:value-type="float" office:value="0.00672845802907626" calcext:value-type="float">
            <text:p>0.006728458</text:p>
          </table:table-cell>
          <table:table-cell/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6.857797" calcext:value-type="float">
            <text:p>6.857797</text:p>
          </table:table-cell>
          <table:table-cell office:value-type="float" office:value="6.8317188072" calcext:value-type="float">
            <text:p>6.8317188072</text:p>
          </table:table-cell>
          <table:table-cell table:formula="of:=POWER([.C2918]-6.75;2)" office:value-type="float" office:value="0.00667796345019072" calcext:value-type="float">
            <text:p>0.0066779635</text:p>
          </table:table-cell>
          <table:table-cell/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float" office:value="6.857896" calcext:value-type="float">
            <text:p>6.857896</text:p>
          </table:table-cell>
          <table:table-cell office:value-type="float" office:value="6.8314007805" calcext:value-type="float">
            <text:p>6.8314007805</text:p>
          </table:table-cell>
          <table:table-cell table:formula="of:=POWER([.C2919]-6.75;2)" office:value-type="float" office:value="0.0066260870660092" calcext:value-type="float">
            <text:p>0.0066260871</text:p>
          </table:table-cell>
          <table:table-cell/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6.857921" calcext:value-type="float">
            <text:p>6.857921</text:p>
          </table:table-cell>
          <table:table-cell office:value-type="float" office:value="6.831073679" calcext:value-type="float">
            <text:p>6.831073679</text:p>
          </table:table-cell>
          <table:table-cell table:formula="of:=POWER([.C2920]-6.75;2)" office:value-type="float" office:value="0.00657294142659507" calcext:value-type="float">
            <text:p>0.0065729414</text:p>
          </table:table-cell>
          <table:table-cell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6.857876" calcext:value-type="float">
            <text:p>6.857876</text:p>
          </table:table-cell>
          <table:table-cell office:value-type="float" office:value="6.8307380875" calcext:value-type="float">
            <text:p>6.8307380875</text:p>
          </table:table-cell>
          <table:table-cell table:formula="of:=POWER([.C2921]-6.75;2)" office:value-type="float" office:value="0.00651863877315771" calcext:value-type="float">
            <text:p>0.0065186388</text:p>
          </table:table-cell>
          <table:table-cell/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6.857764" calcext:value-type="float">
            <text:p>6.857764</text:p>
          </table:table-cell>
          <table:table-cell office:value-type="float" office:value="6.8303945696" calcext:value-type="float">
            <text:p>6.8303945696</text:p>
          </table:table-cell>
          <table:table-cell table:formula="of:=POWER([.C2922]-6.75;2)" office:value-type="float" office:value="0.00646328682116927" calcext:value-type="float">
            <text:p>0.0064632868</text:p>
          </table:table-cell>
          <table:table-cell/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6.857589" calcext:value-type="float">
            <text:p>6.857589</text:p>
          </table:table-cell>
          <table:table-cell office:value-type="float" office:value="6.8300436795" calcext:value-type="float">
            <text:p>6.8300436795</text:p>
          </table:table-cell>
          <table:table-cell table:formula="of:=POWER([.C2923]-6.75;2)" office:value-type="float" office:value="0.00640699062789874" calcext:value-type="float">
            <text:p>0.0064069906</text:p>
          </table:table-cell>
          <table:table-cell/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6.857353" calcext:value-type="float">
            <text:p>6.857353</text:p>
          </table:table-cell>
          <table:table-cell office:value-type="float" office:value="6.8296859481" calcext:value-type="float">
            <text:p>6.8296859481</text:p>
          </table:table-cell>
          <table:table-cell table:formula="of:=POWER([.C2924]-6.75;2)" office:value-type="float" office:value="0.00634985032459587" calcext:value-type="float">
            <text:p>0.0063498503</text:p>
          </table:table-cell>
          <table:table-cell/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6.857062" calcext:value-type="float">
            <text:p>6.857062</text:p>
          </table:table-cell>
          <table:table-cell office:value-type="float" office:value="6.8293219079" calcext:value-type="float">
            <text:p>6.8293219079</text:p>
          </table:table-cell>
          <table:table-cell table:formula="of:=POWER([.C2925]-6.75;2)" office:value-type="float" office:value="0.00629196507289605" calcext:value-type="float">
            <text:p>0.0062919651</text:p>
          </table:table-cell>
          <table:table-cell/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6.85672" calcext:value-type="float">
            <text:p>6.85672</text:p>
          </table:table-cell>
          <table:table-cell office:value-type="float" office:value="6.82895204" calcext:value-type="float">
            <text:p>6.82895204</text:p>
          </table:table-cell>
          <table:table-cell table:formula="of:=POWER([.C2926]-6.75;2)" office:value-type="float" office:value="0.00623342462016158" calcext:value-type="float">
            <text:p>0.0062334246</text:p>
          </table:table-cell>
          <table:table-cell/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float" office:value="6.856331" calcext:value-type="float">
            <text:p>6.856331</text:p>
          </table:table-cell>
          <table:table-cell office:value-type="float" office:value="6.8285767973" calcext:value-type="float">
            <text:p>6.8285767973</text:p>
          </table:table-cell>
          <table:table-cell table:formula="of:=POWER([.C2927]-6.75;2)" office:value-type="float" office:value="0.00617431307392532" calcext:value-type="float">
            <text:p>0.0061743131</text:p>
          </table:table-cell>
          <table:table-cell/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6.8559" calcext:value-type="float">
            <text:p>6.8559</text:p>
          </table:table-cell>
          <table:table-cell office:value-type="float" office:value="6.8281966027" calcext:value-type="float">
            <text:p>6.8281966027</text:p>
          </table:table-cell>
          <table:table-cell table:formula="of:=POWER([.C2928]-6.75;2)" office:value-type="float" office:value="0.00611470867382169" calcext:value-type="float">
            <text:p>0.0061147087</text:p>
          </table:table-cell>
          <table:table-cell/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6.855431" calcext:value-type="float">
            <text:p>6.855431</text:p>
          </table:table-cell>
          <table:table-cell office:value-type="float" office:value="6.8278118333" calcext:value-type="float">
            <text:p>6.8278118333</text:p>
          </table:table-cell>
          <table:table-cell table:formula="of:=POWER([.C2929]-6.75;2)" office:value-type="float" office:value="0.00605468140150702" calcext:value-type="float">
            <text:p>0.0060546814</text:p>
          </table:table-cell>
          <table:table-cell/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6.85493" calcext:value-type="float">
            <text:p>6.85493</text:p>
          </table:table-cell>
          <table:table-cell office:value-type="float" office:value="6.827422831" calcext:value-type="float">
            <text:p>6.827422831</text:p>
          </table:table-cell>
          <table:table-cell table:formula="of:=POWER([.C2930]-6.75;2)" office:value-type="float" office:value="0.00599429476005453" calcext:value-type="float">
            <text:p>0.0059942948</text:p>
          </table:table-cell>
          <table:table-cell/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6.8544" calcext:value-type="float">
            <text:p>6.8544</text:p>
          </table:table-cell>
          <table:table-cell office:value-type="float" office:value="6.8270298714" calcext:value-type="float">
            <text:p>6.8270298714</text:p>
          </table:table-cell>
          <table:table-cell table:formula="of:=POWER([.C2931]-6.75;2)" office:value-type="float" office:value="0.0059336010879005" calcext:value-type="float">
            <text:p>0.0059336011</text:p>
          </table:table-cell>
          <table:table-cell/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6.853847" calcext:value-type="float">
            <text:p>6.853847</text:p>
          </table:table-cell>
          <table:table-cell office:value-type="float" office:value="6.8266332029" calcext:value-type="float">
            <text:p>6.8266332029</text:p>
          </table:table-cell>
          <table:table-cell table:formula="of:=POWER([.C2932]-6.75;2)" office:value-type="float" office:value="0.00587264778671258" calcext:value-type="float">
            <text:p>0.0058726478</text:p>
          </table:table-cell>
          <table:table-cell/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6.853275" calcext:value-type="float">
            <text:p>6.853275</text:p>
          </table:table-cell>
          <table:table-cell office:value-type="float" office:value="6.826233" calcext:value-type="float">
            <text:p>6.826233</text:p>
          </table:table-cell>
          <table:table-cell table:formula="of:=POWER([.C2933]-6.75;2)" office:value-type="float" office:value="0.00581147028900003" calcext:value-type="float">
            <text:p>0.0058114703</text:p>
          </table:table-cell>
          <table:table-cell/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float" office:value="6.852688" calcext:value-type="float">
            <text:p>6.852688</text:p>
          </table:table-cell>
          <table:table-cell office:value-type="float" office:value="6.8258293881" calcext:value-type="float">
            <text:p>6.8258293881</text:p>
          </table:table-cell>
          <table:table-cell table:formula="of:=POWER([.C2934]-6.75;2)" office:value-type="float" office:value="0.0057500960996204" calcext:value-type="float">
            <text:p>0.0057500961</text:p>
          </table:table-cell>
          <table:table-cell/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6.852091" calcext:value-type="float">
            <text:p>6.852091</text:p>
          </table:table-cell>
          <table:table-cell office:value-type="float" office:value="6.8254224394" calcext:value-type="float">
            <text:p>6.8254224394</text:p>
          </table:table-cell>
          <table:table-cell table:formula="of:=POWER([.C2935]-6.75;2)" office:value-type="float" office:value="0.00568854436504675" calcext:value-type="float">
            <text:p>0.0056885444</text:p>
          </table:table-cell>
          <table:table-cell/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6.851488" calcext:value-type="float">
            <text:p>6.851488</text:p>
          </table:table-cell>
          <table:table-cell office:value-type="float" office:value="6.8250121538" calcext:value-type="float">
            <text:p>6.8250121538</text:p>
          </table:table-cell>
          <table:table-cell table:formula="of:=POWER([.C2936]-6.75;2)" office:value-type="float" office:value="0.00562682321771491" calcext:value-type="float">
            <text:p>0.0056268232</text:p>
          </table:table-cell>
          <table:table-cell/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6.850881" calcext:value-type="float">
            <text:p>6.850881</text:p>
          </table:table-cell>
          <table:table-cell office:value-type="float" office:value="6.8245984688" calcext:value-type="float">
            <text:p>6.8245984688</text:p>
          </table:table-cell>
          <table:table-cell table:formula="of:=POWER([.C2937]-6.75;2)" office:value-type="float" office:value="0.00556493154730452" calcext:value-type="float">
            <text:p>0.0055649315</text:p>
          </table:table-cell>
          <table:table-cell/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6.850276" calcext:value-type="float">
            <text:p>6.850276</text:p>
          </table:table-cell>
          <table:table-cell office:value-type="float" office:value="6.8241812857" calcext:value-type="float">
            <text:p>6.8241812857</text:p>
          </table:table-cell>
          <table:table-cell table:formula="of:=POWER([.C2938]-6.75;2)" office:value-type="float" office:value="0.00550286314810501" calcext:value-type="float">
            <text:p>0.0055028631</text:p>
          </table:table-cell>
          <table:table-cell/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float" office:value="6.849674" calcext:value-type="float">
            <text:p>6.849674</text:p>
          </table:table-cell>
          <table:table-cell office:value-type="float" office:value="6.8237604032" calcext:value-type="float">
            <text:p>6.8237604032</text:p>
          </table:table-cell>
          <table:table-cell table:formula="of:=POWER([.C2939]-6.75;2)" office:value-type="float" office:value="0.00544059708022652" calcext:value-type="float">
            <text:p>0.0054405971</text:p>
          </table:table-cell>
          <table:table-cell/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6.849078" calcext:value-type="float">
            <text:p>6.849078</text:p>
          </table:table-cell>
          <table:table-cell office:value-type="float" office:value="6.8233355902" calcext:value-type="float">
            <text:p>6.8233355902</text:p>
          </table:table-cell>
          <table:table-cell table:formula="of:=POWER([.C2940]-6.75;2)" office:value-type="float" office:value="0.00537810878998236" calcext:value-type="float">
            <text:p>0.0053781088</text:p>
          </table:table-cell>
          <table:table-cell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6.84849" calcext:value-type="float">
            <text:p>6.84849</text:p>
          </table:table-cell>
          <table:table-cell office:value-type="float" office:value="6.82290655" calcext:value-type="float">
            <text:p>6.82290655</text:p>
          </table:table-cell>
          <table:table-cell table:formula="of:=POWER([.C2941]-6.75;2)" office:value-type="float" office:value="0.00531536503290249" calcext:value-type="float">
            <text:p>0.005315365</text:p>
          </table:table-cell>
          <table:table-cell/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float" office:value="6.847913" calcext:value-type="float">
            <text:p>6.847913</text:p>
          </table:table-cell>
          <table:table-cell office:value-type="float" office:value="6.8224729322" calcext:value-type="float">
            <text:p>6.8224729322</text:p>
          </table:table-cell>
          <table:table-cell table:formula="of:=POWER([.C2942]-6.75;2)" office:value-type="float" office:value="0.00525232590166582" calcext:value-type="float">
            <text:p>0.0052523259</text:p>
          </table:table-cell>
          <table:table-cell/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6.847346" calcext:value-type="float">
            <text:p>6.847346</text:p>
          </table:table-cell>
          <table:table-cell office:value-type="float" office:value="6.8220343103" calcext:value-type="float">
            <text:p>6.8220343103</text:p>
          </table:table-cell>
          <table:table-cell table:formula="of:=POWER([.C2943]-6.75;2)" office:value-type="float" office:value="0.00518894186039673" calcext:value-type="float">
            <text:p>0.0051889419</text:p>
          </table:table-cell>
          <table:table-cell/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float" office:value="6.846793" calcext:value-type="float">
            <text:p>6.846793</text:p>
          </table:table-cell>
          <table:table-cell office:value-type="float" office:value="6.8215902456" calcext:value-type="float">
            <text:p>6.8215902456</text:p>
          </table:table-cell>
          <table:table-cell table:formula="of:=POWER([.C2944]-6.75;2)" office:value-type="float" office:value="0.00512516326506837" calcext:value-type="float">
            <text:p>0.0051251633</text:p>
          </table:table-cell>
          <table:table-cell/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6.846251" calcext:value-type="float">
            <text:p>6.846251</text:p>
          </table:table-cell>
          <table:table-cell office:value-type="float" office:value="6.8211401964" calcext:value-type="float">
            <text:p>6.8211401964</text:p>
          </table:table-cell>
          <table:table-cell table:formula="of:=POWER([.C2945]-6.75;2)" office:value-type="float" office:value="0.00506092754383058" calcext:value-type="float">
            <text:p>0.0050609275</text:p>
          </table:table-cell>
          <table:table-cell/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6.845722" calcext:value-type="float">
            <text:p>6.845722</text:p>
          </table:table-cell>
          <table:table-cell office:value-type="float" office:value="6.8206836364" calcext:value-type="float">
            <text:p>6.8206836364</text:p>
          </table:table-cell>
          <table:table-cell table:formula="of:=POWER([.C2946]-6.75;2)" office:value-type="float" office:value="0.00499617645472742" calcext:value-type="float">
            <text:p>0.0049961765</text:p>
          </table:table-cell>
          <table:table-cell/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float" office:value="6.845205" calcext:value-type="float">
            <text:p>6.845205</text:p>
          </table:table-cell>
          <table:table-cell office:value-type="float" office:value="6.820219963" calcext:value-type="float">
            <text:p>6.820219963</text:p>
          </table:table-cell>
          <table:table-cell table:formula="of:=POWER([.C2947]-6.75;2)" office:value-type="float" office:value="0.00493084320372131" calcext:value-type="float">
            <text:p>0.0049308432</text:p>
          </table:table-cell>
          <table:table-cell/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6.844699" calcext:value-type="float">
            <text:p>6.844699</text:p>
          </table:table-cell>
          <table:table-cell office:value-type="float" office:value="6.8197485472" calcext:value-type="float">
            <text:p>6.8197485472</text:p>
          </table:table-cell>
          <table:table-cell table:formula="of:=POWER([.C2948]-6.75;2)" office:value-type="float" office:value="0.00486485983651058" calcext:value-type="float">
            <text:p>0.0048648598</text:p>
          </table:table-cell>
          <table:table-cell/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6.844202" calcext:value-type="float">
            <text:p>6.844202</text:p>
          </table:table-cell>
          <table:table-cell office:value-type="float" office:value="6.8192687308" calcext:value-type="float">
            <text:p>6.8192687308</text:p>
          </table:table-cell>
          <table:table-cell table:formula="of:=POWER([.C2949]-6.75;2)" office:value-type="float" office:value="0.00479815706664289" calcext:value-type="float">
            <text:p>0.0047981571</text:p>
          </table:table-cell>
          <table:table-cell/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6.843713" calcext:value-type="float">
            <text:p>6.843713</text:p>
          </table:table-cell>
          <table:table-cell office:value-type="float" office:value="6.8187798431" calcext:value-type="float">
            <text:p>6.8187798431</text:p>
          </table:table-cell>
          <table:table-cell table:formula="of:=POWER([.C2950]-6.75;2)" office:value-type="float" office:value="0.00473066681686058" calcext:value-type="float">
            <text:p>0.0047306668</text:p>
          </table:table-cell>
          <table:table-cell/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6.843229" calcext:value-type="float">
            <text:p>6.843229</text:p>
          </table:table-cell>
          <table:table-cell office:value-type="float" office:value="6.81828118" calcext:value-type="float">
            <text:p>6.81828118</text:p>
          </table:table-cell>
          <table:table-cell table:formula="of:=POWER([.C2951]-6.75;2)" office:value-type="float" office:value="0.00466231954219235" calcext:value-type="float">
            <text:p>0.0046623195</text:p>
          </table:table-cell>
          <table:table-cell/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6.842747" calcext:value-type="float">
            <text:p>6.842747</text:p>
          </table:table-cell>
          <table:table-cell office:value-type="float" office:value="6.8177720408" calcext:value-type="float">
            <text:p>6.8177720408</text:p>
          </table:table-cell>
          <table:table-cell table:formula="of:=POWER([.C2952]-6.75;2)" office:value-type="float" office:value="0.0045930495141968" calcext:value-type="float">
            <text:p>0.0045930495</text:p>
          </table:table-cell>
          <table:table-cell/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6.842266" calcext:value-type="float">
            <text:p>6.842266</text:p>
          </table:table-cell>
          <table:table-cell office:value-type="float" office:value="6.8172517292" calcext:value-type="float">
            <text:p>6.8172517292</text:p>
          </table:table-cell>
          <table:table-cell table:formula="of:=POWER([.C2953]-6.75;2)" office:value-type="float" office:value="0.00452279508039009" calcext:value-type="float">
            <text:p>0.0045227951</text:p>
          </table:table-cell>
          <table:table-cell/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6.84178" calcext:value-type="float">
            <text:p>6.84178</text:p>
          </table:table-cell>
          <table:table-cell office:value-type="float" office:value="6.8167195106" calcext:value-type="float">
            <text:p>6.8167195106</text:p>
          </table:table-cell>
          <table:table-cell table:formula="of:=POWER([.C2954]-6.75;2)" office:value-type="float" office:value="0.00445149309470358" calcext:value-type="float">
            <text:p>0.0044514931</text:p>
          </table:table-cell>
          <table:table-cell/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float" office:value="6.841288" calcext:value-type="float">
            <text:p>6.841288</text:p>
          </table:table-cell>
          <table:table-cell office:value-type="float" office:value="6.8161747174" calcext:value-type="float">
            <text:p>6.8161747174</text:p>
          </table:table-cell>
          <table:table-cell table:formula="of:=POWER([.C2955]-6.75;2)" office:value-type="float" office:value="0.00437909322296987" calcext:value-type="float">
            <text:p>0.0043790932</text:p>
          </table:table-cell>
          <table:table-cell/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6.840785" calcext:value-type="float">
            <text:p>6.840785</text:p>
          </table:table-cell>
          <table:table-cell office:value-type="float" office:value="6.8156166444" calcext:value-type="float">
            <text:p>6.8156166444</text:p>
          </table:table-cell>
          <table:table-cell table:formula="of:=POWER([.C2956]-6.75;2)" office:value-type="float" office:value="0.0043055440223161" calcext:value-type="float">
            <text:p>0.004305544</text:p>
          </table:table-cell>
          <table:table-cell/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6.840268" calcext:value-type="float">
            <text:p>6.840268</text:p>
          </table:table-cell>
          <table:table-cell office:value-type="float" office:value="6.8150446364" calcext:value-type="float">
            <text:p>6.8150446364</text:p>
          </table:table-cell>
          <table:table-cell table:formula="of:=POWER([.C2957]-6.75;2)" office:value-type="float" office:value="0.00423080472440816" calcext:value-type="float">
            <text:p>0.0042308047</text:p>
          </table:table-cell>
          <table:table-cell/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6.839732" calcext:value-type="float">
            <text:p>6.839732</text:p>
          </table:table-cell>
          <table:table-cell office:value-type="float" office:value="6.8144580465" calcext:value-type="float">
            <text:p>6.8144580465</text:p>
          </table:table-cell>
          <table:table-cell table:formula="of:=POWER([.C2958]-6.75;2)" office:value-type="float" office:value="0.00415483975859622" calcext:value-type="float">
            <text:p>0.0041548398</text:p>
          </table:table-cell>
          <table:table-cell/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6.839175" calcext:value-type="float">
            <text:p>6.839175</text:p>
          </table:table-cell>
          <table:table-cell office:value-type="float" office:value="6.8138562857" calcext:value-type="float">
            <text:p>6.8138562857</text:p>
          </table:table-cell>
          <table:table-cell table:formula="of:=POWER([.C2959]-6.75;2)" office:value-type="float" office:value="0.00407762522340003" calcext:value-type="float">
            <text:p>0.0040776252</text:p>
          </table:table-cell>
          <table:table-cell/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6.83859" calcext:value-type="float">
            <text:p>6.83859</text:p>
          </table:table-cell>
          <table:table-cell office:value-type="float" office:value="6.8132387561" calcext:value-type="float">
            <text:p>6.8132387561</text:p>
          </table:table-cell>
          <table:table-cell table:formula="of:=POWER([.C2960]-6.75;2)" office:value-type="float" office:value="0.00399914027307535" calcext:value-type="float">
            <text:p>0.0039991403</text:p>
          </table:table-cell>
          <table:table-cell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6.837976" calcext:value-type="float">
            <text:p>6.837976</text:p>
          </table:table-cell>
          <table:table-cell office:value-type="float" office:value="6.812604975" calcext:value-type="float">
            <text:p>6.812604975</text:p>
          </table:table-cell>
          <table:table-cell table:formula="of:=POWER([.C2961]-6.75;2)" office:value-type="float" office:value="0.00391938289475065" calcext:value-type="float">
            <text:p>0.0039193829</text:p>
          </table:table-cell>
          <table:table-cell/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6.837328" calcext:value-type="float">
            <text:p>6.837328</text:p>
          </table:table-cell>
          <table:table-cell office:value-type="float" office:value="6.8119544359" calcext:value-type="float">
            <text:p>6.8119544359</text:p>
          </table:table-cell>
          <table:table-cell table:formula="of:=POWER([.C2962]-6.75;2)" office:value-type="float" office:value="0.00383835212768717" calcext:value-type="float">
            <text:p>0.0038383521</text:p>
          </table:table-cell>
          <table:table-cell/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float" office:value="6.836642" calcext:value-type="float">
            <text:p>6.836642</text:p>
          </table:table-cell>
          <table:table-cell office:value-type="float" office:value="6.8112867105" calcext:value-type="float">
            <text:p>6.8112867105</text:p>
          </table:table-cell>
          <table:table-cell table:formula="of:=POWER([.C2963]-6.75;2)" office:value-type="float" office:value="0.00375606088391082" calcext:value-type="float">
            <text:p>0.0037560609</text:p>
          </table:table-cell>
          <table:table-cell/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float" office:value="6.835915" calcext:value-type="float">
            <text:p>6.835915</text:p>
          </table:table-cell>
          <table:table-cell office:value-type="float" office:value="6.8106014324" calcext:value-type="float">
            <text:p>6.8106014324</text:p>
          </table:table-cell>
          <table:table-cell table:formula="of:=POWER([.C2964]-6.75;2)" office:value-type="float" office:value="0.00367253360893182" calcext:value-type="float">
            <text:p>0.0036725336</text:p>
          </table:table-cell>
          <table:table-cell/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6.835143" calcext:value-type="float">
            <text:p>6.835143</text:p>
          </table:table-cell>
          <table:table-cell office:value-type="float" office:value="6.8098982778" calcext:value-type="float">
            <text:p>6.8098982778</text:p>
          </table:table-cell>
          <table:table-cell table:formula="of:=POWER([.C2965]-6.75;2)" office:value-type="float" office:value="0.00358780368340601" calcext:value-type="float">
            <text:p>0.0035878037</text:p>
          </table:table-cell>
          <table:table-cell/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6.834324" calcext:value-type="float">
            <text:p>6.834324</text:p>
          </table:table-cell>
          <table:table-cell office:value-type="float" office:value="6.809177" calcext:value-type="float">
            <text:p>6.809177</text:p>
          </table:table-cell>
          <table:table-cell table:formula="of:=POWER([.C2966]-6.75;2)" office:value-type="float" office:value="0.003501917329" calcext:value-type="float">
            <text:p>0.0035019173</text:p>
          </table:table-cell>
          <table:table-cell/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float" office:value="6.833455" calcext:value-type="float">
            <text:p>6.833455</text:p>
          </table:table-cell>
          <table:table-cell office:value-type="float" office:value="6.8084373824" calcext:value-type="float">
            <text:p>6.8084373824</text:p>
          </table:table-cell>
          <table:table-cell table:formula="of:=POWER([.C2967]-6.75;2)" office:value-type="float" office:value="0.00341492766176385" calcext:value-type="float">
            <text:p>0.0034149277</text:p>
          </table:table-cell>
          <table:table-cell/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6.832533" calcext:value-type="float">
            <text:p>6.832533</text:p>
          </table:table-cell>
          <table:table-cell office:value-type="float" office:value="6.8076792727" calcext:value-type="float">
            <text:p>6.8076792727</text:p>
          </table:table-cell>
          <table:table-cell table:formula="of:=POWER([.C2968]-6.75;2)" office:value-type="float" office:value="0.00332689849920093" calcext:value-type="float">
            <text:p>0.0033268985</text:p>
          </table:table-cell>
          <table:table-cell/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6.831556" calcext:value-type="float">
            <text:p>6.831556</text:p>
          </table:table-cell>
          <table:table-cell office:value-type="float" office:value="6.8069025938" calcext:value-type="float">
            <text:p>6.8069025938</text:p>
          </table:table-cell>
          <table:table-cell table:formula="of:=POWER([.C2969]-6.75;2)" office:value-type="float" office:value="0.00323790518116783" calcext:value-type="float">
            <text:p>0.0032379052</text:p>
          </table:table-cell>
          <table:table-cell/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float" office:value="6.830522" calcext:value-type="float">
            <text:p>6.830522</text:p>
          </table:table-cell>
          <table:table-cell office:value-type="float" office:value="6.8061073226" calcext:value-type="float">
            <text:p>6.8061073226</text:p>
          </table:table-cell>
          <table:table-cell table:formula="of:=POWER([.C2970]-6.75;2)" office:value-type="float" office:value="0.00314803164934047" calcext:value-type="float">
            <text:p>0.0031480316</text:p>
          </table:table-cell>
          <table:table-cell/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6.829429" calcext:value-type="float">
            <text:p>6.829429</text:p>
          </table:table-cell>
          <table:table-cell office:value-type="float" office:value="6.8052935" calcext:value-type="float">
            <text:p>6.8052935</text:p>
          </table:table-cell>
          <table:table-cell table:formula="of:=POWER([.C2971]-6.75;2)" office:value-type="float" office:value="0.00305737114225004" calcext:value-type="float">
            <text:p>0.0030573711</text:p>
          </table:table-cell>
          <table:table-cell/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float" office:value="6.828277" calcext:value-type="float">
            <text:p>6.828277</text:p>
          </table:table-cell>
          <table:table-cell office:value-type="float" office:value="6.8044612414" calcext:value-type="float">
            <text:p>6.8044612414</text:p>
          </table:table-cell>
          <table:table-cell table:formula="of:=POWER([.C2972]-6.75;2)" office:value-type="float" office:value="0.00296602681482911" calcext:value-type="float">
            <text:p>0.0029660268</text:p>
          </table:table-cell>
          <table:table-cell/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6.827065" calcext:value-type="float">
            <text:p>6.827065</text:p>
          </table:table-cell>
          <table:table-cell office:value-type="float" office:value="6.8036106786" calcext:value-type="float">
            <text:p>6.8036106786</text:p>
          </table:table-cell>
          <table:table-cell table:formula="of:=POWER([.C2973]-6.75;2)" office:value-type="float" office:value="0.00287410485995251" calcext:value-type="float">
            <text:p>0.0028741049</text:p>
          </table:table-cell>
          <table:table-cell/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6.825792" calcext:value-type="float">
            <text:p>6.825792</text:p>
          </table:table-cell>
          <table:table-cell office:value-type="float" office:value="6.802742" calcext:value-type="float">
            <text:p>6.802742</text:p>
          </table:table-cell>
          <table:table-cell table:formula="of:=POWER([.C2974]-6.75;2)" office:value-type="float" office:value="0.00278171856400003" calcext:value-type="float">
            <text:p>0.0027817186</text:p>
          </table:table-cell>
          <table:table-cell/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float" office:value="6.824458" calcext:value-type="float">
            <text:p>6.824458</text:p>
          </table:table-cell>
          <table:table-cell office:value-type="float" office:value="6.8018554615" calcext:value-type="float">
            <text:p>6.8018554615</text:p>
          </table:table-cell>
          <table:table-cell table:formula="of:=POWER([.C2975]-6.75;2)" office:value-type="float" office:value="0.00268898888737796" calcext:value-type="float">
            <text:p>0.0026889889</text:p>
          </table:table-cell>
          <table:table-cell/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6.823064" calcext:value-type="float">
            <text:p>6.823064</text:p>
          </table:table-cell>
          <table:table-cell office:value-type="float" office:value="6.80095136" calcext:value-type="float">
            <text:p>6.80095136</text:p>
          </table:table-cell>
          <table:table-cell table:formula="of:=POWER([.C2976]-6.75;2)" office:value-type="float" office:value="0.0025960410858496" calcext:value-type="float">
            <text:p>0.0025960411</text:p>
          </table:table-cell>
          <table:table-cell/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6.821609" calcext:value-type="float">
            <text:p>6.821609</text:p>
          </table:table-cell>
          <table:table-cell office:value-type="float" office:value="6.80003" calcext:value-type="float">
            <text:p>6.80003</text:p>
          </table:table-cell>
          <table:table-cell table:formula="of:=POWER([.C2977]-6.75;2)" office:value-type="float" office:value="0.00250300089999996" calcext:value-type="float">
            <text:p>0.0025030009</text:p>
          </table:table-cell>
          <table:table-cell/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6.820094" calcext:value-type="float">
            <text:p>6.820094</text:p>
          </table:table-cell>
          <table:table-cell office:value-type="float" office:value="6.7990917826" calcext:value-type="float">
            <text:p>6.7990917826</text:p>
          </table:table-cell>
          <table:table-cell table:formula="of:=POWER([.C2978]-6.75;2)" office:value-type="float" office:value="0.00241000311884563" calcext:value-type="float">
            <text:p>0.0024100031</text:p>
          </table:table-cell>
          <table:table-cell/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float" office:value="6.818522" calcext:value-type="float">
            <text:p>6.818522</text:p>
          </table:table-cell>
          <table:table-cell office:value-type="float" office:value="6.7981371364" calcext:value-type="float">
            <text:p>6.7981371364</text:p>
          </table:table-cell>
          <table:table-cell table:formula="of:=POWER([.C2979]-6.75;2)" office:value-type="float" office:value="0.00231718390079223" calcext:value-type="float">
            <text:p>0.0023171839</text:p>
          </table:table-cell>
          <table:table-cell/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6.816892" calcext:value-type="float">
            <text:p>6.816892</text:p>
          </table:table-cell>
          <table:table-cell office:value-type="float" office:value="6.7971664286" calcext:value-type="float">
            <text:p>6.7971664286</text:p>
          </table:table-cell>
          <table:table-cell table:formula="of:=POWER([.C2980]-6.75;2)" office:value-type="float" office:value="0.00222467198687887" calcext:value-type="float">
            <text:p>0.002224672</text:p>
          </table:table-cell>
          <table:table-cell/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6.815206" calcext:value-type="float">
            <text:p>6.815206</text:p>
          </table:table-cell>
          <table:table-cell office:value-type="float" office:value="6.79618015" calcext:value-type="float">
            <text:p>6.79618015</text:p>
          </table:table-cell>
          <table:table-cell table:formula="of:=POWER([.C2981]-6.75;2)" office:value-type="float" office:value="0.00213260625402247" calcext:value-type="float">
            <text:p>0.0021326063</text:p>
          </table:table-cell>
          <table:table-cell/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float" office:value="6.813466" calcext:value-type="float">
            <text:p>6.813466</text:p>
          </table:table-cell>
          <table:table-cell office:value-type="float" office:value="6.7951787895" calcext:value-type="float">
            <text:p>6.7951787895</text:p>
          </table:table-cell>
          <table:table-cell table:formula="of:=POWER([.C2982]-6.75;2)" office:value-type="float" office:value="0.00204112302068527" calcext:value-type="float">
            <text:p>0.002041123</text:p>
          </table:table-cell>
          <table:table-cell/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6.811674" calcext:value-type="float">
            <text:p>6.811674</text:p>
          </table:table-cell>
          <table:table-cell office:value-type="float" office:value="6.7941628333" calcext:value-type="float">
            <text:p>6.7941628333</text:p>
          </table:table-cell>
          <table:table-cell table:formula="of:=POWER([.C2983]-6.75;2)" office:value-type="float" office:value="0.00195035584508356" calcext:value-type="float">
            <text:p>0.0019503558</text:p>
          </table:table-cell>
          <table:table-cell/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float" office:value="6.809832" calcext:value-type="float">
            <text:p>6.809832</text:p>
          </table:table-cell>
          <table:table-cell office:value-type="float" office:value="6.7931327647" calcext:value-type="float">
            <text:p>6.7931327647</text:p>
          </table:table-cell>
          <table:table-cell table:formula="of:=POWER([.C2984]-6.75;2)" office:value-type="float" office:value="0.00186043539066558" calcext:value-type="float">
            <text:p>0.0018604354</text:p>
          </table:table-cell>
          <table:table-cell/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6.807942" calcext:value-type="float">
            <text:p>6.807942</text:p>
          </table:table-cell>
          <table:table-cell office:value-type="float" office:value="6.7920890625" calcext:value-type="float">
            <text:p>6.7920890625</text:p>
          </table:table-cell>
          <table:table-cell table:formula="of:=POWER([.C2985]-6.75;2)" office:value-type="float" office:value="0.00177148918212888" calcext:value-type="float">
            <text:p>0.0017714892</text:p>
          </table:table-cell>
          <table:table-cell/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6.806005" calcext:value-type="float">
            <text:p>6.806005</text:p>
          </table:table-cell>
          <table:table-cell office:value-type="float" office:value="6.7910322" calcext:value-type="float">
            <text:p>6.7910322</text:p>
          </table:table-cell>
          <table:table-cell table:formula="of:=POWER([.C2986]-6.75;2)" office:value-type="float" office:value="0.00168364143684001" calcext:value-type="float">
            <text:p>0.0016836414</text:p>
          </table:table-cell>
          <table:table-cell/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float" office:value="6.804024" calcext:value-type="float">
            <text:p>6.804024</text:p>
          </table:table-cell>
          <table:table-cell office:value-type="float" office:value="6.7899627143" calcext:value-type="float">
            <text:p>6.7899627143</text:p>
          </table:table-cell>
          <table:table-cell table:formula="of:=POWER([.C2987]-6.75;2)" office:value-type="float" office:value="0.0015970185342234" calcext:value-type="float">
            <text:p>0.0015970185</text:p>
          </table:table-cell>
          <table:table-cell/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float" office:value="6.802" calcext:value-type="float">
            <text:p>6.802</text:p>
          </table:table-cell>
          <table:table-cell office:value-type="float" office:value="6.7888810769" calcext:value-type="float">
            <text:p>6.7888810769</text:p>
          </table:table-cell>
          <table:table-cell table:formula="of:=POWER([.C2988]-6.75;2)" office:value-type="float" office:value="0.00151173814090372" calcext:value-type="float">
            <text:p>0.0015117381</text:p>
          </table:table-cell>
          <table:table-cell/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6.799937" calcext:value-type="float">
            <text:p>6.799937</text:p>
          </table:table-cell>
          <table:table-cell office:value-type="float" office:value="6.7877878333" calcext:value-type="float">
            <text:p>6.7877878333</text:p>
          </table:table-cell>
          <table:table-cell table:formula="of:=POWER([.C2989]-6.75;2)" office:value-type="float" office:value="0.00142792034550862" calcext:value-type="float">
            <text:p>0.0014279203</text:p>
          </table:table-cell>
          <table:table-cell/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float" office:value="6.797836" calcext:value-type="float">
            <text:p>6.797836</text:p>
          </table:table-cell>
          <table:table-cell office:value-type="float" office:value="6.7866833636" calcext:value-type="float">
            <text:p>6.7866833636</text:p>
          </table:table-cell>
          <table:table-cell table:formula="of:=POWER([.C2990]-6.75;2)" office:value-type="float" office:value="0.0013456691650098" calcext:value-type="float">
            <text:p>0.0013456692</text:p>
          </table:table-cell>
          <table:table-cell/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6.795698" calcext:value-type="float">
            <text:p>6.795698</text:p>
          </table:table-cell>
          <table:table-cell office:value-type="float" office:value="6.7855681" calcext:value-type="float">
            <text:p>6.7855681</text:p>
          </table:table-cell>
          <table:table-cell table:formula="of:=POWER([.C2991]-6.75;2)" office:value-type="float" office:value="0.00126508973760999" calcext:value-type="float">
            <text:p>0.0012650897</text:p>
          </table:table-cell>
          <table:table-cell/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float" office:value="6.793527" calcext:value-type="float">
            <text:p>6.793527</text:p>
          </table:table-cell>
          <table:table-cell office:value-type="float" office:value="6.7844425556" calcext:value-type="float">
            <text:p>6.7844425556</text:p>
          </table:table-cell>
          <table:table-cell table:formula="of:=POWER([.C2992]-6.75;2)" office:value-type="float" office:value="0.0011862896362591" calcext:value-type="float">
            <text:p>0.0011862896</text:p>
          </table:table-cell>
          <table:table-cell/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6.791323" calcext:value-type="float">
            <text:p>6.791323</text:p>
          </table:table-cell>
          <table:table-cell office:value-type="float" office:value="6.783307" calcext:value-type="float">
            <text:p>6.783307</text:p>
          </table:table-cell>
          <table:table-cell table:formula="of:=POWER([.C2993]-6.75;2)" office:value-type="float" office:value="0.00110935624899998" calcext:value-type="float">
            <text:p>0.0011093562</text:p>
          </table:table-cell>
          <table:table-cell/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float" office:value="6.789088" calcext:value-type="float">
            <text:p>6.789088</text:p>
          </table:table-cell>
          <table:table-cell office:value-type="float" office:value="6.7821618571" calcext:value-type="float">
            <text:p>6.7821618571</text:p>
          </table:table-cell>
          <table:table-cell table:formula="of:=POWER([.C2994]-6.75;2)" office:value-type="float" office:value="0.00103438505212083" calcext:value-type="float">
            <text:p>0.0010343851</text:p>
          </table:table-cell>
          <table:table-cell/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6.786823" calcext:value-type="float">
            <text:p>6.786823</text:p>
          </table:table-cell>
          <table:table-cell office:value-type="float" office:value="6.7810075" calcext:value-type="float">
            <text:p>6.7810075</text:p>
          </table:table-cell>
          <table:table-cell table:formula="of:=POWER([.C2995]-6.75;2)" office:value-type="float" office:value="0.000961465056250018" calcext:value-type="float">
            <text:p>0.0009614651</text:p>
          </table:table-cell>
          <table:table-cell/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6.784531" calcext:value-type="float">
            <text:p>6.784531</text:p>
          </table:table-cell>
          <table:table-cell office:value-type="float" office:value="6.7798444" calcext:value-type="float">
            <text:p>6.7798444</text:p>
          </table:table-cell>
          <table:table-cell table:formula="of:=POWER([.C2996]-6.75;2)" office:value-type="float" office:value="0.00089068821136" calcext:value-type="float">
            <text:p>0.0008906882</text:p>
          </table:table-cell>
          <table:table-cell/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6.782213" calcext:value-type="float">
            <text:p>6.782213</text:p>
          </table:table-cell>
          <table:table-cell office:value-type="float" office:value="6.77867275" calcext:value-type="float">
            <text:p>6.77867275</text:p>
          </table:table-cell>
          <table:table-cell table:formula="of:=POWER([.C2997]-6.75;2)" office:value-type="float" office:value="0.000822126592562508" calcext:value-type="float">
            <text:p>0.0008221266</text:p>
          </table:table-cell>
          <table:table-cell/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6.779869" calcext:value-type="float">
            <text:p>6.779869</text:p>
          </table:table-cell>
          <table:table-cell office:value-type="float" office:value="6.7774926667" calcext:value-type="float">
            <text:p>6.7774926667</text:p>
          </table:table-cell>
          <table:table-cell table:formula="of:=POWER([.C2998]-6.75;2)" office:value-type="float" office:value="0.000755846722277274" calcext:value-type="float">
            <text:p>0.0007558467</text:p>
          </table:table-cell>
          <table:table-cell/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float" office:value="6.7775" calcext:value-type="float">
            <text:p>6.7775</text:p>
          </table:table-cell>
          <table:table-cell office:value-type="float" office:value="6.7763045" calcext:value-type="float">
            <text:p>6.7763045</text:p>
          </table:table-cell>
          <table:table-cell table:formula="of:=POWER([.C2999]-6.75;2)" office:value-type="float" office:value="0.000691926720250009" calcext:value-type="float">
            <text:p>0.0006919267</text:p>
          </table:table-cell>
          <table:table-cell/>
        </table:table-row>
        <table:table-row table:style-name="ro1">
          <table:table-cell office:value-type="float" office:value="2999" calcext:value-type="float">
            <text:p>2999</text:p>
          </table:table-cell>
          <table:table-cell table:number-columns-repeated="2" office:value-type="float" office:value="6.775109" calcext:value-type="float">
            <text:p>6.775109</text:p>
          </table:table-cell>
          <table:table-cell table:formula="of:=POWER([.C3000]-6.75;2)" office:value-type="float" office:value="0.00063046188099998" calcext:value-type="float">
            <text:p>0.0006304619</text:p>
          </table:table-cell>
          <table:table-cell/>
        </table:table-row>
        <table:table-row table:style-name="ro1">
          <table:table-cell table:number-columns-repeated="3"/>
          <table:table-cell table:formula="of:=POWER([.C300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0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0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0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0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0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0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0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0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6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6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6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6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6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6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6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6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6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6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7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7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7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7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7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7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7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7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7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7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8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8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8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8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8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8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8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8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8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8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9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9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9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9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9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9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9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9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9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9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0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0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0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0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0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0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0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0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0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0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1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1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1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1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1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1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1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1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1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1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2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2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2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2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2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2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2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2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2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2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3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3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3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3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3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3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3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3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3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3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4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4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4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4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4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4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4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4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4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4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5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5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5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5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5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5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5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5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5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5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6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6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6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6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6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6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6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6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6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6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7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7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7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7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7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7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7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7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7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7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8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8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8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8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8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8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8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8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8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8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9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9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9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9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9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9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9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9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9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19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0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0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0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0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0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0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0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0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0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0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1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1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1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1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1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1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1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1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1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1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2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2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2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2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2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2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2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2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2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2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3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3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3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3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3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3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3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3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3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3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4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4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4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4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4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4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4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4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4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249]-6.75;2)" office:value-type="float" office:value="45.5625" calcext:value-type="float">
            <text:p>45.56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5T23:37:03.492762245</dc:date>
    <meta:document-statistic meta:table-count="1" meta:cell-count="11506" meta:object-count="0"/>
    <meta:generator>LibreOffice/4.2.7.2$Linux_X86_64 LibreOffice_project/420m0$Build-2</meta:generator>
  </office:meta>
</office:document-meta>
</file>